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tex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15" manifest:media-type="application/vnd.sun.star.oleobject"/>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10"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1"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5" manifest:media-type=""/>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styles.xml" manifest:media-type="text/xml"/>
  <manifest:file-entry manifest:full-path="Object 14/content.xml" manifest:media-type="text/xml"/>
  <manifest:file-entry manifest:full-path="Object 14/settings.xml" manifest:media-type="text/xml"/>
  <manifest:file-entry manifest:full-path="Object 14/manifest.rdf" manifest:media-type="application/rdf+xml"/>
  <manifest:file-entry manifest:full-path="Object 14/Pictures/2000004300015C320001F13BD5B04698.wmf" manifest:media-type=""/>
  <manifest:file-entry manifest:full-path="Object 14/Pictures/2000007B00015C320001F13B1FAE8493.wmf" manifest:media-type=""/>
  <manifest:file-entry manifest:full-path="Object 14/"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text"/>
  <manifest:file-entry manifest:full-path="settings.xml" manifest:media-type="text/xml"/>
  <manifest:file-entry manifest:full-path="Pictures/20000098000064B600003C6E54F641A45B7746DC.wmf" manifest:media-type="image/x-wmf"/>
  <manifest:file-entry manifest:full-path="Pictures/TablePreview1.svm" manifest:media-type=""/>
  <manifest:file-entry manifest:full-path="Pictures/TablePreview2.svm" manifest:media-type=""/>
  <manifest:file-entry manifest:full-path="Pictures/10000000000000CF0000002447DA8BDB69AE4D5C.jpg" manifest:media-type="image/jpe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Arial3" svg:font-family="Arial"/>
    <style:font-face style:name="Tw Cen MT1" svg:font-family="'Tw Cen MT'"/>
    <style:font-face style:name="新細明體2" svg:font-family="新細明體" style:font-family-generic="modern" style:font-pitch="fixed"/>
    <style:font-face style:name="Arial2" svg:font-family="Arial" style:font-pitch="variable"/>
    <style:font-face style:name="Liberation Serif1" svg:font-family="'Liberation Serif'" style:font-pitch="variable"/>
    <style:font-face style:name="Tw Cen MT" svg:font-family="'Tw Cen MT'" style:font-pitch="variable"/>
    <style:font-face style:name="新細明體1" svg:font-family="新細明體" style:font-family-generic="modern" style:font-pitch="variable"/>
    <style:font-face style:name="Arial1" svg:font-family="Arial" style:font-family-generic="roman" style:font-pitch="variable"/>
    <style:font-face style:name="DejaVu Sans1" svg:font-family="'DejaVu Sans'" style:font-family-generic="roman" style:font-pitch="variable"/>
    <style:font-face style:name="Droid Sans1" svg:font-family="'Droid Sans'"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Ten" svg:font-family="TimesTen" style:font-family-generic="roman" style:font-pitch="variable"/>
    <style:font-face style:name="Tw Cen MT2" svg:font-family="'Tw Cen MT'"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fill-color="#00cc99" draw:textarea-horizontal-align="justify" draw:textarea-vertical-align="top"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4"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 style:family="graphic" style:parent-style-name="standard">
      <style:graphic-properties draw:stroke="none" draw:fill="none" draw:ole-draw-aspect="1"/>
    </style:style>
    <style:style style:name="gr6"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none" draw:fill="none" draw:fill-color="#00cc99" draw:textarea-horizontal-align="justify" draw:textarea-vertical-align="top" draw:auto-grow-height="false" draw:fit-to-size="shrink-to-fit" fo:padding-top="0.13cm" fo:padding-bottom="0.13cm" fo:padding-left="0.25cm" fo:padding-right="0.25cm" fo:wrap-option="wrap" draw:shadow-color="#808080"/>
    </style:style>
    <style:style style:name="gr9"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graphic-properties draw:stroke="none" draw:fill="none" draw:fill-color="#00cc99" draw:textarea-horizontal-align="justify" draw:textarea-vertical-align="top" draw:auto-grow-height="false" draw:fit-to-size="shrink-to-fit" fo:padding-top="0.13cm" fo:padding-bottom="0.13cm" fo:padding-left="0.25cm" fo:padding-right="0.25cm" fo:wrap-option="wrap" draw:shadow-color="#808080"/>
    </style:style>
    <style:style style:name="gr12"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10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1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0"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22" style:family="graphic" style:parent-style-name="standard">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23" style:family="graphic" style:parent-style-name="standard">
      <style:graphic-properties draw:stroke="solid" svg:stroke-width="0.026cm" svg:stroke-color="#009999" draw:stroke-linejoin="miter" draw:fill="solid" draw:fill-color="#009999" draw:textarea-horizontal-align="left" draw:textarea-vertical-align="top" draw:auto-grow-height="false" fo:padding-top="0.13cm" fo:padding-bottom="0.13cm" fo:padding-left="0.25cm" fo:padding-right="0.25cm" fo:wrap-option="wrap"/>
    </style:style>
    <style:style style:name="gr24" style:family="graphic" style:parent-style-name="standard">
      <style:graphic-properties draw:stroke="none" draw:fill="solid" draw:fill-color="#009999" draw:textarea-horizontal-align="justify" draw:textarea-vertical-align="top" draw:auto-grow-height="false" fo:padding-top="0.13cm" fo:padding-bottom="0.13cm" fo:padding-left="0.25cm" fo:padding-right="0.25cm" fo:wrap-option="wrap"/>
    </style:style>
    <style:style style:name="gr25" style:family="graphic" style:parent-style-name="standard">
      <style:graphic-properties draw:stroke="solid" svg:stroke-width="0.079cm" svg:stroke-color="#000000" draw:stroke-linejoin="miter" draw:fill="solid" draw:fill-color="#000000" draw:textarea-horizontal-align="left" draw:textarea-vertical-align="top" draw:auto-grow-height="false" fo:padding-top="0.13cm" fo:padding-bottom="0.13cm" fo:padding-left="0.25cm" fo:padding-right="0.25cm" fo:wrap-option="wrap"/>
    </style:style>
    <style:style style:name="gr26" style:family="graphic" style:parent-style-name="standard">
      <style:graphic-properties draw:stroke="solid" svg:stroke-width="0.053cm" svg:stroke-color="#000000" draw:stroke-linejoin="miter" draw:fill="solid" draw:fill-color="#000000" draw:textarea-horizontal-align="left" draw:textarea-vertical-align="top" draw:auto-grow-height="false" fo:padding-top="0.13cm" fo:padding-bottom="0.13cm" fo:padding-left="0.25cm" fo:padding-right="0.25cm" fo:wrap-option="wrap"/>
    </style:style>
    <style:style style:name="gr27" style:family="graphic" style:parent-style-name="standard">
      <style:graphic-properties draw:stroke="none" draw:fill="none" draw:ole-draw-aspect="1" style:protect="size"/>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29" style:family="graphic" style:parent-style-name="standard">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0"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no-wrap"/>
    </style:style>
    <style:style style:name="gr31" style:family="graphic" style:parent-style-name="standard">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style>
    <style:style style:name="gr32"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33"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4" style:family="graphic" style:parent-style-name="standard">
      <style:graphic-properties draw:stroke="none" draw:fill="none" draw:visible-area-left="0cm" draw:visible-area-top="0cm" draw:visible-area-width="11.542cm" draw:visible-area-height="3.71cm" draw:ole-draw-aspect="1"/>
    </style:style>
    <style:style style:name="pr1" style:family="presentation" style:parent-style-name="Title1-notes">
      <style:graphic-properties draw:stroke="none" draw:fill="none" draw:fill-color="#00cc99" fo:min-height="12.001cm" draw:shadow-color="#808080"/>
    </style:style>
    <style:style style:name="pr2" style:family="presentation" style:parent-style-name="Default-title">
      <style:graphic-properties draw:stroke="none" draw:fill="none" draw:fill-color="#00cc99" draw:textarea-horizontal-align="justify" draw:textarea-vertical-align="middle" draw:auto-grow-height="true" draw:auto-grow-width="false" fo:min-height="2.576cm" fo:min-width="0cm" fo:padding-top="0.13cm" fo:padding-bottom="0.13cm" fo:padding-left="0.25cm" fo:padding-right="0.25cm" fo:wrap-option="wrap" draw:shadow-color="#808080"/>
    </style:style>
    <style:style style:name="pr3" style:family="presentation" style:parent-style-name="Default-outline1">
      <style:graphic-properties draw:stroke="none" draw:fill="none" draw:fill-color="#00cc99" draw:textarea-horizontal-align="justify" draw:textarea-vertical-align="top" draw:auto-grow-height="true" draw:auto-grow-width="false" fo:min-height="13.707cm" fo:min-width="0cm" fo:padding-top="0.13cm" fo:padding-bottom="0.13cm" fo:padding-left="0.25cm" fo:padding-right="0.25cm" fo:wrap-option="wrap" draw:shadow-color="#808080"/>
    </style:style>
    <style:style style:name="pr4" style:family="presentation" style:parent-style-name="Default-notes">
      <style:graphic-properties draw:stroke="none" draw:fill="none" draw:fill-color="#00cc99" fo:min-height="12.001cm" draw:shadow-color="#808080"/>
    </style:style>
    <style:style style:name="pr5" style:family="presentation" style:parent-style-name="Default-title">
      <style:graphic-properties draw:stroke="none" draw:fill="none" draw:fill-color="#00cc99" draw:textarea-horizontal-align="justify" draw:textarea-vertical-align="middle" draw:auto-grow-height="true" draw:auto-grow-width="false" fo:min-height="2.069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00cc99" draw:textarea-horizontal-align="justify" draw:textarea-vertical-align="top" draw:auto-grow-height="true" draw:auto-grow-width="false" fo:min-height="13.349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00cc99" draw:textarea-horizontal-align="justify" draw:textarea-vertical-align="top" draw:auto-grow-height="true" draw:auto-grow-width="false" fo:min-height="13.593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00cc99" draw:textarea-horizontal-align="justify" draw:textarea-vertical-align="top" draw:auto-grow-height="true" draw:auto-grow-width="false" fo:min-height="14.939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00cc99" draw:textarea-horizontal-align="justify" draw:textarea-vertical-align="top" draw:auto-grow-height="true" draw:auto-grow-width="false" fo:min-height="5.875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00cc99" draw:textarea-horizontal-align="justify" draw:textarea-vertical-align="top" draw:auto-grow-height="true" draw:auto-grow-width="false" fo:min-height="14.803cm" fo:min-width="0cm" fo:padding-top="0.13cm" fo:padding-bottom="0.13cm" fo:padding-left="0.25cm" fo:padding-right="0.25cm" fo:wrap-option="wrap" draw:shadow-color="#808080"/>
    </style:style>
    <style:style style:name="pr11" style:family="presentation" style:parent-style-name="Default-notes">
      <style:graphic-properties draw:stroke="none" draw:fill="none" draw:fill-color="#00cc99" draw:textarea-horizontal-align="justify" draw:textarea-vertical-align="top" draw:auto-grow-height="true" draw:auto-grow-width="false" fo:min-height="11.716cm" fo:min-width="0cm" fo:padding-top="0.142cm" fo:padding-bottom="0.142cm" fo:padding-left="0.283cm" fo:padding-right="0.283cm" fo:wrap-option="wrap" draw:shadow-color="#808080"/>
    </style:style>
    <style:style style:name="pr12" style:family="presentation" style:parent-style-name="Default-outline1">
      <style:graphic-properties draw:stroke="none" draw:fill="none" draw:fill-color="#00cc99" draw:textarea-horizontal-align="justify" draw:textarea-vertical-align="top" draw:auto-grow-height="true" draw:auto-grow-width="false" fo:min-height="14.05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00cc99" draw:textarea-horizontal-align="justify" draw:textarea-vertical-align="top" draw:auto-grow-height="true" draw:auto-grow-width="false" fo:min-height="13.706cm" fo:min-width="0cm" fo:padding-top="0.13cm" fo:padding-bottom="0.13cm" fo:padding-left="0.25cm" fo:padding-right="0.25cm" fo:wrap-option="wrap" draw:shadow-color="#808080"/>
    </style:style>
    <style:style style:name="pr14" style:family="presentation" style:parent-style-name="Default-outline1">
      <style:graphic-properties draw:stroke="none" draw:fill="none" draw:fill-color="#00cc99" draw:textarea-horizontal-align="justify" draw:textarea-vertical-align="top" draw:auto-grow-height="true" draw:auto-grow-width="false" fo:min-height="3.759cm" fo:min-width="0cm" fo:padding-top="0.13cm" fo:padding-bottom="0.13cm" fo:padding-left="0.25cm" fo:padding-right="0.25cm" fo:wrap-option="wrap" draw:shadow-color="#808080"/>
    </style:style>
    <style:style style:name="pr15" style:family="presentation" style:parent-style-name="Default-outline1">
      <style:graphic-properties draw:stroke="none" draw:fill="none" draw:fill-color="#00cc99" draw:textarea-horizontal-align="justify" draw:textarea-vertical-align="top" draw:auto-grow-height="true" draw:auto-grow-width="false" fo:min-height="13.819cm" fo:min-width="0cm" fo:padding-top="0.13cm" fo:padding-bottom="0.13cm" fo:padding-left="0.25cm" fo:padding-right="0.25cm" fo:wrap-option="wrap" draw:shadow-color="#808080"/>
    </style:style>
    <style:style style:name="pr16" style:family="presentation" style:parent-style-name="Default-title">
      <style:graphic-properties draw:stroke="none" draw:fill="none" draw:fill-color="#00cc99" draw:textarea-horizontal-align="justify" draw:textarea-vertical-align="middle" draw:auto-grow-height="true" draw:auto-grow-width="false" fo:min-height="2.709cm" fo:min-width="0cm" fo:padding-top="0.13cm" fo:padding-bottom="0.13cm" fo:padding-left="0.25cm" fo:padding-right="0.25cm" fo:wrap-option="wrap" draw:shadow-color="#808080"/>
    </style:style>
    <style:style style:name="pr17" style:family="presentation" style:parent-style-name="Default-outline1">
      <style:graphic-properties draw:stroke="none" draw:fill="none" draw:fill-color="#00cc99" draw:textarea-horizontal-align="justify" draw:textarea-vertical-align="top" draw:auto-grow-height="true" draw:auto-grow-width="false" fo:min-height="12.983cm" fo:min-width="0cm" fo:padding-top="0.13cm" fo:padding-bottom="0.13cm" fo:padding-left="0.25cm" fo:padding-right="0.25cm" fo:wrap-option="wrap" draw:shadow-color="#808080"/>
    </style:style>
    <style:style style:name="pr18" style:family="presentation" style:parent-style-name="Default-outline1">
      <style:graphic-properties draw:stroke="none" draw:fill="none" draw:fill-color="#00cc99" draw:textarea-horizontal-align="justify" draw:textarea-vertical-align="top" draw:auto-grow-height="true" draw:auto-grow-width="false" fo:min-height="12.924cm" fo:min-width="0cm" fo:padding-top="0.13cm" fo:padding-bottom="0.13cm" fo:padding-left="0.25cm" fo:padding-right="0.25cm" fo:wrap-option="wrap" draw:shadow-color="#808080"/>
    </style:style>
    <style:style style:name="pr19" style:family="presentation" style:parent-style-name="Default-outline1">
      <style:graphic-properties draw:stroke="none" draw:fill="none" draw:fill-color="#00cc99" draw:textarea-horizontal-align="justify" draw:textarea-vertical-align="top" draw:auto-grow-height="true" draw:auto-grow-width="false" fo:min-height="12.864cm" fo:min-width="0cm" fo:padding-top="0.13cm" fo:padding-bottom="0.13cm" fo:padding-left="0.25cm" fo:padding-right="0.25cm" fo:wrap-option="wrap" draw:shadow-color="#808080"/>
    </style:style>
    <style:style style:name="pr20" style:family="presentation" style:parent-style-name="Default-notes">
      <style:graphic-properties draw:stroke="none" draw:fill="none" draw:fill-color="#00cc99" draw:textarea-horizontal-align="justify" draw:textarea-vertical-align="top" draw:auto-grow-height="true" draw:auto-grow-width="false" fo:min-height="15.869cm" fo:min-width="0cm" fo:padding-top="0.142cm" fo:padding-bottom="0.142cm" fo:padding-left="0.283cm" fo:padding-right="0.283cm" fo:wrap-option="wrap" draw:shadow-color="#808080"/>
    </style:style>
    <style:style style:name="pr21" style:family="presentation" style:parent-style-name="Default-outline1">
      <style:graphic-properties draw:stroke="none" draw:fill="none" draw:fill-color="#00cc99" draw:textarea-horizontal-align="justify" draw:textarea-vertical-align="top" draw:auto-grow-height="true" draw:auto-grow-width="false" fo:min-height="13.918cm" fo:min-width="0cm" fo:padding-top="0.13cm" fo:padding-bottom="0.13cm" fo:padding-left="0.25cm" fo:padding-right="0.25cm" fo:wrap-option="wrap" draw:shadow-color="#808080"/>
    </style:style>
    <style:style style:name="pr22" style:family="presentation" style:parent-style-name="Default-outline1">
      <style:graphic-properties draw:stroke="none" draw:fill="none" draw:fill-color="#00cc99" draw:textarea-horizontal-align="justify" draw:textarea-vertical-align="top" draw:auto-grow-height="true" draw:auto-grow-width="false" fo:min-height="14.204cm" fo:min-width="0cm" fo:padding-top="0.13cm" fo:padding-bottom="0.13cm" fo:padding-left="0.25cm" fo:padding-right="0.25cm" fo:wrap-option="wrap" draw:shadow-color="#808080"/>
    </style:style>
    <style:style style:name="pr23"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1.74cm" fo:min-width="0cm" fo:padding-top="0.132cm" fo:padding-bottom="0.132cm" fo:padding-left="0.265cm" fo:padding-right="0.265cm" fo:wrap-option="wrap"/>
    </style:style>
    <style:style style:name="pr24" style:family="presentation" style:parent-style-name="Default-outline1">
      <style:graphic-properties draw:stroke="none" draw:fill="none" draw:fill-color="#00cc99" draw:textarea-horizontal-align="justify" draw:textarea-vertical-align="top" draw:auto-grow-height="true" draw:auto-grow-width="false" fo:min-height="14.2cm" fo:min-width="0cm" fo:padding-top="0.13cm" fo:padding-bottom="0.13cm" fo:padding-left="0.25cm" fo:padding-right="0.25cm" fo:wrap-option="wrap" draw:shadow-color="#808080"/>
    </style:style>
    <style:style style:name="pr25" style:family="presentation" style:parent-style-name="Default-notes">
      <style:graphic-properties draw:stroke="solid" svg:stroke-width="0.026cm" svg:stroke-color="#000000" draw:stroke-linejoin="miter" draw:fill="solid" draw:fill-color="#ffffff" fo:min-height="12.005cm" fo:padding-top="0.013cm" fo:padding-bottom="0.013cm" fo:padding-left="0.013cm" fo:padding-right="0.013cm"/>
    </style:style>
    <style:style style:name="pr26" style:family="presentation" style:parent-style-name="Default-outline1">
      <style:graphic-properties draw:stroke="none" draw:fill="none" draw:fill-color="#00cc99" draw:textarea-horizontal-align="justify" draw:textarea-vertical-align="top" draw:auto-grow-height="true" draw:auto-grow-width="false" fo:min-height="15.347cm" fo:min-width="0cm" fo:padding-top="0.13cm" fo:padding-bottom="0.13cm" fo:padding-left="0.25cm" fo:padding-right="0.25cm" fo:wrap-option="wrap" draw:shadow-color="#808080"/>
    </style:style>
    <style:style style:name="pr27" style:family="presentation" style:parent-style-name="Default-outline1">
      <style:graphic-properties draw:stroke="none" draw:fill="none" draw:fill-color="#00cc99" draw:textarea-horizontal-align="justify" draw:textarea-vertical-align="top" draw:auto-grow-height="true" draw:auto-grow-width="false" fo:min-height="14.971cm" fo:min-width="0cm" fo:padding-top="0.13cm" fo:padding-bottom="0.13cm" fo:padding-left="0.25cm" fo:padding-right="0.25cm" fo:wrap-option="wrap" draw:shadow-color="#808080"/>
    </style:style>
    <style:style style:name="pr28" style:family="presentation" style:parent-style-name="Default-outline1">
      <style:graphic-properties draw:stroke="none" draw:fill="none" draw:fill-color="#00cc99" draw:textarea-horizontal-align="justify" draw:textarea-vertical-align="top" draw:auto-grow-height="true" draw:auto-grow-width="false" fo:min-height="14.392cm" fo:min-width="0cm" fo:padding-top="0.13cm" fo:padding-bottom="0.13cm" fo:padding-left="0.25cm" fo:padding-right="0.25cm" fo:wrap-option="wrap" draw:shadow-color="#808080"/>
    </style:style>
    <style:style style:name="pr29" style:family="presentation" style:parent-style-name="Default-outline1">
      <style:graphic-properties draw:stroke="none" draw:fill="none" draw:fill-color="#00cc99" draw:textarea-horizontal-align="justify" draw:textarea-vertical-align="top" draw:auto-grow-height="true" draw:auto-grow-width="false" fo:min-height="14.587cm" fo:min-width="0cm" fo:padding-top="0.13cm" fo:padding-bottom="0.13cm" fo:padding-left="0.25cm" fo:padding-right="0.25cm" fo:wrap-option="wrap" draw:shadow-color="#808080"/>
    </style:style>
    <style:style style:name="pr30" style:family="presentation" style:parent-style-name="Default-outline1">
      <style:graphic-properties draw:stroke="none" draw:fill="none" draw:fill-color="#00cc99" draw:textarea-horizontal-align="justify" draw:textarea-vertical-align="top" draw:auto-grow-height="true" draw:auto-grow-width="false" fo:min-height="15.56cm" fo:min-width="0cm" fo:padding-top="0.13cm" fo:padding-bottom="0.13cm" fo:padding-left="0.25cm" fo:padding-right="0.25cm" fo:wrap-option="wrap" draw:shadow-color="#808080"/>
    </style:style>
    <style:style style:name="pr31" style:family="presentation" style:parent-style-name="Default-outline1">
      <style:graphic-properties draw:stroke="none" draw:fill="none" draw:fill-color="#00cc99" draw:textarea-horizontal-align="justify" draw:textarea-vertical-align="top" draw:auto-grow-height="true" draw:auto-grow-width="false" fo:min-height="13.678cm" fo:min-width="0cm" fo:padding-top="0.13cm" fo:padding-bottom="0.13cm" fo:padding-left="0.25cm" fo:padding-right="0.25cm" fo:wrap-option="wrap" draw:shadow-color="#808080"/>
    </style:style>
    <style:style style:name="pr32" style:family="presentation" style:parent-style-name="Default-outline1">
      <style:graphic-properties draw:stroke="none" draw:fill="none" draw:fill-color="#00cc99" draw:textarea-horizontal-align="justify" draw:textarea-vertical-align="top" draw:auto-grow-height="true" draw:auto-grow-width="false" fo:min-height="15.853cm" fo:min-width="0cm" fo:padding-top="0.13cm" fo:padding-bottom="0.13cm" fo:padding-left="0.25cm" fo:padding-right="0.25cm" fo:wrap-option="wrap" draw:shadow-color="#808080"/>
    </style:style>
    <style:style style:name="pr33" style:family="presentation" style:parent-style-name="Default-outline1">
      <style:graphic-properties draw:stroke="none" draw:fill="none" draw:fill-color="#00cc99" draw:textarea-horizontal-align="justify" draw:textarea-vertical-align="top" draw:auto-grow-height="true" draw:auto-grow-width="false" fo:min-height="5.323cm" fo:min-width="0cm" fo:padding-top="0.13cm" fo:padding-bottom="0.13cm" fo:padding-left="0.25cm" fo:padding-right="0.25cm" fo:wrap-option="wrap" draw:shadow-color="#808080"/>
    </style:style>
    <style:style style:name="pr34" style:family="presentation" style:parent-style-name="Default-outline1">
      <style:graphic-properties draw:stroke="none" draw:fill="none" draw:fill-color="#00cc99" draw:textarea-horizontal-align="justify" draw:textarea-vertical-align="top" draw:auto-grow-height="true" draw:auto-grow-width="false" fo:min-height="18.793cm" fo:min-width="0cm" fo:padding-top="0.13cm" fo:padding-bottom="0.13cm" fo:padding-left="0.25cm" fo:padding-right="0.25cm" fo:wrap-option="wrap" draw:shadow-color="#808080"/>
    </style:style>
    <style:style style:name="pr35" style:family="presentation" style:parent-style-name="Default-outline1">
      <style:graphic-properties draw:stroke="none" draw:fill="none" draw:fill-color="#00cc99" draw:textarea-horizontal-align="justify" draw:textarea-vertical-align="top" draw:auto-grow-height="true" draw:auto-grow-width="false" fo:min-height="14.691cm" fo:min-width="0cm" fo:padding-top="0.13cm" fo:padding-bottom="0.13cm" fo:padding-left="0.25cm" fo:padding-right="0.25cm" fo:wrap-option="wrap" draw:shadow-color="#808080"/>
    </style:style>
    <style:style style:name="pr36" style:family="presentation" style:parent-style-name="Default-outline1">
      <style:graphic-properties draw:stroke="none" draw:fill="none" draw:fill-color="#00cc99" draw:textarea-horizontal-align="justify" draw:textarea-vertical-align="top" draw:auto-grow-height="true" draw:auto-grow-width="false" fo:min-height="15.905cm" fo:min-width="0cm" fo:padding-top="0.13cm" fo:padding-bottom="0.13cm" fo:padding-left="0.25cm" fo:padding-right="0.25cm" fo:wrap-option="wrap" draw:shadow-color="#808080"/>
    </style:style>
    <style:style style:name="pr37" style:family="presentation" style:parent-style-name="Default-outline1">
      <style:graphic-properties draw:stroke="none" draw:fill="none" draw:fill-color="#00cc99" draw:textarea-horizontal-align="justify" draw:textarea-vertical-align="top" draw:auto-grow-height="true" draw:auto-grow-width="false" fo:min-height="13.667cm" fo:min-width="0cm" fo:padding-top="0.13cm" fo:padding-bottom="0.13cm" fo:padding-left="0.25cm" fo:padding-right="0.25cm" fo:wrap-option="wrap" draw:shadow-color="#808080"/>
    </style:style>
    <style:style style:name="pr38" style:family="presentation" style:parent-style-name="Default-outline1">
      <style:graphic-properties draw:stroke="none" draw:fill="none" draw:fill-color="#00cc99" draw:textarea-horizontal-align="justify" draw:textarea-vertical-align="top" draw:auto-grow-height="true" draw:auto-grow-width="false" fo:min-height="20.091cm" fo:min-width="0cm" fo:padding-top="0.13cm" fo:padding-bottom="0.13cm" fo:padding-left="0.25cm" fo:padding-right="0.25cm" fo:wrap-option="wrap" draw:shadow-color="#808080"/>
    </style:style>
    <style:style style:name="pr39" style:family="presentation" style:parent-style-name="Default-notes">
      <style:graphic-properties draw:stroke="solid" svg:stroke-width="0.026cm" svg:stroke-color="#000000" draw:stroke-linejoin="miter" draw:fill="solid" draw:fill-color="#ffffff" fo:min-height="12.014cm" fo:padding-top="0.013cm" fo:padding-bottom="0.013cm" fo:padding-left="0.013cm" fo:padding-right="0.013cm"/>
    </style:style>
    <style:style style:name="pr40" style:family="presentation" style:parent-style-name="Default-outline1">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color="#808080"/>
    </style:style>
    <style:style style:name="pr41" style:family="presentation" style:parent-style-name="Default-outline1">
      <style:graphic-properties draw:stroke="none" draw:fill="none" draw:fill-color="#00cc99" draw:textarea-horizontal-align="justify" draw:textarea-vertical-align="top" draw:auto-grow-height="true" draw:auto-grow-width="false" fo:min-height="15.372cm" fo:min-width="0cm" fo:padding-top="0.13cm" fo:padding-bottom="0.13cm" fo:padding-left="0.25cm" fo:padding-right="0.25cm" fo:wrap-option="wrap" draw:shadow-color="#808080"/>
    </style:style>
    <style:style style:name="pr42" style:family="presentation" style:parent-style-name="Default-title">
      <style:graphic-properties draw:stroke="none" draw:fill="none" draw:fill-color="#00cc99" draw:textarea-horizontal-align="justify" draw:textarea-vertical-align="middle" draw:auto-grow-height="true" draw:auto-grow-width="false" fo:min-height="2.577cm" fo:min-width="0cm" fo:padding-top="0.13cm" fo:padding-bottom="0.13cm" fo:padding-left="0.25cm" fo:padding-right="0.25cm" fo:wrap-option="wrap" draw:shadow-color="#808080"/>
    </style:style>
    <style:style style:name="pr43"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1.749cm" fo:min-width="0cm" fo:padding-top="0.132cm" fo:padding-bottom="0.132cm" fo:padding-left="0.265cm" fo:padding-right="0.265cm" fo:wrap-option="wrap"/>
    </style:style>
    <style:style style:name="pr44" style:family="presentation" style:parent-style-name="Default-title">
      <style:graphic-properties draw:stroke="none" draw:fill="none" draw:fill-color="#00cc99" draw:textarea-horizontal-align="justify" draw:textarea-vertical-align="middle" draw:auto-grow-height="true" draw:auto-grow-width="false" fo:min-height="3.387cm" fo:min-width="0cm" fo:padding-top="0.13cm" fo:padding-bottom="0.13cm" fo:padding-left="0.25cm" fo:padding-right="0.25cm" fo:wrap-option="wrap" draw:shadow-color="#808080"/>
    </style:style>
    <style:style style:name="co1" style:family="table-column">
      <style:table-column-properties style:column-width="1.213cm" style:use-optimal-column-width="false"/>
    </style:style>
    <style:style style:name="co2" style:family="table-column">
      <style:table-column-properties style:column-width="1.23cm" style:use-optimal-column-width="false"/>
    </style:style>
    <style:style style:name="co3" style:family="table-column">
      <style:table-column-properties style:column-width="4.511cm" style:use-optimal-column-width="false"/>
    </style:style>
    <style:style style:name="co4" style:family="table-column">
      <style:table-column-properties style:column-width="5.186cm" style:use-optimal-column-width="false"/>
    </style:style>
    <style:style style:name="co5" style:family="table-column">
      <style:table-column-properties style:column-width="5.15cm" style:use-optimal-column-width="false"/>
    </style:style>
    <style:style style:name="co6" style:family="table-column">
      <style:table-column-properties style:column-width="5.146cm" style:use-optimal-column-width="false"/>
    </style:style>
    <style:style style:name="ro1" style:family="table-row">
      <style:table-row-properties style:row-height="1.446cm"/>
    </style:style>
    <style:style style:name="ro2" style:family="table-row">
      <style:table-row-properties style:row-height="1.548cm"/>
    </style:style>
    <style:style style:name="ro3" style:family="table-row">
      <style:table-row-properties style:row-height="1.547cm"/>
    </style:style>
    <style:style style:name="ro4" style:family="table-row">
      <style:table-row-properties style:row-height="1.553cm"/>
    </style:style>
    <style:style style:name="ce1" style:family="table-cell">
      <loext:graphic-properties draw:fill="none" style:repeat="repeat" draw:textarea-vertical-align="top" fo:padding-top="0.13cm" fo:padding-bottom="0.13cm" fo:padding-left="0.25cm" fo:padding-right="0.25cm"/>
      <style:paragraph-properties fo:margin-left="0cm" fo:margin-right="0cm" fo:margin-top="0.246cm" fo:margin-bottom="0cm" fo:text-align="center" fo:text-indent="0cm" fo:border="none"/>
    </style:style>
    <style:style style:name="ce2" style:family="table-cell">
      <loext:graphic-properties style:repeat="repeat"/>
    </style:style>
    <style:style style:name="ce3" style:family="table-cell">
      <loext:graphic-properties draw:fill="none" style:repeat="repeat" draw:textarea-vertical-align="top" fo:padding-top="0.13cm" fo:padding-bottom="0.13cm" fo:padding-left="0.25cm" fo:padding-right="0.25cm"/>
      <style:paragraph-properties fo:margin-left="1.27cm" fo:margin-right="0cm" fo:margin-top="0.246cm" fo:margin-bottom="0cm" fo:text-indent="0cm" fo:border="none"/>
    </style:style>
    <style:style style:name="P1" style:family="paragraph">
      <loext:graphic-properties draw:fill="none" draw:fill-color="#00cc99"/>
    </style:style>
    <style:style style:name="P2" style:family="paragraph">
      <style:paragraph-properties fo:margin-left="0cm" fo:margin-right="0cm" fo:text-indent="0cm"/>
    </style:style>
    <style:style style:name="P3" style:family="paragraph">
      <loext:graphic-properties draw:fill="none" draw:fill-color="#00cc99"/>
      <style:paragraph-properties style:writing-mode="lr-tb" style:font-independent-line-spacing="true"/>
    </style:style>
    <style:style style:name="P4" style:family="paragraph">
      <style:paragraph-properties fo:margin-left="0cm" fo:margin-right="0cm" fo:margin-top="0.211cm" fo:margin-bottom="0cm" fo:line-height="90%" fo:text-indent="0cm"/>
    </style:style>
    <style:style style:name="P5" style:family="paragraph">
      <style:paragraph-properties fo:margin-left="0cm" fo:margin-right="0cm" fo:margin-top="0.176cm" fo:margin-bottom="0cm" fo:line-height="90%" fo:text-indent="0cm"/>
    </style:style>
    <style:style style:name="P6" style:family="paragraph">
      <style:paragraph-properties fo:margin-left="0cm" fo:margin-right="0cm" fo:margin-top="0.246cm" fo:margin-bottom="0cm" fo:text-indent="0cm"/>
    </style:style>
    <style:style style:name="P7" style:family="paragraph">
      <style:paragraph-properties fo:margin-left="0cm" fo:margin-right="0cm" fo:margin-top="0.282cm" fo:margin-bottom="0cm" fo:line-height="90%" fo:text-indent="0cm"/>
    </style:style>
    <style:style style:name="P8" style:family="paragraph">
      <style:paragraph-properties fo:margin-left="0cm" fo:margin-right="0cm" fo:margin-top="0.246cm" fo:margin-bottom="0cm" fo:line-height="90%" fo:text-indent="0cm"/>
    </style:style>
    <style:style style:name="P9" style:family="paragraph">
      <style:paragraph-properties fo:margin-left="0cm" fo:margin-right="0cm" fo:margin-top="0.282cm" fo:margin-bottom="0cm" fo:text-indent="0cm"/>
    </style:style>
    <style:style style:name="P10" style:family="paragraph">
      <style:paragraph-properties fo:margin-left="1.261cm" fo:margin-right="0cm" fo:margin-top="0.246cm" fo:margin-bottom="0cm" fo:line-height="100%" fo:text-align="start" fo:text-indent="0cm" style:punctuation-wrap="simple" style:line-break="normal" style:writing-mode="lr-tb"/>
    </style:style>
    <style:style style:name="P11" style:family="paragraph">
      <style:paragraph-properties fo:margin-left="0cm" fo:margin-right="0cm" fo:line-height="100%" fo:text-indent="0cm"/>
    </style:style>
    <style:style style:name="P12" style:family="paragraph">
      <loext:graphic-properties draw:fill="none" draw:fill-color="#ffffff"/>
      <style:paragraph-properties style:writing-mode="lr-tb" style:font-independent-line-spacing="true"/>
    </style:style>
    <style:style style:name="P13" style:family="paragraph">
      <loext:graphic-properties draw:fill="none" draw:fill-color="#ffffff"/>
      <style:paragraph-properties fo:text-align="center" style:writing-mode="lr-tb"/>
    </style:style>
    <style:style style:name="P14" style:family="paragraph">
      <loext:graphic-properties draw:fill="none"/>
    </style:style>
    <style:style style:name="P15" style:family="paragraph">
      <style:paragraph-properties fo:margin-left="0cm" fo:margin-right="0cm" fo:text-align="center" fo:text-indent="0cm"/>
    </style:style>
    <style:style style:name="P16" style:family="paragraph">
      <style:paragraph-properties fo:margin-left="0cm" fo:margin-right="0cm" fo:margin-top="0.617cm" fo:margin-bottom="0cm" fo:text-indent="0cm"/>
    </style:style>
    <style:style style:name="P17" style:family="paragraph">
      <style:paragraph-properties fo:margin-left="0cm" fo:margin-right="0cm" fo:margin-top="0.246cm" fo:margin-bottom="0cm" fo:text-align="center" fo:text-indent="0cm"/>
    </style:style>
    <style:style style:name="P18" style:family="paragraph">
      <style:paragraph-properties fo:margin-left="0cm" fo:margin-right="0cm" fo:line-height="100%" fo:text-align="center" fo:text-indent="0cm"/>
    </style:style>
    <style:style style:name="P19" style:family="paragraph">
      <style:paragraph-properties fo:margin-left="0cm" fo:margin-right="0cm" fo:margin-top="0cm" fo:margin-bottom="0cm" fo:text-indent="0cm"/>
    </style:style>
    <style:style style:name="P20" style:family="paragraph">
      <style:paragraph-properties fo:margin-left="2.063cm" fo:margin-right="0cm" fo:margin-top="0.246cm" fo:margin-bottom="0cm" fo:line-height="90%" fo:text-indent="-0.793cm"/>
    </style:style>
    <style:style style:name="P21" style:family="paragraph">
      <style:paragraph-properties fo:margin-left="2.063cm" fo:margin-right="0cm" fo:margin-top="0.211cm" fo:margin-bottom="0cm" fo:line-height="9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2" style:family="paragraph">
      <style:paragraph-properties fo:margin-left="0cm" fo:margin-right="0cm" fo:margin-top="0.158cm" fo:margin-bottom="0cm" fo:text-indent="0cm"/>
    </style:style>
    <style:style style:name="P23" style:family="paragraph">
      <style:paragraph-properties fo:margin-left="0cm" fo:margin-right="0cm" fo:margin-top="0.211cm" fo:margin-bottom="0cm" fo:text-indent="0cm"/>
    </style:style>
    <style:style style:name="P24" style:family="paragraph">
      <style:paragraph-properties fo:margin-left="0cm" fo:margin-right="0cm" fo:margin-top="0.176cm" fo:margin-bottom="0cm" fo:text-indent="0cm"/>
    </style:style>
    <style:style style:name="P25" style:family="paragraph">
      <style:paragraph-properties fo:margin-left="0cm" fo:margin-right="0cm" fo:margin-top="0.617cm" fo:margin-bottom="0cm" fo:text-align="center" fo:text-indent="0cm"/>
    </style:style>
    <style:style style:name="P26" style:family="paragraph">
      <style:paragraph-properties fo:margin-left="0cm" fo:margin-right="0cm" fo:margin-top="0cm" fo:margin-bottom="0cm" fo:line-height="90%" fo:text-indent="0cm"/>
    </style:style>
    <style:style style:name="P27" style:family="paragraph">
      <loext:graphic-properties draw:fill="solid" draw:fill-color="#000000"/>
      <style:paragraph-properties style:writing-mode="lr-tb" style:font-independent-line-spacing="true"/>
    </style:style>
    <style:style style:name="P28" style:family="paragraph">
      <style:paragraph-properties fo:margin-left="0cm" fo:margin-right="0cm" fo:margin-top="0.529cm" fo:margin-bottom="0cm" fo:text-indent="0cm"/>
    </style:style>
    <style:style style:name="P29" style:family="paragraph">
      <style:paragraph-properties fo:margin-left="0cm" fo:margin-right="0cm" fo:margin-top="0.176cm" fo:margin-bottom="0cm" fo:text-align="center" fo:text-indent="0cm"/>
    </style:style>
    <style:style style:name="P30" style:family="paragraph">
      <loext:graphic-properties draw:fill="solid" draw:fill-color="#009999"/>
      <style:paragraph-properties style:writing-mode="lr-tb" style:font-independent-line-spacing="true"/>
    </style:style>
    <style:style style:name="P31"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2" style:family="paragraph">
      <style:paragraph-properties fo:margin-left="0.952cm" fo:margin-right="0cm" fo:margin-top="0.211cm" fo:margin-bottom="0cm" fo:text-indent="-0.952cm"/>
    </style:style>
    <style:style style:name="P33" style:family="paragraph">
      <style:paragraph-properties fo:margin-left="0.952cm" fo:margin-right="0cm" fo:margin-top="0.246cm" fo:margin-bottom="0cm" fo:text-indent="-0.952cm"/>
    </style:style>
    <style:style style:name="P34" style:family="paragraph">
      <style:paragraph-properties fo:margin-left="0.952cm" fo:margin-right="0cm" fo:margin-top="0.24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5" style:family="paragraph">
      <style:paragraph-properties fo:margin-left="0cm" fo:margin-right="0cm" fo:margin-top="0.158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2.751cm" fo:margin-right="0cm" fo:margin-top="0.211cm" fo:margin-bottom="0cm" fo:text-indent="-1.481cm"/>
    </style:style>
    <style:style style:name="P37" style:family="paragraph">
      <style:paragraph-properties fo:margin-left="0cm" fo:margin-right="0cm" fo:margin-top="0.211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8" style:family="paragraph">
      <style:paragraph-properties fo:margin-left="0.952cm" fo:margin-right="0cm" fo:margin-top="0.211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9" style:family="paragraph">
      <style:paragraph-properties fo:margin-left="0.952cm" fo:margin-right="0cm" fo:margin-top="0.211cm" fo:margin-bottom="0cm" fo:line-height="90%" fo:text-indent="-0.952cm"/>
    </style:style>
    <style:style style:name="P40" style:family="paragraph">
      <style:paragraph-properties fo:margin-left="0.952cm" fo:margin-right="0cm" fo:margin-top="0.24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1" style:family="paragraph">
      <style:paragraph-properties fo:margin-left="0.952cm" fo:margin-right="0cm" fo:margin-top="0.176cm" fo:margin-bottom="0cm" fo:line-height="90%" fo:text-indent="-0.952cm"/>
    </style:style>
    <style:style style:name="P42" style:family="paragraph">
      <style:paragraph-properties fo:margin-left="0.952cm" fo:margin-right="0cm" fo:margin-top="0.17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3" style:family="paragraph">
      <style:paragraph-properties fo:margin-left="0.952cm" fo:margin-right="0cm" fo:margin-top="0.246cm" fo:margin-bottom="0cm" fo:line-height="90%" fo:text-indent="-0.952cm"/>
    </style:style>
    <style:style style:name="P44" style:family="paragraph">
      <style:paragraph-properties fo:margin-left="0.635cm" fo:margin-right="0cm" fo:margin-top="0.158cm" fo:margin-bottom="0cm" fo:text-indent="-0.635cm">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style>
    <style:style style:name="P45" style:family="paragraph">
      <style:paragraph-properties fo:margin-left="0.635cm" fo:margin-right="0cm" fo:margin-top="0.158cm" fo:margin-bottom="0cm" fo:text-indent="-0.635cm"/>
    </style:style>
    <style:style style:name="P46" style:family="paragraph">
      <style:paragraph-properties fo:margin-left="0cm" fo:margin-right="0cm" fo:margin-top="0.185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7" style:family="paragraph">
      <style:paragraph-properties fo:margin-left="0cm" fo:margin-right="0cm" fo:margin-top="0.185cm" fo:margin-bottom="0cm" fo:text-indent="0cm"/>
    </style:style>
    <style:style style:name="P48" style:family="paragraph">
      <loext:graphic-properties draw:fill="none" draw:fill-color="#ffffff"/>
      <style:paragraph-properties fo:margin-left="0cm" fo:margin-right="0cm" fo:line-height="100%" fo:text-indent="0cm" style:writing-mode="lr-tb" style:font-independent-line-spacing="true"/>
    </style:style>
    <style:style style:name="P49" style:family="paragraph">
      <loext:graphic-properties draw:fill="none" draw:fill-color="#ffffff"/>
      <style:paragraph-properties fo:margin-left="0cm" fo:margin-right="0cm" fo:text-indent="0cm" style:writing-mode="lr-tb" style:font-independent-line-spacing="true"/>
    </style:style>
    <style:style style:name="P50" style:family="paragraph">
      <style:paragraph-properties fo:margin-left="0.952cm" fo:margin-right="0cm" fo:margin-top="0.282cm" fo:margin-bottom="0cm" fo:text-indent="-0.952cm"/>
    </style:style>
    <style:style style:name="P51" style:family="paragraph">
      <style:paragraph-properties fo:margin-left="0cm" fo:margin-right="0cm" fo:margin-top="0.317cm" fo:margin-bottom="0cm" fo:line-height="90%" fo:text-indent="0cm"/>
    </style:style>
    <style:style style:name="P52" style:family="paragraph">
      <style:paragraph-properties fo:margin-left="2.063cm" fo:margin-right="0cm" fo:margin-top="0.282cm" fo:margin-bottom="0cm" fo:line-height="9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3" style:family="paragraph">
      <style:paragraph-properties fo:margin-left="2.063cm" fo:margin-right="0cm" fo:margin-top="0.246cm" fo:margin-bottom="0cm" fo:line-height="9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4" style:family="paragraph">
      <style:paragraph-properties fo:margin-left="0.952cm" fo:margin-right="0cm" fo:margin-top="0.352cm" fo:margin-bottom="0cm" fo:line-height="90%" fo:text-indent="-0.952cm"/>
    </style:style>
    <style:style style:name="P55" style:family="paragraph">
      <loext:graphic-properties draw:fill="solid" draw:fill-color="#ffffff"/>
      <style:paragraph-properties style:writing-mode="lr-tb" style:font-independent-line-spacing="true"/>
    </style:style>
    <style:style style:name="P56" style:family="paragraph">
      <loext:graphic-properties draw:fill="solid" draw:fill-color="#ffffff"/>
    </style:style>
    <style:style style:name="P57" style:family="paragraph">
      <style:paragraph-properties fo:margin-left="2.063cm" fo:margin-right="0cm" fo:margin-top="0.211cm" fo:margin-bottom="0cm" fo:line-height="90%" fo:text-indent="-0.793cm"/>
    </style:style>
    <style:style style:name="P58" style:family="paragraph">
      <style:paragraph-properties fo:margin-left="1.27cm" fo:margin-right="0cm" fo:margin-top="0.246cm" fo:margin-bottom="0cm" fo:text-indent="0cm"/>
    </style:style>
    <style:style style:name="P59" style:family="paragraph">
      <style:paragraph-properties fo:margin-left="0.952cm" fo:margin-right="0cm" fo:margin-top="0cm" fo:margin-bottom="0cm" fo:text-indent="-0.952cm"/>
    </style:style>
    <style:style style:name="P60" style:family="paragraph">
      <style:paragraph-properties fo:margin-left="0.952cm" fo:margin-right="0cm" fo:margin-top="0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1" style:family="paragraph">
      <style:paragraph-properties fo:margin-left="0cm" fo:margin-right="0cm" fo:margin-top="0.246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2" style:family="paragraph">
      <style:paragraph-properties fo:margin-left="0cm" fo:margin-right="0cm" fo:margin-top="0.229cm" fo:margin-bottom="0cm" fo:line-height="90%" fo:text-indent="0cm"/>
    </style:style>
    <style:style style:name="P63" style:family="paragraph">
      <style:paragraph-properties fo:margin-left="2.063cm" fo:margin-right="0cm" fo:margin-top="0.176cm" fo:margin-bottom="0cm" fo:line-height="9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4" style:family="paragraph">
      <style:paragraph-properties fo:margin-left="2.063cm" fo:margin-right="0cm" fo:margin-top="0.176cm" fo:margin-bottom="0cm" fo:line-height="90%" fo:text-indent="-0.793cm"/>
    </style:style>
    <style:style style:name="P65" style:family="paragraph">
      <style:paragraph-properties fo:margin-left="0cm" fo:margin-right="0cm" fo:margin-top="0.639cm" fo:margin-bottom="0cm" fo:text-indent="0cm"/>
    </style:style>
    <style:style style:name="P66" style:family="paragraph">
      <style:paragraph-properties fo:margin-left="0cm" fo:margin-right="0cm" fo:margin-top="0.639cm" fo:margin-bottom="0cm" fo:line-height="100%" fo:text-indent="0cm"/>
    </style:style>
    <style:style style:name="P67" style:family="paragraph">
      <style:paragraph-properties fo:margin-left="0cm" fo:margin-right="0cm" fo:margin-top="0.617cm" fo:margin-bottom="0cm" fo:line-height="100%" fo:text-indent="0cm"/>
    </style:style>
    <style:style style:name="P68" style:family="paragraph">
      <style:paragraph-properties fo:margin-left="0cm" fo:margin-right="0cm" fo:margin-top="0.573cm" fo:margin-bottom="0cm" fo:line-height="100%" fo:text-indent="0cm"/>
    </style:style>
    <style:style style:name="T1" style:family="text">
      <style:text-properties fo:font-weight="bold" style:font-weight-asian="bold"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color="#000000" fo:font-weight="bold" style:font-weight-asian="bold" style:font-weight-complex="bold"/>
    </style:style>
    <style:style style:name="T5" style:family="text">
      <style:text-properties fo:font-size="28pt" style:text-underline-style="solid" style:text-underline-width="auto" style:text-underline-color="font-color" fo:font-weight="bold" style:font-name-asian="Times New Roman" style:font-size-asian="28pt" style:font-weight-asian="bold" style:font-name-complex="Times New Roman" style:font-size-complex="28pt" style:font-weight-complex="bold"/>
    </style:style>
    <style:style style:name="T6" style:family="text">
      <style:text-properties fo:font-size="28pt" fo:font-weight="bold" style:font-name-asian="Times New Roman" style:font-size-asian="28pt" style:font-weight-asian="bold" style:font-name-complex="Times New Roman" style:font-size-complex="28pt" style:font-weight-complex="bold"/>
    </style:style>
    <style:style style:name="T7" style:family="text">
      <style:text-properties fo:font-weight="bold" style:font-name-asian="Times New Roman" style:font-weight-asian="bold" style:font-name-complex="Times New Roman" style:font-weight-complex="bold"/>
    </style:style>
    <style:style style:name="T8" style:family="text">
      <style:text-properties style:text-position="-25% 58%" fo:font-weight="bold" style:font-name-asian="Times New Roman" style:font-weight-asian="bold" style:font-name-complex="Times New Roman" style:font-weight-complex="bold"/>
    </style:style>
    <style:style style:name="T9" style:family="text">
      <style:text-properties fo:font-size="32pt" fo:font-weight="bold" style:font-name-asian="Times New Roman" style:font-size-asian="32pt" style:font-weight-asian="bold" style:font-name-complex="Times New Roman" style:font-size-complex="32pt" style:font-weight-complex="bold"/>
    </style:style>
    <style:style style:name="T10" style:family="text">
      <style:text-properties fo:color="#000000" style:text-line-through-style="none" style:text-line-through-type="none" style:text-position="0% 100%" style:font-name="Times New Roman" fo:font-size="28pt" fo:font-style="normal" fo:text-shadow="none" style:text-underline-style="none" fo:font-weight="bold" style:font-name-asian="Times New Roman" style:font-size-asian="28pt" style:font-style-asian="normal" style:font-weight-asian="bold" style:font-name-complex="Times New Roman" style:font-size-complex="28pt" style:font-style-complex="normal" style:font-weight-complex="bold" style:font-relief="none"/>
    </style:style>
    <style:style style:name="T11" style:family="text">
      <style:text-properties fo:color="#000000" style:text-line-through-style="none" style:text-line-through-type="none" style:text-position="0% 100%" style:font-name="Times New Roman" fo:font-size="28pt" fo:font-style="normal" fo:text-shadow="none" style:text-underline-style="solid" style:text-underline-width="auto" style:text-underline-color="font-color" fo:font-weight="bold" style:font-name-asian="Times New Roman" style:font-size-asian="28pt" style:font-style-asian="normal" style:font-weight-asian="bold" style:font-name-complex="Times New Roman" style:font-size-complex="28pt" style:font-style-complex="normal" style:font-weight-complex="bold" style:font-relief="none"/>
    </style:style>
    <style:style style:name="T12" style:family="text">
      <style:text-properties fo:color="#000000" style:font-name="Symbol" fo:font-size="28pt" style:font-size-asian="28pt" style:font-size-complex="28pt"/>
    </style:style>
    <style:style style:name="T13" style:family="text">
      <style:text-properties fo:color="#000000" fo:font-size="28pt" fo:font-weight="bold" style:font-size-asian="28pt" style:font-weight-asian="bold" style:font-size-complex="28pt" style:font-weight-complex="bold"/>
    </style:style>
    <style:style style:name="T14" style:family="text">
      <style:text-properties fo:color="#000000" style:font-name="Symbol" fo:font-size="28pt" fo:font-weight="bold" style:font-size-asian="28pt" style:font-weight-asian="bold" style:font-size-complex="28pt" style:font-weight-complex="bold"/>
    </style:style>
    <style:style style:name="T15" style:family="text">
      <style:text-properties fo:font-size="10pt" style:font-name-asian="Times New Roman" style:font-size-asian="10pt" style:font-name-complex="Times New Roman" style:font-size-complex="10pt"/>
    </style:style>
    <style:style style:name="T16" style:family="text">
      <style:text-properties fo:font-size="28pt" fo:font-weight="bold" style:font-size-asian="28pt" style:font-weight-asian="bold" style:font-size-complex="28pt" style:font-weight-complex="bold"/>
    </style:style>
    <style:style style:name="T17" style:family="text">
      <style:text-properties fo:color="#000000" fo:font-size="32pt" fo:font-weight="bold" style:font-size-asian="32pt" style:font-weight-asian="bold" style:font-size-complex="32pt" style:font-weight-complex="bold"/>
    </style:style>
    <style:style style:name="T18" style:family="text">
      <style:text-properties fo:color="#000000" style:font-name="Symbol" fo:font-size="32pt" fo:font-weight="bold" style:font-size-asian="32pt" style:font-weight-asian="bold" style:font-size-complex="32pt" style:font-weight-complex="bold"/>
    </style:style>
    <style:style style:name="T19" style:family="text">
      <style:text-properties fo:font-size="28pt" fo:font-style="italic" fo:font-weight="bold" style:font-name-asian="Times New Roman" style:font-size-asian="28pt" style:font-style-asian="italic" style:font-weight-asian="bold" style:font-name-complex="Times New Roman" style:font-size-complex="28pt" style:font-style-complex="italic" style:font-weight-complex="bold"/>
    </style:style>
    <style:style style:name="T20" style:family="text">
      <style:text-properties style:font-name="Symbol" fo:font-size="28pt" fo:font-weight="bold" style:font-name-asian="Times New Roman" style:font-size-asian="28pt" style:font-weight-asian="bold" style:font-name-complex="Times New Roman" style:font-size-complex="28pt" style:font-weight-complex="bold"/>
    </style:style>
    <style:style style:name="T21" style:family="text">
      <style:text-properties fo:color="#000000" fo:font-size="28pt" fo:font-weight="bold" style:font-name-asian="Times New Roman" style:font-size-asian="28pt" style:font-weight-asian="bold" style:font-name-complex="Times New Roman" style:font-size-complex="28pt" style:font-weight-complex="bold"/>
    </style:style>
    <style:style style:name="T22" style:family="text">
      <style:text-properties style:text-underline-style="solid" style:text-underline-width="auto" style:text-underline-color="font-color" fo:font-weight="bold" style:font-name-asian="Times New Roman" style:font-weight-asian="bold" style:font-name-complex="Times New Roman" style:font-weight-complex="bold"/>
    </style:style>
    <style:style style:name="T23" style:family="text">
      <style:text-properties fo:color="#000000" fo:font-size="15pt" style:font-size-asian="15pt" style:font-size-complex="15pt"/>
    </style:style>
    <style:style style:name="T24" style:family="text">
      <style:text-properties fo:font-size="28pt" style:font-size-asian="28pt" style:font-size-complex="28pt"/>
    </style:style>
    <style:style style:name="T25" style:family="text">
      <style:text-properties fo:font-size="32pt" style:font-size-asian="32pt" style:font-size-complex="32pt"/>
    </style:style>
    <style:style style:name="T26" style:family="text">
      <style:text-properties fo:font-size="24pt" style:font-size-asian="24pt" style:font-size-complex="24pt"/>
    </style:style>
    <style:style style:name="T27" style:family="text">
      <style:text-properties fo:font-size="32pt" fo:font-weight="bold" style:font-size-asian="32pt" style:font-weight-asian="bold" style:font-size-complex="32pt" style:font-weight-complex="bold"/>
    </style:style>
    <style:style style:name="T28" style:family="text">
      <style:text-properties fo:font-size="28pt" fo:font-style="italic" fo:font-weight="bold" style:font-size-asian="28pt" style:font-style-asian="italic" style:font-weight-asian="bold" style:font-size-complex="28pt" style:font-style-complex="italic" style:font-weight-complex="bold"/>
    </style:style>
    <style:style style:name="T29" style:family="text">
      <style:text-properties fo:font-size="40pt" fo:font-weight="bold" style:font-size-asian="40pt" style:font-weight-asian="bold" style:font-size-complex="40pt" style:font-weight-complex="bold"/>
    </style:style>
    <style:style style:name="T30" style:family="text">
      <style:text-properties style:text-position="-25% 58%" fo:font-size="28pt" fo:font-weight="bold" style:font-size-asian="28pt" style:font-weight-asian="bold" style:font-size-complex="28pt" style:font-weight-complex="bold"/>
    </style:style>
    <style:style style:name="T31" style:family="text">
      <style:text-properties fo:color="#000000" fo:font-size="40pt" fo:font-weight="bold" style:font-size-asian="40pt" style:font-weight-asian="bold" style:font-size-complex="40pt" style:font-weight-complex="bold"/>
    </style:style>
    <style:style style:name="T32" style:family="text">
      <style:text-properties fo:font-size="24pt" fo:font-weight="bold" style:font-name-asian="Times New Roman" style:font-size-asian="24pt" style:font-weight-asian="bold" style:font-name-complex="Times New Roman" style:font-size-complex="24pt" style:font-weight-complex="bold"/>
    </style:style>
    <style:style style:name="T33" style:family="text">
      <style:text-properties fo:color="#000000" fo:font-size="20pt" fo:font-weight="bold" style:font-size-asian="20pt" style:font-weight-asian="bold" style:font-size-complex="20pt" style:font-weight-complex="bold"/>
    </style:style>
    <style:style style:name="T34" style:family="text">
      <style:text-properties fo:color="#000000" fo:font-size="31pt" fo:font-weight="bold" style:font-size-asian="31pt" style:font-weight-asian="bold" style:font-size-complex="31pt" style:font-weight-complex="bold"/>
    </style:style>
    <style:style style:name="T35" style:family="text">
      <style:text-properties fo:color="#000000" style:font-name="Symbol" fo:font-size="31pt" fo:font-weight="bold" style:font-size-asian="31pt" style:font-weight-asian="bold" style:font-size-complex="31pt" style:font-weight-complex="bold"/>
    </style:style>
    <style:style style:name="T36" style:family="text">
      <style:text-properties fo:color="#000000" fo:font-size="29pt" fo:font-weight="bold" style:font-size-asian="29pt" style:font-weight-asian="bold" style:font-size-complex="29pt" style:font-weight-complex="bold"/>
    </style:style>
    <style:style style:name="T37" style:family="text">
      <style:text-properties fo:color="#000000" style:font-name="Symbol" fo:font-size="20pt" fo:font-weight="bold" style:font-size-asian="20pt" style:font-weight-asian="bold" style:font-size-complex="20pt" style:font-weight-complex="bold"/>
    </style:style>
    <style:style style:name="T38" style:family="text">
      <style:text-properties fo:color="#000000" fo:font-size="20pt" style:font-size-asian="20pt" style:font-size-complex="20pt"/>
    </style:style>
    <style:style style:name="T39" style:family="text">
      <style:text-properties fo:color="#000000" fo:font-size="19pt" fo:font-style="italic" fo:font-weight="bold" style:font-size-asian="19pt" style:font-style-asian="italic" style:font-weight-asian="bold" style:font-size-complex="19pt" style:font-style-complex="italic" style:font-weight-complex="bold"/>
    </style:style>
    <style:style style:name="T40" style:family="text">
      <style:text-properties fo:color="#000000" style:text-position="30% 58%" fo:font-size="18pt" fo:font-weight="bold" style:font-size-asian="18pt" style:font-weight-asian="bold" style:font-size-complex="18pt" style:font-weight-complex="bold"/>
    </style:style>
    <style:style style:name="T41" style:family="text">
      <style:text-properties fo:color="#000000" fo:font-size="19pt" fo:font-weight="bold" style:font-size-asian="19pt" style:font-weight-asian="bold" style:font-size-complex="19pt" style:font-weight-complex="bold"/>
    </style:style>
    <style:style style:name="T42" style:family="text">
      <style:text-properties fo:font-size="20pt" fo:font-weight="bold" style:font-name-asian="Times New Roman" style:font-size-asian="20pt" style:font-weight-asian="bold" style:font-name-complex="Times New Roman" style:font-size-complex="20pt" style:font-weight-complex="bold"/>
    </style:style>
    <style:style style:name="T43"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44" style:family="text">
      <style:text-properties fo:color="#000000" style:text-position="30% 58%" fo:font-size="20pt" fo:font-weight="bold" style:font-size-asian="20pt" style:font-weight-asian="bold" style:font-size-complex="20pt" style:font-weight-complex="bold"/>
    </style:style>
    <style:style style:name="T45" style:family="text">
      <style:text-properties fo:color="#000000" style:font-name="TimesTen" fo:font-size="19pt" fo:font-style="italic" fo:font-weight="bold" style:font-size-asian="19pt" style:font-style-asian="italic" style:font-weight-asian="bold" style:font-size-complex="19pt" style:font-style-complex="italic" style:font-weight-complex="bold"/>
    </style:style>
    <style:style style:name="T46" style:family="text">
      <style:text-properties fo:color="#000000" style:font-name="TimesTen" fo:font-size="19pt" fo:font-style="italic" style:font-size-asian="19pt" style:font-style-asian="italic" style:font-size-complex="19pt" style:font-style-complex="italic"/>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fo:font-size="9pt" fo:font-weight="bold" style:font-name-asian="Times New Roman" style:font-size-asian="9pt" style:font-weight-asian="bold" style:font-name-complex="Times New Roman" style:font-size-complex="9pt" style:font-weight-complex="bold"/>
    </style:style>
    <style:style style:name="T49" style:family="text">
      <style:text-properties fo:font-size="9pt" style:font-name-asian="Times New Roman" style:font-size-asian="9pt" style:font-name-complex="Times New Roman" style:font-size-complex="9pt"/>
    </style:style>
    <style:style style:name="T50" style:family="text">
      <style:text-properties fo:color="#3333ff" fo:font-size="28pt" fo:font-weight="bold" style:font-size-asian="28pt" style:font-weight-asian="bold" style:font-size-complex="28pt" style:font-weight-complex="bold"/>
    </style:style>
    <style:style style:name="T51" style:family="text">
      <style:text-properties style:text-position="30% 58%" fo:font-size="18pt" style:font-size-asian="18pt" style:font-size-complex="18pt"/>
    </style:style>
    <style:style style:name="T52" style:family="text">
      <style:text-properties fo:color="#000000" fo:font-size="36pt" fo:font-weight="bold" style:font-size-asian="36pt" style:font-weight-asian="bold" style:font-size-complex="36pt" style:font-weight-complex="bold"/>
    </style:style>
    <style:style style:name="T53" style:family="text">
      <style:text-properties fo:color="#000000" fo:font-size="36pt" style:font-size-asian="36pt" style:font-size-complex="36pt"/>
    </style:style>
    <style:style style:name="T54" style:family="text">
      <style:text-properties fo:font-size="36pt" style:font-size-asian="36pt" style:font-size-complex="36pt"/>
    </style:style>
    <style:style style:name="T55" style:family="text">
      <style:text-properties fo:font-size="36pt" fo:font-weight="bold" style:font-size-asian="36pt" style:font-weight-asian="bold" style:font-size-complex="36pt" style:font-weight-complex="bold"/>
    </style:style>
    <style:style style:name="T56" style:family="text">
      <style:text-properties fo:font-size="28pt" style:font-name-asian="Times New Roman" style:font-size-asian="28pt" style:font-name-complex="Times New Roman" style:font-size-complex="28pt"/>
    </style:style>
    <style:style style:name="T57" style:family="text">
      <style:text-properties style:text-position="30% 58%" fo:font-size="14pt" style:font-size-asian="14pt" style:font-size-complex="14pt"/>
    </style:style>
    <style:style style:name="T58" style:family="text">
      <style:text-properties fo:font-size="14pt" style:font-size-asian="14pt" style:font-size-complex="14pt"/>
    </style:style>
    <style:style style:name="T59" style:family="text">
      <style:text-properties fo:font-size="24pt" style:font-name-asian="Times New Roman" style:font-size-asian="24pt" style:font-name-complex="Times New Roman" style:font-size-complex="24pt"/>
    </style:style>
    <style:style style:name="T60" style:family="text">
      <style:text-properties style:font-name-asian="Times New Roman" style:font-name-complex="Times New Roman"/>
    </style:style>
    <style:style style:name="T61" style:family="text">
      <style:text-properties style:text-position="30% 58%" fo:font-size="14pt" style:font-name-asian="Times New Roman" style:font-size-asian="14pt" style:font-name-complex="Times New Roman" style:font-size-complex="14pt"/>
    </style:style>
    <style:style style:name="T62" style:family="text">
      <style:text-properties fo:font-size="14pt" style:font-name-asian="Times New Roman" style:font-size-asian="14pt" style:font-name-complex="Times New Roman" style:font-size-complex="14pt"/>
    </style:style>
    <style:style style:name="T63" style:family="text">
      <style:text-properties fo:color="#000000" style:font-name="Symbol" fo:font-size="35pt" fo:font-weight="bold" style:font-size-asian="35pt" style:font-weight-asian="bold" style:font-size-complex="35pt" style:font-weight-complex="bold"/>
    </style:style>
    <style:style style:name="T64" style:family="text">
      <style:text-properties fo:color="#000000" style:font-name="Symbol" fo:font-size="40pt" fo:font-weight="bold" style:font-size-asian="40pt" style:font-weight-asian="bold" style:font-size-complex="40pt" style:font-weight-complex="bold"/>
    </style:style>
    <style:style style:name="T65" style:family="text">
      <style:text-properties fo:color="#000000" style:font-name="Symbol" fo:font-size="56pt" fo:font-weight="bold" style:font-size-asian="56pt" style:font-weight-asian="bold" style:font-size-complex="56pt" style:font-weight-complex="bold"/>
    </style:style>
    <style:style style:name="T66" style:family="text">
      <style:text-properties fo:color="#000000" style:font-name="Symbol" fo:font-size="63pt" fo:font-weight="bold" style:font-size-asian="63pt" style:font-weight-asian="bold" style:font-size-complex="63pt" style:font-weight-complex="bold"/>
    </style:style>
    <style:style style:name="T67" style:family="text">
      <style:text-properties fo:color="#000000" fo:font-size="45pt" fo:font-weight="bold" style:font-size-asian="45pt" style:font-weight-asian="bold" style:font-size-complex="45pt" style:font-weight-complex="bold"/>
    </style:style>
    <style:style style:name="T68" style:family="text">
      <style:text-properties fo:color="#000000" style:font-name="Symbol" fo:font-size="45pt" fo:font-weight="bold" style:font-size-asian="45pt" style:font-weight-asian="bold" style:font-size-complex="45pt" style:font-weight-complex="bold"/>
    </style:style>
    <style:style style:name="T69" style:family="text">
      <style:text-properties style:text-position="12% 58%"/>
    </style:style>
    <style:style style:name="T70" style:family="text">
      <style:text-properties fo:color="#000000" style:font-name="Symbol" fo:font-size="46pt" fo:font-weight="bold" style:font-size-asian="46pt" style:font-weight-asian="bold" style:font-size-complex="46pt" style:font-weight-complex="bold"/>
    </style:style>
    <style:style style:name="T71" style:family="text">
      <style:text-properties fo:color="#000000" fo:font-size="46pt" fo:font-weight="bold" style:font-size-asian="46pt" style:font-weight-asian="bold" style:font-size-complex="46pt" style:font-weight-complex="bold"/>
    </style:style>
    <style:style style:name="T72" style:family="text">
      <style:text-properties style:text-position="30% 58%"/>
    </style:style>
    <style:style style:name="T73" style:family="text">
      <style:text-properties fo:color="#000000" style:font-name="Symbol" fo:font-size="34pt" fo:font-weight="bold" style:font-size-asian="34pt" style:font-weight-asian="bold" style:font-size-complex="34pt" style:font-weight-complex="bold"/>
    </style:style>
    <style:style style:name="T74" style:family="text">
      <style:text-properties fo:color="#000000" fo:font-size="34pt" fo:font-weight="bold" style:font-size-asian="34pt" style:font-weight-asian="bold" style:font-size-complex="34pt" style:font-weight-complex="bold"/>
    </style:style>
    <style:style style:name="T75" style:family="text">
      <style:text-properties fo:font-size="36pt" fo:font-weight="bold" style:font-name-asian="Times New Roman" style:font-size-asian="36pt" style:font-weight-asian="bold" style:font-name-complex="Times New Roman" style:font-size-complex="36pt" style:font-weight-complex="bold"/>
    </style:style>
    <style:style style:name="T76" style:family="text">
      <style:text-properties fo:font-size="40pt" fo:font-weight="bold" style:font-name-asian="Times New Roman" style:font-size-asian="40pt" style:font-weight-asian="bold" style:font-name-complex="Times New Roman" style:font-size-complex="40pt" style:font-weight-complex="bold"/>
    </style:style>
    <style:style style:name="T77" style:family="text">
      <style:text-properties fo:color="#000000" fo:font-size="44pt" fo:font-weight="bold" style:font-size-asian="44pt" style:font-weight-asian="bold" style:font-size-complex="44pt" style:font-weight-complex="bold"/>
    </style:style>
    <style:style style:name="T78" style:family="text">
      <style:text-properties fo:color="#000000" style:font-name="Symbol" fo:font-size="44pt" fo:font-weight="bold" style:font-size-asian="44pt" style:font-weight-asian="bold" style:font-size-complex="44pt" style:font-weight-complex="bold"/>
    </style:style>
    <style:style style:name="T79" style:family="text">
      <style:text-properties style:text-position="30% 58%" fo:font-size="28pt" fo:font-style="italic" fo:font-weight="bold" style:font-name-asian="Times New Roman" style:font-size-asian="28pt" style:font-style-asian="italic" style:font-weight-asian="bold" style:font-name-complex="Times New Roman" style:font-size-complex="28pt" style:font-style-complex="italic" style:font-weight-complex="bold"/>
    </style:style>
    <style:style style:name="T80" style:family="text">
      <style:text-properties fo:font-size="24pt" style:text-underline-style="solid" style:text-underline-width="auto" style:text-underline-color="font-color" fo:font-weight="bold" style:font-name-asian="Times New Roman" style:font-size-asian="24pt" style:font-weight-asian="bold" style:font-name-complex="Times New Roman" style:font-size-complex="24pt" style:font-weight-complex="bold"/>
    </style:style>
    <style:style style:name="T81"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82" style:family="text">
      <style:text-properties style:text-position="-30% 58%" fo:font-size="24pt" fo:font-weight="bold" style:font-name-asian="Times New Roman" style:font-size-asian="24pt" style:font-weight-asian="bold" style:font-name-complex="Times New Roman" style:font-size-complex="24pt" style:font-weight-complex="bold"/>
    </style:style>
    <style:style style:name="T83" style:family="text">
      <style:text-properties fo:color="#000000" fo:font-size="26pt" fo:font-weight="bold" style:font-size-asian="26pt" style:font-weight-asian="bold" style:font-size-complex="26pt" style:font-weight-complex="bold"/>
    </style:style>
    <style:style style:name="T84" style:family="text">
      <style:text-properties fo:color="#000000" fo:font-size="25pt" fo:font-weight="bold" style:font-size-asian="25pt" style:font-weight-asian="bold" style:font-size-complex="25pt" style:font-weight-complex="bold"/>
    </style:style>
    <style:style style:name="T85" style:family="text">
      <style:text-properties style:text-position="-16% 58%" fo:font-size="28pt" fo:font-weight="bold" style:font-name-asian="Times New Roman" style:font-size-asian="28pt" style:font-weight-asian="bold" style:font-name-complex="Times New Roman" style:font-size-complex="28pt" style:font-weight-complex="bold"/>
    </style:style>
    <style:style style:name="T86" style:family="text">
      <style:text-properties fo:font-size="26pt" fo:font-weight="bold" style:font-name-asian="Times New Roman" style:font-size-asian="26pt" style:font-weight-asian="bold" style:font-name-complex="Times New Roman" style:font-size-complex="26pt" style:font-weight-complex="bold"/>
    </style:style>
    <style:style style:name="T87" style:family="text">
      <style:text-properties style:text-position="-16% 58%" fo:font-size="36pt" fo:font-weight="bold" style:font-name-asian="Times New Roman" style:font-size-asian="36pt" style:font-weight-asian="bold" style:font-name-complex="Times New Roman" style:font-size-complex="36pt" style:font-weight-complex="bold"/>
    </style:style>
    <style:style style:name="T88" style:family="text">
      <style:text-properties fo:font-size="26pt" fo:font-style="italic" fo:font-weight="bold" style:font-name-asian="Times New Roman" style:font-size-asian="26pt" style:font-style-asian="italic" style:font-weight-asian="bold" style:font-name-complex="Times New Roman" style:font-size-complex="26pt" style:font-style-complex="italic" style:font-weight-complex="bold"/>
    </style:style>
    <style:style style:name="T89" style:family="text">
      <style:text-properties fo:font-size="10pt" fo:font-weight="bold" style:font-name-asian="Times New Roman" style:font-size-asian="10pt" style:font-weight-asian="bold" style:font-name-complex="Times New Roman" style:font-size-complex="10pt" style:font-weight-complex="bold"/>
    </style:style>
    <style:style style:name="T90" style:family="text">
      <style:text-properties style:text-position="-16% 58%" fo:font-size="26pt" fo:font-weight="bold" style:font-name-asian="Times New Roman" style:font-size-asian="26pt" style:font-weight-asian="bold" style:font-name-complex="Times New Roman" style:font-size-complex="26pt" style:font-weight-complex="bold"/>
    </style:style>
    <style:style style:name="T91" style:family="text">
      <style:text-properties fo:color="#000000" fo:font-size="16pt" fo:font-weight="bold" style:font-size-asian="16pt" style:font-weight-asian="bold" style:font-size-complex="16pt" style:font-weight-complex="bold"/>
    </style:style>
    <style:style style:name="T92" style:family="text">
      <style:text-properties fo:color="#000000" fo:font-size="38pt" fo:font-weight="bold" style:font-size-asian="38pt" style:font-weight-asian="bold" style:font-size-complex="38pt" style:font-weight-complex="bold"/>
    </style:style>
    <style:style style:name="T93" style:family="text">
      <style:text-properties fo:color="#000000" style:font-name="Symbol" fo:font-size="38pt" fo:font-weight="bold" style:font-size-asian="38pt" style:font-weight-asian="bold" style:font-size-complex="38pt" style:font-weight-complex="bold"/>
    </style:style>
    <style:style style:name="T94" style:family="text">
      <style:text-properties fo:color="#000000" fo:font-weight="bold" style:font-name-asian="Times New Roman" style:font-weight-asian="bold" style:font-name-complex="Times New Roman" style:font-weight-complex="bold"/>
    </style:style>
    <style:style style:name="T95" style:family="text">
      <style:text-properties fo:color="#000000" fo:font-size="16pt" fo:font-weight="bold" style:font-name-asian="Times New Roman" style:font-size-asian="16pt" style:font-weight-asian="bold" style:font-name-complex="Times New Roman" style:font-size-complex="16pt" style:font-weight-complex="bold"/>
    </style:style>
    <style:style style:name="T96" style:family="text">
      <style:text-properties fo:color="#000000" fo:font-size="10pt" style:font-name-asian="Times New Roman" style:font-size-asian="10pt" style:font-name-complex="Times New Roman" style:font-size-complex="10pt"/>
    </style:style>
    <style:style style:name="T97" style:family="text">
      <style:text-properties fo:color="#000000" fo:font-size="10pt" fo:font-weight="bold" style:font-name-asian="Times New Roman" style:font-size-asian="10pt" style:font-weight-asian="bold" style:font-name-complex="Times New Roman" style:font-size-complex="10pt" style:font-weight-complex="bold"/>
    </style:style>
    <style:style style:name="T98" style:family="text">
      <style:text-properties fo:font-size="20pt" style:text-underline-style="solid" style:text-underline-width="auto" style:text-underline-color="font-color" fo:font-weight="bold" style:font-name-asian="Times New Roman" style:font-size-asian="20pt" style:font-weight-asian="bold" style:font-name-complex="Times New Roman" style:font-size-complex="20pt" style:font-weight-complex="bold"/>
    </style:style>
    <style:style style:name="T99" style:family="text">
      <style:text-properties style:text-position="26% 58%" fo:font-size="20pt" fo:font-style="italic" fo:font-weight="bold" style:font-name-asian="Times New Roman" style:font-size-asian="20pt" style:font-style-asian="italic" style:font-weight-asian="bold" style:font-name-complex="Times New Roman" style:font-size-complex="20pt" style:font-style-complex="italic" style:font-weight-complex="bold"/>
    </style:style>
    <style:style style:name="T100" style:family="text">
      <style:text-properties fo:color="#000000" style:text-position="-25% 58%" fo:font-weight="bold" style:font-name-asian="Times New Roman" style:font-weight-asian="bold" style:font-name-complex="Times New Roman" style:font-weight-complex="bold"/>
    </style:style>
    <style:style style:name="T101" style:family="text">
      <style:text-properties style:text-position="-16% 58%" fo:font-weight="bold" style:font-name-asian="Times New Roman" style:font-weight-asian="bold" style:font-name-complex="Times New Roman" style:font-weight-complex="bold"/>
    </style:style>
    <style:style style:name="T102" style:family="text">
      <style:text-properties style:text-position="-25% 58%" fo:font-weight="bold" style:font-weight-asian="bold" style:font-weight-complex="bold"/>
    </style:style>
    <style:style style:name="T103" style:family="text">
      <style:text-properties fo:color="#000000" style:text-position="-16% 58%" fo:font-weight="bold" style:font-name-asian="Times New Roman" style:font-weight-asian="bold" style:font-name-complex="Times New Roman" style:font-weight-complex="bold"/>
    </style:style>
    <style:style style:name="T104" style:family="text">
      <style:text-properties fo:color="#000000" style:font-name="Symbol" fo:font-weight="bold" style:font-name-asian="Times New Roman" style:font-weight-asian="bold" style:font-name-complex="Times New Roman" style:font-weight-complex="bold"/>
    </style:style>
    <style:style style:name="T105" style:family="text">
      <style:text-properties fo:color="#000000" style:font-name-asian="Times New Roman" style:font-name-complex="Times New Roman"/>
    </style:style>
    <style:style style:name="T106" style:family="text">
      <style:text-properties style:text-position="-25% 58%" fo:font-size="24pt" fo:font-weight="bold" style:font-name-asian="Times New Roman" style:font-size-asian="24pt" style:font-weight-asian="bold" style:font-name-complex="Times New Roman" style:font-size-complex="24pt" style:font-weight-complex="bold"/>
    </style:style>
    <style:style style:name="T107" style:family="text">
      <style:text-properties style:text-position="-25% 58%" fo:font-size="28pt" fo:font-weight="bold" style:font-name-asian="Times New Roman" style:font-size-asian="28pt" style:font-weight-asian="bold" style:font-name-complex="Times New Roman" style:font-size-complex="28pt" style:font-weight-complex="bold"/>
    </style:style>
    <style:style style:name="T108" style:family="text">
      <style:text-properties fo:font-size="20pt" style:font-name-asian="Times New Roman" style:font-size-asian="20pt" style:font-name-complex="Times New Roman" style:font-size-complex="20pt"/>
    </style:style>
    <style:style style:name="T109" style:family="text">
      <style:text-properties fo:color="#000000" style:text-position="-20% 58%" style:font-name="Symbol" fo:font-size="44pt" fo:font-weight="bold" style:font-size-asian="44pt" style:font-weight-asian="bold" style:font-size-complex="44pt" style:font-weight-complex="bold"/>
    </style:style>
    <style:style style:name="T110" style:family="text">
      <style:text-properties style:text-position="-30% 58%" fo:font-size="28pt" fo:font-weight="bold" style:font-name-asian="Times New Roman" style:font-size-asian="28pt" style:font-weight-asian="bold" style:font-name-complex="Times New Roman" style:font-size-complex="28pt" style:font-weight-complex="bold"/>
    </style:style>
    <style:style style:name="T111" style:family="text">
      <style:text-properties fo:color="#000000" fo:font-size="18pt" fo:font-weight="bold" style:font-size-asian="18pt" style:font-weight-asian="bold" style:font-size-complex="18pt" style:font-weight-complex="bold"/>
    </style:style>
    <style:style style:name="T112" style:family="text">
      <style:text-properties fo:color="#000000" style:font-name="Symbol" fo:font-size="29pt" fo:font-weight="bold" style:font-size-asian="29pt" style:font-weight-asian="bold" style:font-size-complex="29pt" style:font-weight-complex="bold"/>
    </style:style>
    <style:style style:name="T113" style:family="text">
      <style:text-properties fo:color="#000000" style:font-name="Symbol" fo:font-size="26pt" fo:font-weight="bold" style:font-size-asian="26pt" style:font-weight-asian="bold" style:font-size-complex="26pt" style:font-weight-complex="bold"/>
    </style:style>
    <style:style style:name="T114" style:family="text">
      <style:text-properties fo:font-style="italic" fo:font-weight="bold" style:font-name-asian="Times New Roman" style:font-style-asian="italic" style:font-weight-asian="bold" style:font-name-complex="Times New Roman" style:font-style-complex="italic" style:font-weight-complex="bold"/>
    </style:style>
    <style:style style:name="T115" style:family="text">
      <style:text-properties style:text-position="30% 58%" fo:font-size="32pt" fo:font-style="italic" fo:font-weight="bold" style:font-name-asian="Times New Roman" style:font-size-asian="32pt" style:font-style-asian="italic" style:font-weight-asian="bold" style:font-name-complex="Times New Roman" style:font-size-complex="32pt" style:font-style-complex="italic"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Wingdings" style:font-pitch="variable" style:font-charset="x-symbol" fo:color="#3333ff" fo:font-size="100%"/>
      </text:list-level-style-bullet>
      <text:list-level-style-bullet text:level="2" text:bullet-char="•">
        <style:list-level-properties text:space-before="1.27cm" text:min-label-width="0.793cm"/>
        <style:text-properties style:font-name="Times New Roman" fo:color="#3333ff" fo:font-size="100%"/>
      </text:list-level-style-bullet>
      <text:list-level-style-bullet text:level="3" text:bullet-char="">
        <style:list-level-properties text:space-before="2.54cm" text:min-label-width="0.635cm"/>
        <style:text-properties fo:font-family="Wingdings" style:font-pitch="variable" style:font-charset="x-symbol" fo:color="#3333ff" fo:font-size="100%"/>
      </text:list-level-style-bullet>
      <text:list-level-style-bullet text:level="4" text:bullet-char="•">
        <style:list-level-properties text:space-before="3.81cm" text:min-label-width="0.635cm"/>
        <style:text-properties style:font-name="Times New Roman" fo:color="#3333ff" fo:font-size="100%"/>
      </text:list-level-style-bullet>
      <text:list-level-style-bullet text:level="5" text:bullet-char="">
        <style:list-level-properties text:space-before="5.08cm" text:min-label-width="0.635cm"/>
        <style:text-properties fo:font-family="Wingdings" style:font-pitch="variable" style:font-charset="x-symbol" fo:color="#3333ff" fo:font-size="100%"/>
      </text:list-level-style-bullet>
      <text:list-level-style-bullet text:level="6" text:bullet-char="">
        <style:list-level-properties text:space-before="5.08cm" text:min-label-width="0.635cm"/>
        <style:text-properties fo:font-family="Wingdings" style:font-pitch="variable" style:font-charset="x-symbol" fo:color="#3333ff" fo:font-size="100%"/>
      </text:list-level-style-bullet>
      <text:list-level-style-bullet text:level="7" text:bullet-char="">
        <style:list-level-properties text:space-before="5.08cm" text:min-label-width="0.635cm"/>
        <style:text-properties fo:font-family="Wingdings" style:font-pitch="variable" style:font-charset="x-symbol" fo:color="#3333ff" fo:font-size="100%"/>
      </text:list-level-style-bullet>
      <text:list-level-style-bullet text:level="8" text:bullet-char="">
        <style:list-level-properties text:space-before="5.08cm" text:min-label-width="0.635cm"/>
        <style:text-properties fo:font-family="Wingdings" style:font-pitch="variable" style:font-charset="x-symbol" fo:color="#3333ff" fo:font-size="100%"/>
      </text:list-level-style-bullet>
      <text:list-level-style-bullet text:level="9" text:bullet-char="">
        <style:list-level-properties text:space-before="5.08cm" text:min-label-width="0.635cm"/>
        <style:text-properties fo:font-family="Wingdings" style:font-pitch="variable" style:font-charset="x-symbol" fo:color="#3333ff" fo:font-size="100%"/>
      </text:list-level-style-bullet>
      <text:list-level-style-bullet text:level="10" text:bullet-char="">
        <style:list-level-properties text:space-before="5.08cm" text:min-label-width="0.635cm"/>
        <style:text-properties fo:font-family="Wingdings" style:font-pitch="variable" style:font-charset="x-symbol" fo:color="#3333ff" fo:font-size="100%"/>
      </text:list-level-style-bullet>
    </text:list-style>
    <text:list-style style:name="L3">
      <text:list-level-style-bullet text:level="1" text:bullet-char="">
        <style:list-level-properties text:space-before="5.08cm" text:min-label-width="0.635cm"/>
        <style:text-properties fo:font-family="Wingdings" style:font-pitch="variable" style:font-charset="x-symbol" fo:color="#3333ff" fo:font-size="100%"/>
      </text:list-level-style-bullet>
      <text:list-level-style-bullet text:level="2" text:bullet-char="•">
        <style:list-level-properties text:space-before="1.27cm" text:min-label-width="0.793cm"/>
        <style:text-properties style:font-name="Times New Roman" fo:color="#3333ff" fo:font-size="100%"/>
      </text:list-level-style-bullet>
      <text:list-level-style-bullet text:level="3" text:bullet-char="">
        <style:list-level-properties text:space-before="2.54cm" text:min-label-width="0.635cm"/>
        <style:text-properties fo:font-family="Wingdings" style:font-pitch="variable" style:font-charset="x-symbol" fo:color="#3333ff" fo:font-size="100%"/>
      </text:list-level-style-bullet>
      <text:list-level-style-bullet text:level="4" text:bullet-char="•">
        <style:list-level-properties text:space-before="3.81cm" text:min-label-width="0.635cm"/>
        <style:text-properties style:font-name="Times New Roman" fo:color="#3333ff" fo:font-size="100%"/>
      </text:list-level-style-bullet>
      <text:list-level-style-bullet text:level="5" text:bullet-char="">
        <style:list-level-properties text:space-before="5.08cm" text:min-label-width="0.635cm"/>
        <style:text-properties fo:font-family="Wingdings" style:font-pitch="variable" style:font-charset="x-symbol" fo:color="#3333ff" fo:font-size="100%"/>
      </text:list-level-style-bullet>
      <text:list-level-style-bullet text:level="6" text:bullet-char="">
        <style:list-level-properties text:space-before="5.08cm" text:min-label-width="0.635cm"/>
        <style:text-properties fo:font-family="Wingdings" style:font-pitch="variable" style:font-charset="x-symbol" fo:color="#3333ff" fo:font-size="100%"/>
      </text:list-level-style-bullet>
      <text:list-level-style-bullet text:level="7" text:bullet-char="">
        <style:list-level-properties text:space-before="5.08cm" text:min-label-width="0.635cm"/>
        <style:text-properties fo:font-family="Wingdings" style:font-pitch="variable" style:font-charset="x-symbol" fo:color="#3333ff" fo:font-size="100%"/>
      </text:list-level-style-bullet>
      <text:list-level-style-bullet text:level="8" text:bullet-char="">
        <style:list-level-properties text:space-before="5.08cm" text:min-label-width="0.635cm"/>
        <style:text-properties fo:font-family="Wingdings" style:font-pitch="variable" style:font-charset="x-symbol" fo:color="#3333ff" fo:font-size="100%"/>
      </text:list-level-style-bullet>
      <text:list-level-style-bullet text:level="9" text:bullet-char="">
        <style:list-level-properties text:space-before="5.08cm" text:min-label-width="0.635cm"/>
        <style:text-properties fo:font-family="Wingdings" style:font-pitch="variable" style:font-charset="x-symbol" fo:color="#3333ff" fo:font-size="100%"/>
      </text:list-level-style-bullet>
      <text:list-level-style-bullet text:level="10" text:bullet-char="">
        <style:list-level-properties text:space-before="5.08cm" text:min-label-width="0.635cm"/>
        <style:text-properties fo:font-family="Wingdings" style:font-pitch="variable" style:font-charset="x-symbol" fo:color="#3333ff" fo:font-size="100%"/>
      </text:list-level-style-bullet>
    </text:list-style>
    <text:list-style style:name="L4">
      <text:list-level-style-bullet text:level="1" text:bullet-char="">
        <style:list-level-properties text:min-label-width="0.635cm"/>
        <style:text-properties fo:font-family="Wingdings" style:font-pitch="variable" style:font-charset="x-symbol" fo:color="#3333ff" fo:font-size="100%"/>
      </text:list-level-style-bullet>
      <text:list-level-style-bullet text:level="2" text:bullet-char="•">
        <style:list-level-properties text:space-before="1.27cm" text:min-label-width="0.793cm"/>
        <style:text-properties style:font-name="Times New Roman" fo:color="#3333ff" fo:font-size="100%"/>
      </text:list-level-style-bullet>
      <text:list-level-style-bullet text:level="3" text:bullet-char="">
        <style:list-level-properties text:space-before="2.54cm" text:min-label-width="0.635cm"/>
        <style:text-properties fo:font-family="Wingdings" style:font-pitch="variable" style:font-charset="x-symbol" fo:color="#3333ff" fo:font-size="100%"/>
      </text:list-level-style-bullet>
      <text:list-level-style-bullet text:level="4" text:bullet-char="•">
        <style:list-level-properties text:space-before="3.81cm" text:min-label-width="0.635cm"/>
        <style:text-properties style:font-name="Times New Roman" fo:color="#3333ff" fo:font-size="100%"/>
      </text:list-level-style-bullet>
      <text:list-level-style-bullet text:level="5" text:bullet-char="">
        <style:list-level-properties text:space-before="5.08cm" text:min-label-width="0.635cm"/>
        <style:text-properties fo:font-family="Wingdings" style:font-pitch="variable" style:font-charset="x-symbol" fo:color="#3333ff" fo:font-size="100%"/>
      </text:list-level-style-bullet>
      <text:list-level-style-bullet text:level="6" text:bullet-char="">
        <style:list-level-properties text:space-before="5.08cm" text:min-label-width="0.635cm"/>
        <style:text-properties fo:font-family="Wingdings" style:font-pitch="variable" style:font-charset="x-symbol" fo:color="#3333ff" fo:font-size="100%"/>
      </text:list-level-style-bullet>
      <text:list-level-style-bullet text:level="7" text:bullet-char="">
        <style:list-level-properties text:space-before="5.08cm" text:min-label-width="0.635cm"/>
        <style:text-properties fo:font-family="Wingdings" style:font-pitch="variable" style:font-charset="x-symbol" fo:color="#3333ff" fo:font-size="100%"/>
      </text:list-level-style-bullet>
      <text:list-level-style-bullet text:level="8" text:bullet-char="">
        <style:list-level-properties text:space-before="5.08cm" text:min-label-width="0.635cm"/>
        <style:text-properties fo:font-family="Wingdings" style:font-pitch="variable" style:font-charset="x-symbol" fo:color="#3333ff" fo:font-size="100%"/>
      </text:list-level-style-bullet>
      <text:list-level-style-bullet text:level="9" text:bullet-char="">
        <style:list-level-properties text:space-before="5.08cm" text:min-label-width="0.635cm"/>
        <style:text-properties fo:font-family="Wingdings" style:font-pitch="variable" style:font-charset="x-symbol" fo:color="#3333ff" fo:font-size="100%"/>
      </text:list-level-style-bullet>
      <text:list-level-style-bullet text:level="10" text:bullet-char="">
        <style:list-level-properties text:space-before="5.08cm" text:min-label-width="0.635cm"/>
        <style:text-properties fo:font-family="Wingdings" style:font-pitch="variable" style:font-charset="x-symbol" fo:color="#3333ff" fo:font-size="100%"/>
      </text:list-level-style-bullet>
    </text:list-style>
    <text:list-style style:name="L5">
      <text:list-level-style-bullet text:level="1" text:bullet-char="">
        <style:list-level-properties/>
        <style:text-properties fo:font-family="Wingdings" style:font-pitch="variable" style:font-charset="x-symbol" fo:color="#3333ff" fo:font-size="100%"/>
      </text:list-level-style-bullet>
      <text:list-level-style-bullet text:level="2" text:bullet-char="•">
        <style:list-level-properties text:space-before="1.27cm" text:min-label-width="0.793cm"/>
        <style:text-properties style:font-name="Times New Roman" fo:color="#3333ff" fo:font-size="100%"/>
      </text:list-level-style-bullet>
      <text:list-level-style-bullet text:level="3" text:bullet-char="">
        <style:list-level-properties text:space-before="2.54cm" text:min-label-width="0.635cm"/>
        <style:text-properties fo:font-family="Wingdings" style:font-pitch="variable" style:font-charset="x-symbol" fo:color="#3333ff" fo:font-size="100%"/>
      </text:list-level-style-bullet>
      <text:list-level-style-bullet text:level="4" text:bullet-char="•">
        <style:list-level-properties text:space-before="3.81cm" text:min-label-width="0.635cm"/>
        <style:text-properties style:font-name="Times New Roman" fo:color="#3333ff" fo:font-size="100%"/>
      </text:list-level-style-bullet>
      <text:list-level-style-bullet text:level="5" text:bullet-char="">
        <style:list-level-properties text:space-before="5.08cm" text:min-label-width="0.635cm"/>
        <style:text-properties fo:font-family="Wingdings" style:font-pitch="variable" style:font-charset="x-symbol" fo:color="#3333ff" fo:font-size="100%"/>
      </text:list-level-style-bullet>
      <text:list-level-style-bullet text:level="6" text:bullet-char="">
        <style:list-level-properties text:space-before="5.08cm" text:min-label-width="0.635cm"/>
        <style:text-properties fo:font-family="Wingdings" style:font-pitch="variable" style:font-charset="x-symbol" fo:color="#3333ff" fo:font-size="100%"/>
      </text:list-level-style-bullet>
      <text:list-level-style-bullet text:level="7" text:bullet-char="">
        <style:list-level-properties text:space-before="5.08cm" text:min-label-width="0.635cm"/>
        <style:text-properties fo:font-family="Wingdings" style:font-pitch="variable" style:font-charset="x-symbol" fo:color="#3333ff" fo:font-size="100%"/>
      </text:list-level-style-bullet>
      <text:list-level-style-bullet text:level="8" text:bullet-char="">
        <style:list-level-properties text:space-before="5.08cm" text:min-label-width="0.635cm"/>
        <style:text-properties fo:font-family="Wingdings" style:font-pitch="variable" style:font-charset="x-symbol" fo:color="#3333ff" fo:font-size="100%"/>
      </text:list-level-style-bullet>
      <text:list-level-style-bullet text:level="9" text:bullet-char="">
        <style:list-level-properties text:space-before="5.08cm" text:min-label-width="0.635cm"/>
        <style:text-properties fo:font-family="Wingdings" style:font-pitch="variable" style:font-charset="x-symbol" fo:color="#3333ff" fo:font-size="100%"/>
      </text:list-level-style-bullet>
      <text:list-level-style-bullet text:level="10" text:bullet-char="">
        <style:list-level-properties text:space-before="5.08cm" text:min-label-width="0.635cm"/>
        <style:text-properties fo:font-family="Wingdings" style:font-pitch="variable" style:font-charset="x-symbol" fo:color="#3333ff" fo:font-size="10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3333ff" fo:font-size="100%"/>
      </text:list-level-style-bullet>
      <text:list-level-style-bullet text:level="2" text:bullet-char="•">
        <style:list-level-properties text:space-before="1.261cm"/>
        <style:text-properties style:font-name="Times New Roman" fo:color="#3333ff" fo:font-size="100%"/>
      </text:list-level-style-bullet>
      <text:list-level-style-bullet text:level="3" text:bullet-char="">
        <style:list-level-properties text:space-before="2.54cm" text:min-label-width="0.635cm"/>
        <style:text-properties fo:font-family="Wingdings" style:font-pitch="variable" style:font-charset="x-symbol" fo:color="#3333ff" fo:font-size="100%"/>
      </text:list-level-style-bullet>
      <text:list-level-style-bullet text:level="4" text:bullet-char="•">
        <style:list-level-properties text:space-before="3.81cm" text:min-label-width="0.635cm"/>
        <style:text-properties style:font-name="Times New Roman" fo:color="#3333ff" fo:font-size="100%"/>
      </text:list-level-style-bullet>
      <text:list-level-style-bullet text:level="5" text:bullet-char="">
        <style:list-level-properties text:space-before="5.08cm" text:min-label-width="0.635cm"/>
        <style:text-properties fo:font-family="Wingdings" style:font-pitch="variable" style:font-charset="x-symbol" fo:color="#3333ff" fo:font-size="100%"/>
      </text:list-level-style-bullet>
      <text:list-level-style-bullet text:level="6" text:bullet-char="">
        <style:list-level-properties text:space-before="5.08cm" text:min-label-width="0.635cm"/>
        <style:text-properties fo:font-family="Wingdings" style:font-pitch="variable" style:font-charset="x-symbol" fo:color="#3333ff" fo:font-size="100%"/>
      </text:list-level-style-bullet>
      <text:list-level-style-bullet text:level="7" text:bullet-char="">
        <style:list-level-properties text:space-before="5.08cm" text:min-label-width="0.635cm"/>
        <style:text-properties fo:font-family="Wingdings" style:font-pitch="variable" style:font-charset="x-symbol" fo:color="#3333ff" fo:font-size="100%"/>
      </text:list-level-style-bullet>
      <text:list-level-style-bullet text:level="8" text:bullet-char="">
        <style:list-level-properties text:space-before="5.08cm" text:min-label-width="0.635cm"/>
        <style:text-properties fo:font-family="Wingdings" style:font-pitch="variable" style:font-charset="x-symbol" fo:color="#3333ff" fo:font-size="100%"/>
      </text:list-level-style-bullet>
      <text:list-level-style-bullet text:level="9" text:bullet-char="">
        <style:list-level-properties text:space-before="5.08cm" text:min-label-width="0.635cm"/>
        <style:text-properties fo:font-family="Wingdings" style:font-pitch="variable" style:font-charset="x-symbol" fo:color="#3333ff" fo:font-size="100%"/>
      </text:list-level-style-bullet>
      <text:list-level-style-bullet text:level="10" text:bullet-char="">
        <style:list-level-properties text:space-before="5.08cm" text:min-label-width="0.635cm"/>
        <style:text-properties fo:font-family="Wingdings" style:font-pitch="variable" style:font-charset="x-symbol" fo:color="#3333ff" fo:font-size="100%"/>
      </text:list-level-style-bullet>
    </text:list-style>
    <text:list-style style:name="L7">
      <text:list-level-style-bullet text:level="1" text:bullet-char="">
        <style:list-level-properties/>
        <style:text-properties fo:font-family="Wingdings" style:font-pitch="variable" style:font-charset="x-symbol" fo:color="#009999"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25%"/>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number text:level="1" style:num-format="">
        <style:list-level-properties/>
        <style:text-properties fo:color="#3333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fo:font-family="Wingdings" style:font-pitch="variable" style:font-charset="x-symbol" fo:color="#3333ff" fo:font-size="100%"/>
      </text:list-level-style-bullet>
      <text:list-level-style-number text:level="2" style:num-format="">
        <style:list-level-properties/>
        <style:text-properties fo:color="#3333ff" fo:font-size="100%"/>
      </text:list-level-style-number>
      <text:list-level-style-bullet text:level="3" text:bullet-char="">
        <style:list-level-properties text:space-before="2.54cm" text:min-label-width="0.635cm"/>
        <style:text-properties fo:font-family="Wingdings" style:font-pitch="variable" style:font-charset="x-symbol" fo:color="#3333ff" fo:font-size="100%"/>
      </text:list-level-style-bullet>
      <text:list-level-style-bullet text:level="4" text:bullet-char="•">
        <style:list-level-properties text:space-before="3.81cm" text:min-label-width="0.635cm"/>
        <style:text-properties style:font-name="Times New Roman" fo:color="#3333ff" fo:font-size="100%"/>
      </text:list-level-style-bullet>
      <text:list-level-style-bullet text:level="5" text:bullet-char="">
        <style:list-level-properties text:space-before="5.08cm" text:min-label-width="0.635cm"/>
        <style:text-properties fo:font-family="Wingdings" style:font-pitch="variable" style:font-charset="x-symbol" fo:color="#3333ff" fo:font-size="100%"/>
      </text:list-level-style-bullet>
      <text:list-level-style-bullet text:level="6" text:bullet-char="">
        <style:list-level-properties text:space-before="5.08cm" text:min-label-width="0.635cm"/>
        <style:text-properties fo:font-family="Wingdings" style:font-pitch="variable" style:font-charset="x-symbol" fo:color="#3333ff" fo:font-size="100%"/>
      </text:list-level-style-bullet>
      <text:list-level-style-bullet text:level="7" text:bullet-char="">
        <style:list-level-properties text:space-before="5.08cm" text:min-label-width="0.635cm"/>
        <style:text-properties fo:font-family="Wingdings" style:font-pitch="variable" style:font-charset="x-symbol" fo:color="#3333ff" fo:font-size="100%"/>
      </text:list-level-style-bullet>
      <text:list-level-style-bullet text:level="8" text:bullet-char="">
        <style:list-level-properties text:space-before="5.08cm" text:min-label-width="0.635cm"/>
        <style:text-properties fo:font-family="Wingdings" style:font-pitch="variable" style:font-charset="x-symbol" fo:color="#3333ff" fo:font-size="100%"/>
      </text:list-level-style-bullet>
      <text:list-level-style-bullet text:level="9" text:bullet-char="">
        <style:list-level-properties text:space-before="5.08cm" text:min-label-width="0.635cm"/>
        <style:text-properties fo:font-family="Wingdings" style:font-pitch="variable" style:font-charset="x-symbol" fo:color="#3333ff" fo:font-size="100%"/>
      </text:list-level-style-bullet>
      <text:list-level-style-bullet text:level="10" text:bullet-char="">
        <style:list-level-properties text:space-before="5.08cm" text:min-label-width="0.635cm"/>
        <style:text-properties fo:font-family="Wingdings" style:font-pitch="variable" style:font-charset="x-symbol" fo:color="#3333ff" fo:font-size="100%"/>
      </text:list-level-style-bullet>
    </text:list-style>
    <text:list-style style:name="L12">
      <text:list-level-style-bullet text:level="1" text:bullet-char="">
        <style:list-level-properties text:min-label-width="1.27cm"/>
        <style:text-properties fo:font-family="Wingdings" style:font-pitch="variable" style:font-charset="x-symbol" fo:color="#009999" fo:font-size="12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bullet text:level="1" text:bullet-char="">
        <style:list-level-properties text:min-label-width="0.952cm"/>
        <style:text-properties fo:font-family="Wingdings" style:font-pitch="variable" style:font-charset="x-symbol" fo:color="#009999"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
      <text:list-level-style-bullet text:level="1" text:bullet-char="">
        <style:list-level-properties/>
        <style:text-properties fo:font-family="Wingdings" style:font-pitch="variable" style:font-charset="x-symbol" fo:color="#009999"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6">
      <text:list-level-style-number text:level="1" style:num-format="">
        <style:list-level-properties/>
        <style:text-properties fo:color="#3333ff" fo:font-size="100%"/>
      </text:list-level-style-number>
      <text:list-level-style-bullet text:level="2" text:bullet-char="•">
        <style:list-level-properties text:space-before="1.27cm" text:min-label-width="0.793cm"/>
        <style:text-properties style:font-name="Times New Roman" fo:color="#3333ff" fo:font-size="100%"/>
      </text:list-level-style-bullet>
      <text:list-level-style-bullet text:level="3" text:bullet-char="">
        <style:list-level-properties text:space-before="2.54cm" text:min-label-width="0.635cm"/>
        <style:text-properties fo:font-family="Wingdings" style:font-pitch="variable" style:font-charset="x-symbol" fo:color="#3333ff" fo:font-size="100%"/>
      </text:list-level-style-bullet>
      <text:list-level-style-bullet text:level="4" text:bullet-char="•">
        <style:list-level-properties text:space-before="3.81cm" text:min-label-width="0.635cm"/>
        <style:text-properties style:font-name="Times New Roman" fo:color="#3333ff" fo:font-size="100%"/>
      </text:list-level-style-bullet>
      <text:list-level-style-bullet text:level="5" text:bullet-char="">
        <style:list-level-properties text:space-before="5.08cm" text:min-label-width="0.635cm"/>
        <style:text-properties fo:font-family="Wingdings" style:font-pitch="variable" style:font-charset="x-symbol" fo:color="#3333ff" fo:font-size="100%"/>
      </text:list-level-style-bullet>
      <text:list-level-style-bullet text:level="6" text:bullet-char="">
        <style:list-level-properties text:space-before="5.08cm" text:min-label-width="0.635cm"/>
        <style:text-properties fo:font-family="Wingdings" style:font-pitch="variable" style:font-charset="x-symbol" fo:color="#3333ff" fo:font-size="100%"/>
      </text:list-level-style-bullet>
      <text:list-level-style-bullet text:level="7" text:bullet-char="">
        <style:list-level-properties text:space-before="5.08cm" text:min-label-width="0.635cm"/>
        <style:text-properties fo:font-family="Wingdings" style:font-pitch="variable" style:font-charset="x-symbol" fo:color="#3333ff" fo:font-size="100%"/>
      </text:list-level-style-bullet>
      <text:list-level-style-bullet text:level="8" text:bullet-char="">
        <style:list-level-properties text:space-before="5.08cm" text:min-label-width="0.635cm"/>
        <style:text-properties fo:font-family="Wingdings" style:font-pitch="variable" style:font-charset="x-symbol" fo:color="#3333ff" fo:font-size="100%"/>
      </text:list-level-style-bullet>
      <text:list-level-style-bullet text:level="9" text:bullet-char="">
        <style:list-level-properties text:space-before="5.08cm" text:min-label-width="0.635cm"/>
        <style:text-properties fo:font-family="Wingdings" style:font-pitch="variable" style:font-charset="x-symbol" fo:color="#3333ff" fo:font-size="100%"/>
      </text:list-level-style-bullet>
      <text:list-level-style-bullet text:level="10" text:bullet-char="">
        <style:list-level-properties text:space-before="5.08cm" text:min-label-width="0.635cm"/>
        <style:text-properties fo:font-family="Wingdings" style:font-pitch="variable" style:font-charset="x-symbol" fo:color="#3333ff" fo:font-size="100%"/>
      </text:list-level-style-bullet>
    </text:list-style>
    <text:list-style style:name="L17">
      <text:list-level-style-bullet text:level="1" text:bullet-char="">
        <style:list-level-properties text:min-label-width="1.693cm"/>
        <style:text-properties fo:font-family="Wingdings" style:font-pitch="variable" style:font-charset="x-symbol" fo:color="#3333ff" fo:font-size="100%"/>
      </text:list-level-style-bullet>
      <text:list-level-style-bullet text:level="2" text:bullet-char="•">
        <style:list-level-properties text:space-before="1.27cm" text:min-label-width="0.793cm"/>
        <style:text-properties style:font-name="Times New Roman" fo:color="#3333ff" fo:font-size="100%"/>
      </text:list-level-style-bullet>
      <text:list-level-style-bullet text:level="3" text:bullet-char="">
        <style:list-level-properties text:space-before="2.54cm" text:min-label-width="0.635cm"/>
        <style:text-properties fo:font-family="Wingdings" style:font-pitch="variable" style:font-charset="x-symbol" fo:color="#3333ff" fo:font-size="100%"/>
      </text:list-level-style-bullet>
      <text:list-level-style-bullet text:level="4" text:bullet-char="•">
        <style:list-level-properties text:space-before="3.81cm" text:min-label-width="0.635cm"/>
        <style:text-properties style:font-name="Times New Roman" fo:color="#3333ff" fo:font-size="100%"/>
      </text:list-level-style-bullet>
      <text:list-level-style-bullet text:level="5" text:bullet-char="">
        <style:list-level-properties text:space-before="5.08cm" text:min-label-width="0.635cm"/>
        <style:text-properties fo:font-family="Wingdings" style:font-pitch="variable" style:font-charset="x-symbol" fo:color="#3333ff" fo:font-size="100%"/>
      </text:list-level-style-bullet>
      <text:list-level-style-bullet text:level="6" text:bullet-char="">
        <style:list-level-properties text:space-before="5.08cm" text:min-label-width="0.635cm"/>
        <style:text-properties fo:font-family="Wingdings" style:font-pitch="variable" style:font-charset="x-symbol" fo:color="#3333ff" fo:font-size="100%"/>
      </text:list-level-style-bullet>
      <text:list-level-style-bullet text:level="7" text:bullet-char="">
        <style:list-level-properties text:space-before="5.08cm" text:min-label-width="0.635cm"/>
        <style:text-properties fo:font-family="Wingdings" style:font-pitch="variable" style:font-charset="x-symbol" fo:color="#3333ff" fo:font-size="100%"/>
      </text:list-level-style-bullet>
      <text:list-level-style-bullet text:level="8" text:bullet-char="">
        <style:list-level-properties text:space-before="5.08cm" text:min-label-width="0.635cm"/>
        <style:text-properties fo:font-family="Wingdings" style:font-pitch="variable" style:font-charset="x-symbol" fo:color="#3333ff" fo:font-size="100%"/>
      </text:list-level-style-bullet>
      <text:list-level-style-bullet text:level="9" text:bullet-char="">
        <style:list-level-properties text:space-before="5.08cm" text:min-label-width="0.635cm"/>
        <style:text-properties fo:font-family="Wingdings" style:font-pitch="variable" style:font-charset="x-symbol" fo:color="#3333ff" fo:font-size="100%"/>
      </text:list-level-style-bullet>
      <text:list-level-style-bullet text:level="10" text:bullet-char="">
        <style:list-level-properties text:space-before="5.08cm" text:min-label-width="0.635cm"/>
        <style:text-properties fo:font-family="Wingdings" style:font-pitch="variable" style:font-charset="x-symbol" fo:color="#3333ff" fo:font-size="100%"/>
      </text:list-level-style-bullet>
    </text:list-style>
    <text:list-style style:name="L18">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3333ff"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9">
      <text:list-level-style-bullet text:level="1" text:bullet-char="">
        <style:list-level-properties text:min-label-width="0.802cm"/>
        <style:text-properties fo:font-family="Wingdings" style:font-pitch="variable" style:font-charset="x-symbol" fo:color="#3333ff" fo:font-size="100%"/>
      </text:list-level-style-bullet>
      <text:list-level-style-bullet text:level="2" text:bullet-char="•">
        <style:list-level-properties text:space-before="1.27cm" text:min-label-width="0.793cm"/>
        <style:text-properties style:font-name="Times New Roman" fo:color="#3333ff" fo:font-size="100%"/>
      </text:list-level-style-bullet>
      <text:list-level-style-bullet text:level="3" text:bullet-char="">
        <style:list-level-properties text:space-before="2.54cm" text:min-label-width="0.635cm"/>
        <style:text-properties fo:font-family="Wingdings" style:font-pitch="variable" style:font-charset="x-symbol" fo:color="#3333ff" fo:font-size="100%"/>
      </text:list-level-style-bullet>
      <text:list-level-style-bullet text:level="4" text:bullet-char="•">
        <style:list-level-properties text:space-before="3.81cm" text:min-label-width="0.635cm"/>
        <style:text-properties style:font-name="Times New Roman" fo:color="#3333ff" fo:font-size="100%"/>
      </text:list-level-style-bullet>
      <text:list-level-style-bullet text:level="5" text:bullet-char="">
        <style:list-level-properties text:space-before="5.08cm" text:min-label-width="0.635cm"/>
        <style:text-properties fo:font-family="Wingdings" style:font-pitch="variable" style:font-charset="x-symbol" fo:color="#3333ff" fo:font-size="100%"/>
      </text:list-level-style-bullet>
      <text:list-level-style-bullet text:level="6" text:bullet-char="">
        <style:list-level-properties text:space-before="5.08cm" text:min-label-width="0.635cm"/>
        <style:text-properties fo:font-family="Wingdings" style:font-pitch="variable" style:font-charset="x-symbol" fo:color="#3333ff" fo:font-size="100%"/>
      </text:list-level-style-bullet>
      <text:list-level-style-bullet text:level="7" text:bullet-char="">
        <style:list-level-properties text:space-before="5.08cm" text:min-label-width="0.635cm"/>
        <style:text-properties fo:font-family="Wingdings" style:font-pitch="variable" style:font-charset="x-symbol" fo:color="#3333ff" fo:font-size="100%"/>
      </text:list-level-style-bullet>
      <text:list-level-style-bullet text:level="8" text:bullet-char="">
        <style:list-level-properties text:space-before="5.08cm" text:min-label-width="0.635cm"/>
        <style:text-properties fo:font-family="Wingdings" style:font-pitch="variable" style:font-charset="x-symbol" fo:color="#3333ff" fo:font-size="100%"/>
      </text:list-level-style-bullet>
      <text:list-level-style-bullet text:level="9" text:bullet-char="">
        <style:list-level-properties text:space-before="5.08cm" text:min-label-width="0.635cm"/>
        <style:text-properties fo:font-family="Wingdings" style:font-pitch="variable" style:font-charset="x-symbol" fo:color="#3333ff" fo:font-size="100%"/>
      </text:list-level-style-bullet>
      <text:list-level-style-bullet text:level="10" text:bullet-char="">
        <style:list-level-properties text:space-before="5.08cm" text:min-label-width="0.635cm"/>
        <style:text-properties fo:font-family="Wingdings" style:font-pitch="variable" style:font-charset="x-symbol" fo:color="#3333ff" fo:font-size="100%"/>
      </text:list-level-style-bullet>
    </text:list-style>
    <text:list-style style:name="L20">
      <text:list-level-style-bullet text:level="1" text:bullet-char="">
        <style:list-level-properties text:space-before="5.08cm" text:min-label-width="0.635cm"/>
        <style:text-properties fo:font-family="Wingdings" style:font-pitch="variable" style:font-charset="x-symbol" fo:color="#3333ff" fo:font-size="100%"/>
      </text:list-level-style-bullet>
      <text:list-level-style-bullet text:level="2" text:bullet-char="•">
        <style:list-level-properties text:space-before="1.609cm" text:min-label-width="0.763cm"/>
        <style:text-properties style:font-name="Times New Roman" fo:color="#3333ff" fo:font-size="100%"/>
      </text:list-level-style-bullet>
      <text:list-level-style-bullet text:level="3" text:bullet-char="">
        <style:list-level-properties text:space-before="2.54cm" text:min-label-width="0.635cm"/>
        <style:text-properties fo:font-family="Wingdings" style:font-pitch="variable" style:font-charset="x-symbol" fo:color="#3333ff" fo:font-size="100%"/>
      </text:list-level-style-bullet>
      <text:list-level-style-bullet text:level="4" text:bullet-char="•">
        <style:list-level-properties text:space-before="3.81cm" text:min-label-width="0.635cm"/>
        <style:text-properties style:font-name="Times New Roman" fo:color="#3333ff" fo:font-size="100%"/>
      </text:list-level-style-bullet>
      <text:list-level-style-bullet text:level="5" text:bullet-char="">
        <style:list-level-properties text:space-before="5.08cm" text:min-label-width="0.635cm"/>
        <style:text-properties fo:font-family="Wingdings" style:font-pitch="variable" style:font-charset="x-symbol" fo:color="#3333ff" fo:font-size="100%"/>
      </text:list-level-style-bullet>
      <text:list-level-style-bullet text:level="6" text:bullet-char="">
        <style:list-level-properties text:space-before="5.08cm" text:min-label-width="0.635cm"/>
        <style:text-properties fo:font-family="Wingdings" style:font-pitch="variable" style:font-charset="x-symbol" fo:color="#3333ff" fo:font-size="100%"/>
      </text:list-level-style-bullet>
      <text:list-level-style-bullet text:level="7" text:bullet-char="">
        <style:list-level-properties text:space-before="5.08cm" text:min-label-width="0.635cm"/>
        <style:text-properties fo:font-family="Wingdings" style:font-pitch="variable" style:font-charset="x-symbol" fo:color="#3333ff" fo:font-size="100%"/>
      </text:list-level-style-bullet>
      <text:list-level-style-bullet text:level="8" text:bullet-char="">
        <style:list-level-properties text:space-before="5.08cm" text:min-label-width="0.635cm"/>
        <style:text-properties fo:font-family="Wingdings" style:font-pitch="variable" style:font-charset="x-symbol" fo:color="#3333ff" fo:font-size="100%"/>
      </text:list-level-style-bullet>
      <text:list-level-style-bullet text:level="9" text:bullet-char="">
        <style:list-level-properties text:space-before="5.08cm" text:min-label-width="0.635cm"/>
        <style:text-properties fo:font-family="Wingdings" style:font-pitch="variable" style:font-charset="x-symbol" fo:color="#3333ff" fo:font-size="100%"/>
      </text:list-level-style-bullet>
      <text:list-level-style-bullet text:level="10" text:bullet-char="">
        <style:list-level-properties text:space-before="5.08cm" text:min-label-width="0.635cm"/>
        <style:text-properties fo:font-family="Wingdings" style:font-pitch="variable" style:font-charset="x-symbol" fo:color="#3333ff" fo:font-size="100%"/>
      </text:list-level-style-bullet>
    </text:list-style>
    <text:list-style style:name="L21">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PowerPoint Presentation" draw:style-name="dp1" draw:master-page-name="Title1" presentation:presentation-page-layout-name="AL1T0">
        <office:forms form:automatic-focus="false" form:apply-design-mode="false"/>
        <presentation:notes draw:style-name="dp2">
          <draw:page-thumbnail draw:style-name="gr1" draw:layer="layout" svg:width="13.335cm" svg:height="10.001cm" svg:x="3.493cm" svg:y="2.002cm" draw:page-number="1" presentation:class="page"/>
          <draw:frame presentation:style-name="pr1" draw:text-style-name="P1" draw:layer="layout" svg:width="14.904cm" svg:height="12.001cm" svg:x="2.708cm" svg:y="12.668cm" presentation:class="notes" presentation:placeholder="true">
            <draw:text-box/>
          </draw:frame>
        </presentation:notes>
      </draw:page>
      <draw:page draw:name="Overview"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1">Overview</text:span></text:p>
              </text:list-header>
            </text:list>
          </draw:text-box>
        </draw:frame>
        <draw:frame presentation:style-name="pr3" draw:text-style-name="P3" draw:layer="layout" svg:width="21.59cm" svg:height="13.967cm" svg:x="1.998cm" svg:y="3.651cm" presentation:class="outline" presentation:user-transformed="true">
          <draw:text-box>
            <text:list text:style-name="L2">
              <text:list-item>
                <text:p xml:id="id1" text:id="id1" text:style-name="P4"><text:span text:style-name="T2">Part 1 – Gate Circuits and Boolean Equations</text:span></text:p>
              </text:list-item>
            </text:list>
            <text:list text:style-name="L3">
              <text:list-item>
                <text:list>
                  <text:list-item>
                    <text:p xml:id="id2" text:id="id2" text:style-name="P5"><text:span text:style-name="T3">Binary Logic and Gates</text:span></text:p>
                  </text:list-item>
                  <text:list-item>
                    <text:p xml:id="id3" text:id="id3" text:style-name="P5"><text:span text:style-name="T3">Boolean Algebra</text:span></text:p>
                  </text:list-item>
                  <text:list-item>
                    <text:p xml:id="id4" text:id="id4" text:style-name="P5"><text:span text:style-name="T3">Standard Forms</text:span></text:p>
                  </text:list-item>
                </text:list>
              </text:list-item>
            </text:list>
            <text:list text:style-name="L2">
              <text:list-item>
                <text:p xml:id="id5" text:id="id5" text:style-name="P4"><text:span text:style-name="T2">Part 2 – Circuit Optimization</text:span></text:p>
              </text:list-item>
            </text:list>
            <text:list text:style-name="L3">
              <text:list-item>
                <text:list>
                  <text:list-item>
                    <text:p xml:id="id6" text:id="id6" text:style-name="P5"><text:span text:style-name="T3">Two-Level Optimization</text:span></text:p>
                  </text:list-item>
                  <text:list-item>
                    <text:p xml:id="id7" text:id="id7" text:style-name="P5"><text:span text:style-name="T3">Map Manipulation</text:span></text:p>
                  </text:list-item>
                  <text:list-item>
                    <text:p xml:id="id8" text:id="id8" text:style-name="P5"><text:span text:style-name="T3">Practical Optimization (Espresso)</text:span></text:p>
                  </text:list-item>
                  <text:list-item>
                    <text:p xml:id="id9" text:id="id9" text:style-name="P5"><text:span text:style-name="T3">Multi-Level Circuit Optimization</text:span></text:p>
                  </text:list-item>
                </text:list>
              </text:list-item>
            </text:list>
            <text:list text:style-name="L2">
              <text:list-item>
                <text:p text:style-name="P4"><text:span text:style-name="T2">Part 3 – Additional Gates and Circuits</text:span></text:p>
              </text:list-item>
            </text:list>
            <text:list text:style-name="L3">
              <text:list-item>
                <text:list>
                  <text:list-item>
                    <text:p xml:id="id10" text:id="id10" text:style-name="P5"><text:span text:style-name="T3">Other Gate Types</text:span></text:p>
                  </text:list-item>
                  <text:list-item>
                    <text:p xml:id="id11" text:id="id11" text:style-name="P5"><text:span text:style-name="T3">Exclusive-OR Operator and Gates</text:span></text:p>
                  </text:list-item>
                  <text:list-item>
                    <text:p text:style-name="P5"><text:span text:style-name="T3">High-Impedance Outputs</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1" anim:sub-item="text" smil:attributeName="visibility" smil:to="visible"/>
                </anim:par>
              </anim:par>
            </anim:par>
          </anim:seq>
        </anim:par>
        <presentation:notes draw:style-name="dp2">
          <draw:page-thumbnail draw:style-name="gr1" draw:layer="layout" svg:width="13.335cm" svg:height="10.001cm" svg:x="3.493cm" svg:y="2.002cm" draw:page-number="2" presentation:class="page"/>
          <draw:frame presentation:style-name="pr4" draw:text-style-name="P1" draw:layer="layout" svg:width="14.904cm" svg:height="12.001cm" svg:x="2.708cm" svg:y="12.668cm" presentation:class="notes" presentation:placeholder="true">
            <draw:text-box/>
          </draw:frame>
        </presentation:notes>
      </draw:page>
      <draw:page draw:name="Binary Logic and Gates" draw:style-name="dp1" draw:master-page-name="Default" presentation:presentation-page-layout-name="AL2T1">
        <draw:frame presentation:style-name="pr5" draw:text-style-name="P3" draw:layer="layout" svg:width="21.59cm" svg:height="2.329cm" svg:x="1.905cm" svg:y="0.635cm" presentation:class="title" presentation:user-transformed="true">
          <draw:text-box>
            <text:list text:style-name="L1">
              <text:list-header>
                <text:p text:style-name="P2"><text:span text:style-name="T4">Binary Logic and Gates</text:span></text:p>
              </text:list-header>
            </text:list>
          </draw:text-box>
        </draw:frame>
        <draw:frame presentation:style-name="pr6" draw:text-style-name="P3" draw:layer="layout" svg:width="21.59cm" svg:height="13.609cm" svg:x="1.905cm" svg:y="3.903cm" presentation:class="outline" presentation:user-transformed="true">
          <draw:text-box>
            <text:list text:style-name="L4">
              <text:list-item>
                <text:p text:style-name="P6"><text:span text:style-name="T5">Binary variables</text:span><text:span text:style-name="T6"> take on one of two values.</text:span></text:p>
              </text:list-item>
              <text:list-item>
                <text:p text:style-name="P6"><text:span text:style-name="T5">Logical operators</text:span><text:span text:style-name="T6"> operate on binary values and binary variables.</text:span></text:p>
              </text:list-item>
              <text:list-item>
                <text:p text:style-name="P6"><text:span text:style-name="T6">Basic logical operators are the </text:span><text:span text:style-name="T5">logic functions</text:span><text:span text:style-name="T6"> AND, OR and NOT.</text:span></text:p>
              </text:list-item>
              <text:list-item>
                <text:p text:style-name="P6"><text:span text:style-name="T5">Logic gates</text:span><text:span text:style-name="T6"> implement logic functions.</text:span></text:p>
              </text:list-item>
              <text:list-item>
                <text:p text:style-name="P6"><text:span text:style-name="T5">Boolean Algebra</text:span><text:span text:style-name="T6">: a useful mathematical system for specifying and transforming logic functions.</text:span></text:p>
              </text:list-item>
              <text:list-item>
                <text:p text:style-name="P6"><text:span text:style-name="T6">We study Boolean algebra as a foundation for designing and analyzing digital systems!</text:span></text:p>
              </text:list-item>
            </text:list>
          </draw:text-box>
        </draw:frame>
        <presentation:notes draw:style-name="dp2">
          <draw:page-thumbnail draw:style-name="gr1" draw:layer="layout" svg:width="13.335cm" svg:height="10.001cm" svg:x="3.493cm" svg:y="2.002cm" draw:page-number="3" presentation:class="page"/>
          <draw:frame presentation:style-name="pr4" draw:text-style-name="P1" draw:layer="layout" svg:width="14.904cm" svg:height="12.001cm" svg:x="2.708cm" svg:y="12.668cm" presentation:class="notes" presentation:placeholder="true">
            <draw:text-box/>
          </draw:frame>
        </presentation:notes>
      </draw:page>
      <draw:page draw:name="Binary Variables" draw:style-name="dp1" draw:master-page-name="Default" presentation:presentation-page-layout-name="AL2T1">
        <draw:frame presentation:style-name="pr2" draw:text-style-name="P3" draw:layer="layout" svg:width="21.59cm" svg:height="2.836cm" svg:x="1.905cm" svg:y="0.634cm" presentation:class="title" presentation:user-transformed="true">
          <draw:text-box>
            <text:list text:style-name="L1">
              <text:list-header>
                <text:p text:style-name="P2"><text:span text:style-name="T1">Binary Variables</text:span></text:p>
              </text:list-header>
            </text:list>
          </draw:text-box>
        </draw:frame>
        <draw:frame presentation:style-name="pr7" draw:text-style-name="P3" draw:layer="layout" svg:width="21.59cm" svg:height="13.853cm" svg:x="1.905cm" svg:y="3.598cm" presentation:class="outline" presentation:user-transformed="true">
          <draw:text-box>
            <text:list text:style-name="L2">
              <text:list-item>
                <text:p text:style-name="P7"><text:span text:style-name="T7">Recall that the two binary values have different names:</text:span></text:p>
              </text:list-item>
            </text:list>
            <text:list text:style-name="L3">
              <text:list-item>
                <text:list>
                  <text:list-item>
                    <text:p text:style-name="P8"><text:span text:style-name="T7">True/False</text:span></text:p>
                  </text:list-item>
                  <text:list-item>
                    <text:p text:style-name="P8"><text:span text:style-name="T7">On/Off</text:span></text:p>
                  </text:list-item>
                  <text:list-item>
                    <text:p text:style-name="P8"><text:span text:style-name="T7">Yes/No</text:span></text:p>
                  </text:list-item>
                  <text:list-item>
                    <text:p text:style-name="P8"><text:span text:style-name="T7">1/0</text:span></text:p>
                  </text:list-item>
                </text:list>
              </text:list-item>
            </text:list>
            <text:list text:style-name="L2">
              <text:list-item>
                <text:p text:style-name="P7"><text:span text:style-name="T7">We use 1 and 0 to denote the two values.</text:span></text:p>
              </text:list-item>
              <text:list-item>
                <text:p text:style-name="P7"><text:span text:style-name="T7">Variable identifier examples:</text:span></text:p>
              </text:list-item>
            </text:list>
            <text:list text:style-name="L3">
              <text:list-item>
                <text:list>
                  <text:list-item>
                    <text:p text:style-name="P8"><text:span text:style-name="T7">A, B, y, z, or X</text:span><text:span text:style-name="T8">1</text:span><text:span text:style-name="T7"> for now</text:span></text:p>
                  </text:list-item>
                  <text:list-item>
                    <text:p text:style-name="P8"><text:span text:style-name="T7">RESET, START_IT, or ADD1 later</text:span></text:p>
                  </text:list-item>
                </text:list>
              </text:list-item>
            </text:list>
          </draw:text-box>
        </draw:frame>
        <presentation:notes draw:style-name="dp2">
          <draw:page-thumbnail draw:style-name="gr1" draw:layer="layout" svg:width="13.335cm" svg:height="10.001cm" svg:x="3.493cm" svg:y="2.002cm" draw:page-number="4" presentation:class="page"/>
          <draw:frame presentation:style-name="pr4" draw:text-style-name="P1" draw:layer="layout" svg:width="14.904cm" svg:height="12.001cm" svg:x="2.708cm" svg:y="12.668cm" presentation:class="notes" presentation:placeholder="true">
            <draw:text-box/>
          </draw:frame>
        </presentation:notes>
      </draw:page>
      <draw:page draw:name="Logical Operations" draw:style-name="dp1" draw:master-page-name="Default" presentation:presentation-page-layout-name="AL2T1">
        <draw:frame presentation:style-name="pr2" draw:text-style-name="P3" draw:layer="layout" svg:width="21.59cm" svg:height="2.836cm" svg:x="1.905cm" svg:y="0.634cm" presentation:class="title" presentation:user-transformed="true">
          <draw:text-box>
            <text:list text:style-name="L1">
              <text:list-header>
                <text:p text:style-name="P2"><text:span text:style-name="T1">Logical Operations</text:span></text:p>
              </text:list-header>
            </text:list>
          </draw:text-box>
        </draw:frame>
        <draw:frame presentation:style-name="pr8" draw:text-style-name="P3" draw:layer="layout" svg:width="21.59cm" svg:height="15.199cm" svg:x="1.905cm" svg:y="3.598cm" presentation:class="outline" presentation:user-transformed="true">
          <draw:text-box>
            <text:list text:style-name="L2">
              <text:list-item>
                <text:p text:style-name="P9"><text:span text:style-name="T7">The three basic logical operations are:</text:span></text:p>
              </text:list-item>
            </text:list>
            <text:list text:style-name="L3">
              <text:list-item>
                <text:list>
                  <text:list-item>
                    <text:p text:style-name="P6"><text:span text:style-name="T7">AND </text:span></text:p>
                  </text:list-item>
                  <text:list-item>
                    <text:p text:style-name="P6"><text:span text:style-name="T7">OR</text:span></text:p>
                  </text:list-item>
                  <text:list-item>
                    <text:p text:style-name="P6"><text:span text:style-name="T7">NOT</text:span></text:p>
                  </text:list-item>
                </text:list>
              </text:list-item>
            </text:list>
            <text:list text:style-name="L2">
              <text:list-item>
                <text:p text:style-name="P9"><text:span text:style-name="T7">AND is denoted by a dot (·). </text:span></text:p>
              </text:list-item>
              <text:list-item>
                <text:p text:style-name="P9"><text:span text:style-name="T7">OR is denoted by a plus (+).</text:span></text:p>
              </text:list-item>
              <text:list-item>
                <text:p text:style-name="P9"><text:span text:style-name="T7">NOT is denoted by an overbar ( ¯ ), a single quote mark (') after, or (~) before the variable.</text:span></text:p>
                <text:p text:style-name="P9"><text:span text:style-name="T7"/></text:p>
              </text:list-item>
            </text:list>
          </draw:text-box>
        </draw:frame>
        <presentation:notes draw:style-name="dp2">
          <draw:page-thumbnail draw:style-name="gr1" draw:layer="layout" svg:width="13.335cm" svg:height="10.001cm" svg:x="3.493cm" svg:y="2.002cm" draw:page-number="5" presentation:class="page"/>
          <draw:frame presentation:style-name="pr4" draw:text-style-name="P1" draw:layer="layout" svg:width="14.904cm" svg:height="12.001cm" svg:x="2.708cm" svg:y="12.668cm" presentation:class="notes" presentation:placeholder="true">
            <draw:text-box/>
          </draw:frame>
        </presentation:notes>
      </draw:page>
      <draw:page draw:name="Notation Examples" draw:style-name="dp1" draw:master-page-name="Default" presentation:presentation-page-layout-name="AL2T1">
        <draw:frame presentation:style-name="pr9" draw:text-style-name="P3" draw:layer="layout" svg:width="21.59cm" svg:height="6.135cm" svg:x="1.909cm" svg:y="3.713cm" presentation:class="outline" presentation:user-transformed="true">
          <draw:text-box>
            <text:list text:style-name="L5">
              <text:list-item>
                <text:p text:style-name="P9"><text:span text:style-name="T7"><text:s/></text:span><text:span text:style-name="T7">Examples:</text:span></text:p>
              </text:list-item>
            </text:list>
            <text:list text:style-name="L6">
              <text:list-item>
                <text:list>
                  <text:list-item>
                    <text:p text:style-name="P6"><text:span text:style-name="T7"><text:s text:c="17"/></text:span><text:span text:style-name="T7">is read “Y is equal to A AND B.”</text:span></text:p>
                  </text:list-item>
                  <text:list-item>
                    <text:p text:style-name="P6"><text:span text:style-name="T7"><text:s text:c="17"/></text:span><text:span text:style-name="T7">is read “z is equal to x OR y.”</text:span></text:p>
                  </text:list-item>
                  <text:list-item>
                    <text:p text:style-name="P6"><text:span text:style-name="T7"><text:s text:c="14"/></text:span><text:span text:style-name="T7">is read “X is equal to NOT A.” </text:span></text:p>
                  </text:list-item>
                </text:list>
              </text:list-item>
            </text:list>
          </draw:text-box>
        </draw:frame>
        <draw:frame presentation:style-name="pr2" draw:text-style-name="P3" draw:layer="layout" svg:width="21.59cm" svg:height="2.836cm" svg:x="1.989cm" svg:y="-0.001cm" presentation:class="title" presentation:user-transformed="true">
          <draw:text-box>
            <text:list text:style-name="L1">
              <text:list-header>
                <text:p text:style-name="P2"><text:span text:style-name="T1">Notation Examples</text:span></text:p>
              </text:list-header>
            </text:list>
          </draw:text-box>
        </draw:frame>
        <draw:custom-shape draw:style-name="gr2" draw:text-style-name="P3" draw:layer="layout" svg:width="22.556cm" svg:height="6.045cm" svg:x="1.892cm" svg:y="9.781cm">
          <text:list text:style-name="L7">
            <text:list-item>
              <text:p text:style-name="P9"><text:span text:style-name="T9"><text:s/></text:span><text:span text:style-name="T9">N</text:span><text:span text:style-name="T9">o</text:span><text:span text:style-name="T9">t</text:span><text:span text:style-name="T9">e</text:span><text:span text:style-name="T9">:</text:span><text:span text:style-name="T9"> </text:span><text:span text:style-name="T9">T</text:span><text:span text:style-name="T9">h</text:span><text:span text:style-name="T9">e</text:span><text:span text:style-name="T9"> </text:span><text:span text:style-name="T9">s</text:span><text:span text:style-name="T9">t</text:span><text:span text:style-name="T9">a</text:span><text:span text:style-name="T9">t</text:span><text:span text:style-name="T9">e</text:span><text:span text:style-name="T9">m</text:span><text:span text:style-name="T9">e</text:span><text:span text:style-name="T9">n</text:span><text:span text:style-name="T9">t</text:span><text:span text:style-name="T9">:</text:span><text:span text:style-name="T9"> </text:span></text:p>
            </text:list-item>
          </text:list>
          <text:list text:style-name="L8">
            <text:list-item>
              <text:list>
                <text:list-header>
                  <text:p text:style-name="P10"><text:span text:style-name="T10">1</text:span><text:span text:style-name="T10"> </text:span><text:span text:style-name="T10">+</text:span><text:span text:style-name="T10"> </text:span><text:span text:style-name="T10">1</text:span><text:span text:style-name="T10"> </text:span><text:span text:style-name="T10">=</text:span><text:span text:style-name="T10"> </text:span><text:span text:style-name="T10">2</text:span><text:span text:style-name="T10"> </text:span><text:span text:style-name="T10">(</text:span><text:span text:style-name="T10">r</text:span><text:span text:style-name="T10">e</text:span><text:span text:style-name="T10">a</text:span><text:span text:style-name="T10">d</text:span><text:span text:style-name="T10"> </text:span><text:span text:style-name="T10">“</text:span><text:span text:style-name="T10">o</text:span><text:span text:style-name="T10">n</text:span><text:span text:style-name="T10">e</text:span><text:span text:style-name="T10"> </text:span><text:span text:style-name="T11">p</text:span><text:span text:style-name="T11">l</text:span><text:span text:style-name="T11">u</text:span><text:span text:style-name="T11">s</text:span><text:span text:style-name="T10"> </text:span><text:span text:style-name="T10">o</text:span><text:span text:style-name="T10">n</text:span><text:span text:style-name="T10">e</text:span><text:span text:style-name="T10"> </text:span><text:span text:style-name="T10">e</text:span><text:span text:style-name="T10">q</text:span><text:span text:style-name="T10">u</text:span><text:span text:style-name="T10">a</text:span><text:span text:style-name="T10">l</text:span><text:span text:style-name="T10">s</text:span><text:span text:style-name="T10"> </text:span><text:span text:style-name="T10">t</text:span><text:span text:style-name="T10">w</text:span><text:span text:style-name="T10">o</text:span><text:span text:style-name="T10">”</text:span><text:span text:style-name="T10">)</text:span></text:p>
                </text:list-header>
              </text:list>
            </text:list-item>
          </text:list>
          <text:list text:style-name="L9">
            <text:list-header>
              <text:p text:style-name="P9"><text:span text:style-name="T9"><text:s/></text:span><text:span text:style-name="T9"><text:s/></text:span><text:span text:style-name="T9"><text:s/></text:span><text:span text:style-name="T9">i</text:span><text:span text:style-name="T9">s</text:span><text:span text:style-name="T9"> </text:span><text:span text:style-name="T9">n</text:span><text:span text:style-name="T9">o</text:span><text:span text:style-name="T9">t</text:span><text:span text:style-name="T9"> </text:span><text:span text:style-name="T9">t</text:span><text:span text:style-name="T9">h</text:span><text:span text:style-name="T9">e</text:span><text:span text:style-name="T9"> </text:span><text:span text:style-name="T9">s</text:span><text:span text:style-name="T9">a</text:span><text:span text:style-name="T9">m</text:span><text:span text:style-name="T9">e</text:span><text:span text:style-name="T9"> </text:span><text:span text:style-name="T9">a</text:span><text:span text:style-name="T9">s</text:span></text:p>
            </text:list-header>
          </text:list>
          <text:list text:style-name="L8">
            <text:list-item>
              <text:list>
                <text:list-header>
                  <text:p text:style-name="P10"><text:span text:style-name="T10">1</text:span><text:span text:style-name="T10"> </text:span><text:span text:style-name="T10">+</text:span><text:span text:style-name="T10"> </text:span><text:span text:style-name="T10">1</text:span><text:span text:style-name="T10"> </text:span><text:span text:style-name="T10">=</text:span><text:span text:style-name="T10"> </text:span><text:span text:style-name="T10">1</text:span><text:span text:style-name="T10"> </text:span><text:span text:style-name="T10">(</text:span><text:span text:style-name="T10">r</text:span><text:span text:style-name="T10">e</text:span><text:span text:style-name="T10">a</text:span><text:span text:style-name="T10">d</text:span><text:span text:style-name="T10"> </text:span><text:span text:style-name="T10">“</text:span><text:span text:style-name="T10">1</text:span><text:span text:style-name="T10"> </text:span><text:span text:style-name="T11">o</text:span><text:span text:style-name="T11">r</text:span><text:span text:style-name="T10"> </text:span><text:span text:style-name="T10">1</text:span><text:span text:style-name="T10"> </text:span><text:span text:style-name="T10">e</text:span><text:span text:style-name="T10">q</text:span><text:span text:style-name="T10">u</text:span><text:span text:style-name="T10">a</text:span><text:span text:style-name="T10">l</text:span><text:span text:style-name="T10">s</text:span><text:span text:style-name="T10"> </text:span><text:span text:style-name="T10">1</text:span><text:span text:style-name="T10">”</text:span><text:span text:style-name="T10">)</text:span><text:span text:style-name="T10">.</text:span></text:p>
                </text:list-header>
              </text:list>
            </text:list-item>
          </text:list>
          <draw:enhanced-geometry svg:viewBox="0 0 21600 21600" draw:type="rectangle" draw:enhanced-path="M 0 0 L 21600 0 21600 21600 0 21600 0 0 Z N"/>
        </draw:custom-shape>
        <draw:custom-shape draw:style-name="gr3" draw:text-style-name="P12" draw:layer="layout" svg:width="0.785cm" svg:height="1.186cm" svg:x="4.889cm" svg:y="5.34cm">
          <text:list text:style-name="L9">
            <text:list-header>
              <text:p text:style-name="P11"><text:span text:style-name="T12"></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7.06cm" svg:y="5.45cm">
          <text:list text:style-name="L1">
            <text:list-header>
              <text:p text:style-name="P2"><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5.817cm" svg:y="5.45cm">
          <text:list text:style-name="L1">
            <text:list-header>
              <text:p text:style-name="P2"><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4.044cm" svg:y="5.45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6.494cm" svg:y="5.406cm">
          <text:list text:style-name="L9">
            <text:list-header>
              <text:p text:style-name="P11"><text:span text:style-name="T14"></text:span></text:p>
            </text:list-header>
          </text:list>
          <draw:enhanced-geometry svg:viewBox="0 0 21600 21600" draw:type="rectangle" draw:enhanced-path="M 0 0 L 21600 0 21600 21600 0 21600 0 0 Z N"/>
        </draw:custom-shape>
        <draw:g>
          <draw:custom-shape draw:style-name="gr3" draw:text-style-name="P12" draw:layer="layout" svg:width="0.497cm" svg:height="1.186cm" svg:x="7.159cm" svg:y="6.831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5.705cm" svg:y="6.831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4.219cm" svg:y="6.831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6.36cm" svg:y="6.84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785cm" svg:height="1.186cm" svg:x="4.796cm" svg:y="6.72cm">
            <text:list text:style-name="L9">
              <text:list-header>
                <text:p text:style-name="P11"><text:span text:style-name="T12"></text:span></text:p>
              </text:list-header>
            </text:list>
            <draw:enhanced-geometry svg:viewBox="0 0 21600 21600" draw:type="rectangle" draw:enhanced-path="M 0 0 L 21600 0 21600 21600 0 21600 0 0 Z N"/>
          </draw:custom-shape>
          <draw:g>
            <draw:line draw:style-name="gr4" draw:text-style-name="P13" draw:layer="layout" svg:x1="6.077cm" svg:y1="8.308cm" svg:x2="6.769cm" svg:y2="8.312cm">
              <text:p/>
            </draw:line>
            <draw:custom-shape draw:style-name="gr3" draw:text-style-name="P12" draw:layer="layout" svg:width="0.713cm" svg:height="1.186cm" svg:x="6.064cm" svg:y="8.268cm">
              <text:list text:style-name="L1">
                <text:list-header>
                  <text:p text:style-name="P2"><text:span text:style-name="T13">A</text:span></text:p>
                </text:list-header>
              </text:list>
              <draw:enhanced-geometry svg:viewBox="0 0 21600 21600" draw:type="rectangle" draw:enhanced-path="M 0 0 L 21600 0 21600 21600 0 21600 0 0 Z N"/>
            </draw:custom-shape>
          </draw:g>
          <draw:custom-shape draw:style-name="gr3" draw:text-style-name="P12" draw:layer="layout" svg:width="0.713cm" svg:height="1.186cm" svg:x="4.269cm" svg:y="8.268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785cm" svg:height="1.186cm" svg:x="5.14cm" svg:y="8.158cm">
            <text:list text:style-name="L9">
              <text:list-header>
                <text:p text:style-name="P11"><text:span text:style-name="T12"></text:span></text:p>
              </text:list-header>
            </text:list>
            <draw:enhanced-geometry svg:viewBox="0 0 21600 21600" draw:type="rectangle" draw:enhanced-path="M 0 0 L 21600 0 21600 21600 0 21600 0 0 Z N"/>
          </draw:custom-shape>
        </draw:g>
        <presentation:notes draw:style-name="dp2">
          <draw:page-thumbnail draw:style-name="gr1" draw:layer="layout" svg:width="13.335cm" svg:height="10.001cm" svg:x="3.493cm" svg:y="2.002cm" draw:page-number="6" presentation:class="page"/>
          <draw:frame presentation:style-name="pr4" draw:text-style-name="P1" draw:layer="layout" svg:width="14.904cm" svg:height="12.001cm" svg:x="2.708cm" svg:y="12.668cm" presentation:class="notes" presentation:placeholder="true">
            <draw:text-box/>
          </draw:frame>
        </presentation:notes>
      </draw:page>
      <draw:page draw:name="Operator Definitions" draw:style-name="dp1" draw:master-page-name="Default" presentation:presentation-page-layout-name="AL3T19">
        <draw:frame presentation:style-name="pr5" draw:text-style-name="P3" draw:layer="layout" svg:width="21.59cm" svg:height="2.329cm" svg:x="2.117cm" svg:y="0.635cm" presentation:class="title" presentation:user-transformed="true">
          <draw:text-box>
            <text:list text:style-name="L1">
              <text:list-header>
                <text:p text:style-name="P2"><text:span text:style-name="T1">Operator Definitions</text:span></text:p>
              </text:list-header>
            </text:list>
          </draw:text-box>
        </draw:frame>
        <draw:frame draw:style-name="gr5" draw:text-style-name="P14" draw:layer="layout" svg:width="4.877cm" svg:height="8.268cm" svg:x="2.955cm" svg:y="8.026cm">
          <loext:p/>
          <draw:object xlink:href="./Object 1" xlink:type="simple" xlink:show="embed" xlink:actuate="onLoad"/>
          <draw:image xlink:href="./ObjectReplacements/Object 1" xlink:type="simple" xlink:show="embed" xlink:actuate="onLoad"/>
        </draw:frame>
        <draw:custom-shape draw:style-name="gr6" draw:text-style-name="P3" draw:layer="layout" svg:width="17.78cm" svg:height="2.631cm" svg:x="1.565cm" svg:y="4.022cm">
          <text:list text:style-name="L7">
            <text:list-item>
              <text:p text:style-name="P2"><text:span text:style-name="T6"><text:s/></text:span><text:span text:style-name="T6">O</text:span><text:span text:style-name="T6">p</text:span><text:span text:style-name="T6">e</text:span><text:span text:style-name="T6">r</text:span><text:span text:style-name="T6">a</text:span><text:span text:style-name="T6">ti</text:span><text:span text:style-name="T6">o</text:span><text:span text:style-name="T6">n</text:span><text:span text:style-name="T6">s </text:span><text:span text:style-name="T6">a</text:span><text:span text:style-name="T6">r</text:span><text:span text:style-name="T6">e </text:span><text:span text:style-name="T6">d</text:span><text:span text:style-name="T6">e</text:span><text:span text:style-name="T6">fi</text:span><text:span text:style-name="T6">n</text:span><text:span text:style-name="T6">e</text:span><text:span text:style-name="T6">d </text:span><text:span text:style-name="T6">o</text:span><text:span text:style-name="T6">n </text:span><text:span text:style-name="T6">t</text:span><text:span text:style-name="T6">h</text:span><text:span text:style-name="T6">e </text:span><text:span text:style-name="T6">v</text:span><text:span text:style-name="T6">a</text:span><text:span text:style-name="T6">l</text:span><text:span text:style-name="T6">u</text:span><text:span text:style-name="T6">e</text:span><text:span text:style-name="T6">s </text:span><text:span text:style-name="T6">"</text:span><text:span text:style-name="T6">0</text:span><text:span text:style-name="T6">" </text:span><text:span text:style-name="T6">a</text:span><text:span text:style-name="T6">n</text:span><text:span text:style-name="T6">d </text:span><text:span text:style-name="T6">"</text:span><text:span text:style-name="T6">1</text:span><text:span text:style-name="T6">" </text:span><text:span text:style-name="T6">f</text:span><text:span text:style-name="T6">o</text:span><text:span text:style-name="T6">r </text:span><text:span text:style-name="T6">e</text:span><text:span text:style-name="T6">a</text:span><text:span text:style-name="T6">c</text:span><text:span text:style-name="T6">h </text:span><text:span text:style-name="T6">o</text:span><text:span text:style-name="T6">p</text:span><text:span text:style-name="T6">e</text:span><text:span text:style-name="T6">r</text:span><text:span text:style-name="T6">a</text:span><text:span text:style-name="T6">t</text:span><text:span text:style-name="T6">o</text:span><text:span text:style-name="T6">r</text:span><text:span text:style-name="T6">:</text:span></text:p>
            </text:list-item>
          </text:list>
          <draw:enhanced-geometry svg:viewBox="0 0 21600 21600" draw:type="rectangle" draw:enhanced-path="M 0 0 L 21600 0 21600 21600 0 21600 0 0 Z N"/>
        </draw:custom-shape>
        <draw:g xml:id="id12" draw:id="id12">
          <draw:custom-shape draw:style-name="gr2" draw:text-style-name="P3" draw:layer="layout" svg:width="4.843cm" svg:height="1.443cm" svg:x="1.546cm" svg:y="7.62cm">
            <text:list text:style-name="L1">
              <text:list-header>
                <text:p text:style-name="P2"><text:span text:style-name="T6">A</text:span><text:span text:style-name="T6">N</text:span><text:span text:style-name="T6">D</text:span></text:p>
              </text:list-header>
            </text:list>
            <draw:enhanced-geometry svg:viewBox="0 0 21600 21600" draw:type="rectangle" draw:enhanced-path="M 0 0 L 21600 0 21600 21600 0 21600 0 0 Z N"/>
          </draw:custom-shape>
          <draw:custom-shape draw:style-name="gr2" draw:text-style-name="P3" draw:layer="layout" svg:width="2.307cm" svg:height="1.443cm" svg:x="6.389cm" svg:y="7.62cm">
            <text:list text:style-name="L1">
              <text:list-header>
                <text:p text:style-name="P2"><text:span text:style-name="T15"> </text:span></text:p>
                <text:p text:style-name="P2"><text:span text:style-name="T15"/></text:p>
              </text:list-header>
            </text:list>
            <draw:enhanced-geometry svg:viewBox="0 0 21600 21600" draw:type="rectangle" draw:enhanced-path="M 0 0 L 21600 0 21600 21600 0 21600 0 0 Z N"/>
          </draw:custom-shape>
          <draw:custom-shape draw:style-name="gr2" draw:text-style-name="P3" draw:layer="layout" svg:width="7.702cm" svg:height="1.544cm" svg:x="1.546cm" svg:y="9.063cm">
            <text:list text:style-name="L1">
              <text:list-header>
                <text:p text:style-name="P15"><text:span text:style-name="T9">0 </text:span><text:span text:style-name="T9">· </text:span><text:span text:style-name="T9">0 </text:span><text:span text:style-name="T9">= </text:span><text:span text:style-name="T9">0</text:span></text:p>
                <text:p text:style-name="P15"><text:span text:style-name="T9"/></text:p>
              </text:list-header>
            </text:list>
            <draw:enhanced-geometry svg:viewBox="0 0 21600 21600" draw:type="rectangle" draw:enhanced-path="M 0 0 L 21600 0 21600 21600 0 21600 0 0 Z N"/>
          </draw:custom-shape>
          <draw:custom-shape draw:style-name="gr2" draw:text-style-name="P3" draw:layer="layout" svg:width="7.702cm" svg:height="1.544cm" svg:x="1.546cm" svg:y="10.607cm">
            <text:list text:style-name="L1">
              <text:list-header>
                <text:p text:style-name="P15"><text:span text:style-name="T9">0</text:span><text:span text:style-name="T9"> </text:span><text:span text:style-name="T9">·</text:span><text:span text:style-name="T9"> </text:span><text:span text:style-name="T9">1</text:span><text:span text:style-name="T9"> </text:span><text:span text:style-name="T9">=</text:span><text:span text:style-name="T9"> </text:span><text:span text:style-name="T9">0</text:span></text:p>
                <text:p text:style-name="P15"><text:span text:style-name="T9"/></text:p>
              </text:list-header>
            </text:list>
            <draw:enhanced-geometry svg:viewBox="0 0 21600 21600" draw:type="rectangle" draw:enhanced-path="M 0 0 L 21600 0 21600 21600 0 21600 0 0 Z N"/>
          </draw:custom-shape>
          <draw:custom-shape draw:style-name="gr2" draw:text-style-name="P3" draw:layer="layout" svg:width="7.702cm" svg:height="1.544cm" svg:x="1.546cm" svg:y="12.152cm">
            <text:list text:style-name="L1">
              <text:list-header>
                <text:p text:style-name="P15"><text:span text:style-name="T9">1</text:span><text:span text:style-name="T9"> </text:span><text:span text:style-name="T9">·</text:span><text:span text:style-name="T9"> </text:span><text:span text:style-name="T9">0</text:span><text:span text:style-name="T9"> </text:span><text:span text:style-name="T9">=</text:span><text:span text:style-name="T9"> </text:span><text:span text:style-name="T9">0</text:span></text:p>
                <text:p text:style-name="P15"><text:span text:style-name="T9"/></text:p>
              </text:list-header>
            </text:list>
            <draw:enhanced-geometry svg:viewBox="0 0 21600 21600" draw:type="rectangle" draw:enhanced-path="M 0 0 L 21600 0 21600 21600 0 21600 0 0 Z N"/>
          </draw:custom-shape>
          <draw:g>
            <draw:custom-shape draw:style-name="gr2" draw:text-style-name="P3" draw:layer="layout" svg:width="7.701cm" svg:height="1.544cm" svg:x="1.546cm" svg:y="13.696cm">
              <text:list text:style-name="L1">
                <text:list-header>
                  <text:p text:style-name="P15"><text:span text:style-name="T9">1 </text:span><text:span text:style-name="T9">· </text:span><text:span text:style-name="T9">1 </text:span><text:span text:style-name="T9">= </text:span><text:span text:style-name="T9">1</text:span></text:p>
                  <text:p text:style-name="P15"><text:span text:style-name="T9"/></text:p>
                </text:list-header>
              </text:list>
              <draw:enhanced-geometry svg:viewBox="0 0 21600 21600" draw:type="rectangle" draw:enhanced-path="M 0 0 L 21600 0 21600 21600 0 21600 0 0 Z N"/>
            </draw:custom-shape>
            <draw:custom-shape draw:style-name="gr7" draw:text-style-name="P3" draw:layer="layout" svg:width="8.253cm" svg:height="1.544cm" svg:x="1.27cm" svg:y="13.696cm">
              <text:p/>
              <draw:enhanced-geometry svg:viewBox="0 0 21600 21600" draw:type="rectangle" draw:enhanced-path="M 0 0 L 21600 0 21600 21600 0 21600 0 0 Z N"/>
            </draw:custom-shape>
          </draw:g>
        </draw:g>
        <draw:g xml:id="id13" draw:id="id13">
          <draw:custom-shape draw:style-name="gr2" draw:text-style-name="P3" draw:layer="layout" svg:width="2.275cm" svg:height="1.526cm" svg:x="10.05cm" svg:y="7.536cm">
            <text:list text:style-name="L1">
              <text:list-header>
                <text:p text:style-name="P2"><text:span text:style-name="T6">O</text:span><text:span text:style-name="T6">R</text:span></text:p>
              </text:list-header>
            </text:list>
            <draw:enhanced-geometry svg:viewBox="0 0 21600 21600" draw:type="rectangle" draw:enhanced-path="M 0 0 L 21600 0 21600 21600 0 21600 0 0 Z N"/>
          </draw:custom-shape>
          <draw:g>
            <draw:custom-shape draw:style-name="gr2" draw:text-style-name="P3" draw:layer="layout" svg:width="5.036cm" svg:height="1.521cm" svg:x="10.05cm" svg:y="9.062cm">
              <text:list text:style-name="L1">
                <text:list-header>
                  <text:p text:style-name="P15"><text:span text:style-name="T9">0</text:span><text:span text:style-name="T9"> </text:span><text:span text:style-name="T9">+</text:span><text:span text:style-name="T9"> </text:span><text:span text:style-name="T9">0</text:span><text:span text:style-name="T9"> </text:span><text:span text:style-name="T9">=</text:span><text:span text:style-name="T9"> </text:span><text:span text:style-name="T9">0</text:span></text:p>
                  <text:p text:style-name="P15"><text:span text:style-name="T9"/></text:p>
                </text:list-header>
              </text:list>
              <draw:enhanced-geometry svg:viewBox="0 0 21600 21600" draw:type="rectangle" draw:enhanced-path="M 0 0 L 21600 0 21600 21600 0 21600 0 0 Z N"/>
            </draw:custom-shape>
            <draw:custom-shape draw:style-name="gr2" draw:text-style-name="P3" draw:layer="layout" svg:width="5.036cm" svg:height="1.526cm" svg:x="10.05cm" svg:y="10.583cm">
              <text:list text:style-name="L1">
                <text:list-header>
                  <text:p text:style-name="P15"><text:span text:style-name="T9">0</text:span><text:span text:style-name="T9"> </text:span><text:span text:style-name="T9">+</text:span><text:span text:style-name="T9"> </text:span><text:span text:style-name="T9">1</text:span><text:span text:style-name="T9"> </text:span><text:span text:style-name="T9">=</text:span><text:span text:style-name="T9"> </text:span><text:span text:style-name="T9">1</text:span></text:p>
                  <text:p text:style-name="P15"><text:span text:style-name="T9"/></text:p>
                </text:list-header>
              </text:list>
              <draw:enhanced-geometry svg:viewBox="0 0 21600 21600" draw:type="rectangle" draw:enhanced-path="M 0 0 L 21600 0 21600 21600 0 21600 0 0 Z N"/>
            </draw:custom-shape>
            <draw:custom-shape draw:style-name="gr2" draw:text-style-name="P3" draw:layer="layout" svg:width="5.036cm" svg:height="1.521cm" svg:x="10.05cm" svg:y="12.109cm">
              <text:list text:style-name="L1">
                <text:list-header>
                  <text:p text:style-name="P15"><text:span text:style-name="T9">1 </text:span><text:span text:style-name="T9">+ </text:span><text:span text:style-name="T9">0 </text:span><text:span text:style-name="T9">= </text:span><text:span text:style-name="T9">1</text:span></text:p>
                  <text:p text:style-name="P15"><text:span text:style-name="T9"/></text:p>
                </text:list-header>
              </text:list>
              <draw:enhanced-geometry svg:viewBox="0 0 21600 21600" draw:type="rectangle" draw:enhanced-path="M 0 0 L 21600 0 21600 21600 0 21600 0 0 Z N"/>
            </draw:custom-shape>
            <draw:g>
              <draw:custom-shape draw:style-name="gr2" draw:text-style-name="P3" draw:layer="layout" svg:width="5.036cm" svg:height="1.526cm" svg:x="10.05cm" svg:y="13.63cm">
                <text:list text:style-name="L1">
                  <text:list-header>
                    <text:p text:style-name="P15"><text:span text:style-name="T9">1</text:span><text:span text:style-name="T9"> </text:span><text:span text:style-name="T9">+</text:span><text:span text:style-name="T9"> </text:span><text:span text:style-name="T9">1</text:span><text:span text:style-name="T9"> </text:span><text:span text:style-name="T9">=</text:span><text:span text:style-name="T9"> </text:span><text:span text:style-name="T9">1</text:span></text:p>
                    <text:p text:style-name="P15"><text:span text:style-name="T9"/></text:p>
                  </text:list-header>
                </text:list>
                <draw:enhanced-geometry svg:viewBox="0 0 21600 21600" draw:type="rectangle" draw:enhanced-path="M 0 0 L 21600 0 21600 21600 0 21600 0 0 Z N"/>
              </draw:custom-shape>
              <draw:custom-shape draw:style-name="gr7" draw:text-style-name="P3" draw:layer="layout" svg:width="5.415cm" svg:height="1.526cm" svg:x="9.86cm" svg:y="13.63cm">
                <text:p/>
                <draw:enhanced-geometry svg:viewBox="0 0 21600 21600" draw:type="rectangle" draw:enhanced-path="M 0 0 L 21600 0 21600 21600 0 21600 0 0 Z N"/>
              </draw:custom-shape>
            </draw:g>
          </draw:g>
        </draw:g>
        <draw:g xml:id="id14" draw:id="id14">
          <draw:custom-shape draw:style-name="gr6" draw:text-style-name="P3" draw:layer="layout" svg:width="2.831cm" svg:height="1.446cm" svg:x="16.475cm" svg:y="7.536cm">
            <text:list text:style-name="L1">
              <text:list-header>
                <text:p text:style-name="P16"><text:span text:style-name="T16">N</text:span><text:span text:style-name="T16">O</text:span><text:span text:style-name="T16">T</text:span></text:p>
              </text:list-header>
            </text:list>
            <draw:enhanced-geometry svg:viewBox="0 0 21600 21600" draw:type="mso-spt202" draw:enhanced-path="M 0 0 L 21600 0 21600 21600 0 21600 0 0 Z N"/>
          </draw:custom-shape>
          <draw:custom-shape draw:style-name="gr3" draw:text-style-name="P12" draw:layer="layout" svg:width="0.569cm" svg:height="1.355cm" svg:x="18.197cm" svg:y="9.296cm">
            <text:list text:style-name="L1">
              <text:list-header>
                <text:p text:style-name="P2"><text:span text:style-name="T17">1</text:span></text:p>
              </text:list-header>
            </text:list>
            <draw:enhanced-geometry svg:viewBox="0 0 21600 21600" draw:type="rectangle" draw:enhanced-path="M 0 0 L 21600 0 21600 21600 0 21600 0 0 Z N"/>
          </draw:custom-shape>
          <draw:g>
            <draw:line draw:style-name="gr4" draw:text-style-name="P13" draw:layer="layout" svg:x1="16.594cm" svg:y1="9.349cm" svg:x2="17.074cm" svg:y2="9.353cm">
              <text:p/>
            </draw:line>
            <draw:custom-shape draw:style-name="gr3" draw:text-style-name="P12" draw:layer="layout" svg:width="0.569cm" svg:height="1.355cm" svg:x="16.552cm" svg:y="9.296cm">
              <text:list text:style-name="L1">
                <text:list-header>
                  <text:p text:style-name="P2"><text:span text:style-name="T17">0</text:span></text:p>
                </text:list-header>
              </text:list>
              <draw:enhanced-geometry svg:viewBox="0 0 21600 21600" draw:type="rectangle" draw:enhanced-path="M 0 0 L 21600 0 21600 21600 0 21600 0 0 Z N"/>
            </draw:custom-shape>
          </draw:g>
          <draw:custom-shape draw:style-name="gr3" draw:text-style-name="P12" draw:layer="layout" svg:width="0.946cm" svg:height="1.355cm" svg:x="17.209cm" svg:y="9.168cm">
            <text:list text:style-name="L9">
              <text:list-header>
                <text:p text:style-name="P11"><text:span text:style-name="T18"></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18.241cm" svg:y="10.866cm">
            <text:list text:style-name="L1">
              <text:list-header>
                <text:p text:style-name="P2"><text:span text:style-name="T17">0</text:span></text:p>
              </text:list-header>
            </text:list>
            <draw:enhanced-geometry svg:viewBox="0 0 21600 21600" draw:type="rectangle" draw:enhanced-path="M 0 0 L 21600 0 21600 21600 0 21600 0 0 Z N"/>
          </draw:custom-shape>
          <draw:g>
            <draw:line draw:style-name="gr4" draw:text-style-name="P13" draw:layer="layout" svg:x1="16.682cm" svg:y1="10.918cm" svg:x2="17.079cm" svg:y2="10.923cm">
              <text:p/>
            </draw:line>
            <draw:custom-shape draw:style-name="gr3" draw:text-style-name="P12" draw:layer="layout" svg:width="0.569cm" svg:height="1.355cm" svg:x="16.596cm" svg:y="10.866cm">
              <text:list text:style-name="L1">
                <text:list-header>
                  <text:p text:style-name="P2"><text:span text:style-name="T17">1</text:span></text:p>
                </text:list-header>
              </text:list>
              <draw:enhanced-geometry svg:viewBox="0 0 21600 21600" draw:type="rectangle" draw:enhanced-path="M 0 0 L 21600 0 21600 21600 0 21600 0 0 Z N"/>
            </draw:custom-shape>
          </draw:g>
          <draw:custom-shape draw:style-name="gr3" draw:text-style-name="P12" draw:layer="layout" svg:width="0.946cm" svg:height="1.355cm" svg:x="17.209cm" svg:y="10.738cm">
            <text:list text:style-name="L9">
              <text:list-header>
                <text:p text:style-name="P11"><text:span text:style-name="T18"></text:span></text:p>
              </text:list-header>
            </text:list>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2" smil:attributeName="visibility" smil:to="visible"/>
                  <anim:animate smil:dur="0.5s" smil:fill="hold" smil:targetElement="id12" smil:attributeName="x" smil:values="0-width/2;x" smil:keyTimes="0;1" smil:additive="base"/>
                  <anim:animate smil:dur="0.5s" smil:fill="hold" smil:targetElement="id12"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smil:additive="base"/>
                  <anim:animate smil:dur="0.5s" smil:fill="hold" smil:targetElement="id13"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4" smil:attributeName="visibility" smil:to="visible"/>
                  <anim:animate smil:dur="0.5s" smil:fill="hold" smil:targetElement="id14" smil:attributeName="x" smil:values="1+width/2;x" smil:keyTimes="0;1" smil:additive="base"/>
                  <anim:animate smil:dur="0.5s" smil:fill="hold" smil:targetElement="id14" smil:attributeName="y" smil:values="y;y" smil:keyTimes="0;1" smil:additive="base"/>
                </anim:par>
              </anim:par>
            </anim:par>
          </anim:seq>
        </anim:par>
        <presentation:notes draw:style-name="dp2">
          <draw:page-thumbnail draw:style-name="gr1" draw:layer="layout" svg:width="13.335cm" svg:height="10.001cm" svg:x="3.493cm" svg:y="2.002cm" draw:page-number="7" presentation:class="page"/>
          <draw:frame presentation:style-name="pr4" draw:text-style-name="P1" draw:layer="layout" svg:width="14.904cm" svg:height="12.001cm" svg:x="2.708cm" svg:y="12.668cm" presentation:class="notes" presentation:placeholder="true">
            <draw:text-box/>
          </draw:frame>
        </presentation:notes>
      </draw:page>
      <draw:page draw:name="Truth Tables" draw:style-name="dp1" draw:master-page-name="Default" presentation:presentation-page-layout-name="AL2T1">
        <draw:g xml:id="id17" draw:id="id17">
          <draw:custom-shape draw:style-name="gr8" draw:text-style-name="P3" draw:layer="layout" svg:width="3.033cm" svg:height="1.438cm" svg:x="20.951cm" svg:y="12.894cm">
            <text:list text:style-name="L10">
              <text:list-header>
                <text:p text:style-name="P17"><text:span text:style-name="T13">0</text:span></text:p>
              </text:list-header>
            </text:list>
            <draw:enhanced-geometry svg:viewBox="0 0 21600 21600" draw:type="rectangle" draw:enhanced-path="M 0 0 L 21600 0 21600 21600 0 21600 0 0 Z N"/>
          </draw:custom-shape>
          <draw:custom-shape draw:style-name="gr8" draw:text-style-name="P3" draw:layer="layout" svg:width="3.039cm" svg:height="1.438cm" svg:x="17.912cm" svg:y="12.894cm">
            <text:list text:style-name="L10">
              <text:list-header>
                <text:p text:style-name="P17"><text:span text:style-name="T13">1</text:span></text:p>
              </text:list-header>
            </text:list>
            <draw:enhanced-geometry svg:viewBox="0 0 21600 21600" draw:type="rectangle" draw:enhanced-path="M 0 0 L 21600 0 21600 21600 0 21600 0 0 Z N"/>
          </draw:custom-shape>
          <draw:custom-shape draw:style-name="gr8" draw:text-style-name="P3" draw:layer="layout" svg:width="3.033cm" svg:height="1.438cm" svg:x="20.951cm" svg:y="11.456cm">
            <text:list text:style-name="L10">
              <text:list-header>
                <text:p text:style-name="P17"><text:span text:style-name="T13">1</text:span></text:p>
              </text:list-header>
            </text:list>
            <draw:enhanced-geometry svg:viewBox="0 0 21600 21600" draw:type="rectangle" draw:enhanced-path="M 0 0 L 21600 0 21600 21600 0 21600 0 0 Z N"/>
          </draw:custom-shape>
          <draw:custom-shape draw:style-name="gr8" draw:text-style-name="P3" draw:layer="layout" svg:width="3.039cm" svg:height="1.438cm" svg:x="17.912cm" svg:y="11.456cm">
            <text:list text:style-name="L10">
              <text:list-header>
                <text:p text:style-name="P17"><text:span text:style-name="T13">0</text:span></text:p>
              </text:list-header>
            </text:list>
            <draw:enhanced-geometry svg:viewBox="0 0 21600 21600" draw:type="rectangle" draw:enhanced-path="M 0 0 L 21600 0 21600 21600 0 21600 0 0 Z N"/>
          </draw:custom-shape>
          <draw:custom-shape draw:style-name="gr8" draw:text-style-name="P3" draw:layer="layout" svg:width="3.039cm" svg:height="1.437cm" svg:x="17.912cm" svg:y="10.019cm">
            <text:list text:style-name="L10">
              <text:list-header>
                <text:p text:style-name="P17"><text:span text:style-name="T13">X</text:span></text:p>
              </text:list-header>
            </text:list>
            <draw:enhanced-geometry svg:viewBox="0 0 21600 21600" draw:type="rectangle" draw:enhanced-path="M 0 0 L 21600 0 21600 21600 0 21600 0 0 Z N"/>
          </draw:custom-shape>
          <draw:custom-shape draw:style-name="gr8" draw:text-style-name="P3" draw:layer="layout" svg:width="6.072cm" svg:height="1.438cm" svg:x="17.912cm" svg:y="8.581cm">
            <text:list text:style-name="L10">
              <text:list-header>
                <text:p text:style-name="P17"><text:span text:style-name="T13">N</text:span><text:span text:style-name="T13">O</text:span><text:span text:style-name="T13">T</text:span></text:p>
              </text:list-header>
            </text:list>
            <draw:enhanced-geometry svg:viewBox="0 0 21600 21600" draw:type="rectangle" draw:enhanced-path="M 0 0 L 21600 0 21600 21600 0 21600 0 0 Z N"/>
          </draw:custom-shape>
          <draw:line draw:style-name="gr9" draw:text-style-name="P13" draw:layer="layout" svg:x1="17.912cm" svg:y1="8.581cm" svg:x2="23.984cm" svg:y2="8.581cm">
            <text:p/>
          </draw:line>
          <draw:line draw:style-name="gr10" draw:text-style-name="P13" draw:layer="layout" svg:x1="17.912cm" svg:y1="10.019cm" svg:x2="23.984cm" svg:y2="10.019cm">
            <text:p/>
          </draw:line>
          <draw:line draw:style-name="gr10" draw:text-style-name="P13" draw:layer="layout" svg:x1="17.912cm" svg:y1="11.456cm" svg:x2="23.984cm" svg:y2="11.456cm">
            <text:p/>
          </draw:line>
          <draw:line draw:style-name="gr10" draw:text-style-name="P13" draw:layer="layout" svg:x1="17.912cm" svg:y1="12.894cm" svg:x2="23.984cm" svg:y2="12.894cm">
            <text:p/>
          </draw:line>
          <draw:line draw:style-name="gr9" draw:text-style-name="P13" draw:layer="layout" svg:x1="17.912cm" svg:y1="14.332cm" svg:x2="23.984cm" svg:y2="14.332cm">
            <text:p/>
          </draw:line>
          <draw:line draw:style-name="gr9" draw:text-style-name="P13" draw:layer="layout" svg:x1="17.912cm" svg:y1="8.581cm" svg:x2="17.912cm" svg:y2="14.332cm">
            <text:p/>
          </draw:line>
          <draw:line draw:style-name="gr9" draw:text-style-name="P13" draw:layer="layout" svg:x1="23.984cm" svg:y1="8.581cm" svg:x2="23.984cm" svg:y2="14.332cm">
            <text:p/>
          </draw:line>
          <draw:line draw:style-name="gr10" draw:text-style-name="P13" draw:layer="layout" svg:x1="20.951cm" svg:y1="10.019cm" svg:x2="20.951cm" svg:y2="14.332cm">
            <text:p/>
          </draw:line>
          <draw:custom-shape draw:style-name="gr11" draw:text-style-name="P3" draw:layer="layout" svg:width="3.033cm" svg:height="1.437cm" svg:x="20.951cm" svg:y="10.019cm">
            <text:p/>
            <draw:enhanced-geometry svg:viewBox="0 0 21600 21600" draw:type="rectangle" draw:enhanced-path="M 0 0 L 21600 0 21600 21600 0 21600 0 0 Z N"/>
          </draw:custom-shape>
          <draw:g>
            <draw:line draw:style-name="gr12" draw:text-style-name="P13" draw:layer="layout" svg:x1="23.028cm" svg:y1="10.239cm" svg:x2="23.835cm" svg:y2="10.244cm">
              <text:p/>
            </draw:line>
            <draw:custom-shape draw:style-name="gr3" draw:text-style-name="P12" draw:layer="layout" svg:width="0.819cm" svg:height="1.355cm" svg:x="23.053cm" svg:y="10.186cm">
              <text:list text:style-name="L1">
                <text:list-header>
                  <text:p text:style-name="P15"><text:span text:style-name="T17">X</text:span></text:p>
                </text:list-header>
              </text:list>
              <draw:enhanced-geometry svg:viewBox="0 0 21600 21600" draw:type="rectangle" draw:enhanced-path="M 0 0 L 21600 0 21600 21600 0 21600 0 0 Z N"/>
            </draw:custom-shape>
          </draw:g>
          <draw:custom-shape draw:style-name="gr3" draw:text-style-name="P12" draw:layer="layout" svg:width="0.756cm" svg:height="1.355cm" svg:x="21.338cm" svg:y="10.186cm">
            <text:list text:style-name="L1">
              <text:list-header>
                <text:p text:style-name="P15"><text:span text:style-name="T17">Z</text:span></text:p>
              </text:list-header>
            </text:list>
            <draw:enhanced-geometry svg:viewBox="0 0 21600 21600" draw:type="rectangle" draw:enhanced-path="M 0 0 L 21600 0 21600 21600 0 21600 0 0 Z N"/>
          </draw:custom-shape>
          <draw:custom-shape draw:style-name="gr3" draw:text-style-name="P12" draw:layer="layout" svg:width="0.946cm" svg:height="1.355cm" svg:x="22.095cm" svg:y="10.059cm">
            <text:list text:style-name="L9">
              <text:list-header>
                <text:p text:style-name="P18"><text:span text:style-name="T18"></text:span></text:p>
              </text:list-header>
            </text:list>
            <draw:enhanced-geometry svg:viewBox="0 0 21600 21600" draw:type="rectangle" draw:enhanced-path="M 0 0 L 21600 0 21600 21600 0 21600 0 0 Z N"/>
          </draw:custom-shape>
        </draw:g>
        <draw:frame presentation:style-name="pr2" draw:text-style-name="P3" draw:layer="layout" svg:width="21.59cm" svg:height="2.836cm" svg:x="1.989cm" svg:y="-0.001cm" presentation:class="title" presentation:user-transformed="true">
          <draw:text-box>
            <text:list text:style-name="L1">
              <text:list-header>
                <text:p text:style-name="P2"><text:span text:style-name="T1">Truth Tables</text:span></text:p>
              </text:list-header>
            </text:list>
          </draw:text-box>
        </draw:frame>
        <draw:frame presentation:style-name="pr3" draw:text-style-name="P3" draw:layer="layout" svg:width="24.223cm" svg:height="13.967cm" svg:x="0.744cm" svg:y="3.479cm" presentation:class="outline" presentation:user-transformed="true">
          <draw:text-box>
            <text:list text:style-name="L2">
              <text:list-item>
                <text:p text:style-name="P19"><text:span text:style-name="T19">Truth table</text:span><text:span text:style-name="T6"> </text:span><text:span text:style-name="T20"></text:span><text:span text:style-name="T6"> a tabular listing of the values of a function for all possible combinations of values on its arguments</text:span></text:p>
              </text:list-item>
              <text:list-item>
                <text:p text:style-name="P19"><text:span text:style-name="T6">Example: Truth tables for the basic logic operations:</text:span></text:p>
              </text:list-item>
            </text:list>
          </draw:text-box>
        </draw:frame>
        <draw:g xml:id="id15" draw:id="id15">
          <draw:custom-shape draw:style-name="gr8" draw:text-style-name="P3" draw:layer="layout" svg:width="3.903cm" svg:height="1.437cm" svg:x="5.393cm" svg:y="15.8cm">
            <text:list text:style-name="L10">
              <text:list-header>
                <text:p text:style-name="P17"><text:span text:style-name="T13">1</text:span></text:p>
              </text:list-header>
            </text:list>
            <draw:enhanced-geometry svg:viewBox="0 0 21600 21600" draw:type="rectangle" draw:enhanced-path="M 0 0 L 21600 0 21600 21600 0 21600 0 0 Z N"/>
          </draw:custom-shape>
          <draw:custom-shape draw:style-name="gr8" draw:text-style-name="P3" draw:layer="layout" svg:width="1.08cm" svg:height="1.437cm" svg:x="4.313cm" svg:y="15.8cm">
            <text:list text:style-name="L10">
              <text:list-header>
                <text:p text:style-name="P17"><text:span text:style-name="T13">1</text:span></text:p>
              </text:list-header>
            </text:list>
            <draw:enhanced-geometry svg:viewBox="0 0 21600 21600" draw:type="rectangle" draw:enhanced-path="M 0 0 L 21600 0 21600 21600 0 21600 0 0 Z N"/>
          </draw:custom-shape>
          <draw:custom-shape draw:style-name="gr8" draw:text-style-name="P3" draw:layer="layout" svg:width="1.275cm" svg:height="1.437cm" svg:x="3.038cm" svg:y="15.8cm">
            <text:list text:style-name="L10">
              <text:list-header>
                <text:p text:style-name="P17"><text:span text:style-name="T13">1</text:span></text:p>
              </text:list-header>
            </text:list>
            <draw:enhanced-geometry svg:viewBox="0 0 21600 21600" draw:type="rectangle" draw:enhanced-path="M 0 0 L 21600 0 21600 21600 0 21600 0 0 Z N"/>
          </draw:custom-shape>
          <draw:custom-shape draw:style-name="gr8" draw:text-style-name="P3" draw:layer="layout" svg:width="3.903cm" svg:height="1.438cm" svg:x="5.393cm" svg:y="14.362cm">
            <text:list text:style-name="L10">
              <text:list-header>
                <text:p text:style-name="P17"><text:span text:style-name="T13">0</text:span></text:p>
              </text:list-header>
            </text:list>
            <draw:enhanced-geometry svg:viewBox="0 0 21600 21600" draw:type="rectangle" draw:enhanced-path="M 0 0 L 21600 0 21600 21600 0 21600 0 0 Z N"/>
          </draw:custom-shape>
          <draw:custom-shape draw:style-name="gr8" draw:text-style-name="P3" draw:layer="layout" svg:width="1.08cm" svg:height="1.438cm" svg:x="4.313cm" svg:y="14.362cm">
            <text:list text:style-name="L10">
              <text:list-header>
                <text:p text:style-name="P17"><text:span text:style-name="T13">0</text:span></text:p>
              </text:list-header>
            </text:list>
            <draw:enhanced-geometry svg:viewBox="0 0 21600 21600" draw:type="rectangle" draw:enhanced-path="M 0 0 L 21600 0 21600 21600 0 21600 0 0 Z N"/>
          </draw:custom-shape>
          <draw:custom-shape draw:style-name="gr8" draw:text-style-name="P3" draw:layer="layout" svg:width="1.275cm" svg:height="1.438cm" svg:x="3.038cm" svg:y="14.362cm">
            <text:list text:style-name="L10">
              <text:list-header>
                <text:p text:style-name="P17"><text:span text:style-name="T13">1</text:span></text:p>
              </text:list-header>
            </text:list>
            <draw:enhanced-geometry svg:viewBox="0 0 21600 21600" draw:type="rectangle" draw:enhanced-path="M 0 0 L 21600 0 21600 21600 0 21600 0 0 Z N"/>
          </draw:custom-shape>
          <draw:custom-shape draw:style-name="gr8" draw:text-style-name="P3" draw:layer="layout" svg:width="3.903cm" svg:height="1.437cm" svg:x="5.393cm" svg:y="12.925cm">
            <text:list text:style-name="L10">
              <text:list-header>
                <text:p text:style-name="P17"><text:span text:style-name="T13">0</text:span></text:p>
              </text:list-header>
            </text:list>
            <draw:enhanced-geometry svg:viewBox="0 0 21600 21600" draw:type="rectangle" draw:enhanced-path="M 0 0 L 21600 0 21600 21600 0 21600 0 0 Z N"/>
          </draw:custom-shape>
          <draw:custom-shape draw:style-name="gr8" draw:text-style-name="P3" draw:layer="layout" svg:width="1.08cm" svg:height="1.437cm" svg:x="4.313cm" svg:y="12.925cm">
            <text:list text:style-name="L10">
              <text:list-header>
                <text:p text:style-name="P17"><text:span text:style-name="T13">1</text:span></text:p>
              </text:list-header>
            </text:list>
            <draw:enhanced-geometry svg:viewBox="0 0 21600 21600" draw:type="rectangle" draw:enhanced-path="M 0 0 L 21600 0 21600 21600 0 21600 0 0 Z N"/>
          </draw:custom-shape>
          <draw:custom-shape draw:style-name="gr8" draw:text-style-name="P3" draw:layer="layout" svg:width="1.275cm" svg:height="1.437cm" svg:x="3.038cm" svg:y="12.925cm">
            <text:list text:style-name="L10">
              <text:list-header>
                <text:p text:style-name="P17"><text:span text:style-name="T13">0</text:span></text:p>
              </text:list-header>
            </text:list>
            <draw:enhanced-geometry svg:viewBox="0 0 21600 21600" draw:type="rectangle" draw:enhanced-path="M 0 0 L 21600 0 21600 21600 0 21600 0 0 Z N"/>
          </draw:custom-shape>
          <draw:custom-shape draw:style-name="gr8" draw:text-style-name="P3" draw:layer="layout" svg:width="3.903cm" svg:height="1.438cm" svg:x="5.393cm" svg:y="11.487cm">
            <text:list text:style-name="L10">
              <text:list-header>
                <text:p text:style-name="P17"><text:span text:style-name="T13">0</text:span></text:p>
              </text:list-header>
            </text:list>
            <draw:enhanced-geometry svg:viewBox="0 0 21600 21600" draw:type="rectangle" draw:enhanced-path="M 0 0 L 21600 0 21600 21600 0 21600 0 0 Z N"/>
          </draw:custom-shape>
          <draw:custom-shape draw:style-name="gr8" draw:text-style-name="P3" draw:layer="layout" svg:width="1.08cm" svg:height="1.438cm" svg:x="4.313cm" svg:y="11.487cm">
            <text:list text:style-name="L10">
              <text:list-header>
                <text:p text:style-name="P17"><text:span text:style-name="T13">0</text:span></text:p>
              </text:list-header>
            </text:list>
            <draw:enhanced-geometry svg:viewBox="0 0 21600 21600" draw:type="rectangle" draw:enhanced-path="M 0 0 L 21600 0 21600 21600 0 21600 0 0 Z N"/>
          </draw:custom-shape>
          <draw:custom-shape draw:style-name="gr8" draw:text-style-name="P3" draw:layer="layout" svg:width="1.275cm" svg:height="1.438cm" svg:x="3.038cm" svg:y="11.487cm">
            <text:list text:style-name="L10">
              <text:list-header>
                <text:p text:style-name="P17"><text:span text:style-name="T13">0</text:span></text:p>
              </text:list-header>
            </text:list>
            <draw:enhanced-geometry svg:viewBox="0 0 21600 21600" draw:type="rectangle" draw:enhanced-path="M 0 0 L 21600 0 21600 21600 0 21600 0 0 Z N"/>
          </draw:custom-shape>
          <draw:custom-shape draw:style-name="gr8" draw:text-style-name="P3" draw:layer="layout" svg:width="4.538cm" svg:height="1.438cm" svg:x="5.027cm" svg:y="10.102cm">
            <text:list text:style-name="L10">
              <text:list-header>
                <text:p text:style-name="P17"><text:span text:style-name="T13">Z</text:span><text:span text:style-name="T13"> </text:span><text:span text:style-name="T13">=</text:span><text:span text:style-name="T13"> </text:span><text:span text:style-name="T13">X</text:span><text:span text:style-name="T21">·</text:span><text:span text:style-name="T21">Y</text:span></text:p>
              </text:list-header>
            </text:list>
            <draw:enhanced-geometry svg:viewBox="0 0 21600 21600" draw:type="rectangle" draw:enhanced-path="M 0 0 L 21600 0 21600 21600 0 21600 0 0 Z N"/>
          </draw:custom-shape>
          <draw:custom-shape draw:style-name="gr8" draw:text-style-name="P3" draw:layer="layout" svg:width="1.08cm" svg:height="1.438cm" svg:x="4.313cm" svg:y="10.049cm">
            <text:list text:style-name="L10">
              <text:list-header>
                <text:p text:style-name="P17"><text:span text:style-name="T13">Y</text:span></text:p>
              </text:list-header>
            </text:list>
            <draw:enhanced-geometry svg:viewBox="0 0 21600 21600" draw:type="rectangle" draw:enhanced-path="M 0 0 L 21600 0 21600 21600 0 21600 0 0 Z N"/>
          </draw:custom-shape>
          <draw:custom-shape draw:style-name="gr8" draw:text-style-name="P3" draw:layer="layout" svg:width="1.275cm" svg:height="1.438cm" svg:x="3.038cm" svg:y="10.049cm">
            <text:list text:style-name="L10">
              <text:list-header>
                <text:p text:style-name="P17"><text:span text:style-name="T13">X</text:span></text:p>
              </text:list-header>
            </text:list>
            <draw:enhanced-geometry svg:viewBox="0 0 21600 21600" draw:type="rectangle" draw:enhanced-path="M 0 0 L 21600 0 21600 21600 0 21600 0 0 Z N"/>
          </draw:custom-shape>
          <draw:custom-shape draw:style-name="gr8" draw:text-style-name="P3" draw:layer="layout" svg:width="6.258cm" svg:height="1.437cm" svg:x="3.038cm" svg:y="8.612cm">
            <text:list text:style-name="L10">
              <text:list-header>
                <text:p text:style-name="P17"><text:span text:style-name="T13">A</text:span><text:span text:style-name="T13">N</text:span><text:span text:style-name="T13">D</text:span></text:p>
              </text:list-header>
            </text:list>
            <draw:enhanced-geometry svg:viewBox="0 0 21600 21600" draw:type="rectangle" draw:enhanced-path="M 0 0 L 21600 0 21600 21600 0 21600 0 0 Z N"/>
          </draw:custom-shape>
          <draw:line draw:style-name="gr9" draw:text-style-name="P13" draw:layer="layout" svg:x1="3.038cm" svg:y1="8.612cm" svg:x2="9.296cm" svg:y2="8.612cm">
            <text:p/>
          </draw:line>
          <draw:line draw:style-name="gr10" draw:text-style-name="P13" draw:layer="layout" svg:x1="3.038cm" svg:y1="10.049cm" svg:x2="9.296cm" svg:y2="10.049cm">
            <text:p/>
          </draw:line>
          <draw:line draw:style-name="gr10" draw:text-style-name="P13" draw:layer="layout" svg:x1="3.038cm" svg:y1="11.487cm" svg:x2="9.296cm" svg:y2="11.487cm">
            <text:p/>
          </draw:line>
          <draw:line draw:style-name="gr10" draw:text-style-name="P13" draw:layer="layout" svg:x1="3.038cm" svg:y1="12.925cm" svg:x2="9.296cm" svg:y2="12.925cm">
            <text:p/>
          </draw:line>
          <draw:line draw:style-name="gr10" draw:text-style-name="P13" draw:layer="layout" svg:x1="3.038cm" svg:y1="14.362cm" svg:x2="9.296cm" svg:y2="14.362cm">
            <text:p/>
          </draw:line>
          <draw:line draw:style-name="gr10" draw:text-style-name="P13" draw:layer="layout" svg:x1="3.038cm" svg:y1="15.8cm" svg:x2="9.296cm" svg:y2="15.8cm">
            <text:p/>
          </draw:line>
          <draw:line draw:style-name="gr9" draw:text-style-name="P13" draw:layer="layout" svg:x1="3.038cm" svg:y1="17.237cm" svg:x2="9.296cm" svg:y2="17.237cm">
            <text:p/>
          </draw:line>
          <draw:line draw:style-name="gr9" draw:text-style-name="P13" draw:layer="layout" svg:x1="3.038cm" svg:y1="8.612cm" svg:x2="3.038cm" svg:y2="17.237cm">
            <text:p/>
          </draw:line>
          <draw:line draw:style-name="gr9" draw:text-style-name="P13" draw:layer="layout" svg:x1="9.296cm" svg:y1="8.612cm" svg:x2="9.296cm" svg:y2="17.237cm">
            <text:p/>
          </draw:line>
          <draw:line draw:style-name="gr10" draw:text-style-name="P13" draw:layer="layout" svg:x1="4.313cm" svg:y1="10.049cm" svg:x2="4.313cm" svg:y2="17.237cm">
            <text:p/>
          </draw:line>
          <draw:line draw:style-name="gr10" draw:text-style-name="P13" draw:layer="layout" svg:x1="5.393cm" svg:y1="10.049cm" svg:x2="5.393cm" svg:y2="17.237cm">
            <text:p/>
          </draw:line>
        </draw:g>
        <draw:frame draw:style-name="standard" xml:id="id16" draw:id="id16" draw:layer="layout" svg:width="6.953cm" svg:height="8.675cm" svg:x="10.173cm" svg:y="8.608cm">
          <table:table>
            <table:table-column table:style-name="co1"/>
            <table:table-column table:style-name="co2"/>
            <table:table-column table:style-name="co3"/>
            <table:table-row table:style-name="ro1" table:default-cell-style-name="ce2">
              <table:table-cell table:style-name="ce1" table:number-columns-spanned="3">
                <text:list text:style-name="L10">
                  <text:list-header>
                    <text:p text:style-name="P17"><text:span text:style-name="T13">OR</text:span></text:p>
                  </text:list-header>
                </text:list>
              </table:table-cell>
              <table:covered-table-cell/>
              <table:covered-table-cell/>
            </table:table-row>
            <table:table-row table:style-name="ro1" table:default-cell-style-name="ce1">
              <table:table-cell>
                <text:list text:continue-numbering="true" text:style-name="L10">
                  <text:list-header>
                    <text:p text:style-name="P17"><text:span text:style-name="T13">X</text:span></text:p>
                  </text:list-header>
                </text:list>
              </table:table-cell>
              <table:table-cell>
                <text:list text:continue-numbering="true" text:style-name="L10">
                  <text:list-header>
                    <text:p text:style-name="P17"><text:span text:style-name="T13">Y</text:span></text:p>
                  </text:list-header>
                </text:list>
              </table:table-cell>
              <table:table-cell>
                <text:list text:continue-numbering="true" text:style-name="L10">
                  <text:list-header>
                    <text:p text:style-name="P17"><text:span text:style-name="T13">Z = X</text:span><text:span text:style-name="T21">+Y</text:span></text:p>
                  </text:list-header>
                </text:list>
              </table:table-cell>
            </table:table-row>
            <table:table-row table:style-name="ro1" table:default-cell-style-name="ce1">
              <table:table-cell>
                <text:list text:continue-numbering="true" text:style-name="L10">
                  <text:list-header>
                    <text:p text:style-name="P17"><text:span text:style-name="T13">0</text:span></text:p>
                  </text:list-header>
                </text:list>
              </table:table-cell>
              <table:table-cell>
                <text:list text:continue-numbering="true" text:style-name="L10">
                  <text:list-header>
                    <text:p text:style-name="P17"><text:span text:style-name="T13">0</text:span></text:p>
                  </text:list-header>
                </text:list>
              </table:table-cell>
              <table:table-cell>
                <text:list text:continue-numbering="true" text:style-name="L10">
                  <text:list-header>
                    <text:p text:style-name="P17"><text:span text:style-name="T13">0</text:span></text:p>
                  </text:list-header>
                </text:list>
              </table:table-cell>
            </table:table-row>
            <table:table-row table:style-name="ro1" table:default-cell-style-name="ce1">
              <table:table-cell>
                <text:list text:continue-numbering="true" text:style-name="L10">
                  <text:list-header>
                    <text:p text:style-name="P17"><text:span text:style-name="T13">0</text:span></text:p>
                  </text:list-header>
                </text:list>
              </table:table-cell>
              <table:table-cell>
                <text:list text:continue-numbering="true" text:style-name="L10">
                  <text:list-header>
                    <text:p text:style-name="P17"><text:span text:style-name="T13">1</text:span></text:p>
                  </text:list-header>
                </text:list>
              </table:table-cell>
              <table:table-cell>
                <text:list text:continue-numbering="true" text:style-name="L10">
                  <text:list-header>
                    <text:p text:style-name="P17"><text:span text:style-name="T13">1</text:span></text:p>
                  </text:list-header>
                </text:list>
              </table:table-cell>
            </table:table-row>
            <table:table-row table:style-name="ro1" table:default-cell-style-name="ce1">
              <table:table-cell>
                <text:list text:continue-numbering="true" text:style-name="L10">
                  <text:list-header>
                    <text:p text:style-name="P17"><text:span text:style-name="T13">1</text:span></text:p>
                  </text:list-header>
                </text:list>
              </table:table-cell>
              <table:table-cell>
                <text:list text:continue-numbering="true" text:style-name="L10">
                  <text:list-header>
                    <text:p text:style-name="P17"><text:span text:style-name="T13">0</text:span></text:p>
                  </text:list-header>
                </text:list>
              </table:table-cell>
              <table:table-cell>
                <text:list text:continue-numbering="true" text:style-name="L10">
                  <text:list-header>
                    <text:p text:style-name="P17"><text:span text:style-name="T13">1</text:span></text:p>
                  </text:list-header>
                </text:list>
              </table:table-cell>
            </table:table-row>
            <table:table-row table:style-name="ro1" table:default-cell-style-name="ce1">
              <table:table-cell>
                <text:list text:continue-numbering="true" text:style-name="L10">
                  <text:list-header>
                    <text:p text:style-name="P17"><text:span text:style-name="T13">1</text:span></text:p>
                  </text:list-header>
                </text:list>
              </table:table-cell>
              <table:table-cell>
                <text:list text:continue-numbering="true" text:style-name="L10">
                  <text:list-header>
                    <text:p text:style-name="P17"><text:span text:style-name="T13">1</text:span></text:p>
                  </text:list-header>
                </text:list>
              </table:table-cell>
              <table:table-cell>
                <text:list text:continue-numbering="true" text:style-name="L10">
                  <text:list-header>
                    <text:p text:style-name="P17"><text:span text:style-name="T13">1</text:span></text:p>
                  </text:list-header>
                </text:list>
              </table:table-cell>
            </table:table-row>
          </table:table>
          <draw:image xlink:href="Pictures/TablePreview1.svm"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5" smil:attributeName="visibility" smil:to="visible"/>
                  <anim:animate smil:dur="0.5s" smil:fill="hold" smil:targetElement="id15" smil:attributeName="x" smil:values="0-width/2;x" smil:keyTimes="0;1" smil:additive="base"/>
                  <anim:animate smil:dur="0.5s" smil:fill="hold" smil:targetElement="id15"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smil:additive="base"/>
                  <anim:animate smil:dur="0.5s" smil:fill="hold" smil:targetElement="id16"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7" smil:attributeName="visibility" smil:to="visible"/>
                  <anim:animate smil:dur="0.5s" smil:fill="hold" smil:targetElement="id17" smil:attributeName="x" smil:values="1+width/2;x" smil:keyTimes="0;1" smil:additive="base"/>
                  <anim:animate smil:dur="0.5s" smil:fill="hold" smil:targetElement="id17" smil:attributeName="y" smil:values="y;y" smil:keyTimes="0;1" smil:additive="base"/>
                </anim:par>
              </anim:par>
            </anim:par>
          </anim:seq>
        </anim:par>
        <presentation:notes draw:style-name="dp2">
          <draw:page-thumbnail draw:style-name="gr1" draw:layer="layout" svg:width="13.335cm" svg:height="10.001cm" svg:x="3.493cm" svg:y="2.002cm" draw:page-number="8" presentation:class="page"/>
          <draw:frame presentation:style-name="pr4" draw:text-style-name="P1" draw:layer="layout" svg:width="14.904cm" svg:height="12.001cm" svg:x="2.708cm" svg:y="12.668cm" presentation:class="notes" presentation:placeholder="true">
            <draw:text-box/>
          </draw:frame>
        </presentation:notes>
      </draw:page>
      <draw:page draw:name="Logic Function Implementation" draw:style-name="dp1" draw:master-page-name="Default" presentation:presentation-page-layout-name="AL2T1">
        <draw:frame presentation:style-name="pr3" draw:text-style-name="P3" draw:layer="layout" svg:width="21.59cm" svg:height="13.967cm" svg:x="1.905cm" svg:y="3.598cm" presentation:class="outline" presentation:user-transformed="true">
          <draw:text-box>
            <text:list text:style-name="L2">
              <text:list-item>
                <text:p text:style-name="P7"><text:span text:style-name="T1">Using Switches</text:span></text:p>
              </text:list-item>
            </text:list>
            <text:list text:style-name="L3">
              <text:list-item>
                <text:list>
                  <text:list-item>
                    <text:p text:style-name="P8"><text:span text:style-name="T7">For inputs: </text:span></text:p>
                    <text:list>
                      <text:list-item>
                        <text:p text:style-name="P4"><text:span text:style-name="T7">logic 1 is </text:span><text:span text:style-name="T22">switch closed</text:span><text:span text:style-name="T7"> </text:span></text:p>
                      </text:list-item>
                      <text:list-item>
                        <text:p text:style-name="P4"><text:span text:style-name="T7">logic 0 is </text:span><text:span text:style-name="T22">switch open</text:span></text:p>
                      </text:list-item>
                    </text:list>
                  </text:list-item>
                  <text:list-item>
                    <text:p text:style-name="P8"><text:span text:style-name="T7">For outputs:</text:span></text:p>
                    <text:list>
                      <text:list-item>
                        <text:p text:style-name="P4"><text:span text:style-name="T7">logic 1 is </text:span><text:span text:style-name="T22">light on</text:span><text:span text:style-name="T7"> </text:span></text:p>
                      </text:list-item>
                      <text:list-item>
                        <text:p text:style-name="P4"><text:span text:style-name="T7">logic 0 is </text:span><text:span text:style-name="T22">light off</text:span><text:span text:style-name="T7">.</text:span></text:p>
                      </text:list-item>
                    </text:list>
                  </text:list-item>
                  <text:list-item>
                    <text:p text:style-name="P8"><text:span text:style-name="T7">NOT uses a switch such</text:span></text:p>
                  </text:list-item>
                </text:list>
              </text:list-item>
            </text:list>
            <text:list text:style-name="L11">
              <text:list-item>
                <text:list>
                  <text:list-header>
                    <text:p text:style-name="P20"><text:span text:style-name="T7"><text:s text:c="3"/></text:span><text:span text:style-name="T7">that:</text:span></text:p>
                  </text:list-header>
                </text:list>
              </text:list-item>
            </text:list>
            <text:list text:style-name="L3">
              <text:list-item>
                <text:list>
                  <text:list-item>
                    <text:list>
                      <text:list-item>
                        <text:p text:style-name="P4"><text:span text:style-name="T7">logic 1 is </text:span><text:span text:style-name="T22">switch open</text:span></text:p>
                      </text:list-item>
                      <text:list-item>
                        <text:p text:style-name="P4"><text:span text:style-name="T7">logic 0 is </text:span><text:span text:style-name="T22">switch closed</text:span></text:p>
                      </text:list-item>
                    </text:list>
                  </text:list-item>
                </text:list>
              </text:list-item>
            </text:list>
          </draw:text-box>
        </draw:frame>
        <draw:frame presentation:style-name="pr2" draw:text-style-name="P3" draw:layer="layout" svg:width="21.59cm" svg:height="2.836cm" svg:x="1.989cm" svg:y="-0.001cm" presentation:class="title" presentation:user-transformed="true">
          <draw:text-box>
            <text:list text:style-name="L1">
              <text:list-header>
                <text:p text:style-name="P2"><text:span text:style-name="T1">Logic Function Implementation</text:span></text:p>
              </text:list-header>
            </text:list>
          </draw:text-box>
        </draw:frame>
        <draw:g xml:id="id19" draw:id="id19">
          <draw:custom-shape draw:style-name="gr13" draw:text-style-name="P12" draw:layer="layout" svg:width="1.411cm" svg:height="1.208cm" svg:x="21.996cm" svg:y="10.226cm">
            <text:p/>
            <draw:enhanced-geometry svg:viewBox="0 0 320 274" draw:type="non-primitive" draw:enhanced-path="M 320 137 L 319 154 315 171 308 188 300 204 288 219 275 232 260 244 243 255 225 263 205 269 185 272 165 274 144 273 124 271 105 266 85 258 68 249 52 239 39 226 25 211 16 196 8 180 3 163 0 146 0 128 3 111 8 93 16 77 25 63 39 48 52 35 68 25 85 16 105 8 124 3 144 1 165 0 185 2 205 5 225 11 243 19 260 29 275 42 288 55 300 69 308 85 315 103 319 120 320 137 320 137 N"/>
          </draw:custom-shape>
          <draw:line draw:style-name="gr12" draw:text-style-name="P13" draw:layer="layout" svg:x1="21.467cm" svg:y1="10.83cm" svg:x2="22.172cm" svg:y2="10.835cm">
            <text:p/>
          </draw:line>
          <draw:line draw:style-name="gr12" draw:text-style-name="P13" draw:layer="layout" svg:x1="22.172cm" svg:y1="10.83cm" svg:x2="22.348cm" svg:y2="10.526cm">
            <text:p/>
          </draw:line>
          <draw:line draw:style-name="gr12" draw:text-style-name="P13" draw:layer="layout" svg:x1="22.348cm" svg:y1="10.526cm" svg:x2="22.353cm" svg:y2="10.98cm">
            <text:p/>
          </draw:line>
          <draw:line draw:style-name="gr12" draw:text-style-name="P13" draw:layer="layout" svg:x1="22.348cm" svg:y1="10.98cm" svg:x2="22.701cm" svg:y2="10.526cm">
            <text:p/>
          </draw:line>
          <draw:line draw:style-name="gr12" draw:text-style-name="P13" draw:layer="layout" svg:x1="22.701cm" svg:y1="10.526cm" svg:x2="22.706cm" svg:y2="10.98cm">
            <text:p/>
          </draw:line>
          <draw:line draw:style-name="gr12" draw:text-style-name="P13" draw:layer="layout" svg:x1="22.701cm" svg:y1="10.98cm" svg:x2="22.878cm" svg:y2="10.68cm">
            <text:p/>
          </draw:line>
          <draw:line draw:style-name="gr12" draw:text-style-name="P13" draw:layer="layout" svg:x1="22.878cm" svg:y1="10.68cm" svg:x2="23.054cm" svg:y2="10.98cm">
            <text:p/>
          </draw:line>
          <draw:line draw:style-name="gr12" draw:text-style-name="P13" draw:layer="layout" svg:x1="23.054cm" svg:y1="10.98cm" svg:x2="23.058cm" svg:y2="10.83cm">
            <text:p/>
          </draw:line>
          <draw:line draw:style-name="gr12" draw:text-style-name="P13" draw:layer="layout" svg:x1="23.054cm" svg:y1="10.83cm" svg:x2="23.583cm" svg:y2="10.835cm">
            <text:p/>
          </draw:line>
          <draw:custom-shape draw:style-name="gr13" draw:text-style-name="P12" draw:layer="layout" svg:width="0.353cm" svg:height="0.305cm" svg:x="17.083cm" svg:y="10.702cm">
            <text:p/>
            <draw:enhanced-geometry svg:viewBox="0 0 80 69" draw:type="non-primitive" draw:enhanced-path="M 80 35 L 79 44 75 52 68 59 60 64 51 68 40 69 29 68 20 64 12 59 5 52 1 44 0 35 1 25 5 17 12 11 20 5 29 1 40 0 51 1 60 5 68 11 75 17 79 25 80 35 80 35 N"/>
          </draw:custom-shape>
          <draw:custom-shape draw:style-name="gr13" draw:text-style-name="P12" draw:layer="layout" svg:width="0.353cm" svg:height="0.304cm" svg:x="18.525cm" svg:y="10.729cm">
            <text:p/>
            <draw:enhanced-geometry svg:viewBox="0 0 80 69" draw:type="non-primitive" draw:enhanced-path="M 80 34 L 78 44 74 52 68 58 60 64 50 68 40 69 29 68 20 64 12 58 5 52 1 44 0 34 1 25 5 17 12 10 20 5 29 1 40 0 50 1 60 5 68 10 74 17 78 25 80 34 80 34 N"/>
          </draw:custom-shape>
          <draw:line draw:style-name="gr12" draw:text-style-name="P13" draw:layer="layout" svg:x1="17.436cm" svg:y1="10.702cm" svg:x2="18.494cm" svg:y2="10.248cm">
            <text:p/>
          </draw:line>
          <draw:custom-shape draw:style-name="gr13" draw:text-style-name="P12" draw:layer="layout" svg:width="0.353cm" svg:height="0.305cm" svg:x="19.729cm" svg:y="10.702cm">
            <text:p/>
            <draw:enhanced-geometry svg:viewBox="0 0 80 69" draw:type="non-primitive" draw:enhanced-path="M 80 35 L 79 44 75 52 68 59 60 64 51 68 40 69 30 68 20 64 12 59 6 52 2 44 0 35 2 25 6 17 12 11 20 5 30 1 40 0 51 1 60 5 68 11 75 17 79 25 80 35 80 35 N"/>
          </draw:custom-shape>
          <draw:custom-shape draw:style-name="gr13" draw:text-style-name="P12" draw:layer="layout" svg:width="0.353cm" svg:height="0.304cm" svg:x="21.171cm" svg:y="10.729cm">
            <text:p/>
            <draw:enhanced-geometry svg:viewBox="0 0 80 69" draw:type="non-primitive" draw:enhanced-path="M 80 34 L 79 44 75 52 68 58 60 64 51 68 40 69 29 68 20 64 12 58 5 52 1 44 0 34 1 25 5 17 12 10 20 5 29 1 40 0 51 1 60 5 68 10 75 17 79 25 80 34 80 34 N"/>
          </draw:custom-shape>
          <draw:line draw:style-name="gr12" draw:text-style-name="P13" draw:layer="layout" svg:x1="20.082cm" svg:y1="10.702cm" svg:x2="21.14cm" svg:y2="10.248cm">
            <text:p/>
          </draw:line>
          <draw:line draw:style-name="gr12" draw:text-style-name="P13" draw:layer="layout" svg:x1="15.319cm" svg:y1="11.611cm" svg:x2="16.378cm" svg:y2="11.615cm">
            <text:p/>
          </draw:line>
          <draw:line draw:style-name="gr12" draw:text-style-name="P13" draw:layer="layout" svg:x1="15.672cm" svg:y1="11.915cm" svg:x2="16.025cm" svg:y2="11.919cm">
            <text:p/>
          </draw:line>
          <draw:line draw:style-name="gr12" draw:text-style-name="P13" draw:layer="layout" svg:x1="15.319cm" svg:y1="12.219cm" svg:x2="16.378cm" svg:y2="12.224cm">
            <text:p/>
          </draw:line>
          <draw:line draw:style-name="gr12" draw:text-style-name="P13" draw:layer="layout" svg:x1="15.672cm" svg:y1="12.519cm" svg:x2="16.025cm" svg:y2="12.524cm">
            <text:p/>
          </draw:line>
          <draw:line draw:style-name="gr12" draw:text-style-name="P13" draw:layer="layout" svg:x1="15.818cm" svg:y1="11.588cm" svg:x2="15.822cm" svg:y2="10.829cm">
            <text:p/>
          </draw:line>
          <draw:line draw:style-name="gr12" draw:text-style-name="P13" draw:layer="layout" svg:x1="15.818cm" svg:y1="10.83cm" svg:x2="17.052cm" svg:y2="10.835cm">
            <text:p/>
          </draw:line>
          <draw:line draw:style-name="gr12" draw:text-style-name="P13" draw:layer="layout" svg:x1="18.816cm" svg:y1="10.83cm" svg:x2="19.703cm" svg:y2="10.835cm">
            <text:p/>
          </draw:line>
          <draw:line draw:style-name="gr12" draw:text-style-name="P13" draw:layer="layout" svg:x1="15.818cm" svg:y1="12.497cm" svg:x2="15.822cm" svg:y2="12.797cm">
            <text:p/>
          </draw:line>
          <draw:line draw:style-name="gr12" draw:text-style-name="P13" draw:layer="layout" svg:x1="15.818cm" svg:y1="12.797cm" svg:x2="24.289cm" svg:y2="12.801cm">
            <text:p/>
          </draw:line>
          <draw:line draw:style-name="gr12" draw:text-style-name="P13" draw:layer="layout" svg:x1="24.289cm" svg:y1="12.796cm" svg:x2="24.293cm" svg:y2="10.829cm">
            <text:p/>
          </draw:line>
          <draw:line draw:style-name="gr12" draw:text-style-name="P13" draw:layer="layout" svg:x1="24.289cm" svg:y1="10.83cm" svg:x2="23.583cm" svg:y2="10.835cm">
            <text:p/>
          </draw:line>
          <draw:custom-shape draw:style-name="gr3" draw:text-style-name="P12" draw:layer="layout" svg:width="9.48cm" svg:height="1.017cm" svg:x="14.847cm" svg:y="9.018cm">
            <text:list text:style-name="L1">
              <text:list-header>
                <text:p text:style-name="P2"><text:span text:style-name="T4">S</text:span><text:span text:style-name="T4">w</text:span><text:span text:style-name="T4">i</text:span><text:span text:style-name="T4">t</text:span><text:span text:style-name="T4">c</text:span><text:span text:style-name="T4">h</text:span><text:span text:style-name="T4">e</text:span><text:span text:style-name="T4">s</text:span><text:span text:style-name="T4"> </text:span><text:span text:style-name="T4">i</text:span><text:span text:style-name="T4">n</text:span><text:span text:style-name="T4"> </text:span><text:span text:style-name="T4">s</text:span><text:span text:style-name="T4">e</text:span><text:span text:style-name="T4">r</text:span><text:span text:style-name="T4">i</text:span><text:span text:style-name="T4">e</text:span><text:span text:style-name="T4">s</text:span><text:span text:style-name="T4"> </text:span><text:span text:style-name="T4">=</text:span><text:span text:style-name="T4">&gt;</text:span><text:span text:style-name="T4"> </text:span><text:span text:style-name="T4">A</text:span><text:span text:style-name="T4">N</text:span><text:span text:style-name="T4">D</text:span></text:p>
              </text:list-header>
            </text:list>
            <draw:enhanced-geometry svg:viewBox="0 0 21600 21600" draw:type="rectangle" draw:enhanced-path="M 0 0 L 21600 0 21600 21600 0 21600 0 0 Z N"/>
          </draw:custom-shape>
        </draw:g>
        <draw:g xml:id="id18" draw:id="id18">
          <draw:custom-shape draw:style-name="gr13" draw:text-style-name="P12" draw:layer="layout" svg:width="0.353cm" svg:height="0.304cm" svg:x="18.287cm" svg:y="7.197cm">
            <text:p/>
            <draw:enhanced-geometry svg:viewBox="0 0 80 69" draw:type="non-primitive" draw:enhanced-path="M 80 34 L 79 44 75 52 68 58 60 64 51 68 40 69 30 68 20 64 12 58 6 52 2 44 0 34 2 25 6 17 12 10 20 5 30 1 40 0 51 1 60 5 68 10 75 17 79 25 80 34 80 34 N"/>
          </draw:custom-shape>
          <draw:custom-shape draw:style-name="gr13" draw:text-style-name="P12" draw:layer="layout" svg:width="0.353cm" svg:height="0.3cm" svg:x="19.729cm" svg:y="7.223cm">
            <text:p/>
            <draw:enhanced-geometry svg:viewBox="0 0 80 68" draw:type="non-primitive" draw:enhanced-path="M 80 34 L 79 43 75 51 68 58 60 64 51 67 40 68 30 67 20 64 12 58 6 51 2 43 0 34 2 25 6 17 12 10 20 4 30 1 40 0 51 1 60 4 68 10 75 17 79 25 80 34 80 34 N"/>
          </draw:custom-shape>
          <draw:line draw:style-name="gr12" draw:text-style-name="P13" draw:layer="layout" svg:x1="18.64cm" svg:y1="7.196cm" svg:x2="19.703cm" svg:y2="6.741cm">
            <text:p/>
          </draw:line>
          <draw:line draw:style-name="gr12" draw:text-style-name="P13" draw:layer="layout" svg:x1="14.936cm" svg:y1="6.593cm" svg:x2="15.994cm" svg:y2="6.597cm">
            <text:p/>
          </draw:line>
          <draw:line draw:style-name="gr12" draw:text-style-name="P13" draw:layer="layout" svg:x1="15.289cm" svg:y1="6.892cm" svg:x2="15.641cm" svg:y2="6.897cm">
            <text:p/>
          </draw:line>
          <draw:line draw:style-name="gr12" draw:text-style-name="P13" draw:layer="layout" svg:x1="14.936cm" svg:y1="7.197cm" svg:x2="15.994cm" svg:y2="7.201cm">
            <text:p/>
          </draw:line>
          <draw:line draw:style-name="gr12" draw:text-style-name="P13" draw:layer="layout" svg:x1="15.289cm" svg:y1="7.501cm" svg:x2="15.641cm" svg:y2="7.505cm">
            <text:p/>
          </draw:line>
          <draw:custom-shape draw:style-name="gr13" draw:text-style-name="P12" draw:layer="layout" svg:width="1.411cm" svg:height="1.213cm" svg:x="21.819cm" svg:y="5.834cm">
            <text:p/>
            <draw:enhanced-geometry svg:viewBox="0 0 320 275" draw:type="non-primitive" draw:enhanced-path="M 320 137 L 319 155 315 172 308 189 300 205 288 220 275 232 260 245 243 255 225 263 205 269 185 272 165 275 144 274 124 271 105 267 85 259 68 250 52 239 39 227 25 212 16 197 8 181 3 164 0 147 0 128 3 111 8 94 16 78 25 63 39 48 52 36 68 25 85 16 105 8 124 3 144 1 165 0 185 2 205 6 225 11 243 20 260 30 275 42 288 55 300 70 308 86 315 103 319 120 320 137 320 137 N"/>
          </draw:custom-shape>
          <draw:line draw:style-name="gr12" draw:text-style-name="P13" draw:layer="layout" svg:x1="21.29cm" svg:y1="6.438cm" svg:x2="21.996cm" svg:y2="6.443cm">
            <text:p/>
          </draw:line>
          <draw:line draw:style-name="gr12" draw:text-style-name="P13" draw:layer="layout" svg:x1="21.996cm" svg:y1="6.438cm" svg:x2="22.172cm" svg:y2="6.138cm">
            <text:p/>
          </draw:line>
          <draw:line draw:style-name="gr12" draw:text-style-name="P13" draw:layer="layout" svg:x1="22.172cm" svg:y1="6.138cm" svg:x2="22.176cm" svg:y2="6.593cm">
            <text:p/>
          </draw:line>
          <draw:line draw:style-name="gr12" draw:text-style-name="P13" draw:layer="layout" svg:x1="22.172cm" svg:y1="6.592cm" svg:x2="22.525cm" svg:y2="6.137cm">
            <text:p/>
          </draw:line>
          <draw:line draw:style-name="gr12" draw:text-style-name="P13" draw:layer="layout" svg:x1="22.525cm" svg:y1="6.138cm" svg:x2="22.529cm" svg:y2="6.593cm">
            <text:p/>
          </draw:line>
          <draw:line draw:style-name="gr12" draw:text-style-name="P13" draw:layer="layout" svg:x1="22.525cm" svg:y1="6.592cm" svg:x2="22.701cm" svg:y2="6.287cm">
            <text:p/>
          </draw:line>
          <draw:line draw:style-name="gr12" draw:text-style-name="P13" draw:layer="layout" svg:x1="22.701cm" svg:y1="6.288cm" svg:x2="22.878cm" svg:y2="6.593cm">
            <text:p/>
          </draw:line>
          <draw:line draw:style-name="gr12" draw:text-style-name="P13" draw:layer="layout" svg:x1="22.878cm" svg:y1="6.592cm" svg:x2="22.882cm" svg:y2="6.437cm">
            <text:p/>
          </draw:line>
          <draw:line draw:style-name="gr12" draw:text-style-name="P13" draw:layer="layout" svg:x1="22.878cm" svg:y1="6.438cm" svg:x2="23.407cm" svg:y2="6.443cm">
            <text:p/>
          </draw:line>
          <draw:custom-shape draw:style-name="gr13" draw:text-style-name="P12" draw:layer="layout" svg:width="0.352cm" svg:height="0.304cm" svg:x="18.142cm" svg:y="5.252cm">
            <text:p/>
            <draw:enhanced-geometry svg:viewBox="0 0 80 69" draw:type="non-primitive" draw:enhanced-path="M 80 35 L 79 44 75 52 68 59 60 65 51 68 40 69 29 68 20 65 12 59 5 52 1 44 0 35 1 26 5 18 12 11 20 5 29 2 40 0 51 2 60 5 68 11 75 18 79 26 80 35 80 35 N"/>
          </draw:custom-shape>
          <draw:custom-shape draw:style-name="gr13" draw:text-style-name="P12" draw:layer="layout" svg:width="0.352cm" svg:height="0.305cm" svg:x="19.584cm" svg:y="5.278cm">
            <text:p/>
            <draw:enhanced-geometry svg:viewBox="0 0 80 69" draw:type="non-primitive" draw:enhanced-path="M 80 35 L 79 44 75 52 68 59 60 64 51 68 40 69 29 68 20 64 12 59 5 52 1 44 0 35 1 25 5 17 12 10 20 5 29 1 40 0 51 1 60 5 68 10 75 17 79 25 80 35 80 35 N"/>
          </draw:custom-shape>
          <draw:line draw:style-name="gr12" draw:text-style-name="P13" draw:layer="layout" svg:x1="18.494cm" svg:y1="5.252cm" svg:x2="19.553cm" svg:y2="4.798cm">
            <text:p/>
          </draw:line>
          <draw:line draw:style-name="gr12" draw:text-style-name="P13" draw:layer="layout" svg:x1="19.879cm" svg:y1="5.38cm" svg:x2="21.29cm" svg:y2="5.384cm">
            <text:p/>
          </draw:line>
          <draw:line draw:style-name="gr12" draw:text-style-name="P13" draw:layer="layout" svg:x1="21.29cm" svg:y1="5.38cm" svg:x2="21.295cm" svg:y2="7.347cm">
            <text:p/>
          </draw:line>
          <draw:line draw:style-name="gr12" draw:text-style-name="P13" draw:layer="layout" svg:x1="21.289cm" svg:y1="7.347cm" svg:x2="20.054cm" svg:y2="7.351cm">
            <text:p/>
          </draw:line>
          <draw:line draw:style-name="gr12" draw:text-style-name="P13" draw:layer="layout" svg:x1="18.287cm" svg:y1="7.347cm" svg:x2="17.405cm" svg:y2="7.351cm">
            <text:p/>
          </draw:line>
          <draw:line draw:style-name="gr12" draw:text-style-name="P13" draw:layer="layout" svg:x1="17.405cm" svg:y1="7.346cm" svg:x2="17.41cm" svg:y2="5.379cm">
            <text:p/>
          </draw:line>
          <draw:line draw:style-name="gr12" draw:text-style-name="P13" draw:layer="layout" svg:x1="17.405cm" svg:y1="5.38cm" svg:x2="18.111cm" svg:y2="5.384cm">
            <text:p/>
          </draw:line>
          <draw:line draw:style-name="gr12" draw:text-style-name="P13" draw:layer="layout" svg:x1="17.405cm" svg:y1="6.288cm" svg:x2="15.465cm" svg:y2="6.293cm">
            <text:p/>
          </draw:line>
          <draw:line draw:style-name="gr12" draw:text-style-name="P13" draw:layer="layout" svg:x1="15.465cm" svg:y1="6.288cm" svg:x2="15.469cm" svg:y2="6.593cm">
            <text:p/>
          </draw:line>
          <draw:line draw:style-name="gr12" draw:text-style-name="P13" draw:layer="layout" svg:x1="15.465cm" svg:y1="7.501cm" svg:x2="15.469cm" svg:y2="7.955cm">
            <text:p/>
          </draw:line>
          <draw:line draw:style-name="gr12" draw:text-style-name="P13" draw:layer="layout" svg:x1="15.465cm" svg:y1="7.955cm" svg:x2="24.289cm" svg:y2="7.96cm">
            <text:p/>
          </draw:line>
          <draw:line draw:style-name="gr12" draw:text-style-name="P13" draw:layer="layout" svg:x1="24.289cm" svg:y1="7.954cm" svg:x2="24.293cm" svg:y2="6.437cm">
            <text:p/>
          </draw:line>
          <draw:line draw:style-name="gr12" draw:text-style-name="P13" draw:layer="layout" svg:x1="24.289cm" svg:y1="6.438cm" svg:x2="23.407cm" svg:y2="6.443cm">
            <text:p/>
          </draw:line>
          <draw:custom-shape draw:style-name="gr3" draw:text-style-name="P12" draw:layer="layout" svg:width="9.726cm" svg:height="1.017cm" svg:x="14.864cm" svg:y="3.673cm">
            <text:list text:style-name="L1">
              <text:list-header>
                <text:p text:style-name="P2"><text:span text:style-name="T4">Swi</text:span><text:span text:style-name="T4">tch</text:span><text:span text:style-name="T4">es </text:span><text:span text:style-name="T4">in </text:span><text:span text:style-name="T4">par</text:span><text:span text:style-name="T4">alle</text:span><text:span text:style-name="T4">l </text:span><text:span text:style-name="T4">=&gt; </text:span><text:span text:style-name="T4">OR</text:span></text:p>
              </text:list-header>
            </text:list>
            <draw:enhanced-geometry svg:viewBox="0 0 21600 21600" draw:type="rectangle" draw:enhanced-path="M 0 0 L 21600 0 21600 21600 0 21600 0 0 Z N"/>
          </draw:custom-shape>
        </draw:g>
        <draw:custom-shape draw:style-name="gr3" draw:text-style-name="P12" draw:layer="layout" svg:width="0.133cm" svg:height="0.635cm" svg:x="29.863cm" svg:y="12.131cm">
          <text:list text:style-name="L1">
            <text:list-header>
              <text:p text:style-name="P2"><text:span text:style-name="T23"><text:s/></text:span></text:p>
            </text:list-header>
          </text:list>
          <draw:enhanced-geometry svg:viewBox="0 0 21600 21600" draw:type="rectangle" draw:enhanced-path="M 0 0 L 21600 0 21600 21600 0 21600 0 0 Z N"/>
        </draw:custom-shape>
        <draw:g xml:id="id20" draw:id="id20">
          <draw:custom-shape draw:style-name="gr13" draw:text-style-name="P12" draw:layer="layout" svg:width="1.411cm" svg:height="1.208cm" svg:x="21.374cm" svg:y="14.896cm">
            <text:p/>
            <draw:enhanced-geometry svg:viewBox="0 0 320 274" draw:type="non-primitive" draw:enhanced-path="M 320 137 L 319 154 315 171 308 188 300 204 288 219 275 232 260 244 243 255 225 263 205 269 185 272 165 274 144 273 124 271 105 266 85 258 68 249 52 239 39 226 25 211 16 196 8 180 3 163 0 146 0 128 3 111 8 93 16 77 25 63 39 48 52 35 68 25 85 16 105 8 124 3 144 1 165 0 185 2 205 5 225 11 243 19 260 29 275 42 288 55 300 69 308 85 315 103 319 120 320 137 320 137 N"/>
          </draw:custom-shape>
          <draw:line draw:style-name="gr12" draw:text-style-name="P13" draw:layer="layout" svg:x1="21.55cm" svg:y1="15.5cm" svg:x2="21.727cm" svg:y2="15.196cm">
            <text:p/>
          </draw:line>
          <draw:line draw:style-name="gr12" draw:text-style-name="P13" draw:layer="layout" svg:x1="21.727cm" svg:y1="15.196cm" svg:x2="21.731cm" svg:y2="15.65cm">
            <text:p/>
          </draw:line>
          <draw:line draw:style-name="gr12" draw:text-style-name="P13" draw:layer="layout" svg:x1="21.727cm" svg:y1="15.65cm" svg:x2="22.079cm" svg:y2="15.196cm">
            <text:p/>
          </draw:line>
          <draw:line draw:style-name="gr12" draw:text-style-name="P13" draw:layer="layout" svg:x1="22.079cm" svg:y1="15.196cm" svg:x2="22.084cm" svg:y2="15.65cm">
            <text:p/>
          </draw:line>
          <draw:line draw:style-name="gr12" draw:text-style-name="P13" draw:layer="layout" svg:x1="22.079cm" svg:y1="15.65cm" svg:x2="22.256cm" svg:y2="15.35cm">
            <text:p/>
          </draw:line>
          <draw:line draw:style-name="gr12" draw:text-style-name="P13" draw:layer="layout" svg:x1="22.256cm" svg:y1="15.35cm" svg:x2="22.432cm" svg:y2="15.65cm">
            <text:p/>
          </draw:line>
          <draw:line draw:style-name="gr12" draw:text-style-name="P13" draw:layer="layout" svg:x1="22.432cm" svg:y1="15.65cm" svg:x2="22.437cm" svg:y2="15.5cm">
            <text:p/>
          </draw:line>
          <draw:line draw:style-name="gr12" draw:text-style-name="P13" draw:layer="layout" svg:x1="22.432cm" svg:y1="15.5cm" svg:x2="22.961cm" svg:y2="15.505cm">
            <text:p/>
          </draw:line>
          <draw:custom-shape draw:style-name="gr13" draw:text-style-name="P12" draw:layer="layout" svg:width="0.353cm" svg:height="0.304cm" svg:x="18.027cm" svg:y="15.359cm">
            <text:p/>
            <draw:enhanced-geometry svg:viewBox="0 0 80 69" draw:type="non-primitive" draw:enhanced-path="M 80 35 L 79 44 75 52 68 59 60 64 51 68 40 69 30 68 20 64 12 59 6 52 2 44 0 35 2 25 6 17 12 11 20 5 30 1 40 0 51 1 60 5 68 11 75 17 79 25 80 35 80 35 N"/>
          </draw:custom-shape>
          <draw:custom-shape draw:style-name="gr13" draw:text-style-name="P12" draw:layer="layout" svg:width="0.353cm" svg:height="0.304cm" svg:x="19.469cm" svg:y="15.386cm">
            <text:p/>
            <draw:enhanced-geometry svg:viewBox="0 0 80 69" draw:type="non-primitive" draw:enhanced-path="M 80 34 L 79 44 75 52 68 58 60 64 51 68 40 69 29 68 20 64 12 58 5 52 1 44 0 34 1 25 5 17 12 10 20 5 29 1 40 0 51 1 60 5 68 10 75 17 79 25 80 34 80 34 N"/>
          </draw:custom-shape>
          <draw:line draw:style-name="gr12" draw:text-style-name="P13" draw:layer="layout" svg:x1="18.38cm" svg:y1="15.548cm" svg:x2="19.553cm" svg:y2="15.283cm">
            <text:p/>
          </draw:line>
          <draw:line draw:style-name="gr14" draw:text-style-name="P13" draw:layer="layout" svg:x1="16.272cm" svg:y1="15.509cm" svg:x2="18.014cm" svg:y2="15.509cm">
            <text:p/>
          </draw:line>
          <draw:line draw:style-name="gr14" draw:text-style-name="P13" draw:layer="layout" svg:x1="21.333cm" svg:y1="15.478cm" svg:x2="19.856cm" svg:y2="15.478cm">
            <text:p/>
          </draw:line>
          <draw:line draw:style-name="gr14" draw:text-style-name="P13" draw:layer="layout" svg:x1="22.811cm" svg:y1="15.518cm" svg:x2="23.645cm" svg:y2="15.518cm">
            <text:p/>
          </draw:line>
          <draw:custom-shape draw:style-name="gr15" draw:text-style-name="P3" draw:layer="layout" svg:width="1.065cm" svg:height="1.277cm" svg:x="18.341cm" svg:y="14.288cm">
            <text:list text:style-name="L1">
              <text:list-header>
                <text:p text:style-name="P2">C</text:p>
              </text:list-header>
            </text:list>
            <draw:enhanced-geometry svg:viewBox="0 0 21600 21600" draw:type="mso-spt202" draw:enhanced-path="M 0 0 L 21600 0 21600 21600 0 21600 0 0 Z N"/>
          </draw:custom-shape>
          <draw:line draw:style-name="gr9" draw:text-style-name="P13" draw:layer="layout" svg:x1="18.583cm" svg:y1="14.305cm" svg:x2="19.306cm" svg:y2="14.305cm">
            <text:p/>
          </draw:line>
          <draw:line draw:style-name="gr12" draw:text-style-name="P13" draw:layer="layout" svg:x1="15.707cm" svg:y1="16.14cm" svg:x2="16.766cm" svg:y2="16.144cm">
            <text:p/>
          </draw:line>
          <draw:line draw:style-name="gr12" draw:text-style-name="P13" draw:layer="layout" svg:x1="16.06cm" svg:y1="16.444cm" svg:x2="16.413cm" svg:y2="16.448cm">
            <text:p/>
          </draw:line>
          <draw:line draw:style-name="gr12" draw:text-style-name="P13" draw:layer="layout" svg:x1="15.707cm" svg:y1="16.748cm" svg:x2="16.845cm" svg:y2="16.748cm">
            <text:p/>
          </draw:line>
          <draw:line draw:style-name="gr12" draw:text-style-name="P13" draw:layer="layout" svg:x1="16.06cm" svg:y1="17.048cm" svg:x2="16.413cm" svg:y2="17.052cm">
            <text:p/>
          </draw:line>
          <draw:line draw:style-name="gr14" draw:text-style-name="P13" draw:layer="layout" svg:x1="23.569cm" svg:y1="17.56cm" svg:x2="16.2cm" svg:y2="17.56cm">
            <text:p/>
          </draw:line>
          <draw:line draw:style-name="gr14" draw:text-style-name="P13" draw:layer="layout" svg:x1="16.241cm" svg:y1="16.184cm" svg:x2="16.241cm" svg:y2="15.496cm">
            <text:p/>
          </draw:line>
          <draw:line draw:style-name="gr14" draw:text-style-name="P13" draw:layer="layout" svg:x1="16.201cm" svg:y1="17.092cm" svg:x2="16.201cm" svg:y2="17.665cm">
            <text:p/>
          </draw:line>
          <draw:line draw:style-name="gr14" draw:text-style-name="P13" draw:layer="layout" svg:x1="23.596cm" svg:y1="17.656cm" svg:x2="23.596cm" svg:y2="15.517cm">
            <text:p/>
          </draw:line>
          <draw:custom-shape draw:style-name="gr3" draw:text-style-name="P12" draw:layer="layout" svg:width="11.678cm" svg:height="1.017cm" svg:x="13.573cm" svg:y="13.269cm">
            <text:list text:style-name="L1">
              <text:list-header>
                <text:p text:style-name="P2"><text:span text:style-name="T4">N</text:span><text:span text:style-name="T4">o</text:span><text:span text:style-name="T4">r</text:span><text:span text:style-name="T4">m</text:span><text:span text:style-name="T4">a</text:span><text:span text:style-name="T4">l</text:span><text:span text:style-name="T4">l</text:span><text:span text:style-name="T4">y</text:span><text:span text:style-name="T4">-</text:span><text:span text:style-name="T4">c</text:span><text:span text:style-name="T4">l</text:span><text:span text:style-name="T4">o</text:span><text:span text:style-name="T4">s</text:span><text:span text:style-name="T4">e</text:span><text:span text:style-name="T4">d</text:span><text:span text:style-name="T4"> </text:span><text:span text:style-name="T4">s</text:span><text:span text:style-name="T4">w</text:span><text:span text:style-name="T4">i</text:span><text:span text:style-name="T4">t</text:span><text:span text:style-name="T4">c</text:span><text:span text:style-name="T4">h</text:span><text:span text:style-name="T4"> </text:span><text:span text:style-name="T4">=</text:span><text:span text:style-name="T4">&gt;</text:span><text:span text:style-name="T4"> </text:span><text:span text:style-name="T4">N</text:span><text:span text:style-name="T4">O</text:span><text:span text:style-name="T4">T</text:span></text:p>
              </text:list-header>
            </text:list>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18" smil:attributeName="visibility" smil:to="visible"/>
                  <anim:animate smil:dur="0.5s" smil:fill="hold" smil:targetElement="id18" smil:attributeName="x" smil:values="x;x" smil:keyTimes="0;1" smil:additive="base"/>
                  <anim:animate smil:dur="0.5s" smil:fill="hold" smil:targetElement="id18" smil:attributeName="y" smil:values="0-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9" smil:attributeName="visibility" smil:to="visible"/>
                  <anim:animate smil:dur="0.5s" smil:fill="hold" smil:targetElement="id19" smil:attributeName="x" smil:values="1+width/2;x" smil:keyTimes="0;1" smil:additive="base"/>
                  <anim:animate smil:dur="0.5s" smil:fill="hold" smil:targetElement="id19"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smil:additive="base"/>
                  <anim:animate smil:dur="0.5s" smil:fill="hold" smil:targetElement="id20" smil:attributeName="y" smil:values="1+height/2;y" smil:keyTimes="0;1" smil:additive="base"/>
                </anim:par>
              </anim:par>
            </anim:par>
          </anim:seq>
        </anim:par>
        <presentation:notes draw:style-name="dp2">
          <draw:page-thumbnail draw:style-name="gr1" draw:layer="layout" svg:width="13.335cm" svg:height="10.001cm" svg:x="3.493cm" svg:y="2.002cm" draw:page-number="9" presentation:class="page"/>
          <draw:frame presentation:style-name="pr4" draw:text-style-name="P1" draw:layer="layout" svg:width="14.904cm" svg:height="12.001cm" svg:x="2.708cm" svg:y="12.668cm" presentation:class="notes" presentation:placeholder="true">
            <draw:text-box/>
          </draw:frame>
        </presentation:notes>
      </draw:page>
      <draw:page draw:name="Logic Function Implementation (Continued)" draw:style-name="dp1" draw:master-page-name="Default" presentation:presentation-page-layout-name="AL2T1">
        <draw:frame presentation:style-name="pr10" draw:text-style-name="P3" draw:layer="layout" svg:width="21.59cm" svg:height="15.063cm" svg:x="1.773cm" svg:y="3.448cm" presentation:class="outline" presentation:user-transformed="true">
          <draw:text-box>
            <text:list text:style-name="L2">
              <text:list-item>
                <text:p text:style-name="P8"><text:span text:style-name="T16">Example: Logic Using Switches</text:span><text:span text:style-name="T24"> </text:span></text:p>
                <text:p text:style-name="P7"><text:span text:style-name="T25"/></text:p>
                <text:p text:style-name="P7"><text:span text:style-name="T25"/></text:p>
                <text:p text:style-name="P8"><text:span text:style-name="T24"/></text:p>
                <text:p text:style-name="P8"><text:span text:style-name="T24"/></text:p>
              </text:list-item>
              <text:list-item>
                <text:p text:style-name="P8"><text:span text:style-name="T16">Light is on (L = 1) for </text:span></text:p>
              </text:list-item>
            </text:list>
            <text:list text:style-name="L11">
              <text:list-item>
                <text:list>
                  <text:list-header>
                    <text:p text:style-name="P21"><text:span text:style-name="T24"><text:tab/></text:span><text:span text:style-name="T24"><text:tab/></text:span><text:span text:style-name="T24">L(A, B, C, D) =</text:span><text:span text:style-name="T26"> </text:span></text:p>
                    <text:p text:style-name="P20"><text:span text:style-name="T16">and off (L = 0), otherwise.</text:span></text:p>
                  </text:list-header>
                </text:list>
              </text:list-item>
            </text:list>
            <text:list text:style-name="L2">
              <text:list-item>
                <text:p text:style-name="P8"><text:span text:style-name="T16">Useful model for relay circuits and for CMOS gate circuits, the foundation of current digital logic technology</text:span></text:p>
              </text:list-item>
            </text:list>
          </draw:text-box>
        </draw:frame>
        <draw:frame presentation:style-name="pr2" draw:text-style-name="P3" draw:layer="layout" svg:width="23.371cm" svg:height="2.836cm" svg:x="0.965cm" svg:y="0.277cm" presentation:class="title" presentation:user-transformed="true">
          <draw:text-box>
            <text:list text:style-name="L1">
              <text:list-header>
                <text:p text:style-name="P2"><text:span text:style-name="T27">Logic Function Implementation </text:span><text:span text:style-name="T25">(Continued)</text:span></text:p>
              </text:list-header>
            </text:list>
          </draw:text-box>
        </draw:frame>
        <draw:custom-shape draw:style-name="gr15" draw:text-style-name="P3" draw:layer="layout" svg:width="1.065cm" svg:height="1.277cm" svg:x="10.055cm" svg:y="4.317cm">
          <text:list text:style-name="L1">
            <text:list-header>
              <text:p text:style-name="P2">B</text:p>
            </text:list-header>
          </text:list>
          <draw:enhanced-geometry svg:viewBox="0 0 21600 21600" draw:type="mso-spt202" draw:enhanced-path="M 0 0 L 21600 0 21600 21600 0 21600 0 0 Z N"/>
        </draw:custom-shape>
        <draw:g>
          <draw:g>
            <draw:custom-shape draw:style-name="gr13" draw:text-style-name="P12" draw:layer="layout" svg:width="1.411cm" svg:height="1.208cm" svg:x="17.881cm" svg:y="6.72cm">
              <text:p/>
              <draw:enhanced-geometry svg:viewBox="0 0 320 274" draw:type="non-primitive" draw:enhanced-path="M 320 137 L 319 154 315 171 308 188 300 204 288 219 275 232 260 244 243 255 225 263 205 269 185 272 165 274 144 273 124 271 105 266 85 258 68 249 52 239 39 226 25 211 16 196 8 180 3 163 0 146 0 128 3 111 8 93 16 77 25 63 39 48 52 35 68 25 85 16 105 8 124 3 144 1 165 0 185 2 205 5 225 11 243 19 260 29 275 42 288 55 300 69 308 85 315 103 319 120 320 137 320 137 N"/>
            </draw:custom-shape>
            <draw:line draw:style-name="gr12" draw:text-style-name="P13" draw:layer="layout" svg:x1="18.057cm" svg:y1="7.323cm" svg:x2="18.234cm" svg:y2="7.018cm">
              <text:p/>
            </draw:line>
            <draw:line draw:style-name="gr12" draw:text-style-name="P13" draw:layer="layout" svg:x1="18.234cm" svg:y1="7.019cm" svg:x2="18.238cm" svg:y2="7.474cm">
              <text:p/>
            </draw:line>
            <draw:line draw:style-name="gr12" draw:text-style-name="P13" draw:layer="layout" svg:x1="18.234cm" svg:y1="7.473cm" svg:x2="18.586cm" svg:y2="7.018cm">
              <text:p/>
            </draw:line>
            <draw:line draw:style-name="gr12" draw:text-style-name="P13" draw:layer="layout" svg:x1="18.586cm" svg:y1="7.019cm" svg:x2="18.591cm" svg:y2="7.474cm">
              <text:p/>
            </draw:line>
            <draw:line draw:style-name="gr12" draw:text-style-name="P13" draw:layer="layout" svg:x1="18.586cm" svg:y1="7.474cm" svg:x2="18.763cm" svg:y2="7.174cm">
              <text:p/>
            </draw:line>
            <draw:line draw:style-name="gr12" draw:text-style-name="P13" draw:layer="layout" svg:x1="18.763cm" svg:y1="7.174cm" svg:x2="18.939cm" svg:y2="7.474cm">
              <text:p/>
            </draw:line>
            <draw:line draw:style-name="gr12" draw:text-style-name="P13" draw:layer="layout" svg:x1="18.939cm" svg:y1="7.474cm" svg:x2="18.944cm" svg:y2="7.324cm">
              <text:p/>
            </draw:line>
            <draw:line draw:style-name="gr12" draw:text-style-name="P13" draw:layer="layout" svg:x1="18.939cm" svg:y1="7.324cm" svg:x2="19.468cm" svg:y2="7.328cm">
              <text:p/>
            </draw:line>
          </draw:g>
          <draw:g>
            <draw:custom-shape draw:style-name="gr13" draw:text-style-name="P12" draw:layer="layout" svg:width="0.353cm" svg:height="0.304cm" svg:x="6.372cm" svg:y="7.038cm">
              <text:p/>
              <draw:enhanced-geometry svg:viewBox="0 0 80 69" draw:type="non-primitive" draw:enhanced-path="M 80 35 L 79 44 75 52 68 59 60 64 51 68 40 69 29 68 20 64 12 59 5 52 1 44 0 35 1 25 5 17 12 11 20 5 29 1 40 0 51 1 60 5 68 11 75 17 79 25 80 35 80 35 N"/>
            </draw:custom-shape>
            <draw:custom-shape draw:style-name="gr13" draw:text-style-name="P12" draw:layer="layout" svg:width="0.353cm" svg:height="0.305cm" svg:x="7.814cm" svg:y="7.064cm">
              <text:p/>
              <draw:enhanced-geometry svg:viewBox="0 0 80 69" draw:type="non-primitive" draw:enhanced-path="M 80 34 L 78 44 74 52 68 58 60 64 50 68 40 69 29 68 20 64 12 58 5 52 1 44 0 34 1 25 5 17 12 10 20 5 29 1 40 0 50 1 60 5 68 10 74 17 78 25 80 34 80 34 N"/>
            </draw:custom-shape>
            <draw:line draw:style-name="gr12" draw:text-style-name="P13" draw:layer="layout" svg:x1="6.725cm" svg:y1="7.038cm" svg:x2="7.784cm" svg:y2="6.584cm">
              <text:p/>
            </draw:line>
          </draw:g>
          <draw:g>
            <draw:custom-shape draw:style-name="gr13" draw:text-style-name="P12" draw:layer="layout" svg:width="0.353cm" svg:height="0.304cm" svg:x="13.304cm" svg:y="5.702cm">
              <text:p/>
              <draw:enhanced-geometry svg:viewBox="0 0 80 69" draw:type="non-primitive" draw:enhanced-path="M 80 35 L 79 44 75 52 68 59 60 64 51 68 40 69 30 68 20 64 12 59 6 52 2 44 0 35 2 25 6 17 12 11 20 5 30 1 40 0 51 1 60 5 68 11 75 17 79 25 80 35 80 35 N"/>
            </draw:custom-shape>
            <draw:custom-shape draw:style-name="gr13" draw:text-style-name="P12" draw:layer="layout" svg:width="0.353cm" svg:height="0.305cm" svg:x="14.746cm" svg:y="5.728cm">
              <text:p/>
              <draw:enhanced-geometry svg:viewBox="0 0 80 69" draw:type="non-primitive" draw:enhanced-path="M 80 34 L 79 44 75 52 68 58 60 64 51 68 40 69 29 68 20 64 12 58 5 52 1 44 0 34 1 25 5 17 12 10 20 5 29 1 40 0 51 1 60 5 68 10 75 17 79 25 80 34 80 34 N"/>
            </draw:custom-shape>
            <draw:line draw:style-name="gr12" draw:text-style-name="P13" draw:layer="layout" svg:x1="13.657cm" svg:y1="5.891cm" svg:x2="14.83cm" svg:y2="5.627cm">
              <text:p/>
            </draw:line>
          </draw:g>
          <draw:g>
            <draw:line draw:style-name="gr12" draw:text-style-name="P13" draw:layer="layout" svg:x1="4.873cm" svg:y1="8.361cm" svg:x2="5.931cm" svg:y2="8.366cm">
              <text:p/>
            </draw:line>
            <draw:line draw:style-name="gr12" draw:text-style-name="P13" draw:layer="layout" svg:x1="5.225cm" svg:y1="8.666cm" svg:x2="5.578cm" svg:y2="8.67cm">
              <text:p/>
            </draw:line>
            <draw:line draw:style-name="gr12" draw:text-style-name="P13" draw:layer="layout" svg:x1="4.873cm" svg:y1="8.97cm" svg:x2="5.931cm" svg:y2="8.974cm">
              <text:p/>
            </draw:line>
            <draw:line draw:style-name="gr12" draw:text-style-name="P13" draw:layer="layout" svg:x1="5.225cm" svg:y1="9.27cm" svg:x2="5.578cm" svg:y2="9.274cm">
              <text:p/>
            </draw:line>
          </draw:g>
          <draw:g>
            <draw:custom-shape draw:style-name="gr13" draw:text-style-name="P12" draw:layer="layout" svg:width="0.352cm" svg:height="0.304cm" svg:x="9.715cm" svg:y="5.706cm">
              <text:p/>
              <draw:enhanced-geometry svg:viewBox="0 0 80 69" draw:type="non-primitive" draw:enhanced-path="M 80 35 L 79 44 75 52 68 59 60 64 51 68 40 69 29 68 20 64 12 59 5 52 1 44 0 35 1 25 5 17 12 11 20 5 29 1 40 0 51 1 60 5 68 11 75 17 79 25 80 35 80 35 N"/>
            </draw:custom-shape>
            <draw:custom-shape draw:style-name="gr13" draw:text-style-name="P12" draw:layer="layout" svg:width="0.352cm" svg:height="0.305cm" svg:x="11.156cm" svg:y="5.732cm">
              <text:p/>
              <draw:enhanced-geometry svg:viewBox="0 0 80 69" draw:type="non-primitive" draw:enhanced-path="M 80 34 L 78 44 74 52 68 58 60 64 50 68 40 69 29 68 20 64 12 58 5 52 1 44 0 34 1 25 5 17 12 10 20 5 29 1 40 0 50 1 60 5 68 10 74 17 78 25 80 34 80 34 N"/>
            </draw:custom-shape>
            <draw:line draw:style-name="gr12" draw:text-style-name="P13" draw:layer="layout" svg:x1="10.067cm" svg:y1="5.706cm" svg:x2="11.125cm" svg:y2="5.252cm">
              <text:p/>
            </draw:line>
          </draw:g>
          <draw:g>
            <draw:custom-shape draw:style-name="gr13" draw:text-style-name="P12" draw:layer="layout" svg:width="0.352cm" svg:height="0.304cm" svg:x="11.276cm" svg:y="8.387cm">
              <text:p/>
              <draw:enhanced-geometry svg:viewBox="0 0 80 69" draw:type="non-primitive" draw:enhanced-path="M 80 35 L 79 44 75 52 68 59 60 64 51 68 40 69 29 68 20 64 12 59 5 52 1 44 0 35 1 25 5 17 12 11 20 5 29 1 40 0 51 1 60 5 68 11 75 17 79 25 80 35 80 35 N"/>
            </draw:custom-shape>
            <draw:custom-shape draw:style-name="gr13" draw:text-style-name="P12" draw:layer="layout" svg:width="0.352cm" svg:height="0.305cm" svg:x="12.717cm" svg:y="8.413cm">
              <text:p/>
              <draw:enhanced-geometry svg:viewBox="0 0 80 69" draw:type="non-primitive" draw:enhanced-path="M 80 34 L 78 44 74 52 68 58 60 64 50 68 40 69 29 68 20 64 12 58 5 52 1 44 0 34 1 25 5 17 12 10 20 5 29 1 40 0 50 1 60 5 68 10 74 17 78 25 80 34 80 34 N"/>
            </draw:custom-shape>
            <draw:line draw:style-name="gr12" draw:text-style-name="P13" draw:layer="layout" svg:x1="11.628cm" svg:y1="8.387cm" svg:x2="12.686cm" svg:y2="7.933cm">
              <text:p/>
            </draw:line>
          </draw:g>
          <draw:line draw:style-name="gr14" draw:text-style-name="P13" draw:layer="layout" svg:x1="9.009cm" svg:y1="5.865cm" svg:x2="9.009cm" svg:y2="8.599cm">
            <text:p/>
          </draw:line>
          <draw:line draw:style-name="gr14" draw:text-style-name="P13" draw:layer="layout" svg:x1="8.136cm" svg:y1="7.219cm" svg:x2="9.044cm" svg:y2="7.219cm">
            <text:p/>
          </draw:line>
          <draw:line draw:style-name="gr14" draw:text-style-name="P13" draw:layer="layout" svg:x1="5.45cm" svg:y1="7.188cm" svg:x2="6.359cm" svg:y2="7.188cm">
            <text:p/>
          </draw:line>
          <draw:line draw:style-name="gr14" draw:text-style-name="P13" draw:layer="layout" svg:x1="9.687cm" svg:y1="5.9cm" svg:x2="9.004cm" svg:y2="5.9cm">
            <text:p/>
          </draw:line>
          <draw:line draw:style-name="gr14" draw:text-style-name="P13" draw:layer="layout" svg:x1="11.509cm" svg:y1="5.905cm" svg:x2="13.251cm" svg:y2="5.905cm">
            <text:p/>
          </draw:line>
          <draw:line draw:style-name="gr14" draw:text-style-name="P13" draw:layer="layout" svg:x1="15.147cm" svg:y1="5.865cm" svg:x2="16.325cm" svg:y2="5.865cm">
            <text:p/>
          </draw:line>
          <draw:line draw:style-name="gr14" draw:text-style-name="P13" draw:layer="layout" svg:x1="16.325cm" svg:y1="5.825cm" svg:x2="16.325cm" svg:y2="8.63cm">
            <text:p/>
          </draw:line>
          <draw:line draw:style-name="gr14" draw:text-style-name="P13" draw:layer="layout" svg:x1="11.204cm" svg:y1="8.555cm" svg:x2="8.929cm" svg:y2="8.555cm">
            <text:p/>
          </draw:line>
          <draw:line draw:style-name="gr14" draw:text-style-name="P13" draw:layer="layout" svg:x1="13.062cm" svg:y1="8.555cm" svg:x2="16.36cm" svg:y2="8.555cm">
            <text:p/>
          </draw:line>
          <draw:line draw:style-name="gr14" draw:text-style-name="P13" draw:layer="layout" svg:x1="17.842cm" svg:y1="7.303cm" svg:x2="16.364cm" svg:y2="7.303cm">
            <text:p/>
          </draw:line>
          <draw:line draw:style-name="gr14" draw:text-style-name="P13" draw:layer="layout" svg:x1="19.319cm" svg:y1="7.342cm" svg:x2="20.152cm" svg:y2="7.342cm">
            <text:p/>
          </draw:line>
          <draw:line draw:style-name="gr14" draw:text-style-name="P13" draw:layer="layout" svg:x1="20.077cm" svg:y1="7.342cm" svg:x2="20.077cm" svg:y2="10.301cm">
            <text:p/>
          </draw:line>
          <draw:line draw:style-name="gr14" draw:text-style-name="P13" draw:layer="layout" svg:x1="20.151cm" svg:y1="10.336cm" svg:x2="5.366cm" svg:y2="10.336cm">
            <text:p/>
          </draw:line>
          <draw:line draw:style-name="gr14" draw:text-style-name="P13" draw:layer="layout" svg:x1="5.406cm" svg:y1="8.364cm" svg:x2="5.406cm" svg:y2="7.191cm">
            <text:p/>
          </draw:line>
          <draw:line draw:style-name="gr14" draw:text-style-name="P13" draw:layer="layout" svg:x1="5.367cm" svg:y1="9.313cm" svg:x2="5.367cm" svg:y2="10.332cm">
            <text:p/>
          </draw:line>
          <draw:custom-shape draw:style-name="gr15" draw:text-style-name="P3" draw:layer="layout" svg:width="1.112cm" svg:height="1.277cm" svg:x="6.669cm" svg:y="5.574cm">
            <text:list text:style-name="L1">
              <text:list-header>
                <text:p text:style-name="P2">A</text:p>
              </text:list-header>
            </text:list>
            <draw:enhanced-geometry svg:viewBox="0 0 21600 21600" draw:type="mso-spt202" draw:enhanced-path="M 0 0 L 21600 0 21600 21600 0 21600 0 0 Z N"/>
          </draw:custom-shape>
          <draw:custom-shape draw:style-name="gr15" draw:text-style-name="P3" draw:layer="layout" svg:width="1.112cm" svg:height="1.277cm" svg:x="11.656cm" svg:y="8.612cm">
            <text:list text:style-name="L1">
              <text:list-header>
                <text:p text:style-name="P2">D</text:p>
              </text:list-header>
            </text:list>
            <draw:enhanced-geometry svg:viewBox="0 0 21600 21600" draw:type="mso-spt202" draw:enhanced-path="M 0 0 L 21600 0 21600 21600 0 21600 0 0 Z N"/>
          </draw:custom-shape>
        </draw:g>
        <draw:g>
          <draw:custom-shape draw:style-name="gr15" draw:text-style-name="P3" draw:layer="layout" svg:width="1.065cm" svg:height="1.277cm" svg:x="13.658cm" svg:y="4.608cm">
            <text:list text:style-name="L1">
              <text:list-header>
                <text:p text:style-name="P2">C</text:p>
              </text:list-header>
            </text:list>
            <draw:enhanced-geometry svg:viewBox="0 0 21600 21600" draw:type="mso-spt202" draw:enhanced-path="M 0 0 L 21600 0 21600 21600 0 21600 0 0 Z N"/>
          </draw:custom-shape>
          <draw:line draw:style-name="gr9" draw:text-style-name="P13" draw:layer="layout" svg:x1="13.899cm" svg:y1="4.824cm" svg:x2="14.622cm" svg:y2="4.824cm">
            <text:p/>
          </draw:line>
        </draw:g>
        <presentation:notes draw:style-name="dp2">
          <draw:page-thumbnail draw:style-name="gr1" draw:layer="layout" svg:width="13.335cm" svg:height="10.001cm" svg:x="3.493cm" svg:y="2.002cm" draw:page-number="10" presentation:class="page"/>
          <draw:frame presentation:style-name="pr11" draw:text-style-name="P3" draw:layer="layout" svg:width="14.904cm" svg:height="12cm" svg:x="2.708cm" svg:y="12.668cm" presentation:class="notes" presentation:user-transformed="true">
            <draw:text-box>
              <text:list text:style-name="L1">
                <text:list-header>
                  <text:p text:style-name="P22">L (A, B, C, D) = A ((B C') + D) = A B C' + A D</text:p>
                </text:list-header>
              </text:list>
            </draw:text-box>
          </draw:frame>
        </presentation:notes>
      </draw:page>
      <draw:page draw:name="Logic Gates"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1">Logic Gates</text:span></text:p>
              </text:list-header>
            </text:list>
          </draw:text-box>
        </draw:frame>
        <draw:frame presentation:style-name="pr12" draw:text-style-name="P3" draw:layer="layout" svg:width="21.59cm" svg:height="14.31cm" svg:x="1.905cm" svg:y="3.598cm" presentation:class="outline" presentation:user-transformed="true">
          <draw:text-box>
            <text:list text:style-name="L2">
              <text:list-item>
                <text:p text:style-name="P6"><text:span text:style-name="T16">In the earliest computers, switches were opened and closed by magnetic fields produced by energizing coils in </text:span><text:span text:style-name="T28">relays</text:span><text:span text:style-name="T16">. The switches in turn opened and closed the current paths.</text:span></text:p>
              </text:list-item>
              <text:list-item>
                <text:p text:style-name="P6"><text:span text:style-name="T16">Later, </text:span><text:span text:style-name="T28">vacuum tubes</text:span><text:span text:style-name="T16"> that open and close current paths electronically replaced relays.</text:span></text:p>
              </text:list-item>
              <text:list-item>
                <text:p text:style-name="P6"><text:span text:style-name="T16">Today, </text:span><text:span text:style-name="T28">transistors</text:span><text:span text:style-name="T16"> are used as electronic switches that open and close current paths.</text:span></text:p>
              </text:list-item>
              <text:list-item>
                <text:p text:style-name="P6"><text:span text:style-name="T16">Optional: Chapter 6 – Part 1: The Design Space</text:span></text:p>
                <text:p text:style-name="P6"><text:span text:style-name="T16"/></text:p>
              </text:list-item>
            </text:list>
          </draw:text-box>
        </draw:frame>
        <presentation:notes draw:style-name="dp2">
          <draw:page-thumbnail draw:style-name="gr1" draw:layer="layout" svg:width="13.335cm" svg:height="10.001cm" svg:x="3.493cm" svg:y="2.002cm" draw:page-number="11" presentation:class="page"/>
          <draw:frame presentation:style-name="pr4" draw:text-style-name="P1" draw:layer="layout" svg:width="14.904cm" svg:height="12.001cm" svg:x="2.708cm" svg:y="12.668cm" presentation:class="notes" presentation:placeholder="true">
            <draw:text-box/>
          </draw:frame>
        </presentation:notes>
      </draw:page>
      <draw:page draw:name="Logic Gate Symbols and Behavior" draw:style-name="dp1" draw:master-page-name="Default" presentation:presentation-page-layout-name="AL2T1">
        <draw:frame draw:style-name="gr16" draw:text-style-name="P13" draw:layer="layout" svg:width="23.243cm" svg:height="13.944cm" svg:x="1.138cm" svg:y="4.63cm">
          <draw:image xlink:href="Pictures/20000098000064B600003C6E54F641A45B7746DC.wmf" xlink:type="simple" xlink:show="embed" xlink:actuate="onLoad">
            <text:p/>
          </draw:image>
        </draw:frame>
        <draw:frame presentation:style-name="pr2" draw:text-style-name="P3" draw:layer="layout" svg:width="21.59cm" svg:height="2.836cm" svg:x="1.989cm" svg:y="-0.001cm" presentation:class="title" presentation:user-transformed="true">
          <draw:text-box>
            <text:list text:style-name="L1">
              <text:list-header>
                <text:p text:style-name="P2"><text:span text:style-name="T29">Logic Gate Symbols and Behavior</text:span></text:p>
              </text:list-header>
            </text:list>
          </draw:text-box>
        </draw:frame>
        <draw:frame presentation:style-name="pr13" draw:text-style-name="P3" draw:layer="layout" svg:width="21.59cm" svg:height="13.966cm" svg:x="2.095cm" svg:y="3.342cm" presentation:class="outline" presentation:user-transformed="true">
          <draw:text-box>
            <text:list text:style-name="L2">
              <text:list-item>
                <text:p text:style-name="P23"><text:span text:style-name="T2">Logic gates have special symbols:</text:span></text:p>
                <text:p text:style-name="P24"><text:span text:style-name="T3"/></text:p>
                <text:p text:style-name="P24"><text:span text:style-name="T3"/></text:p>
                <text:p text:style-name="P23"><text:span text:style-name="T2"/></text:p>
              </text:list-item>
              <text:list-item>
                <text:p text:style-name="P6"><text:span text:style-name="T2">And waveform behavior in time as follows</text:span><text:span text:style-name="T16">:</text:span></text:p>
              </text:list-item>
            </text:list>
          </draw:text-box>
        </draw:frame>
        <presentation:notes draw:style-name="dp2">
          <draw:page-thumbnail draw:style-name="gr1" draw:layer="layout" svg:width="13.335cm" svg:height="10.001cm" svg:x="3.493cm" svg:y="2.002cm" draw:page-number="12" presentation:class="page"/>
          <draw:frame presentation:style-name="pr4" draw:text-style-name="P1" draw:layer="layout" svg:width="14.904cm" svg:height="12.001cm" svg:x="2.708cm" svg:y="12.668cm" presentation:class="notes" presentation:placeholder="true">
            <draw:text-box/>
          </draw:frame>
        </presentation:notes>
      </draw:page>
      <draw:page draw:name="Gate Delay"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1">Gate Delay</text:span></text:p>
              </text:list-header>
            </text:list>
          </draw:text-box>
        </draw:frame>
        <draw:frame presentation:style-name="pr3" draw:text-style-name="P3" draw:layer="layout" svg:width="21.59cm" svg:height="13.967cm" svg:x="1.998cm" svg:y="3.651cm" presentation:class="outline" presentation:user-transformed="true">
          <draw:text-box>
            <text:list text:style-name="L2">
              <text:list-item>
                <text:p text:style-name="P9"><text:span text:style-name="T16">In actual physical gates, if one or more input changes causes the output to change, the output change does not occur instantaneously.</text:span> <text:s/></text:p>
              </text:list-item>
              <text:list-item>
                <text:p text:style-name="P6"><text:span text:style-name="T16">The delay between an input change(s) and the resulting output change is the </text:span><text:span text:style-name="T28">gate delay</text:span><text:span text:style-name="T16"> denoted by </text:span><text:span text:style-name="T28">t</text:span><text:span text:style-name="T30">G</text:span><text:span text:style-name="T16">:</text:span></text:p>
              </text:list-item>
            </text:list>
          </draw:text-box>
        </draw:frame>
        <draw:line draw:style-name="gr12" draw:text-style-name="P13" draw:layer="layout" svg:x1="7.654cm" svg:y1="13.37cm" svg:x2="6.565cm" svg:y2="13.375cm">
          <text:p/>
        </draw:line>
        <draw:line draw:style-name="gr12" draw:text-style-name="P13" draw:layer="layout" svg:x1="7.62cm" svg:y1="13.335cm" svg:x2="7.62cm" svg:y2="12.065cm">
          <text:p/>
        </draw:line>
        <draw:line draw:style-name="gr12" draw:text-style-name="P13" draw:layer="layout" svg:x1="7.624cm" svg:y1="12.069cm" svg:x2="12.7cm" svg:y2="12.069cm">
          <text:p/>
        </draw:line>
        <draw:line draw:style-name="gr12" draw:text-style-name="P13" draw:layer="layout" svg:x1="12.669cm" svg:y1="13.41cm" svg:x2="12.669cm" svg:y2="12.14cm">
          <text:p/>
        </draw:line>
        <draw:line draw:style-name="gr12" draw:text-style-name="P13" draw:layer="layout" svg:x1="12.7cm" svg:y1="13.379cm" svg:x2="17.776cm" svg:y2="13.379cm">
          <text:p/>
        </draw:line>
        <draw:line draw:style-name="gr12" draw:text-style-name="P13" draw:layer="layout" svg:x1="9.565cm" svg:y1="15.949cm" svg:x2="6.535cm" svg:y2="15.94cm">
          <text:p/>
        </draw:line>
        <draw:line draw:style-name="gr12" draw:text-style-name="P13" draw:layer="layout" svg:x1="9.529cm" svg:y1="15.915cm" svg:x2="9.529cm" svg:y2="14.645cm">
          <text:p/>
        </draw:line>
        <draw:line draw:style-name="gr12" draw:text-style-name="P13" draw:layer="layout" svg:x1="9.534cm" svg:y1="14.649cm" svg:x2="14.609cm" svg:y2="14.649cm">
          <text:p/>
        </draw:line>
        <draw:line draw:style-name="gr12" draw:text-style-name="P13" draw:layer="layout" svg:x1="14.579cm" svg:y1="15.99cm" svg:x2="14.579cm" svg:y2="14.72cm">
          <text:p/>
        </draw:line>
        <draw:line draw:style-name="gr12" draw:text-style-name="P13" draw:layer="layout" svg:x1="14.609cm" svg:y1="15.959cm" svg:x2="19.685cm" svg:y2="15.959cm">
          <text:p/>
        </draw:line>
        <draw:line draw:style-name="gr17" draw:text-style-name="P13" draw:layer="layout" svg:x1="7.62cm" svg:y1="13.723cm" svg:x2="7.62cm" svg:y2="14.429cm">
          <text:p/>
        </draw:line>
        <draw:line draw:style-name="gr17" draw:text-style-name="P13" draw:layer="layout" svg:x1="9.529cm" svg:y1="13.727cm" svg:x2="9.529cm" svg:y2="14.433cm">
          <text:p/>
        </draw:line>
        <draw:line draw:style-name="gr17" draw:text-style-name="P13" draw:layer="layout" svg:x1="12.674cm" svg:y1="13.697cm" svg:x2="12.674cm" svg:y2="14.402cm">
          <text:p/>
        </draw:line>
        <draw:line draw:style-name="gr17" draw:text-style-name="P13" draw:layer="layout" svg:x1="14.548cm" svg:y1="13.666cm" svg:x2="14.548cm" svg:y2="14.371cm">
          <text:p/>
        </draw:line>
        <draw:custom-shape draw:style-name="gr18" draw:text-style-name="P12" draw:layer="layout" svg:width="2.681cm" svg:height="1.61cm" svg:x="7.267cm" svg:y="13.229cm">
          <text:list text:style-name="L1">
            <text:list-header>
              <text:p text:style-name="P25"><text:span text:style-name="T16">t</text:span><text:span text:style-name="T30">G</text:span></text:p>
            </text:list-header>
          </text:list>
          <draw:enhanced-geometry svg:viewBox="0 0 21600 21600" draw:type="mso-spt202" draw:enhanced-path="M 0 0 L 21600 0 21600 21600 0 21600 0 0 Z N"/>
        </draw:custom-shape>
        <draw:custom-shape draw:style-name="gr18" draw:text-style-name="P12" draw:layer="layout" svg:width="2.681cm" svg:height="1.61cm" svg:x="12.246cm" svg:y="13.128cm">
          <text:list text:style-name="L1">
            <text:list-header>
              <text:p text:style-name="P25"><text:span text:style-name="T16">t</text:span><text:span text:style-name="T30">G</text:span></text:p>
            </text:list-header>
          </text:list>
          <draw:enhanced-geometry svg:viewBox="0 0 21600 21600" draw:type="mso-spt202" draw:enhanced-path="M 0 0 L 21600 0 21600 21600 0 21600 0 0 Z N"/>
        </draw:custom-shape>
        <draw:custom-shape draw:style-name="gr19" draw:text-style-name="P12" draw:layer="layout" svg:width="2.593cm" svg:height="1.446cm" svg:x="3.155cm" svg:y="12.039cm">
          <text:list text:style-name="L1">
            <text:list-header>
              <text:p text:style-name="P15"><text:span text:style-name="T24">I</text:span><text:span text:style-name="T24">n</text:span><text:span text:style-name="T24">p</text:span><text:span text:style-name="T24">u</text:span><text:span text:style-name="T24">t</text:span></text:p>
            </text:list-header>
          </text:list>
          <draw:enhanced-geometry svg:viewBox="0 0 21600 21600" draw:type="mso-spt202" draw:enhanced-path="M 0 0 L 21600 0 21600 21600 0 21600 0 0 Z N"/>
        </draw:custom-shape>
        <draw:custom-shape draw:style-name="gr19" draw:text-style-name="P12" draw:layer="layout" svg:width="3.249cm" svg:height="1.446cm" svg:x="3.005cm" svg:y="14.442cm">
          <text:list text:style-name="L1">
            <text:list-header>
              <text:p text:style-name="P15"><text:span text:style-name="T24">O</text:span><text:span text:style-name="T24">u</text:span><text:span text:style-name="T24">t</text:span><text:span text:style-name="T24">p</text:span><text:span text:style-name="T24">u</text:span><text:span text:style-name="T24">t</text:span></text:p>
            </text:list-header>
          </text:list>
          <draw:enhanced-geometry svg:viewBox="0 0 21600 21600" draw:type="mso-spt202" draw:enhanced-path="M 0 0 L 21600 0 21600 21600 0 21600 0 0 Z N"/>
        </draw:custom-shape>
        <draw:line draw:style-name="gr20" draw:text-style-name="P13" draw:layer="layout" svg:x1="6.575cm" svg:y1="16.947cm" svg:x2="19.8cm" svg:y2="16.947cm">
          <text:p/>
        </draw:line>
        <draw:custom-shape draw:style-name="gr19" draw:text-style-name="P12" draw:layer="layout" svg:width="4.329cm" svg:height="1.446cm" svg:x="17.364cm" svg:y="16.805cm">
          <text:list text:style-name="L1">
            <text:list-header>
              <text:p text:style-name="P15"><text:span text:style-name="T24">Ti</text:span><text:span text:style-name="T24">m</text:span><text:span text:style-name="T24">e </text:span><text:span text:style-name="T24">(n</text:span><text:span text:style-name="T24">s)</text:span></text:p>
            </text:list-header>
          </text:list>
          <draw:enhanced-geometry svg:viewBox="0 0 21600 21600" draw:type="mso-spt202" draw:enhanced-path="M 0 0 L 21600 0 21600 21600 0 21600 0 0 Z N"/>
        </draw:custom-shape>
        <draw:custom-shape draw:style-name="gr19" draw:text-style-name="P12" draw:layer="layout" svg:width="0.925cm" svg:height="1.277cm" svg:x="5.782cm" svg:y="12.709cm">
          <text:list text:style-name="L1">
            <text:list-header>
              <text:p text:style-name="P15">0</text:p>
            </text:list-header>
          </text:list>
          <draw:enhanced-geometry svg:viewBox="0 0 21600 21600" draw:type="mso-spt202" draw:enhanced-path="M 0 0 L 21600 0 21600 21600 0 21600 0 0 Z N"/>
        </draw:custom-shape>
        <draw:custom-shape draw:style-name="gr19" draw:text-style-name="P12" draw:layer="layout" svg:width="0.925cm" svg:height="1.277cm" svg:x="5.786cm" svg:y="15.289cm">
          <text:list text:style-name="L1">
            <text:list-header>
              <text:p text:style-name="P15">0</text:p>
            </text:list-header>
          </text:list>
          <draw:enhanced-geometry svg:viewBox="0 0 21600 21600" draw:type="mso-spt202" draw:enhanced-path="M 0 0 L 21600 0 21600 21600 0 21600 0 0 Z N"/>
        </draw:custom-shape>
        <draw:custom-shape draw:style-name="gr19" draw:text-style-name="P12" draw:layer="layout" svg:width="0.925cm" svg:height="1.277cm" svg:x="5.786cm" svg:y="11.479cm">
          <text:list text:style-name="L1">
            <text:list-header>
              <text:p text:style-name="P15">1</text:p>
            </text:list-header>
          </text:list>
          <draw:enhanced-geometry svg:viewBox="0 0 21600 21600" draw:type="mso-spt202" draw:enhanced-path="M 0 0 L 21600 0 21600 21600 0 21600 0 0 Z N"/>
        </draw:custom-shape>
        <draw:custom-shape draw:style-name="gr19" draw:text-style-name="P12" draw:layer="layout" svg:width="0.925cm" svg:height="1.277cm" svg:x="5.79cm" svg:y="14.058cm">
          <text:list text:style-name="L1">
            <text:list-header>
              <text:p text:style-name="P15">1</text:p>
            </text:list-header>
          </text:list>
          <draw:enhanced-geometry svg:viewBox="0 0 21600 21600" draw:type="mso-spt202" draw:enhanced-path="M 0 0 L 21600 0 21600 21600 0 21600 0 0 Z N"/>
        </draw:custom-shape>
        <draw:custom-shape draw:style-name="gr19" draw:text-style-name="P12" draw:layer="layout" svg:width="0.925cm" svg:height="1.277cm" svg:x="6.143cm" svg:y="16.81cm">
          <text:list text:style-name="L1">
            <text:list-header>
              <text:p text:style-name="P15">0</text:p>
            </text:list-header>
          </text:list>
          <draw:enhanced-geometry svg:viewBox="0 0 21600 21600" draw:type="mso-spt202" draw:enhanced-path="M 0 0 L 21600 0 21600 21600 0 21600 0 0 Z N"/>
        </draw:custom-shape>
        <draw:custom-shape draw:style-name="gr19" draw:text-style-name="P12" draw:layer="layout" svg:width="1.56cm" svg:height="1.277cm" svg:x="8.652cm" svg:y="16.85cm">
          <text:list text:style-name="L1">
            <text:list-header>
              <text:p text:style-name="P15">0.5</text:p>
            </text:list-header>
          </text:list>
          <draw:enhanced-geometry svg:viewBox="0 0 21600 21600" draw:type="mso-spt202" draw:enhanced-path="M 0 0 L 21600 0 21600 21600 0 21600 0 0 Z N"/>
        </draw:custom-shape>
        <draw:custom-shape draw:style-name="gr19" draw:text-style-name="P12" draw:layer="layout" svg:width="0.925cm" svg:height="1.277cm" svg:x="11.964cm" svg:y="16.845cm">
          <text:list text:style-name="L1">
            <text:list-header>
              <text:p text:style-name="P15">1</text:p>
            </text:list-header>
          </text:list>
          <draw:enhanced-geometry svg:viewBox="0 0 21600 21600" draw:type="mso-spt202" draw:enhanced-path="M 0 0 L 21600 0 21600 21600 0 21600 0 0 Z N"/>
        </draw:custom-shape>
        <draw:custom-shape draw:style-name="gr19" draw:text-style-name="P12" draw:layer="layout" svg:width="1.56cm" svg:height="1.277cm" svg:x="14.654cm" svg:y="16.819cm">
          <text:list text:style-name="L1">
            <text:list-header>
              <text:p text:style-name="P15">1.5</text:p>
            </text:list-header>
          </text:list>
          <draw:enhanced-geometry svg:viewBox="0 0 21600 21600" draw:type="mso-spt202" draw:enhanced-path="M 0 0 L 21600 0 21600 21600 0 21600 0 0 Z N"/>
        </draw:custom-shape>
        <draw:custom-shape draw:style-name="gr18" draw:text-style-name="P12" draw:layer="layout" svg:width="5.675cm" svg:height="1.61cm" svg:x="18.349cm" svg:y="13.128cm">
          <text:list text:style-name="L1">
            <text:list-header>
              <text:p text:style-name="P25"><text:span text:style-name="T16">t</text:span><text:span text:style-name="T30">G</text:span><text:span text:style-name="T16"> </text:span><text:span text:style-name="T16">=</text:span><text:span text:style-name="T16"> </text:span><text:span text:style-name="T16">0</text:span><text:span text:style-name="T16">.</text:span><text:span text:style-name="T16">3</text:span><text:span text:style-name="T16"> </text:span><text:span text:style-name="T16">n</text:span><text:span text:style-name="T16">s</text:span></text:p>
            </text:list-header>
          </text:list>
          <draw:enhanced-geometry svg:viewBox="0 0 21600 21600" draw:type="mso-spt202" draw:enhanced-path="M 0 0 L 21600 0 21600 21600 0 21600 0 0 Z N"/>
        </draw:custom-shape>
        <presentation:notes draw:style-name="dp2">
          <draw:page-thumbnail draw:style-name="gr1" draw:layer="layout" svg:width="13.335cm" svg:height="10.001cm" svg:x="3.493cm" svg:y="2.002cm" draw:page-number="13" presentation:class="page"/>
          <draw:frame presentation:style-name="pr4" draw:text-style-name="P1" draw:layer="layout" svg:width="14.904cm" svg:height="12.001cm" svg:x="2.708cm" svg:y="12.668cm" presentation:class="notes" presentation:placeholder="true">
            <draw:text-box/>
          </draw:frame>
        </presentation:notes>
      </draw:page>
      <draw:page draw:name="Logic Diagrams and Expressions"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31">Logic Diagrams and Expressions</text:span></text:p>
              </text:list-header>
            </text:list>
          </draw:text-box>
        </draw:frame>
        <draw:frame presentation:style-name="pr14" draw:text-style-name="P3" draw:layer="layout" svg:width="23.165cm" svg:height="4.019cm" svg:x="1.282cm" svg:y="13.629cm" presentation:class="outline" presentation:user-transformed="true">
          <draw:text-box>
            <text:list text:style-name="L2">
              <text:list-item>
                <text:p xml:id="id23" text:id="id23" text:style-name="P26"><text:span text:style-name="T32">Boolean equations, truth tables and logic diagrams describe the same function!</text:span></text:p>
              </text:list-item>
              <text:list-item>
                <text:p xml:id="id24" text:id="id24" text:style-name="P26"><text:span text:style-name="T32">Truth tables are unique; expressions and logic diagrams are not. This gives flexibility in implementing functions.</text:span></text:p>
              </text:list-item>
            </text:list>
          </draw:text-box>
        </draw:frame>
        <draw:g xml:id="id22" draw:id="id22">
          <draw:custom-shape draw:style-name="gr3" draw:text-style-name="P12" draw:layer="layout" svg:width="0.514cm" svg:height="0.848cm" svg:x="11.539cm" svg:y="8.383cm">
            <text:list text:style-name="L1">
              <text:list-header>
                <text:p text:style-name="P15"><text:span text:style-name="T33">X</text:span></text:p>
              </text:list-header>
            </text:list>
            <draw:enhanced-geometry svg:viewBox="0 0 21600 21600" draw:type="rectangle" draw:enhanced-path="M 0 0 L 21600 0 21600 21600 0 21600 0 0 Z N"/>
          </draw:custom-shape>
          <draw:custom-shape draw:style-name="gr3" draw:text-style-name="P12" draw:layer="layout" svg:width="0.514cm" svg:height="0.848cm" svg:x="11.544cm" svg:y="10.266cm">
            <text:list text:style-name="L1">
              <text:list-header>
                <text:p text:style-name="P15"><text:span text:style-name="T33">Y</text:span></text:p>
              </text:list-header>
            </text:list>
            <draw:enhanced-geometry svg:viewBox="0 0 21600 21600" draw:type="rectangle" draw:enhanced-path="M 0 0 L 21600 0 21600 21600 0 21600 0 0 Z N"/>
          </draw:custom-shape>
          <draw:g>
            <draw:custom-shape draw:style-name="gr21" draw:text-style-name="P27" draw:layer="layout" svg:width="1.789cm" svg:height="1.133cm" svg:x="13.467cm" svg:y="9.6cm">
              <text:p/>
              <draw:enhanced-geometry svg:viewBox="0 0 406 257" draw:type="non-primitive" draw:enhanced-path="M 392 255 L 394 257 398 257 402 255 405 252 406 251 406 246 405 243 402 239 14 2 13 0 8 0 5 2 2 5 0 6 0 11 2 14 5 18 392 255 Z N"/>
            </draw:custom-shape>
            <draw:custom-shape draw:style-name="gr21" draw:text-style-name="P27" draw:layer="layout" svg:width="1.789cm" svg:height="1.134cm" svg:x="13.467cm" svg:y="10.649cm">
              <text:p/>
              <draw:enhanced-geometry svg:viewBox="0 0 406 257" draw:type="non-primitive" draw:enhanced-path="M 402 17 L 405 14 406 11 406 6 403 3 402 1 398 0 394 0 392 1 5 239 2 242 0 246 0 250 3 254 5 255 8 257 13 257 14 255 402 17 Z N"/>
            </draw:custom-shape>
            <draw:custom-shape draw:style-name="gr21" draw:text-style-name="P27" draw:layer="layout" svg:width="0.082cm" svg:height="2.183cm" svg:x="13.467cm" svg:y="9.6cm">
              <text:p/>
              <draw:enhanced-geometry svg:viewBox="0 0 19 495" draw:type="non-primitive" draw:enhanced-path="M 19 10 L 19 6 16 3 13 0 7 0 3 3 0 6 0 488 3 492 7 495 13 495 16 492 19 488 19 485 19 10 Z N"/>
            </draw:custom-shape>
            <draw:custom-shape draw:style-name="gr21" draw:text-style-name="P27" draw:layer="layout" svg:width="0.603cm" svg:height="0.604cm" svg:x="15.173cm" svg:y="10.389cm">
              <text:p/>
              <draw:enhanced-geometry svg:viewBox="0 0 137 137" draw:type="non-primitive" draw:enhanced-path="M 0 68 L 0 81 2 84 2 87 3 91 3 92 8 103 10 105 11 108 13 110 15 113 18 116 21 116 21 119 24 122 27 124 29 125 32 127 34 129 37 130 41 133 46 133 49 135 51 135 54 137 64 137 75 135 73 137 81 137 84 135 87 135 91 133 92 133 103 129 105 127 108 125 110 124 113 122 116 119 116 116 119 116 122 113 124 110 126 108 127 105 129 103 133 92 133 91 135 87 135 84 137 81 137 73 135 75 137 64 137 54 135 51 135 49 133 46 133 41 130 37 129 34 127 32 126 29 124 27 122 24 119 21 116 21 116 18 113 15 110 13 108 11 105 10 103 8 92 3 91 3 87 2 84 2 81 0 54 0 51 2 49 2 46 3 41 3 37 7 34 8 32 10 29 11 27 13 24 15 21 18 21 21 18 21 15 24 13 27 11 29 10 32 8 34 7 37 3 41 3 46 2 49 2 51 0 54 0 68 19 68 19 57 21 54 21 53 22 49 22 48 22 49 24 46 26 45 27 41 29 40 30 37 34 34 37 30 40 29 41 27 45 26 46 24 49 22 48 22 49 22 53 21 54 21 57 19 68 19 78 19 81 21 84 21 87 22 89 22 91 24 92 26 95 27 97 29 100 30 103 34 107 37 108 40 110 41 111 45 113 46 114 49 114 48 114 49 116 53 116 54 118 57 118 67 121 73 122 62 118 67 118 78 116 81 116 84 114 87 114 89 113 91 111 92 110 95 108 97 107 100 103 103 100 106 97 108 95 110 92 111 91 113 89 114 87 114 84 116 81 116 78 118 67 118 62 122 73 121 67 118 57 118 54 116 53 116 49 114 48 114 49 114 46 113 45 111 41 110 40 108 37 106 34 103 30 100 29 97 27 95 26 92 24 91 22 89 22 87 21 84 21 81 19 78 19 68 0 68 Z N"/>
            </draw:custom-shape>
            <draw:custom-shape draw:style-name="gr21" draw:text-style-name="P27" draw:layer="layout" svg:width="1.265cm" svg:height="0.084cm" svg:x="12.201cm" svg:y="10.698cm">
              <text:p/>
              <draw:enhanced-geometry svg:viewBox="0 0 287 19" draw:type="non-primitive" draw:enhanced-path="M 10 0 L 6 0 3 3 0 6 0 13 3 16 6 19 281 19 284 16 287 13 287 6 284 3 281 0 278 0 10 0 Z N"/>
            </draw:custom-shape>
            <draw:custom-shape draw:style-name="gr21" draw:text-style-name="P27" draw:layer="layout" svg:width="1.265cm" svg:height="0.084cm" svg:x="15.768cm" svg:y="10.649cm">
              <text:p/>
              <draw:enhanced-geometry svg:viewBox="0 0 287 19" draw:type="non-primitive" draw:enhanced-path="M 10 0 L 6 0 3 3 0 6 0 13 3 16 6 19 281 19 284 16 287 13 287 6 284 3 281 0 278 0 10 0 Z N"/>
            </draw:custom-shape>
            <draw:custom-shape draw:style-name="gr21" draw:text-style-name="P27" draw:layer="layout" svg:width="1.265cm" svg:height="0.084cm" svg:x="19.481cm" svg:y="11.284cm">
              <text:p/>
              <draw:enhanced-geometry svg:viewBox="0 0 287 19" draw:type="non-primitive" draw:enhanced-path="M 10 0 L 7 0 3 3 0 7 0 13 3 16 7 19 281 19 284 16 287 13 287 7 284 3 281 0 278 0 10 0 Z N"/>
            </draw:custom-shape>
            <draw:custom-shape draw:style-name="gr21" draw:text-style-name="P27" draw:layer="layout" svg:width="1.133cm" svg:height="2.183cm" svg:x="18.392cm" svg:y="10.257cm">
              <text:p/>
              <draw:enhanced-geometry svg:viewBox="0 0 257 495" draw:type="non-primitive" draw:enhanced-path="M 9 0 L 6 0 3 3 0 6 0 13 3 16 6 19 33 19 43 21 55 24 66 25 76 29 87 33 98 37 108 40 117 46 127 51 144 64 154 71 162 78 171 84 178 94 184 102 192 111 204 129 209 138 216 148 219 157 222 168 227 179 230 189 231 200 235 213 236 222 236 235 238 249 238 246 236 259 236 271 235 281 231 293 230 305 227 314 222 325 219 336 216 346 209 355 204 365 192 382 184 392 178 400 171 409 162 416 154 422 144 430 127 442 117 447 108 454 98 457 87 460 76 465 66 468 55 469 43 473 33 474 20 474 8 476 9 476 6 476 3 479 0 482 0 488 3 492 6 495 9 495 11 495 20 493 33 493 46 492 59 488 70 487 82 484 93 479 105 476 117 469 127 463 136 458 157 446 166 438 174 431 184 422 193 412 200 404 208 395 220 374 225 365 231 355 238 343 241 331 246 320 249 308 250 297 254 284 255 271 255 259 257 249 257 246 255 235 255 222 254 209 250 197 249 186 246 173 241 162 238 151 231 138 225 129 220 119 208 98 200 89 193 81 184 71 174 62 166 56 157 48 136 35 127 30 117 24 105 18 93 14 82 10 70 6 59 5 46 2 33 0 9 0 Z N"/>
            </draw:custom-shape>
            <draw:custom-shape draw:style-name="gr21" draw:text-style-name="P27" draw:layer="layout" svg:width="1.657cm" svg:height="0.084cm" svg:x="16.95cm" svg:y="10.257cm">
              <text:p/>
              <draw:enhanced-geometry svg:viewBox="0 0 376 19" draw:type="non-primitive" draw:enhanced-path="M 367 19 L 370 19 373 16 376 13 376 6 373 3 370 0 6 0 3 3 0 6 0 13 3 16 6 19 10 19 367 19 Z N"/>
            </draw:custom-shape>
            <draw:custom-shape draw:style-name="gr21" draw:text-style-name="P27" draw:layer="layout" svg:width="1.657cm" svg:height="0.084cm" svg:x="16.95cm" svg:y="12.356cm">
              <text:p/>
              <draw:enhanced-geometry svg:viewBox="0 0 376 19" draw:type="non-primitive" draw:enhanced-path="M 367 19 L 370 19 373 16 376 12 376 6 373 3 370 0 6 0 3 3 0 6 0 12 3 16 6 19 10 19 367 19 Z N"/>
            </draw:custom-shape>
            <draw:custom-shape draw:style-name="gr21" draw:text-style-name="P27" draw:layer="layout" svg:width="0.083cm" svg:height="2.183cm" svg:x="16.95cm" svg:y="10.257cm">
              <text:p/>
              <draw:enhanced-geometry svg:viewBox="0 0 19 495" draw:type="non-primitive" draw:enhanced-path="M 19 10 L 19 6 16 3 13 0 6 0 3 3 0 6 0 488 3 492 6 495 13 495 16 492 19 488 19 485 19 10 Z N"/>
            </draw:custom-shape>
            <draw:custom-shape draw:style-name="gr21" draw:text-style-name="P27" draw:layer="layout" svg:width="1.719cm" svg:height="1.081cm" svg:x="21.386cm" svg:y="9.626cm">
              <text:p/>
              <draw:enhanced-geometry svg:viewBox="0 0 390 245" draw:type="non-primitive" draw:enhanced-path="M 11 0 L 6 0 3 4 1 5 0 8 0 13 3 16 5 18 8 19 16 21 25 23 41 26 49 29 58 31 66 32 74 35 90 38 98 42 106 43 112 46 120 48 128 51 136 53 143 56 150 57 163 64 171 65 184 70 192 73 222 89 228 94 235 97 239 102 241 102 250 108 255 113 263 116 268 119 274 124 277 127 282 132 287 135 292 140 296 143 301 148 306 151 311 156 315 157 317 162 327 172 331 175 333 180 338 184 353 207 357 213 363 222 366 229 369 233 373 240 373 241 376 243 377 245 382 245 385 243 387 243 388 240 390 238 390 233 388 230 385 224 382 219 379 213 373 203 369 197 353 172 349 167 344 162 339 159 338 154 333 149 328 145 323 140 319 135 314 132 309 127 304 124 300 119 295 116 290 111 284 108 277 103 273 100 268 97 263 92 255 89 250 86 252 86 244 81 238 78 231 73 198 57 190 54 177 46 169 45 157 38 149 37 143 34 135 32 127 29 119 27 112 24 104 23 97 19 81 16 73 13 62 12 55 10 47 7 36 5 28 4 19 2 11 0 Z N"/>
            </draw:custom-shape>
            <draw:custom-shape draw:style-name="gr21" draw:text-style-name="P27" draw:layer="layout" svg:width="0.823cm" svg:height="0.084cm" svg:x="20.624cm" svg:y="9.626cm">
              <text:p/>
              <draw:enhanced-geometry svg:viewBox="0 0 187 19" draw:type="non-primitive" draw:enhanced-path="M 178 19 L 181 19 184 16 187 13 187 7 184 4 181 0 6 0 3 4 0 7 0 13 3 16 6 19 9 19 178 19 Z N"/>
            </draw:custom-shape>
            <draw:custom-shape draw:style-name="gr21" draw:text-style-name="P27" draw:layer="layout" svg:width="1.719cm" svg:height="1.076cm" svg:x="21.386cm" svg:y="10.641cm">
              <text:p/>
              <draw:enhanced-geometry svg:viewBox="0 0 390 244" draw:type="non-primitive" draw:enhanced-path="M 8 225 L 5 227 1 230 0 232 0 237 1 240 5 243 6 244 12 244 20 241 28 240 38 238 47 235 63 232 73 229 81 227 89 224 104 221 112 218 119 216 127 213 135 211 143 208 149 206 157 202 169 199 177 194 190 187 198 184 250 159 252 157 257 154 263 151 268 146 274 143 279 138 285 135 290 130 295 127 300 122 304 119 309 114 314 111 323 102 333 92 346 80 349 75 353 70 379 30 382 24 388 15 390 11 390 7 388 5 387 2 385 2 382 0 377 0 376 2 373 3 373 5 366 15 363 21 338 57 333 62 330 67 317 80 315 84 311 86 301 95 296 99 292 103 287 107 282 111 277 114 273 119 266 122 261 127 255 130 250 135 244 138 239 145 241 143 192 168 184 172 171 178 163 179 157 181 150 186 143 187 136 189 128 192 120 194 112 197 106 199 98 202 82 205 74 208 66 210 57 213 41 216 31 219 25 221 14 222 6 225 8 225 Z N"/>
            </draw:custom-shape>
            <draw:custom-shape draw:style-name="gr21" draw:text-style-name="P27" draw:layer="layout" svg:width="0.823cm" svg:height="0.084cm" svg:x="20.624cm" svg:y="11.633cm">
              <text:p/>
              <draw:enhanced-geometry svg:viewBox="0 0 187 19" draw:type="non-primitive" draw:enhanced-path="M 178 19 L 181 19 184 16 187 13 187 7 184 4 181 0 6 0 3 4 0 7 0 13 3 16 6 19 9 19 178 19 Z N"/>
            </draw:custom-shape>
            <draw:custom-shape draw:style-name="gr21" draw:text-style-name="P27" draw:layer="layout" svg:width="0.352cm" svg:height="2.068cm" svg:x="20.597cm" svg:y="9.6cm">
              <text:p/>
              <draw:enhanced-geometry svg:viewBox="0 0 80 469" draw:type="non-primitive" draw:enhanced-path="M 17 5 L 14 2 12 0 7 0 4 2 1 5 0 6 0 11 1 14 4 19 11 37 15 44 19 49 26 73 28 79 34 95 36 103 39 109 42 125 46 133 47 138 50 154 52 160 53 168 55 174 55 182 57 190 58 197 58 205 60 211 60 239 61 247 61 244 60 251 60 279 58 285 58 293 55 306 55 312 53 320 47 346 46 352 42 358 39 371 36 377 34 384 28 396 25 409 22 417 15 428 11 435 4 449 0 457 1 455 0 457 0 463 3 466 6 469 12 469 15 466 17 465 19 463 20 455 26 444 31 438 38 423 41 415 46 409 47 403 53 390 55 384 58 377 61 365 65 358 66 349 72 324 74 316 74 309 77 297 77 289 79 282 79 254 80 247 80 244 79 236 79 208 77 201 77 194 76 187 74 179 74 171 72 165 71 157 69 151 66 135 65 127 61 119 58 103 55 97 53 89 47 73 46 67 34 43 31 35 26 27 20 13 17 5 Z N"/>
            </draw:custom-shape>
            <draw:custom-shape draw:style-name="gr21" draw:text-style-name="P27" draw:layer="layout" svg:width="1.004cm" svg:height="0.084cm" svg:x="19.764cm" svg:y="9.948cm">
              <text:p/>
              <draw:enhanced-geometry svg:viewBox="0 0 228 19" draw:type="non-primitive" draw:enhanced-path="M 219 19 L 222 19 225 16 228 13 228 7 225 4 222 0 6 0 3 4 0 7 0 13 3 16 6 19 9 19 219 19 Z N"/>
            </draw:custom-shape>
            <draw:custom-shape draw:style-name="gr21" draw:text-style-name="P27" draw:layer="layout" svg:width="0.082cm" svg:height="1.257cm" svg:x="19.764cm" svg:y="8.775cm">
              <text:p/>
              <draw:enhanced-geometry svg:viewBox="0 0 19 285" draw:type="non-primitive" draw:enhanced-path="M 0 276 L 0 279 3 282 6 285 12 285 16 282 19 279 19 6 16 3 12 0 6 0 3 3 0 6 0 9 0 276 Z N"/>
            </draw:custom-shape>
            <draw:custom-shape draw:style-name="gr21" draw:text-style-name="P27" draw:layer="layout" svg:width="7.685cm" svg:height="0.084cm" svg:x="12.162cm" svg:y="8.775cm">
              <text:p/>
              <draw:enhanced-geometry svg:viewBox="0 0 1743 19" draw:type="non-primitive" draw:enhanced-path="M 1733 19 L 1736 19 1740 16 1743 13 1743 6 1740 3 1736 0 6 0 3 3 0 6 0 13 3 16 6 19 9 19 1733 19 Z N"/>
            </draw:custom-shape>
            <draw:custom-shape draw:style-name="gr21" draw:text-style-name="P27" draw:layer="layout" svg:width="4.802cm" svg:height="0.084cm" svg:x="12.162cm" svg:y="12.047cm">
              <text:p/>
              <draw:enhanced-geometry svg:viewBox="0 0 1089 19" draw:type="non-primitive" draw:enhanced-path="M 1080 19 L 1083 19 1086 16 1089 13 1089 6 1086 3 1083 0 6 0 3 3 0 6 0 13 3 16 6 19 9 19 1080 19 Z N"/>
            </draw:custom-shape>
            <draw:custom-shape draw:style-name="gr21" draw:text-style-name="P27" draw:layer="layout" svg:width="0.872cm" svg:height="0.084cm" svg:x="23.045cm" svg:y="10.605cm">
              <text:p/>
              <draw:enhanced-geometry svg:viewBox="0 0 198 19" draw:type="non-primitive" draw:enhanced-path="M 9 0 L 6 0 3 4 0 7 0 13 3 16 6 19 192 19 195 16 198 13 198 7 195 4 192 0 188 0 9 0 Z N"/>
            </draw:custom-shape>
          </draw:g>
          <draw:custom-shape draw:style-name="gr3" draw:text-style-name="P12" draw:layer="layout" svg:width="0.434cm" svg:height="0.848cm" svg:x="24.204cm" svg:y="10.186cm">
            <text:list text:style-name="L1">
              <text:list-header>
                <text:p text:style-name="P15"><text:span text:style-name="T33">F</text:span></text:p>
              </text:list-header>
            </text:list>
            <draw:enhanced-geometry svg:viewBox="0 0 21600 21600" draw:type="rectangle" draw:enhanced-path="M 0 0 L 21600 0 21600 21600 0 21600 0 0 Z N"/>
          </draw:custom-shape>
          <draw:custom-shape draw:style-name="gr3" draw:text-style-name="P12" draw:layer="layout" svg:width="0.472cm" svg:height="0.848cm" svg:x="11.518cm" svg:y="11.703cm">
            <text:list text:style-name="L1">
              <text:list-header>
                <text:p text:style-name="P15"><text:span text:style-name="T33">Z</text:span></text:p>
              </text:list-header>
            </text:list>
            <draw:enhanced-geometry svg:viewBox="0 0 21600 21600" draw:type="rectangle" draw:enhanced-path="M 0 0 L 21600 0 21600 21600 0 21600 0 0 Z N"/>
          </draw:custom-shape>
          <draw:custom-shape draw:style-name="gr6" draw:text-style-name="P3" draw:layer="layout" svg:width="6.923cm" svg:height="1.277cm" svg:x="13cm" svg:y="7.135cm">
            <text:list text:style-name="L1">
              <text:list-header>
                <text:p text:style-name="P28"><text:span text:style-name="T1">Lo</text:span><text:span text:style-name="T1">gic </text:span><text:span text:style-name="T1">Di</text:span><text:span text:style-name="T1">ag</text:span><text:span text:style-name="T1">ra</text:span><text:span text:style-name="T1">m</text:span></text:p>
              </text:list-header>
            </text:list>
            <draw:enhanced-geometry svg:viewBox="0 0 21600 21600" draw:type="mso-spt202" draw:enhanced-path="M 0 0 L 21600 0 21600 21600 0 21600 0 0 Z N"/>
          </draw:custom-shape>
        </draw:g>
        <draw:g xml:id="id21" draw:id="id21">
          <draw:custom-shape draw:style-name="gr6" draw:text-style-name="P3" draw:layer="layout" svg:width="9.327cm" svg:height="1.277cm" svg:x="13.004cm" svg:y="3.254cm">
            <text:list text:style-name="L1">
              <text:list-header>
                <text:p text:style-name="P28"><text:span text:style-name="T7">E</text:span><text:span text:style-name="T7">q</text:span><text:span text:style-name="T7">u</text:span><text:span text:style-name="T7">a</text:span><text:span text:style-name="T7">t</text:span><text:span text:style-name="T7">i</text:span><text:span text:style-name="T7">o</text:span><text:span text:style-name="T7">n</text:span></text:p>
              </text:list-header>
            </text:list>
            <draw:enhanced-geometry svg:viewBox="0 0 21600 21600" draw:type="mso-spt202" draw:enhanced-path="M 0 0 L 21600 0 21600 21600 0 21600 0 0 Z N"/>
          </draw:custom-shape>
          <draw:g>
            <draw:line draw:style-name="gr12" draw:text-style-name="P13" draw:layer="layout" svg:x1="17.383cm" svg:y1="5.256cm" svg:x2="18.287cm" svg:y2="5.234cm">
              <text:p/>
            </draw:line>
            <draw:custom-shape draw:style-name="gr3" draw:text-style-name="P12" draw:layer="layout" svg:width="0.73cm" svg:height="1.313cm" svg:x="18.568cm" svg:y="5.151cm">
              <text:list text:style-name="L1">
                <text:list-header>
                  <text:p text:style-name="P15"><text:span text:style-name="T34">Z</text:span></text:p>
                </text:list-header>
              </text:list>
              <draw:enhanced-geometry svg:viewBox="0 0 21600 21600" draw:type="rectangle" draw:enhanced-path="M 0 0 L 21600 0 21600 21600 0 21600 0 0 Z N"/>
            </draw:custom-shape>
            <draw:custom-shape draw:style-name="gr3" draw:text-style-name="P12" draw:layer="layout" svg:width="0.789cm" svg:height="1.313cm" svg:x="17.48cm" svg:y="5.151cm">
              <text:list text:style-name="L1">
                <text:list-header>
                  <text:p text:style-name="P15"><text:span text:style-name="T34">Y</text:span></text:p>
                </text:list-header>
              </text:list>
              <draw:enhanced-geometry svg:viewBox="0 0 21600 21600" draw:type="rectangle" draw:enhanced-path="M 0 0 L 21600 0 21600 21600 0 21600 0 0 Z N"/>
            </draw:custom-shape>
            <draw:custom-shape draw:style-name="gr3" draw:text-style-name="P12" draw:layer="layout" svg:width="0.277cm" svg:height="1.313cm" svg:x="17.342cm" svg:y="5.151cm">
              <text:list text:style-name="L1">
                <text:list-header>
                  <text:p text:style-name="P15"><text:span text:style-name="T34"><text:s/></text:span></text:p>
                </text:list-header>
              </text:list>
              <draw:enhanced-geometry svg:viewBox="0 0 21600 21600" draw:type="rectangle" draw:enhanced-path="M 0 0 L 21600 0 21600 21600 0 21600 0 0 Z N"/>
            </draw:custom-shape>
            <draw:custom-shape draw:style-name="gr3" draw:text-style-name="P12" draw:layer="layout" svg:width="1.065cm" svg:height="1.313cm" svg:x="15.706cm" svg:y="5.151cm">
              <text:list text:style-name="L1">
                <text:list-header>
                  <text:p text:style-name="P15"><text:span text:style-name="T34">X</text:span><text:span text:style-name="T34"> </text:span></text:p>
                </text:list-header>
              </text:list>
              <draw:enhanced-geometry svg:viewBox="0 0 21600 21600" draw:type="rectangle" draw:enhanced-path="M 0 0 L 21600 0 21600 21600 0 21600 0 0 Z N"/>
            </draw:custom-shape>
            <draw:custom-shape draw:style-name="gr3" draw:text-style-name="P12" draw:layer="layout" svg:width="0.277cm" svg:height="1.313cm" svg:x="15.45cm" svg:y="5.151cm">
              <text:list text:style-name="L1">
                <text:list-header>
                  <text:p text:style-name="P15"><text:span text:style-name="T34"><text:s/></text:span></text:p>
                </text:list-header>
              </text:list>
              <draw:enhanced-geometry svg:viewBox="0 0 21600 21600" draw:type="rectangle" draw:enhanced-path="M 0 0 L 21600 0 21600 21600 0 21600 0 0 Z N"/>
            </draw:custom-shape>
            <draw:custom-shape draw:style-name="gr3" draw:text-style-name="P12" draw:layer="layout" svg:width="0.277cm" svg:height="1.313cm" svg:x="14.612cm" svg:y="5.151cm">
              <text:list text:style-name="L1">
                <text:list-header>
                  <text:p text:style-name="P15"><text:span text:style-name="T34"><text:s/></text:span></text:p>
                </text:list-header>
              </text:list>
              <draw:enhanced-geometry svg:viewBox="0 0 21600 21600" draw:type="rectangle" draw:enhanced-path="M 0 0 L 21600 0 21600 21600 0 21600 0 0 Z N"/>
            </draw:custom-shape>
            <draw:custom-shape draw:style-name="gr3" draw:text-style-name="P12" draw:layer="layout" svg:width="0.671cm" svg:height="1.313cm" svg:x="13.986cm" svg:y="5.151cm">
              <text:list text:style-name="L1">
                <text:list-header>
                  <text:p text:style-name="P15"><text:span text:style-name="T34">F</text:span></text:p>
                </text:list-header>
              </text:list>
              <draw:enhanced-geometry svg:viewBox="0 0 21600 21600" draw:type="rectangle" draw:enhanced-path="M 0 0 L 21600 0 21600 21600 0 21600 0 0 Z N"/>
            </draw:custom-shape>
            <draw:custom-shape draw:style-name="gr3" draw:text-style-name="P12" draw:layer="layout" svg:width="0.684cm" svg:height="1.313cm" svg:x="16.803cm" svg:y="5.027cm">
              <text:list text:style-name="L9">
                <text:list-header>
                  <text:p text:style-name="P18"><text:span text:style-name="T35"></text:span></text:p>
                </text:list-header>
              </text:list>
              <draw:enhanced-geometry svg:viewBox="0 0 21600 21600" draw:type="rectangle" draw:enhanced-path="M 0 0 L 21600 0 21600 21600 0 21600 0 0 Z N"/>
            </draw:custom-shape>
            <draw:custom-shape draw:style-name="gr3" draw:text-style-name="P12" draw:layer="layout" svg:width="0.916cm" svg:height="1.313cm" svg:x="14.809cm" svg:y="5.027cm">
              <text:list text:style-name="L9">
                <text:list-header>
                  <text:p text:style-name="P18"><text:span text:style-name="T35"></text:span></text:p>
                </text:list-header>
              </text:list>
              <draw:enhanced-geometry svg:viewBox="0 0 21600 21600" draw:type="rectangle" draw:enhanced-path="M 0 0 L 21600 0 21600 21600 0 21600 0 0 Z N"/>
            </draw:custom-shape>
          </draw:g>
        </draw:g>
        <draw:g>
          <draw:custom-shape draw:style-name="gr6" draw:text-style-name="P3" draw:layer="layout" svg:width="5.243cm" svg:height="1.277cm" svg:x="4.048cm" svg:y="3.197cm">
            <text:list text:style-name="L1">
              <text:list-header>
                <text:p text:style-name="P28"><text:span text:style-name="T1">T</text:span><text:span text:style-name="T1">r</text:span><text:span text:style-name="T1">u</text:span><text:span text:style-name="T1">t</text:span><text:span text:style-name="T1">h </text:span><text:span text:style-name="T1">T</text:span><text:span text:style-name="T1">a</text:span><text:span text:style-name="T1">bl</text:span><text:span text:style-name="T1">e</text:span></text:p>
              </text:list-header>
            </text:list>
            <draw:enhanced-geometry svg:viewBox="0 0 21600 21600" draw:type="mso-spt202" draw:enhanced-path="M 0 0 L 21600 0 21600 21600 0 21600 0 0 Z N"/>
          </draw:custom-shape>
          <draw:g>
            <draw:custom-shape draw:style-name="gr8" draw:text-style-name="P3" draw:layer="layout" svg:width="5.221cm" svg:height="1.023cm" svg:x="5.777cm" svg:y="12.484cm">
              <text:list text:style-name="L10">
                <text:list-header>
                  <text:p text:style-name="P29"><text:span text:style-name="T33">1</text:span></text:p>
                </text:list-header>
              </text:list>
              <draw:enhanced-geometry svg:viewBox="0 0 21600 21600" draw:type="rectangle" draw:enhanced-path="M 0 0 L 21600 0 21600 21600 0 21600 0 0 Z N"/>
            </draw:custom-shape>
            <draw:custom-shape draw:style-name="gr8" draw:text-style-name="P3" draw:layer="layout" svg:width="3.281cm" svg:height="1.023cm" svg:x="2.496cm" svg:y="12.484cm">
              <text:list text:style-name="L10">
                <text:list-header>
                  <text:p text:style-name="P29"><text:span text:style-name="T33">1</text:span><text:span text:style-name="T33"> </text:span><text:span text:style-name="T33">1</text:span><text:span text:style-name="T33"> </text:span><text:span text:style-name="T33">1</text:span></text:p>
                </text:list-header>
              </text:list>
              <draw:enhanced-geometry svg:viewBox="0 0 21600 21600" draw:type="rectangle" draw:enhanced-path="M 0 0 L 21600 0 21600 21600 0 21600 0 0 Z N"/>
            </draw:custom-shape>
            <draw:custom-shape draw:style-name="gr8" draw:text-style-name="P3" draw:layer="layout" svg:width="5.221cm" svg:height="1.023cm" svg:x="5.777cm" svg:y="11.461cm">
              <text:list text:style-name="L10">
                <text:list-header>
                  <text:p text:style-name="P29"><text:span text:style-name="T33">1</text:span></text:p>
                </text:list-header>
              </text:list>
              <draw:enhanced-geometry svg:viewBox="0 0 21600 21600" draw:type="rectangle" draw:enhanced-path="M 0 0 L 21600 0 21600 21600 0 21600 0 0 Z N"/>
            </draw:custom-shape>
            <draw:custom-shape draw:style-name="gr8" draw:text-style-name="P3" draw:layer="layout" svg:width="3.281cm" svg:height="1.023cm" svg:x="2.496cm" svg:y="11.461cm">
              <text:list text:style-name="L10">
                <text:list-header>
                  <text:p text:style-name="P29"><text:span text:style-name="T33">1</text:span><text:span text:style-name="T33"> </text:span><text:span text:style-name="T33">1</text:span><text:span text:style-name="T33"> </text:span><text:span text:style-name="T33">0</text:span></text:p>
                </text:list-header>
              </text:list>
              <draw:enhanced-geometry svg:viewBox="0 0 21600 21600" draw:type="rectangle" draw:enhanced-path="M 0 0 L 21600 0 21600 21600 0 21600 0 0 Z N"/>
            </draw:custom-shape>
            <draw:custom-shape draw:style-name="gr8" draw:text-style-name="P3" draw:layer="layout" svg:width="5.221cm" svg:height="1.023cm" svg:x="5.777cm" svg:y="10.438cm">
              <text:list text:style-name="L10">
                <text:list-header>
                  <text:p text:style-name="P29"><text:span text:style-name="T33">1</text:span></text:p>
                </text:list-header>
              </text:list>
              <draw:enhanced-geometry svg:viewBox="0 0 21600 21600" draw:type="rectangle" draw:enhanced-path="M 0 0 L 21600 0 21600 21600 0 21600 0 0 Z N"/>
            </draw:custom-shape>
            <draw:custom-shape draw:style-name="gr8" draw:text-style-name="P3" draw:layer="layout" svg:width="3.281cm" svg:height="1.023cm" svg:x="2.496cm" svg:y="10.438cm">
              <text:list text:style-name="L10">
                <text:list-header>
                  <text:p text:style-name="P29"><text:span text:style-name="T33">1</text:span><text:span text:style-name="T33"> </text:span><text:span text:style-name="T33">0</text:span><text:span text:style-name="T33"> </text:span><text:span text:style-name="T33">1</text:span></text:p>
                </text:list-header>
              </text:list>
              <draw:enhanced-geometry svg:viewBox="0 0 21600 21600" draw:type="rectangle" draw:enhanced-path="M 0 0 L 21600 0 21600 21600 0 21600 0 0 Z N"/>
            </draw:custom-shape>
            <draw:custom-shape draw:style-name="gr8" draw:text-style-name="P3" draw:layer="layout" svg:width="5.221cm" svg:height="1.023cm" svg:x="5.777cm" svg:y="9.415cm">
              <text:list text:style-name="L10">
                <text:list-header>
                  <text:p text:style-name="P29"><text:span text:style-name="T33">1</text:span></text:p>
                </text:list-header>
              </text:list>
              <draw:enhanced-geometry svg:viewBox="0 0 21600 21600" draw:type="rectangle" draw:enhanced-path="M 0 0 L 21600 0 21600 21600 0 21600 0 0 Z N"/>
            </draw:custom-shape>
            <draw:custom-shape draw:style-name="gr8" draw:text-style-name="P3" draw:layer="layout" svg:width="3.281cm" svg:height="1.023cm" svg:x="2.496cm" svg:y="9.415cm">
              <text:list text:style-name="L10">
                <text:list-header>
                  <text:p text:style-name="P29"><text:span text:style-name="T33">1 </text:span><text:span text:style-name="T33">0 </text:span><text:span text:style-name="T33">0</text:span></text:p>
                </text:list-header>
              </text:list>
              <draw:enhanced-geometry svg:viewBox="0 0 21600 21600" draw:type="rectangle" draw:enhanced-path="M 0 0 L 21600 0 21600 21600 0 21600 0 0 Z N"/>
            </draw:custom-shape>
            <draw:custom-shape draw:style-name="gr8" draw:text-style-name="P3" draw:layer="layout" svg:width="5.221cm" svg:height="1.023cm" svg:x="5.777cm" svg:y="8.392cm">
              <text:list text:style-name="L10">
                <text:list-header>
                  <text:p text:style-name="P29"><text:span text:style-name="T33">0</text:span></text:p>
                </text:list-header>
              </text:list>
              <draw:enhanced-geometry svg:viewBox="0 0 21600 21600" draw:type="rectangle" draw:enhanced-path="M 0 0 L 21600 0 21600 21600 0 21600 0 0 Z N"/>
            </draw:custom-shape>
            <draw:custom-shape draw:style-name="gr8" draw:text-style-name="P3" draw:layer="layout" svg:width="3.281cm" svg:height="1.023cm" svg:x="2.496cm" svg:y="8.392cm">
              <text:list text:style-name="L10">
                <text:list-header>
                  <text:p text:style-name="P29"><text:span text:style-name="T33">0 </text:span><text:span text:style-name="T33">1 </text:span><text:span text:style-name="T33">1</text:span></text:p>
                </text:list-header>
              </text:list>
              <draw:enhanced-geometry svg:viewBox="0 0 21600 21600" draw:type="rectangle" draw:enhanced-path="M 0 0 L 21600 0 21600 21600 0 21600 0 0 Z N"/>
            </draw:custom-shape>
            <draw:custom-shape draw:style-name="gr8" draw:text-style-name="P3" draw:layer="layout" svg:width="5.221cm" svg:height="1.023cm" svg:x="5.777cm" svg:y="7.369cm">
              <text:list text:style-name="L10">
                <text:list-header>
                  <text:p text:style-name="P29"><text:span text:style-name="T33">0</text:span></text:p>
                </text:list-header>
              </text:list>
              <draw:enhanced-geometry svg:viewBox="0 0 21600 21600" draw:type="rectangle" draw:enhanced-path="M 0 0 L 21600 0 21600 21600 0 21600 0 0 Z N"/>
            </draw:custom-shape>
            <draw:custom-shape draw:style-name="gr8" draw:text-style-name="P3" draw:layer="layout" svg:width="3.281cm" svg:height="1.023cm" svg:x="2.496cm" svg:y="7.369cm">
              <text:list text:style-name="L10">
                <text:list-header>
                  <text:p text:style-name="P29"><text:span text:style-name="T33">0</text:span><text:span text:style-name="T33"> </text:span><text:span text:style-name="T33">1</text:span><text:span text:style-name="T33"> </text:span><text:span text:style-name="T33">0</text:span></text:p>
                </text:list-header>
              </text:list>
              <draw:enhanced-geometry svg:viewBox="0 0 21600 21600" draw:type="rectangle" draw:enhanced-path="M 0 0 L 21600 0 21600 21600 0 21600 0 0 Z N"/>
            </draw:custom-shape>
            <draw:custom-shape draw:style-name="gr8" draw:text-style-name="P3" draw:layer="layout" svg:width="5.221cm" svg:height="1.023cm" svg:x="5.777cm" svg:y="6.346cm">
              <text:list text:style-name="L10">
                <text:list-header>
                  <text:p text:style-name="P29"><text:span text:style-name="T33">1</text:span></text:p>
                </text:list-header>
              </text:list>
              <draw:enhanced-geometry svg:viewBox="0 0 21600 21600" draw:type="rectangle" draw:enhanced-path="M 0 0 L 21600 0 21600 21600 0 21600 0 0 Z N"/>
            </draw:custom-shape>
            <draw:custom-shape draw:style-name="gr8" draw:text-style-name="P3" draw:layer="layout" svg:width="3.281cm" svg:height="1.023cm" svg:x="2.496cm" svg:y="6.346cm">
              <text:list text:style-name="L10">
                <text:list-header>
                  <text:p text:style-name="P29"><text:span text:style-name="T33">0</text:span><text:span text:style-name="T33"> </text:span><text:span text:style-name="T33">0</text:span><text:span text:style-name="T33"> </text:span><text:span text:style-name="T33">1</text:span></text:p>
                </text:list-header>
              </text:list>
              <draw:enhanced-geometry svg:viewBox="0 0 21600 21600" draw:type="rectangle" draw:enhanced-path="M 0 0 L 21600 0 21600 21600 0 21600 0 0 Z N"/>
            </draw:custom-shape>
            <draw:custom-shape draw:style-name="gr8" draw:text-style-name="P3" draw:layer="layout" svg:width="5.221cm" svg:height="1.019cm" svg:x="5.777cm" svg:y="5.327cm">
              <text:list text:style-name="L10">
                <text:list-header>
                  <text:p text:style-name="P29"><text:span text:style-name="T33">0</text:span></text:p>
                </text:list-header>
              </text:list>
              <draw:enhanced-geometry svg:viewBox="0 0 21600 21600" draw:type="rectangle" draw:enhanced-path="M 0 0 L 21600 0 21600 21600 0 21600 0 0 Z N"/>
            </draw:custom-shape>
            <draw:custom-shape draw:style-name="gr8" draw:text-style-name="P3" draw:layer="layout" svg:width="3.281cm" svg:height="1.019cm" svg:x="2.496cm" svg:y="5.327cm">
              <text:list text:style-name="L10">
                <text:list-header>
                  <text:p text:style-name="P29"><text:span text:style-name="T33">0 </text:span><text:span text:style-name="T33">0 </text:span><text:span text:style-name="T33">0</text:span></text:p>
                </text:list-header>
              </text:list>
              <draw:enhanced-geometry svg:viewBox="0 0 21600 21600" draw:type="rectangle" draw:enhanced-path="M 0 0 L 21600 0 21600 21600 0 21600 0 0 Z N"/>
            </draw:custom-shape>
            <draw:custom-shape draw:style-name="gr11" draw:text-style-name="P3" draw:layer="layout" svg:width="5.221cm" svg:height="1.028cm" svg:x="5.777cm" svg:y="4.299cm">
              <text:p/>
              <draw:enhanced-geometry svg:viewBox="0 0 21600 21600" draw:type="rectangle" draw:enhanced-path="M 0 0 L 21600 0 21600 21600 0 21600 0 0 Z N"/>
            </draw:custom-shape>
            <draw:custom-shape draw:style-name="gr8" draw:text-style-name="P3" draw:layer="layout" svg:width="3.281cm" svg:height="1.028cm" svg:x="2.496cm" svg:y="4.299cm">
              <text:list text:style-name="L10">
                <text:list-header>
                  <text:p text:style-name="P29"><text:span text:style-name="T33">X </text:span><text:span text:style-name="T33">Y </text:span><text:span text:style-name="T33">Z</text:span></text:p>
                </text:list-header>
              </text:list>
              <draw:enhanced-geometry svg:viewBox="0 0 21600 21600" draw:type="rectangle" draw:enhanced-path="M 0 0 L 21600 0 21600 21600 0 21600 0 0 Z N"/>
            </draw:custom-shape>
            <draw:line draw:style-name="gr10" draw:text-style-name="P13" draw:layer="layout" svg:x1="2.496cm" svg:y1="5.327cm" svg:x2="10.998cm" svg:y2="5.327cm">
              <text:p/>
            </draw:line>
            <draw:line draw:style-name="gr10" draw:text-style-name="P13" draw:layer="layout" svg:x1="2.496cm" svg:y1="6.346cm" svg:x2="10.998cm" svg:y2="6.346cm">
              <text:p/>
            </draw:line>
            <draw:line draw:style-name="gr10" draw:text-style-name="P13" draw:layer="layout" svg:x1="2.496cm" svg:y1="7.369cm" svg:x2="10.998cm" svg:y2="7.369cm">
              <text:p/>
            </draw:line>
            <draw:line draw:style-name="gr10" draw:text-style-name="P13" draw:layer="layout" svg:x1="2.496cm" svg:y1="8.392cm" svg:x2="10.998cm" svg:y2="8.392cm">
              <text:p/>
            </draw:line>
            <draw:line draw:style-name="gr10" draw:text-style-name="P13" draw:layer="layout" svg:x1="2.496cm" svg:y1="9.415cm" svg:x2="10.998cm" svg:y2="9.415cm">
              <text:p/>
            </draw:line>
            <draw:line draw:style-name="gr10" draw:text-style-name="P13" draw:layer="layout" svg:x1="2.496cm" svg:y1="10.438cm" svg:x2="10.998cm" svg:y2="10.438cm">
              <text:p/>
            </draw:line>
            <draw:line draw:style-name="gr10" draw:text-style-name="P13" draw:layer="layout" svg:x1="2.496cm" svg:y1="11.461cm" svg:x2="10.998cm" svg:y2="11.461cm">
              <text:p/>
            </draw:line>
            <draw:line draw:style-name="gr10" draw:text-style-name="P13" draw:layer="layout" svg:x1="2.496cm" svg:y1="12.484cm" svg:x2="10.998cm" svg:y2="12.484cm">
              <text:p/>
            </draw:line>
            <draw:line draw:style-name="gr9" draw:text-style-name="P13" draw:layer="layout" svg:x1="2.496cm" svg:y1="13.507cm" svg:x2="10.998cm" svg:y2="13.507cm">
              <text:p/>
            </draw:line>
            <draw:line draw:style-name="gr9" draw:text-style-name="P13" draw:layer="layout" svg:x1="2.496cm" svg:y1="4.299cm" svg:x2="2.496cm" svg:y2="13.507cm">
              <text:p/>
            </draw:line>
            <draw:line draw:style-name="gr10" draw:text-style-name="P13" draw:layer="layout" svg:x1="5.777cm" svg:y1="4.299cm" svg:x2="5.777cm" svg:y2="13.507cm">
              <text:p/>
            </draw:line>
            <draw:line draw:style-name="gr9" draw:text-style-name="P13" draw:layer="layout" svg:x1="10.998cm" svg:y1="4.299cm" svg:x2="10.998cm" svg:y2="13.507cm">
              <text:p/>
            </draw:line>
            <draw:line draw:style-name="gr9" draw:text-style-name="P13" draw:layer="layout" svg:x1="2.496cm" svg:y1="4.299cm" svg:x2="10.998cm" svg:y2="4.299cm">
              <text:p/>
            </draw:line>
          </draw:g>
          <draw:custom-shape draw:style-name="gr3" draw:text-style-name="P12" draw:layer="layout" svg:width="0.472cm" svg:height="0.848cm" svg:x="10.407cm" svg:y="4.388cm">
            <text:list text:style-name="L1">
              <text:list-header>
                <text:p text:style-name="P2"><text:span text:style-name="T33">Z</text:span></text:p>
              </text:list-header>
            </text:list>
            <draw:enhanced-geometry svg:viewBox="0 0 21600 21600" draw:type="rectangle" draw:enhanced-path="M 0 0 L 21600 0 21600 21600 0 21600 0 0 Z N"/>
          </draw:custom-shape>
          <draw:custom-shape draw:style-name="gr3" draw:text-style-name="P12" draw:layer="layout" svg:width="0.18cm" svg:height="0.848cm" svg:x="9.819cm" svg:y="4.388cm">
            <text:list text:style-name="L1">
              <text:list-header>
                <text:p text:style-name="P2"><text:span text:style-name="T33"><text:s/></text:span></text:p>
              </text:list-header>
            </text:list>
            <draw:enhanced-geometry svg:viewBox="0 0 21600 21600" draw:type="rectangle" draw:enhanced-path="M 0 0 L 21600 0 21600 21600 0 21600 0 0 Z N"/>
          </draw:custom-shape>
          <draw:g>
            <draw:line draw:style-name="gr4" draw:text-style-name="P13" draw:layer="layout" svg:x1="9.146cm" svg:y1="4.423cm" svg:x2="9.618cm" svg:y2="4.423cm">
              <text:p/>
            </draw:line>
            <draw:custom-shape draw:style-name="gr3" draw:text-style-name="P12" draw:layer="layout" svg:width="0.514cm" svg:height="0.848cm" svg:x="9.14cm" svg:y="4.41cm">
              <text:list text:style-name="L1">
                <text:list-header>
                  <text:p text:style-name="P2"><text:span text:style-name="T33">Y</text:span></text:p>
                </text:list-header>
              </text:list>
              <draw:enhanced-geometry svg:viewBox="0 0 21600 21600" draw:type="rectangle" draw:enhanced-path="M 0 0 L 21600 0 21600 21600 0 21600 0 0 Z N"/>
            </draw:custom-shape>
          </draw:g>
          <draw:custom-shape draw:style-name="gr3" draw:text-style-name="P12" draw:layer="layout" svg:width="0.26cm" svg:height="1.228cm" svg:x="8.897cm" svg:y="4.388cm">
            <text:list text:style-name="L1">
              <text:list-header>
                <text:p text:style-name="P2"><text:span text:style-name="T36"><text:s/></text:span></text:p>
              </text:list-header>
            </text:list>
            <draw:enhanced-geometry svg:viewBox="0 0 21600 21600" draw:type="rectangle" draw:enhanced-path="M 0 0 L 21600 0 21600 21600 0 21600 0 0 Z N"/>
          </draw:custom-shape>
          <draw:custom-shape draw:style-name="gr3" draw:text-style-name="P12" draw:layer="layout" svg:width="0.692cm" svg:height="0.848cm" svg:x="7.411cm" svg:y="4.388cm">
            <text:list text:style-name="L1">
              <text:list-header>
                <text:p text:style-name="P2"><text:span text:style-name="T33">X </text:span></text:p>
              </text:list-header>
            </text:list>
            <draw:enhanced-geometry svg:viewBox="0 0 21600 21600" draw:type="rectangle" draw:enhanced-path="M 0 0 L 21600 0 21600 21600 0 21600 0 0 Z N"/>
          </draw:custom-shape>
          <draw:custom-shape draw:style-name="gr3" draw:text-style-name="P12" draw:layer="layout" svg:width="0.26cm" svg:height="1.228cm" svg:x="7.177cm" svg:y="4.388cm">
            <text:list text:style-name="L1">
              <text:list-header>
                <text:p text:style-name="P2"><text:span text:style-name="T36"><text:s/></text:span></text:p>
              </text:list-header>
            </text:list>
            <draw:enhanced-geometry svg:viewBox="0 0 21600 21600" draw:type="rectangle" draw:enhanced-path="M 0 0 L 21600 0 21600 21600 0 21600 0 0 Z N"/>
          </draw:custom-shape>
          <draw:custom-shape draw:style-name="gr3" draw:text-style-name="P12" draw:layer="layout" svg:width="0.26cm" svg:height="1.228cm" svg:x="6.414cm" svg:y="4.388cm">
            <text:list text:style-name="L1">
              <text:list-header>
                <text:p text:style-name="P2"><text:span text:style-name="T36"><text:s/></text:span></text:p>
              </text:list-header>
            </text:list>
            <draw:enhanced-geometry svg:viewBox="0 0 21600 21600" draw:type="rectangle" draw:enhanced-path="M 0 0 L 21600 0 21600 21600 0 21600 0 0 Z N"/>
          </draw:custom-shape>
          <draw:custom-shape draw:style-name="gr3" draw:text-style-name="P12" draw:layer="layout" svg:width="0.434cm" svg:height="0.848cm" svg:x="5.851cm" svg:y="4.388cm">
            <text:list text:style-name="L1">
              <text:list-header>
                <text:p text:style-name="P2"><text:span text:style-name="T33">F</text:span></text:p>
              </text:list-header>
            </text:list>
            <draw:enhanced-geometry svg:viewBox="0 0 21600 21600" draw:type="rectangle" draw:enhanced-path="M 0 0 L 21600 0 21600 21600 0 21600 0 0 Z N"/>
          </draw:custom-shape>
          <draw:custom-shape draw:style-name="gr3" draw:text-style-name="P12" draw:layer="layout" svg:width="0.438cm" svg:height="0.848cm" svg:x="9.836cm" svg:y="4.313cm">
            <text:list text:style-name="L9">
              <text:list-header>
                <text:p text:style-name="P11"><text:span text:style-name="T37"></text:span></text:p>
              </text:list-header>
            </text:list>
            <draw:enhanced-geometry svg:viewBox="0 0 21600 21600" draw:type="rectangle" draw:enhanced-path="M 0 0 L 21600 0 21600 21600 0 21600 0 0 Z N"/>
          </draw:custom-shape>
          <draw:custom-shape draw:style-name="gr3" draw:text-style-name="P12" draw:layer="layout" svg:width="0.442cm" svg:height="0.848cm" svg:x="8.329cm" svg:y="4.326cm">
            <text:list text:style-name="L9">
              <text:list-header>
                <text:p text:style-name="P11"><text:span text:style-name="T37"></text:span></text:p>
              </text:list-header>
            </text:list>
            <draw:enhanced-geometry svg:viewBox="0 0 21600 21600" draw:type="rectangle" draw:enhanced-path="M 0 0 L 21600 0 21600 21600 0 21600 0 0 Z N"/>
          </draw:custom-shape>
          <draw:custom-shape draw:style-name="gr3" draw:text-style-name="P12" draw:layer="layout" svg:width="0.595cm" svg:height="0.848cm" svg:x="6.547cm" svg:y="4.273cm">
            <text:list text:style-name="L9">
              <text:list-header>
                <text:p text:style-name="P11"><text:span text:style-name="T37"></text:span></text:p>
              </text:list-header>
            </text:list>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1" smil:attributeName="visibility" smil:to="visible"/>
                  <anim:animate smil:dur="0.5s" smil:fill="hold" smil:targetElement="id21" smil:attributeName="x" smil:values="1+width/2;x" smil:keyTimes="0;1" smil:additive="base"/>
                  <anim:animate smil:dur="0.5s" smil:fill="hold" smil:targetElement="id21"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2" smil:attributeName="visibility" smil:to="visible"/>
                  <anim:animate smil:dur="0.5s" smil:fill="hold" smil:targetElement="id22" smil:attributeName="x" smil:values="1+width/2;x" smil:keyTimes="0;1" smil:additive="base"/>
                  <anim:animate smil:dur="0.5s" smil:fill="hold" smil:targetElement="id2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23" anim:sub-item="text" smil:attributeName="visibility" smil:to="visible"/>
                  <anim:animate smil:dur="0.5s" smil:fill="hold" smil:targetElement="id23" anim:sub-item="text" smil:attributeName="x" smil:values="x;x" smil:keyTimes="0;1" smil:additive="base"/>
                  <anim:animate smil:dur="0.5s" smil:fill="hold" smil:targetElement="id23" anim:sub-item="text"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24" anim:sub-item="text" smil:attributeName="visibility" smil:to="visible"/>
                  <anim:animate smil:dur="0.5s" smil:fill="hold" smil:targetElement="id24" anim:sub-item="text" smil:attributeName="x" smil:values="x;x" smil:keyTimes="0;1" smil:additive="base"/>
                  <anim:animate smil:dur="0.5s" smil:fill="hold" smil:targetElement="id24" anim:sub-item="text" smil:attributeName="y" smil:values="1+height/2;y" smil:keyTimes="0;1" smil:additive="base"/>
                </anim:par>
              </anim:par>
            </anim:par>
          </anim:seq>
        </anim:par>
        <presentation:notes draw:style-name="dp2">
          <draw:page-thumbnail draw:style-name="gr1" draw:layer="layout" svg:width="13.335cm" svg:height="10.001cm" svg:x="3.493cm" svg:y="2.002cm" draw:page-number="14" presentation:class="page"/>
          <draw:frame presentation:style-name="pr4" draw:text-style-name="P1" draw:layer="layout" svg:width="14.904cm" svg:height="12.001cm" svg:x="2.708cm" svg:y="12.668cm" presentation:class="notes" presentation:placeholder="true">
            <draw:text-box/>
          </draw:frame>
        </presentation:notes>
      </draw:page>
      <draw:page draw:name="Boolean Algebra" draw:style-name="dp1" draw:master-page-name="Default" presentation:presentation-page-layout-name="AL3T19">
        <draw:g>
          <draw:custom-shape draw:style-name="gr3" draw:text-style-name="P12" draw:layer="layout" svg:width="0.535cm" svg:height="0.848cm" svg:x="0.981cm" svg:y="7.064cm">
            <text:list text:style-name="L1">
              <text:list-header>
                <text:p text:style-name="P15"><text:span text:style-name="T38">1.</text:span></text:p>
              </text:list-header>
            </text:list>
            <draw:enhanced-geometry svg:viewBox="0 0 21600 21600" draw:type="rectangle" draw:enhanced-path="M 0 0 L 21600 0 21600 21600 0 21600 0 0 Z N"/>
          </draw:custom-shape>
          <draw:custom-shape draw:style-name="gr3" draw:text-style-name="P12" draw:layer="layout" svg:width="0.535cm" svg:height="0.848cm" svg:x="0.981cm" svg:y="8.123cm">
            <text:list text:style-name="L1">
              <text:list-header>
                <text:p text:style-name="P15"><text:span text:style-name="T38">3</text:span><text:span text:style-name="T38">.</text:span></text:p>
              </text:list-header>
            </text:list>
            <draw:enhanced-geometry svg:viewBox="0 0 21600 21600" draw:type="rectangle" draw:enhanced-path="M 0 0 L 21600 0 21600 21600 0 21600 0 0 Z N"/>
          </draw:custom-shape>
          <draw:custom-shape draw:style-name="gr3" draw:text-style-name="P12" draw:layer="layout" svg:width="0.535cm" svg:height="0.848cm" svg:x="0.981cm" svg:y="9.181cm">
            <text:list text:style-name="L1">
              <text:list-header>
                <text:p text:style-name="P15"><text:span text:style-name="T38">5</text:span><text:span text:style-name="T38">.</text:span></text:p>
              </text:list-header>
            </text:list>
            <draw:enhanced-geometry svg:viewBox="0 0 21600 21600" draw:type="rectangle" draw:enhanced-path="M 0 0 L 21600 0 21600 21600 0 21600 0 0 Z N"/>
          </draw:custom-shape>
          <draw:custom-shape draw:style-name="gr3" draw:text-style-name="P12" draw:layer="layout" svg:width="0.535cm" svg:height="0.848cm" svg:x="0.981cm" svg:y="10.239cm">
            <text:list text:style-name="L1">
              <text:list-header>
                <text:p text:style-name="P15"><text:span text:style-name="T38">7.</text:span></text:p>
              </text:list-header>
            </text:list>
            <draw:enhanced-geometry svg:viewBox="0 0 21600 21600" draw:type="rectangle" draw:enhanced-path="M 0 0 L 21600 0 21600 21600 0 21600 0 0 Z N"/>
          </draw:custom-shape>
          <draw:custom-shape draw:style-name="gr3" draw:text-style-name="P12" draw:layer="layout" svg:width="0.535cm" svg:height="0.848cm" svg:x="0.981cm" svg:y="11.298cm">
            <text:list text:style-name="L1">
              <text:list-header>
                <text:p text:style-name="P15"><text:span text:style-name="T38">9</text:span><text:span text:style-name="T38">.</text:span></text:p>
              </text:list-header>
            </text:list>
            <draw:enhanced-geometry svg:viewBox="0 0 21600 21600" draw:type="rectangle" draw:enhanced-path="M 0 0 L 21600 0 21600 21600 0 21600 0 0 Z N"/>
          </draw:custom-shape>
        </draw:g>
        <draw:g>
          <draw:custom-shape draw:style-name="gr3" draw:text-style-name="P12" draw:layer="layout" svg:width="0.861cm" svg:height="0.848cm" svg:x="11.326cm" svg:y="12.502cm">
            <text:list text:style-name="L1">
              <text:list-header>
                <text:p text:style-name="P15"><text:span text:style-name="T38">11.</text:span></text:p>
              </text:list-header>
            </text:list>
            <draw:enhanced-geometry svg:viewBox="0 0 21600 21600" draw:type="rectangle" draw:enhanced-path="M 0 0 L 21600 0 21600 21600 0 21600 0 0 Z N"/>
          </draw:custom-shape>
          <draw:custom-shape draw:style-name="gr3" draw:text-style-name="P12" draw:layer="layout" svg:width="0.891cm" svg:height="0.848cm" svg:x="11.311cm" svg:y="13.56cm">
            <text:list text:style-name="L1">
              <text:list-header>
                <text:p text:style-name="P15"><text:span text:style-name="T38">1</text:span><text:span text:style-name="T38">3</text:span><text:span text:style-name="T38">.</text:span></text:p>
              </text:list-header>
            </text:list>
            <draw:enhanced-geometry svg:viewBox="0 0 21600 21600" draw:type="rectangle" draw:enhanced-path="M 0 0 L 21600 0 21600 21600 0 21600 0 0 Z N"/>
          </draw:custom-shape>
          <draw:custom-shape draw:style-name="gr3" draw:text-style-name="P12" draw:layer="layout" svg:width="0.891cm" svg:height="0.848cm" svg:x="11.311cm" svg:y="14.623cm">
            <text:list text:style-name="L1">
              <text:list-header>
                <text:p text:style-name="P15"><text:span text:style-name="T38">1</text:span><text:span text:style-name="T38">5</text:span><text:span text:style-name="T38">.</text:span></text:p>
              </text:list-header>
            </text:list>
            <draw:enhanced-geometry svg:viewBox="0 0 21600 21600" draw:type="rectangle" draw:enhanced-path="M 0 0 L 21600 0 21600 21600 0 21600 0 0 Z N"/>
          </draw:custom-shape>
          <draw:custom-shape draw:style-name="gr3" draw:text-style-name="P12" draw:layer="layout" svg:width="0.891cm" svg:height="0.848cm" svg:x="11.311cm" svg:y="15.681cm">
            <text:list text:style-name="L1">
              <text:list-header>
                <text:p text:style-name="P15"><text:span text:style-name="T38">1</text:span><text:span text:style-name="T38">7</text:span><text:span text:style-name="T38">.</text:span></text:p>
              </text:list-header>
            </text:list>
            <draw:enhanced-geometry svg:viewBox="0 0 21600 21600" draw:type="rectangle" draw:enhanced-path="M 0 0 L 21600 0 21600 21600 0 21600 0 0 Z N"/>
          </draw:custom-shape>
        </draw:g>
        <draw:custom-shape draw:style-name="gr22" draw:text-style-name="P12" draw:layer="layout" svg:width="0.001cm" svg:height="0.847cm" svg:x="24.09cm" svg:y="12.466cm">
          <text:p/>
          <draw:enhanced-geometry svg:viewBox="0 0 21600 21600" draw:type="rectangle" draw:enhanced-path="M 0 0 L 21600 0 21600 21600 0 21600 0 0 Z N"/>
        </draw:custom-shape>
        <draw:g>
          <draw:custom-shape draw:style-name="gr3" draw:text-style-name="P12" draw:layer="layout" svg:width="3.85cm" svg:height="0.848cm" svg:x="20.735cm" svg:y="12.537cm">
            <text:list text:style-name="L1">
              <text:list-header>
                <text:p text:style-name="P15"><text:span text:style-name="T38">C</text:span><text:span text:style-name="T38">o</text:span><text:span text:style-name="T38">m</text:span><text:span text:style-name="T38">m</text:span><text:span text:style-name="T38">u</text:span><text:span text:style-name="T38">t</text:span><text:span text:style-name="T38">a</text:span><text:span text:style-name="T38">t</text:span><text:span text:style-name="T38">i</text:span><text:span text:style-name="T38">v</text:span><text:span text:style-name="T38">e</text:span></text:p>
              </text:list-header>
            </text:list>
            <draw:enhanced-geometry svg:viewBox="0 0 21600 21600" draw:type="rectangle" draw:enhanced-path="M 0 0 L 21600 0 21600 21600 0 21600 0 0 Z N"/>
          </draw:custom-shape>
          <draw:custom-shape draw:style-name="gr3" draw:text-style-name="P12" draw:layer="layout" svg:width="3.3cm" svg:height="0.848cm" svg:x="21.27cm" svg:y="13.525cm">
            <text:list text:style-name="L1">
              <text:list-header>
                <text:p text:style-name="P15"><text:span text:style-name="T38">Assoc</text:span><text:span text:style-name="T38">iative</text:span></text:p>
              </text:list-header>
            </text:list>
            <draw:enhanced-geometry svg:viewBox="0 0 21600 21600" draw:type="rectangle" draw:enhanced-path="M 0 0 L 21600 0 21600 21600 0 21600 0 0 Z N"/>
          </draw:custom-shape>
          <draw:custom-shape draw:style-name="gr3" draw:text-style-name="P12" draw:layer="layout" svg:width="3.38cm" svg:height="0.848cm" svg:x="21.302cm" svg:y="14.587cm">
            <text:list text:style-name="L1">
              <text:list-header>
                <text:p text:style-name="P15"><text:span text:style-name="T38">D</text:span><text:span text:style-name="T38">i</text:span><text:span text:style-name="T38">s</text:span><text:span text:style-name="T38">t</text:span><text:span text:style-name="T38">r</text:span><text:span text:style-name="T38">i</text:span><text:span text:style-name="T38">b</text:span><text:span text:style-name="T38">u</text:span><text:span text:style-name="T38">t</text:span><text:span text:style-name="T38">i</text:span><text:span text:style-name="T38">v</text:span><text:span text:style-name="T38">e</text:span></text:p>
              </text:list-header>
            </text:list>
            <draw:enhanced-geometry svg:viewBox="0 0 21600 21600" draw:type="rectangle" draw:enhanced-path="M 0 0 L 21600 0 21600 21600 0 21600 0 0 Z N"/>
          </draw:custom-shape>
          <draw:custom-shape draw:style-name="gr3" draw:text-style-name="P12" draw:layer="layout" svg:width="3.054cm" svg:height="0.848cm" svg:x="21.331cm" svg:y="15.646cm">
            <text:list text:style-name="L1">
              <text:list-header>
                <text:p text:style-name="P15"><text:span text:style-name="T38">D</text:span><text:span text:style-name="T38">e</text:span><text:span text:style-name="T38">M</text:span><text:span text:style-name="T38">o</text:span><text:span text:style-name="T38">r</text:span><text:span text:style-name="T38">g</text:span><text:span text:style-name="T38">a</text:span><text:span text:style-name="T38">n</text:span></text:p>
              </text:list-header>
            </text:list>
            <draw:enhanced-geometry svg:viewBox="0 0 21600 21600" draw:type="rectangle" draw:enhanced-path="M 0 0 L 21600 0 21600 21600 0 21600 0 0 Z N"/>
          </draw:custom-shape>
          <draw:custom-shape draw:style-name="gr3" draw:text-style-name="P12" draw:layer="layout" svg:width="0.239cm" svg:height="0.848cm" svg:x="24.242cm" svg:y="15.646cm">
            <text:list text:style-name="L1">
              <text:list-header>
                <text:p text:style-name="P15"><text:span text:style-name="T38">’</text:span></text:p>
              </text:list-header>
            </text:list>
            <draw:enhanced-geometry svg:viewBox="0 0 21600 21600" draw:type="rectangle" draw:enhanced-path="M 0 0 L 21600 0 21600 21600 0 21600 0 0 Z N"/>
          </draw:custom-shape>
          <draw:custom-shape draw:style-name="gr3" draw:text-style-name="P12" draw:layer="layout" svg:width="0.277cm" svg:height="0.848cm" svg:x="24.415cm" svg:y="15.646cm">
            <text:list text:style-name="L1">
              <text:list-header>
                <text:p text:style-name="P15"><text:span text:style-name="T38">s</text:span></text:p>
              </text:list-header>
            </text:list>
            <draw:enhanced-geometry svg:viewBox="0 0 21600 21600" draw:type="rectangle" draw:enhanced-path="M 0 0 L 21600 0 21600 21600 0 21600 0 0 Z N"/>
          </draw:custom-shape>
        </draw:g>
        <draw:custom-shape draw:style-name="gr23" draw:text-style-name="P30" draw:layer="layout" svg:width="24.355cm" svg:height="0.071cm" svg:x="0cm" svg:y="6.57cm">
          <text:p/>
          <draw:enhanced-geometry svg:viewBox="0 0 21600 21600" draw:type="rectangle" draw:enhanced-path="M 0 0 L 21600 0 21600 21600 0 21600 0 0 Z N"/>
        </draw:custom-shape>
        <draw:custom-shape draw:style-name="gr24" draw:text-style-name="P30" draw:layer="layout" svg:width="24.355cm" svg:height="0.075cm" svg:x="0.485cm" svg:y="12.36cm">
          <text:p/>
          <draw:enhanced-geometry svg:viewBox="0 0 21600 21600" draw:type="rectangle" draw:enhanced-path="M 0 0 L 21600 0 21600 21600 0 21600 0 0 Z N"/>
        </draw:custom-shape>
        <draw:custom-shape draw:style-name="gr24" draw:text-style-name="P30" draw:layer="layout" svg:width="24.355cm" svg:height="0.119cm" svg:x="0.485cm" svg:y="17.035cm">
          <text:p/>
          <draw:enhanced-geometry svg:viewBox="0 0 21600 21600" draw:type="rectangle" draw:enhanced-path="M 0 0 L 21600 0 21600 21600 0 21600 0 0 Z N"/>
        </draw:custom-shape>
        <draw:g>
          <draw:custom-shape draw:style-name="gr3" draw:text-style-name="P12" draw:layer="layout" svg:width="0.535cm" svg:height="0.848cm" svg:x="11.335cm" svg:y="7.064cm">
            <text:list text:style-name="L1">
              <text:list-header>
                <text:p text:style-name="P15"><text:span text:style-name="T38">2.</text:span></text:p>
              </text:list-header>
            </text:list>
            <draw:enhanced-geometry svg:viewBox="0 0 21600 21600" draw:type="rectangle" draw:enhanced-path="M 0 0 L 21600 0 21600 21600 0 21600 0 0 Z N"/>
          </draw:custom-shape>
          <draw:custom-shape draw:style-name="gr3" draw:text-style-name="P12" draw:layer="layout" svg:width="0.535cm" svg:height="0.848cm" svg:x="11.335cm" svg:y="8.123cm">
            <text:list text:style-name="L1">
              <text:list-header>
                <text:p text:style-name="P15"><text:span text:style-name="T38">4.</text:span></text:p>
              </text:list-header>
            </text:list>
            <draw:enhanced-geometry svg:viewBox="0 0 21600 21600" draw:type="rectangle" draw:enhanced-path="M 0 0 L 21600 0 21600 21600 0 21600 0 0 Z N"/>
          </draw:custom-shape>
          <draw:custom-shape draw:style-name="gr3" draw:text-style-name="P12" draw:layer="layout" svg:width="0.535cm" svg:height="0.848cm" svg:x="11.335cm" svg:y="9.181cm">
            <text:list text:style-name="L1">
              <text:list-header>
                <text:p text:style-name="P15"><text:span text:style-name="T38">6.</text:span></text:p>
              </text:list-header>
            </text:list>
            <draw:enhanced-geometry svg:viewBox="0 0 21600 21600" draw:type="rectangle" draw:enhanced-path="M 0 0 L 21600 0 21600 21600 0 21600 0 0 Z N"/>
          </draw:custom-shape>
          <draw:custom-shape draw:style-name="gr3" draw:text-style-name="P12" draw:layer="layout" svg:width="0.535cm" svg:height="0.848cm" svg:x="11.335cm" svg:y="10.239cm">
            <text:list text:style-name="L1">
              <text:list-header>
                <text:p text:style-name="P15"><text:span text:style-name="T38">8.</text:span></text:p>
              </text:list-header>
            </text:list>
            <draw:enhanced-geometry svg:viewBox="0 0 21600 21600" draw:type="rectangle" draw:enhanced-path="M 0 0 L 21600 0 21600 21600 0 21600 0 0 Z N"/>
          </draw:custom-shape>
        </draw:g>
        <draw:g>
          <draw:custom-shape draw:style-name="gr3" draw:text-style-name="P12" draw:layer="layout" svg:width="0.447cm" svg:height="0.805cm" svg:x="12.682cm" svg:y="7.078cm">
            <text:list text:style-name="L1">
              <text:list-header>
                <text:p text:style-name="P15"><text:span text:style-name="T39">X</text:span></text:p>
              </text:list-header>
            </text:list>
            <draw:enhanced-geometry svg:viewBox="0 0 21600 21600" draw:type="rectangle" draw:enhanced-path="M 0 0 L 21600 0 21600 21600 0 21600 0 0 Z N"/>
          </draw:custom-shape>
          <draw:custom-shape draw:style-name="gr3" draw:text-style-name="P12" draw:layer="layout" svg:width="0.599cm" svg:height="0.805cm" svg:x="13.401cm" svg:y="7.064cm">
            <text:list text:style-name="L1">
              <text:list-header>
                <text:p text:style-name="P15"><text:span text:style-name="T40">.</text:span><text:span text:style-name="T41"> 1</text:span></text:p>
              </text:list-header>
            </text:list>
            <draw:enhanced-geometry svg:viewBox="0 0 21600 21600" draw:type="rectangle" draw:enhanced-path="M 0 0 L 21600 0 21600 21600 0 21600 0 0 Z N"/>
          </draw:custom-shape>
          <draw:custom-shape draw:style-name="gr3" draw:text-style-name="P12" draw:layer="layout" svg:width="0.447cm" svg:height="0.805cm" svg:x="14.829cm" svg:y="7.078cm">
            <text:list text:style-name="L1">
              <text:list-header>
                <text:p text:style-name="P15"><text:span text:style-name="T39">X</text:span></text:p>
              </text:list-header>
            </text:list>
            <draw:enhanced-geometry svg:viewBox="0 0 21600 21600" draw:type="rectangle" draw:enhanced-path="M 0 0 L 21600 0 21600 21600 0 21600 0 0 Z N"/>
          </draw:custom-shape>
          <draw:custom-shape draw:style-name="gr3" draw:text-style-name="P12" draw:layer="layout" svg:width="0.383cm" svg:height="0.805cm" svg:x="14.243cm" svg:y="7.095cm">
            <text:list text:style-name="L1">
              <text:list-header>
                <text:p text:style-name="P15"><text:span text:style-name="T41">=</text:span></text:p>
              </text:list-header>
            </text:list>
            <draw:enhanced-geometry svg:viewBox="0 0 21600 21600" draw:type="rectangle" draw:enhanced-path="M 0 0 L 21600 0 21600 21600 0 21600 0 0 Z N"/>
          </draw:custom-shape>
          <draw:custom-shape draw:style-name="gr3" draw:text-style-name="P12" draw:layer="layout" svg:width="0.447cm" svg:height="0.805cm" svg:x="12.682cm" svg:y="8.136cm">
            <text:list text:style-name="L1">
              <text:list-header>
                <text:p text:style-name="P15"><text:span text:style-name="T39">X</text:span></text:p>
              </text:list-header>
            </text:list>
            <draw:enhanced-geometry svg:viewBox="0 0 21600 21600" draw:type="rectangle" draw:enhanced-path="M 0 0 L 21600 0 21600 21600 0 21600 0 0 Z N"/>
          </draw:custom-shape>
          <draw:custom-shape draw:style-name="gr3" draw:text-style-name="P12" draw:layer="layout" svg:width="0.768cm" svg:height="0.805cm" svg:x="13.273cm" svg:y="8.123cm">
            <text:list text:style-name="L1">
              <text:list-header>
                <text:p text:style-name="P15"><text:span text:style-name="T41"><text:s/></text:span><text:span text:style-name="T40">.</text:span><text:span text:style-name="T41"> 0</text:span></text:p>
              </text:list-header>
            </text:list>
            <draw:enhanced-geometry svg:viewBox="0 0 21600 21600" draw:type="rectangle" draw:enhanced-path="M 0 0 L 21600 0 21600 21600 0 21600 0 0 Z N"/>
          </draw:custom-shape>
          <draw:custom-shape draw:style-name="gr3" draw:text-style-name="P12" draw:layer="layout" svg:width="0.336cm" svg:height="0.805cm" svg:x="14.834cm" svg:y="8.123cm">
            <text:list text:style-name="L1">
              <text:list-header>
                <text:p text:style-name="P15"><text:span text:style-name="T41">0</text:span></text:p>
              </text:list-header>
            </text:list>
            <draw:enhanced-geometry svg:viewBox="0 0 21600 21600" draw:type="rectangle" draw:enhanced-path="M 0 0 L 21600 0 21600 21600 0 21600 0 0 Z N"/>
          </draw:custom-shape>
          <draw:custom-shape draw:style-name="gr3" draw:text-style-name="P12" draw:layer="layout" svg:width="0.383cm" svg:height="0.805cm" svg:x="14.279cm" svg:y="8.154cm">
            <text:list text:style-name="L1">
              <text:list-header>
                <text:p text:style-name="P15"><text:span text:style-name="T41">=</text:span></text:p>
              </text:list-header>
            </text:list>
            <draw:enhanced-geometry svg:viewBox="0 0 21600 21600" draw:type="rectangle" draw:enhanced-path="M 0 0 L 21600 0 21600 21600 0 21600 0 0 Z N"/>
          </draw:custom-shape>
          <draw:custom-shape draw:style-name="gr3" draw:text-style-name="P12" draw:layer="layout" svg:width="1.247cm" svg:height="0.805cm" svg:x="12.702cm" svg:y="9.194cm">
            <text:list text:style-name="L1">
              <text:list-header>
                <text:p text:style-name="P15"><text:span text:style-name="T39">X </text:span><text:span text:style-name="T40">. </text:span><text:span text:style-name="T39">X</text:span></text:p>
              </text:list-header>
            </text:list>
            <draw:enhanced-geometry svg:viewBox="0 0 21600 21600" draw:type="rectangle" draw:enhanced-path="M 0 0 L 21600 0 21600 21600 0 21600 0 0 Z N"/>
          </draw:custom-shape>
          <draw:custom-shape draw:style-name="gr3" draw:text-style-name="P12" draw:layer="layout" svg:width="0.447cm" svg:height="0.805cm" svg:x="14.785cm" svg:y="9.194cm">
            <text:list text:style-name="L1">
              <text:list-header>
                <text:p text:style-name="P15"><text:span text:style-name="T39">X</text:span></text:p>
              </text:list-header>
            </text:list>
            <draw:enhanced-geometry svg:viewBox="0 0 21600 21600" draw:type="rectangle" draw:enhanced-path="M 0 0 L 21600 0 21600 21600 0 21600 0 0 Z N"/>
          </draw:custom-shape>
          <draw:custom-shape draw:style-name="gr3" draw:text-style-name="P12" draw:layer="layout" svg:width="0.383cm" svg:height="0.805cm" svg:x="14.239cm" svg:y="9.212cm">
            <text:list text:style-name="L1">
              <text:list-header>
                <text:p text:style-name="P15"><text:span text:style-name="T41">=</text:span></text:p>
              </text:list-header>
            </text:list>
            <draw:enhanced-geometry svg:viewBox="0 0 21600 21600" draw:type="rectangle" draw:enhanced-path="M 0 0 L 21600 0 21600 21600 0 21600 0 0 Z N"/>
          </draw:custom-shape>
          <draw:custom-shape draw:style-name="gr3" draw:text-style-name="P12" draw:layer="layout" svg:width="0.336cm" svg:height="0.805cm" svg:x="14.825cm" svg:y="10.239cm">
            <text:list text:style-name="L1">
              <text:list-header>
                <text:p text:style-name="P15"><text:span text:style-name="T41">0</text:span></text:p>
              </text:list-header>
            </text:list>
            <draw:enhanced-geometry svg:viewBox="0 0 21600 21600" draw:type="rectangle" draw:enhanced-path="M 0 0 L 21600 0 21600 21600 0 21600 0 0 Z N"/>
          </draw:custom-shape>
          <draw:custom-shape draw:style-name="gr3" draw:text-style-name="P12" draw:layer="layout" svg:width="0.383cm" svg:height="0.805cm" svg:x="14.239cm" svg:y="10.27cm">
            <text:list text:style-name="L1">
              <text:list-header>
                <text:p text:style-name="P15"><text:span text:style-name="T41">=</text:span></text:p>
              </text:list-header>
            </text:list>
            <draw:enhanced-geometry svg:viewBox="0 0 21600 21600" draw:type="rectangle" draw:enhanced-path="M 0 0 L 21600 0 21600 21600 0 21600 0 0 Z N"/>
          </draw:custom-shape>
          <draw:g>
            <draw:custom-shape draw:style-name="gr3" draw:text-style-name="P12" draw:layer="layout" svg:width="1.247cm" svg:height="0.805cm" svg:x="12.667cm" svg:y="10.248cm">
              <text:list text:style-name="L1">
                <text:list-header>
                  <text:p text:style-name="P15"><text:span text:style-name="T39">X </text:span><text:span text:style-name="T40">. </text:span><text:span text:style-name="T39">X</text:span></text:p>
                </text:list-header>
              </text:list>
              <draw:enhanced-geometry svg:viewBox="0 0 21600 21600" draw:type="rectangle" draw:enhanced-path="M 0 0 L 21600 0 21600 21600 0 21600 0 0 Z N"/>
            </draw:custom-shape>
            <draw:custom-shape draw:style-name="gr25" draw:text-style-name="P27" draw:layer="layout" svg:width="0.433cm" svg:height="0.031cm" svg:x="13.608cm" svg:y="10.261cm">
              <text:p/>
              <draw:enhanced-geometry svg:viewBox="0 0 21600 21600" draw:type="rectangle" draw:enhanced-path="M 0 0 L 21600 0 21600 21600 0 21600 0 0 Z N"/>
            </draw:custom-shape>
          </draw:g>
        </draw:g>
        <draw:custom-shape draw:style-name="gr21" draw:text-style-name="P27" draw:layer="layout" svg:width="0.013cm" svg:height="0.031cm" svg:x="2.386cm" svg:y="15.707cm">
          <text:p/>
          <draw:enhanced-geometry svg:viewBox="0 0 21600 21600" draw:type="rectangle" draw:enhanced-path="M 0 0 L 21600 0 21600 21600 0 21600 0 0 Z N"/>
        </draw:custom-shape>
        <draw:custom-shape draw:style-name="gr21" draw:text-style-name="P27" draw:layer="layout" svg:width="0.008cm" svg:height="0.031cm" svg:x="4.591cm" svg:y="15.707cm">
          <text:p/>
          <draw:enhanced-geometry svg:viewBox="0 0 21600 21600" draw:type="rectangle" draw:enhanced-path="M 0 0 L 21600 0 21600 21600 0 21600 0 0 Z N"/>
        </draw:custom-shape>
        <draw:frame presentation:style-name="pr5" draw:text-style-name="P3" draw:layer="layout" svg:width="21.59cm" svg:height="2.329cm" svg:x="1.905cm" svg:y="0.847cm" presentation:class="title" presentation:user-transformed="true">
          <draw:text-box>
            <text:list text:style-name="L1">
              <text:list-header>
                <text:p text:style-name="P2"><text:span text:style-name="T4">Boolean Algebra</text:span></text:p>
              </text:list-header>
            </text:list>
          </draw:text-box>
        </draw:frame>
        <draw:custom-shape draw:style-name="gr2" draw:text-style-name="P3" draw:layer="layout" svg:width="21.59cm" svg:height="2.704cm" svg:x="1.87cm" svg:y="3.642cm">
          <text:list text:style-name="L12">
            <text:list-item>
              <text:p text:style-name="P2"><text:span text:style-name="T42">An algebraic structure defined on a set of at least two elements, B, together with three binary operators (denoted +, · <text:s/>and <text:s text:c="3"/>) that satisfies the following basic identities:</text:span></text:p>
            </text:list-item>
          </text:list>
          <draw:enhanced-geometry svg:viewBox="0 0 21600 21600" draw:type="rectangle" draw:enhanced-path="M 0 0 L 21600 0 21600 21600 0 21600 0 0 Z N"/>
        </draw:custom-shape>
        <draw:g>
          <draw:custom-shape draw:style-name="gr3" draw:text-style-name="P12" draw:layer="layout" svg:width="0.891cm" svg:height="0.848cm" svg:x="0.6cm" svg:y="12.502cm">
            <text:list text:style-name="L1">
              <text:list-header>
                <text:p text:style-name="P15"><text:span text:style-name="T38">10.</text:span></text:p>
              </text:list-header>
            </text:list>
            <draw:enhanced-geometry svg:viewBox="0 0 21600 21600" draw:type="rectangle" draw:enhanced-path="M 0 0 L 21600 0 21600 21600 0 21600 0 0 Z N"/>
          </draw:custom-shape>
          <draw:custom-shape draw:style-name="gr3" draw:text-style-name="P12" draw:layer="layout" svg:width="0.891cm" svg:height="0.848cm" svg:x="0.653cm" svg:y="13.56cm">
            <text:list text:style-name="L1">
              <text:list-header>
                <text:p text:style-name="P15"><text:span text:style-name="T38">12.</text:span></text:p>
              </text:list-header>
            </text:list>
            <draw:enhanced-geometry svg:viewBox="0 0 21600 21600" draw:type="rectangle" draw:enhanced-path="M 0 0 L 21600 0 21600 21600 0 21600 0 0 Z N"/>
          </draw:custom-shape>
          <draw:custom-shape draw:style-name="gr3" draw:text-style-name="P12" draw:layer="layout" svg:width="0.891cm" svg:height="0.848cm" svg:x="0.653cm" svg:y="14.623cm">
            <text:list text:style-name="L1">
              <text:list-header>
                <text:p text:style-name="P15"><text:span text:style-name="T38">14.</text:span></text:p>
              </text:list-header>
            </text:list>
            <draw:enhanced-geometry svg:viewBox="0 0 21600 21600" draw:type="rectangle" draw:enhanced-path="M 0 0 L 21600 0 21600 21600 0 21600 0 0 Z N"/>
          </draw:custom-shape>
          <draw:custom-shape draw:style-name="gr3" draw:text-style-name="P12" draw:layer="layout" svg:width="0.891cm" svg:height="0.848cm" svg:x="0.653cm" svg:y="15.681cm">
            <text:list text:style-name="L1">
              <text:list-header>
                <text:p text:style-name="P15"><text:span text:style-name="T38">16.</text:span></text:p>
              </text:list-header>
            </text:list>
            <draw:enhanced-geometry svg:viewBox="0 0 21600 21600" draw:type="rectangle" draw:enhanced-path="M 0 0 L 21600 0 21600 21600 0 21600 0 0 Z N"/>
          </draw:custom-shape>
        </draw:g>
        <draw:g>
          <draw:custom-shape draw:style-name="gr3" draw:text-style-name="P12" draw:layer="layout" svg:width="1.645cm" svg:height="0.848cm" svg:x="2.167cm" svg:y="12.581cm">
            <text:list text:style-name="L1">
              <text:list-header>
                <text:p text:style-name="P15"><text:span text:style-name="T43">X + Y</text:span></text:p>
              </text:list-header>
            </text:list>
            <draw:enhanced-geometry svg:viewBox="0 0 21600 21600" draw:type="rectangle" draw:enhanced-path="M 0 0 L 21600 0 21600 21600 0 21600 0 0 Z N"/>
          </draw:custom-shape>
          <draw:custom-shape draw:style-name="gr3" draw:text-style-name="P12" draw:layer="layout" svg:width="1.632cm" svg:height="0.848cm" svg:x="4.559cm" svg:y="12.581cm">
            <text:list text:style-name="L1">
              <text:list-header>
                <text:p text:style-name="P15"><text:span text:style-name="T43">Y + X</text:span></text:p>
              </text:list-header>
            </text:list>
            <draw:enhanced-geometry svg:viewBox="0 0 21600 21600" draw:type="rectangle" draw:enhanced-path="M 0 0 L 21600 0 21600 21600 0 21600 0 0 Z N"/>
          </draw:custom-shape>
          <draw:custom-shape draw:style-name="gr3" draw:text-style-name="P12" draw:layer="layout" svg:width="0.4cm" svg:height="0.848cm" svg:x="4.047cm" svg:y="12.568cm">
            <text:list text:style-name="L1">
              <text:list-header>
                <text:p text:style-name="P15"><text:span text:style-name="T38">=</text:span></text:p>
              </text:list-header>
            </text:list>
            <draw:enhanced-geometry svg:viewBox="0 0 21600 21600" draw:type="rectangle" draw:enhanced-path="M 0 0 L 21600 0 21600 21600 0 21600 0 0 Z N"/>
          </draw:custom-shape>
          <draw:custom-shape draw:style-name="gr3" draw:text-style-name="P12" draw:layer="layout" svg:width="2.119cm" svg:height="0.848cm" svg:x="2.102cm" svg:y="13.639cm">
            <text:list text:style-name="L1">
              <text:list-header>
                <text:p text:style-name="P15"><text:span text:style-name="T33">(</text:span><text:span text:style-name="T43">X + Y</text:span><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0.434cm" svg:height="0.848cm" svg:x="5.009cm" svg:y="13.639cm">
            <text:list text:style-name="L1">
              <text:list-header>
                <text:p text:style-name="P15"><text:span text:style-name="T43">Z</text:span></text:p>
              </text:list-header>
            </text:list>
            <draw:enhanced-geometry svg:viewBox="0 0 21600 21600" draw:type="rectangle" draw:enhanced-path="M 0 0 L 21600 0 21600 21600 0 21600 0 0 Z N"/>
          </draw:custom-shape>
          <draw:custom-shape draw:style-name="gr3" draw:text-style-name="P12" draw:layer="layout" svg:width="0.404cm" svg:height="0.848cm" svg:x="4.426cm" svg:y="13.661cm">
            <text:list text:style-name="L1">
              <text:list-header>
                <text:p text:style-name="P15"><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2.077cm" svg:height="0.848cm" svg:x="6.196cm" svg:y="13.639cm">
            <text:list text:style-name="L1">
              <text:list-header>
                <text:p text:style-name="P15"><text:span text:style-name="T43"><text:s/></text:span><text:span text:style-name="T43">X + </text:span><text:span text:style-name="T33">(</text:span><text:span text:style-name="T43">Y</text:span></text:p>
              </text:list-header>
            </text:list>
            <draw:enhanced-geometry svg:viewBox="0 0 21600 21600" draw:type="rectangle" draw:enhanced-path="M 0 0 L 21600 0 21600 21600 0 21600 0 0 Z N"/>
          </draw:custom-shape>
          <draw:custom-shape draw:style-name="gr3" draw:text-style-name="P12" draw:layer="layout" svg:width="0.671cm" svg:height="0.848cm" svg:x="9.152cm" svg:y="13.639cm">
            <text:list text:style-name="L1">
              <text:list-header>
                <text:p text:style-name="P15"><text:span text:style-name="T43">Z</text:span><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0.404cm" svg:height="0.848cm" svg:x="8.572cm" svg:y="13.661cm">
            <text:list text:style-name="L1">
              <text:list-header>
                <text:p text:style-name="P15"><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0.404cm" svg:height="0.848cm" svg:x="5.714cm" svg:y="13.661cm">
            <text:list text:style-name="L1">
              <text:list-header>
                <text:p text:style-name="P15"><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1.691cm" svg:height="0.848cm" svg:x="2.16cm" svg:y="14.556cm">
            <text:list text:style-name="L1">
              <text:list-header>
                <text:p text:style-name="P15"><text:span text:style-name="T43">X</text:span><text:span text:style-name="T33">(</text:span><text:span text:style-name="T43">Y +</text:span></text:p>
              </text:list-header>
            </text:list>
            <draw:enhanced-geometry svg:viewBox="0 0 21600 21600" draw:type="rectangle" draw:enhanced-path="M 0 0 L 21600 0 21600 21600 0 21600 0 0 Z N"/>
          </draw:custom-shape>
          <draw:custom-shape draw:style-name="gr3" draw:text-style-name="P12" draw:layer="layout" svg:width="0.849cm" svg:height="0.848cm" svg:x="3.9cm" svg:y="14.556cm">
            <text:list text:style-name="L1">
              <text:list-header>
                <text:p text:style-name="P15"><text:span text:style-name="T43"><text:s/></text:span><text:span text:style-name="T43">Z</text:span><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0.904cm" svg:height="0.848cm" svg:x="5.658cm" svg:y="14.556cm">
            <text:list text:style-name="L1">
              <text:list-header>
                <text:p text:style-name="P15"><text:span text:style-name="T43">XY</text:span></text:p>
              </text:list-header>
            </text:list>
            <draw:enhanced-geometry svg:viewBox="0 0 21600 21600" draw:type="rectangle" draw:enhanced-path="M 0 0 L 21600 0 21600 21600 0 21600 0 0 Z N"/>
          </draw:custom-shape>
          <draw:custom-shape draw:style-name="gr3" draw:text-style-name="P12" draw:layer="layout" svg:width="0.904cm" svg:height="0.848cm" svg:x="7.144cm" svg:y="14.556cm">
            <text:list text:style-name="L1">
              <text:list-header>
                <text:p text:style-name="P15"><text:span text:style-name="T43">XZ</text:span></text:p>
              </text:list-header>
            </text:list>
            <draw:enhanced-geometry svg:viewBox="0 0 21600 21600" draw:type="rectangle" draw:enhanced-path="M 0 0 L 21600 0 21600 21600 0 21600 0 0 Z N"/>
          </draw:custom-shape>
          <draw:custom-shape draw:style-name="gr3" draw:text-style-name="P12" draw:layer="layout" svg:width="0.404cm" svg:height="0.848cm" svg:x="6.631cm" svg:y="14.579cm">
            <text:list text:style-name="L1">
              <text:list-header>
                <text:p text:style-name="P15"><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0.404cm" svg:height="0.848cm" svg:x="5.035cm" svg:y="14.579cm">
            <text:list text:style-name="L1">
              <text:list-header>
                <text:p text:style-name="P15"><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1.645cm" svg:height="0.848cm" svg:x="2.145cm" svg:y="15.694cm">
            <text:list text:style-name="L1">
              <text:list-header>
                <text:p text:style-name="P15"><text:span text:style-name="T43">X + Y</text:span></text:p>
              </text:list-header>
            </text:list>
            <draw:enhanced-geometry svg:viewBox="0 0 21600 21600" draw:type="rectangle" draw:enhanced-path="M 0 0 L 21600 0 21600 21600 0 21600 0 0 Z N"/>
          </draw:custom-shape>
          <draw:custom-shape draw:style-name="gr3" draw:text-style-name="P12" draw:layer="layout" svg:width="1.285cm" svg:height="0.848cm" svg:x="4.567cm" svg:y="15.694cm">
            <text:list text:style-name="L1">
              <text:list-header>
                <text:p text:style-name="P15"><text:span text:style-name="T43">X </text:span><text:span text:style-name="T44">. </text:span><text:span text:style-name="T43">Y</text:span></text:p>
              </text:list-header>
            </text:list>
            <draw:enhanced-geometry svg:viewBox="0 0 21600 21600" draw:type="rectangle" draw:enhanced-path="M 0 0 L 21600 0 21600 21600 0 21600 0 0 Z N"/>
          </draw:custom-shape>
          <draw:custom-shape draw:style-name="gr3" draw:text-style-name="P12" draw:layer="layout" svg:width="0.404cm" svg:height="0.848cm" svg:x="4.091cm" svg:y="15.712cm">
            <text:list text:style-name="L1">
              <text:list-header>
                <text:p text:style-name="P15"><text:span text:style-name="T33">=</text:span></text:p>
              </text:list-header>
            </text:list>
            <draw:enhanced-geometry svg:viewBox="0 0 21600 21600" draw:type="rectangle" draw:enhanced-path="M 0 0 L 21600 0 21600 21600 0 21600 0 0 Z N"/>
          </draw:custom-shape>
          <draw:line draw:style-name="gr4" draw:text-style-name="P13" draw:layer="layout" svg:x1="2.152cm" svg:y1="15.734cm" svg:x2="3.986cm" svg:y2="15.734cm">
            <text:p/>
          </draw:line>
          <draw:custom-shape draw:style-name="gr25" draw:text-style-name="P27" draw:layer="layout" svg:width="0.415cm" svg:height="0.031cm" svg:x="4.577cm" svg:y="15.707cm">
            <text:p/>
            <draw:enhanced-geometry svg:viewBox="0 0 21600 21600" draw:type="rectangle" draw:enhanced-path="M 0 0 L 21600 0 21600 21600 0 21600 0 0 Z N"/>
          </draw:custom-shape>
          <draw:custom-shape draw:style-name="gr25" draw:text-style-name="P27" draw:layer="layout" svg:width="0.415cm" svg:height="0.031cm" svg:x="5.459cm" svg:y="15.707cm">
            <text:p/>
            <draw:enhanced-geometry svg:viewBox="0 0 21600 21600" draw:type="rectangle" draw:enhanced-path="M 0 0 L 21600 0 21600 21600 0 21600 0 0 Z N"/>
          </draw:custom-shape>
        </draw:g>
        <draw:g>
          <draw:custom-shape draw:style-name="gr3" draw:text-style-name="P12" draw:layer="layout" svg:width="0.904cm" svg:height="0.848cm" svg:x="13.07cm" svg:y="12.51cm">
            <text:list text:style-name="L1">
              <text:list-header>
                <text:p text:style-name="P15"><text:span text:style-name="T43">XY</text:span></text:p>
              </text:list-header>
            </text:list>
            <draw:enhanced-geometry svg:viewBox="0 0 21600 21600" draw:type="rectangle" draw:enhanced-path="M 0 0 L 21600 0 21600 21600 0 21600 0 0 Z N"/>
          </draw:custom-shape>
          <draw:custom-shape draw:style-name="gr3" draw:text-style-name="P12" draw:layer="layout" svg:width="0.904cm" svg:height="0.848cm" svg:x="14.746cm" svg:y="12.51cm">
            <text:list text:style-name="L1">
              <text:list-header>
                <text:p text:style-name="P15"><text:span text:style-name="T43">YX</text:span></text:p>
              </text:list-header>
            </text:list>
            <draw:enhanced-geometry svg:viewBox="0 0 21600 21600" draw:type="rectangle" draw:enhanced-path="M 0 0 L 21600 0 21600 21600 0 21600 0 0 Z N"/>
          </draw:custom-shape>
          <draw:custom-shape draw:style-name="gr3" draw:text-style-name="P12" draw:layer="layout" svg:width="0.404cm" svg:height="0.848cm" svg:x="14.225cm" svg:y="12.532cm">
            <text:list text:style-name="L1">
              <text:list-header>
                <text:p text:style-name="P15"><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1.378cm" svg:height="0.848cm" svg:x="12.838cm" svg:y="13.569cm">
            <text:list text:style-name="L1">
              <text:list-header>
                <text:p text:style-name="P15"><text:span text:style-name="T33">(</text:span><text:span text:style-name="T43">XY</text:span><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0.434cm" svg:height="0.848cm" svg:x="14.309cm" svg:y="13.569cm">
            <text:list text:style-name="L1">
              <text:list-header>
                <text:p text:style-name="P15"><text:span text:style-name="T43">Z</text:span></text:p>
              </text:list-header>
            </text:list>
            <draw:enhanced-geometry svg:viewBox="0 0 21600 21600" draw:type="rectangle" draw:enhanced-path="M 0 0 L 21600 0 21600 21600 0 21600 0 0 Z N"/>
          </draw:custom-shape>
          <draw:custom-shape draw:style-name="gr3" draw:text-style-name="P12" draw:layer="layout" svg:width="1.141cm" svg:height="0.848cm" svg:x="15.547cm" svg:y="13.569cm">
            <text:list text:style-name="L1">
              <text:list-header>
                <text:p text:style-name="P15"><text:span text:style-name="T43">X</text:span><text:span text:style-name="T33">(</text:span><text:span text:style-name="T43">Y</text:span></text:p>
              </text:list-header>
            </text:list>
            <draw:enhanced-geometry svg:viewBox="0 0 21600 21600" draw:type="rectangle" draw:enhanced-path="M 0 0 L 21600 0 21600 21600 0 21600 0 0 Z N"/>
          </draw:custom-shape>
          <draw:custom-shape draw:style-name="gr3" draw:text-style-name="P12" draw:layer="layout" svg:width="0.671cm" svg:height="0.848cm" svg:x="16.75cm" svg:y="13.569cm">
            <text:list text:style-name="L1">
              <text:list-header>
                <text:p text:style-name="P15"><text:span text:style-name="T43">Z</text:span><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0.404cm" svg:height="0.848cm" svg:x="15.023cm" svg:y="13.591cm">
            <text:list text:style-name="L1">
              <text:list-header>
                <text:p text:style-name="P15"><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0.472cm" svg:height="0.848cm" svg:x="12.934cm" svg:y="14.671cm">
            <text:list text:style-name="L1">
              <text:list-header>
                <text:p text:style-name="P15"><text:span text:style-name="T43">X</text:span></text:p>
              </text:list-header>
            </text:list>
            <draw:enhanced-geometry svg:viewBox="0 0 21600 21600" draw:type="rectangle" draw:enhanced-path="M 0 0 L 21600 0 21600 21600 0 21600 0 0 Z N"/>
          </draw:custom-shape>
          <draw:custom-shape draw:style-name="gr3" draw:text-style-name="P12" draw:layer="layout" svg:width="1.429cm" svg:height="0.848cm" svg:x="13.632cm" svg:y="14.671cm">
            <text:list text:style-name="L1">
              <text:list-header>
                <text:p text:style-name="P15"><text:span text:style-name="T43">+ YZ</text:span></text:p>
              </text:list-header>
            </text:list>
            <draw:enhanced-geometry svg:viewBox="0 0 21600 21600" draw:type="rectangle" draw:enhanced-path="M 0 0 L 21600 0 21600 21600 0 21600 0 0 Z N"/>
          </draw:custom-shape>
          <draw:custom-shape draw:style-name="gr3" draw:text-style-name="P12" draw:layer="layout" svg:width="2.119cm" svg:height="0.848cm" svg:x="15.922cm" svg:y="14.671cm">
            <text:list text:style-name="L1">
              <text:list-header>
                <text:p text:style-name="P15"><text:span text:style-name="T33">(</text:span><text:span text:style-name="T43">X + Y</text:span><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2.135cm" svg:height="0.848cm" svg:x="18.124cm" svg:y="14.671cm">
            <text:list text:style-name="L1">
              <text:list-header>
                <text:p text:style-name="P15"><text:span text:style-name="T33">(</text:span><text:span text:style-name="T43">X + Z</text:span><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0.404cm" svg:height="0.848cm" svg:x="15.279cm" svg:y="14.671cm">
            <text:list text:style-name="L1">
              <text:list-header>
                <text:p text:style-name="P15"><text:span text:style-name="T33">=</text:span></text:p>
              </text:list-header>
            </text:list>
            <draw:enhanced-geometry svg:viewBox="0 0 21600 21600" draw:type="rectangle" draw:enhanced-path="M 0 0 L 21600 0 21600 21600 0 21600 0 0 Z N"/>
          </draw:custom-shape>
          <draw:custom-shape draw:style-name="gr3" draw:text-style-name="P12" draw:layer="layout" svg:width="1.285cm" svg:height="0.848cm" svg:x="12.946cm" svg:y="15.694cm">
            <text:list text:style-name="L1">
              <text:list-header>
                <text:p text:style-name="P15"><text:span text:style-name="T43">X </text:span><text:span text:style-name="T44">. </text:span><text:span text:style-name="T43">Y</text:span></text:p>
              </text:list-header>
            </text:list>
            <draw:enhanced-geometry svg:viewBox="0 0 21600 21600" draw:type="rectangle" draw:enhanced-path="M 0 0 L 21600 0 21600 21600 0 21600 0 0 Z N"/>
          </draw:custom-shape>
          <draw:custom-shape draw:style-name="gr3" draw:text-style-name="P12" draw:layer="layout" svg:width="1.645cm" svg:height="0.848cm" svg:x="15.012cm" svg:y="15.694cm">
            <text:list text:style-name="L1">
              <text:list-header>
                <text:p text:style-name="P15"><text:span text:style-name="T43">X </text:span><text:span text:style-name="T33">+</text:span><text:span text:style-name="T43"> Y</text:span></text:p>
              </text:list-header>
            </text:list>
            <draw:enhanced-geometry svg:viewBox="0 0 21600 21600" draw:type="rectangle" draw:enhanced-path="M 0 0 L 21600 0 21600 21600 0 21600 0 0 Z N"/>
          </draw:custom-shape>
          <draw:custom-shape draw:style-name="gr3" draw:text-style-name="P12" draw:layer="layout" svg:width="0.404cm" svg:height="0.848cm" svg:x="14.472cm" svg:y="15.712cm">
            <text:list text:style-name="L1">
              <text:list-header>
                <text:p text:style-name="P15"><text:span text:style-name="T33">=</text:span></text:p>
              </text:list-header>
            </text:list>
            <draw:enhanced-geometry svg:viewBox="0 0 21600 21600" draw:type="rectangle" draw:enhanced-path="M 0 0 L 21600 0 21600 21600 0 21600 0 0 Z N"/>
          </draw:custom-shape>
          <draw:custom-shape draw:style-name="gr25" draw:text-style-name="P27" draw:layer="layout" svg:width="0.414cm" svg:height="0.031cm" svg:x="15.024cm" svg:y="15.668cm">
            <text:p/>
            <draw:enhanced-geometry svg:viewBox="0 0 21600 21600" draw:type="rectangle" draw:enhanced-path="M 0 0 L 21600 0 21600 21600 0 21600 0 0 Z N"/>
          </draw:custom-shape>
          <draw:custom-shape draw:style-name="gr25" draw:text-style-name="P27" draw:layer="layout" svg:width="1.411cm" svg:height="0.031cm" svg:x="12.916cm" svg:y="15.668cm">
            <text:p/>
            <draw:enhanced-geometry svg:viewBox="0 0 21600 21600" draw:type="rectangle" draw:enhanced-path="M 0 0 L 21600 0 21600 21600 0 21600 0 0 Z N"/>
          </draw:custom-shape>
          <draw:custom-shape draw:style-name="gr25" draw:text-style-name="P27" draw:layer="layout" svg:width="0.415cm" svg:height="0.031cm" svg:x="16.329cm" svg:y="15.668cm">
            <text:p/>
            <draw:enhanced-geometry svg:viewBox="0 0 21600 21600" draw:type="rectangle" draw:enhanced-path="M 0 0 L 21600 0 21600 21600 0 21600 0 0 Z N"/>
          </draw:custom-shape>
        </draw:g>
        <draw:g>
          <draw:custom-shape draw:style-name="gr3" draw:text-style-name="P12" draw:layer="layout" svg:width="0.616cm" svg:height="0.805cm" svg:x="2.587cm" svg:y="7.003cm">
            <text:list text:style-name="L1">
              <text:list-header>
                <text:p text:style-name="P15"><text:span text:style-name="T39">X </text:span></text:p>
              </text:list-header>
            </text:list>
            <draw:enhanced-geometry svg:viewBox="0 0 21600 21600" draw:type="rectangle" draw:enhanced-path="M 0 0 L 21600 0 21600 21600 0 21600 0 0 Z N"/>
          </draw:custom-shape>
          <draw:custom-shape draw:style-name="gr3" draw:text-style-name="P12" draw:layer="layout" svg:width="0.887cm" svg:height="0.805cm" svg:x="3.246cm" svg:y="6.994cm">
            <text:list text:style-name="L1">
              <text:list-header>
                <text:p text:style-name="P15"><text:span text:style-name="T41">+ 0</text:span></text:p>
              </text:list-header>
            </text:list>
            <draw:enhanced-geometry svg:viewBox="0 0 21600 21600" draw:type="rectangle" draw:enhanced-path="M 0 0 L 21600 0 21600 21600 0 21600 0 0 Z N"/>
          </draw:custom-shape>
          <draw:custom-shape draw:style-name="gr3" draw:text-style-name="P12" draw:layer="layout" svg:width="0.447cm" svg:height="0.805cm" svg:x="4.956cm" svg:y="7.003cm">
            <text:list text:style-name="L1">
              <text:list-header>
                <text:p text:style-name="P15"><text:span text:style-name="T39">X</text:span></text:p>
              </text:list-header>
            </text:list>
            <draw:enhanced-geometry svg:viewBox="0 0 21600 21600" draw:type="rectangle" draw:enhanced-path="M 0 0 L 21600 0 21600 21600 0 21600 0 0 Z N"/>
          </draw:custom-shape>
          <draw:custom-shape draw:style-name="gr3" draw:text-style-name="P12" draw:layer="layout" svg:width="0.383cm" svg:height="0.805cm" svg:x="4.335cm" svg:y="7.025cm">
            <text:list text:style-name="L1">
              <text:list-header>
                <text:p text:style-name="P15"><text:span text:style-name="T41">=</text:span></text:p>
              </text:list-header>
            </text:list>
            <draw:enhanced-geometry svg:viewBox="0 0 21600 21600" draw:type="rectangle" draw:enhanced-path="M 0 0 L 21600 0 21600 21600 0 21600 0 0 Z N"/>
          </draw:custom-shape>
          <draw:custom-shape draw:style-name="gr3" draw:text-style-name="P12" draw:layer="layout" svg:width="0.383cm" svg:height="0.805cm" svg:x="3.193cm" svg:y="8.154cm">
            <text:list text:style-name="L1">
              <text:list-header>
                <text:p text:style-name="P15"><text:span text:style-name="T41">+</text:span></text:p>
              </text:list-header>
            </text:list>
            <draw:enhanced-geometry svg:viewBox="0 0 21600 21600" draw:type="rectangle" draw:enhanced-path="M 0 0 L 21600 0 21600 21600 0 21600 0 0 Z N"/>
          </draw:custom-shape>
          <draw:custom-shape draw:style-name="gr3" draw:text-style-name="P12" draw:layer="layout" svg:width="0.447cm" svg:height="0.805cm" svg:x="2.526cm" svg:y="8.136cm">
            <text:list text:style-name="L1">
              <text:list-header>
                <text:p text:style-name="P15"><text:span text:style-name="T39">X</text:span></text:p>
              </text:list-header>
            </text:list>
            <draw:enhanced-geometry svg:viewBox="0 0 21600 21600" draw:type="rectangle" draw:enhanced-path="M 0 0 L 21600 0 21600 21600 0 21600 0 0 Z N"/>
          </draw:custom-shape>
          <draw:custom-shape draw:style-name="gr3" draw:text-style-name="P12" draw:layer="layout" svg:width="0.844cm" svg:height="0.805cm" svg:x="3.26cm" svg:y="8.123cm">
            <text:list text:style-name="L1">
              <text:list-header>
                <text:p text:style-name="P15"><text:span text:style-name="T41"><text:s text:c="3"/></text:span><text:span text:style-name="T41">1</text:span></text:p>
              </text:list-header>
            </text:list>
            <draw:enhanced-geometry svg:viewBox="0 0 21600 21600" draw:type="rectangle" draw:enhanced-path="M 0 0 L 21600 0 21600 21600 0 21600 0 0 Z N"/>
          </draw:custom-shape>
          <draw:custom-shape draw:style-name="gr3" draw:text-style-name="P12" draw:layer="layout" svg:width="0.336cm" svg:height="0.805cm" svg:x="4.957cm" svg:y="8.123cm">
            <text:list text:style-name="L1">
              <text:list-header>
                <text:p text:style-name="P15"><text:span text:style-name="T41">1</text:span></text:p>
              </text:list-header>
            </text:list>
            <draw:enhanced-geometry svg:viewBox="0 0 21600 21600" draw:type="rectangle" draw:enhanced-path="M 0 0 L 21600 0 21600 21600 0 21600 0 0 Z N"/>
          </draw:custom-shape>
          <draw:custom-shape draw:style-name="gr3" draw:text-style-name="P12" draw:layer="layout" svg:width="0.383cm" svg:height="0.805cm" svg:x="4.366cm" svg:y="8.154cm">
            <text:list text:style-name="L1">
              <text:list-header>
                <text:p text:style-name="P15"><text:span text:style-name="T41">=</text:span></text:p>
              </text:list-header>
            </text:list>
            <draw:enhanced-geometry svg:viewBox="0 0 21600 21600" draw:type="rectangle" draw:enhanced-path="M 0 0 L 21600 0 21600 21600 0 21600 0 0 Z N"/>
          </draw:custom-shape>
          <draw:custom-shape draw:style-name="gr3" draw:text-style-name="P12" draw:layer="layout" svg:width="1.611cm" svg:height="0.805cm" svg:x="2.5cm" svg:y="9.194cm">
            <text:list text:style-name="L1">
              <text:list-header>
                <text:p text:style-name="P15"><text:span text:style-name="T39">X + X</text:span></text:p>
              </text:list-header>
            </text:list>
            <draw:enhanced-geometry svg:viewBox="0 0 21600 21600" draw:type="rectangle" draw:enhanced-path="M 0 0 L 21600 0 21600 21600 0 21600 0 0 Z N"/>
          </draw:custom-shape>
          <draw:custom-shape draw:style-name="gr3" draw:text-style-name="P12" draw:layer="layout" svg:width="0.447cm" svg:height="0.805cm" svg:x="4.943cm" svg:y="9.194cm">
            <text:list text:style-name="L1">
              <text:list-header>
                <text:p text:style-name="P15"><text:span text:style-name="T39">X</text:span></text:p>
              </text:list-header>
            </text:list>
            <draw:enhanced-geometry svg:viewBox="0 0 21600 21600" draw:type="rectangle" draw:enhanced-path="M 0 0 L 21600 0 21600 21600 0 21600 0 0 Z N"/>
          </draw:custom-shape>
          <draw:custom-shape draw:style-name="gr3" draw:text-style-name="P12" draw:layer="layout" svg:width="0.383cm" svg:height="0.805cm" svg:x="4.351cm" svg:y="9.212cm">
            <text:list text:style-name="L1">
              <text:list-header>
                <text:p text:style-name="P15"><text:span text:style-name="T41">=</text:span></text:p>
              </text:list-header>
            </text:list>
            <draw:enhanced-geometry svg:viewBox="0 0 21600 21600" draw:type="rectangle" draw:enhanced-path="M 0 0 L 21600 0 21600 21600 0 21600 0 0 Z N"/>
          </draw:custom-shape>
          <draw:custom-shape draw:style-name="gr3" draw:text-style-name="P12" draw:layer="layout" svg:width="0.336cm" svg:height="0.805cm" svg:x="4.89cm" svg:y="10.239cm">
            <text:list text:style-name="L1">
              <text:list-header>
                <text:p text:style-name="P15"><text:span text:style-name="T41">1</text:span></text:p>
              </text:list-header>
            </text:list>
            <draw:enhanced-geometry svg:viewBox="0 0 21600 21600" draw:type="rectangle" draw:enhanced-path="M 0 0 L 21600 0 21600 21600 0 21600 0 0 Z N"/>
          </draw:custom-shape>
          <draw:custom-shape draw:style-name="gr3" draw:text-style-name="P12" draw:layer="layout" svg:width="0.383cm" svg:height="0.805cm" svg:x="4.295cm" svg:y="10.27cm">
            <text:list text:style-name="L1">
              <text:list-header>
                <text:p text:style-name="P15"><text:span text:style-name="T41">=</text:span></text:p>
              </text:list-header>
            </text:list>
            <draw:enhanced-geometry svg:viewBox="0 0 21600 21600" draw:type="rectangle" draw:enhanced-path="M 0 0 L 21600 0 21600 21600 0 21600 0 0 Z N"/>
          </draw:custom-shape>
          <draw:g>
            <draw:custom-shape draw:style-name="gr3" draw:text-style-name="P12" draw:layer="layout" svg:width="1.611cm" svg:height="0.805cm" svg:x="2.416cm" svg:y="10.248cm">
              <text:list text:style-name="L1">
                <text:list-header>
                  <text:p text:style-name="P15"><text:span text:style-name="T39">X + X</text:span></text:p>
                </text:list-header>
              </text:list>
              <draw:enhanced-geometry svg:viewBox="0 0 21600 21600" draw:type="rectangle" draw:enhanced-path="M 0 0 L 21600 0 21600 21600 0 21600 0 0 Z N"/>
            </draw:custom-shape>
            <draw:custom-shape draw:style-name="gr25" draw:text-style-name="P27" draw:layer="layout" svg:width="0.432cm" svg:height="0.031cm" svg:x="3.704cm" svg:y="10.261cm">
              <text:p/>
              <draw:enhanced-geometry svg:viewBox="0 0 21600 21600" draw:type="rectangle" draw:enhanced-path="M 0 0 L 21600 0 21600 21600 0 21600 0 0 Z N"/>
            </draw:custom-shape>
          </draw:g>
          <draw:custom-shape draw:style-name="gr3" draw:text-style-name="P12" draw:layer="layout" svg:width="2.059cm" svg:height="0.805cm" svg:x="2.236cm" svg:y="11.307cm">
            <text:list text:style-name="L9">
              <text:list-header>
                <text:p text:style-name="P18"><text:span text:style-name="T45">X </text:span><text:span text:style-name="T46">=</text:span><text:span text:style-name="T45"> X</text:span></text:p>
              </text:list-header>
            </text:list>
            <draw:enhanced-geometry svg:viewBox="0 0 21600 21600" draw:type="rectangle" draw:enhanced-path="M 0 0 L 21600 0 21600 21600 0 21600 0 0 Z N"/>
          </draw:custom-shape>
          <draw:custom-shape draw:style-name="gr26" draw:text-style-name="P27" draw:layer="layout" svg:width="0.432cm" svg:height="0.031cm" svg:x="2.483cm" svg:y="11.324cm">
            <text:p/>
            <draw:enhanced-geometry svg:viewBox="0 0 21600 21600" draw:type="rectangle" draw:enhanced-path="M 0 0 L 21600 0 21600 21600 0 21600 0 0 Z N"/>
          </draw:custom-shape>
          <draw:custom-shape draw:style-name="gr26" draw:text-style-name="P27" draw:layer="layout" svg:width="0.432cm" svg:height="0.031cm" svg:x="2.483cm" svg:y="11.183cm">
            <text:p/>
            <draw:enhanced-geometry svg:viewBox="0 0 21600 21600" draw:type="rectangle" draw:enhanced-path="M 0 0 L 21600 0 21600 21600 0 21600 0 0 Z N"/>
          </draw:custom-shape>
        </draw:g>
        <draw:line draw:style-name="gr4" draw:text-style-name="P13" draw:layer="layout" svg:x1="19.958cm" svg:y1="4.802cm" svg:x2="20.483cm" svg:y2="4.802cm">
          <text:p/>
        </draw:line>
        <presentation:notes draw:style-name="dp2">
          <draw:page-thumbnail draw:style-name="gr1" draw:layer="layout" svg:width="13.335cm" svg:height="10.001cm" svg:x="3.493cm" svg:y="2.002cm" draw:page-number="15" presentation:class="page"/>
          <draw:frame presentation:style-name="pr4" draw:text-style-name="P1" draw:layer="layout" svg:width="14.904cm" svg:height="12.001cm" svg:x="2.708cm" svg:y="12.668cm" presentation:class="notes" presentation:placeholder="true">
            <draw:text-box/>
          </draw:frame>
        </presentation:notes>
      </draw:page>
      <draw:page draw:name="Some Properties of Identities &amp; the Algebra" draw:style-name="dp3" draw:master-page-name="Default" presentation:presentation-page-layout-name="AL3T19">
        <draw:custom-shape draw:style-name="gr2" draw:text-style-name="P3" draw:layer="layout" svg:width="22.653cm" svg:height="7.369cm" svg:x="1.473cm" svg:y="5.058cm">
          <text:list text:style-name="L13">
            <text:list-item>
              <text:p text:style-name="P23"><text:span text:style-name="T7">The identities above are organized into pairs. These <text:s/>pairs have names as follows: </text:span></text:p>
            </text:list-item>
          </text:list>
          <text:list text:style-name="L14">
            <text:list-header>
              <text:p text:style-name="P31"><text:span text:style-name="T7"><text:tab/></text:span><text:span text:style-name="T7"> <text:s text:c="3"/></text:span><text:span text:style-name="T7">1-4 Existence of 0 and 1</text:span><text:span text:style-name="T7"><text:tab/></text:span><text:span text:style-name="T7"> 5-6 Idempotence</text:span></text:p>
            </text:list-header>
          </text:list>
          <text:list text:style-name="L1">
            <text:list-header>
              <text:p text:style-name="P31"><text:span text:style-name="T7"><text:tab/></text:span><text:span text:style-name="T7"> <text:s text:c="3"/></text:span><text:span text:style-name="T7">7-8 Existence of complement <text:s text:c="3"/>9 Involution</text:span></text:p>
              <text:p text:style-name="P31"><text:span text:style-name="T7"><text:tab/></text:span><text:span text:style-name="T7">10-11 Commutative Laws <text:s text:c="12"/>12-13 Associative Laws</text:span></text:p>
              <text:p text:style-name="P32"><text:span text:style-name="T7"><text:s text:c="4"/></text:span><text:span text:style-name="T7">14-15 Distributive Laws <text:s text:c="15"/>16-17 DeMorgan’s Laws</text:span></text:p>
            </text:list-header>
          </text:list>
          <draw:enhanced-geometry svg:viewBox="0 0 21600 21600" draw:type="rectangle" draw:enhanced-path="M 0 0 L 21600 0 21600 21600 0 21600 0 0 Z N"/>
        </draw:custom-shape>
        <draw:custom-shape draw:style-name="gr6" draw:text-style-name="P3" draw:layer="layout" svg:width="23.143cm" svg:height="1.446cm" svg:x="1.499cm" svg:y="3.506cm">
          <text:list text:style-name="L15">
            <text:list-item>
              <text:p text:style-name="P28"><text:span text:style-name="T6"><text:s text:c="2"/></text:span><text:span text:style-name="T7">If the meaning is unambiguous,</text:span><text:span text:style-name="T3"> </text:span><text:span text:style-name="T7">we leave out the symbol <text:s/>“·”</text:span></text:p>
            </text:list-item>
          </text:list>
          <draw:enhanced-geometry svg:viewBox="0 0 21600 21600" draw:type="mso-spt202" draw:enhanced-path="M 0 0 L 21600 0 21600 21600 0 21600 0 0 Z N"/>
        </draw:custom-shape>
        <draw:frame presentation:style-name="pr5" draw:text-style-name="P3" draw:layer="layout" svg:width="23.199cm" svg:height="2.329cm" svg:x="1.428cm" svg:y="0.591cm" presentation:class="title" presentation:user-transformed="true">
          <draw:text-box>
            <text:list text:style-name="L1">
              <text:list-header>
                <text:p text:style-name="P2"><text:span text:style-name="T27">Some Properties of Identities &amp; the Algebra</text:span></text:p>
              </text:list-header>
            </text:list>
          </draw:text-box>
        </draw:frame>
        <draw:custom-shape draw:style-name="gr2" draw:text-style-name="P3" draw:layer="layout" svg:width="21.59cm" svg:height="5.547cm" svg:x="1.49cm" svg:y="12.255cm">
          <text:list text:style-name="L13">
            <text:list-item>
              <text:p text:style-name="P23"><text:span text:style-name="T1">The </text:span><text:span text:style-name="T47">dual</text:span><text:span text:style-name="T1"> of an algebraic expression is obtained by interchanging + and </text:span><text:span text:style-name="T7">· </text:span><text:span text:style-name="T1">and interchanging 0’s and 1’s.</text:span><text:span text:style-name="T7"> </text:span></text:p>
            </text:list-item>
            <text:list-item>
              <text:p text:style-name="P23"><text:span text:style-name="T7">The identities appear in </text:span><text:span text:style-name="T22">dual</text:span><text:span text:style-name="T7"> pairs. When there is only one identity on a line the identity is </text:span><text:span text:style-name="T22">self-dual</text:span><text:span text:style-name="T7">, i. e., the dual expression = the original expression. </text:span></text:p>
            </text:list-item>
          </text:list>
          <draw:enhanced-geometry svg:viewBox="0 0 21600 21600" draw:type="rectangle" draw:enhanced-path="M 0 0 L 21600 0 21600 21600 0 21600 0 0 Z N"/>
        </draw:custom-shape>
        <presentation:notes draw:style-name="dp2">
          <draw:page-thumbnail draw:style-name="gr1" draw:layer="layout" svg:width="13.335cm" svg:height="10.001cm" svg:x="3.493cm" svg:y="2.002cm" draw:page-number="16" presentation:class="page"/>
          <draw:frame presentation:style-name="pr4" draw:text-style-name="P1" draw:layer="layout" svg:width="14.904cm" svg:height="12.001cm" svg:x="2.708cm" svg:y="12.668cm" presentation:class="notes" presentation:placeholder="true">
            <draw:text-box/>
          </draw:frame>
        </presentation:notes>
      </draw:page>
      <draw:page draw:name="Some Properties of Identities &amp; the Algebra (Continued)" draw:style-name="dp3" draw:master-page-name="Default" presentation:presentation-page-layout-name="AL2T1">
        <draw:frame presentation:style-name="pr15" draw:text-style-name="P3" draw:layer="layout" svg:width="21.59cm" svg:height="14.079cm" svg:x="1.984cm" svg:y="4.744cm" presentation:class="outline" presentation:user-transformed="true">
          <draw:text-box>
            <text:list text:style-name="L2">
              <text:list-item>
                <text:p text:style-name="P6"><text:span text:style-name="T6">Unless it happens to be self-dual, the dual of an expression does not equal the expression itself.</text:span></text:p>
              </text:list-item>
              <text:list-item>
                <text:p text:style-name="P6"><text:span text:style-name="T6">Example: F = (A + C)</text:span><text:span text:style-name="T32"> · </text:span><text:span text:style-name="T6">B + 0</text:span></text:p>
              </text:list-item>
            </text:list>
            <text:list text:style-name="L16">
              <text:list-header>
                <text:p text:style-name="P33"><text:span text:style-name="T6"><text:s text:c="13"/></text:span><text:span text:style-name="T6">dual F = <text:s/>(A </text:span><text:span text:style-name="T32">·</text:span><text:span text:style-name="T6"> C + B) </text:span><text:span text:style-name="T32">· </text:span><text:span text:style-name="T6">1</text:span><text:span text:style-name="T32"> = </text:span><text:span text:style-name="T6">A </text:span><text:span text:style-name="T32">·</text:span><text:span text:style-name="T6"> C <text:s/>+ B</text:span></text:p>
              </text:list-header>
            </text:list>
            <text:list text:style-name="L2">
              <text:list-item>
                <text:p text:style-name="P6"><text:span text:style-name="T6">Example: G = X </text:span><text:span text:style-name="T32">·</text:span><text:span text:style-name="T6"> Y + (W + Z)</text:span></text:p>
              </text:list-item>
            </text:list>
            <text:list text:style-name="L16">
              <text:list-header>
                <text:p text:style-name="P33"><text:span text:style-name="T6"><text:s text:c="13"/></text:span><text:span text:style-name="T6">dual G = </text:span></text:p>
              </text:list-header>
            </text:list>
            <text:list text:style-name="L2">
              <text:list-item>
                <text:p text:style-name="P6"><text:span text:style-name="T6">Example: H = A </text:span><text:span text:style-name="T32">·</text:span><text:span text:style-name="T6"> B + A · C + B · C</text:span></text:p>
              </text:list-item>
            </text:list>
            <text:list text:style-name="L16">
              <text:list-header>
                <text:p text:style-name="P34"><text:span text:style-name="T6"><text:tab/></text:span><text:span text:style-name="T6"><text:tab/></text:span><text:span text:style-name="T6"> <text:s text:c="2"/></text:span><text:span text:style-name="T6">dual H = </text:span></text:p>
              </text:list-header>
            </text:list>
            <text:list text:style-name="L2">
              <text:list-item>
                <text:p text:style-name="P6"><text:span text:style-name="T6">Are any of these functions self-dual?</text:span></text:p>
              </text:list-item>
            </text:list>
            <text:list text:style-name="L16">
              <text:list-header>
                <text:p text:style-name="P33"><text:span text:style-name="T6"/></text:p>
              </text:list-header>
            </text:list>
          </draw:text-box>
        </draw:frame>
        <draw:frame presentation:style-name="pr16" draw:text-style-name="P3" draw:layer="layout" svg:width="23.2cm" svg:height="2.969cm" svg:x="1.27cm" svg:y="0.271cm" presentation:class="title" presentation:user-transformed="true">
          <draw:text-box>
            <text:list text:style-name="L1">
              <text:list-header>
                <text:p text:style-name="P2"><text:span text:style-name="T27">Some Properties of Identities &amp; the Algebra </text:span><text:span text:style-name="T25">(Continued)</text:span></text:p>
              </text:list-header>
            </text:list>
          </draw:text-box>
        </draw:frame>
        <draw:line draw:style-name="gr9" draw:text-style-name="P13" draw:layer="layout" svg:x1="11.346cm" svg:y1="9.018cm" svg:x2="11.95cm" svg:y2="9.018cm">
          <text:p/>
        </draw:line>
        <draw:line draw:style-name="gr9" draw:text-style-name="P13" draw:layer="layout" svg:x1="13.004cm" svg:y1="10.442cm" svg:x2="15.518cm" svg:y2="10.442cm">
          <text:p/>
        </draw:line>
        <draw:line draw:style-name="gr9" draw:text-style-name="P13" draw:layer="layout" svg:x1="11.39cm" svg:y1="7.62cm" svg:x2="11.994cm" svg:y2="7.62cm">
          <text:p/>
        </draw:line>
        <draw:line draw:style-name="gr9" draw:text-style-name="P13" draw:layer="layout" svg:x1="17.445cm" svg:y1="9.044cm" svg:x2="18.049cm" svg:y2="9.044cm">
          <text:p/>
        </draw:line>
        <presentation:notes draw:style-name="dp2">
          <draw:page-thumbnail draw:style-name="gr1" draw:layer="layout" svg:width="13.335cm" svg:height="10.001cm" svg:x="3.493cm" svg:y="2.002cm" draw:page-number="17" presentation:class="page"/>
          <draw:frame presentation:style-name="pr11" draw:text-style-name="P3" draw:layer="layout" svg:width="14.904cm" svg:height="12cm" svg:x="2.708cm" svg:y="12.668cm" presentation:class="notes" presentation:user-transformed="true">
            <draw:text-box>
              <text:list text:style-name="L1">
                <text:list-header>
                  <text:p text:style-name="P22">Dual G = ((X<text:span text:style-name="T48">+</text:span>Y) <text:span text:style-name="T48">·</text:span> (W <text:span text:style-name="T48">·</text:span> Z)') <text:span text:style-name="T49">= </text:span>((X<text:span text:style-name="T48">+</text:span>Y) <text:span text:style-name="T48">·</text:span>(W' <text:span text:style-name="T48">+</text:span> Z')</text:p>
                  <text:p text:style-name="P22">Dual H = (A + B)(A + C)(B + C). Using the Boolean identities,</text:p>
                  <text:p text:style-name="P22"><text:s text:c="10"/>= (A +BC) (B+C) = AB + AC + BC. So H is self-dual.</text:p>
                  <text:p text:style-name="P35"><text:tab/> <text:s text:c="4"/></text:p>
                </text:list-header>
              </text:list>
            </draw:text-box>
          </draw:frame>
        </presentation:notes>
      </draw:page>
      <draw:page draw:name="page18" draw:style-name="dp1" draw:master-page-name="Default" presentation:presentation-page-layout-name="AL2T1">
        <draw:frame presentation:style-name="pr17" draw:text-style-name="P3" draw:layer="layout" svg:width="21.59cm" svg:height="13.243cm" svg:x="1.905cm" svg:y="3.334cm" presentation:class="outline" presentation:user-transformed="true">
          <draw:text-box>
            <text:list text:style-name="L17">
              <text:list-item>
                <text:p text:style-name="P6"><text:span text:style-name="T6">There can be more that 2 elements in B, i. e., elements other than 1 and 0. What are some common useful Boolean algebras with more than 2 elements? </text:span></text:p>
              </text:list-item>
            </text:list>
            <text:list text:style-name="L11">
              <text:list-item>
                <text:list>
                  <text:list-header>
                    <text:p text:style-name="P36"><text:span text:style-name="T32">1.</text:span></text:p>
                    <text:p text:style-name="P36"><text:span text:style-name="T32">2.</text:span></text:p>
                  </text:list-header>
                </text:list>
              </text:list-item>
            </text:list>
            <text:list text:style-name="L17">
              <text:list-item>
                <text:p text:style-name="P6"><text:span text:style-name="T6">If B contains only 1 and 0, then B is called the </text:span><text:span text:style-name="T5">switching algebra </text:span><text:span text:style-name="T6">which is the algebra we use most often.</text:span></text:p>
              </text:list-item>
            </text:list>
          </draw:text-box>
        </draw:frame>
        <draw:frame presentation:style-name="pr16" draw:text-style-name="P3" draw:layer="layout" svg:width="23.2cm" svg:height="2.969cm" svg:x="1.27cm" svg:y="0.271cm" presentation:class="title" presentation:user-transformed="true">
          <draw:text-box>
            <text:list text:style-name="L1">
              <text:list-header>
                <text:p text:style-name="P2"><text:span text:style-name="T27">Some Properties of Identities &amp; the Algebra</text:span><text:span text:style-name="T27"><text:line-break/></text:span><text:span text:style-name="T25">(Continued)</text:span></text:p>
              </text:list-header>
            </text:list>
          </draw:text-box>
        </draw:frame>
        <draw:custom-shape draw:style-name="gr15" draw:text-style-name="P3" xml:id="id25" draw:id="id25" draw:layer="layout" svg:width="6.92cm" svg:height="1.446cm" svg:x="5.086cm" svg:y="8.03cm">
          <text:list text:style-name="L10">
            <text:list-header>
              <text:p text:style-name="P2"><text:span text:style-name="T50">Algebra of Sets</text:span></text:p>
            </text:list-header>
          </text:list>
          <draw:enhanced-geometry svg:viewBox="0 0 21600 21600" draw:type="mso-spt202" draw:enhanced-path="M 0 0 L 21600 0 21600 21600 0 21600 0 0 Z N"/>
        </draw:custom-shape>
        <draw:custom-shape draw:style-name="gr15" draw:text-style-name="P3" xml:id="id26" draw:id="id26" draw:layer="layout" svg:width="13.562cm" svg:height="1.446cm" svg:x="5.032cm" svg:y="9.424cm">
          <text:list text:style-name="L10">
            <text:list-header>
              <text:p text:style-name="P2"><text:span text:style-name="T50">Algebra of n-bit binary vector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5" smil:attributeName="visibility" smil:to="visible"/>
                  <anim:animate smil:dur="0.5s" smil:fill="hold" smil:targetElement="id25" smil:attributeName="x" smil:values="0-width/2;x" smil:keyTimes="0;1" smil:additive="base"/>
                  <anim:animate smil:dur="0.5s" smil:fill="hold" smil:targetElement="id25"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6" smil:attributeName="visibility" smil:to="visible"/>
                  <anim:animate smil:dur="0.5s" smil:fill="hold" smil:targetElement="id26" smil:attributeName="x" smil:values="0-width/2;x" smil:keyTimes="0;1" smil:additive="base"/>
                  <anim:animate smil:dur="0.5s" smil:fill="hold" smil:targetElement="id26" smil:attributeName="y" smil:values="y;y" smil:keyTimes="0;1" smil:additive="base"/>
                </anim:par>
              </anim:par>
            </anim:par>
          </anim:seq>
        </anim:par>
        <presentation:notes draw:style-name="dp2">
          <draw:page-thumbnail draw:style-name="gr1" draw:layer="layout" svg:width="13.335cm" svg:height="10.001cm" svg:x="3.493cm" svg:y="2.002cm" draw:page-number="18" presentation:class="page"/>
          <draw:frame presentation:style-name="pr11" draw:text-style-name="P3" draw:layer="layout" svg:width="14.904cm" svg:height="12cm" svg:x="2.708cm" svg:y="12.668cm" presentation:class="notes" presentation:user-transformed="true">
            <draw:text-box>
              <text:list text:style-name="L1">
                <text:list-header>
                  <text:p text:style-name="P22">Algebra of Sets correspondence to switching algebra: Set - variable,<text:line-break/>Union - OR, Intersect AND <text:span text:style-name="T51">.</text:span>, Universe - 1, Empty set - 0,<text:line-break/>Complement of Set - NOT, Subset – AND of variables and variable complements.</text:p>
                  <text:p text:style-name="P22"/>
                  <text:p text:style-name="P22">Algebra of n-bit binary vectors correspondence to switching algebra:<text:line-break/>{n-bit binary vectors} – {0,1}, bitwise OR - OR, bitwise AND - AND,<text:line-break/>bitwise NOT - NOT, Vector of all 1s – 1, Vector of all 0s – 0.</text:p>
                </text:list-header>
              </text:list>
            </draw:text-box>
          </draw:frame>
        </presentation:notes>
      </draw:page>
      <draw:page draw:name="Boolean Operator Precedence" draw:style-name="dp1" draw:master-page-name="Default" presentation:presentation-page-layout-name="AL2T1">
        <draw:frame presentation:style-name="pr5" draw:text-style-name="P3" draw:layer="layout" svg:width="21.59cm" svg:height="2.329cm" svg:x="1.905cm" svg:y="0.635cm" presentation:class="title" presentation:user-transformed="true">
          <draw:text-box>
            <text:list text:style-name="L1">
              <text:list-header>
                <text:p text:style-name="P2"><text:span text:style-name="T1">Boolean Operator Precedence</text:span></text:p>
              </text:list-header>
            </text:list>
          </draw:text-box>
        </draw:frame>
        <draw:custom-shape draw:style-name="gr3" draw:text-style-name="P12" draw:layer="layout" svg:width="21.019cm" svg:height="3.049cm" svg:x="1.913cm" svg:y="3.629cm">
          <text:list text:style-name="L7">
            <text:list-item>
              <text:p text:style-name="P2"><text:span text:style-name="T52"><text:s text:c="2"/></text:span><text:span text:style-name="T52">The order of evaluation in a Boolean</text:span><text:span text:style-name="T52"><text:line-break/></text:span><text:span text:style-name="T52"> <text:s text:c="3"/>expression is:</text:span></text:p>
            </text:list-item>
          </text:list>
          <draw:enhanced-geometry svg:viewBox="0 0 21600 21600" draw:type="rectangle" draw:enhanced-path="M 0 0 L 21600 0 21600 21600 0 21600 0 0 Z N"/>
        </draw:custom-shape>
        <draw:g>
          <draw:custom-shape draw:style-name="gr3" draw:text-style-name="P12" draw:layer="layout" svg:width="0.955cm" svg:height="1.525cm" svg:x="2.967cm" svg:y="6.504cm">
            <text:list text:style-name="L1">
              <text:list-header>
                <text:p text:style-name="P2"><text:span text:style-name="T53">1.</text:span></text:p>
              </text:list-header>
            </text:list>
            <draw:enhanced-geometry svg:viewBox="0 0 21600 21600" draw:type="rectangle" draw:enhanced-path="M 0 0 L 21600 0 21600 21600 0 21600 0 0 Z N"/>
          </draw:custom-shape>
          <draw:custom-shape draw:style-name="gr3" draw:text-style-name="P12" draw:layer="layout" svg:width="5.996cm" svg:height="1.525cm" svg:x="4.869cm" svg:y="6.504cm">
            <text:list text:style-name="L1">
              <text:list-header>
                <text:p text:style-name="P2"><text:span text:style-name="T53">Parentheses</text:span></text:p>
              </text:list-header>
            </text:list>
            <draw:enhanced-geometry svg:viewBox="0 0 21600 21600" draw:type="rectangle" draw:enhanced-path="M 0 0 L 21600 0 21600 21600 0 21600 0 0 Z N"/>
          </draw:custom-shape>
          <draw:custom-shape draw:style-name="gr3" draw:text-style-name="P12" draw:layer="layout" svg:width="0.955cm" svg:height="1.525cm" svg:x="2.967cm" svg:y="7.682cm">
            <text:list text:style-name="L1">
              <text:list-header>
                <text:p text:style-name="P2"><text:span text:style-name="T53">2.</text:span></text:p>
              </text:list-header>
            </text:list>
            <draw:enhanced-geometry svg:viewBox="0 0 21600 21600" draw:type="rectangle" draw:enhanced-path="M 0 0 L 21600 0 21600 21600 0 21600 0 0 Z N"/>
          </draw:custom-shape>
          <draw:custom-shape draw:style-name="gr3" draw:text-style-name="P12" draw:layer="layout" svg:width="2.614cm" svg:height="1.525cm" svg:x="4.867cm" svg:y="7.682cm">
            <text:list text:style-name="L1">
              <text:list-header>
                <text:p text:style-name="P2"><text:span text:style-name="T53">NOT</text:span></text:p>
              </text:list-header>
            </text:list>
            <draw:enhanced-geometry svg:viewBox="0 0 21600 21600" draw:type="rectangle" draw:enhanced-path="M 0 0 L 21600 0 21600 21600 0 21600 0 0 Z N"/>
          </draw:custom-shape>
          <draw:custom-shape draw:style-name="gr3" draw:text-style-name="P12" draw:layer="layout" svg:width="0.955cm" svg:height="1.525cm" svg:x="2.967cm" svg:y="8.859cm">
            <text:list text:style-name="L1">
              <text:list-header>
                <text:p text:style-name="P2"><text:span text:style-name="T53">3.</text:span></text:p>
              </text:list-header>
            </text:list>
            <draw:enhanced-geometry svg:viewBox="0 0 21600 21600" draw:type="rectangle" draw:enhanced-path="M 0 0 L 21600 0 21600 21600 0 21600 0 0 Z N"/>
          </draw:custom-shape>
          <draw:custom-shape draw:style-name="gr3" draw:text-style-name="P12" draw:layer="layout" svg:width="2.758cm" svg:height="1.525cm" svg:x="4.865cm" svg:y="8.859cm">
            <text:list text:style-name="L1">
              <text:list-header>
                <text:p text:style-name="P2"><text:span text:style-name="T53">AND</text:span></text:p>
              </text:list-header>
            </text:list>
            <draw:enhanced-geometry svg:viewBox="0 0 21600 21600" draw:type="rectangle" draw:enhanced-path="M 0 0 L 21600 0 21600 21600 0 21600 0 0 Z N"/>
          </draw:custom-shape>
          <draw:custom-shape draw:style-name="gr3" draw:text-style-name="P12" draw:layer="layout" svg:width="0.955cm" svg:height="1.525cm" svg:x="2.967cm" svg:y="10.032cm">
            <text:list text:style-name="L1">
              <text:list-header>
                <text:p text:style-name="P2"><text:span text:style-name="T53">4.</text:span></text:p>
              </text:list-header>
            </text:list>
            <draw:enhanced-geometry svg:viewBox="0 0 21600 21600" draw:type="rectangle" draw:enhanced-path="M 0 0 L 21600 0 21600 21600 0 21600 0 0 Z N"/>
          </draw:custom-shape>
          <draw:custom-shape draw:style-name="gr3" draw:text-style-name="P12" draw:layer="layout" svg:width="1.767cm" svg:height="1.525cm" svg:x="4.867cm" svg:y="10.032cm">
            <text:list text:style-name="L1">
              <text:list-header>
                <text:p text:style-name="P2"><text:span text:style-name="T53">OR</text:span></text:p>
              </text:list-header>
            </text:list>
            <draw:enhanced-geometry svg:viewBox="0 0 21600 21600" draw:type="rectangle" draw:enhanced-path="M 0 0 L 21600 0 21600 21600 0 21600 0 0 Z N"/>
          </draw:custom-shape>
        </draw:g>
        <draw:custom-shape draw:style-name="gr3" draw:text-style-name="P12" draw:layer="layout" svg:width="19.686cm" svg:height="4.573cm" svg:x="1.82cm" svg:y="11.545cm">
          <text:list text:style-name="L7">
            <text:list-item>
              <text:p text:style-name="P2"><text:span text:style-name="T52"><text:s text:c="2"/></text:span><text:span text:style-name="T52">Consequence: Parentheses appear</text:span><text:span text:style-name="T52"><text:line-break/></text:span><text:span text:style-name="T52"> <text:s text:c="3"/>around OR expressions</text:span></text:p>
            </text:list-item>
            <text:list-item>
              <text:p text:style-name="P2"><text:span text:style-name="T54"><text:s text:c="2"/></text:span><text:span text:style-name="T55">Example: </text:span><text:span text:style-name="T54">F = A(B + C)(C + D)</text:span></text:p>
            </text:list-item>
          </text:list>
          <draw:enhanced-geometry svg:viewBox="0 0 21600 21600" draw:type="rectangle" draw:enhanced-path="M 0 0 L 21600 0 21600 21600 0 21600 0 0 Z N"/>
        </draw:custom-shape>
        <draw:line draw:style-name="gr14" draw:text-style-name="P13" draw:layer="layout" svg:x1="17.793cm" svg:y1="14.693cm" svg:x2="18.944cm" svg:y2="14.693cm">
          <text:p/>
        </draw:line>
        <presentation:notes draw:style-name="dp2">
          <draw:page-thumbnail draw:style-name="gr1" draw:layer="layout" svg:width="13.335cm" svg:height="10.001cm" svg:x="3.493cm" svg:y="2.002cm" draw:page-number="19" presentation:class="page"/>
          <draw:frame presentation:style-name="pr4" draw:text-style-name="P1" draw:layer="layout" svg:width="14.904cm" svg:height="12.001cm" svg:x="2.708cm" svg:y="12.668cm" presentation:class="notes" presentation:placeholder="true">
            <draw:text-box/>
          </draw:frame>
        </presentation:notes>
      </draw:page>
      <draw:page draw:name="Example 1: Boolean Algebraic Proof" draw:style-name="dp1" draw:master-page-name="Default" presentation:presentation-page-layout-name="AL2T1">
        <draw:frame presentation:style-name="pr5" draw:text-style-name="P3" draw:layer="layout" svg:width="23.2cm" svg:height="2.329cm" svg:x="1.27cm" svg:y="0.591cm" presentation:class="title" presentation:user-transformed="true">
          <draw:text-box>
            <text:list text:style-name="L1">
              <text:list-header>
                <text:p text:style-name="P2"><text:span text:style-name="T55">Example 1: Boolean Algebraic Proof</text:span></text:p>
              </text:list-header>
            </text:list>
          </draw:text-box>
        </draw:frame>
        <draw:frame presentation:style-name="pr3" draw:text-style-name="P3" draw:layer="layout" svg:width="20.752cm" svg:height="13.967cm" svg:x="1.905cm" svg:y="3.598cm" presentation:class="outline" presentation:user-transformed="true">
          <draw:text-box>
            <text:list text:style-name="L2">
              <text:list-item>
                <text:p xml:id="id27" text:id="id27" text:style-name="P37"><text:span text:style-name="T32">A + A·B = A</text:span><text:span text:style-name="T32"><text:tab/></text:span><text:span text:style-name="T32"> (Absorption Theorem)</text:span></text:p>
              </text:list-item>
            </text:list>
            <text:list text:style-name="L16">
              <text:list-header>
                <text:p xml:id="id28" text:id="id28" text:style-name="P38"><text:span text:style-name="T32">Proof Steps</text:span><text:span text:style-name="T32"><text:tab/></text:span><text:span text:style-name="T32"><text:tab/></text:span><text:span text:style-name="T32"> Justification (identity or theorem)</text:span></text:p>
                <text:p xml:id="id29" text:id="id29" text:style-name="P39"><text:span text:style-name="T32"><text:s text:c="4"/></text:span><text:span text:style-name="T32">A + A·B</text:span></text:p>
                <text:p xml:id="id30" text:id="id30" text:style-name="P40"><text:span text:style-name="T32">=</text:span><text:span text:style-name="T32"><text:tab/></text:span><text:span text:style-name="T32">A · 1 + A · B</text:span><text:span text:style-name="T32"><text:tab/></text:span><text:span text:style-name="T32"> </text:span><text:span text:style-name="T42">X = X · 1</text:span><text:span text:style-name="T56"> </text:span><text:span text:style-name="T56"><text:tab/></text:span></text:p>
                <text:p xml:id="id31" text:id="id31" text:style-name="P41"><text:span text:style-name="T32">= A · ( 1 + B) <text:s text:c="5"/></text:span><text:span text:style-name="T42">X · Y + X · Z = X ·(Y + Z)(Distributive Law)</text:span></text:p>
                <text:p xml:id="id32" text:id="id32" text:style-name="P42"><text:span text:style-name="T32">= A · 1</text:span><text:span text:style-name="T56"> </text:span><text:span text:style-name="T56"><text:tab/></text:span><text:span text:style-name="T56"><text:tab/></text:span><text:span text:style-name="T56"> </text:span><text:span text:style-name="T42">1 + X = 1</text:span></text:p>
                <text:p xml:id="id33" text:id="id33" text:style-name="P42"><text:span text:style-name="T32">= A</text:span><text:span text:style-name="T32"><text:tab/></text:span><text:span text:style-name="T32"><text:tab/></text:span><text:span text:style-name="T32"><text:tab/></text:span><text:span text:style-name="T32"> </text:span><text:span text:style-name="T42">X · 1 = X</text:span></text:p>
                <text:p text:style-name="P41"><text:span text:style-name="T42"/></text:p>
              </text:list-header>
            </text:list>
            <text:list text:style-name="L2">
              <text:list-item>
                <text:p xml:id="id34" text:id="id34" text:style-name="P4"><text:span text:style-name="T32">Our primary reason for doing proofs is to learn:</text:span></text:p>
              </text:list-item>
            </text:list>
            <text:list text:style-name="L3">
              <text:list-item>
                <text:list>
                  <text:list-item>
                    <text:p xml:id="id35" text:id="id35" text:style-name="P5"><text:span text:style-name="T42">Careful and efficient use of the identities and theorems of Boolean algebra, and</text:span></text:p>
                  </text:list-item>
                  <text:list-item>
                    <text:p xml:id="id36" text:id="id36" text:style-name="P5"><text:span text:style-name="T42">How to choose the appropriate identity or theorem to apply to make forward progress, irrespective of the application. </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7" anim:sub-item="text" smil:attributeName="visibility" smil:to="visible"/>
                  <anim:animate smil:dur="0.5s" smil:fill="hold" smil:targetElement="id27" anim:sub-item="text" smil:attributeName="x" smil:values="1+width/2;x" smil:keyTimes="0;1" smil:additive="base"/>
                  <anim:animate smil:dur="0.5s" smil:fill="hold" smil:targetElement="id2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8" anim:sub-item="text" smil:attributeName="visibility" smil:to="visible"/>
                  <anim:animate smil:dur="0.5s" smil:fill="hold" smil:targetElement="id28" anim:sub-item="text" smil:attributeName="x" smil:values="1+width/2;x" smil:keyTimes="0;1" smil:additive="base"/>
                  <anim:animate smil:dur="0.5s" smil:fill="hold" smil:targetElement="id2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9" anim:sub-item="text" smil:attributeName="visibility" smil:to="visible"/>
                  <anim:animate smil:dur="0.5s" smil:fill="hold" smil:targetElement="id29" anim:sub-item="text" smil:attributeName="x" smil:values="1+width/2;x" smil:keyTimes="0;1" smil:additive="base"/>
                  <anim:animate smil:dur="0.5s" smil:fill="hold" smil:targetElement="id2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0" anim:sub-item="text" smil:attributeName="visibility" smil:to="visible"/>
                  <anim:animate smil:dur="0.5s" smil:fill="hold" smil:targetElement="id30" anim:sub-item="text" smil:attributeName="x" smil:values="1+width/2;x" smil:keyTimes="0;1" smil:additive="base"/>
                  <anim:animate smil:dur="0.5s" smil:fill="hold" smil:targetElement="id3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1" anim:sub-item="text" smil:attributeName="visibility" smil:to="visible"/>
                  <anim:animate smil:dur="0.5s" smil:fill="hold" smil:targetElement="id31" anim:sub-item="text" smil:attributeName="x" smil:values="1+width/2;x" smil:keyTimes="0;1" smil:additive="base"/>
                  <anim:animate smil:dur="0.5s" smil:fill="hold" smil:targetElement="id3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2" anim:sub-item="text" smil:attributeName="visibility" smil:to="visible"/>
                  <anim:animate smil:dur="0.5s" smil:fill="hold" smil:targetElement="id32" anim:sub-item="text" smil:attributeName="x" smil:values="1+width/2;x" smil:keyTimes="0;1" smil:additive="base"/>
                  <anim:animate smil:dur="0.5s" smil:fill="hold" smil:targetElement="id3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3" anim:sub-item="text" smil:attributeName="visibility" smil:to="visible"/>
                  <anim:animate smil:dur="0.5s" smil:fill="hold" smil:targetElement="id33" anim:sub-item="text" smil:attributeName="x" smil:values="1+width/2;x" smil:keyTimes="0;1" smil:additive="base"/>
                  <anim:animate smil:dur="0.5s" smil:fill="hold" smil:targetElement="id3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4" anim:sub-item="text" smil:attributeName="visibility" smil:to="visible"/>
                  <anim:animate smil:dur="0.5s" smil:fill="hold" smil:targetElement="id34" anim:sub-item="text" smil:attributeName="x" smil:values="1+width/2;x" smil:keyTimes="0;1" smil:additive="base"/>
                  <anim:animate smil:dur="0.5s" smil:fill="hold" smil:targetElement="id34" anim:sub-item="text" smil:attributeName="y" smil:values="y;y" smil:keyTimes="0;1" smil:additive="base"/>
                </anim:par>
                <anim:par smil:begin="0s" smil:fill="hold" presentation:node-type="with-previous" presentation:group-id="0" presentation:preset-class="entrance" presentation:preset-id="ooo-entrance-fly-in" presentation:preset-sub-type="from-right">
                  <anim:set smil:begin="0s" smil:dur="0.001s" smil:fill="hold" smil:targetElement="id35" anim:sub-item="text" smil:attributeName="visibility" smil:to="visible"/>
                  <anim:animate smil:dur="0.5s" smil:fill="hold" smil:targetElement="id35" anim:sub-item="text" smil:attributeName="x" smil:values="1+width/2;x" smil:keyTimes="0;1" smil:additive="base"/>
                  <anim:animate smil:dur="0.5s" smil:fill="hold" smil:targetElement="id35" anim:sub-item="text" smil:attributeName="y" smil:values="y;y" smil:keyTimes="0;1" smil:additive="base"/>
                </anim:par>
                <anim:par smil:begin="0s" smil:fill="hold" presentation:node-type="with-previous" presentation:group-id="0" presentation:preset-class="entrance" presentation:preset-id="ooo-entrance-fly-in" presentation:preset-sub-type="from-right">
                  <anim:set smil:begin="0s" smil:dur="0.001s" smil:fill="hold" smil:targetElement="id36" anim:sub-item="text" smil:attributeName="visibility" smil:to="visible"/>
                  <anim:animate smil:dur="0.5s" smil:fill="hold" smil:targetElement="id36" anim:sub-item="text" smil:attributeName="x" smil:values="1+width/2;x" smil:keyTimes="0;1" smil:additive="base"/>
                  <anim:animate smil:dur="0.5s" smil:fill="hold" smil:targetElement="id36" anim:sub-item="text" smil:attributeName="y" smil:values="y;y" smil:keyTimes="0;1" smil:additive="base"/>
                </anim:par>
              </anim:par>
            </anim:par>
          </anim:seq>
        </anim:par>
        <presentation:notes draw:style-name="dp2">
          <draw:page-thumbnail draw:style-name="gr1" draw:layer="layout" svg:width="13.335cm" svg:height="10.001cm" svg:x="3.493cm" svg:y="2.002cm" draw:page-number="20" presentation:class="page"/>
          <draw:frame presentation:style-name="pr4" draw:text-style-name="P1" draw:layer="layout" svg:width="14.904cm" svg:height="12.001cm" svg:x="2.708cm" svg:y="12.668cm" presentation:class="notes" presentation:placeholder="true">
            <draw:text-box/>
          </draw:frame>
        </presentation:notes>
      </draw:page>
      <draw:page draw:name="Example 2: Boolean Algebraic Proofs" draw:style-name="dp1" draw:master-page-name="Default" presentation:presentation-page-layout-name="AL2T1">
        <draw:frame presentation:style-name="pr3" draw:text-style-name="P3" draw:layer="layout" svg:width="22.816cm" svg:height="13.967cm" svg:x="1.905cm" svg:y="3.598cm" presentation:class="outline" presentation:user-transformed="true">
          <draw:text-box>
            <text:list text:style-name="L2">
              <text:list-item>
                <text:p text:style-name="P8"><text:span text:style-name="T6">AB + AC + BC = AB + AC (Consensus Theorem)</text:span></text:p>
              </text:list-item>
            </text:list>
            <text:list text:style-name="L16">
              <text:list-header>
                <text:p text:style-name="P40"><text:span text:style-name="T6">Proof Steps</text:span><text:span text:style-name="T6"><text:tab/></text:span><text:span text:style-name="T6"><text:tab/></text:span><text:span text:style-name="T6"> Justification (identity or theorem)</text:span></text:p>
                <text:p text:style-name="P43"><text:span text:style-name="T6"><text:s text:c="4"/></text:span><text:span text:style-name="T6">AB + AC + BC</text:span></text:p>
                <text:p text:style-name="P43"><text:span text:style-name="T6"><text:s/></text:span><text:span text:style-name="T6">= AB + AC + 1 · BC <text:s text:c="21"/>? <text:s text:c="3"/></text:span></text:p>
                <text:p text:style-name="P43"><text:span text:style-name="T6"><text:s/></text:span><text:span text:style-name="T6">= AB +AC + (A + A) · BC <text:s text:c="11"/>?</text:span></text:p>
                <text:p text:style-name="P43"><text:span text:style-name="T6"><text:s/></text:span><text:span text:style-name="T6">= </text:span></text:p>
              </text:list-header>
            </text:list>
          </draw:text-box>
        </draw:frame>
        <draw:frame presentation:style-name="pr5" draw:text-style-name="P3" draw:layer="layout" svg:width="23.2cm" svg:height="2.329cm" svg:x="1.27cm" svg:y="0.591cm" presentation:class="title" presentation:user-transformed="true">
          <draw:text-box>
            <text:list text:style-name="L1">
              <text:list-header>
                <text:p text:style-name="P2"><text:span text:style-name="T55">Example 2: Boolean Algebraic Proofs</text:span></text:p>
              </text:list-header>
            </text:list>
          </draw:text-box>
        </draw:frame>
        <draw:g>
          <draw:line draw:style-name="gr9" draw:text-style-name="P13" draw:layer="layout" svg:x1="5.627cm" svg:y1="3.788cm" svg:x2="6.35cm" svg:y2="3.788cm">
            <text:p/>
          </draw:line>
          <draw:line draw:style-name="gr9" draw:text-style-name="P13" draw:layer="layout" svg:x1="12.956cm" svg:y1="3.814cm" svg:x2="13.679cm" svg:y2="3.814cm">
            <text:p/>
          </draw:line>
        </draw:g>
        <draw:line draw:style-name="gr9" draw:text-style-name="P13" draw:layer="layout" svg:x1="5.649cm" svg:y1="6.368cm" svg:x2="6.293cm" svg:y2="6.368cm">
          <text:p/>
        </draw:line>
        <draw:line draw:style-name="gr9" draw:text-style-name="P13" draw:layer="layout" svg:x1="5.719cm" svg:y1="7.73cm" svg:x2="6.363cm" svg:y2="7.73cm">
          <text:p/>
        </draw:line>
        <draw:g>
          <draw:line draw:style-name="gr9" draw:text-style-name="P13" draw:layer="layout" svg:x1="5.459cm" svg:y1="8.987cm" svg:x2="6.103cm" svg:y2="8.987cm">
            <text:p/>
          </draw:line>
          <draw:line draw:style-name="gr9" draw:text-style-name="P13" draw:layer="layout" svg:x1="10.006cm" svg:y1="9.013cm" svg:x2="10.649cm" svg:y2="9.013cm">
            <text:p/>
          </draw:line>
        </draw:g>
        <presentation:notes draw:style-name="dp2">
          <draw:page-thumbnail draw:style-name="gr1" draw:layer="layout" svg:width="13.335cm" svg:height="10.001cm" svg:x="3.493cm" svg:y="2.002cm" draw:page-number="21" presentation:class="page"/>
          <draw:frame presentation:style-name="pr11" draw:text-style-name="P3" draw:layer="layout" svg:width="14.904cm" svg:height="12cm" svg:x="2.708cm" svg:y="12.668cm" presentation:class="notes" presentation:user-transformed="true">
            <draw:text-box>
              <text:list text:style-name="L1">
                <text:list-header>
                  <text:p text:style-name="P44"><text:s text:c="2"/>Justification 1: <text:tab/><text:tab/><text:tab/>1 <text:span text:style-name="T57">. </text:span>X = X</text:p>
                  <text:p text:style-name="P44"><text:s text:c="2"/>Justification 2: <text:tab/><text:tab/><text:tab/>X + X’ = 1</text:p>
                  <text:p text:style-name="P44"><text:s text:c="2"/>= AB + A’C + ABC + A’BC <text:tab/>X(Y + Z) = XY + XZ (Distributive Law)</text:p>
                  <text:p text:style-name="P44"><text:s text:c="2"/>= AB + ABC + A’C + A’BC <text:s/><text:tab/>X + Y = Y + X (Commutative Law)</text:p>
                  <text:p text:style-name="P45"><text:s text:c="2"/>= AB <text:span text:style-name="T57">. </text:span>1 + ABC + A’C <text:span text:style-name="T57">.</text:span> 1 + A’C <text:span text:style-name="T57">.</text:span> B X <text:span text:style-name="T57">.</text:span> 1 = X, X <text:span text:style-name="T57">.</text:span> Y = Y <text:s/><text:span text:style-name="T57">.</text:span> X (Commutative Law)</text:p>
                  <text:p text:style-name="P45"><text:s text:c="2"/>= AB (1 + C) + A’C (1 + B) <text:s/>X(Y + Z) = XY +XZ (Distributive Law)</text:p>
                  <text:p text:style-name="P44"><text:s text:c="2"/>= AB <text:span text:style-name="T57">. </text:span>1<text:span text:style-name="T58"> + A’C </text:span><text:span text:style-name="T57">. </text:span>1 = AB + A’C<text:tab/>X <text:span text:style-name="T57">. </text:span>1 = X</text:p>
                </text:list-header>
              </text:list>
            </draw:text-box>
          </draw:frame>
        </presentation:notes>
      </draw:page>
      <draw:page draw:name="Example 3: Boolean Algebraic Proofs" draw:style-name="dp3" draw:master-page-name="Default" presentation:presentation-page-layout-name="AL2T1">
        <draw:frame presentation:style-name="pr5" draw:text-style-name="P3" draw:layer="layout" svg:width="23.2cm" svg:height="2.329cm" svg:x="1.27cm" svg:y="0.591cm" presentation:class="title" presentation:user-transformed="true">
          <draw:text-box>
            <text:list text:style-name="L1">
              <text:list-header>
                <text:p text:style-name="P2"><text:span text:style-name="T55">Example 3: Boolean Algebraic Proofs</text:span></text:p>
              </text:list-header>
            </text:list>
          </draw:text-box>
        </draw:frame>
        <draw:frame presentation:style-name="pr3" draw:text-style-name="P3" draw:layer="layout" svg:width="22.816cm" svg:height="13.967cm" svg:x="1.614cm" svg:y="3.563cm" presentation:class="outline" presentation:user-transformed="true">
          <draw:text-box>
            <text:list text:style-name="L2">
              <text:list-item>
                <text:p text:style-name="P8"><text:span text:style-name="T6"><text:s text:c="53"/></text:span></text:p>
              </text:list-item>
            </text:list>
            <text:list text:style-name="L16">
              <text:list-header>
                <text:p text:style-name="P40"><text:span text:style-name="T6">Proof Steps</text:span><text:span text:style-name="T6"><text:tab/></text:span><text:span text:style-name="T6"><text:tab/></text:span><text:span text:style-name="T6"> Justification (identity or theorem)</text:span></text:p>
                <text:p text:style-name="P40"><text:span text:style-name="T6"><text:tab/></text:span></text:p>
                <text:p text:style-name="P40"><text:span text:style-name="T59"><text:s/></text:span><text:span text:style-name="T59">=</text:span><text:span text:style-name="T32"> </text:span><text:span text:style-name="T6"><text:tab/></text:span></text:p>
              </text:list-header>
            </text:list>
          </draw:text-box>
        </draw:frame>
        <draw:g>
          <draw:line draw:style-name="gr4" draw:text-style-name="P13" draw:layer="layout" svg:x1="3.492cm" svg:y1="6.332cm" svg:x2="6.209cm" svg:y2="6.336cm">
            <text:p/>
          </draw:line>
          <draw:line draw:style-name="gr4" draw:text-style-name="P13" draw:layer="layout" svg:x1="9.445cm" svg:y1="6.332cm" svg:x2="10.221cm" svg:y2="6.336cm">
            <text:p/>
          </draw:line>
          <draw:custom-shape draw:style-name="gr3" draw:text-style-name="P12" draw:layer="layout" svg:width="0.713cm" svg:height="1.186cm" svg:x="9.433cm" svg:y="6.279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8.537cm" svg:y="6.279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6.697cm" svg:y="6.279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6.283cm" svg:y="6.279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5.42cm" svg:y="6.279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3.479cm" svg:y="6.279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3.038cm" svg:y="6.279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7.63cm" svg:y="6.147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4.508cm" svg:y="6.147cm">
            <text:list text:style-name="L9">
              <text:list-header>
                <text:p text:style-name="P11"><text:span text:style-name="T14"></text:span></text:p>
              </text:list-header>
            </text:list>
            <draw:enhanced-geometry svg:viewBox="0 0 21600 21600" draw:type="rectangle" draw:enhanced-path="M 0 0 L 21600 0 21600 21600 0 21600 0 0 Z N"/>
          </draw:custom-shape>
        </draw:g>
        <draw:g>
          <draw:line draw:style-name="gr4" draw:text-style-name="P13" draw:layer="layout" svg:x1="3.501cm" svg:y1="3.726cm" svg:x2="5.856cm" svg:y2="3.731cm">
            <text:p/>
          </draw:line>
          <draw:line draw:style-name="gr4" draw:text-style-name="P13" draw:layer="layout" svg:x1="8.665cm" svg:y1="3.726cm" svg:x2="9.344cm" svg:y2="3.731cm">
            <text:p/>
          </draw:line>
          <draw:line draw:style-name="gr4" draw:text-style-name="P13" draw:layer="layout" svg:x1="10.438cm" svg:y1="3.726cm" svg:x2="11.117cm" svg:y2="3.731cm">
            <text:p/>
          </draw:line>
          <draw:custom-shape draw:style-name="gr3" draw:text-style-name="P12" draw:layer="layout" svg:width="0.332cm" svg:height="1.186cm" svg:x="14.126cm" svg:y="3.687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13.219cm" svg:y="3.687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1.754cm" svg:y="3.687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11.365cm" svg:y="3.687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8.081cm" svg:y="3.687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6.495cm" svg:y="3.687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6.131cm" svg:y="3.687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5.374cm" svg:y="3.687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3.702cm" svg:y="3.687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3.313cm" svg:y="3.687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2.729cm" svg:y="3.576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9.777cm" svg:y="3.576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7.38cm" svg:y="3.576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4.673cm" svg:y="3.576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8.866cm" svg:y="3.687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0.635cm" svg:y="3.687cm">
            <text:list text:style-name="L1">
              <text:list-header>
                <text:p text:style-name="P2"><text:span text:style-name="T13">Y</text:span></text:p>
              </text:list-header>
            </text:list>
            <draw:enhanced-geometry svg:viewBox="0 0 21600 21600" draw:type="rectangle" draw:enhanced-path="M 0 0 L 21600 0 21600 21600 0 21600 0 0 Z N"/>
          </draw:custom-shape>
        </draw:g>
        <presentation:notes draw:style-name="dp2">
          <draw:page-thumbnail draw:style-name="gr1" draw:layer="layout" svg:width="13.335cm" svg:height="10.001cm" svg:x="3.493cm" svg:y="2.002cm" draw:page-number="22" presentation:class="page"/>
          <draw:frame presentation:style-name="pr11" draw:text-style-name="P3" draw:layer="layout" svg:width="14.904cm" svg:height="12cm" svg:x="2.708cm" svg:y="12.668cm" presentation:class="notes" presentation:user-transformed="true">
            <draw:text-box>
              <text:list text:style-name="L1">
                <text:list-header>
                  <text:p text:style-name="P22"><text:s/>= <text:span text:style-name="T60">X’ Y’ Z + X Y’ (A + B)’ = A’ </text:span><text:span text:style-name="T61">.</text:span><text:span text:style-name="T60"> B’ (DeMorgan’s Law)</text:span></text:p>
                  <text:p text:style-name="P22"><text:span text:style-name="T60"><text:s/></text:span><text:span text:style-name="T60">= Y’ X’ Z + Y’ X A </text:span><text:span text:style-name="T61">.</text:span><text:span text:style-name="T60"> B = B </text:span><text:span text:style-name="T61">.</text:span><text:span text:style-name="T60"> A (Commutative Law)</text:span></text:p>
                  <text:p text:style-name="P22"><text:span text:style-name="T60"><text:s/></text:span><text:span text:style-name="T60">= Y’ (X’ Z + X) <text:s/>A(B + C) = AB + AC (Distributive Law)</text:span></text:p>
                  <text:p text:style-name="P22"><text:span text:style-name="T60"><text:s/></text:span><text:span text:style-name="T60">= Y’ (X’ + X)(Z + X) A + BC = (A + B)(A + C) (Distributive Law)</text:span></text:p>
                  <text:p text:style-name="P22"><text:span text:style-name="T60"><text:s/></text:span><text:span text:style-name="T60">= Y’ </text:span><text:span text:style-name="T61">.</text:span><text:span text:style-name="T60"> 1 </text:span><text:span text:style-name="T61">. </text:span><text:span text:style-name="T60">(Z + X) <text:s text:c="7"/>A + A’ = 1</text:span></text:p>
                  <text:p text:style-name="P46"><text:span text:style-name="T60"><text:s/></text:span><text:span text:style-name="T60">= Y’ (X + Z)</text:span><text:span text:style-name="T60"><text:tab/></text:span><text:span text:style-name="T60"><text:tab/></text:span><text:span text:style-name="T60">1 </text:span><text:span text:style-name="T61">. </text:span><text:span text:style-name="T60">A</text:span><text:span text:style-name="T62"> = A, A + B = B + A (Commutative Law)</text:span></text:p>
                  <text:p text:style-name="P47"><text:span text:style-name="T62"/></text:p>
                </text:list-header>
              </text:list>
            </draw:text-box>
          </draw:frame>
        </presentation:notes>
      </draw:page>
      <draw:page draw:name="Useful Theorems" draw:style-name="dp1" draw:master-page-name="Default" presentation:presentation-page-layout-name="AL2T1">
        <draw:custom-shape draw:style-name="gr3" draw:text-style-name="P12" draw:layer="layout" svg:width="0.497cm" svg:height="1.186cm" svg:x="6.723cm" svg:y="12.449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7.768cm" svg:y="12.449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7.268cm" svg:y="12.33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5.162cm" svg:y="12.449cm">
          <text:list text:style-name="L1">
            <text:list-header>
              <text:p text:style-name="P2"><text:span text:style-name="T13">y</text:span></text:p>
            </text:list-header>
          </text:list>
          <draw:enhanced-geometry svg:viewBox="0 0 21600 21600" draw:type="rectangle" draw:enhanced-path="M 0 0 L 21600 0 21600 21600 0 21600 0 0 Z N"/>
        </draw:custom-shape>
        <draw:frame presentation:style-name="pr18" draw:text-style-name="P3" draw:layer="layout" svg:width="21.59cm" svg:height="13.184cm" svg:x="1.998cm" svg:y="4.074cm" presentation:class="outline" presentation:user-transformed="true">
          <draw:text-box>
            <text:list text:style-name="L2">
              <text:list-item>
                <text:p text:style-name="P9"><text:s/></text:p>
              </text:list-item>
              <text:list-item>
                <text:p text:style-name="P9"><text:s text:c="2"/></text:p>
              </text:list-item>
              <text:list-item>
                <text:p text:style-name="P9"><text:s/></text:p>
              </text:list-item>
              <text:list-item>
                <text:p text:style-name="P9"><text:s/></text:p>
                <text:p text:style-name="P9"/>
              </text:list-item>
              <text:list-item>
                <text:p text:style-name="P9"><text:s/></text:p>
                <text:p text:style-name="P9"/>
                <text:p text:style-name="P9"/>
              </text:list-item>
            </text:list>
          </draw:text-box>
        </draw:frame>
        <draw:frame presentation:style-name="pr5" draw:text-style-name="P3" draw:layer="layout" svg:width="21.59cm" svg:height="2.329cm" svg:x="1.905cm" svg:y="0.635cm" presentation:class="title" presentation:user-transformed="true">
          <draw:text-box>
            <text:list text:style-name="L1">
              <text:list-header>
                <text:p text:style-name="P2"><text:span text:style-name="T1">Useful Theorems</text:span></text:p>
              </text:list-header>
            </text:list>
          </draw:text-box>
        </draw:frame>
        <draw:line draw:style-name="gr4" draw:text-style-name="P13" draw:layer="layout" svg:x1="5.75cm" svg:y1="4.635cm" svg:x2="6.24cm" svg:y2="4.635cm">
          <text:p/>
        </draw:line>
        <draw:custom-shape draw:style-name="gr3" draw:text-style-name="P48" draw:layer="layout" svg:width="0.535cm" svg:height="1.483cm" svg:x="9.652cm" svg:y="4.074cm">
          <text:list text:style-name="L9">
            <text:list-header>
              <text:p text:style-name="P11"><text:span text:style-name="T63"></text:span></text:p>
            </text:list-header>
          </text:list>
          <draw:enhanced-geometry svg:viewBox="0 0 21600 21600" draw:type="rectangle" draw:enhanced-path="M 0 0 L 21600 0 21600 21600 0 21600 0 0 Z N"/>
        </draw:custom-shape>
        <draw:custom-shape draw:style-name="gr3" draw:text-style-name="P12" draw:layer="layout" svg:width="0.535cm" svg:height="1.483cm" svg:x="12.066cm" svg:y="4.105cm">
          <text:list text:style-name="L9">
            <text:list-header>
              <text:p text:style-name="P11"><text:span text:style-name="T63"></text:span></text:p>
            </text:list-header>
          </text:list>
          <draw:enhanced-geometry svg:viewBox="0 0 21600 21600" draw:type="rectangle" draw:enhanced-path="M 0 0 L 21600 0 21600 21600 0 21600 0 0 Z N"/>
        </draw:custom-shape>
        <draw:custom-shape draw:style-name="gr3" draw:text-style-name="P12" draw:layer="layout" svg:width="0.612cm" svg:height="1.694cm" svg:x="12.596cm" svg:y="3.894cm">
          <text:list text:style-name="L9">
            <text:list-header>
              <text:p text:style-name="P11"><text:span text:style-name="T64"></text:span></text:p>
            </text:list-header>
          </text:list>
          <draw:enhanced-geometry svg:viewBox="0 0 21600 21600" draw:type="rectangle" draw:enhanced-path="M 0 0 L 21600 0 21600 21600 0 21600 0 0 Z N"/>
        </draw:custom-shape>
        <draw:custom-shape draw:style-name="gr3" draw:text-style-name="P12" draw:layer="layout" svg:width="0.612cm" svg:height="1.694cm" svg:x="14.732cm" svg:y="4.03cm">
          <text:list text:style-name="L9">
            <text:list-header>
              <text:p text:style-name="P11"><text:span text:style-name="T64"></text:span></text:p>
            </text:list-header>
          </text:list>
          <draw:enhanced-geometry svg:viewBox="0 0 21600 21600" draw:type="rectangle" draw:enhanced-path="M 0 0 L 21600 0 21600 21600 0 21600 0 0 Z N"/>
        </draw:custom-shape>
        <draw:custom-shape draw:style-name="gr3" draw:text-style-name="P12" draw:layer="layout" svg:width="0.552cm" svg:height="1.186cm" svg:x="23.259cm" svg:y="4.277cm">
          <text:list text:style-name="L1">
            <text:list-header>
              <text:p text:style-name="P2"><text:span text:style-name="T13">n</text:span></text:p>
            </text:list-header>
          </text:list>
          <draw:enhanced-geometry svg:viewBox="0 0 21600 21600" draw:type="rectangle" draw:enhanced-path="M 0 0 L 21600 0 21600 21600 0 21600 0 0 Z N"/>
        </draw:custom-shape>
        <draw:custom-shape draw:style-name="gr3" draw:text-style-name="P12" draw:layer="layout" svg:width="4.231cm" svg:height="1.186cm" svg:x="18.866cm" svg:y="4.277cm">
          <text:list text:style-name="L1">
            <text:list-header>
              <text:p text:style-name="P2"><text:span text:style-name="T13">inimizatio</text:span></text:p>
            </text:list-header>
          </text:list>
          <draw:enhanced-geometry svg:viewBox="0 0 21600 21600" draw:type="rectangle" draw:enhanced-path="M 0 0 L 21600 0 21600 21600 0 21600 0 0 Z N"/>
        </draw:custom-shape>
        <draw:custom-shape draw:style-name="gr3" draw:text-style-name="P12" draw:layer="layout" svg:width="0.933cm" svg:height="1.186cm" svg:x="18.14cm" svg:y="4.277cm">
          <text:list text:style-name="L1">
            <text:list-header>
              <text:p text:style-name="P2"><text:span text:style-name="T13">M</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6.261cm" svg:y="4.277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4.387cm" svg:y="4.277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1.684cm" svg:y="4.277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0.233cm" svg:y="4.277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8.566cm" svg:y="4.277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6.979cm" svg:y="4.277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4.496cm" svg:y="4.277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3.451cm" svg:y="4.277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15.386cm" svg:y="4.167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3.858cm" svg:y="4.14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0.97cm" svg:y="4.167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7.695cm" svg:y="4.167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6.181cm" svg:y="4.291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3.699cm" svg:y="4.27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694cm" svg:x="10.971cm" svg:y="7.196cm">
          <text:list text:style-name="L9">
            <text:list-header>
              <text:p text:style-name="P11"><text:span text:style-name="T64"></text:span></text:p>
            </text:list-header>
          </text:list>
          <draw:enhanced-geometry svg:viewBox="0 0 21600 21600" draw:type="rectangle" draw:enhanced-path="M 0 0 L 21600 0 21600 21600 0 21600 0 0 Z N"/>
        </draw:custom-shape>
        <draw:custom-shape draw:style-name="gr3" draw:text-style-name="P48" draw:layer="layout" svg:width="0.612cm" svg:height="1.694cm" svg:x="13.407cm" svg:y="7.196cm">
          <text:list text:style-name="L9">
            <text:list-header>
              <text:p text:style-name="P11"><text:span text:style-name="T64"></text:span></text:p>
            </text:list-header>
          </text:list>
          <draw:enhanced-geometry svg:viewBox="0 0 21600 21600" draw:type="rectangle" draw:enhanced-path="M 0 0 L 21600 0 21600 21600 0 21600 0 0 Z N"/>
        </draw:custom-shape>
        <draw:custom-shape draw:style-name="gr3" draw:text-style-name="P12" draw:layer="layout" svg:width="1.653cm" svg:height="1.186cm" svg:x="22.417cm" svg:y="7.536cm">
          <text:list text:style-name="L1">
            <text:list-header>
              <text:p text:style-name="P2"><text:span text:style-name="T13">tion</text:span></text:p>
            </text:list-header>
          </text:list>
          <draw:enhanced-geometry svg:viewBox="0 0 21600 21600" draw:type="rectangle" draw:enhanced-path="M 0 0 L 21600 0 21600 21600 0 21600 0 0 Z N"/>
        </draw:custom-shape>
        <draw:custom-shape draw:style-name="gr3" draw:text-style-name="P12" draw:layer="layout" svg:width="4.286cm" svg:height="1.186cm" svg:x="18.175cm" svg:y="7.536cm">
          <text:list text:style-name="L1">
            <text:list-header>
              <text:p text:style-name="P2"><text:span text:style-name="T13">Simplifica</text:span></text:p>
            </text:list-header>
          </text:list>
          <draw:enhanced-geometry svg:viewBox="0 0 21600 21600" draw:type="rectangle" draw:enhanced-path="M 0 0 L 21600 0 21600 21600 0 21600 0 0 Z N"/>
        </draw:custom-shape>
        <draw:custom-shape draw:style-name="gr3" draw:text-style-name="P12" draw:layer="layout" svg:width="1.966cm" svg:height="1.186cm" svg:x="16.466cm" svg:y="7.536cm">
          <text:list text:style-name="L1">
            <text:list-header>
              <text:p text:style-name="P2"><text:span text:style-name="T13"><text:s text:c="8"/></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5.966cm" svg:y="7.536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4.921cm" svg:y="7.536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3.069cm" svg:y="7.536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0.308cm" svg:y="7.536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8.959cm" svg:y="7.536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7.504cm" svg:y="7.536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5.943cm" svg:y="7.536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3.473cm" svg:y="7.536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15.186cm" svg:y="7.567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48" draw:layer="layout" svg:width="0.828cm" svg:height="1.186cm" svg:x="14.093cm" svg:y="7.426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2.355cm" svg:y="7.426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10.556cm" svg:y="7.549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8.245cm" svg:y="7.426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6.659cm" svg:y="7.426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5.145cm" svg:y="7.549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4.21cm" svg:y="7.426cm">
          <text:list text:style-name="L9">
            <text:list-header>
              <text:p text:style-name="P11"><text:span text:style-name="T14"></text:span></text:p>
            </text:list-header>
          </text:list>
          <draw:enhanced-geometry svg:viewBox="0 0 21600 21600" draw:type="rectangle" draw:enhanced-path="M 0 0 L 21600 0 21600 21600 0 21600 0 0 Z N"/>
        </draw:custom-shape>
        <draw:frame draw:style-name="gr27" draw:text-style-name="P14" draw:layer="layout" svg:width="19.685cm" svg:height="1.164cm" svg:x="3.025cm" svg:y="5.724cm">
          <loext:p/>
          <draw:object xlink:href="./Object 2" xlink:type="simple" xlink:show="embed" xlink:actuate="onLoad"/>
          <draw:image xlink:href="./ObjectReplacements/Object 2" xlink:type="simple" xlink:show="embed" xlink:actuate="onLoad"/>
        </draw:frame>
        <draw:line draw:style-name="gr4" draw:text-style-name="P13" draw:layer="layout" svg:x1="5.852cm" svg:y1="9.375cm" svg:x2="6.306cm" svg:y2="9.379cm">
          <text:p/>
        </draw:line>
        <draw:line draw:style-name="gr4" draw:text-style-name="P13" draw:layer="layout" svg:x1="13.291cm" svg:y1="9.375cm" svg:x2="13.75cm" svg:y2="9.379cm">
          <text:p/>
        </draw:line>
        <draw:custom-shape draw:style-name="gr3" draw:text-style-name="P12" draw:layer="layout" svg:width="4.451cm" svg:height="1.186cm" svg:x="18.42cm" svg:y="9.018cm">
          <text:list text:style-name="L1">
            <text:list-header>
              <text:p text:style-name="P2"><text:span text:style-name="T13">Consensus</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4.512cm" svg:y="9.018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2.037cm" svg:y="9.018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0.992cm" svg:y="9.018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9.507cm" svg:y="9.018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8.461cm" svg:y="9.018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7.072cm" svg:y="9.018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4.598cm" svg:y="9.018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3.553cm" svg:y="9.018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13.726cm" svg:y="9.01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2.787cm" svg:y="8.90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11.239cm" svg:y="9.031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10.143cm" svg:y="8.90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8.721cm" svg:y="9.031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7.746cm" svg:y="8.90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6.283cm" svg:y="9.01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5.348cm" svg:y="8.90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3.8cm" svg:y="9.066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535cm" svg:height="1.483cm" svg:x="3.38cm" svg:y="10.209cm">
          <text:list text:style-name="L9">
            <text:list-header>
              <text:p text:style-name="P11"><text:span text:style-name="T63"></text:span></text:p>
            </text:list-header>
          </text:list>
          <draw:enhanced-geometry svg:viewBox="0 0 21600 21600" draw:type="rectangle" draw:enhanced-path="M 0 0 L 21600 0 21600 21600 0 21600 0 0 Z N"/>
        </draw:custom-shape>
        <draw:custom-shape draw:style-name="gr3" draw:text-style-name="P12" draw:layer="layout" svg:width="0.535cm" svg:height="1.483cm" svg:x="5.721cm" svg:y="10.209cm">
          <text:list text:style-name="L9">
            <text:list-header>
              <text:p text:style-name="P11"><text:span text:style-name="T63"></text:span></text:p>
            </text:list-header>
          </text:list>
          <draw:enhanced-geometry svg:viewBox="0 0 21600 21600" draw:type="rectangle" draw:enhanced-path="M 0 0 L 21600 0 21600 21600 0 21600 0 0 Z N"/>
        </draw:custom-shape>
        <draw:line draw:style-name="gr4" draw:text-style-name="P13" draw:layer="layout" svg:x1="6.606cm" svg:y1="10.91cm" svg:x2="7.064cm" svg:y2="10.914cm">
          <text:p/>
        </draw:line>
        <draw:custom-shape draw:style-name="gr3" draw:text-style-name="P12" draw:layer="layout" svg:width="0.612cm" svg:height="1.694cm" svg:x="6.458cm" svg:y="10.054cm">
          <text:list text:style-name="L9">
            <text:list-header>
              <text:p text:style-name="P11"><text:span text:style-name="T64"></text:span></text:p>
            </text:list-header>
          </text:list>
          <draw:enhanced-geometry svg:viewBox="0 0 21600 21600" draw:type="rectangle" draw:enhanced-path="M 0 0 L 21600 0 21600 21600 0 21600 0 0 Z N"/>
        </draw:custom-shape>
        <draw:custom-shape draw:style-name="gr3" draw:text-style-name="P12" draw:layer="layout" svg:width="0.612cm" svg:height="1.694cm" svg:x="8.685cm" svg:y="10.054cm">
          <text:list text:style-name="L9">
            <text:list-header>
              <text:p text:style-name="P11"><text:span text:style-name="T64"></text:span></text:p>
            </text:list-header>
          </text:list>
          <draw:enhanced-geometry svg:viewBox="0 0 21600 21600" draw:type="rectangle" draw:enhanced-path="M 0 0 L 21600 0 21600 21600 0 21600 0 0 Z N"/>
        </draw:custom-shape>
        <draw:custom-shape draw:style-name="gr3" draw:text-style-name="P12" draw:layer="layout" svg:width="0.535cm" svg:height="1.483cm" svg:x="9.47cm" svg:y="10.209cm">
          <text:list text:style-name="L9">
            <text:list-header>
              <text:p text:style-name="P11"><text:span text:style-name="T63"></text:span></text:p>
            </text:list-header>
          </text:list>
          <draw:enhanced-geometry svg:viewBox="0 0 21600 21600" draw:type="rectangle" draw:enhanced-path="M 0 0 L 21600 0 21600 21600 0 21600 0 0 Z N"/>
        </draw:custom-shape>
        <draw:custom-shape draw:style-name="gr3" draw:text-style-name="P12" draw:layer="layout" svg:width="0.535cm" svg:height="1.483cm" svg:x="11.767cm" svg:y="10.209cm">
          <text:list text:style-name="L9">
            <text:list-header>
              <text:p text:style-name="P11"><text:span text:style-name="T63"></text:span></text:p>
            </text:list-header>
          </text:list>
          <draw:enhanced-geometry svg:viewBox="0 0 21600 21600" draw:type="rectangle" draw:enhanced-path="M 0 0 L 21600 0 21600 21600 0 21600 0 0 Z N"/>
        </draw:custom-shape>
        <draw:custom-shape draw:style-name="gr3" draw:text-style-name="P12" draw:layer="layout" svg:width="0.535cm" svg:height="1.483cm" svg:x="13.063cm" svg:y="10.209cm">
          <text:list text:style-name="L9">
            <text:list-header>
              <text:p text:style-name="P11"><text:span text:style-name="T63"></text:span></text:p>
            </text:list-header>
          </text:list>
          <draw:enhanced-geometry svg:viewBox="0 0 21600 21600" draw:type="rectangle" draw:enhanced-path="M 0 0 L 21600 0 21600 21600 0 21600 0 0 Z N"/>
        </draw:custom-shape>
        <draw:custom-shape draw:style-name="gr3" draw:text-style-name="P12" draw:layer="layout" svg:width="0.535cm" svg:height="1.483cm" svg:x="15.409cm" svg:y="10.209cm">
          <text:list text:style-name="L9">
            <text:list-header>
              <text:p text:style-name="P11"><text:span text:style-name="T63"></text:span></text:p>
            </text:list-header>
          </text:list>
          <draw:enhanced-geometry svg:viewBox="0 0 21600 21600" draw:type="rectangle" draw:enhanced-path="M 0 0 L 21600 0 21600 21600 0 21600 0 0 Z N"/>
        </draw:custom-shape>
        <draw:line draw:style-name="gr4" draw:text-style-name="P13" draw:layer="layout" svg:x1="16.294cm" svg:y1="10.91cm" svg:x2="16.748cm" svg:y2="10.914cm">
          <text:p/>
        </draw:line>
        <draw:custom-shape draw:style-name="gr3" draw:text-style-name="P12" draw:layer="layout" svg:width="0.612cm" svg:height="1.694cm" svg:x="16.147cm" svg:y="10.054cm">
          <text:list text:style-name="L9">
            <text:list-header>
              <text:p text:style-name="P11"><text:span text:style-name="T64"></text:span></text:p>
            </text:list-header>
          </text:list>
          <draw:enhanced-geometry svg:viewBox="0 0 21600 21600" draw:type="rectangle" draw:enhanced-path="M 0 0 L 21600 0 21600 21600 0 21600 0 0 Z N"/>
        </draw:custom-shape>
        <draw:custom-shape draw:style-name="gr3" draw:text-style-name="P12" draw:layer="layout" svg:width="0.612cm" svg:height="1.694cm" svg:x="18.373cm" svg:y="10.054cm">
          <text:list text:style-name="L9">
            <text:list-header>
              <text:p text:style-name="P11"><text:span text:style-name="T64"></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7.92cm" svg:y="10.588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4.841cm" svg:y="10.588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3.391cm" svg:y="10.588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1.275cm" svg:y="10.588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9.819cm" svg:y="10.588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8.232cm" svg:y="10.588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5.158cm" svg:y="10.588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3.703cm" svg:y="10.588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7.219cm" svg:y="10.47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15.712cm" svg:y="10.47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4.127cm" svg:y="10.47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12.224cm" svg:y="10.47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0.573cm" svg:y="10.47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9.005cm" svg:y="10.47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7.53cm" svg:y="10.47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6.028cm" svg:y="10.47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4.444cm" svg:y="10.478cm">
          <text:list text:style-name="L9">
            <text:list-header>
              <text:p text:style-name="P11"><text:span text:style-name="T14"></text:span></text:p>
            </text:list-header>
          </text:list>
          <draw:enhanced-geometry svg:viewBox="0 0 21600 21600" draw:type="rectangle" draw:enhanced-path="M 0 0 L 21600 0 21600 21600 0 21600 0 0 Z N"/>
        </draw:custom-shape>
        <draw:line draw:style-name="gr4" draw:text-style-name="P13" draw:layer="layout" svg:x1="3.523cm" svg:y1="12.665cm" svg:x2="5.446cm" svg:y2="12.669cm">
          <text:p/>
        </draw:line>
        <draw:line draw:style-name="gr4" draw:text-style-name="P13" draw:layer="layout" svg:x1="6.535cm" svg:y1="12.682cm" svg:x2="6.994cm" svg:y2="12.687cm">
          <text:p/>
        </draw:line>
        <draw:line draw:style-name="gr4" draw:text-style-name="P13" draw:layer="layout" svg:x1="7.558cm" svg:y1="12.682cm" svg:x2="8.052cm" svg:y2="12.687cm">
          <text:p/>
        </draw:line>
        <draw:line draw:style-name="gr4" draw:text-style-name="P13" draw:layer="layout" svg:x1="10.698cm" svg:y1="12.718cm" svg:x2="12.211cm" svg:y2="12.722cm">
          <text:p/>
        </draw:line>
        <draw:line draw:style-name="gr4" draw:text-style-name="P13" draw:layer="layout" svg:x1="13.304cm" svg:y1="12.718cm" svg:x2="13.758cm" svg:y2="12.722cm">
          <text:p/>
        </draw:line>
        <draw:line draw:style-name="gr4" draw:text-style-name="P13" draw:layer="layout" svg:x1="14.733cm" svg:y1="12.718cm" svg:x2="15.227cm" svg:y2="12.722cm">
          <text:p/>
        </draw:line>
        <draw:custom-shape draw:style-name="gr3" draw:text-style-name="P12" draw:layer="layout" svg:width="2.25cm" svg:height="1.186cm" svg:x="22.472cm" svg:y="12.449cm">
          <text:list text:style-name="L1">
            <text:list-header>
              <text:p text:style-name="P2"><text:span text:style-name="T13">Law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22.246cm" svg:y="12.449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387cm" svg:height="1.186cm" svg:x="21.901cm" svg:y="12.449cm">
          <text:list text:style-name="L1">
            <text:list-header>
              <text:p text:style-name="P2"><text:span text:style-name="T13">s</text:span></text:p>
            </text:list-header>
          </text:list>
          <draw:enhanced-geometry svg:viewBox="0 0 21600 21600" draw:type="rectangle" draw:enhanced-path="M 0 0 L 21600 0 21600 21600 0 21600 0 0 Z N"/>
        </draw:custom-shape>
        <draw:custom-shape draw:style-name="gr3" draw:text-style-name="P12" draw:layer="layout" svg:width="4.828cm" svg:height="1.186cm" svg:x="16.786cm" svg:y="12.449cm">
          <text:list text:style-name="L1">
            <text:list-header>
              <text:p text:style-name="P2"><text:span text:style-name="T13">DeMorgan'</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0.882cm" svg:y="12.449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3.711cm" svg:y="12.449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11.426cm" svg:y="12.33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5.874cm" svg:y="12.33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4.448cm" svg:y="12.33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5.12cm" svg:y="4.167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5.74cm" svg:y="4.242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28" draw:text-style-name="P49" draw:layer="layout" svg:width="0.497cm" svg:height="1.186cm" svg:x="13.275cm" svg:y="4.242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4.757cm" svg:y="7.536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1.548cm" svg:y="7.554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5.842cm" svg:y="9.018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3.268cm" svg:y="9.018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6.794cm" svg:y="10.588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6.477cm" svg:y="10.588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1.927cm" svg:y="12.449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3.488cm" svg:y="12.449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12.643cm" svg:y="12.33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4.229cm" svg:y="12.33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4.943cm" svg:y="12.449cm">
          <text:list text:style-name="L1">
            <text:list-header>
              <text:p text:style-name="P2"><text:span text:style-name="T13">y</text:span></text:p>
            </text:list-header>
          </text:list>
          <draw:enhanced-geometry svg:viewBox="0 0 21600 21600" draw:type="rectangle" draw:enhanced-path="M 0 0 L 21600 0 21600 21600 0 21600 0 0 Z N"/>
        </draw:custom-shape>
        <draw:line draw:style-name="gr4" draw:text-style-name="P13" draw:layer="layout" svg:x1="13.184cm" svg:y1="4.572cm" svg:x2="13.673cm" svg:y2="4.572cm">
          <text:p/>
        </draw:line>
        <draw:line draw:style-name="gr4" draw:text-style-name="P13" draw:layer="layout" svg:x1="4.763cm" svg:y1="7.898cm" svg:x2="5.252cm" svg:y2="7.898cm">
          <text:p/>
        </draw:line>
        <draw:line draw:style-name="gr4" draw:text-style-name="P13" draw:layer="layout" svg:x1="11.536cm" svg:y1="7.933cm" svg:x2="12.025cm" svg:y2="7.933cm">
          <text:p/>
        </draw:line>
        <presentation:notes draw:style-name="dp2">
          <draw:page-thumbnail draw:style-name="gr1" draw:layer="layout" svg:width="13.335cm" svg:height="10.001cm" svg:x="3.493cm" svg:y="2.002cm" draw:page-number="23" presentation:class="page"/>
          <draw:frame presentation:style-name="pr4" draw:text-style-name="P1" draw:layer="layout" svg:width="14.904cm" svg:height="12.001cm" svg:x="2.708cm" svg:y="12.668cm" presentation:class="notes" presentation:placeholder="true">
            <draw:text-box/>
          </draw:frame>
        </presentation:notes>
      </draw:page>
      <draw:page draw:name="Proof of Simplification" draw:style-name="dp1" draw:master-page-name="Default" presentation:presentation-page-layout-name="AL2T1">
        <draw:frame presentation:style-name="pr5" draw:text-style-name="P3" draw:layer="layout" svg:width="21.59cm" svg:height="2.329cm" svg:x="1.905cm" svg:y="0.635cm" presentation:class="title" presentation:user-transformed="true">
          <draw:text-box>
            <text:list text:style-name="L1">
              <text:list-header>
                <text:p text:style-name="P2"><text:span text:style-name="T1">Proof of Simplification</text:span></text:p>
              </text:list-header>
            </text:list>
          </draw:text-box>
        </draw:frame>
        <draw:frame presentation:style-name="pr19" draw:text-style-name="P3" draw:layer="layout" svg:width="21.59cm" svg:height="13.124cm" svg:x="1.998cm" svg:y="4.074cm" presentation:class="outline" presentation:user-transformed="true">
          <draw:text-box>
            <text:list text:style-name="L16">
              <text:list-header>
                <text:p text:style-name="P50"><text:s text:c="3"/></text:p>
              </text:list-header>
            </text:list>
          </draw:text-box>
        </draw:frame>
        <draw:line draw:style-name="gr4" draw:text-style-name="P13" draw:layer="layout" svg:x1="6.16cm" svg:y1="4.383cm" svg:x2="6.897cm" svg:y2="4.388cm">
          <text:p/>
        </draw:line>
        <draw:custom-shape draw:style-name="gr3" draw:text-style-name="P12" draw:layer="layout" svg:width="0.853cm" svg:height="2.372cm" svg:x="12.812cm" svg:y="3.232cm">
          <text:list text:style-name="L9">
            <text:list-header>
              <text:p text:style-name="P11"><text:span text:style-name="T65"></text:span></text:p>
            </text:list-header>
          </text:list>
          <draw:enhanced-geometry svg:viewBox="0 0 21600 21600" draw:type="rectangle" draw:enhanced-path="M 0 0 L 21600 0 21600 21600 0 21600 0 0 Z N"/>
        </draw:custom-shape>
        <draw:custom-shape draw:style-name="gr3" draw:text-style-name="P12" draw:layer="layout" svg:width="0.853cm" svg:height="2.372cm" svg:x="16.622cm" svg:y="3.232cm">
          <text:list text:style-name="L9">
            <text:list-header>
              <text:p text:style-name="P11"><text:span text:style-name="T65"></text:span></text:p>
            </text:list-header>
          </text:list>
          <draw:enhanced-geometry svg:viewBox="0 0 21600 21600" draw:type="rectangle" draw:enhanced-path="M 0 0 L 21600 0 21600 21600 0 21600 0 0 Z N"/>
        </draw:custom-shape>
        <draw:line draw:style-name="gr4" draw:text-style-name="P13" draw:layer="layout" svg:x1="17.418cm" svg:y1="4.383cm" svg:x2="18.155cm" svg:y2="4.388cm">
          <text:p/>
        </draw:line>
        <draw:custom-shape draw:style-name="gr3" draw:text-style-name="P12" draw:layer="layout" svg:width="0.959cm" svg:height="2.668cm" svg:x="17.19cm" svg:y="3.003cm">
          <text:list text:style-name="L9">
            <text:list-header>
              <text:p text:style-name="P11"><text:span text:style-name="T66"></text:span></text:p>
            </text:list-header>
          </text:list>
          <draw:enhanced-geometry svg:viewBox="0 0 21600 21600" draw:type="rectangle" draw:enhanced-path="M 0 0 L 21600 0 21600 21600 0 21600 0 0 Z N"/>
        </draw:custom-shape>
        <draw:custom-shape draw:style-name="gr3" draw:text-style-name="P12" draw:layer="layout" svg:width="2.161cm" svg:height="2.668cm" svg:x="20.241cm" svg:y="3.003cm">
          <text:list text:style-name="L9">
            <text:list-header>
              <text:p text:style-name="P11"><text:span text:style-name="T66"></text:span></text:p>
            </text:list-header>
          </text:list>
          <draw:enhanced-geometry svg:viewBox="0 0 21600 21600" draw:type="rectangle" draw:enhanced-path="M 0 0 L 21600 0 21600 21600 0 21600 0 0 Z N"/>
        </draw:custom-shape>
        <draw:custom-shape draw:style-name="gr3" draw:text-style-name="P12" draw:layer="layout" svg:width="0.4cm" svg:height="1.906cm" svg:x="24.128cm" svg:y="3.819cm">
          <text:list text:style-name="L1">
            <text:list-header>
              <text:p text:style-name="P2"><text:span text:style-name="T67"><text:s/></text:span></text:p>
            </text:list-header>
          </text:list>
          <draw:enhanced-geometry svg:viewBox="0 0 21600 21600" draw:type="rectangle" draw:enhanced-path="M 0 0 L 21600 0 21600 21600 0 21600 0 0 Z N"/>
        </draw:custom-shape>
        <draw:custom-shape draw:style-name="gr3" draw:text-style-name="P12" draw:layer="layout" svg:width="0.798cm" svg:height="1.906cm" svg:x="22.911cm" svg:y="3.819cm">
          <text:list text:style-name="L1">
            <text:list-header>
              <text:p text:style-name="P2"><text:span text:style-name="T67">y</text:span></text:p>
            </text:list-header>
          </text:list>
          <draw:enhanced-geometry svg:viewBox="0 0 21600 21600" draw:type="rectangle" draw:enhanced-path="M 0 0 L 21600 0 21600 21600 0 21600 0 0 Z N"/>
        </draw:custom-shape>
        <draw:custom-shape draw:style-name="gr3" draw:text-style-name="P12" draw:layer="layout" svg:width="0.798cm" svg:height="1.906cm" svg:x="20.088cm" svg:y="3.819cm">
          <text:list text:style-name="L1">
            <text:list-header>
              <text:p text:style-name="P2"><text:span text:style-name="T67">y</text:span></text:p>
            </text:list-header>
          </text:list>
          <draw:enhanced-geometry svg:viewBox="0 0 21600 21600" draw:type="rectangle" draw:enhanced-path="M 0 0 L 21600 0 21600 21600 0 21600 0 0 Z N"/>
        </draw:custom-shape>
        <draw:custom-shape draw:style-name="gr3" draw:text-style-name="P12" draw:layer="layout" svg:width="0.798cm" svg:height="1.906cm" svg:x="15.705cm" svg:y="3.819cm">
          <text:list text:style-name="L1">
            <text:list-header>
              <text:p text:style-name="P2"><text:span text:style-name="T67">y</text:span></text:p>
            </text:list-header>
          </text:list>
          <draw:enhanced-geometry svg:viewBox="0 0 21600 21600" draw:type="rectangle" draw:enhanced-path="M 0 0 L 21600 0 21600 21600 0 21600 0 0 Z N"/>
        </draw:custom-shape>
        <draw:custom-shape draw:style-name="gr3" draw:text-style-name="P12" draw:layer="layout" svg:width="0.798cm" svg:height="1.906cm" svg:x="13.332cm" svg:y="3.819cm">
          <text:list text:style-name="L1">
            <text:list-header>
              <text:p text:style-name="P2"><text:span text:style-name="T67">x</text:span></text:p>
            </text:list-header>
          </text:list>
          <draw:enhanced-geometry svg:viewBox="0 0 21600 21600" draw:type="rectangle" draw:enhanced-path="M 0 0 L 21600 0 21600 21600 0 21600 0 0 Z N"/>
        </draw:custom-shape>
        <draw:custom-shape draw:style-name="gr3" draw:text-style-name="P12" draw:layer="layout" svg:width="0.798cm" svg:height="1.906cm" svg:x="10.673cm" svg:y="3.819cm">
          <text:list text:style-name="L1">
            <text:list-header>
              <text:p text:style-name="P2"><text:span text:style-name="T67">y</text:span></text:p>
            </text:list-header>
          </text:list>
          <draw:enhanced-geometry svg:viewBox="0 0 21600 21600" draw:type="rectangle" draw:enhanced-path="M 0 0 L 21600 0 21600 21600 0 21600 0 0 Z N"/>
        </draw:custom-shape>
        <draw:custom-shape draw:style-name="gr3" draw:text-style-name="P12" draw:layer="layout" svg:width="0.798cm" svg:height="1.906cm" svg:x="8.177cm" svg:y="3.819cm">
          <text:list text:style-name="L1">
            <text:list-header>
              <text:p text:style-name="P2"><text:span text:style-name="T67">y</text:span></text:p>
            </text:list-header>
          </text:list>
          <draw:enhanced-geometry svg:viewBox="0 0 21600 21600" draw:type="rectangle" draw:enhanced-path="M 0 0 L 21600 0 21600 21600 0 21600 0 0 Z N"/>
        </draw:custom-shape>
        <draw:custom-shape draw:style-name="gr3" draw:text-style-name="P12" draw:layer="layout" svg:width="0.798cm" svg:height="1.906cm" svg:x="4.107cm" svg:y="3.819cm">
          <text:list text:style-name="L1">
            <text:list-header>
              <text:p text:style-name="P2"><text:span text:style-name="T67">y</text:span></text:p>
            </text:list-header>
          </text:list>
          <draw:enhanced-geometry svg:viewBox="0 0 21600 21600" draw:type="rectangle" draw:enhanced-path="M 0 0 L 21600 0 21600 21600 0 21600 0 0 Z N"/>
        </draw:custom-shape>
        <draw:custom-shape draw:style-name="gr3" draw:text-style-name="P12" draw:layer="layout" svg:width="0.798cm" svg:height="1.906cm" svg:x="2.388cm" svg:y="3.819cm">
          <text:list text:style-name="L1">
            <text:list-header>
              <text:p text:style-name="P2"><text:span text:style-name="T67">x</text:span></text:p>
            </text:list-header>
          </text:list>
          <draw:enhanced-geometry svg:viewBox="0 0 21600 21600" draw:type="rectangle" draw:enhanced-path="M 0 0 L 21600 0 21600 21600 0 21600 0 0 Z N"/>
        </draw:custom-shape>
        <draw:custom-shape draw:style-name="gr3" draw:text-style-name="P12" draw:layer="layout" svg:width="1.331cm" svg:height="1.906cm" svg:x="21.436cm" svg:y="3.638cm">
          <text:list text:style-name="L9">
            <text:list-header>
              <text:p text:style-name="P11"><text:span text:style-name="T68"></text:span></text:p>
            </text:list-header>
          </text:list>
          <draw:enhanced-geometry svg:viewBox="0 0 21600 21600" draw:type="rectangle" draw:enhanced-path="M 0 0 L 21600 0 21600 21600 0 21600 0 0 Z N"/>
        </draw:custom-shape>
        <draw:custom-shape draw:style-name="gr3" draw:text-style-name="P12" draw:layer="layout" svg:width="0.997cm" svg:height="1.906cm" svg:x="18.922cm" svg:y="3.638cm">
          <text:list text:style-name="L9">
            <text:list-header>
              <text:p text:style-name="P11"><text:span text:style-name="T68"></text:span></text:p>
            </text:list-header>
          </text:list>
          <draw:enhanced-geometry svg:viewBox="0 0 21600 21600" draw:type="rectangle" draw:enhanced-path="M 0 0 L 21600 0 21600 21600 0 21600 0 0 Z N"/>
        </draw:custom-shape>
        <draw:custom-shape draw:style-name="gr3" draw:text-style-name="P12" draw:layer="layout" svg:width="0.997cm" svg:height="1.906cm" svg:x="14.538cm" svg:y="3.638cm">
          <text:list text:style-name="L9">
            <text:list-header>
              <text:p text:style-name="P11"><text:span text:style-name="T68"></text:span></text:p>
            </text:list-header>
          </text:list>
          <draw:enhanced-geometry svg:viewBox="0 0 21600 21600" draw:type="rectangle" draw:enhanced-path="M 0 0 L 21600 0 21600 21600 0 21600 0 0 Z N"/>
        </draw:custom-shape>
        <draw:custom-shape draw:style-name="gr3" draw:text-style-name="P12" draw:layer="layout" svg:width="1.331cm" svg:height="1.906cm" svg:x="9.296cm" svg:y="3.638cm">
          <text:list text:style-name="L9">
            <text:list-header>
              <text:p text:style-name="P11"><text:span text:style-name="T68"></text:span></text:p>
            </text:list-header>
          </text:list>
          <draw:enhanced-geometry svg:viewBox="0 0 21600 21600" draw:type="rectangle" draw:enhanced-path="M 0 0 L 21600 0 21600 21600 0 21600 0 0 Z N"/>
        </draw:custom-shape>
        <draw:custom-shape draw:style-name="gr3" draw:text-style-name="P12" draw:layer="layout" svg:width="0.984cm" svg:height="1.906cm" svg:x="7.355cm" svg:y="3.638cm">
          <text:list text:style-name="L9">
            <text:list-header>
              <text:p text:style-name="P11"><text:span text:style-name="T68"></text:span></text:p>
            </text:list-header>
          </text:list>
          <draw:enhanced-geometry svg:viewBox="0 0 21600 21600" draw:type="rectangle" draw:enhanced-path="M 0 0 L 21600 0 21600 21600 0 21600 0 0 Z N"/>
        </draw:custom-shape>
        <draw:custom-shape draw:style-name="gr3" draw:text-style-name="P12" draw:layer="layout" svg:width="0.984cm" svg:height="1.906cm" svg:x="3.285cm" svg:y="3.638cm">
          <text:list text:style-name="L9">
            <text:list-header>
              <text:p text:style-name="P11"><text:span text:style-name="T68"></text:span></text:p>
            </text:list-header>
          </text:list>
          <draw:enhanced-geometry svg:viewBox="0 0 21600 21600" draw:type="rectangle" draw:enhanced-path="M 0 0 L 21600 0 21600 21600 0 21600 0 0 Z N"/>
        </draw:custom-shape>
        <draw:custom-shape draw:style-name="gr3" draw:text-style-name="P12" draw:layer="layout" svg:width="0.798cm" svg:height="1.906cm" svg:x="6.458cm" svg:y="3.819cm">
          <text:list text:style-name="L1">
            <text:list-header>
              <text:p text:style-name="P2"><text:span text:style-name="T67">x</text:span></text:p>
            </text:list-header>
          </text:list>
          <draw:enhanced-geometry svg:viewBox="0 0 21600 21600" draw:type="rectangle" draw:enhanced-path="M 0 0 L 21600 0 21600 21600 0 21600 0 0 Z N"/>
        </draw:custom-shape>
        <draw:custom-shape draw:style-name="gr3" draw:text-style-name="P12" draw:layer="layout" svg:width="0.997cm" svg:height="1.906cm" svg:x="5.331cm" svg:y="3.638cm">
          <text:list text:style-name="L9">
            <text:list-header>
              <text:p text:style-name="P11"><text:span text:style-name="T68"></text:span></text:p>
            </text:list-header>
          </text:list>
          <draw:enhanced-geometry svg:viewBox="0 0 21600 21600" draw:type="rectangle" draw:enhanced-path="M 0 0 L 21600 0 21600 21600 0 21600 0 0 Z N"/>
        </draw:custom-shape>
        <draw:custom-shape draw:style-name="gr3" draw:text-style-name="P12" draw:layer="layout" svg:width="0.798cm" svg:height="1.906cm" svg:x="17.716cm" svg:y="3.819cm">
          <text:list text:style-name="L1">
            <text:list-header>
              <text:p text:style-name="P2"><text:span text:style-name="T67">x</text:span></text:p>
            </text:list-header>
          </text:list>
          <draw:enhanced-geometry svg:viewBox="0 0 21600 21600" draw:type="rectangle" draw:enhanced-path="M 0 0 L 21600 0 21600 21600 0 21600 0 0 Z N"/>
        </draw:custom-shape>
        <presentation:notes draw:style-name="dp2">
          <draw:page-thumbnail draw:style-name="gr1" draw:layer="layout" svg:width="13.335cm" svg:height="10.001cm" svg:x="3.493cm" svg:y="2.002cm" draw:page-number="24" presentation:class="page"/>
          <draw:frame presentation:style-name="pr11" draw:text-style-name="P3" draw:layer="layout" svg:width="14.904cm" svg:height="12cm" svg:x="2.708cm" svg:y="12.668cm" presentation:class="notes" presentation:user-transformed="true">
            <draw:text-box>
              <text:list text:style-name="L1">
                <text:list-header>
                  <text:p text:style-name="P22"><text:s text:c="5"/>x <text:span text:style-name="T69">. </text:span>y + x’ <text:span text:style-name="T69">. </text:span>y</text:p>
                  <text:p text:style-name="P22"><text:s/>= (x <text:span text:style-name="T69">+</text:span> x’) <text:span text:style-name="T69">. </text:span>y <text:s/>X(Y + Z) = XY + XZ (Distributive Law)</text:p>
                  <text:p text:style-name="P22"><text:s/>= 1 <text:span text:style-name="T69">.</text:span> y <text:s text:c="3"/>X + X’ = 1</text:p>
                  <text:p text:style-name="P22"><text:s/>= y <text:s text:c="7"/>X <text:span text:style-name="T69">.</text:span> 1 = X</text:p>
                  <text:p text:style-name="P22"/>
                  <text:p text:style-name="P35">Second expression holds by duality from the first expression.<text:tab/></text:p>
                </text:list-header>
              </text:list>
            </draw:text-box>
          </draw:frame>
        </presentation:notes>
      </draw:page>
      <draw:page draw:name="Proof of DeMorgan’s Laws" draw:style-name="dp1" draw:master-page-name="Default" presentation:presentation-page-layout-name="AL2T1">
        <draw:frame presentation:style-name="pr5" draw:text-style-name="P3" draw:layer="layout" svg:width="21.59cm" svg:height="2.329cm" svg:x="1.905cm" svg:y="0.635cm" presentation:class="title" presentation:user-transformed="true">
          <draw:text-box>
            <text:list text:style-name="L1">
              <text:list-header>
                <text:p text:style-name="P2"><text:span text:style-name="T1">Proof of DeMorgan’s Laws</text:span></text:p>
              </text:list-header>
            </text:list>
          </draw:text-box>
        </draw:frame>
        <draw:frame presentation:style-name="pr19" draw:text-style-name="P3" draw:layer="layout" svg:width="21.59cm" svg:height="13.124cm" svg:x="1.998cm" svg:y="4.074cm" presentation:class="outline" presentation:user-transformed="true">
          <draw:text-box>
            <text:list text:style-name="L16">
              <text:list-header>
                <text:p text:style-name="P50"><text:s text:c="2"/></text:p>
              </text:list-header>
            </text:list>
          </draw:text-box>
        </draw:frame>
        <draw:line draw:style-name="gr4" draw:text-style-name="P13" draw:layer="layout" svg:x1="3.126cm" svg:y1="4.383cm" svg:x2="6.253cm" svg:y2="4.388cm">
          <text:p/>
        </draw:line>
        <draw:line draw:style-name="gr4" draw:text-style-name="P13" draw:layer="layout" svg:x1="8.03cm" svg:y1="4.383cm" svg:x2="8.775cm" svg:y2="4.388cm">
          <text:p/>
        </draw:line>
        <draw:line draw:style-name="gr4" draw:text-style-name="P13" draw:layer="layout" svg:x1="9.693cm" svg:y1="4.383cm" svg:x2="10.495cm" svg:y2="4.388cm">
          <text:p/>
        </draw:line>
        <draw:line draw:style-name="gr4" draw:text-style-name="P13" draw:layer="layout" svg:x1="14.803cm" svg:y1="4.383cm" svg:x2="17.268cm" svg:y2="4.388cm">
          <text:p/>
        </draw:line>
        <draw:line draw:style-name="gr4" draw:text-style-name="P13" draw:layer="layout" svg:x1="19.046cm" svg:y1="4.383cm" svg:x2="19.786cm" svg:y2="4.388cm">
          <text:p/>
        </draw:line>
        <draw:line draw:style-name="gr4" draw:text-style-name="P13" draw:layer="layout" svg:x1="21.37cm" svg:y1="4.383cm" svg:x2="22.172cm" svg:y2="4.388cm">
          <text:p/>
        </draw:line>
        <draw:custom-shape draw:style-name="gr3" draw:text-style-name="P12" draw:layer="layout" svg:width="1.018cm" svg:height="1.948cm" svg:x="4.144cm" svg:y="4cm">
          <text:list text:style-name="L9">
            <text:list-header>
              <text:p text:style-name="P11"><text:span text:style-name="T70"></text:span></text:p>
            </text:list-header>
          </text:list>
          <draw:enhanced-geometry svg:viewBox="0 0 21600 21600" draw:type="rectangle" draw:enhanced-path="M 0 0 L 21600 0 21600 21600 0 21600 0 0 Z N"/>
        </draw:custom-shape>
        <draw:custom-shape draw:style-name="gr3" draw:text-style-name="P12" draw:layer="layout" svg:width="0.815cm" svg:height="1.948cm" svg:x="5.794cm" svg:y="3.903cm">
          <text:list text:style-name="L1">
            <text:list-header>
              <text:p text:style-name="P2"><text:span text:style-name="T71">y</text:span></text:p>
            </text:list-header>
          </text:list>
          <draw:enhanced-geometry svg:viewBox="0 0 21600 21600" draw:type="rectangle" draw:enhanced-path="M 0 0 L 21600 0 21600 21600 0 21600 0 0 Z N"/>
        </draw:custom-shape>
        <draw:custom-shape draw:style-name="gr3" draw:text-style-name="P12" draw:layer="layout" svg:width="0.815cm" svg:height="1.948cm" svg:x="3.431cm" svg:y="3.903cm">
          <text:list text:style-name="L1">
            <text:list-header>
              <text:p text:style-name="P2"><text:span text:style-name="T71">x</text:span></text:p>
            </text:list-header>
          </text:list>
          <draw:enhanced-geometry svg:viewBox="0 0 21600 21600" draw:type="rectangle" draw:enhanced-path="M 0 0 L 21600 0 21600 21600 0 21600 0 0 Z N"/>
        </draw:custom-shape>
        <draw:custom-shape draw:style-name="gr3" draw:text-style-name="P12" draw:layer="layout" svg:width="0.815cm" svg:height="1.948cm" svg:x="8.334cm" svg:y="3.903cm">
          <text:list text:style-name="L1">
            <text:list-header>
              <text:p text:style-name="P2"><text:span text:style-name="T71">x</text:span></text:p>
            </text:list-header>
          </text:list>
          <draw:enhanced-geometry svg:viewBox="0 0 21600 21600" draw:type="rectangle" draw:enhanced-path="M 0 0 L 21600 0 21600 21600 0 21600 0 0 Z N"/>
        </draw:custom-shape>
        <draw:custom-shape draw:style-name="gr3" draw:text-style-name="P12" draw:layer="layout" svg:width="1.357cm" svg:height="1.948cm" svg:x="6.957cm" svg:y="3.717cm">
          <text:list text:style-name="L9">
            <text:list-header>
              <text:p text:style-name="P11"><text:span text:style-name="T70"></text:span></text:p>
            </text:list-header>
          </text:list>
          <draw:enhanced-geometry svg:viewBox="0 0 21600 21600" draw:type="rectangle" draw:enhanced-path="M 0 0 L 21600 0 21600 21600 0 21600 0 0 Z N"/>
        </draw:custom-shape>
        <draw:custom-shape draw:style-name="gr3" draw:text-style-name="P12" draw:layer="layout" svg:width="0.815cm" svg:height="1.948cm" svg:x="10.037cm" svg:y="3.903cm">
          <text:list text:style-name="L1">
            <text:list-header>
              <text:p text:style-name="P2"><text:span text:style-name="T71">y</text:span></text:p>
            </text:list-header>
          </text:list>
          <draw:enhanced-geometry svg:viewBox="0 0 21600 21600" draw:type="rectangle" draw:enhanced-path="M 0 0 L 21600 0 21600 21600 0 21600 0 0 Z N"/>
        </draw:custom-shape>
        <draw:custom-shape draw:style-name="gr3" draw:text-style-name="P12" draw:layer="layout" svg:width="1.005cm" svg:height="1.948cm" svg:x="9.219cm" svg:y="3.717cm">
          <text:list text:style-name="L9">
            <text:list-header>
              <text:p text:style-name="P11"><text:span text:style-name="T70"></text:span></text:p>
            </text:list-header>
          </text:list>
          <draw:enhanced-geometry svg:viewBox="0 0 21600 21600" draw:type="rectangle" draw:enhanced-path="M 0 0 L 21600 0 21600 21600 0 21600 0 0 Z N"/>
        </draw:custom-shape>
        <draw:custom-shape draw:style-name="gr3" draw:text-style-name="P12" draw:layer="layout" svg:width="0.815cm" svg:height="1.948cm" svg:x="16.81cm" svg:y="3.903cm">
          <text:list text:style-name="L1">
            <text:list-header>
              <text:p text:style-name="P2"><text:span text:style-name="T71">y</text:span></text:p>
            </text:list-header>
          </text:list>
          <draw:enhanced-geometry svg:viewBox="0 0 21600 21600" draw:type="rectangle" draw:enhanced-path="M 0 0 L 21600 0 21600 21600 0 21600 0 0 Z N"/>
        </draw:custom-shape>
        <draw:custom-shape draw:style-name="gr3" draw:text-style-name="P12" draw:layer="layout" svg:width="0.815cm" svg:height="1.948cm" svg:x="15.108cm" svg:y="3.903cm">
          <text:list text:style-name="L1">
            <text:list-header>
              <text:p text:style-name="P2"><text:span text:style-name="T71">x</text:span></text:p>
            </text:list-header>
          </text:list>
          <draw:enhanced-geometry svg:viewBox="0 0 21600 21600" draw:type="rectangle" draw:enhanced-path="M 0 0 L 21600 0 21600 21600 0 21600 0 0 Z N"/>
        </draw:custom-shape>
        <draw:custom-shape draw:style-name="gr3" draw:text-style-name="P12" draw:layer="layout" svg:width="1.005cm" svg:height="1.948cm" svg:x="15.992cm" svg:y="3.717cm">
          <text:list text:style-name="L9">
            <text:list-header>
              <text:p text:style-name="P11"><text:span text:style-name="T70"></text:span></text:p>
            </text:list-header>
          </text:list>
          <draw:enhanced-geometry svg:viewBox="0 0 21600 21600" draw:type="rectangle" draw:enhanced-path="M 0 0 L 21600 0 21600 21600 0 21600 0 0 Z N"/>
        </draw:custom-shape>
        <draw:custom-shape draw:style-name="gr3" draw:text-style-name="P12" draw:layer="layout" svg:width="0.815cm" svg:height="1.948cm" svg:x="21.714cm" svg:y="3.903cm">
          <text:list text:style-name="L1">
            <text:list-header>
              <text:p text:style-name="P2"><text:span text:style-name="T71">y</text:span></text:p>
            </text:list-header>
          </text:list>
          <draw:enhanced-geometry svg:viewBox="0 0 21600 21600" draw:type="rectangle" draw:enhanced-path="M 0 0 L 21600 0 21600 21600 0 21600 0 0 Z N"/>
        </draw:custom-shape>
        <draw:custom-shape draw:style-name="gr3" draw:text-style-name="P12" draw:layer="layout" svg:width="0.815cm" svg:height="1.948cm" svg:x="19.35cm" svg:y="3.903cm">
          <text:list text:style-name="L1">
            <text:list-header>
              <text:p text:style-name="P2"><text:span text:style-name="T71">x</text:span></text:p>
            </text:list-header>
          </text:list>
          <draw:enhanced-geometry svg:viewBox="0 0 21600 21600" draw:type="rectangle" draw:enhanced-path="M 0 0 L 21600 0 21600 21600 0 21600 0 0 Z N"/>
        </draw:custom-shape>
        <draw:custom-shape draw:style-name="gr3" draw:text-style-name="P12" draw:layer="layout" svg:width="1.018cm" svg:height="1.948cm" svg:x="20.063cm" svg:y="3.964cm">
          <text:list text:style-name="L9">
            <text:list-header>
              <text:p text:style-name="P11"><text:span text:style-name="T70"></text:span></text:p>
            </text:list-header>
          </text:list>
          <draw:enhanced-geometry svg:viewBox="0 0 21600 21600" draw:type="rectangle" draw:enhanced-path="M 0 0 L 21600 0 21600 21600 0 21600 0 0 Z N"/>
        </draw:custom-shape>
        <draw:custom-shape draw:style-name="gr3" draw:text-style-name="P12" draw:layer="layout" svg:width="1.357cm" svg:height="1.948cm" svg:x="17.968cm" svg:y="3.717cm">
          <text:list text:style-name="L9">
            <text:list-header>
              <text:p text:style-name="P11"><text:span text:style-name="T70"></text:span></text:p>
            </text:list-header>
          </text:list>
          <draw:enhanced-geometry svg:viewBox="0 0 21600 21600" draw:type="rectangle" draw:enhanced-path="M 0 0 L 21600 0 21600 21600 0 21600 0 0 Z N"/>
        </draw:custom-shape>
        <presentation:notes draw:style-name="dp2">
          <draw:page-thumbnail draw:style-name="gr1" draw:layer="layout" svg:width="13.335cm" svg:height="10.001cm" svg:x="3.493cm" svg:y="2.002cm" draw:page-number="25" presentation:class="page"/>
          <draw:frame presentation:style-name="pr20" draw:text-style-name="P3" draw:layer="layout" svg:width="14.904cm" svg:height="16.153cm" svg:x="2.708cm" svg:y="12.668cm" presentation:class="notes" presentation:user-transformed="true">
            <draw:text-box>
              <text:list text:style-name="L1">
                <text:list-header>
                  <text:p text:style-name="P22">It is important that we do not USE DeMorgan’s Laws in doing this proof.<text:line-break/>This requires a different proof method. We will show that, <text:s/>x’ . y’, satisfies<text:line-break/>the definition of the complement of (x + y), defined as (x + y)’ <text:s/>by<text:line-break/>DeMorgan’s Law.</text:p>
                  <text:p text:style-name="P22">To show this we need to show that A + A’ = 1 <text:s/>and A<text:span text:style-name="T72">.</text:span>A’ = 0 with<text:line-break/>A = x + y and A’ = x’<text:span text:style-name="T69">. </text:span>y’. This proves that x’<text:span text:style-name="T69">. </text:span>y’ = (x + y)’.</text:p>
                  <text:p text:style-name="P22"><text:s/>Part 1: Show x + y + x’<text:span text:style-name="T69">. </text:span>y’ = 1. </text:p>
                  <text:p text:style-name="P22">x + y + x’<text:span text:style-name="T69">. </text:span>y’ </text:p>
                  <text:p text:style-name="P35">= (x + y + x’) (x + y + y’) <text:s/><text:tab/>X + YZ = (X + Y)(X + Z) (Distributive Law)</text:p>
                  <text:p text:style-name="P35">= (x + x’ + y) (x + y + y’)<text:tab/><text:tab/>X + Y = Y + X (Commutative Law)</text:p>
                  <text:p text:style-name="P35">= (1 + y)(x + 1)<text:tab/><text:tab/><text:tab/>X + X’ = 1</text:p>
                  <text:p text:style-name="P35">= 1 <text:span text:style-name="T69">. </text:span>1 <text:s/><text:tab/><text:tab/><text:tab/><text:tab/>1 + X = 1</text:p>
                  <text:p text:style-name="P35">= 1<text:tab/><text:tab/><text:tab/><text:tab/><text:tab/>1 <text:span text:style-name="T69">.</text:span> X = 1</text:p>
                  <text:p text:style-name="P22">Part 2: Show (x + y) <text:span text:style-name="T69">.</text:span> x’<text:span text:style-name="T69">. </text:span>y’ = 0.</text:p>
                  <text:p text:style-name="P22"><text:s text:c="3"/>(x + y) <text:span text:style-name="T69">.</text:span> x’<text:span text:style-name="T69">. </text:span>y’ </text:p>
                  <text:p text:style-name="P35">= (x <text:span text:style-name="T69">.</text:span> x’<text:span text:style-name="T69">. </text:span>y’ + y <text:span text:style-name="T69">.</text:span> x’<text:span text:style-name="T69">. </text:span>y’)<text:tab/><text:tab/>X (Y + Z) = XY + XZ (Distributive Law)</text:p>
                  <text:p text:style-name="P35">= (x <text:span text:style-name="T69">.</text:span> x’<text:span text:style-name="T69">. </text:span>y’ + y <text:span text:style-name="T69">. </text:span>y’ <text:span text:style-name="T69">. </text:span>x’)<text:tab/><text:tab/>XY = YX (Commutative Law)</text:p>
                  <text:p text:style-name="P35">= (0 <text:span text:style-name="T69">. </text:span>y’ + 0 <text:span text:style-name="T69">. </text:span>x’)<text:tab/><text:tab/><text:tab/>X <text:span text:style-name="T69">. </text:span>X’ = 0</text:p>
                  <text:p text:style-name="P35">= (0 + 0)<text:tab/><text:tab/><text:tab/><text:tab/>0 <text:span text:style-name="T69">. </text:span>X = 0</text:p>
                  <text:p text:style-name="P35">= 0<text:tab/><text:tab/><text:tab/><text:tab/><text:tab/>X + 0 = X (With X = 0)</text:p>
                  <text:p text:style-name="P22">Based on the above two parts, x’y’ = (x + y)’</text:p>
                  <text:p text:style-name="P22">The second DeMorgans’ law is proved by duality. Note that DeMorgan’s<text:line-break/>Law, given as an identity is not an axiom in the sense that it can be<text:line-break/>proved using the other identities. <text:s/></text:p>
                </text:list-header>
              </text:list>
            </draw:text-box>
          </draw:frame>
        </presentation:notes>
      </draw:page>
      <draw:page draw:name="Boolean Function Evaluation"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1">Boolean Function Evaluation</text:span></text:p>
              </text:list-header>
            </text:list>
          </draw:text-box>
        </draw:frame>
        <draw:frame draw:style-name="gr5" draw:text-style-name="P14" draw:layer="layout" svg:width="13.379cm" svg:height="12.912cm" svg:x="11.509cm" svg:y="3.77cm">
          <loext:p/>
          <draw:object xlink:href="./Object 3" xlink:type="simple" xlink:show="embed" xlink:actuate="onLoad"/>
          <draw:image xlink:href="./ObjectReplacements/Object 3" xlink:type="simple" xlink:show="embed" xlink:actuate="onLoad"/>
        </draw:frame>
        <draw:line draw:style-name="gr4" draw:text-style-name="P13" draw:layer="layout" svg:x1="4.961cm" svg:y1="4.048cm" svg:x2="5.424cm" svg:y2="4.053cm">
          <text:p/>
        </draw:line>
        <draw:line draw:style-name="gr4" draw:text-style-name="P13" draw:layer="layout" svg:x1="5.472cm" svg:y1="5.217cm" svg:x2="6.037cm" svg:y2="5.221cm">
          <text:p/>
        </draw:line>
        <draw:line draw:style-name="gr4" draw:text-style-name="P13" draw:layer="layout" svg:x1="3.519cm" svg:y1="6.421cm" svg:x2="4.039cm" svg:y2="6.425cm">
          <text:p/>
        </draw:line>
        <draw:line draw:style-name="gr4" draw:text-style-name="P13" draw:layer="layout" svg:x1="4.128cm" svg:y1="6.421cm" svg:x2="4.692cm" svg:y2="6.425cm">
          <text:p/>
        </draw:line>
        <draw:line draw:style-name="gr4" draw:text-style-name="P13" draw:layer="layout" svg:x1="4.78cm" svg:y1="6.421cm" svg:x2="5.248cm" svg:y2="6.425cm">
          <text:p/>
        </draw:line>
        <draw:line draw:style-name="gr4" draw:text-style-name="P13" draw:layer="layout" svg:x1="6.416cm" svg:y1="6.421cm" svg:x2="6.941cm" svg:y2="6.425cm">
          <text:p/>
        </draw:line>
        <draw:line draw:style-name="gr4" draw:text-style-name="P13" draw:layer="layout" svg:x1="10.314cm" svg:y1="6.421cm" svg:x2="10.879cm" svg:y2="6.425cm">
          <text:p/>
        </draw:line>
        <draw:line draw:style-name="gr4" draw:text-style-name="P13" draw:layer="layout" svg:x1="4.423cm" svg:y1="7.624cm" svg:x2="4.987cm" svg:y2="7.629cm">
          <text:p/>
        </draw:line>
        <draw:line draw:style-name="gr4" draw:text-style-name="P13" draw:layer="layout" svg:x1="6.425cm" svg:y1="7.66cm" svg:x2="6.945cm" svg:y2="7.664cm">
          <text:p/>
        </draw:line>
        <draw:custom-shape draw:style-name="gr3" draw:text-style-name="P12" draw:layer="layout" svg:width="0.506cm" svg:height="1.355cm" svg:x="7.453cm" svg:y="7.258cm">
          <text:list text:style-name="L1">
            <text:list-header>
              <text:p text:style-name="P2"><text:span text:style-name="T17">z</text:span></text:p>
            </text:list-header>
          </text:list>
          <draw:enhanced-geometry svg:viewBox="0 0 21600 21600" draw:type="rectangle" draw:enhanced-path="M 0 0 L 21600 0 21600 21600 0 21600 0 0 Z N"/>
        </draw:custom-shape>
        <draw:custom-shape draw:style-name="gr3" draw:text-style-name="P12" draw:layer="layout" svg:width="0.286cm" svg:height="1.355cm" svg:x="7.183cm" svg:y="7.258cm">
          <text:list text:style-name="L1">
            <text:list-header>
              <text:p text:style-name="P2"><text:span text:style-name="T17"><text:s/></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6.632cm" svg:y="7.258cm">
          <text:list text:style-name="L1">
            <text:list-header>
              <text:p text:style-name="P2"><text:span text:style-name="T17">x</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5.225cm" svg:y="7.258cm">
          <text:list text:style-name="L1">
            <text:list-header>
              <text:p text:style-name="P2"><text:span text:style-name="T17"><text:s text:c="2"/></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4.661cm" svg:y="7.258cm">
          <text:list text:style-name="L1">
            <text:list-header>
              <text:p text:style-name="P2"><text:span text:style-name="T17">y</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4.022cm" svg:y="7.258cm">
          <text:list text:style-name="L1">
            <text:list-header>
              <text:p text:style-name="P2"><text:span text:style-name="T17">x</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3.488cm" svg:y="7.258cm">
          <text:list text:style-name="L1">
            <text:list-header>
              <text:p text:style-name="P2"><text:span text:style-name="T17"><text:s text:c="2"/></text:span></text:p>
            </text:list-header>
          </text:list>
          <draw:enhanced-geometry svg:viewBox="0 0 21600 21600" draw:type="rectangle" draw:enhanced-path="M 0 0 L 21600 0 21600 21600 0 21600 0 0 Z N"/>
        </draw:custom-shape>
        <draw:custom-shape draw:style-name="gr3" draw:text-style-name="P12" draw:layer="layout" svg:width="0.286cm" svg:height="1.355cm" svg:x="2.615cm" svg:y="7.258cm">
          <text:list text:style-name="L1">
            <text:list-header>
              <text:p text:style-name="P2"><text:span text:style-name="T17"><text:s/></text:span></text:p>
            </text:list-header>
          </text:list>
          <draw:enhanced-geometry svg:viewBox="0 0 21600 21600" draw:type="rectangle" draw:enhanced-path="M 0 0 L 21600 0 21600 21600 0 21600 0 0 Z N"/>
        </draw:custom-shape>
        <draw:custom-shape draw:style-name="gr3" draw:text-style-name="P12" draw:layer="layout" svg:width="1.259cm" svg:height="1.355cm" svg:x="1.416cm" svg:y="7.258cm">
          <text:list text:style-name="L1">
            <text:list-header>
              <text:p text:style-name="P2"><text:span text:style-name="T17">F4</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9.913cm" svg:y="6.055cm">
          <text:list text:style-name="L1">
            <text:list-header>
              <text:p text:style-name="P2"><text:span text:style-name="T17">x</text:span></text:p>
            </text:list-header>
          </text:list>
          <draw:enhanced-geometry svg:viewBox="0 0 21600 21600" draw:type="rectangle" draw:enhanced-path="M 0 0 L 21600 0 21600 21600 0 21600 0 0 Z N"/>
        </draw:custom-shape>
        <draw:custom-shape draw:style-name="gr3" draw:text-style-name="P12" draw:layer="layout" svg:width="0.286cm" svg:height="1.355cm" svg:x="9.662cm" svg:y="6.055cm">
          <text:list text:style-name="L1">
            <text:list-header>
              <text:p text:style-name="P2"><text:span text:style-name="T17"><text:s/></text:span></text:p>
            </text:list-header>
          </text:list>
          <draw:enhanced-geometry svg:viewBox="0 0 21600 21600" draw:type="rectangle" draw:enhanced-path="M 0 0 L 21600 0 21600 21600 0 21600 0 0 Z N"/>
        </draw:custom-shape>
        <draw:custom-shape draw:style-name="gr3" draw:text-style-name="P12" draw:layer="layout" svg:width="0.286cm" svg:height="1.355cm" svg:x="8.771cm" svg:y="6.055cm">
          <text:list text:style-name="L1">
            <text:list-header>
              <text:p text:style-name="P2"><text:span text:style-name="T17"><text:s/></text:span></text:p>
            </text:list-header>
          </text:list>
          <draw:enhanced-geometry svg:viewBox="0 0 21600 21600" draw:type="rectangle" draw:enhanced-path="M 0 0 L 21600 0 21600 21600 0 21600 0 0 Z N"/>
        </draw:custom-shape>
        <draw:custom-shape draw:style-name="gr3" draw:text-style-name="P12" draw:layer="layout" svg:width="0.506cm" svg:height="1.355cm" svg:x="8.291cm" svg:y="6.055cm">
          <text:list text:style-name="L1">
            <text:list-header>
              <text:p text:style-name="P2"><text:span text:style-name="T17">z</text:span></text:p>
            </text:list-header>
          </text:list>
          <draw:enhanced-geometry svg:viewBox="0 0 21600 21600" draw:type="rectangle" draw:enhanced-path="M 0 0 L 21600 0 21600 21600 0 21600 0 0 Z N"/>
        </draw:custom-shape>
        <draw:custom-shape draw:style-name="gr3" draw:text-style-name="P12" draw:layer="layout" svg:width="0.286cm" svg:height="1.355cm" svg:x="8.026cm" svg:y="6.055cm">
          <text:list text:style-name="L1">
            <text:list-header>
              <text:p text:style-name="P2"><text:span text:style-name="T17"><text:s/></text:span></text:p>
            </text:list-header>
          </text:list>
          <draw:enhanced-geometry svg:viewBox="0 0 21600 21600" draw:type="rectangle" draw:enhanced-path="M 0 0 L 21600 0 21600 21600 0 21600 0 0 Z N"/>
        </draw:custom-shape>
        <draw:custom-shape draw:style-name="gr3" draw:text-style-name="P12" draw:layer="layout" svg:width="0.853cm" svg:height="1.355cm" svg:x="7.178cm" svg:y="6.055cm">
          <text:list text:style-name="L1">
            <text:list-header>
              <text:p text:style-name="P2"><text:span text:style-name="T17"><text:s/></text:span><text:span text:style-name="T17">y</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6.628cm" svg:y="6.055cm">
          <text:list text:style-name="L1">
            <text:list-header>
              <text:p text:style-name="P2"><text:span text:style-name="T17">x</text:span></text:p>
            </text:list-header>
          </text:list>
          <draw:enhanced-geometry svg:viewBox="0 0 21600 21600" draw:type="rectangle" draw:enhanced-path="M 0 0 L 21600 0 21600 21600 0 21600 0 0 Z N"/>
        </draw:custom-shape>
        <draw:custom-shape draw:style-name="gr3" draw:text-style-name="P12" draw:layer="layout" svg:width="0.286cm" svg:height="1.355cm" svg:x="6.372cm" svg:y="6.055cm">
          <text:list text:style-name="L1">
            <text:list-header>
              <text:p text:style-name="P2"><text:span text:style-name="T17"><text:s/></text:span></text:p>
            </text:list-header>
          </text:list>
          <draw:enhanced-geometry svg:viewBox="0 0 21600 21600" draw:type="rectangle" draw:enhanced-path="M 0 0 L 21600 0 21600 21600 0 21600 0 0 Z N"/>
        </draw:custom-shape>
        <draw:custom-shape draw:style-name="gr3" draw:text-style-name="P12" draw:layer="layout" svg:width="0.286cm" svg:height="1.355cm" svg:x="5.486cm" svg:y="6.055cm">
          <text:list text:style-name="L1">
            <text:list-header>
              <text:p text:style-name="P2"><text:span text:style-name="T17"><text:s/></text:span></text:p>
            </text:list-header>
          </text:list>
          <draw:enhanced-geometry svg:viewBox="0 0 21600 21600" draw:type="rectangle" draw:enhanced-path="M 0 0 L 21600 0 21600 21600 0 21600 0 0 Z N"/>
        </draw:custom-shape>
        <draw:custom-shape draw:style-name="gr3" draw:text-style-name="P12" draw:layer="layout" svg:width="0.506cm" svg:height="1.355cm" svg:x="5.005cm" svg:y="6.055cm">
          <text:list text:style-name="L1">
            <text:list-header>
              <text:p text:style-name="P2"><text:span text:style-name="T17">z</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4.366cm" svg:y="6.055cm">
          <text:list text:style-name="L1">
            <text:list-header>
              <text:p text:style-name="P2"><text:span text:style-name="T17">y</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3.726cm" svg:y="6.055cm">
          <text:list text:style-name="L1">
            <text:list-header>
              <text:p text:style-name="P2"><text:span text:style-name="T17">x</text:span></text:p>
            </text:list-header>
          </text:list>
          <draw:enhanced-geometry svg:viewBox="0 0 21600 21600" draw:type="rectangle" draw:enhanced-path="M 0 0 L 21600 0 21600 21600 0 21600 0 0 Z N"/>
        </draw:custom-shape>
        <draw:custom-shape draw:style-name="gr3" draw:text-style-name="P12" draw:layer="layout" svg:width="0.286cm" svg:height="1.355cm" svg:x="3.475cm" svg:y="6.055cm">
          <text:list text:style-name="L1">
            <text:list-header>
              <text:p text:style-name="P2"><text:span text:style-name="T17"><text:s/></text:span></text:p>
            </text:list-header>
          </text:list>
          <draw:enhanced-geometry svg:viewBox="0 0 21600 21600" draw:type="rectangle" draw:enhanced-path="M 0 0 L 21600 0 21600 21600 0 21600 0 0 Z N"/>
        </draw:custom-shape>
        <draw:custom-shape draw:style-name="gr3" draw:text-style-name="P12" draw:layer="layout" svg:width="0.286cm" svg:height="1.355cm" svg:x="2.597cm" svg:y="6.055cm">
          <text:list text:style-name="L1">
            <text:list-header>
              <text:p text:style-name="P2"><text:span text:style-name="T17"><text:s/></text:span></text:p>
            </text:list-header>
          </text:list>
          <draw:enhanced-geometry svg:viewBox="0 0 21600 21600" draw:type="rectangle" draw:enhanced-path="M 0 0 L 21600 0 21600 21600 0 21600 0 0 Z N"/>
        </draw:custom-shape>
        <draw:custom-shape draw:style-name="gr3" draw:text-style-name="P12" draw:layer="layout" svg:width="1.259cm" svg:height="1.355cm" svg:x="1.416cm" svg:y="6.055cm">
          <text:list text:style-name="L1">
            <text:list-header>
              <text:p text:style-name="P2"><text:span text:style-name="T17">F3</text:span></text:p>
            </text:list-header>
          </text:list>
          <draw:enhanced-geometry svg:viewBox="0 0 21600 21600" draw:type="rectangle" draw:enhanced-path="M 0 0 L 21600 0 21600 21600 0 21600 0 0 Z N"/>
        </draw:custom-shape>
        <draw:custom-shape draw:style-name="gr3" draw:text-style-name="P12" draw:layer="layout" svg:width="0.286cm" svg:height="1.355cm" svg:x="4.56cm" svg:y="4.851cm">
          <text:list text:style-name="L1">
            <text:list-header>
              <text:p text:style-name="P2"><text:span text:style-name="T17"><text:s/></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4.008cm" svg:y="4.851cm">
          <text:list text:style-name="L1">
            <text:list-header>
              <text:p text:style-name="P2"><text:span text:style-name="T17">x</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3.475cm" svg:y="4.851cm">
          <text:list text:style-name="L1">
            <text:list-header>
              <text:p text:style-name="P2"><text:span text:style-name="T17"><text:s text:c="2"/></text:span></text:p>
            </text:list-header>
          </text:list>
          <draw:enhanced-geometry svg:viewBox="0 0 21600 21600" draw:type="rectangle" draw:enhanced-path="M 0 0 L 21600 0 21600 21600 0 21600 0 0 Z N"/>
        </draw:custom-shape>
        <draw:custom-shape draw:style-name="gr3" draw:text-style-name="P12" draw:layer="layout" svg:width="0.286cm" svg:height="1.355cm" svg:x="2.597cm" svg:y="4.851cm">
          <text:list text:style-name="L1">
            <text:list-header>
              <text:p text:style-name="P2"><text:span text:style-name="T17"><text:s/></text:span></text:p>
            </text:list-header>
          </text:list>
          <draw:enhanced-geometry svg:viewBox="0 0 21600 21600" draw:type="rectangle" draw:enhanced-path="M 0 0 L 21600 0 21600 21600 0 21600 0 0 Z N"/>
        </draw:custom-shape>
        <draw:custom-shape draw:style-name="gr3" draw:text-style-name="P12" draw:layer="layout" svg:width="1.259cm" svg:height="1.355cm" svg:x="1.416cm" svg:y="4.851cm">
          <text:list text:style-name="L1">
            <text:list-header>
              <text:p text:style-name="P2"><text:span text:style-name="T17">F2</text:span></text:p>
            </text:list-header>
          </text:list>
          <draw:enhanced-geometry svg:viewBox="0 0 21600 21600" draw:type="rectangle" draw:enhanced-path="M 0 0 L 21600 0 21600 21600 0 21600 0 0 Z N"/>
        </draw:custom-shape>
        <draw:custom-shape draw:style-name="gr3" draw:text-style-name="P12" draw:layer="layout" svg:width="1.137cm" svg:height="1.355cm" svg:x="3.74cm" svg:y="3.647cm">
          <text:list text:style-name="L1">
            <text:list-header>
              <text:p text:style-name="P2"><text:span text:style-name="T17">xy</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3.444cm" svg:y="3.647cm">
          <text:list text:style-name="L1">
            <text:list-header>
              <text:p text:style-name="P2"><text:span text:style-name="T17"><text:s text:c="2"/></text:span></text:p>
            </text:list-header>
          </text:list>
          <draw:enhanced-geometry svg:viewBox="0 0 21600 21600" draw:type="rectangle" draw:enhanced-path="M 0 0 L 21600 0 21600 21600 0 21600 0 0 Z N"/>
        </draw:custom-shape>
        <draw:custom-shape draw:style-name="gr3" draw:text-style-name="P12" draw:layer="layout" svg:width="0.286cm" svg:height="1.355cm" svg:x="2.571cm" svg:y="3.647cm">
          <text:list text:style-name="L1">
            <text:list-header>
              <text:p text:style-name="P2"><text:span text:style-name="T17"><text:s/></text:span></text:p>
            </text:list-header>
          </text:list>
          <draw:enhanced-geometry svg:viewBox="0 0 21600 21600" draw:type="rectangle" draw:enhanced-path="M 0 0 L 21600 0 21600 21600 0 21600 0 0 Z N"/>
        </draw:custom-shape>
        <draw:custom-shape draw:style-name="gr3" draw:text-style-name="P12" draw:layer="layout" svg:width="1.259cm" svg:height="1.355cm" svg:x="1.416cm" svg:y="3.647cm">
          <text:list text:style-name="L1">
            <text:list-header>
              <text:p text:style-name="P2"><text:span text:style-name="T17">F1</text:span></text:p>
            </text:list-header>
          </text:list>
          <draw:enhanced-geometry svg:viewBox="0 0 21600 21600" draw:type="rectangle" draw:enhanced-path="M 0 0 L 21600 0 21600 21600 0 21600 0 0 Z N"/>
        </draw:custom-shape>
        <draw:custom-shape draw:style-name="gr3" draw:text-style-name="P12" draw:layer="layout" svg:width="0.709cm" svg:height="1.355cm" svg:x="5.834cm" svg:y="7.131cm">
          <text:list text:style-name="L9">
            <text:list-header>
              <text:p text:style-name="P11"><text:span text:style-name="T18"></text:span></text:p>
            </text:list-header>
          </text:list>
          <draw:enhanced-geometry svg:viewBox="0 0 21600 21600" draw:type="rectangle" draw:enhanced-path="M 0 0 L 21600 0 21600 21600 0 21600 0 0 Z N"/>
        </draw:custom-shape>
        <draw:custom-shape draw:style-name="gr3" draw:text-style-name="P12" draw:layer="layout" svg:width="0.946cm" svg:height="1.355cm" svg:x="2.819cm" svg:y="7.131cm">
          <text:list text:style-name="L9">
            <text:list-header>
              <text:p text:style-name="P11"><text:span text:style-name="T18"></text:span></text:p>
            </text:list-header>
          </text:list>
          <draw:enhanced-geometry svg:viewBox="0 0 21600 21600" draw:type="rectangle" draw:enhanced-path="M 0 0 L 21600 0 21600 21600 0 21600 0 0 Z N"/>
        </draw:custom-shape>
        <draw:custom-shape draw:style-name="gr3" draw:text-style-name="P12" draw:layer="layout" svg:width="0.709cm" svg:height="1.355cm" svg:x="5.812cm" svg:y="5.927cm">
          <text:list text:style-name="L9">
            <text:list-header>
              <text:p text:style-name="P11"><text:span text:style-name="T18"></text:span></text:p>
            </text:list-header>
          </text:list>
          <draw:enhanced-geometry svg:viewBox="0 0 21600 21600" draw:type="rectangle" draw:enhanced-path="M 0 0 L 21600 0 21600 21600 0 21600 0 0 Z N"/>
        </draw:custom-shape>
        <draw:custom-shape draw:style-name="gr3" draw:text-style-name="P12" draw:layer="layout" svg:width="0.946cm" svg:height="1.355cm" svg:x="2.806cm" svg:y="5.927cm">
          <text:list text:style-name="L9">
            <text:list-header>
              <text:p text:style-name="P11"><text:span text:style-name="T18"></text:span></text:p>
            </text:list-header>
          </text:list>
          <draw:enhanced-geometry svg:viewBox="0 0 21600 21600" draw:type="rectangle" draw:enhanced-path="M 0 0 L 21600 0 21600 21600 0 21600 0 0 Z N"/>
        </draw:custom-shape>
        <draw:custom-shape draw:style-name="gr3" draw:text-style-name="P12" draw:layer="layout" svg:width="0.946cm" svg:height="1.355cm" svg:x="2.806cm" svg:y="4.723cm">
          <text:list text:style-name="L9">
            <text:list-header>
              <text:p text:style-name="P11"><text:span text:style-name="T18"></text:span></text:p>
            </text:list-header>
          </text:list>
          <draw:enhanced-geometry svg:viewBox="0 0 21600 21600" draw:type="rectangle" draw:enhanced-path="M 0 0 L 21600 0 21600 21600 0 21600 0 0 Z N"/>
        </draw:custom-shape>
        <draw:custom-shape draw:style-name="gr3" draw:text-style-name="P12" draw:layer="layout" svg:width="0.946cm" svg:height="1.355cm" svg:x="2.78cm" svg:y="3.519cm">
          <text:list text:style-name="L9">
            <text:list-header>
              <text:p text:style-name="P11"><text:span text:style-name="T18"></text:span></text:p>
            </text:list-header>
          </text:list>
          <draw:enhanced-geometry svg:viewBox="0 0 21600 21600" draw:type="rectangle" draw:enhanced-path="M 0 0 L 21600 0 21600 21600 0 21600 0 0 Z N"/>
        </draw:custom-shape>
        <draw:custom-shape draw:style-name="gr3" draw:text-style-name="P12" draw:layer="layout" svg:width="0.506cm" svg:height="1.355cm" svg:x="5.186cm" svg:y="3.647cm">
          <text:list text:style-name="L1">
            <text:list-header>
              <text:p text:style-name="P2"><text:span text:style-name="T17">z</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5.71cm" svg:y="4.851cm">
          <text:list text:style-name="L1">
            <text:list-header>
              <text:p text:style-name="P2"><text:span text:style-name="T17">y</text:span></text:p>
            </text:list-header>
          </text:list>
          <draw:enhanced-geometry svg:viewBox="0 0 21600 21600" draw:type="rectangle" draw:enhanced-path="M 0 0 L 21600 0 21600 21600 0 21600 0 0 Z N"/>
        </draw:custom-shape>
        <draw:custom-shape draw:style-name="gr3" draw:text-style-name="P12" draw:layer="layout" svg:width="0.506cm" svg:height="1.355cm" svg:x="6.262cm" svg:y="4.851cm">
          <text:list text:style-name="L1">
            <text:list-header>
              <text:p text:style-name="P2"><text:span text:style-name="T17">z</text:span></text:p>
            </text:list-header>
          </text:list>
          <draw:enhanced-geometry svg:viewBox="0 0 21600 21600" draw:type="rectangle" draw:enhanced-path="M 0 0 L 21600 0 21600 21600 0 21600 0 0 Z N"/>
        </draw:custom-shape>
        <draw:custom-shape draw:style-name="gr3" draw:text-style-name="P12" draw:layer="layout" svg:width="0.709cm" svg:height="1.355cm" svg:x="4.886cm" svg:y="4.723cm">
          <text:list text:style-name="L9">
            <text:list-header>
              <text:p text:style-name="P11"><text:span text:style-name="T18"></text:span></text:p>
            </text:list-header>
          </text:list>
          <draw:enhanced-geometry svg:viewBox="0 0 21600 21600" draw:type="rectangle" draw:enhanced-path="M 0 0 L 21600 0 21600 21600 0 21600 0 0 Z N"/>
        </draw:custom-shape>
        <draw:custom-shape draw:style-name="gr3" draw:text-style-name="P12" draw:layer="layout" svg:width="0.569cm" svg:height="1.355cm" svg:x="10.552cm" svg:y="6.055cm">
          <text:list text:style-name="L1">
            <text:list-header>
              <text:p text:style-name="P2"><text:span text:style-name="T17">y</text:span></text:p>
            </text:list-header>
          </text:list>
          <draw:enhanced-geometry svg:viewBox="0 0 21600 21600" draw:type="rectangle" draw:enhanced-path="M 0 0 L 21600 0 21600 21600 0 21600 0 0 Z N"/>
        </draw:custom-shape>
        <draw:custom-shape draw:style-name="gr3" draw:text-style-name="P12" draw:layer="layout" svg:width="0.709cm" svg:height="1.355cm" svg:x="9.098cm" svg:y="5.927cm">
          <text:list text:style-name="L9">
            <text:list-header>
              <text:p text:style-name="P11"><text:span text:style-name="T18"></text:span></text:p>
            </text:list-header>
          </text:list>
          <draw:enhanced-geometry svg:viewBox="0 0 21600 21600" draw:type="rectangle" draw:enhanced-path="M 0 0 L 21600 0 21600 21600 0 21600 0 0 Z N"/>
        </draw:custom-shape>
        <presentation:notes draw:style-name="dp2">
          <draw:page-thumbnail draw:style-name="gr1" draw:layer="layout" svg:width="13.335cm" svg:height="10.001cm" svg:x="3.493cm" svg:y="2.002cm" draw:page-number="26" presentation:class="page"/>
          <draw:frame presentation:style-name="pr11" draw:text-style-name="P3" draw:layer="layout" svg:width="14.904cm" svg:height="12cm" svg:x="2.708cm" svg:y="12.668cm" presentation:class="notes" presentation:user-transformed="true">
            <draw:text-box>
              <text:list text:style-name="L1">
                <text:list-header>
                  <text:p text:style-name="P22"><text:s/>F3 is 1 for x’y’z’, x’yz, xy’z’ and xy’z =&gt; F3 = 1,0,0,1,1,1,0,0</text:p>
                  <text:p text:style-name="P22"><text:s/>F4 is 1 for xy’z’, xy’z, x’y’z and x’y z =&gt; F4 = 0,1,0,1,1,1,0,0</text:p>
                  <text:p text:style-name="P22"/>
                  <text:p text:style-name="P22"><text:s/></text:p>
                </text:list-header>
              </text:list>
            </draw:text-box>
          </draw:frame>
        </presentation:notes>
      </draw:page>
      <draw:page draw:name="Expression Simplification" draw:style-name="dp1" draw:master-page-name="Default" presentation:presentation-page-layout-name="AL2T1">
        <draw:frame presentation:style-name="pr5" draw:text-style-name="P3" draw:layer="layout" svg:width="21.59cm" svg:height="2.329cm" svg:x="1.905cm" svg:y="0.635cm" presentation:class="title" presentation:user-transformed="true">
          <draw:text-box>
            <text:list text:style-name="L1">
              <text:list-header>
                <text:p text:style-name="P2"><text:span text:style-name="T1">Expression Simplification</text:span></text:p>
              </text:list-header>
            </text:list>
          </draw:text-box>
        </draw:frame>
        <draw:frame presentation:style-name="pr21" draw:text-style-name="P3" draw:layer="layout" svg:width="21.59cm" svg:height="14.178cm" svg:x="1.905cm" svg:y="3.387cm" presentation:class="outline" presentation:user-transformed="true">
          <draw:text-box>
            <text:list text:style-name="L2">
              <text:list-item>
                <text:p text:style-name="P9"><text:span text:style-name="T1">An application of Boolean algebra</text:span></text:p>
              </text:list-item>
              <text:list-item>
                <text:p text:style-name="P9"><text:span text:style-name="T1">Simplify to contain the smallest number of </text:span><text:span text:style-name="T47">literals</text:span><text:span text:style-name="T1"> (complemented and uncomplemented variables):</text:span></text:p>
                <text:p text:style-name="P9"><text:span text:style-name="T1"/></text:p>
              </text:list-item>
            </text:list>
            <text:list text:style-name="L16">
              <text:list-header>
                <text:p text:style-name="P50"><text:span text:style-name="T1">=</text:span> <text:span text:style-name="T1">AB + ABCD + <text:s/>A C D + A C D + A B D</text:span></text:p>
                <text:p text:style-name="P50"><text:span text:style-name="T1">= AB + AB(CD) + A C (D + D) + A B D</text:span></text:p>
                <text:p text:style-name="P50"><text:span text:style-name="T1">= AB + A C + A B D = B(A + AD) +AC </text:span></text:p>
                <text:p text:style-name="P50"><text:span text:style-name="T1">= B (A + D) + A C <text:s/>5 literals</text:span></text:p>
              </text:list-header>
            </text:list>
          </draw:text-box>
        </draw:frame>
        <draw:g>
          <draw:line draw:style-name="gr4" draw:text-style-name="P13" draw:layer="layout" svg:x1="6.081cm" svg:y1="9.578cm" svg:x2="6.914cm" svg:y2="9.582cm">
            <text:p/>
          </draw:line>
          <draw:line draw:style-name="gr4" draw:text-style-name="P13" draw:layer="layout" svg:x1="10.054cm" svg:y1="9.578cm" svg:x2="10.888cm" svg:y2="9.582cm">
            <text:p/>
          </draw:line>
          <draw:line draw:style-name="gr4" draw:text-style-name="P13" draw:layer="layout" svg:x1="13.996cm" svg:y1="9.578cm" svg:x2="15.042cm" svg:y2="9.582cm">
            <text:p/>
          </draw:line>
          <draw:line draw:style-name="gr4" draw:text-style-name="P13" draw:layer="layout" svg:x1="15.893cm" svg:y1="9.578cm" svg:x2="16.894cm" svg:y2="9.582cm">
            <text:p/>
          </draw:line>
          <draw:custom-shape draw:style-name="gr3" draw:text-style-name="P12" draw:layer="layout" svg:width="0.751cm" svg:height="1.439cm" svg:x="17.098cm" svg:y="9.256cm">
            <text:list text:style-name="L9">
              <text:list-header>
                <text:p text:style-name="P11"><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13.032cm" svg:y="9.256cm">
            <text:list text:style-name="L9">
              <text:list-header>
                <text:p text:style-name="P11"><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9.09cm" svg:y="9.256cm">
            <text:list text:style-name="L9">
              <text:list-header>
                <text:p text:style-name="P11"><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5.117cm" svg:y="9.256cm">
            <text:list text:style-name="L9">
              <text:list-header>
                <text:p text:style-name="P11"><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866cm" svg:height="1.439cm" svg:x="20.99cm" svg:y="9.392cm">
            <text:list text:style-name="L1">
              <text:list-header>
                <text:p text:style-name="P2"><text:span text:style-name="T74">D</text:span></text:p>
              </text:list-header>
            </text:list>
            <draw:enhanced-geometry svg:viewBox="0 0 21600 21600" draw:type="rectangle" draw:enhanced-path="M 0 0 L 21600 0 21600 21600 0 21600 0 0 Z N"/>
          </draw:custom-shape>
          <draw:custom-shape draw:style-name="gr3" draw:text-style-name="P12" draw:layer="layout" svg:width="0.866cm" svg:height="1.439cm" svg:x="20.002cm" svg:y="9.392cm">
            <text:list text:style-name="L1">
              <text:list-header>
                <text:p text:style-name="P2"><text:span text:style-name="T74">C</text:span></text:p>
              </text:list-header>
            </text:list>
            <draw:enhanced-geometry svg:viewBox="0 0 21600 21600" draw:type="rectangle" draw:enhanced-path="M 0 0 L 21600 0 21600 21600 0 21600 0 0 Z N"/>
          </draw:custom-shape>
          <draw:custom-shape draw:style-name="gr3" draw:text-style-name="P12" draw:layer="layout" svg:width="0.802cm" svg:height="1.439cm" svg:x="19.075cm" svg:y="9.392cm">
            <text:list text:style-name="L1">
              <text:list-header>
                <text:p text:style-name="P2"><text:span text:style-name="T74">B</text:span></text:p>
              </text:list-header>
            </text:list>
            <draw:enhanced-geometry svg:viewBox="0 0 21600 21600" draw:type="rectangle" draw:enhanced-path="M 0 0 L 21600 0 21600 21600 0 21600 0 0 Z N"/>
          </draw:custom-shape>
          <draw:custom-shape draw:style-name="gr3" draw:text-style-name="P12" draw:layer="layout" svg:width="0.866cm" svg:height="1.439cm" svg:x="18.048cm" svg:y="9.392cm">
            <text:list text:style-name="L1">
              <text:list-header>
                <text:p text:style-name="P2"><text:span text:style-name="T74">A</text:span></text:p>
              </text:list-header>
            </text:list>
            <draw:enhanced-geometry svg:viewBox="0 0 21600 21600" draw:type="rectangle" draw:enhanced-path="M 0 0 L 21600 0 21600 21600 0 21600 0 0 Z N"/>
          </draw:custom-shape>
          <draw:custom-shape draw:style-name="gr3" draw:text-style-name="P12" draw:layer="layout" svg:width="0.866cm" svg:height="1.439cm" svg:x="16.077cm" svg:y="9.392cm">
            <text:list text:style-name="L1">
              <text:list-header>
                <text:p text:style-name="P2"><text:span text:style-name="T74">D</text:span></text:p>
              </text:list-header>
            </text:list>
            <draw:enhanced-geometry svg:viewBox="0 0 21600 21600" draw:type="rectangle" draw:enhanced-path="M 0 0 L 21600 0 21600 21600 0 21600 0 0 Z N"/>
          </draw:custom-shape>
          <draw:custom-shape draw:style-name="gr3" draw:text-style-name="P12" draw:layer="layout" svg:width="0.866cm" svg:height="1.439cm" svg:x="14.997cm" svg:y="9.392cm">
            <text:list text:style-name="L1">
              <text:list-header>
                <text:p text:style-name="P2"><text:span text:style-name="T74">C</text:span></text:p>
              </text:list-header>
            </text:list>
            <draw:enhanced-geometry svg:viewBox="0 0 21600 21600" draw:type="rectangle" draw:enhanced-path="M 0 0 L 21600 0 21600 21600 0 21600 0 0 Z N"/>
          </draw:custom-shape>
          <draw:custom-shape draw:style-name="gr3" draw:text-style-name="P12" draw:layer="layout" svg:width="0.866cm" svg:height="1.439cm" svg:x="13.983cm" svg:y="9.392cm">
            <text:list text:style-name="L1">
              <text:list-header>
                <text:p text:style-name="P2"><text:span text:style-name="T74">A</text:span></text:p>
              </text:list-header>
            </text:list>
            <draw:enhanced-geometry svg:viewBox="0 0 21600 21600" draw:type="rectangle" draw:enhanced-path="M 0 0 L 21600 0 21600 21600 0 21600 0 0 Z N"/>
          </draw:custom-shape>
          <draw:custom-shape draw:style-name="gr3" draw:text-style-name="P12" draw:layer="layout" svg:width="0.866cm" svg:height="1.439cm" svg:x="12.011cm" svg:y="9.392cm">
            <text:list text:style-name="L1">
              <text:list-header>
                <text:p text:style-name="P2"><text:span text:style-name="T74">D</text:span></text:p>
              </text:list-header>
            </text:list>
            <draw:enhanced-geometry svg:viewBox="0 0 21600 21600" draw:type="rectangle" draw:enhanced-path="M 0 0 L 21600 0 21600 21600 0 21600 0 0 Z N"/>
          </draw:custom-shape>
          <draw:custom-shape draw:style-name="gr3" draw:text-style-name="P12" draw:layer="layout" svg:width="0.802cm" svg:height="1.439cm" svg:x="11.067cm" svg:y="9.392cm">
            <text:list text:style-name="L1">
              <text:list-header>
                <text:p text:style-name="P2"><text:span text:style-name="T74">B</text:span></text:p>
              </text:list-header>
            </text:list>
            <draw:enhanced-geometry svg:viewBox="0 0 21600 21600" draw:type="rectangle" draw:enhanced-path="M 0 0 L 21600 0 21600 21600 0 21600 0 0 Z N"/>
          </draw:custom-shape>
          <draw:custom-shape draw:style-name="gr3" draw:text-style-name="P12" draw:layer="layout" svg:width="0.866cm" svg:height="1.439cm" svg:x="10.04cm" svg:y="9.392cm">
            <text:list text:style-name="L1">
              <text:list-header>
                <text:p text:style-name="P2"><text:span text:style-name="T74">A</text:span></text:p>
              </text:list-header>
            </text:list>
            <draw:enhanced-geometry svg:viewBox="0 0 21600 21600" draw:type="rectangle" draw:enhanced-path="M 0 0 L 21600 0 21600 21600 0 21600 0 0 Z N"/>
          </draw:custom-shape>
          <draw:custom-shape draw:style-name="gr3" draw:text-style-name="P12" draw:layer="layout" svg:width="0.866cm" svg:height="1.439cm" svg:x="8.069cm" svg:y="9.392cm">
            <text:list text:style-name="L1">
              <text:list-header>
                <text:p text:style-name="P2"><text:span text:style-name="T74">D</text:span></text:p>
              </text:list-header>
            </text:list>
            <draw:enhanced-geometry svg:viewBox="0 0 21600 21600" draw:type="rectangle" draw:enhanced-path="M 0 0 L 21600 0 21600 21600 0 21600 0 0 Z N"/>
          </draw:custom-shape>
          <draw:custom-shape draw:style-name="gr3" draw:text-style-name="P12" draw:layer="layout" svg:width="0.866cm" svg:height="1.439cm" svg:x="7.081cm" svg:y="9.392cm">
            <text:list text:style-name="L1">
              <text:list-header>
                <text:p text:style-name="P2"><text:span text:style-name="T74">C</text:span></text:p>
              </text:list-header>
            </text:list>
            <draw:enhanced-geometry svg:viewBox="0 0 21600 21600" draw:type="rectangle" draw:enhanced-path="M 0 0 L 21600 0 21600 21600 0 21600 0 0 Z N"/>
          </draw:custom-shape>
          <draw:custom-shape draw:style-name="gr3" draw:text-style-name="P12" draw:layer="layout" svg:width="0.866cm" svg:height="1.439cm" svg:x="6.067cm" svg:y="9.392cm">
            <text:list text:style-name="L1">
              <text:list-header>
                <text:p text:style-name="P2"><text:span text:style-name="T74">A</text:span></text:p>
              </text:list-header>
            </text:list>
            <draw:enhanced-geometry svg:viewBox="0 0 21600 21600" draw:type="rectangle" draw:enhanced-path="M 0 0 L 21600 0 21600 21600 0 21600 0 0 Z N"/>
          </draw:custom-shape>
          <draw:custom-shape draw:style-name="gr3" draw:text-style-name="P12" draw:layer="layout" svg:width="0.802cm" svg:height="1.439cm" svg:x="4.152cm" svg:y="9.392cm">
            <text:list text:style-name="L1">
              <text:list-header>
                <text:p text:style-name="P2"><text:span text:style-name="T74">B</text:span></text:p>
              </text:list-header>
            </text:list>
            <draw:enhanced-geometry svg:viewBox="0 0 21600 21600" draw:type="rectangle" draw:enhanced-path="M 0 0 L 21600 0 21600 21600 0 21600 0 0 Z N"/>
          </draw:custom-shape>
          <draw:custom-shape draw:style-name="gr3" draw:text-style-name="P12" draw:layer="layout" svg:width="0.866cm" svg:height="1.439cm" svg:x="3.126cm" svg:y="9.392cm">
            <text:list text:style-name="L1">
              <text:list-header>
                <text:p text:style-name="P2"><text:span text:style-name="T74">A</text:span></text:p>
              </text:list-header>
            </text:list>
            <draw:enhanced-geometry svg:viewBox="0 0 21600 21600" draw:type="rectangle" draw:enhanced-path="M 0 0 L 21600 0 21600 21600 0 21600 0 0 Z N"/>
          </draw:custom-shape>
        </draw:g>
        <draw:line draw:style-name="gr4" draw:text-style-name="P13" draw:layer="layout" svg:x1="10.478cm" svg:y1="11.289cm" svg:x2="11.359cm" svg:y2="11.289cm">
          <text:p/>
        </draw:line>
        <draw:line draw:style-name="gr4" draw:text-style-name="P13" draw:layer="layout" svg:x1="14.676cm" svg:y1="11.254cm" svg:x2="15.558cm" svg:y2="11.254cm">
          <text:p/>
        </draw:line>
        <draw:line draw:style-name="gr4" draw:text-style-name="P13" draw:layer="layout" svg:x1="18.909cm" svg:y1="11.289cm" svg:x2="19.791cm" svg:y2="11.289cm">
          <text:p/>
        </draw:line>
        <draw:line draw:style-name="gr4" draw:text-style-name="P13" draw:layer="layout" svg:x1="16.898cm" svg:y1="11.254cm" svg:x2="17.78cm" svg:y2="11.254cm">
          <text:p/>
        </draw:line>
        <draw:line draw:style-name="gr4" draw:text-style-name="P13" draw:layer="layout" svg:x1="10.971cm" svg:y1="12.876cm" svg:x2="11.853cm" svg:y2="12.876cm">
          <text:p/>
        </draw:line>
        <draw:line draw:style-name="gr4" draw:text-style-name="P13" draw:layer="layout" svg:x1="15.487cm" svg:y1="12.876cm" svg:x2="16.369cm" svg:y2="12.876cm">
          <text:p/>
        </draw:line>
        <draw:line draw:style-name="gr4" draw:text-style-name="P13" draw:layer="layout" svg:x1="17.992cm" svg:y1="12.876cm" svg:x2="18.874cm" svg:y2="12.876cm">
          <text:p/>
        </draw:line>
        <draw:line draw:style-name="gr4" draw:text-style-name="P13" draw:layer="layout" svg:x1="5.891cm" svg:y1="14.459cm" svg:x2="6.773cm" svg:y2="14.459cm">
          <text:p/>
        </draw:line>
        <draw:line draw:style-name="gr4" draw:text-style-name="P13" draw:layer="layout" svg:x1="8.925cm" svg:y1="14.495cm" svg:x2="9.807cm" svg:y2="14.495cm">
          <text:p/>
        </draw:line>
        <draw:line draw:style-name="gr4" draw:text-style-name="P13" draw:layer="layout" svg:x1="16.267cm" svg:y1="14.53cm" svg:x2="17.149cm" svg:y2="14.53cm">
          <text:p/>
        </draw:line>
        <draw:line draw:style-name="gr4" draw:text-style-name="P13" draw:layer="layout" svg:x1="8.89cm" svg:y1="16.157cm" svg:x2="9.772cm" svg:y2="16.157cm">
          <text:p/>
        </draw:line>
        <draw:line draw:style-name="gr4" draw:text-style-name="P13" draw:layer="layout" svg:x1="19.151cm" svg:y1="14.517cm" svg:x2="20.033cm" svg:y2="14.517cm">
          <text:p/>
        </draw:line>
        <presentation:notes draw:style-name="dp2">
          <draw:page-thumbnail draw:style-name="gr1" draw:layer="layout" svg:width="13.335cm" svg:height="10.001cm" svg:x="3.493cm" svg:y="2.002cm" draw:page-number="27" presentation:class="page"/>
          <draw:frame presentation:style-name="pr4" draw:text-style-name="P1" draw:layer="layout" svg:width="14.904cm" svg:height="12.001cm" svg:x="2.708cm" svg:y="12.668cm" presentation:class="notes" presentation:placeholder="true">
            <draw:text-box/>
          </draw:frame>
        </presentation:notes>
      </draw:page>
      <draw:page draw:name="Complementing Functions"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1">Complementing Functions</text:span></text:p>
              </text:list-header>
            </text:list>
          </draw:text-box>
        </draw:frame>
        <draw:frame presentation:style-name="pr22" draw:text-style-name="P3" draw:layer="layout" svg:width="23.57cm" svg:height="14.464cm" svg:x="1.204cm" svg:y="3.651cm" presentation:class="outline" presentation:user-transformed="true">
          <draw:text-box>
            <text:list text:style-name="L2">
              <text:list-item>
                <text:p text:style-name="P51"><text:span text:style-name="T75">Use DeMorgan's Theorem to complement a function:</text:span></text:p>
              </text:list-item>
            </text:list>
            <text:list text:style-name="L11">
              <text:list-item>
                <text:list>
                  <text:list-header>
                    <text:p text:style-name="P52"><text:span text:style-name="T9">1.</text:span><text:span text:style-name="T9"><text:tab/></text:span><text:span text:style-name="T9">Interchange AND and OR operators</text:span></text:p>
                    <text:p text:style-name="P53"><text:span text:style-name="T9">2.</text:span><text:span text:style-name="T9"><text:tab/></text:span><text:span text:style-name="T9">Complement each constant value and literal</text:span><text:span text:style-name="T60">   </text:span></text:p>
                  </text:list-header>
                </text:list>
              </text:list-item>
            </text:list>
            <text:list text:style-name="L2">
              <text:list-item>
                <text:p text:style-name="P51"><text:span text:style-name="T75">Example: Complement F =</text:span></text:p>
              </text:list-item>
            </text:list>
            <text:list text:style-name="L16">
              <text:list-header>
                <text:p text:style-name="P54"><text:span text:style-name="T75"><text:s text:c="3"/></text:span><text:span text:style-name="T76">F = (x + y + z)(x + y + z)</text:span></text:p>
              </text:list-header>
            </text:list>
            <text:list text:style-name="L2">
              <text:list-item>
                <text:p text:style-name="P51"><text:span text:style-name="T75">Example: Complement G = (a + bc)d + e </text:span></text:p>
              </text:list-item>
            </text:list>
            <text:list text:style-name="L16">
              <text:list-header>
                <text:p text:style-name="P54"><text:span text:style-name="T76"><text:s text:c="3"/></text:span><text:span text:style-name="T76">G =</text:span></text:p>
              </text:list-header>
            </text:list>
          </draw:text-box>
        </draw:frame>
        <draw:line draw:style-name="gr4" draw:text-style-name="P13" draw:layer="layout" svg:x1="7.404cm" svg:y1="13.004cm" svg:x2="8.251cm" svg:y2="13.004cm">
          <text:p/>
        </draw:line>
        <draw:line draw:style-name="gr4" draw:text-style-name="P13" draw:layer="layout" svg:x1="11.201cm" svg:y1="13cm" svg:x2="12.047cm" svg:y2="13cm">
          <text:p/>
        </draw:line>
        <draw:g>
          <draw:custom-shape draw:style-name="gr3" draw:text-style-name="P12" draw:layer="layout" svg:width="0.781cm" svg:height="1.863cm" svg:x="21.138cm" svg:y="10.601cm">
            <text:list text:style-name="L1">
              <text:list-header>
                <text:p text:style-name="P2"><text:span text:style-name="T77">x</text:span></text:p>
              </text:list-header>
            </text:list>
            <draw:enhanced-geometry svg:viewBox="0 0 21600 21600" draw:type="rectangle" draw:enhanced-path="M 0 0 L 21600 0 21600 21600 0 21600 0 0 Z N"/>
          </draw:custom-shape>
          <draw:custom-shape draw:style-name="gr3" draw:text-style-name="P12" draw:layer="layout" svg:width="0.976cm" svg:height="1.863cm" svg:x="19.945cm" svg:y="10.46cm">
            <text:list text:style-name="L9">
              <text:list-header>
                <text:p text:style-name="P11"><text:span text:style-name="T78"></text:span></text:p>
              </text:list-header>
            </text:list>
            <draw:enhanced-geometry svg:viewBox="0 0 21600 21600" draw:type="rectangle" draw:enhanced-path="M 0 0 L 21600 0 21600 21600 0 21600 0 0 Z N"/>
          </draw:custom-shape>
          <draw:custom-shape draw:style-name="gr3" draw:text-style-name="P12" draw:layer="layout" svg:width="0.692cm" svg:height="1.863cm" svg:x="22.814cm" svg:y="10.596cm">
            <text:list text:style-name="L1">
              <text:list-header>
                <text:p text:style-name="P2"><text:span text:style-name="T77">z</text:span></text:p>
              </text:list-header>
            </text:list>
            <draw:enhanced-geometry svg:viewBox="0 0 21600 21600" draw:type="rectangle" draw:enhanced-path="M 0 0 L 21600 0 21600 21600 0 21600 0 0 Z N"/>
          </draw:custom-shape>
          <draw:custom-shape draw:style-name="gr3" draw:text-style-name="P12" draw:layer="layout" svg:width="0.781cm" svg:height="1.863cm" svg:x="21.976cm" svg:y="10.596cm">
            <text:list text:style-name="L1">
              <text:list-header>
                <text:p text:style-name="P2"><text:span text:style-name="T77">y</text:span></text:p>
              </text:list-header>
            </text:list>
            <draw:enhanced-geometry svg:viewBox="0 0 21600 21600" draw:type="rectangle" draw:enhanced-path="M 0 0 L 21600 0 21600 21600 0 21600 0 0 Z N"/>
          </draw:custom-shape>
          <draw:custom-shape draw:style-name="gr3" draw:text-style-name="P12" draw:layer="layout" svg:width="0.692cm" svg:height="1.863cm" svg:x="18.999cm" svg:y="10.596cm">
            <text:list text:style-name="L1">
              <text:list-header>
                <text:p text:style-name="P2"><text:span text:style-name="T77">z</text:span></text:p>
              </text:list-header>
            </text:list>
            <draw:enhanced-geometry svg:viewBox="0 0 21600 21600" draw:type="rectangle" draw:enhanced-path="M 0 0 L 21600 0 21600 21600 0 21600 0 0 Z N"/>
          </draw:custom-shape>
          <draw:custom-shape draw:style-name="gr3" draw:text-style-name="P12" draw:layer="layout" svg:width="0.781cm" svg:height="1.863cm" svg:x="18.087cm" svg:y="10.596cm">
            <text:list text:style-name="L1">
              <text:list-header>
                <text:p text:style-name="P2"><text:span text:style-name="T77">y</text:span></text:p>
              </text:list-header>
            </text:list>
            <draw:enhanced-geometry svg:viewBox="0 0 21600 21600" draw:type="rectangle" draw:enhanced-path="M 0 0 L 21600 0 21600 21600 0 21600 0 0 Z N"/>
          </draw:custom-shape>
          <draw:custom-shape draw:style-name="gr3" draw:text-style-name="P12" draw:layer="layout" svg:width="0.781cm" svg:height="1.863cm" svg:x="17.368cm" svg:y="10.596cm">
            <text:list text:style-name="L1">
              <text:list-header>
                <text:p text:style-name="P2"><text:span text:style-name="T77">x</text:span></text:p>
              </text:list-header>
            </text:list>
            <draw:enhanced-geometry svg:viewBox="0 0 21600 21600" draw:type="rectangle" draw:enhanced-path="M 0 0 L 21600 0 21600 21600 0 21600 0 0 Z N"/>
          </draw:custom-shape>
          <draw:line draw:style-name="gr4" draw:text-style-name="P13" draw:layer="layout" svg:x1="17.361cm" svg:y1="11.165cm" svg:x2="18.009cm" svg:y2="11.165cm">
            <text:p/>
          </draw:line>
          <draw:line draw:style-name="gr4" draw:text-style-name="P13" draw:layer="layout" svg:x1="18.869cm" svg:y1="11.187cm" svg:x2="19.517cm" svg:y2="11.187cm">
            <text:p/>
          </draw:line>
          <draw:line draw:style-name="gr4" draw:text-style-name="P13" draw:layer="layout" svg:x1="21.996cm" svg:y1="11.165cm" svg:x2="22.644cm" svg:y2="11.165cm">
            <text:p/>
          </draw:line>
          <draw:line draw:style-name="gr4" draw:text-style-name="P13" draw:layer="layout" svg:x1="22.882cm" svg:y1="11.165cm" svg:x2="23.53cm" svg:y2="11.165cm">
            <text:p/>
          </draw:line>
        </draw:g>
        <draw:line draw:style-name="gr4" draw:text-style-name="P13" draw:layer="layout" svg:x1="2.593cm" svg:y1="12.722cm" svg:x2="3.237cm" svg:y2="12.722cm">
          <text:p/>
        </draw:line>
        <draw:line draw:style-name="gr4" draw:text-style-name="P13" draw:layer="layout" svg:x1="2.778cm" svg:y1="16.281cm" svg:x2="3.422cm" svg:y2="16.281cm">
          <text:p/>
        </draw:line>
        <draw:line draw:style-name="gr4" draw:text-style-name="P13" draw:layer="layout" svg:x1="21.599cm" svg:y1="14.618cm" svg:x2="22.445cm" svg:y2="14.618cm">
          <text:p/>
        </draw:line>
        <draw:line draw:style-name="gr4" draw:text-style-name="P13" draw:layer="layout" svg:x1="17.974cm" svg:y1="14.645cm" svg:x2="18.821cm" svg:y2="14.645cm">
          <text:p/>
        </draw:line>
        <presentation:notes draw:style-name="dp2">
          <draw:page-thumbnail draw:style-name="gr1" draw:layer="layout" svg:width="13.335cm" svg:height="10.001cm" svg:x="3.488cm" svg:y="2.002cm" draw:page-number="28" presentation:class="page"/>
          <draw:frame presentation:style-name="pr23" draw:text-style-name="P55" draw:layer="layout" svg:width="14.904cm" svg:height="12.004cm" svg:x="2.708cm" svg:y="12.664cm" presentation:class="notes" presentation:user-transformed="true">
            <draw:text-box>
              <text:list text:style-name="L1">
                <text:list-header>
                  <text:p text:style-name="P22">G' = ((a (b' + c'))+ d ) e' = <text:s/>(a (b' + c') + d) e'</text:p>
                </text:list-header>
              </text:list>
            </draw:text-box>
          </draw:frame>
        </presentation:notes>
      </draw:page>
      <draw:page draw:name="Overview – Canonical Forms"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1">Overview – Canonical Forms</text:span></text:p>
              </text:list-header>
            </text:list>
          </draw:text-box>
        </draw:frame>
        <draw:frame presentation:style-name="pr24" draw:text-style-name="P3" draw:layer="layout" svg:width="23.918cm" svg:height="14.46cm" svg:x="1.482cm" svg:y="3.642cm" presentation:class="outline" presentation:user-transformed="true">
          <draw:text-box>
            <text:list text:style-name="L2">
              <text:list-item>
                <text:p text:style-name="P9"><text:span text:style-name="T1">What are Canonical Forms?</text:span></text:p>
              </text:list-item>
              <text:list-item>
                <text:p text:style-name="P9"><text:span text:style-name="T1">Minterms and Maxterms</text:span></text:p>
              </text:list-item>
              <text:list-item>
                <text:p text:style-name="P9"><text:span text:style-name="T1">Index Representation of Minterms and Maxterms </text:span></text:p>
              </text:list-item>
              <text:list-item>
                <text:p text:style-name="P9"><text:span text:style-name="T1">Sum-of-Minterm (SOM) Representations</text:span></text:p>
              </text:list-item>
              <text:list-item>
                <text:p text:style-name="P9"><text:span text:style-name="T1">Product-of-Maxterm (POM) Representations</text:span></text:p>
              </text:list-item>
              <text:list-item>
                <text:p text:style-name="P9"><text:span text:style-name="T1">Representation of Complements of Functions</text:span></text:p>
              </text:list-item>
              <text:list-item>
                <text:p text:style-name="P9"><text:span text:style-name="T1">Conversions between Representations</text:span></text:p>
                <text:p text:style-name="P9"><text:span text:style-name="T1"/></text:p>
              </text:list-item>
            </text:list>
          </draw:text-box>
        </draw:frame>
        <presentation:notes draw:style-name="dp2">
          <draw:page-thumbnail draw:style-name="gr1" draw:layer="layout" svg:width="13.335cm" svg:height="10.001cm" svg:x="3.488cm" svg:y="2.002cm" draw:page-number="29" presentation:class="page"/>
          <draw:frame presentation:style-name="pr25" draw:text-style-name="P56" draw:layer="layout" svg:width="14.904cm" svg:height="12.031cm" svg:x="2.708cm" svg:y="12.664cm" presentation:class="notes" presentation:placeholder="true">
            <draw:text-box/>
          </draw:frame>
        </presentation:notes>
      </draw:page>
      <draw:page draw:name="Canonical Forms" draw:style-name="dp1" draw:master-page-name="Default" presentation:presentation-page-layout-name="AL2T1">
        <draw:frame presentation:style-name="pr5" draw:text-style-name="P3" draw:layer="layout" svg:width="21.59cm" svg:height="2.329cm" svg:x="1.905cm" svg:y="0.635cm" presentation:class="title" presentation:user-transformed="true">
          <draw:text-box>
            <text:list text:style-name="L1">
              <text:list-header>
                <text:p text:style-name="P2"><text:span text:style-name="T1">Canonical Forms</text:span></text:p>
              </text:list-header>
            </text:list>
          </draw:text-box>
        </draw:frame>
        <draw:frame presentation:style-name="pr19" draw:text-style-name="P3" draw:layer="layout" svg:width="21.59cm" svg:height="13.124cm" svg:x="1.998cm" svg:y="4.074cm" presentation:class="outline" presentation:user-transformed="true">
          <draw:text-box>
            <text:list text:style-name="L2">
              <text:list-item>
                <text:p text:style-name="P9"><text:span text:style-name="T1">It is useful to specify Boolean functions in a form that:</text:span></text:p>
              </text:list-item>
            </text:list>
            <text:list text:style-name="L3">
              <text:list-item>
                <text:list>
                  <text:list-item>
                    <text:p text:style-name="P6"><text:span text:style-name="T1">Allows comparison for equality.</text:span></text:p>
                  </text:list-item>
                  <text:list-item>
                    <text:p text:style-name="P6"><text:span text:style-name="T1">Has a correspondence to the truth tables </text:span></text:p>
                  </text:list-item>
                </text:list>
              </text:list-item>
            </text:list>
            <text:list text:style-name="L2">
              <text:list-item>
                <text:p text:style-name="P9"><text:span text:style-name="T1"><text:s/></text:span><text:span text:style-name="T1">Canonical Forms in common usage:</text:span></text:p>
              </text:list-item>
            </text:list>
            <text:list text:style-name="L3">
              <text:list-item>
                <text:list>
                  <text:list-item>
                    <text:p text:style-name="P6"><text:span text:style-name="T1">Sum of Minterms (SOM)</text:span></text:p>
                  </text:list-item>
                  <text:list-item>
                    <text:p text:style-name="P6"><text:span text:style-name="T1">Product of Maxterms (POM)</text:span></text:p>
                  </text:list-item>
                </text:list>
              </text:list-item>
            </text:list>
          </draw:text-box>
        </draw:frame>
        <presentation:notes draw:style-name="dp2">
          <draw:page-thumbnail draw:style-name="gr1" draw:layer="layout" svg:width="13.335cm" svg:height="10.001cm" svg:x="3.493cm" svg:y="2.002cm" draw:page-number="30" presentation:class="page"/>
          <draw:frame presentation:style-name="pr4" draw:text-style-name="P1" draw:layer="layout" svg:width="14.904cm" svg:height="12.001cm" svg:x="2.708cm" svg:y="12.668cm" presentation:class="notes" presentation:placeholder="true">
            <draw:text-box/>
          </draw:frame>
        </presentation:notes>
      </draw:page>
      <draw:page draw:name="Minterms"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4">Minterms</text:span></text:p>
              </text:list-header>
            </text:list>
          </draw:text-box>
        </draw:frame>
        <draw:frame presentation:style-name="pr26" draw:text-style-name="P3" draw:layer="layout" svg:width="22.397cm" svg:height="15.607cm" svg:x="1.904cm" svg:y="3.598cm" presentation:class="outline" presentation:user-transformed="true">
          <draw:text-box>
            <text:list text:style-name="L2">
              <text:list-item>
                <text:p text:style-name="P8"><text:span text:style-name="T5">Minterms</text:span><text:span text:style-name="T6"> are AND terms with every variable present in either true or complemented form. <text:s/></text:span></text:p>
              </text:list-item>
              <text:list-item>
                <text:p text:style-name="P8"><text:span text:style-name="T6">Given that each binary variable may appear normal (e.g., x) or complemented (e.g., <text:s text:c="2"/>), there are 2</text:span><text:span text:style-name="T79">n</text:span><text:span text:style-name="T6"> minterms for </text:span><text:span text:style-name="T19">n</text:span><text:span text:style-name="T6"> variables.</text:span></text:p>
              </text:list-item>
              <text:list-item>
                <text:p text:style-name="P8"><text:span text:style-name="T5">Example:</text:span><text:span text:style-name="T6"> Two variables (X and Y)produce</text:span><text:span text:style-name="T6"><text:line-break/></text:span><text:span text:style-name="T6">2 x 2 = 4 combinations:</text:span></text:p>
              </text:list-item>
            </text:list>
            <text:list text:style-name="L11">
              <text:list-item>
                <text:list>
                  <text:list-header>
                    <text:p text:style-name="P57"><text:span text:style-name="T32"><text:s text:c="10"/></text:span><text:span text:style-name="T32">(both normal)</text:span></text:p>
                    <text:p text:style-name="P57"><text:span text:style-name="T32"><text:s text:c="10"/></text:span><text:span text:style-name="T32">(X normal, Y complemented)</text:span></text:p>
                    <text:p text:style-name="P57"><text:span text:style-name="T32"><text:s text:c="10"/></text:span><text:span text:style-name="T32">(X complemented, Y normal)</text:span></text:p>
                    <text:p text:style-name="P57"><text:span text:style-name="T32"><text:s text:c="10"/></text:span><text:span text:style-name="T32">(both complemented)</text:span></text:p>
                  </text:list-header>
                </text:list>
              </text:list-item>
            </text:list>
            <text:list text:style-name="L2">
              <text:list-item>
                <text:p text:style-name="P8"><text:span text:style-name="T6">Thus there are </text:span><text:span text:style-name="T5">four minterms</text:span><text:span text:style-name="T6"> of two variables.</text:span></text:p>
                <text:p text:style-name="P8"><text:span text:style-name="T6"/></text:p>
              </text:list-item>
            </text:list>
          </draw:text-box>
        </draw:frame>
        <draw:g>
          <draw:line draw:style-name="gr4" draw:text-style-name="P13" draw:layer="layout" svg:x1="4.723cm" svg:y1="12.991cm" svg:x2="5.499cm" svg:y2="12.995cm">
            <text:p/>
          </draw:line>
          <draw:custom-shape draw:style-name="gr3" draw:text-style-name="P12" draw:layer="layout" svg:width="0.819cm" svg:height="1.355cm" svg:x="4.664cm" svg:y="12.819cm">
            <text:list text:style-name="L1">
              <text:list-header>
                <text:p text:style-name="P15"><text:span text:style-name="T17">Y</text:span></text:p>
              </text:list-header>
            </text:list>
            <draw:enhanced-geometry svg:viewBox="0 0 21600 21600" draw:type="rectangle" draw:enhanced-path="M 0 0 L 21600 0 21600 21600 0 21600 0 0 Z N"/>
          </draw:custom-shape>
          <draw:custom-shape draw:style-name="gr3" draw:text-style-name="P12" draw:layer="layout" svg:width="0.819cm" svg:height="1.355cm" svg:x="3.774cm" svg:y="12.819cm">
            <text:list text:style-name="L1">
              <text:list-header>
                <text:p text:style-name="P15"><text:span text:style-name="T17">X</text:span></text:p>
              </text:list-header>
            </text:list>
            <draw:enhanced-geometry svg:viewBox="0 0 21600 21600" draw:type="rectangle" draw:enhanced-path="M 0 0 L 21600 0 21600 21600 0 21600 0 0 Z N"/>
          </draw:custom-shape>
          <draw:custom-shape draw:style-name="gr3" draw:text-style-name="P12" draw:layer="layout" svg:width="1.636cm" svg:height="1.355cm" svg:x="3.808cm" svg:y="11.699cm">
            <text:list text:style-name="L1">
              <text:list-header>
                <text:p text:style-name="P15"><text:span text:style-name="T17">XY</text:span></text:p>
              </text:list-header>
            </text:list>
            <draw:enhanced-geometry svg:viewBox="0 0 21600 21600" draw:type="rectangle" draw:enhanced-path="M 0 0 L 21600 0 21600 21600 0 21600 0 0 Z N"/>
          </draw:custom-shape>
          <draw:line draw:style-name="gr4" draw:text-style-name="P13" draw:layer="layout" svg:x1="3.717cm" svg:y1="14.098cm" svg:x2="4.52cm" svg:y2="14.102cm">
            <text:p/>
          </draw:line>
          <draw:custom-shape draw:style-name="gr3" draw:text-style-name="P12" draw:layer="layout" svg:width="0.819cm" svg:height="1.355cm" svg:x="4.545cm" svg:y="13.966cm">
            <text:list text:style-name="L1">
              <text:list-header>
                <text:p text:style-name="P15"><text:span text:style-name="T17">Y</text:span></text:p>
              </text:list-header>
            </text:list>
            <draw:enhanced-geometry svg:viewBox="0 0 21600 21600" draw:type="rectangle" draw:enhanced-path="M 0 0 L 21600 0 21600 21600 0 21600 0 0 Z N"/>
          </draw:custom-shape>
          <draw:custom-shape draw:style-name="gr3" draw:text-style-name="P12" draw:layer="layout" svg:width="0.819cm" svg:height="1.355cm" svg:x="3.743cm" svg:y="13.966cm">
            <text:list text:style-name="L1">
              <text:list-header>
                <text:p text:style-name="P15"><text:span text:style-name="T17">X</text:span></text:p>
              </text:list-header>
            </text:list>
            <draw:enhanced-geometry svg:viewBox="0 0 21600 21600" draw:type="rectangle" draw:enhanced-path="M 0 0 L 21600 0 21600 21600 0 21600 0 0 Z N"/>
          </draw:custom-shape>
          <draw:line draw:style-name="gr4" draw:text-style-name="P13" draw:layer="layout" svg:x1="3.709cm" svg:y1="15.196cm" svg:x2="4.511cm" svg:y2="15.2cm">
            <text:p/>
          </draw:line>
          <draw:line draw:style-name="gr4" draw:text-style-name="P13" draw:layer="layout" svg:x1="4.683cm" svg:y1="15.196cm" svg:x2="5.459cm" svg:y2="15.2cm">
            <text:p/>
          </draw:line>
        </draw:g>
        <draw:custom-shape draw:style-name="gr3" draw:text-style-name="P12" draw:layer="layout" svg:width="0.819cm" svg:height="1.355cm" svg:x="4.625cm" svg:y="15.064cm">
          <text:list text:style-name="L1">
            <text:list-header>
              <text:p text:style-name="P15"><text:span text:style-name="T17">Y</text:span></text:p>
            </text:list-header>
          </text:list>
          <draw:enhanced-geometry svg:viewBox="0 0 21600 21600" draw:type="rectangle" draw:enhanced-path="M 0 0 L 21600 0 21600 21600 0 21600 0 0 Z N"/>
        </draw:custom-shape>
        <draw:custom-shape draw:style-name="gr3" draw:text-style-name="P12" draw:layer="layout" svg:width="0.819cm" svg:height="1.355cm" svg:x="3.734cm" svg:y="15.064cm">
          <text:list text:style-name="L1">
            <text:list-header>
              <text:p text:style-name="P15"><text:span text:style-name="T17">X</text:span></text:p>
            </text:list-header>
          </text:list>
          <draw:enhanced-geometry svg:viewBox="0 0 21600 21600" draw:type="rectangle" draw:enhanced-path="M 0 0 L 21600 0 21600 21600 0 21600 0 0 Z N"/>
        </draw:custom-shape>
        <draw:line draw:style-name="gr4" draw:text-style-name="P13" draw:layer="layout" svg:x1="19.368cm" svg:y1="7.386cm" svg:x2="20.126cm" svg:y2="7.386cm">
          <text:p/>
        </draw:line>
        <draw:custom-shape draw:style-name="gr3" draw:text-style-name="P12" draw:layer="layout" svg:width="0.569cm" svg:height="1.355cm" svg:x="19.463cm" svg:y="7.007cm">
          <text:list text:style-name="L1">
            <text:list-header>
              <text:p text:style-name="P15"><text:span text:style-name="T17">x</text:span></text:p>
            </text:list-header>
          </text:list>
          <draw:enhanced-geometry svg:viewBox="0 0 21600 21600" draw:type="rectangle" draw:enhanced-path="M 0 0 L 21600 0 21600 21600 0 21600 0 0 Z N"/>
        </draw:custom-shape>
        <presentation:notes draw:style-name="dp2">
          <draw:page-thumbnail draw:style-name="gr1" draw:layer="layout" svg:width="13.335cm" svg:height="10.001cm" svg:x="3.493cm" svg:y="2.002cm" draw:page-number="31" presentation:class="page"/>
          <draw:frame presentation:style-name="pr4" draw:text-style-name="P1" draw:layer="layout" svg:width="14.904cm" svg:height="12.001cm" svg:x="2.708cm" svg:y="12.668cm" presentation:class="notes" presentation:placeholder="true">
            <draw:text-box/>
          </draw:frame>
        </presentation:notes>
      </draw:page>
      <draw:page draw:name="Maxterms"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4">Maxterms</text:span></text:p>
              </text:list-header>
            </text:list>
          </draw:text-box>
        </draw:frame>
        <draw:frame presentation:style-name="pr27" draw:text-style-name="P3" draw:layer="layout" svg:width="21.59cm" svg:height="15.231cm" svg:x="1.998cm" svg:y="3.651cm" presentation:class="outline" presentation:user-transformed="true">
          <draw:text-box>
            <text:list text:style-name="L2">
              <text:list-item>
                <text:p text:style-name="P8"><text:span text:style-name="T5">Maxterms</text:span><text:span text:style-name="T6"> are OR terms with every variable in true or complemented form.</text:span></text:p>
              </text:list-item>
              <text:list-item>
                <text:p text:style-name="P7"><text:span text:style-name="T6">Given that each binary variable may appear normal (e.g., x) or complemented (e.g., x), there are 2</text:span><text:span text:style-name="T79">n</text:span><text:span text:style-name="T6"> maxterms for </text:span><text:span text:style-name="T19">n</text:span><text:span text:style-name="T6"> variables.</text:span><text:span text:style-name="T25"> </text:span></text:p>
              </text:list-item>
              <text:list-item>
                <text:p text:style-name="P8"><text:span text:style-name="T5">Example:</text:span><text:span text:style-name="T6"> Two variables (X and Y) produce</text:span><text:span text:style-name="T6"><text:line-break/></text:span><text:span text:style-name="T6">2 x 2 = 4 combinations:</text:span></text:p>
              </text:list-item>
            </text:list>
            <text:list text:style-name="L11">
              <text:list-item>
                <text:list>
                  <text:list-header>
                    <text:p text:style-name="P20"><text:span text:style-name="T6"><text:s text:c="16"/></text:span><text:span text:style-name="T6">(both normal)</text:span></text:p>
                    <text:p text:style-name="P20"><text:span text:style-name="T6"><text:s text:c="16"/></text:span><text:span text:style-name="T6">(x normal, y complemented)</text:span></text:p>
                    <text:p text:style-name="P20"><text:span text:style-name="T6"><text:s text:c="16"/></text:span><text:span text:style-name="T6">(x complemented, y normal)</text:span></text:p>
                    <text:p text:style-name="P20"><text:span text:style-name="T6"><text:s text:c="16"/></text:span><text:span text:style-name="T6">(both complemented)</text:span></text:p>
                  </text:list-header>
                </text:list>
              </text:list-item>
            </text:list>
            <text:list text:style-name="L2">
              <text:list-header>
                <text:p text:style-name="P8"><text:span text:style-name="T6"/></text:p>
              </text:list-header>
            </text:list>
          </draw:text-box>
        </draw:frame>
        <draw:g>
          <draw:custom-shape draw:style-name="gr3" draw:text-style-name="P12" draw:layer="layout" svg:width="0.819cm" svg:height="1.355cm" svg:x="6.225cm" svg:y="11.915cm">
            <text:list text:style-name="L1">
              <text:list-header>
                <text:p text:style-name="P15"><text:span text:style-name="T17">Y</text:span></text:p>
              </text:list-header>
            </text:list>
            <draw:enhanced-geometry svg:viewBox="0 0 21600 21600" draw:type="rectangle" draw:enhanced-path="M 0 0 L 21600 0 21600 21600 0 21600 0 0 Z N"/>
          </draw:custom-shape>
          <draw:custom-shape draw:style-name="gr3" draw:text-style-name="P12" draw:layer="layout" svg:width="0.819cm" svg:height="1.355cm" svg:x="4.285cm" svg:y="11.915cm">
            <text:list text:style-name="L1">
              <text:list-header>
                <text:p text:style-name="P15"><text:span text:style-name="T17">X</text:span></text:p>
              </text:list-header>
            </text:list>
            <draw:enhanced-geometry svg:viewBox="0 0 21600 21600" draw:type="rectangle" draw:enhanced-path="M 0 0 L 21600 0 21600 21600 0 21600 0 0 Z N"/>
          </draw:custom-shape>
          <draw:custom-shape draw:style-name="gr3" draw:text-style-name="P12" draw:layer="layout" svg:width="0.709cm" svg:height="1.355cm" svg:x="5.412cm" svg:y="11.787cm">
            <text:list text:style-name="L9">
              <text:list-header>
                <text:p text:style-name="P18"><text:span text:style-name="T18"></text:span></text:p>
              </text:list-header>
            </text:list>
            <draw:enhanced-geometry svg:viewBox="0 0 21600 21600" draw:type="rectangle" draw:enhanced-path="M 0 0 L 21600 0 21600 21600 0 21600 0 0 Z N"/>
          </draw:custom-shape>
          <draw:line draw:style-name="gr4" draw:text-style-name="P13" draw:layer="layout" svg:x1="6.204cm" svg:y1="13.375cm" svg:x2="6.981cm" svg:y2="13.379cm">
            <text:p/>
          </draw:line>
          <draw:custom-shape draw:style-name="gr3" draw:text-style-name="P12" draw:layer="layout" svg:width="0.819cm" svg:height="1.355cm" svg:x="6.181cm" svg:y="13.286cm">
            <text:list text:style-name="L1">
              <text:list-header>
                <text:p text:style-name="P15"><text:span text:style-name="T17">Y</text:span></text:p>
              </text:list-header>
            </text:list>
            <draw:enhanced-geometry svg:viewBox="0 0 21600 21600" draw:type="rectangle" draw:enhanced-path="M 0 0 L 21600 0 21600 21600 0 21600 0 0 Z N"/>
          </draw:custom-shape>
          <draw:custom-shape draw:style-name="gr3" draw:text-style-name="P12" draw:layer="layout" svg:width="0.819cm" svg:height="1.355cm" svg:x="4.241cm" svg:y="13.286cm">
            <text:list text:style-name="L1">
              <text:list-header>
                <text:p text:style-name="P15"><text:span text:style-name="T17">X</text:span></text:p>
              </text:list-header>
            </text:list>
            <draw:enhanced-geometry svg:viewBox="0 0 21600 21600" draw:type="rectangle" draw:enhanced-path="M 0 0 L 21600 0 21600 21600 0 21600 0 0 Z N"/>
          </draw:custom-shape>
          <draw:custom-shape draw:style-name="gr3" draw:text-style-name="P12" draw:layer="layout" svg:width="0.709cm" svg:height="1.355cm" svg:x="5.368cm" svg:y="13.159cm">
            <text:list text:style-name="L9">
              <text:list-header>
                <text:p text:style-name="P18"><text:span text:style-name="T18"></text:span></text:p>
              </text:list-header>
            </text:list>
            <draw:enhanced-geometry svg:viewBox="0 0 21600 21600" draw:type="rectangle" draw:enhanced-path="M 0 0 L 21600 0 21600 21600 0 21600 0 0 Z N"/>
          </draw:custom-shape>
          <draw:line draw:style-name="gr4" draw:text-style-name="P13" draw:layer="layout" svg:x1="4.352cm" svg:y1="14.733cm" svg:x2="5.155cm" svg:y2="14.737cm">
            <text:p/>
          </draw:line>
          <draw:custom-shape draw:style-name="gr3" draw:text-style-name="P12" draw:layer="layout" svg:width="0.819cm" svg:height="1.355cm" svg:x="6.269cm" svg:y="14.645cm">
            <text:list text:style-name="L1">
              <text:list-header>
                <text:p text:style-name="P15"><text:span text:style-name="T17">Y</text:span></text:p>
              </text:list-header>
            </text:list>
            <draw:enhanced-geometry svg:viewBox="0 0 21600 21600" draw:type="rectangle" draw:enhanced-path="M 0 0 L 21600 0 21600 21600 0 21600 0 0 Z N"/>
          </draw:custom-shape>
          <draw:custom-shape draw:style-name="gr3" draw:text-style-name="P12" draw:layer="layout" svg:width="0.819cm" svg:height="1.355cm" svg:x="4.329cm" svg:y="14.645cm">
            <text:list text:style-name="L1">
              <text:list-header>
                <text:p text:style-name="P15"><text:span text:style-name="T17">X</text:span></text:p>
              </text:list-header>
            </text:list>
            <draw:enhanced-geometry svg:viewBox="0 0 21600 21600" draw:type="rectangle" draw:enhanced-path="M 0 0 L 21600 0 21600 21600 0 21600 0 0 Z N"/>
          </draw:custom-shape>
          <draw:custom-shape draw:style-name="gr3" draw:text-style-name="P12" draw:layer="layout" svg:width="0.709cm" svg:height="1.355cm" svg:x="5.456cm" svg:y="14.517cm">
            <text:list text:style-name="L9">
              <text:list-header>
                <text:p text:style-name="P18"><text:span text:style-name="T18"></text:span></text:p>
              </text:list-header>
            </text:list>
            <draw:enhanced-geometry svg:viewBox="0 0 21600 21600" draw:type="rectangle" draw:enhanced-path="M 0 0 L 21600 0 21600 21600 0 21600 0 0 Z N"/>
          </draw:custom-shape>
          <draw:line draw:style-name="gr4" draw:text-style-name="P13" draw:layer="layout" svg:x1="4.471cm" svg:y1="16.122cm" svg:x2="5.274cm" svg:y2="16.126cm">
            <text:p/>
          </draw:line>
          <draw:line draw:style-name="gr4" draw:text-style-name="P13" draw:layer="layout" svg:x1="6.412cm" svg:y1="16.122cm" svg:x2="7.188cm" svg:y2="16.126cm">
            <text:p/>
          </draw:line>
          <draw:custom-shape draw:style-name="gr3" draw:text-style-name="P12" draw:layer="layout" svg:width="0.819cm" svg:height="1.355cm" svg:x="6.353cm" svg:y="15.998cm">
            <text:list text:style-name="L1">
              <text:list-header>
                <text:p text:style-name="P15"><text:span text:style-name="T17">Y</text:span></text:p>
              </text:list-header>
            </text:list>
            <draw:enhanced-geometry svg:viewBox="0 0 21600 21600" draw:type="rectangle" draw:enhanced-path="M 0 0 L 21600 0 21600 21600 0 21600 0 0 Z N"/>
          </draw:custom-shape>
          <draw:custom-shape draw:style-name="gr3" draw:text-style-name="P12" draw:layer="layout" svg:width="0.819cm" svg:height="1.355cm" svg:x="4.413cm" svg:y="15.998cm">
            <text:list text:style-name="L1">
              <text:list-header>
                <text:p text:style-name="P15"><text:span text:style-name="T17">X</text:span></text:p>
              </text:list-header>
            </text:list>
            <draw:enhanced-geometry svg:viewBox="0 0 21600 21600" draw:type="rectangle" draw:enhanced-path="M 0 0 L 21600 0 21600 21600 0 21600 0 0 Z N"/>
          </draw:custom-shape>
          <draw:custom-shape draw:style-name="gr3" draw:text-style-name="P12" draw:layer="layout" svg:width="0.709cm" svg:height="1.355cm" svg:x="5.539cm" svg:y="15.871cm">
            <text:list text:style-name="L9">
              <text:list-header>
                <text:p text:style-name="P18"><text:span text:style-name="T18"></text:span></text:p>
              </text:list-header>
            </text:list>
            <draw:enhanced-geometry svg:viewBox="0 0 21600 21600" draw:type="rectangle" draw:enhanced-path="M 0 0 L 21600 0 21600 21600 0 21600 0 0 Z N"/>
          </draw:custom-shape>
        </draw:g>
        <draw:line draw:style-name="gr4" draw:text-style-name="P13" draw:layer="layout" svg:x1="19.544cm" svg:y1="7.479cm" svg:x2="20.108cm" svg:y2="7.479cm">
          <text:p/>
        </draw:line>
        <presentation:notes draw:style-name="dp2">
          <draw:page-thumbnail draw:style-name="gr1" draw:layer="layout" svg:width="13.335cm" svg:height="10.001cm" svg:x="3.493cm" svg:y="2.002cm" draw:page-number="32" presentation:class="page"/>
          <draw:frame presentation:style-name="pr4" draw:text-style-name="P1" draw:layer="layout" svg:width="14.904cm" svg:height="12.001cm" svg:x="2.708cm" svg:y="12.668cm" presentation:class="notes" presentation:placeholder="true">
            <draw:text-box/>
          </draw:frame>
        </presentation:notes>
      </draw:page>
      <draw:page draw:name="Maxterms and Minterms" draw:style-name="dp1" draw:master-page-name="Default" presentation:presentation-page-layout-name="AL2T1">
        <draw:frame presentation:style-name="pr28" draw:text-style-name="P3" draw:layer="layout" svg:width="21.59cm" svg:height="14.652cm" svg:x="1.998cm" svg:y="3.854cm" presentation:class="outline" presentation:user-transformed="true">
          <draw:text-box>
            <text:list text:style-name="L2">
              <text:list-item>
                <text:p text:style-name="P7"><text:span text:style-name="T9">Examples: Two variable minterms and maxterms.</text:span></text:p>
                <text:p text:style-name="P7"><text:span text:style-name="T9"/></text:p>
                <text:p text:style-name="P7"><text:span text:style-name="T9"/></text:p>
                <text:p text:style-name="P7"><text:span text:style-name="T9"/></text:p>
                <text:p text:style-name="P7"><text:span text:style-name="T9"/></text:p>
                <text:p text:style-name="P7"><text:span text:style-name="T9"/></text:p>
              </text:list-item>
              <text:list-item>
                <text:p text:style-name="P8"><text:span text:style-name="T16">The index above is important for describing which variables in the terms are true and which are complemented.</text:span></text:p>
              </text:list-item>
            </text:list>
          </draw:text-box>
        </draw:frame>
        <draw:frame presentation:style-name="pr2" draw:text-style-name="P3" draw:layer="layout" svg:width="21.59cm" svg:height="2.836cm" svg:x="1.949cm" svg:y="-0.001cm" presentation:class="title" presentation:user-transformed="true">
          <draw:text-box>
            <text:list text:style-name="L1">
              <text:list-header>
                <text:p text:style-name="P2"><text:span text:style-name="T1">Maxterms and Minterms</text:span></text:p>
              </text:list-header>
            </text:list>
          </draw:text-box>
        </draw:frame>
        <draw:frame draw:style-name="standard" draw:layer="layout" svg:width="15.481cm" svg:height="7.742cm" svg:x="4.904cm" svg:y="6.456cm">
          <table:table>
            <table:table-column table:style-name="co4"/>
            <table:table-column table:style-name="co5"/>
            <table:table-column table:style-name="co6"/>
            <table:table-row table:style-name="ro2" table:default-cell-style-name="ce1">
              <table:table-cell table:style-name="ce3">
                <text:list text:style-name="L18">
                  <text:list-item>
                    <text:list>
                      <text:list-header>
                        <text:p text:style-name="P58"><text:span text:style-name="T13">Index</text:span></text:p>
                      </text:list-header>
                    </text:list>
                  </text:list-item>
                </text:list>
              </table:table-cell>
              <table:table-cell>
                <text:list text:style-name="L10">
                  <text:list-header>
                    <text:p text:style-name="P17"><text:span text:style-name="T13">Minterm</text:span></text:p>
                  </text:list-header>
                </text:list>
              </table:table-cell>
              <table:table-cell>
                <text:list text:continue-numbering="true" text:style-name="L10">
                  <text:list-header>
                    <text:p text:style-name="P17"><text:span text:style-name="T13">Maxterm</text:span></text:p>
                  </text:list-header>
                </text:list>
              </table:table-cell>
            </table:table-row>
            <table:table-row table:style-name="ro3" table:default-cell-style-name="ce1">
              <table:table-cell>
                <text:list text:continue-numbering="true" text:style-name="L10">
                  <text:list-header>
                    <text:p text:style-name="P17"><text:span text:style-name="T13">0</text:span></text:p>
                  </text:list-header>
                </text:list>
              </table:table-cell>
              <table:table-cell>
                <text:list text:continue-numbering="true" text:style-name="L10">
                  <text:list-header>
                    <text:p text:style-name="P17"><text:span text:style-name="T13">x y</text:span></text:p>
                  </text:list-header>
                </text:list>
              </table:table-cell>
              <table:table-cell>
                <text:list text:continue-numbering="true" text:style-name="L10">
                  <text:list-header>
                    <text:p text:style-name="P17"><text:span text:style-name="T13">x + y</text:span></text:p>
                  </text:list-header>
                </text:list>
              </table:table-cell>
            </table:table-row>
            <table:table-row table:style-name="ro4" table:default-cell-style-name="ce1">
              <table:table-cell>
                <text:list text:continue-numbering="true" text:style-name="L10">
                  <text:list-header>
                    <text:p text:style-name="P17"><text:span text:style-name="T13">1</text:span></text:p>
                  </text:list-header>
                </text:list>
              </table:table-cell>
              <table:table-cell>
                <text:list text:continue-numbering="true" text:style-name="L10">
                  <text:list-header>
                    <text:p text:style-name="P17"><text:span text:style-name="T13">x y</text:span></text:p>
                  </text:list-header>
                </text:list>
              </table:table-cell>
              <table:table-cell>
                <text:list text:continue-numbering="true" text:style-name="L10">
                  <text:list-header>
                    <text:p text:style-name="P17"><text:span text:style-name="T13">x + y</text:span></text:p>
                  </text:list-header>
                </text:list>
              </table:table-cell>
            </table:table-row>
            <table:table-row table:style-name="ro3" table:default-cell-style-name="ce1">
              <table:table-cell>
                <text:list text:continue-numbering="true" text:style-name="L10">
                  <text:list-header>
                    <text:p text:style-name="P17"><text:span text:style-name="T13">2</text:span></text:p>
                  </text:list-header>
                </text:list>
              </table:table-cell>
              <table:table-cell>
                <text:list text:continue-numbering="true" text:style-name="L10">
                  <text:list-header>
                    <text:p text:style-name="P17"><text:span text:style-name="T13">x y</text:span></text:p>
                  </text:list-header>
                </text:list>
              </table:table-cell>
              <table:table-cell>
                <text:list text:continue-numbering="true" text:style-name="L10">
                  <text:list-header>
                    <text:p text:style-name="P17"><text:span text:style-name="T13">x + y</text:span></text:p>
                  </text:list-header>
                </text:list>
              </table:table-cell>
            </table:table-row>
            <table:table-row table:style-name="ro2" table:default-cell-style-name="ce1">
              <table:table-cell>
                <text:list text:continue-numbering="true" text:style-name="L10">
                  <text:list-header>
                    <text:p text:style-name="P17"><text:span text:style-name="T13">3</text:span></text:p>
                  </text:list-header>
                </text:list>
              </table:table-cell>
              <table:table-cell>
                <text:list text:continue-numbering="true" text:style-name="L10">
                  <text:list-header>
                    <text:p text:style-name="P17"><text:span text:style-name="T13">x y</text:span></text:p>
                  </text:list-header>
                </text:list>
              </table:table-cell>
              <table:table-cell>
                <text:list text:continue-numbering="true" text:style-name="L10">
                  <text:list-header>
                    <text:p text:style-name="P17"><text:span text:style-name="T13">x + y</text:span></text:p>
                  </text:list-header>
                </text:list>
              </table:table-cell>
            </table:table-row>
          </table:table>
          <draw:image xlink:href="Pictures/TablePreview2.svm" xlink:type="simple" xlink:show="embed" xlink:actuate="onLoad"/>
        </draw:frame>
        <draw:g>
          <draw:line draw:style-name="gr4" draw:text-style-name="P13" draw:layer="layout" svg:x1="12.034cm" svg:y1="8.387cm" svg:x2="12.638cm" svg:y2="8.387cm">
            <text:p/>
          </draw:line>
          <draw:line draw:style-name="gr4" draw:text-style-name="P13" draw:layer="layout" svg:x1="12.779cm" svg:y1="8.37cm" svg:x2="13.384cm" svg:y2="8.37cm">
            <text:p/>
          </draw:line>
          <draw:line draw:style-name="gr4" draw:text-style-name="P13" draw:layer="layout" svg:x1="12.052cm" svg:y1="9.94cm" svg:x2="12.656cm" svg:y2="9.94cm">
            <text:p/>
          </draw:line>
          <draw:line draw:style-name="gr4" draw:text-style-name="P13" draw:layer="layout" svg:x1="12.757cm" svg:y1="11.536cm" svg:x2="13.361cm" svg:y2="11.536cm">
            <text:p/>
          </draw:line>
          <draw:line draw:style-name="gr4" draw:text-style-name="P13" draw:layer="layout" svg:x1="16.691cm" svg:y1="13.004cm" svg:x2="17.295cm" svg:y2="13.004cm">
            <text:p/>
          </draw:line>
          <draw:line draw:style-name="gr4" draw:text-style-name="P13" draw:layer="layout" svg:x1="18.243cm" svg:y1="13.022cm" svg:x2="18.847cm" svg:y2="13.022cm">
            <text:p/>
          </draw:line>
          <draw:line draw:style-name="gr4" draw:text-style-name="P13" draw:layer="layout" svg:x1="16.73cm" svg:y1="11.518cm" svg:x2="17.335cm" svg:y2="11.518cm">
            <text:p/>
          </draw:line>
          <draw:line draw:style-name="gr4" draw:text-style-name="P13" draw:layer="layout" svg:x1="18.362cm" svg:y1="9.966cm" svg:x2="18.966cm" svg:y2="9.966cm">
            <text:p/>
          </draw:line>
        </draw:g>
        <presentation:notes draw:style-name="dp2">
          <draw:page-thumbnail draw:style-name="gr1" draw:layer="layout" svg:width="13.335cm" svg:height="10.001cm" svg:x="3.493cm" svg:y="2.002cm" draw:page-number="33" presentation:class="page"/>
          <draw:frame presentation:style-name="pr4" draw:text-style-name="P1" draw:layer="layout" svg:width="14.904cm" svg:height="12.001cm" svg:x="2.708cm" svg:y="12.668cm" presentation:class="notes" presentation:placeholder="true">
            <draw:text-box/>
          </draw:frame>
        </presentation:notes>
      </draw:page>
      <draw:page draw:name="Standard Order"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4">Standard Order</text:span></text:p>
              </text:list-header>
            </text:list>
          </draw:text-box>
        </draw:frame>
        <draw:frame presentation:style-name="pr29" draw:text-style-name="P3" draw:layer="layout" svg:width="23.367cm" svg:height="14.847cm" svg:x="1.441cm" svg:y="3.219cm" presentation:class="outline" presentation:user-transformed="true">
          <draw:text-box>
            <text:list text:style-name="L2">
              <text:list-item>
                <text:p text:style-name="P4"><text:span text:style-name="T32">Minterms and maxterms are designated with a subscript</text:span><text:span text:style-name="T2"> </text:span></text:p>
              </text:list-item>
              <text:list-item>
                <text:p text:style-name="P4"><text:span text:style-name="T32">The subscript is a number, corresponding to a binary pattern</text:span><text:span text:style-name="T2"> </text:span></text:p>
              </text:list-item>
              <text:list-item>
                <text:p text:style-name="P4"><text:span text:style-name="T32">The bits in the pattern represent the complemented or normal state of each variable listed in a standard order.</text:span></text:p>
              </text:list-item>
              <text:list-item>
                <text:p text:style-name="P4"><text:span text:style-name="T32">All variables will be present in a minterm or maxterm and will be listed in the </text:span><text:span text:style-name="T80">same order</text:span><text:span text:style-name="T32"> (usually alphabetically) </text:span></text:p>
              </text:list-item>
              <text:list-item>
                <text:p text:style-name="P4"><text:span text:style-name="T32">Example: For variables a, b, c:</text:span></text:p>
              </text:list-item>
            </text:list>
            <text:list text:style-name="L3">
              <text:list-item>
                <text:list>
                  <text:list-item>
                    <text:p text:style-name="P4"><text:span text:style-name="T32">Maxterms: <text:s/>(a + b + c), <text:s text:c="2"/>(a + b + c)</text:span></text:p>
                  </text:list-item>
                  <text:list-item>
                    <text:p text:style-name="P4"><text:span text:style-name="T32">Terms: <text:s text:c="2"/>(b + a + c), a c b, and (c + b + a) are NOT in standard order.</text:span></text:p>
                  </text:list-item>
                  <text:list-item>
                    <text:p text:style-name="P4"><text:span text:style-name="T32">Minterms: <text:s text:c="3"/>a b c, <text:s text:c="2"/>a <text:s/>b <text:s/>c, a b <text:s/>c</text:span></text:p>
                  </text:list-item>
                  <text:list-item>
                    <text:p text:style-name="P4"><text:span text:style-name="T32">Terms: <text:s text:c="3"/>(a + c), b c, and (a + b) do not contain all variables</text:span></text:p>
                  </text:list-item>
                </text:list>
              </text:list-item>
            </text:list>
          </draw:text-box>
        </draw:frame>
        <draw:line draw:style-name="gr9" draw:text-style-name="P13" draw:layer="layout" svg:x1="11.227cm" svg:y1="11.889cm" svg:x2="11.527cm" svg:y2="11.889cm">
          <text:p/>
        </draw:line>
        <draw:line draw:style-name="gr9" draw:text-style-name="P13" draw:layer="layout" svg:x1="11.73cm" svg:y1="12.947cm" svg:x2="12.03cm" svg:y2="12.947cm">
          <text:p/>
        </draw:line>
        <draw:line draw:style-name="gr9" draw:text-style-name="P13" draw:layer="layout" svg:x1="9.163cm" svg:y1="14.878cm" svg:x2="9.463cm" svg:y2="14.878cm">
          <text:p/>
        </draw:line>
        <draw:line draw:style-name="gr9" draw:text-style-name="P13" draw:layer="layout" svg:x1="13.582cm" svg:y1="14.825cm" svg:x2="13.882cm" svg:y2="14.825cm">
          <text:p/>
        </draw:line>
        <draw:line draw:style-name="gr9" draw:text-style-name="P13" draw:layer="layout" svg:x1="14.323cm" svg:y1="14.825cm" svg:x2="14.623cm" svg:y2="14.825cm">
          <text:p/>
        </draw:line>
        <draw:line draw:style-name="gr9" draw:text-style-name="P13" draw:layer="layout" svg:x1="10.037cm" svg:y1="15.963cm" svg:x2="10.336cm" svg:y2="15.963cm">
          <text:p/>
        </draw:line>
        <draw:line draw:style-name="gr9" draw:text-style-name="P13" draw:layer="layout" svg:x1="13.397cm" svg:y1="15.99cm" svg:x2="13.697cm" svg:y2="15.99cm">
          <text:p/>
        </draw:line>
        <presentation:notes draw:style-name="dp2">
          <draw:page-thumbnail draw:style-name="gr1" draw:layer="layout" svg:width="13.335cm" svg:height="10.001cm" svg:x="3.493cm" svg:y="2.002cm" draw:page-number="34" presentation:class="page"/>
          <draw:frame presentation:style-name="pr4" draw:text-style-name="P1" draw:layer="layout" svg:width="14.904cm" svg:height="12.001cm" svg:x="2.708cm" svg:y="12.668cm" presentation:class="notes" presentation:placeholder="true">
            <draw:text-box/>
          </draw:frame>
        </presentation:notes>
      </draw:page>
      <draw:page draw:name="Purpose of the Index"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1">Purpose of the Index</text:span></text:p>
              </text:list-header>
            </text:list>
          </draw:text-box>
        </draw:frame>
        <draw:frame presentation:style-name="pr3" draw:text-style-name="P3" draw:layer="layout" svg:width="21.59cm" svg:height="13.967cm" svg:x="1.998cm" svg:y="3.651cm" presentation:class="outline" presentation:user-transformed="true">
          <draw:text-box>
            <text:list text:style-name="L2">
              <text:list-item>
                <text:p text:style-name="P6"><text:span text:style-name="T16">The </text:span><text:span text:style-name="T81">index</text:span><text:span text:style-name="T16"> for the minterm or maxterm, expressed as a binary number, is used to determine whether the variable is shown in the true form or complemented form.</text:span></text:p>
              </text:list-item>
              <text:list-item>
                <text:p text:style-name="P6"><text:span text:style-name="T6">For Minterms:</text:span></text:p>
              </text:list-item>
            </text:list>
            <text:list text:style-name="L3">
              <text:list-item>
                <text:list>
                  <text:list-item>
                    <text:p text:style-name="P23"><text:span text:style-name="T32">“</text:span><text:span text:style-name="T32">1” means the variable is “Not Complemented” and </text:span></text:p>
                  </text:list-item>
                  <text:list-item>
                    <text:p text:style-name="P23"><text:span text:style-name="T32">“</text:span><text:span text:style-name="T32">0” means <text:s/>the variable is “Complemented”.</text:span></text:p>
                  </text:list-item>
                </text:list>
              </text:list-item>
            </text:list>
            <text:list text:style-name="L2">
              <text:list-item>
                <text:p text:style-name="P6"><text:span text:style-name="T6">For Maxterms:</text:span></text:p>
              </text:list-item>
            </text:list>
            <text:list text:style-name="L3">
              <text:list-item>
                <text:list>
                  <text:list-item>
                    <text:p text:style-name="P23"><text:span text:style-name="T32">“</text:span><text:span text:style-name="T32">0” means <text:s/>the variable is “Not Complemented” and </text:span></text:p>
                  </text:list-item>
                  <text:list-item>
                    <text:p text:style-name="P23"><text:span text:style-name="T32">“</text:span><text:span text:style-name="T32">1” means the variable is “Complemented”. </text:span></text:p>
                  </text:list-item>
                </text:list>
              </text:list-item>
            </text:list>
          </draw:text-box>
        </draw:frame>
        <presentation:notes draw:style-name="dp2">
          <draw:page-thumbnail draw:style-name="gr1" draw:layer="layout" svg:width="13.335cm" svg:height="10.001cm" svg:x="3.493cm" svg:y="2.002cm" draw:page-number="35" presentation:class="page"/>
          <draw:frame presentation:style-name="pr4" draw:text-style-name="P1" draw:layer="layout" svg:width="14.904cm" svg:height="12.001cm" svg:x="2.708cm" svg:y="12.668cm" presentation:class="notes" presentation:placeholder="true">
            <draw:text-box/>
          </draw:frame>
        </presentation:notes>
      </draw:page>
      <draw:page draw:name="Index Example in Three Variables" draw:style-name="dp1" draw:master-page-name="Default" presentation:presentation-page-layout-name="AL2T1">
        <draw:frame presentation:style-name="pr2" draw:text-style-name="P3" draw:layer="layout" svg:width="23.199cm" svg:height="2.836cm" svg:x="1.225cm" svg:y="-0.001cm" presentation:class="title" presentation:user-transformed="true">
          <draw:text-box>
            <text:list text:style-name="L1">
              <text:list-header>
                <text:p text:style-name="P2"><text:span text:style-name="T29">Index Example in Three Variables</text:span></text:p>
              </text:list-header>
            </text:list>
          </draw:text-box>
        </draw:frame>
        <draw:frame presentation:style-name="pr30" draw:text-style-name="P3" draw:layer="layout" svg:width="22.114cm" svg:height="15.82cm" svg:x="1.998cm" svg:y="3.651cm" presentation:class="outline" presentation:user-transformed="true">
          <draw:text-box>
            <text:list text:style-name="L19">
              <text:list-item>
                <text:p text:style-name="P6"><text:span text:style-name="T6">Example: (for three variables)</text:span></text:p>
              </text:list-item>
              <text:list-item>
                <text:p text:style-name="P6"><text:span text:style-name="T6">Assume the variables are called X, Y, and Z.</text:span></text:p>
              </text:list-item>
              <text:list-item>
                <text:p text:style-name="P6"><text:span text:style-name="T6">The standard order is X, then Y, then Z.</text:span></text:p>
              </text:list-item>
              <text:list-item>
                <text:p text:style-name="P6"><text:span text:style-name="T6">The </text:span><text:span text:style-name="T5">Index 0</text:span><text:span text:style-name="T6"> (base 10) = 000 (base 2) for three variables). All three variables are complemented for </text:span><text:span text:style-name="T5">minterm 0</text:span><text:span text:style-name="T6"> ( <text:s text:c="11"/>) and no variables are complemented for </text:span><text:span text:style-name="T5">Maxterm 0</text:span><text:span text:style-name="T6"> (</text:span><text:span text:style-name="T32">X,Y,Z</text:span><text:span text:style-name="T6">).</text:span></text:p>
              </text:list-item>
            </text:list>
            <text:list text:style-name="L20">
              <text:list-item>
                <text:list>
                  <text:list-item>
                    <text:p text:style-name="P23"><text:span text:style-name="T32">Minterm 0, called m</text:span><text:span text:style-name="T82">0</text:span><text:span text:style-name="T32"> is <text:s text:c="10"/>.</text:span><text:span text:style-name="T59"> </text:span></text:p>
                  </text:list-item>
                  <text:list-item>
                    <text:p text:style-name="P23"><text:span text:style-name="T32">Maxterm 0, called M</text:span><text:span text:style-name="T82">0</text:span><text:span text:style-name="T32"> is (X + Y + Z).</text:span></text:p>
                  </text:list-item>
                  <text:list-item>
                    <text:p text:style-name="P23"><text:span text:style-name="T32">Minterm 6 ?</text:span></text:p>
                  </text:list-item>
                  <text:list-item>
                    <text:p text:style-name="P23"><text:span text:style-name="T32">Maxterm 6 ?</text:span></text:p>
                  </text:list-item>
                </text:list>
              </text:list-item>
            </text:list>
            <text:list text:style-name="L19">
              <text:list-header>
                <text:p text:style-name="P23"><text:span text:style-name="T32"/></text:p>
              </text:list-header>
            </text:list>
          </draw:text-box>
        </draw:frame>
        <draw:g>
          <draw:line draw:style-name="gr4" draw:text-style-name="P13" draw:layer="layout" svg:x1="9.843cm" svg:y1="10.517cm" svg:x2="10.491cm" svg:y2="10.521cm">
            <text:p/>
          </draw:line>
          <draw:line draw:style-name="gr4" draw:text-style-name="P13" draw:layer="layout" svg:x1="10.896cm" svg:y1="10.517cm" svg:x2="11.523cm" svg:y2="10.521cm">
            <text:p/>
          </draw:line>
          <draw:line draw:style-name="gr4" draw:text-style-name="P13" draw:layer="layout" svg:x1="11.924cm" svg:y1="10.517cm" svg:x2="12.493cm" svg:y2="10.521cm">
            <text:p/>
          </draw:line>
          <draw:custom-shape draw:style-name="gr3" draw:text-style-name="P12" draw:layer="layout" svg:width="0.616cm" svg:height="1.101cm" svg:x="11.91cm" svg:y="10.473cm">
            <text:list text:style-name="L1">
              <text:list-header>
                <text:p text:style-name="P2"><text:span text:style-name="T83">Z</text:span></text:p>
              </text:list-header>
            </text:list>
            <draw:enhanced-geometry svg:viewBox="0 0 21600 21600" draw:type="rectangle" draw:enhanced-path="M 0 0 L 21600 0 21600 21600 0 21600 0 0 Z N"/>
          </draw:custom-shape>
          <draw:custom-shape draw:style-name="gr3" draw:text-style-name="P12" draw:layer="layout" svg:width="0.231cm" svg:height="1.101cm" svg:x="11.557cm" svg:y="10.473cm">
            <text:list text:style-name="L1">
              <text:list-header>
                <text:p text:style-name="P2"><text:span text:style-name="T83">,</text:span></text:p>
              </text:list-header>
            </text:list>
            <draw:enhanced-geometry svg:viewBox="0 0 21600 21600" draw:type="rectangle" draw:enhanced-path="M 0 0 L 21600 0 21600 21600 0 21600 0 0 Z N"/>
          </draw:custom-shape>
          <draw:custom-shape draw:style-name="gr3" draw:text-style-name="P12" draw:layer="layout" svg:width="0.667cm" svg:height="1.101cm" svg:x="10.881cm" svg:y="10.473cm">
            <text:list text:style-name="L1">
              <text:list-header>
                <text:p text:style-name="P2"><text:span text:style-name="T83">Y</text:span></text:p>
              </text:list-header>
            </text:list>
            <draw:enhanced-geometry svg:viewBox="0 0 21600 21600" draw:type="rectangle" draw:enhanced-path="M 0 0 L 21600 0 21600 21600 0 21600 0 0 Z N"/>
          </draw:custom-shape>
          <draw:custom-shape draw:style-name="gr3" draw:text-style-name="P12" draw:layer="layout" svg:width="0.231cm" svg:height="1.101cm" svg:x="10.53cm" svg:y="10.473cm">
            <text:list text:style-name="L1">
              <text:list-header>
                <text:p text:style-name="P2"><text:span text:style-name="T83">,</text:span></text:p>
              </text:list-header>
            </text:list>
            <draw:enhanced-geometry svg:viewBox="0 0 21600 21600" draw:type="rectangle" draw:enhanced-path="M 0 0 L 21600 0 21600 21600 0 21600 0 0 Z N"/>
          </draw:custom-shape>
          <draw:custom-shape draw:style-name="gr3" draw:text-style-name="P12" draw:layer="layout" svg:width="0.667cm" svg:height="1.101cm" svg:x="9.827cm" svg:y="10.473cm">
            <text:list text:style-name="L1">
              <text:list-header>
                <text:p text:style-name="P2"><text:span text:style-name="T83">X</text:span></text:p>
              </text:list-header>
            </text:list>
            <draw:enhanced-geometry svg:viewBox="0 0 21600 21600" draw:type="rectangle" draw:enhanced-path="M 0 0 L 21600 0 21600 21600 0 21600 0 0 Z N"/>
          </draw:custom-shape>
        </draw:g>
        <draw:g>
          <draw:custom-shape draw:style-name="gr3" draw:text-style-name="P12" draw:layer="layout" svg:width="0.59cm" svg:height="1.059cm" svg:x="14.727cm" svg:y="13.022cm">
            <text:list text:style-name="L1">
              <text:list-header>
                <text:p text:style-name="P2"><text:span text:style-name="T84">Z</text:span></text:p>
              </text:list-header>
            </text:list>
            <draw:enhanced-geometry svg:viewBox="0 0 21600 21600" draw:type="rectangle" draw:enhanced-path="M 0 0 L 21600 0 21600 21600 0 21600 0 0 Z N"/>
          </draw:custom-shape>
          <draw:custom-shape draw:style-name="gr3" draw:text-style-name="P12" draw:layer="layout" svg:width="0.637cm" svg:height="1.059cm" svg:x="14.057cm" svg:y="13.022cm">
            <text:list text:style-name="L1">
              <text:list-header>
                <text:p text:style-name="P2"><text:span text:style-name="T84">Y</text:span></text:p>
              </text:list-header>
            </text:list>
            <draw:enhanced-geometry svg:viewBox="0 0 21600 21600" draw:type="rectangle" draw:enhanced-path="M 0 0 L 21600 0 21600 21600 0 21600 0 0 Z N"/>
          </draw:custom-shape>
          <draw:custom-shape draw:style-name="gr3" draw:text-style-name="P12" draw:layer="layout" svg:width="0.637cm" svg:height="1.059cm" svg:x="13.36cm" svg:y="13.022cm">
            <text:list text:style-name="L1">
              <text:list-header>
                <text:p text:style-name="P2"><text:span text:style-name="T84">X</text:span></text:p>
              </text:list-header>
            </text:list>
            <draw:enhanced-geometry svg:viewBox="0 0 21600 21600" draw:type="rectangle" draw:enhanced-path="M 0 0 L 21600 0 21600 21600 0 21600 0 0 Z N"/>
          </draw:custom-shape>
          <draw:g>
            <draw:line draw:style-name="gr4" draw:text-style-name="P13" draw:layer="layout" svg:x1="13.088cm" svg:y1="13.035cm" svg:x2="13.736cm" svg:y2="13.04cm">
              <text:p/>
            </draw:line>
            <draw:line draw:style-name="gr4" draw:text-style-name="P13" draw:layer="layout" svg:x1="13.864cm" svg:y1="13.035cm" svg:x2="14.49cm" svg:y2="13.04cm">
              <text:p/>
            </draw:line>
            <draw:line draw:style-name="gr4" draw:text-style-name="P13" draw:layer="layout" svg:x1="14.605cm" svg:y1="13.022cm" svg:x2="15.231cm" svg:y2="13.026cm">
              <text:p/>
            </draw:line>
          </draw:g>
        </draw:g>
        <presentation:notes draw:style-name="dp2">
          <draw:page-thumbnail draw:style-name="gr1" draw:layer="layout" svg:width="13.335cm" svg:height="10.001cm" svg:x="3.493cm" svg:y="2.002cm" draw:page-number="36" presentation:class="page"/>
          <draw:frame presentation:style-name="pr11" draw:text-style-name="P3" draw:layer="layout" svg:width="14.904cm" svg:height="12cm" svg:x="2.708cm" svg:y="12.668cm" presentation:class="notes" presentation:user-transformed="true">
            <draw:text-box>
              <text:list text:style-name="L1">
                <text:list-header>
                  <text:p text:style-name="P22"><text:s/>m6 = X Y Z’</text:p>
                  <text:p text:style-name="P22"><text:s/>M6 = (X’ + Y’ + Z)</text:p>
                </text:list-header>
              </text:list>
            </draw:text-box>
          </draw:frame>
        </presentation:notes>
      </draw:page>
      <draw:page draw:name="Index Examples – Four Variables" draw:style-name="dp1" draw:master-page-name="Default" presentation:presentation-page-layout-name="AL2T1">
        <draw:frame presentation:style-name="pr2" draw:text-style-name="P3" draw:layer="layout" svg:width="23.411cm" svg:height="2.836cm" svg:x="1.397cm" svg:y="-0.001cm" presentation:class="title" presentation:user-transformed="true">
          <draw:text-box>
            <text:list text:style-name="L1">
              <text:list-header>
                <text:p text:style-name="P2"><text:span text:style-name="T1">Index Examples – Four Variables</text:span></text:p>
              </text:list-header>
            </text:list>
          </draw:text-box>
        </draw:frame>
        <draw:frame presentation:style-name="pr13" draw:text-style-name="P3" draw:layer="layout" svg:width="21.59cm" svg:height="13.966cm" svg:x="1.737cm" svg:y="3.505cm" presentation:class="outline" presentation:user-transformed="true">
          <draw:text-box>
            <text:list text:style-name="L16">
              <text:list-header>
                <text:p text:style-name="P43"><text:span text:style-name="T6"><text:s/></text:span><text:span text:style-name="T6">Index <text:s/>Binary <text:s/>Minterm <text:s/>Maxterm</text:span></text:p>
                <text:p text:style-name="P43"><text:span text:style-name="T6"><text:s text:c="5"/></text:span><text:span text:style-name="T6">i <text:s text:c="6"/>Pattern <text:s text:c="4"/>m</text:span><text:span text:style-name="T85">i</text:span><text:span text:style-name="T6"> <text:s text:c="14"/>M</text:span><text:span text:style-name="T85">i</text:span></text:p>
                <text:p text:style-name="P43"><text:span text:style-name="T6"><text:s text:c="4"/></text:span><text:span text:style-name="T6">0 <text:s text:c="6"/>0000 </text:span></text:p>
                <text:p text:style-name="P43"><text:span text:style-name="T6"><text:s text:c="4"/></text:span><text:span text:style-name="T6">1 <text:s text:c="6"/>0001 </text:span></text:p>
                <text:p text:style-name="P43"><text:span text:style-name="T6"><text:s text:c="4"/></text:span><text:span text:style-name="T6">3 <text:s text:c="6"/>0011</text:span></text:p>
                <text:p text:style-name="P43"><text:span text:style-name="T6"><text:s text:c="4"/></text:span><text:span text:style-name="T6">5 <text:s text:c="6"/>0101 </text:span></text:p>
                <text:p text:style-name="P43"><text:span text:style-name="T6"><text:s text:c="4"/></text:span><text:span text:style-name="T6">7 <text:s text:c="6"/>0111 </text:span></text:p>
                <text:p text:style-name="P43"><text:span text:style-name="T6"><text:s text:c="2"/></text:span><text:span text:style-name="T6">10 <text:s text:c="6"/>1010</text:span></text:p>
                <text:p text:style-name="P43"><text:span text:style-name="T6"><text:s text:c="2"/></text:span><text:span text:style-name="T6">13 <text:s text:c="6"/>1101</text:span></text:p>
                <text:p text:style-name="P43"><text:span text:style-name="T6"><text:s text:c="2"/></text:span><text:span text:style-name="T6">15 <text:s text:c="6"/>1111 <text:s text:c="10"/></text:span></text:p>
              </text:list-header>
            </text:list>
          </draw:text-box>
        </draw:frame>
        <draw:line draw:style-name="gr4" draw:text-style-name="P13" draw:layer="layout" svg:x1="9.071cm" svg:y1="6.182cm" svg:x2="9.49cm" svg:y2="6.187cm">
          <text:p/>
        </draw:line>
        <draw:line draw:style-name="gr4" draw:text-style-name="P13" draw:layer="layout" svg:x1="9.666cm" svg:y1="6.182cm" svg:x2="10.16cm" svg:y2="6.187cm">
          <text:p/>
        </draw:line>
        <draw:line draw:style-name="gr4" draw:text-style-name="P13" draw:layer="layout" svg:x1="10.336cm" svg:y1="6.182cm" svg:x2="10.72cm" svg:y2="6.187cm">
          <text:p/>
        </draw:line>
        <draw:line draw:style-name="gr4" draw:text-style-name="P13" draw:layer="layout" svg:x1="10.896cm" svg:y1="6.182cm" svg:x2="11.39cm" svg:y2="6.187cm">
          <text:p/>
        </draw:line>
        <draw:custom-shape draw:style-name="gr3" draw:text-style-name="P12" draw:layer="layout" svg:width="0.552cm" svg:height="1.186cm" svg:x="11.07cm" svg:y="6.143cm">
          <text:list text:style-name="L1">
            <text:list-header>
              <text:p text:style-name="P2"><text:span text:style-name="T13">d</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0.512cm" svg:y="6.143cm">
          <text:list text:style-name="L1">
            <text:list-header>
              <text:p text:style-name="P2"><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552cm" svg:height="1.186cm" svg:x="9.853cm" svg:y="6.143cm">
          <text:list text:style-name="L1">
            <text:list-header>
              <text:p text:style-name="P2"><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9.246cm" svg:y="6.143cm">
          <text:list text:style-name="L1">
            <text:list-header>
              <text:p text:style-name="P2"><text:span text:style-name="T13">a</text:span></text:p>
            </text:list-header>
          </text:list>
          <draw:enhanced-geometry svg:viewBox="0 0 21600 21600" draw:type="rectangle" draw:enhanced-path="M 0 0 L 21600 0 21600 21600 0 21600 0 0 Z N"/>
        </draw:custom-shape>
        <draw:frame draw:style-name="gr27" draw:text-style-name="P14" draw:layer="layout" svg:width="4.868cm" svg:height="0.847cm" svg:x="12.59cm" svg:y="6.363cm">
          <loext:p/>
          <draw:object xlink:href="./Object 4" xlink:type="simple" xlink:show="embed" xlink:actuate="onLoad"/>
          <draw:image xlink:href="./ObjectReplacements/Object 4" xlink:type="simple" xlink:show="embed" xlink:actuate="onLoad"/>
        </draw:frame>
        <draw:custom-shape draw:style-name="gr3" draw:text-style-name="P12" draw:layer="layout" svg:width="0.552cm" svg:height="1.186cm" svg:x="11.035cm" svg:y="7.488cm">
          <text:list text:style-name="L1">
            <text:list-header>
              <text:p text:style-name="P2"><text:span text:style-name="T13">d</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0.477cm" svg:y="7.488cm">
          <text:list text:style-name="L1">
            <text:list-header>
              <text:p text:style-name="P2"><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552cm" svg:height="1.186cm" svg:x="9.818cm" svg:y="7.488cm">
          <text:list text:style-name="L1">
            <text:list-header>
              <text:p text:style-name="P2"><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9.21cm" svg:y="7.488cm">
          <text:list text:style-name="L1">
            <text:list-header>
              <text:p text:style-name="P2"><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552cm" svg:height="1.186cm" svg:x="16.836cm" svg:y="8.802cm">
          <text:list text:style-name="L1">
            <text:list-header>
              <text:p text:style-name="P2"><text:span text:style-name="T13">d</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5.482cm" svg:y="8.802cm">
          <text:list text:style-name="L1">
            <text:list-header>
              <text:p text:style-name="P2"><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552cm" svg:height="1.186cm" svg:x="14.027cm" svg:y="8.802cm">
          <text:list text:style-name="L1">
            <text:list-header>
              <text:p text:style-name="P2"><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2.624cm" svg:y="8.802cm">
          <text:list text:style-name="L1">
            <text:list-header>
              <text:p text:style-name="P2"><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6.07cm" svg:y="8.692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4.716cm" svg:y="8.692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3.252cm" svg:y="8.692cm">
          <text:list text:style-name="L9">
            <text:list-header>
              <text:p text:style-name="P11"><text:span text:style-name="T14"></text:span></text:p>
            </text:list-header>
          </text:list>
          <draw:enhanced-geometry svg:viewBox="0 0 21600 21600" draw:type="rectangle" draw:enhanced-path="M 0 0 L 21600 0 21600 21600 0 21600 0 0 Z N"/>
        </draw:custom-shape>
        <draw:line draw:style-name="gr4" draw:text-style-name="P13" draw:layer="layout" svg:x1="8.983cm" svg:y1="10.111cm" svg:x2="9.402cm" svg:y2="10.116cm">
          <text:p/>
        </draw:line>
        <draw:line draw:style-name="gr4" draw:text-style-name="P13" draw:layer="layout" svg:x1="10.248cm" svg:y1="10.111cm" svg:x2="10.632cm" svg:y2="10.116cm">
          <text:p/>
        </draw:line>
        <draw:custom-shape draw:style-name="gr3" draw:text-style-name="P12" draw:layer="layout" svg:width="0.552cm" svg:height="1.186cm" svg:x="10.773cm" svg:y="10.107cm">
          <text:list text:style-name="L1">
            <text:list-header>
              <text:p text:style-name="P2"><text:span text:style-name="T13">d</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0.212cm" svg:y="10.107cm">
          <text:list text:style-name="L1">
            <text:list-header>
              <text:p text:style-name="P2"><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552cm" svg:height="1.186cm" svg:x="9.556cm" svg:y="10.107cm">
          <text:list text:style-name="L1">
            <text:list-header>
              <text:p text:style-name="P2"><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8.946cm" svg:y="10.107cm">
          <text:list text:style-name="L1">
            <text:list-header>
              <text:p text:style-name="P2"><text:span text:style-name="T13">a</text:span></text:p>
            </text:list-header>
          </text:list>
          <draw:enhanced-geometry svg:viewBox="0 0 21600 21600" draw:type="rectangle" draw:enhanced-path="M 0 0 L 21600 0 21600 21600 0 21600 0 0 Z N"/>
        </draw:custom-shape>
        <draw:line draw:style-name="gr4" draw:text-style-name="P13" draw:layer="layout" svg:x1="14.054cm" svg:y1="10.134cm" svg:x2="14.548cm" svg:y2="10.138cm">
          <text:p/>
        </draw:line>
        <draw:line draw:style-name="gr4" draw:text-style-name="P13" draw:layer="layout" svg:x1="16.872cm" svg:y1="10.134cm" svg:x2="17.365cm" svg:y2="10.138cm">
          <text:p/>
        </draw:line>
        <draw:custom-shape draw:style-name="gr3" draw:text-style-name="P12" draw:layer="layout" svg:width="0.552cm" svg:height="1.186cm" svg:x="16.836cm" svg:y="10.094cm">
          <text:list text:style-name="L1">
            <text:list-header>
              <text:p text:style-name="P2"><text:span text:style-name="T13">d</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5.482cm" svg:y="10.094cm">
          <text:list text:style-name="L1">
            <text:list-header>
              <text:p text:style-name="P2"><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552cm" svg:height="1.186cm" svg:x="14.027cm" svg:y="10.094cm">
          <text:list text:style-name="L1">
            <text:list-header>
              <text:p text:style-name="P2"><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2.624cm" svg:y="10.094cm">
          <text:list text:style-name="L1">
            <text:list-header>
              <text:p text:style-name="P2"><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6.07cm" svg:y="9.984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4.716cm" svg:y="9.984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3.252cm" svg:y="9.984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552cm" svg:height="1.186cm" svg:x="16.836cm" svg:y="11.386cm">
          <text:list text:style-name="L1">
            <text:list-header>
              <text:p text:style-name="P2"><text:span text:style-name="T13">d</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5.482cm" svg:y="11.386cm">
          <text:list text:style-name="L1">
            <text:list-header>
              <text:p text:style-name="P2"><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552cm" svg:height="1.186cm" svg:x="14.027cm" svg:y="11.386cm">
          <text:list text:style-name="L1">
            <text:list-header>
              <text:p text:style-name="P2"><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2.624cm" svg:y="11.386cm">
          <text:list text:style-name="L1">
            <text:list-header>
              <text:p text:style-name="P2"><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6.07cm" svg:y="11.276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4.716cm" svg:y="11.276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3.252cm" svg:y="11.276cm">
          <text:list text:style-name="L9">
            <text:list-header>
              <text:p text:style-name="P11"><text:span text:style-name="T14"></text:span></text:p>
            </text:list-header>
          </text:list>
          <draw:enhanced-geometry svg:viewBox="0 0 21600 21600" draw:type="rectangle" draw:enhanced-path="M 0 0 L 21600 0 21600 21600 0 21600 0 0 Z N"/>
        </draw:custom-shape>
        <draw:line draw:style-name="gr4" draw:text-style-name="P13" draw:layer="layout" svg:x1="9.631cm" svg:y1="12.801cm" svg:x2="10.125cm" svg:y2="12.806cm">
          <text:p/>
        </draw:line>
        <draw:line draw:style-name="gr4" draw:text-style-name="P13" draw:layer="layout" svg:x1="10.861cm" svg:y1="12.801cm" svg:x2="11.355cm" svg:y2="12.806cm">
          <text:p/>
        </draw:line>
        <draw:custom-shape draw:style-name="gr3" draw:text-style-name="P12" draw:layer="layout" svg:width="0.552cm" svg:height="1.186cm" svg:x="10.826cm" svg:y="12.726cm">
          <text:list text:style-name="L1">
            <text:list-header>
              <text:p text:style-name="P2"><text:span text:style-name="T13">d</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0.265cm" svg:y="12.691cm">
          <text:list text:style-name="L1">
            <text:list-header>
              <text:p text:style-name="P2"><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552cm" svg:height="1.186cm" svg:x="9.609cm" svg:y="12.691cm">
          <text:list text:style-name="L1">
            <text:list-header>
              <text:p text:style-name="P2"><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8.999cm" svg:y="12.691cm">
          <text:list text:style-name="L1">
            <text:list-header>
              <text:p text:style-name="P2"><text:span text:style-name="T13">a</text:span></text:p>
            </text:list-header>
          </text:list>
          <draw:enhanced-geometry svg:viewBox="0 0 21600 21600" draw:type="rectangle" draw:enhanced-path="M 0 0 L 21600 0 21600 21600 0 21600 0 0 Z N"/>
        </draw:custom-shape>
        <draw:line draw:style-name="gr4" draw:text-style-name="P13" draw:layer="layout" svg:x1="12.66cm" svg:y1="12.788cm" svg:x2="13.079cm" svg:y2="12.793cm">
          <text:p/>
        </draw:line>
        <draw:line draw:style-name="gr4" draw:text-style-name="P13" draw:layer="layout" svg:x1="15.518cm" svg:y1="12.788cm" svg:x2="15.901cm" svg:y2="12.793cm">
          <text:p/>
        </draw:line>
        <draw:custom-shape draw:style-name="gr3" draw:text-style-name="P12" draw:layer="layout" svg:width="0.552cm" svg:height="1.186cm" svg:x="16.836cm" svg:y="12.678cm">
          <text:list text:style-name="L1">
            <text:list-header>
              <text:p text:style-name="P2"><text:span text:style-name="T13">d</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5.482cm" svg:y="12.678cm">
          <text:list text:style-name="L1">
            <text:list-header>
              <text:p text:style-name="P2"><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552cm" svg:height="1.186cm" svg:x="14.027cm" svg:y="12.678cm">
          <text:list text:style-name="L1">
            <text:list-header>
              <text:p text:style-name="P2"><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2.624cm" svg:y="12.678cm">
          <text:list text:style-name="L1">
            <text:list-header>
              <text:p text:style-name="P2"><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6.07cm" svg:y="12.56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4.716cm" svg:y="12.56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3.252cm" svg:y="12.568cm">
          <text:list text:style-name="L9">
            <text:list-header>
              <text:p text:style-name="P11"><text:span text:style-name="T14"></text:span></text:p>
            </text:list-header>
          </text:list>
          <draw:enhanced-geometry svg:viewBox="0 0 21600 21600" draw:type="rectangle" draw:enhanced-path="M 0 0 L 21600 0 21600 21600 0 21600 0 0 Z N"/>
        </draw:custom-shape>
        <draw:line draw:style-name="gr4" draw:text-style-name="P13" draw:layer="layout" svg:x1="10.283cm" svg:y1="14.182cm" svg:x2="10.667cm" svg:y2="14.186cm">
          <text:p/>
        </draw:line>
        <draw:custom-shape draw:style-name="gr3" draw:text-style-name="P12" draw:layer="layout" svg:width="0.552cm" svg:height="1.186cm" svg:x="10.808cm" svg:y="13.966cm">
          <text:list text:style-name="L1">
            <text:list-header>
              <text:p text:style-name="P2"><text:span text:style-name="T13">d</text:span></text:p>
            </text:list-header>
          </text:list>
          <draw:enhanced-geometry svg:viewBox="0 0 21600 21600" draw:type="rectangle" draw:enhanced-path="M 0 0 L 21600 0 21600 21600 0 21600 0 0 Z N"/>
        </draw:custom-shape>
        <draw:custom-shape draw:style-name="gr3" draw:text-style-name="P12" draw:layer="layout" svg:width="0.552cm" svg:height="1.186cm" svg:x="9.591cm" svg:y="13.966cm">
          <text:list text:style-name="L1">
            <text:list-header>
              <text:p text:style-name="P2"><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8.981cm" svg:y="13.966cm">
          <text:list text:style-name="L1">
            <text:list-header>
              <text:p text:style-name="P2"><text:span text:style-name="T13">a</text:span></text:p>
            </text:list-header>
          </text:list>
          <draw:enhanced-geometry svg:viewBox="0 0 21600 21600" draw:type="rectangle" draw:enhanced-path="M 0 0 L 21600 0 21600 21600 0 21600 0 0 Z N"/>
        </draw:custom-shape>
        <draw:frame draw:style-name="gr27" draw:text-style-name="P14" draw:layer="layout" svg:width="2.469cm" svg:height="1.023cm" svg:x="8.965cm" svg:y="15.491cm">
          <loext:p/>
          <draw:object xlink:href="./Object 5" xlink:type="simple" xlink:show="embed" xlink:actuate="onLoad"/>
          <draw:image xlink:href="./ObjectReplacements/Object 5" xlink:type="simple" xlink:show="embed" xlink:actuate="onLoad"/>
        </draw:frame>
        <draw:line draw:style-name="gr4" draw:text-style-name="P13" draw:layer="layout" svg:x1="15.518cm" svg:y1="8.833cm" svg:x2="15.901cm" svg:y2="8.837cm">
          <text:p/>
        </draw:line>
        <draw:line draw:style-name="gr4" draw:text-style-name="P13" draw:layer="layout" svg:x1="16.872cm" svg:y1="8.833cm" svg:x2="17.365cm" svg:y2="8.837cm">
          <text:p/>
        </draw:line>
        <draw:custom-shape draw:style-name="gr3" draw:text-style-name="P12" draw:layer="layout" svg:width="0.552cm" svg:height="1.186cm" svg:x="16.836cm" svg:y="15.262cm">
          <text:list text:style-name="L1">
            <text:list-header>
              <text:p text:style-name="P2"><text:span text:style-name="T13">d</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5.482cm" svg:y="15.262cm">
          <text:list text:style-name="L1">
            <text:list-header>
              <text:p text:style-name="P2"><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552cm" svg:height="1.186cm" svg:x="14.027cm" svg:y="15.262cm">
          <text:list text:style-name="L1">
            <text:list-header>
              <text:p text:style-name="P2"><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2.624cm" svg:y="15.262cm">
          <text:list text:style-name="L1">
            <text:list-header>
              <text:p text:style-name="P2"><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6.07cm" svg:y="15.152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4.716cm" svg:y="15.152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3.252cm" svg:y="15.152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4.723cm" svg:y="7.466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9.837cm" svg:y="8.731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9.837cm" svg:y="11.355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4.882cm" svg:y="13.935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0.248cm" svg:y="13.966cm">
          <text:list text:style-name="L1">
            <text:list-header>
              <text:p text:style-name="P2"><text:span text:style-name="T13">c</text:span></text:p>
            </text:list-header>
          </text:list>
          <draw:enhanced-geometry svg:viewBox="0 0 21600 21600" draw:type="rectangle" draw:enhanced-path="M 0 0 L 21600 0 21600 21600 0 21600 0 0 Z N"/>
        </draw:custom-shape>
        <draw:line draw:style-name="gr4" draw:text-style-name="P13" draw:layer="layout" svg:x1="9.058cm" svg:y1="7.479cm" svg:x2="9.476cm" svg:y2="7.483cm">
          <text:p/>
        </draw:line>
        <draw:line draw:style-name="gr4" draw:text-style-name="P13" draw:layer="layout" svg:x1="9.653cm" svg:y1="7.479cm" svg:x2="10.147cm" svg:y2="7.483cm">
          <text:p/>
        </draw:line>
        <draw:line draw:style-name="gr4" draw:text-style-name="P13" draw:layer="layout" svg:x1="10.323cm" svg:y1="7.479cm" svg:x2="10.707cm" svg:y2="7.483cm">
          <text:p/>
        </draw:line>
        <draw:line draw:style-name="gr4" draw:text-style-name="P13" draw:layer="layout" svg:x1="14.041cm" svg:y1="11.439cm" svg:x2="14.534cm" svg:y2="11.443cm">
          <text:p/>
        </draw:line>
        <draw:line draw:style-name="gr4" draw:text-style-name="P13" draw:layer="layout" svg:x1="15.505cm" svg:y1="11.439cm" svg:x2="15.888cm" svg:y2="11.443cm">
          <text:p/>
        </draw:line>
        <draw:line draw:style-name="gr4" draw:text-style-name="P13" draw:layer="layout" svg:x1="16.858cm" svg:y1="11.439cm" svg:x2="17.352cm" svg:y2="11.443cm">
          <text:p/>
        </draw:line>
        <draw:line draw:style-name="gr4" draw:text-style-name="P13" draw:layer="layout" svg:x1="12.678cm" svg:y1="15.355cm" svg:x2="13.172cm" svg:y2="15.359cm">
          <text:p/>
        </draw:line>
        <draw:line draw:style-name="gr4" draw:text-style-name="P13" draw:layer="layout" svg:x1="14.142cm" svg:y1="15.355cm" svg:x2="14.526cm" svg:y2="15.359cm">
          <text:p/>
        </draw:line>
        <draw:line draw:style-name="gr4" draw:text-style-name="P13" draw:layer="layout" svg:x1="15.496cm" svg:y1="15.355cm" svg:x2="15.99cm" svg:y2="15.359cm">
          <text:p/>
        </draw:line>
        <draw:line draw:style-name="gr4" draw:text-style-name="P13" draw:layer="layout" svg:x1="16.911cm" svg:y1="15.341cm" svg:x2="17.405cm" svg:y2="15.346cm">
          <text:p/>
        </draw:line>
        <presentation:notes draw:style-name="dp2">
          <draw:page-thumbnail draw:style-name="gr1" draw:layer="layout" svg:width="13.335cm" svg:height="10.001cm" svg:x="3.488cm" svg:y="2.002cm" draw:page-number="37" presentation:class="page"/>
          <draw:frame presentation:style-name="pr23" draw:text-style-name="P55" draw:layer="layout" svg:width="14.904cm" svg:height="12.004cm" svg:x="2.708cm" svg:y="12.664cm" presentation:class="notes" presentation:user-transformed="true">
            <draw:text-box>
              <text:list text:style-name="L1">
                <text:list-header>
                  <text:p text:style-name="P22"><text:s/>M1 = a + b + c + d’</text:p>
                  <text:p text:style-name="P22"><text:s/>m3 = a’ b’ c d</text:p>
                  <text:p text:style-name="P22"><text:s/>m7 = a’ b c d</text:p>
                  <text:p text:style-name="P22"><text:s/>M 13 = a’ + b’ + c + d’</text:p>
                </text:list-header>
              </text:list>
            </draw:text-box>
          </draw:frame>
        </presentation:notes>
      </draw:page>
      <draw:page draw:name="Minterm and Maxterm Relationship" draw:style-name="dp1" draw:master-page-name="Default" presentation:presentation-page-layout-name="AL2T1">
        <draw:frame presentation:style-name="pr3" draw:text-style-name="P3" draw:layer="layout" svg:width="21.59cm" svg:height="13.967cm" svg:x="1.998cm" svg:y="3.651cm" presentation:class="outline" presentation:user-transformed="true">
          <draw:text-box>
            <text:list text:style-name="L2">
              <text:list-item>
                <text:p text:style-name="P19"><text:span text:style-name="T86">Review: <text:s/>DeMorgan's Theorem</text:span></text:p>
              </text:list-item>
            </text:list>
            <text:list text:style-name="L16">
              <text:list-header>
                <text:p text:style-name="P59"><text:span text:style-name="T86"><text:s text:c="26"/></text:span><text:span text:style-name="T86">and <text:s text:c="3"/></text:span></text:p>
              </text:list-header>
            </text:list>
            <text:list text:style-name="L2">
              <text:list-item>
                <text:p text:style-name="P19"><text:span text:style-name="T86">Two-variable example: </text:span></text:p>
              </text:list-item>
            </text:list>
            <text:list text:style-name="L16">
              <text:list-header>
                <text:p text:style-name="P59"><text:span text:style-name="T86"><text:s text:c="28"/></text:span><text:span text:style-name="T86">and </text:span></text:p>
                <text:p text:style-name="P60"><text:span text:style-name="T86"><text:tab/></text:span><text:span text:style-name="T86">Thus M</text:span><text:span text:style-name="T87">2</text:span><text:span text:style-name="T86"> is the complement of m</text:span><text:span text:style-name="T87">2</text:span><text:span text:style-name="T86"> and vice-versa.</text:span></text:p>
              </text:list-header>
            </text:list>
            <text:list text:style-name="L2">
              <text:list-item>
                <text:p text:style-name="P19"><text:span text:style-name="T86">Since DeMorgan's Theorem holds for </text:span><text:span text:style-name="T88">n</text:span><text:span text:style-name="T86"> variables, the above holds for terms of </text:span><text:span text:style-name="T88">n</text:span><text:span text:style-name="T86"> variables</text:span></text:p>
              </text:list-item>
              <text:list-item>
                <text:p text:style-name="P19"><text:span text:style-name="T86">giving:</text:span></text:p>
                <text:p text:style-name="P19"><text:span text:style-name="T89"/></text:p>
              </text:list-item>
            </text:list>
            <text:list text:style-name="L16">
              <text:list-header>
                <text:p text:style-name="P59"><text:span text:style-name="T86"><text:s text:c="36"/></text:span><text:span text:style-name="T86">and <text:s/></text:span></text:p>
                <text:p text:style-name="P59"><text:span text:style-name="T86"><text:s text:c="4"/></text:span><text:span text:style-name="T86">Thus M</text:span><text:span text:style-name="T90">i</text:span><text:span text:style-name="T86"> is the complement of m</text:span><text:span text:style-name="T90">i</text:span><text:span text:style-name="T86">.</text:span></text:p>
              </text:list-header>
            </text:list>
          </draw:text-box>
        </draw:frame>
        <draw:frame presentation:style-name="pr2" draw:text-style-name="P3" draw:layer="layout" svg:width="22.904cm" svg:height="2.836cm" svg:x="1.989cm" svg:y="-0.001cm" presentation:class="title" presentation:user-transformed="true">
          <draw:text-box>
            <text:list text:style-name="L1">
              <text:list-header>
                <text:p text:style-name="P2"><text:span text:style-name="T31">Minterm and Maxterm Relationship</text:span></text:p>
              </text:list-header>
            </text:list>
          </draw:text-box>
        </draw:frame>
        <draw:line draw:style-name="gr4" draw:text-style-name="P13" draw:layer="layout" svg:x1="3.338cm" svg:y1="5.054cm" svg:x2="4.943cm" svg:y2="5.058cm">
          <text:p/>
        </draw:line>
        <draw:line draw:style-name="gr4" draw:text-style-name="P13" draw:layer="layout" svg:x1="5.997cm" svg:y1="5.054cm" svg:x2="6.451cm" svg:y2="5.058cm">
          <text:p/>
        </draw:line>
        <draw:line draw:style-name="gr4" draw:text-style-name="P13" draw:layer="layout" svg:x1="7.422cm" svg:y1="5.054cm" svg:x2="7.915cm" svg:y2="5.058cm">
          <text:p/>
        </draw:line>
        <draw:custom-shape draw:style-name="gr3" draw:text-style-name="P12" draw:layer="layout" svg:width="0.497cm" svg:height="1.186cm" svg:x="7.632cm" svg:y="4.837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6.181cm" svg:y="4.837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961cm" svg:y="4.837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43cm" svg:height="1.186cm" svg:x="4.413cm" svg:y="4.837cm">
          <text:list text:style-name="L1">
            <text:list-header>
              <text:p text:style-name="P2"><text:span text:style-name="T13"><text:s/></text:span><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4.215cm" svg:y="4.837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4.008cm" svg:y="4.837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3.526cm" svg:y="4.837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6.917cm" svg:y="4.727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5.371cm" svg:y="4.727cm">
          <text:list text:style-name="L9">
            <text:list-header>
              <text:p text:style-name="P11"><text:span text:style-name="T14"></text:span></text:p>
            </text:list-header>
          </text:list>
          <draw:enhanced-geometry svg:viewBox="0 0 21600 21600" draw:type="rectangle" draw:enhanced-path="M 0 0 L 21600 0 21600 21600 0 21600 0 0 Z N"/>
        </draw:custom-shape>
        <draw:line draw:style-name="gr4" draw:text-style-name="P13" draw:layer="layout" svg:x1="9.913cm" svg:y1="5.049cm" svg:x2="11.836cm" svg:y2="5.054cm">
          <text:p/>
        </draw:line>
        <draw:line draw:style-name="gr4" draw:text-style-name="P13" draw:layer="layout" svg:x1="12.925cm" svg:y1="5.049cm" svg:x2="13.384cm" svg:y2="5.054cm">
          <text:p/>
        </draw:line>
        <draw:line draw:style-name="gr4" draw:text-style-name="P13" draw:layer="layout" svg:x1="13.948cm" svg:y1="5.049cm" svg:x2="14.442cm" svg:y2="5.054cm">
          <text:p/>
        </draw:line>
        <draw:custom-shape draw:style-name="gr3" draw:text-style-name="P12" draw:layer="layout" svg:width="0.497cm" svg:height="1.186cm" svg:x="14.158cm" svg:y="4.833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3.113cm" svg:y="4.833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1.552cm" svg:y="4.833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0.101cm" svg:y="4.833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13.657cm" svg:y="4.72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12.264cm" svg:y="4.72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0.838cm" svg:y="4.723cm">
          <text:list text:style-name="L9">
            <text:list-header>
              <text:p text:style-name="P11"><text:span text:style-name="T14"></text:span></text:p>
            </text:list-header>
          </text:list>
          <draw:enhanced-geometry svg:viewBox="0 0 21600 21600" draw:type="rectangle" draw:enhanced-path="M 0 0 L 21600 0 21600 21600 0 21600 0 0 Z N"/>
        </draw:custom-shape>
        <draw:line draw:style-name="gr4" draw:text-style-name="P13" draw:layer="layout" svg:x1="5.984cm" svg:y1="7.272cm" svg:x2="6.443cm" svg:y2="7.276cm">
          <text:p/>
        </draw:line>
        <draw:custom-shape draw:style-name="gr3" draw:text-style-name="P12" draw:layer="layout" svg:width="0.739cm" svg:height="1.186cm" svg:x="8.172cm" svg:y="7.056cm">
          <text:list text:style-name="L1">
            <text:list-header>
              <text:p text:style-name="P2"><text:span text:style-name="T13"><text:s text:c="3"/></text:span></text:p>
            </text:list-header>
          </text:list>
          <draw:enhanced-geometry svg:viewBox="0 0 21600 21600" draw:type="rectangle" draw:enhanced-path="M 0 0 L 21600 0 21600 21600 0 21600 0 0 Z N"/>
        </draw:custom-shape>
        <draw:custom-shape draw:style-name="gr3" draw:text-style-name="P12" draw:layer="layout" svg:width="0.743cm" svg:height="1.186cm" svg:x="7.429cm" svg:y="7.056cm">
          <text:list text:style-name="L1">
            <text:list-header>
              <text:p text:style-name="P2"><text:span text:style-name="T13"><text:s/></text:span><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6.654cm" svg:y="7.056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6.172cm" svg:y="7.056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948cm" svg:y="7.056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185cm" svg:y="7.056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933cm" svg:height="1.186cm" svg:x="3.848cm" svg:y="7.056cm">
          <text:list text:style-name="L1">
            <text:list-header>
              <text:p text:style-name="P2"><text:span text:style-name="T13">M</text:span></text:p>
            </text:list-header>
          </text:list>
          <draw:enhanced-geometry svg:viewBox="0 0 21600 21600" draw:type="rectangle" draw:enhanced-path="M 0 0 L 21600 0 21600 21600 0 21600 0 0 Z N"/>
        </draw:custom-shape>
        <draw:custom-shape draw:style-name="gr3" draw:text-style-name="P12" draw:layer="layout" svg:width="0.286cm" svg:height="0.677cm" svg:x="4.749cm" svg:y="7.682cm">
          <text:list text:style-name="L1">
            <text:list-header>
              <text:p text:style-name="P2"><text:span text:style-name="T91">2</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6.935cm" svg:y="6.945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5.363cm" svg:y="6.945cm">
          <text:list text:style-name="L9">
            <text:list-header>
              <text:p text:style-name="P11"><text:span text:style-name="T14"></text:span></text:p>
            </text:list-header>
          </text:list>
          <draw:enhanced-geometry svg:viewBox="0 0 21600 21600" draw:type="rectangle" draw:enhanced-path="M 0 0 L 21600 0 21600 21600 0 21600 0 0 Z N"/>
        </draw:custom-shape>
        <draw:line draw:style-name="gr4" draw:text-style-name="P13" draw:layer="layout" svg:x1="13.313cm" svg:y1="7.232cm" svg:x2="13.807cm" svg:y2="7.236cm">
          <text:p/>
        </draw:line>
        <draw:custom-shape draw:style-name="gr3" draw:text-style-name="P12" draw:layer="layout" svg:width="0.497cm" svg:height="1.186cm" svg:x="13.523cm" svg:y="7.016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743cm" svg:height="1.186cm" svg:x="12.756cm" svg:y="7.016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2.532cm" svg:y="7.016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1.769cm" svg:y="7.016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823cm" svg:height="1.186cm" svg:x="10.568cm" svg:y="7.016cm">
          <text:list text:style-name="L1">
            <text:list-header>
              <text:p text:style-name="P2"><text:span text:style-name="T13">m</text:span></text:p>
            </text:list-header>
          </text:list>
          <draw:enhanced-geometry svg:viewBox="0 0 21600 21600" draw:type="rectangle" draw:enhanced-path="M 0 0 L 21600 0 21600 21600 0 21600 0 0 Z N"/>
        </draw:custom-shape>
        <draw:custom-shape draw:style-name="gr3" draw:text-style-name="P12" draw:layer="layout" svg:width="0.286cm" svg:height="0.677cm" svg:x="11.333cm" svg:y="7.642cm">
          <text:list text:style-name="L1">
            <text:list-header>
              <text:p text:style-name="P2"><text:span text:style-name="T91">2</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11.946cm" svg:y="6.906cm">
          <text:list text:style-name="L9">
            <text:list-header>
              <text:p text:style-name="P11"><text:span text:style-name="T14"></text:span></text:p>
            </text:list-header>
          </text:list>
          <draw:enhanced-geometry svg:viewBox="0 0 21600 21600" draw:type="rectangle" draw:enhanced-path="M 0 0 L 21600 0 21600 21600 0 21600 0 0 Z N"/>
        </draw:custom-shape>
        <draw:g>
          <draw:custom-shape draw:style-name="gr3" draw:text-style-name="P12" draw:layer="layout" svg:width="0.188cm" svg:height="0.805cm" svg:x="7.519cm" svg:y="13.242cm">
            <text:list text:style-name="L1">
              <text:list-header>
                <text:p text:style-name="P2"><text:span text:style-name="T41">i</text:span></text:p>
              </text:list-header>
            </text:list>
            <draw:enhanced-geometry svg:viewBox="0 0 21600 21600" draw:type="rectangle" draw:enhanced-path="M 0 0 L 21600 0 21600 21600 0 21600 0 0 Z N"/>
          </draw:custom-shape>
          <draw:custom-shape draw:style-name="gr3" draw:text-style-name="P12" draw:layer="layout" svg:width="1.001cm" svg:height="1.439cm" svg:x="9.185cm" svg:y="12.493cm">
            <text:list text:style-name="L1">
              <text:list-header>
                <text:p text:style-name="P2"><text:span text:style-name="T74">m</text:span></text:p>
              </text:list-header>
            </text:list>
            <draw:enhanced-geometry svg:viewBox="0 0 21600 21600" draw:type="rectangle" draw:enhanced-path="M 0 0 L 21600 0 21600 21600 0 21600 0 0 Z N"/>
          </draw:custom-shape>
          <draw:custom-shape draw:style-name="gr3" draw:text-style-name="P12" draw:layer="layout" svg:width="1.132cm" svg:height="1.439cm" svg:x="6.434cm" svg:y="12.493cm">
            <text:list text:style-name="L1">
              <text:list-header>
                <text:p text:style-name="P2"><text:span text:style-name="T74">M</text:span></text:p>
              </text:list-header>
            </text:list>
            <draw:enhanced-geometry svg:viewBox="0 0 21600 21600" draw:type="rectangle" draw:enhanced-path="M 0 0 L 21600 0 21600 21600 0 21600 0 0 Z N"/>
          </draw:custom-shape>
          <draw:custom-shape draw:style-name="gr3" draw:text-style-name="P12" draw:layer="layout" svg:width="1.005cm" svg:height="1.439cm" svg:x="8.167cm" svg:y="12.356cm">
            <text:list text:style-name="L9">
              <text:list-header>
                <text:p text:style-name="P11"><text:span text:style-name="T73"></text:span></text:p>
              </text:list-header>
            </text:list>
            <draw:enhanced-geometry svg:viewBox="0 0 21600 21600" draw:type="rectangle" draw:enhanced-path="M 0 0 L 21600 0 21600 21600 0 21600 0 0 Z N"/>
          </draw:custom-shape>
          <draw:g>
            <draw:line draw:style-name="gr4" draw:text-style-name="P13" draw:layer="layout" svg:x1="8.961cm" svg:y1="12.572cm" svg:x2="9.865cm" svg:y2="12.577cm">
              <text:p/>
            </draw:line>
            <draw:custom-shape draw:style-name="gr3" draw:text-style-name="P12" draw:layer="layout" svg:width="0.188cm" svg:height="0.805cm" svg:x="9.987cm" svg:y="13.242cm">
              <text:list text:style-name="L1">
                <text:list-header>
                  <text:p text:style-name="P2"><text:span text:style-name="T41">i</text:span></text:p>
                </text:list-header>
              </text:list>
              <draw:enhanced-geometry svg:viewBox="0 0 21600 21600" draw:type="rectangle" draw:enhanced-path="M 0 0 L 21600 0 21600 21600 0 21600 0 0 Z N"/>
            </draw:custom-shape>
            <draw:line draw:style-name="gr4" draw:text-style-name="P13" draw:layer="layout" svg:x1="15.447cm" svg:y1="12.519cm" svg:x2="16.638cm" svg:y2="12.524cm">
              <text:p/>
            </draw:line>
            <draw:custom-shape draw:style-name="gr3" draw:text-style-name="P12" draw:layer="layout" svg:width="0.188cm" svg:height="0.805cm" svg:x="16.752cm" svg:y="13.189cm">
              <text:list text:style-name="L1">
                <text:list-header>
                  <text:p text:style-name="P2"><text:span text:style-name="T41">i</text:span></text:p>
                </text:list-header>
              </text:list>
              <draw:enhanced-geometry svg:viewBox="0 0 21600 21600" draw:type="rectangle" draw:enhanced-path="M 0 0 L 21600 0 21600 21600 0 21600 0 0 Z N"/>
            </draw:custom-shape>
          </draw:g>
          <draw:custom-shape draw:style-name="gr3" draw:text-style-name="P12" draw:layer="layout" svg:width="0.188cm" svg:height="0.805cm" svg:x="13.865cm" svg:y="13.273cm">
            <text:list text:style-name="L1">
              <text:list-header>
                <text:p text:style-name="P2"><text:span text:style-name="T41">i</text:span></text:p>
              </text:list-header>
            </text:list>
            <draw:enhanced-geometry svg:viewBox="0 0 21600 21600" draw:type="rectangle" draw:enhanced-path="M 0 0 L 21600 0 21600 21600 0 21600 0 0 Z N"/>
          </draw:custom-shape>
          <draw:custom-shape draw:style-name="gr3" draw:text-style-name="P12" draw:layer="layout" svg:width="1.268cm" svg:height="1.61cm" svg:x="15.697cm" svg:y="12.352cm">
            <text:list text:style-name="L1">
              <text:list-header>
                <text:p text:style-name="P2"><text:span text:style-name="T92">M</text:span></text:p>
              </text:list-header>
            </text:list>
            <draw:enhanced-geometry svg:viewBox="0 0 21600 21600" draw:type="rectangle" draw:enhanced-path="M 0 0 L 21600 0 21600 21600 0 21600 0 0 Z N"/>
          </draw:custom-shape>
          <draw:custom-shape draw:style-name="gr3" draw:text-style-name="P12" draw:layer="layout" svg:width="1.12cm" svg:height="1.61cm" svg:x="12.847cm" svg:y="12.352cm">
            <text:list text:style-name="L1">
              <text:list-header>
                <text:p text:style-name="P2"><text:span text:style-name="T92">m</text:span></text:p>
              </text:list-header>
            </text:list>
            <draw:enhanced-geometry svg:viewBox="0 0 21600 21600" draw:type="rectangle" draw:enhanced-path="M 0 0 L 21600 0 21600 21600 0 21600 0 0 Z N"/>
          </draw:custom-shape>
          <draw:custom-shape draw:style-name="gr3" draw:text-style-name="P12" draw:layer="layout" svg:width="1.124cm" svg:height="1.61cm" svg:x="14.581cm" svg:y="12.202cm">
            <text:list text:style-name="L9">
              <text:list-header>
                <text:p text:style-name="P11"><text:span text:style-name="T93"></text:span></text:p>
              </text:list-header>
            </text:list>
            <draw:enhanced-geometry svg:viewBox="0 0 21600 21600" draw:type="rectangle" draw:enhanced-path="M 0 0 L 21600 0 21600 21600 0 21600 0 0 Z N"/>
          </draw:custom-shape>
        </draw:g>
        <presentation:notes draw:style-name="dp2">
          <draw:page-thumbnail draw:style-name="gr1" draw:layer="layout" svg:width="13.335cm" svg:height="10.001cm" svg:x="3.488cm" svg:y="2.002cm" draw:page-number="38" presentation:class="page"/>
          <draw:frame presentation:style-name="pr25" draw:text-style-name="P56" draw:layer="layout" svg:width="14.904cm" svg:height="12.031cm" svg:x="2.708cm" svg:y="12.664cm" presentation:class="notes" presentation:placeholder="true">
            <draw:text-box/>
          </draw:frame>
        </presentation:notes>
      </draw:page>
      <draw:page draw:name="Function Tables for Both"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1">Function Tables for Both</text:span></text:p>
              </text:list-header>
            </text:list>
          </draw:text-box>
        </draw:frame>
        <draw:frame presentation:style-name="pr31" draw:text-style-name="P3" draw:layer="layout" svg:width="21.59cm" svg:height="13.938cm" svg:x="1.998cm" svg:y="4.061cm" presentation:class="outline" presentation:user-transformed="true">
          <draw:text-box>
            <text:list text:style-name="L2">
              <text:list-item>
                <text:p text:style-name="P61"><text:span text:style-name="T16">Minterms of</text:span><text:span text:style-name="T16"><text:tab/></text:span><text:span text:style-name="T16"><text:tab/></text:span><text:span text:style-name="T16"> <text:s text:c="3"/>Maxterms of</text:span></text:p>
              </text:list-item>
            </text:list>
            <text:list text:style-name="L16">
              <text:list-header>
                <text:p text:style-name="P43"><text:span text:style-name="T16"><text:s text:c="4"/></text:span><text:span text:style-name="T16">2 variables <text:s text:c="22"/>2 variables</text:span></text:p>
                <text:p text:style-name="P43"><text:span text:style-name="T16"/></text:p>
                <text:p text:style-name="P43"><text:span text:style-name="T24"/></text:p>
                <text:p text:style-name="P43"><text:span text:style-name="T24"/></text:p>
                <text:p text:style-name="P43"><text:span text:style-name="T24"/></text:p>
                <text:p text:style-name="P43"><text:span text:style-name="T24"/></text:p>
              </text:list-header>
            </text:list>
            <text:list text:style-name="L2">
              <text:list-header>
                <text:p text:style-name="P62"><text:span text:style-name="T86"/></text:p>
              </text:list-header>
              <text:list-item>
                <text:p text:style-name="P62"><text:span text:style-name="T86">Each column in the maxterm function table is the complement of the column in the minterm function table since M</text:span><text:span text:style-name="T90">i</text:span><text:span text:style-name="T86"> is the complement of m</text:span><text:span text:style-name="T90">i</text:span><text:span text:style-name="T86">.</text:span></text:p>
              </text:list-item>
            </text:list>
          </draw:text-box>
        </draw:frame>
        <draw:custom-shape draw:style-name="gr21" draw:text-style-name="P27" draw:layer="layout" svg:width="0.022cm" svg:height="1.208cm" svg:x="5.243cm" svg:y="6.91cm">
          <text:p/>
          <draw:enhanced-geometry svg:viewBox="0 0 21600 21600" draw:type="rectangle" draw:enhanced-path="M 0 0 L 21600 0 21600 21600 0 21600 0 0 Z N"/>
        </draw:custom-shape>
        <draw:custom-shape draw:style-name="gr21" draw:text-style-name="P27" draw:layer="layout" svg:width="0.022cm" svg:height="1.208cm" svg:x="7.148cm" svg:y="6.91cm">
          <text:p/>
          <draw:enhanced-geometry svg:viewBox="0 0 21600 21600" draw:type="rectangle" draw:enhanced-path="M 0 0 L 21600 0 21600 21600 0 21600 0 0 Z N"/>
        </draw:custom-shape>
        <draw:custom-shape draw:style-name="gr21" draw:text-style-name="P27" draw:layer="layout" svg:width="0.049cm" svg:height="0.027cm" svg:x="3.144cm" svg:y="8.118cm">
          <text:p/>
          <draw:enhanced-geometry svg:viewBox="0 0 21600 21600" draw:type="rectangle" draw:enhanced-path="M 0 0 L 21600 0 21600 21600 0 21600 0 0 Z N"/>
        </draw:custom-shape>
        <draw:custom-shape draw:style-name="gr21" draw:text-style-name="P27" draw:layer="layout" svg:width="2.05cm" svg:height="0.027cm" svg:x="3.193cm" svg:y="8.118cm">
          <text:p/>
          <draw:enhanced-geometry svg:viewBox="0 0 21600 21600" draw:type="rectangle" draw:enhanced-path="M 0 0 L 21600 0 21600 21600 0 21600 0 0 Z N"/>
        </draw:custom-shape>
        <draw:custom-shape draw:style-name="gr21" draw:text-style-name="P27" draw:layer="layout" svg:width="0.022cm" svg:height="0.027cm" svg:x="5.243cm" svg:y="8.118cm">
          <text:p/>
          <draw:enhanced-geometry svg:viewBox="0 0 21600 21600" draw:type="rectangle" draw:enhanced-path="M 0 0 L 21600 0 21600 21600 0 21600 0 0 Z N"/>
        </draw:custom-shape>
        <draw:custom-shape draw:style-name="gr21" draw:text-style-name="P27" draw:layer="layout" svg:width="1.883cm" svg:height="0.027cm" svg:x="5.265cm" svg:y="8.118cm">
          <text:p/>
          <draw:enhanced-geometry svg:viewBox="0 0 21600 21600" draw:type="rectangle" draw:enhanced-path="M 0 0 L 21600 0 21600 21600 0 21600 0 0 Z N"/>
        </draw:custom-shape>
        <draw:custom-shape draw:style-name="gr21" draw:text-style-name="P27" draw:layer="layout" svg:width="0.022cm" svg:height="0.027cm" svg:x="7.148cm" svg:y="8.118cm">
          <text:p/>
          <draw:enhanced-geometry svg:viewBox="0 0 21600 21600" draw:type="rectangle" draw:enhanced-path="M 0 0 L 21600 0 21600 21600 0 21600 0 0 Z N"/>
        </draw:custom-shape>
        <draw:custom-shape draw:style-name="gr21" draw:text-style-name="P27" draw:layer="layout" svg:width="1.729cm" svg:height="0.027cm" svg:x="7.17cm" svg:y="8.118cm">
          <text:p/>
          <draw:enhanced-geometry svg:viewBox="0 0 21600 21600" draw:type="rectangle" draw:enhanced-path="M 0 0 L 21600 0 21600 21600 0 21600 0 0 Z N"/>
        </draw:custom-shape>
        <draw:custom-shape draw:style-name="gr21" draw:text-style-name="P27" draw:layer="layout" svg:width="0.026cm" svg:height="0.027cm" svg:x="8.899cm" svg:y="8.118cm">
          <text:p/>
          <draw:enhanced-geometry svg:viewBox="0 0 21600 21600" draw:type="rectangle" draw:enhanced-path="M 0 0 L 21600 0 21600 21600 0 21600 0 0 Z N"/>
        </draw:custom-shape>
        <draw:custom-shape draw:style-name="gr21" draw:text-style-name="P27" draw:layer="layout" svg:width="1.72cm" svg:height="0.027cm" svg:x="8.925cm" svg:y="8.118cm">
          <text:p/>
          <draw:enhanced-geometry svg:viewBox="0 0 21600 21600" draw:type="rectangle" draw:enhanced-path="M 0 0 L 21600 0 21600 21600 0 21600 0 0 Z N"/>
        </draw:custom-shape>
        <draw:custom-shape draw:style-name="gr21" draw:text-style-name="P27" draw:layer="layout" svg:width="0.022cm" svg:height="0.027cm" svg:x="10.645cm" svg:y="8.118cm">
          <text:p/>
          <draw:enhanced-geometry svg:viewBox="0 0 21600 21600" draw:type="rectangle" draw:enhanced-path="M 0 0 L 21600 0 21600 21600 0 21600 0 0 Z N"/>
        </draw:custom-shape>
        <draw:custom-shape draw:style-name="gr21" draw:text-style-name="P27" draw:layer="layout" svg:width="1.552cm" svg:height="0.027cm" svg:x="10.667cm" svg:y="8.118cm">
          <text:p/>
          <draw:enhanced-geometry svg:viewBox="0 0 21600 21600" draw:type="rectangle" draw:enhanced-path="M 0 0 L 21600 0 21600 21600 0 21600 0 0 Z N"/>
        </draw:custom-shape>
        <draw:custom-shape draw:style-name="gr21" draw:text-style-name="P27" draw:layer="layout" svg:width="0.049cm" svg:height="0.027cm" svg:x="12.219cm" svg:y="8.118cm">
          <text:p/>
          <draw:enhanced-geometry svg:viewBox="0 0 21600 21600" draw:type="rectangle" draw:enhanced-path="M 0 0 L 21600 0 21600 21600 0 21600 0 0 Z N"/>
        </draw:custom-shape>
        <draw:custom-shape draw:style-name="gr21" draw:text-style-name="P27" draw:layer="layout" svg:width="0.022cm" svg:height="1.208cm" svg:x="5.243cm" svg:y="8.145cm">
          <text:p/>
          <draw:enhanced-geometry svg:viewBox="0 0 21600 21600" draw:type="rectangle" draw:enhanced-path="M 0 0 L 21600 0 21600 21600 0 21600 0 0 Z N"/>
        </draw:custom-shape>
        <draw:custom-shape draw:style-name="gr21" draw:text-style-name="P27" draw:layer="layout" svg:width="0.022cm" svg:height="1.208cm" svg:x="7.148cm" svg:y="8.145cm">
          <text:p/>
          <draw:enhanced-geometry svg:viewBox="0 0 21600 21600" draw:type="rectangle" draw:enhanced-path="M 0 0 L 21600 0 21600 21600 0 21600 0 0 Z N"/>
        </draw:custom-shape>
        <draw:custom-shape draw:style-name="gr21" draw:text-style-name="P27" draw:layer="layout" svg:width="0.022cm" svg:height="0.026cm" svg:x="5.243cm" svg:y="9.353cm">
          <text:p/>
          <draw:enhanced-geometry svg:viewBox="0 0 21600 21600" draw:type="rectangle" draw:enhanced-path="M 0 0 L 21600 0 21600 21600 0 21600 0 0 Z N"/>
        </draw:custom-shape>
        <draw:custom-shape draw:style-name="gr21" draw:text-style-name="P27" draw:layer="layout" svg:width="0.022cm" svg:height="0.026cm" svg:x="7.148cm" svg:y="9.353cm">
          <text:p/>
          <draw:enhanced-geometry svg:viewBox="0 0 21600 21600" draw:type="rectangle" draw:enhanced-path="M 0 0 L 21600 0 21600 21600 0 21600 0 0 Z N"/>
        </draw:custom-shape>
        <draw:custom-shape draw:style-name="gr21" draw:text-style-name="P27" draw:layer="layout" svg:width="0.022cm" svg:height="1.209cm" svg:x="5.243cm" svg:y="9.379cm">
          <text:p/>
          <draw:enhanced-geometry svg:viewBox="0 0 21600 21600" draw:type="rectangle" draw:enhanced-path="M 0 0 L 21600 0 21600 21600 0 21600 0 0 Z N"/>
        </draw:custom-shape>
        <draw:custom-shape draw:style-name="gr21" draw:text-style-name="P27" draw:layer="layout" svg:width="0.022cm" svg:height="1.209cm" svg:x="7.148cm" svg:y="9.379cm">
          <text:p/>
          <draw:enhanced-geometry svg:viewBox="0 0 21600 21600" draw:type="rectangle" draw:enhanced-path="M 0 0 L 21600 0 21600 21600 0 21600 0 0 Z N"/>
        </draw:custom-shape>
        <draw:custom-shape draw:style-name="gr21" draw:text-style-name="P27" draw:layer="layout" svg:width="0.022cm" svg:height="0.026cm" svg:x="5.243cm" svg:y="10.588cm">
          <text:p/>
          <draw:enhanced-geometry svg:viewBox="0 0 21600 21600" draw:type="rectangle" draw:enhanced-path="M 0 0 L 21600 0 21600 21600 0 21600 0 0 Z N"/>
        </draw:custom-shape>
        <draw:custom-shape draw:style-name="gr21" draw:text-style-name="P27" draw:layer="layout" svg:width="0.022cm" svg:height="0.026cm" svg:x="7.148cm" svg:y="10.588cm">
          <text:p/>
          <draw:enhanced-geometry svg:viewBox="0 0 21600 21600" draw:type="rectangle" draw:enhanced-path="M 0 0 L 21600 0 21600 21600 0 21600 0 0 Z N"/>
        </draw:custom-shape>
        <draw:custom-shape draw:style-name="gr21" draw:text-style-name="P27" draw:layer="layout" svg:width="0.022cm" svg:height="1.213cm" svg:x="5.243cm" svg:y="10.614cm">
          <text:p/>
          <draw:enhanced-geometry svg:viewBox="0 0 21600 21600" draw:type="rectangle" draw:enhanced-path="M 0 0 L 21600 0 21600 21600 0 21600 0 0 Z N"/>
        </draw:custom-shape>
        <draw:custom-shape draw:style-name="gr21" draw:text-style-name="P27" draw:layer="layout" svg:width="0.022cm" svg:height="1.213cm" svg:x="7.148cm" svg:y="10.614cm">
          <text:p/>
          <draw:enhanced-geometry svg:viewBox="0 0 21600 21600" draw:type="rectangle" draw:enhanced-path="M 0 0 L 21600 0 21600 21600 0 21600 0 0 Z N"/>
        </draw:custom-shape>
        <draw:custom-shape draw:style-name="gr21" draw:text-style-name="P27" draw:layer="layout" svg:width="0.022cm" svg:height="0.022cm" svg:x="5.243cm" svg:y="11.827cm">
          <text:p/>
          <draw:enhanced-geometry svg:viewBox="0 0 21600 21600" draw:type="rectangle" draw:enhanced-path="M 0 0 L 21600 0 21600 21600 0 21600 0 0 Z N"/>
        </draw:custom-shape>
        <draw:custom-shape draw:style-name="gr21" draw:text-style-name="P27" draw:layer="layout" svg:width="0.022cm" svg:height="0.022cm" svg:x="7.148cm" svg:y="11.827cm">
          <text:p/>
          <draw:enhanced-geometry svg:viewBox="0 0 21600 21600" draw:type="rectangle" draw:enhanced-path="M 0 0 L 21600 0 21600 21600 0 21600 0 0 Z N"/>
        </draw:custom-shape>
        <draw:custom-shape draw:style-name="gr21" draw:text-style-name="P27" draw:layer="layout" svg:width="0.022cm" svg:height="1.213cm" svg:x="5.243cm" svg:y="11.849cm">
          <text:p/>
          <draw:enhanced-geometry svg:viewBox="0 0 21600 21600" draw:type="rectangle" draw:enhanced-path="M 0 0 L 21600 0 21600 21600 0 21600 0 0 Z N"/>
        </draw:custom-shape>
        <draw:custom-shape draw:style-name="gr21" draw:text-style-name="P27" draw:layer="layout" svg:width="0.022cm" svg:height="1.213cm" svg:x="7.148cm" svg:y="11.849cm">
          <text:p/>
          <draw:enhanced-geometry svg:viewBox="0 0 21600 21600" draw:type="rectangle" draw:enhanced-path="M 0 0 L 21600 0 21600 21600 0 21600 0 0 Z N"/>
        </draw:custom-shape>
        <draw:g>
          <draw:custom-shape draw:style-name="gr3" draw:text-style-name="P12" draw:layer="layout" svg:width="1.06cm" svg:height="1.017cm" svg:x="3.293cm" svg:y="6.941cm">
            <text:list text:style-name="L21">
              <text:list-header>
                <text:p text:style-name="P2"><text:span text:style-name="T94">x y</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4.739cm" svg:y="6.94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709cm" svg:height="1.017cm" svg:x="5.722cm" svg:y="6.941cm">
            <text:list text:style-name="L21">
              <text:list-header>
                <text:p text:style-name="P2"><text:span text:style-name="T94">m</text:span></text:p>
              </text:list-header>
            </text:list>
            <draw:enhanced-geometry svg:viewBox="0 0 21600 21600" draw:type="rectangle" draw:enhanced-path="M 0 0 L 21600 0 21600 21600 0 21600 0 0 Z N"/>
          </draw:custom-shape>
          <draw:custom-shape draw:style-name="gr3" draw:text-style-name="P12" draw:layer="layout" svg:width="0.286cm" svg:height="0.677cm" svg:x="6.419cm" svg:y="7.347cm">
            <text:list text:style-name="L21">
              <text:list-header>
                <text:p text:style-name="P2"><text:span text:style-name="T95">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6.697cm" svg:y="6.94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709cm" svg:height="1.017cm" svg:x="7.552cm" svg:y="6.941cm">
            <text:list text:style-name="L21">
              <text:list-header>
                <text:p text:style-name="P2"><text:span text:style-name="T94">m</text:span></text:p>
              </text:list-header>
            </text:list>
            <draw:enhanced-geometry svg:viewBox="0 0 21600 21600" draw:type="rectangle" draw:enhanced-path="M 0 0 L 21600 0 21600 21600 0 21600 0 0 Z N"/>
          </draw:custom-shape>
          <draw:custom-shape draw:style-name="gr3" draw:text-style-name="P12" draw:layer="layout" svg:width="0.286cm" svg:height="0.677cm" svg:x="8.244cm" svg:y="7.347cm">
            <text:list text:style-name="L21">
              <text:list-header>
                <text:p text:style-name="P2"><text:span text:style-name="T95">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8.527cm" svg:y="6.94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709cm" svg:height="1.017cm" svg:x="9.294cm" svg:y="6.941cm">
            <text:list text:style-name="L21">
              <text:list-header>
                <text:p text:style-name="P2"><text:span text:style-name="T94">m</text:span></text:p>
              </text:list-header>
            </text:list>
            <draw:enhanced-geometry svg:viewBox="0 0 21600 21600" draw:type="rectangle" draw:enhanced-path="M 0 0 L 21600 0 21600 21600 0 21600 0 0 Z N"/>
          </draw:custom-shape>
          <draw:custom-shape draw:style-name="gr3" draw:text-style-name="P12" draw:layer="layout" svg:width="0.286cm" svg:height="0.677cm" svg:x="9.991cm" svg:y="7.347cm">
            <text:list text:style-name="L21">
              <text:list-header>
                <text:p text:style-name="P2"><text:span text:style-name="T95">2</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69cm" svg:y="6.94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709cm" svg:height="1.017cm" svg:x="10.966cm" svg:y="6.941cm">
            <text:list text:style-name="L21">
              <text:list-header>
                <text:p text:style-name="P2"><text:span text:style-name="T94">m</text:span></text:p>
              </text:list-header>
            </text:list>
            <draw:enhanced-geometry svg:viewBox="0 0 21600 21600" draw:type="rectangle" draw:enhanced-path="M 0 0 L 21600 0 21600 21600 0 21600 0 0 Z N"/>
          </draw:custom-shape>
          <draw:custom-shape draw:style-name="gr3" draw:text-style-name="P12" draw:layer="layout" svg:width="0.286cm" svg:height="0.677cm" svg:x="11.658cm" svg:y="7.347cm">
            <text:list text:style-name="L21">
              <text:list-header>
                <text:p text:style-name="P2"><text:span text:style-name="T95">3</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936cm" svg:y="6.94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0.053cm" svg:x="3.144cm" svg:y="6.857cm">
            <text:p/>
            <draw:enhanced-geometry svg:viewBox="0 0 21600 21600" draw:type="rectangle" draw:enhanced-path="M 0 0 L 21600 0 21600 21600 0 21600 0 0 Z N"/>
          </draw:custom-shape>
          <draw:line draw:style-name="gr29" draw:text-style-name="P13" draw:layer="layout" svg:x1="3.144cm" svg:y1="6.857cm" svg:x2="3.193cm" svg:y2="6.862cm">
            <text:p/>
          </draw:line>
          <draw:line draw:style-name="gr29" draw:text-style-name="P13" draw:layer="layout" svg:x1="3.144cm" svg:y1="6.857cm" svg:x2="3.149cm" svg:y2="6.91cm">
            <text:p/>
          </draw:line>
          <draw:custom-shape draw:style-name="gr21" draw:text-style-name="P27" draw:layer="layout" svg:width="0.049cm" svg:height="0.053cm" svg:x="3.144cm" svg:y="6.857cm">
            <text:p/>
            <draw:enhanced-geometry svg:viewBox="0 0 21600 21600" draw:type="rectangle" draw:enhanced-path="M 0 0 L 21600 0 21600 21600 0 21600 0 0 Z N"/>
          </draw:custom-shape>
          <draw:line draw:style-name="gr29" draw:text-style-name="P13" draw:layer="layout" svg:x1="3.144cm" svg:y1="6.857cm" svg:x2="3.193cm" svg:y2="6.862cm">
            <text:p/>
          </draw:line>
          <draw:line draw:style-name="gr29" draw:text-style-name="P13" draw:layer="layout" svg:x1="3.144cm" svg:y1="6.857cm" svg:x2="3.149cm" svg:y2="6.91cm">
            <text:p/>
          </draw:line>
          <draw:custom-shape draw:style-name="gr21" draw:text-style-name="P27" draw:layer="layout" svg:width="2.05cm" svg:height="0.053cm" svg:x="3.193cm" svg:y="6.857cm">
            <text:p/>
            <draw:enhanced-geometry svg:viewBox="0 0 21600 21600" draw:type="rectangle" draw:enhanced-path="M 0 0 L 21600 0 21600 21600 0 21600 0 0 Z N"/>
          </draw:custom-shape>
          <draw:line draw:style-name="gr29" draw:text-style-name="P13" draw:layer="layout" svg:x1="3.193cm" svg:y1="6.857cm" svg:x2="5.243cm" svg:y2="6.862cm">
            <text:p/>
          </draw:line>
          <draw:custom-shape draw:style-name="gr21" draw:text-style-name="P27" draw:layer="layout" svg:width="0.049cm" svg:height="0.053cm" svg:x="5.243cm" svg:y="6.857cm">
            <text:p/>
            <draw:enhanced-geometry svg:viewBox="0 0 21600 21600" draw:type="rectangle" draw:enhanced-path="M 0 0 L 21600 0 21600 21600 0 21600 0 0 Z N"/>
          </draw:custom-shape>
          <draw:line draw:style-name="gr29" draw:text-style-name="P13" draw:layer="layout" svg:x1="5.243cm" svg:y1="6.857cm" svg:x2="5.292cm" svg:y2="6.862cm">
            <text:p/>
          </draw:line>
          <draw:line draw:style-name="gr29" draw:text-style-name="P13" draw:layer="layout" svg:x1="5.243cm" svg:y1="6.857cm" svg:x2="5.248cm" svg:y2="6.91cm">
            <text:p/>
          </draw:line>
          <draw:custom-shape draw:style-name="gr21" draw:text-style-name="P27" draw:layer="layout" svg:width="1.856cm" svg:height="0.053cm" svg:x="5.292cm" svg:y="6.857cm">
            <text:p/>
            <draw:enhanced-geometry svg:viewBox="0 0 21600 21600" draw:type="rectangle" draw:enhanced-path="M 0 0 L 21600 0 21600 21600 0 21600 0 0 Z N"/>
          </draw:custom-shape>
          <draw:line draw:style-name="gr29" draw:text-style-name="P13" draw:layer="layout" svg:x1="5.292cm" svg:y1="6.857cm" svg:x2="7.148cm" svg:y2="6.862cm">
            <text:p/>
          </draw:line>
          <draw:custom-shape draw:style-name="gr21" draw:text-style-name="P27" draw:layer="layout" svg:width="0.049cm" svg:height="0.053cm" svg:x="7.148cm" svg:y="6.857cm">
            <text:p/>
            <draw:enhanced-geometry svg:viewBox="0 0 21600 21600" draw:type="rectangle" draw:enhanced-path="M 0 0 L 21600 0 21600 21600 0 21600 0 0 Z N"/>
          </draw:custom-shape>
          <draw:line draw:style-name="gr29" draw:text-style-name="P13" draw:layer="layout" svg:x1="7.148cm" svg:y1="6.857cm" svg:x2="7.197cm" svg:y2="6.862cm">
            <text:p/>
          </draw:line>
          <draw:line draw:style-name="gr29" draw:text-style-name="P13" draw:layer="layout" svg:x1="7.148cm" svg:y1="6.857cm" svg:x2="7.153cm" svg:y2="6.91cm">
            <text:p/>
          </draw:line>
          <draw:custom-shape draw:style-name="gr21" draw:text-style-name="P27" draw:layer="layout" svg:width="1.702cm" svg:height="0.053cm" svg:x="7.197cm" svg:y="6.857cm">
            <text:p/>
            <draw:enhanced-geometry svg:viewBox="0 0 21600 21600" draw:type="rectangle" draw:enhanced-path="M 0 0 L 21600 0 21600 21600 0 21600 0 0 Z N"/>
          </draw:custom-shape>
          <draw:line draw:style-name="gr29" draw:text-style-name="P13" draw:layer="layout" svg:x1="7.197cm" svg:y1="6.857cm" svg:x2="8.899cm" svg:y2="6.862cm">
            <text:p/>
          </draw:line>
          <draw:custom-shape draw:style-name="gr21" draw:text-style-name="P27" draw:layer="layout" svg:width="0.053cm" svg:height="0.053cm" svg:x="8.899cm" svg:y="6.857cm">
            <text:p/>
            <draw:enhanced-geometry svg:viewBox="0 0 21600 21600" draw:type="rectangle" draw:enhanced-path="M 0 0 L 21600 0 21600 21600 0 21600 0 0 Z N"/>
          </draw:custom-shape>
          <draw:line draw:style-name="gr29" draw:text-style-name="P13" draw:layer="layout" svg:x1="8.899cm" svg:y1="6.857cm" svg:x2="8.952cm" svg:y2="6.862cm">
            <text:p/>
          </draw:line>
          <draw:line draw:style-name="gr29" draw:text-style-name="P13" draw:layer="layout" svg:x1="8.899cm" svg:y1="6.857cm" svg:x2="8.903cm" svg:y2="6.91cm">
            <text:p/>
          </draw:line>
          <draw:custom-shape draw:style-name="gr21" draw:text-style-name="P27" draw:layer="layout" svg:width="1.693cm" svg:height="0.053cm" svg:x="8.952cm" svg:y="6.857cm">
            <text:p/>
            <draw:enhanced-geometry svg:viewBox="0 0 21600 21600" draw:type="rectangle" draw:enhanced-path="M 0 0 L 21600 0 21600 21600 0 21600 0 0 Z N"/>
          </draw:custom-shape>
          <draw:line draw:style-name="gr29" draw:text-style-name="P13" draw:layer="layout" svg:x1="8.952cm" svg:y1="6.857cm" svg:x2="10.645cm" svg:y2="6.862cm">
            <text:p/>
          </draw:line>
          <draw:custom-shape draw:style-name="gr21" draw:text-style-name="P27" draw:layer="layout" svg:width="0.049cm" svg:height="0.053cm" svg:x="10.645cm" svg:y="6.857cm">
            <text:p/>
            <draw:enhanced-geometry svg:viewBox="0 0 21600 21600" draw:type="rectangle" draw:enhanced-path="M 0 0 L 21600 0 21600 21600 0 21600 0 0 Z N"/>
          </draw:custom-shape>
          <draw:line draw:style-name="gr29" draw:text-style-name="P13" draw:layer="layout" svg:x1="10.645cm" svg:y1="6.857cm" svg:x2="10.694cm" svg:y2="6.862cm">
            <text:p/>
          </draw:line>
          <draw:line draw:style-name="gr29" draw:text-style-name="P13" draw:layer="layout" svg:x1="10.645cm" svg:y1="6.857cm" svg:x2="10.649cm" svg:y2="6.91cm">
            <text:p/>
          </draw:line>
          <draw:custom-shape draw:style-name="gr21" draw:text-style-name="P27" draw:layer="layout" svg:width="1.525cm" svg:height="0.053cm" svg:x="10.694cm" svg:y="6.857cm">
            <text:p/>
            <draw:enhanced-geometry svg:viewBox="0 0 21600 21600" draw:type="rectangle" draw:enhanced-path="M 0 0 L 21600 0 21600 21600 0 21600 0 0 Z N"/>
          </draw:custom-shape>
          <draw:line draw:style-name="gr29" draw:text-style-name="P13" draw:layer="layout" svg:x1="10.694cm" svg:y1="6.857cm" svg:x2="12.219cm" svg:y2="6.862cm">
            <text:p/>
          </draw:line>
          <draw:custom-shape draw:style-name="gr21" draw:text-style-name="P27" draw:layer="layout" svg:width="0.049cm" svg:height="0.053cm" svg:x="12.219cm" svg:y="6.857cm">
            <text:p/>
            <draw:enhanced-geometry svg:viewBox="0 0 21600 21600" draw:type="rectangle" draw:enhanced-path="M 0 0 L 21600 0 21600 21600 0 21600 0 0 Z N"/>
          </draw:custom-shape>
          <draw:line draw:style-name="gr29" draw:text-style-name="P13" draw:layer="layout" svg:x1="12.219cm" svg:y1="6.857cm" svg:x2="12.268cm" svg:y2="6.862cm">
            <text:p/>
          </draw:line>
          <draw:line draw:style-name="gr29" draw:text-style-name="P13" draw:layer="layout" svg:x1="12.219cm" svg:y1="6.857cm" svg:x2="12.224cm" svg:y2="6.91cm">
            <text:p/>
          </draw:line>
          <draw:custom-shape draw:style-name="gr21" draw:text-style-name="P27" draw:layer="layout" svg:width="0.049cm" svg:height="0.053cm" svg:x="12.219cm" svg:y="6.857cm">
            <text:p/>
            <draw:enhanced-geometry svg:viewBox="0 0 21600 21600" draw:type="rectangle" draw:enhanced-path="M 0 0 L 21600 0 21600 21600 0 21600 0 0 Z N"/>
          </draw:custom-shape>
          <draw:line draw:style-name="gr29" draw:text-style-name="P13" draw:layer="layout" svg:x1="12.219cm" svg:y1="6.857cm" svg:x2="12.268cm" svg:y2="6.862cm">
            <text:p/>
          </draw:line>
          <draw:line draw:style-name="gr29" draw:text-style-name="P13" draw:layer="layout" svg:x1="12.219cm" svg:y1="6.857cm" svg:x2="12.224cm" svg:y2="6.91cm">
            <text:p/>
          </draw:line>
          <draw:custom-shape draw:style-name="gr21" draw:text-style-name="P27" draw:layer="layout" svg:width="0.049cm" svg:height="1.208cm" svg:x="3.144cm" svg:y="6.91cm">
            <text:p/>
            <draw:enhanced-geometry svg:viewBox="0 0 21600 21600" draw:type="rectangle" draw:enhanced-path="M 0 0 L 21600 0 21600 21600 0 21600 0 0 Z N"/>
          </draw:custom-shape>
          <draw:line draw:style-name="gr29" draw:text-style-name="P13" draw:layer="layout" svg:x1="3.144cm" svg:y1="6.91cm" svg:x2="3.149cm" svg:y2="8.118cm">
            <text:p/>
          </draw:line>
          <draw:line draw:style-name="gr29" draw:text-style-name="P13" draw:layer="layout" svg:x1="5.243cm" svg:y1="6.91cm" svg:x2="5.248cm" svg:y2="8.118cm">
            <text:p/>
          </draw:line>
          <draw:line draw:style-name="gr29" draw:text-style-name="P13" draw:layer="layout" svg:x1="7.148cm" svg:y1="6.91cm" svg:x2="7.153cm" svg:y2="8.118cm">
            <text:p/>
          </draw:line>
          <draw:custom-shape draw:style-name="gr21" draw:text-style-name="P27" draw:layer="layout" svg:width="0.026cm" svg:height="1.208cm" svg:x="8.899cm" svg:y="6.91cm">
            <text:p/>
            <draw:enhanced-geometry svg:viewBox="0 0 21600 21600" draw:type="rectangle" draw:enhanced-path="M 0 0 L 21600 0 21600 21600 0 21600 0 0 Z N"/>
          </draw:custom-shape>
          <draw:line draw:style-name="gr29" draw:text-style-name="P13" draw:layer="layout" svg:x1="8.899cm" svg:y1="6.91cm" svg:x2="8.903cm" svg:y2="8.118cm">
            <text:p/>
          </draw:line>
          <draw:custom-shape draw:style-name="gr21" draw:text-style-name="P27" draw:layer="layout" svg:width="0.022cm" svg:height="1.208cm" svg:x="10.645cm" svg:y="6.91cm">
            <text:p/>
            <draw:enhanced-geometry svg:viewBox="0 0 21600 21600" draw:type="rectangle" draw:enhanced-path="M 0 0 L 21600 0 21600 21600 0 21600 0 0 Z N"/>
          </draw:custom-shape>
          <draw:custom-shape draw:style-name="gr21" draw:text-style-name="P27" draw:layer="layout" svg:width="0.049cm" svg:height="1.208cm" svg:x="12.219cm" svg:y="6.91cm">
            <text:p/>
            <draw:enhanced-geometry svg:viewBox="0 0 21600 21600" draw:type="rectangle" draw:enhanced-path="M 0 0 L 21600 0 21600 21600 0 21600 0 0 Z N"/>
          </draw:custom-shape>
          <draw:line draw:style-name="gr29" draw:text-style-name="P13" draw:layer="layout" svg:x1="12.219cm" svg:y1="6.91cm" svg:x2="12.224cm" svg:y2="8.118cm">
            <text:p/>
          </draw:line>
          <draw:custom-shape draw:style-name="gr3" draw:text-style-name="P12" draw:layer="layout" svg:width="1.06cm" svg:height="1.017cm" svg:x="3.681cm" svg:y="8.176cm">
            <text:list text:style-name="L21">
              <text:list-header>
                <text:p text:style-name="P2"><text:span text:style-name="T94">0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4.739cm" svg:y="8.176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6.001cm" svg:y="8.176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6.424cm" svg:y="8.176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7.822cm" svg:y="8.176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8.245cm" svg:y="8.176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9.568cm" svg:y="8.176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9.991cm" svg:y="8.176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235cm" svg:y="8.176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658cm" svg:y="8.176cm">
            <text:list text:style-name="L21">
              <text:list-header>
                <text:p text:style-name="P2"><text:span text:style-name="T94"><text:s/></text:span></text:p>
              </text:list-header>
            </text:list>
            <draw:enhanced-geometry svg:viewBox="0 0 21600 21600" draw:type="rectangle" draw:enhanced-path="M 0 0 L 21600 0 21600 21600 0 21600 0 0 Z N"/>
          </draw:custom-shape>
          <draw:line draw:style-name="gr29" draw:text-style-name="P13" draw:layer="layout" svg:x1="3.144cm" svg:y1="8.118cm" svg:x2="3.193cm" svg:y2="8.123cm">
            <text:p/>
          </draw:line>
          <draw:line draw:style-name="gr29" draw:text-style-name="P13" draw:layer="layout" svg:x1="3.193cm" svg:y1="8.118cm" svg:x2="5.243cm" svg:y2="8.123cm">
            <text:p/>
          </draw:line>
          <draw:line draw:style-name="gr29" draw:text-style-name="P13" draw:layer="layout" svg:x1="5.243cm" svg:y1="8.118cm" svg:x2="5.265cm" svg:y2="8.123cm">
            <text:p/>
          </draw:line>
          <draw:line draw:style-name="gr29" draw:text-style-name="P13" draw:layer="layout" svg:x1="5.243cm" svg:y1="8.118cm" svg:x2="5.248cm" svg:y2="8.145cm">
            <text:p/>
          </draw:line>
          <draw:line draw:style-name="gr29" draw:text-style-name="P13" draw:layer="layout" svg:x1="5.265cm" svg:y1="8.118cm" svg:x2="7.148cm" svg:y2="8.123cm">
            <text:p/>
          </draw:line>
          <draw:line draw:style-name="gr29" draw:text-style-name="P13" draw:layer="layout" svg:x1="7.148cm" svg:y1="8.118cm" svg:x2="7.17cm" svg:y2="8.123cm">
            <text:p/>
          </draw:line>
          <draw:line draw:style-name="gr29" draw:text-style-name="P13" draw:layer="layout" svg:x1="7.148cm" svg:y1="8.118cm" svg:x2="7.153cm" svg:y2="8.145cm">
            <text:p/>
          </draw:line>
          <draw:line draw:style-name="gr29" draw:text-style-name="P13" draw:layer="layout" svg:x1="7.17cm" svg:y1="8.118cm" svg:x2="8.899cm" svg:y2="8.123cm">
            <text:p/>
          </draw:line>
          <draw:line draw:style-name="gr29" draw:text-style-name="P13" draw:layer="layout" svg:x1="8.899cm" svg:y1="8.118cm" svg:x2="8.925cm" svg:y2="8.123cm">
            <text:p/>
          </draw:line>
          <draw:line draw:style-name="gr29" draw:text-style-name="P13" draw:layer="layout" svg:x1="8.899cm" svg:y1="8.118cm" svg:x2="8.903cm" svg:y2="8.145cm">
            <text:p/>
          </draw:line>
          <draw:line draw:style-name="gr29" draw:text-style-name="P13" draw:layer="layout" svg:x1="8.925cm" svg:y1="8.118cm" svg:x2="10.645cm" svg:y2="8.123cm">
            <text:p/>
          </draw:line>
          <draw:line draw:style-name="gr29" draw:text-style-name="P13" draw:layer="layout" svg:x1="10.645cm" svg:y1="8.118cm" svg:x2="10.667cm" svg:y2="8.123cm">
            <text:p/>
          </draw:line>
          <draw:line draw:style-name="gr29" draw:text-style-name="P13" draw:layer="layout" svg:x1="10.645cm" svg:y1="8.118cm" svg:x2="10.649cm" svg:y2="8.145cm">
            <text:p/>
          </draw:line>
          <draw:line draw:style-name="gr29" draw:text-style-name="P13" draw:layer="layout" svg:x1="10.667cm" svg:y1="8.118cm" svg:x2="12.219cm" svg:y2="8.123cm">
            <text:p/>
          </draw:line>
          <draw:line draw:style-name="gr29" draw:text-style-name="P13" draw:layer="layout" svg:x1="12.219cm" svg:y1="8.118cm" svg:x2="12.268cm" svg:y2="8.123cm">
            <text:p/>
          </draw:line>
          <draw:custom-shape draw:style-name="gr21" draw:text-style-name="P27" draw:layer="layout" svg:width="0.049cm" svg:height="1.208cm" svg:x="3.144cm" svg:y="8.145cm">
            <text:p/>
            <draw:enhanced-geometry svg:viewBox="0 0 21600 21600" draw:type="rectangle" draw:enhanced-path="M 0 0 L 21600 0 21600 21600 0 21600 0 0 Z N"/>
          </draw:custom-shape>
          <draw:line draw:style-name="gr29" draw:text-style-name="P13" draw:layer="layout" svg:x1="3.144cm" svg:y1="8.145cm" svg:x2="3.149cm" svg:y2="9.353cm">
            <text:p/>
          </draw:line>
          <draw:line draw:style-name="gr29" draw:text-style-name="P13" draw:layer="layout" svg:x1="5.243cm" svg:y1="8.145cm" svg:x2="5.248cm" svg:y2="9.353cm">
            <text:p/>
          </draw:line>
          <draw:line draw:style-name="gr29" draw:text-style-name="P13" draw:layer="layout" svg:x1="7.148cm" svg:y1="8.145cm" svg:x2="7.153cm" svg:y2="9.353cm">
            <text:p/>
          </draw:line>
          <draw:custom-shape draw:style-name="gr21" draw:text-style-name="P27" draw:layer="layout" svg:width="0.026cm" svg:height="1.208cm" svg:x="8.899cm" svg:y="8.145cm">
            <text:p/>
            <draw:enhanced-geometry svg:viewBox="0 0 21600 21600" draw:type="rectangle" draw:enhanced-path="M 0 0 L 21600 0 21600 21600 0 21600 0 0 Z N"/>
          </draw:custom-shape>
          <draw:line draw:style-name="gr29" draw:text-style-name="P13" draw:layer="layout" svg:x1="8.899cm" svg:y1="8.145cm" svg:x2="8.903cm" svg:y2="9.353cm">
            <text:p/>
          </draw:line>
          <draw:custom-shape draw:style-name="gr21" draw:text-style-name="P27" draw:layer="layout" svg:width="0.022cm" svg:height="1.208cm" svg:x="10.645cm" svg:y="8.145cm">
            <text:p/>
            <draw:enhanced-geometry svg:viewBox="0 0 21600 21600" draw:type="rectangle" draw:enhanced-path="M 0 0 L 21600 0 21600 21600 0 21600 0 0 Z N"/>
          </draw:custom-shape>
          <draw:custom-shape draw:style-name="gr21" draw:text-style-name="P27" draw:layer="layout" svg:width="0.049cm" svg:height="1.208cm" svg:x="12.219cm" svg:y="8.145cm">
            <text:p/>
            <draw:enhanced-geometry svg:viewBox="0 0 21600 21600" draw:type="rectangle" draw:enhanced-path="M 0 0 L 21600 0 21600 21600 0 21600 0 0 Z N"/>
          </draw:custom-shape>
          <draw:line draw:style-name="gr29" draw:text-style-name="P13" draw:layer="layout" svg:x1="12.219cm" svg:y1="8.145cm" svg:x2="12.224cm" svg:y2="9.353cm">
            <text:p/>
          </draw:line>
          <draw:custom-shape draw:style-name="gr3" draw:text-style-name="P12" draw:layer="layout" svg:width="1.06cm" svg:height="1.017cm" svg:x="3.681cm" svg:y="9.415cm">
            <text:list text:style-name="L21">
              <text:list-header>
                <text:p text:style-name="P2"><text:span text:style-name="T94">0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4.739cm" svg:y="9.41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6.001cm" svg:y="9.415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6.424cm" svg:y="9.41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7.822cm" svg:y="9.415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8.245cm" svg:y="9.41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9.568cm" svg:y="9.415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9.991cm" svg:y="9.41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235cm" svg:y="9.415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658cm" svg:y="9.41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0.026cm" svg:x="3.144cm" svg:y="9.353cm">
            <text:p/>
            <draw:enhanced-geometry svg:viewBox="0 0 21600 21600" draw:type="rectangle" draw:enhanced-path="M 0 0 L 21600 0 21600 21600 0 21600 0 0 Z N"/>
          </draw:custom-shape>
          <draw:line draw:style-name="gr29" draw:text-style-name="P13" draw:layer="layout" svg:x1="3.144cm" svg:y1="9.353cm" svg:x2="3.193cm" svg:y2="9.357cm">
            <text:p/>
          </draw:line>
          <draw:custom-shape draw:style-name="gr21" draw:text-style-name="P27" draw:layer="layout" svg:width="2.05cm" svg:height="0.026cm" svg:x="3.193cm" svg:y="9.353cm">
            <text:p/>
            <draw:enhanced-geometry svg:viewBox="0 0 21600 21600" draw:type="rectangle" draw:enhanced-path="M 0 0 L 21600 0 21600 21600 0 21600 0 0 Z N"/>
          </draw:custom-shape>
          <draw:line draw:style-name="gr29" draw:text-style-name="P13" draw:layer="layout" svg:x1="3.193cm" svg:y1="9.353cm" svg:x2="5.243cm" svg:y2="9.357cm">
            <text:p/>
          </draw:line>
          <draw:line draw:style-name="gr29" draw:text-style-name="P13" draw:layer="layout" svg:x1="5.243cm" svg:y1="9.353cm" svg:x2="5.265cm" svg:y2="9.357cm">
            <text:p/>
          </draw:line>
          <draw:line draw:style-name="gr29" draw:text-style-name="P13" draw:layer="layout" svg:x1="5.243cm" svg:y1="9.353cm" svg:x2="5.248cm" svg:y2="9.379cm">
            <text:p/>
          </draw:line>
          <draw:custom-shape draw:style-name="gr21" draw:text-style-name="P27" draw:layer="layout" svg:width="1.883cm" svg:height="0.026cm" svg:x="5.265cm" svg:y="9.353cm">
            <text:p/>
            <draw:enhanced-geometry svg:viewBox="0 0 21600 21600" draw:type="rectangle" draw:enhanced-path="M 0 0 L 21600 0 21600 21600 0 21600 0 0 Z N"/>
          </draw:custom-shape>
          <draw:line draw:style-name="gr29" draw:text-style-name="P13" draw:layer="layout" svg:x1="5.265cm" svg:y1="9.353cm" svg:x2="7.148cm" svg:y2="9.357cm">
            <text:p/>
          </draw:line>
          <draw:line draw:style-name="gr29" draw:text-style-name="P13" draw:layer="layout" svg:x1="7.148cm" svg:y1="9.353cm" svg:x2="7.17cm" svg:y2="9.357cm">
            <text:p/>
          </draw:line>
          <draw:line draw:style-name="gr29" draw:text-style-name="P13" draw:layer="layout" svg:x1="7.148cm" svg:y1="9.353cm" svg:x2="7.153cm" svg:y2="9.379cm">
            <text:p/>
          </draw:line>
          <draw:custom-shape draw:style-name="gr21" draw:text-style-name="P27" draw:layer="layout" svg:width="1.729cm" svg:height="0.026cm" svg:x="7.17cm" svg:y="9.353cm">
            <text:p/>
            <draw:enhanced-geometry svg:viewBox="0 0 21600 21600" draw:type="rectangle" draw:enhanced-path="M 0 0 L 21600 0 21600 21600 0 21600 0 0 Z N"/>
          </draw:custom-shape>
          <draw:line draw:style-name="gr29" draw:text-style-name="P13" draw:layer="layout" svg:x1="7.17cm" svg:y1="9.353cm" svg:x2="8.899cm" svg:y2="9.357cm">
            <text:p/>
          </draw:line>
          <draw:custom-shape draw:style-name="gr21" draw:text-style-name="P27" draw:layer="layout" svg:width="0.026cm" svg:height="0.026cm" svg:x="8.899cm" svg:y="9.353cm">
            <text:p/>
            <draw:enhanced-geometry svg:viewBox="0 0 21600 21600" draw:type="rectangle" draw:enhanced-path="M 0 0 L 21600 0 21600 21600 0 21600 0 0 Z N"/>
          </draw:custom-shape>
          <draw:line draw:style-name="gr29" draw:text-style-name="P13" draw:layer="layout" svg:x1="8.899cm" svg:y1="9.353cm" svg:x2="8.925cm" svg:y2="9.357cm">
            <text:p/>
          </draw:line>
          <draw:line draw:style-name="gr29" draw:text-style-name="P13" draw:layer="layout" svg:x1="8.899cm" svg:y1="9.353cm" svg:x2="8.903cm" svg:y2="9.379cm">
            <text:p/>
          </draw:line>
          <draw:custom-shape draw:style-name="gr21" draw:text-style-name="P27" draw:layer="layout" svg:width="1.72cm" svg:height="0.026cm" svg:x="8.925cm" svg:y="9.353cm">
            <text:p/>
            <draw:enhanced-geometry svg:viewBox="0 0 21600 21600" draw:type="rectangle" draw:enhanced-path="M 0 0 L 21600 0 21600 21600 0 21600 0 0 Z N"/>
          </draw:custom-shape>
          <draw:line draw:style-name="gr29" draw:text-style-name="P13" draw:layer="layout" svg:x1="8.925cm" svg:y1="9.353cm" svg:x2="10.645cm" svg:y2="9.357cm">
            <text:p/>
          </draw:line>
          <draw:custom-shape draw:style-name="gr21" draw:text-style-name="P27" draw:layer="layout" svg:width="0.022cm" svg:height="0.026cm" svg:x="10.645cm" svg:y="9.353cm">
            <text:p/>
            <draw:enhanced-geometry svg:viewBox="0 0 21600 21600" draw:type="rectangle" draw:enhanced-path="M 0 0 L 21600 0 21600 21600 0 21600 0 0 Z N"/>
          </draw:custom-shape>
          <draw:line draw:style-name="gr29" draw:text-style-name="P13" draw:layer="layout" svg:x1="10.645cm" svg:y1="9.353cm" svg:x2="10.667cm" svg:y2="9.357cm">
            <text:p/>
          </draw:line>
          <draw:line draw:style-name="gr29" draw:text-style-name="P13" draw:layer="layout" svg:x1="10.645cm" svg:y1="9.353cm" svg:x2="10.649cm" svg:y2="9.379cm">
            <text:p/>
          </draw:line>
          <draw:custom-shape draw:style-name="gr21" draw:text-style-name="P27" draw:layer="layout" svg:width="1.552cm" svg:height="0.026cm" svg:x="10.667cm" svg:y="9.353cm">
            <text:p/>
            <draw:enhanced-geometry svg:viewBox="0 0 21600 21600" draw:type="rectangle" draw:enhanced-path="M 0 0 L 21600 0 21600 21600 0 21600 0 0 Z N"/>
          </draw:custom-shape>
          <draw:line draw:style-name="gr29" draw:text-style-name="P13" draw:layer="layout" svg:x1="10.667cm" svg:y1="9.353cm" svg:x2="12.219cm" svg:y2="9.357cm">
            <text:p/>
          </draw:line>
          <draw:custom-shape draw:style-name="gr21" draw:text-style-name="P27" draw:layer="layout" svg:width="0.049cm" svg:height="0.026cm" svg:x="12.219cm" svg:y="9.353cm">
            <text:p/>
            <draw:enhanced-geometry svg:viewBox="0 0 21600 21600" draw:type="rectangle" draw:enhanced-path="M 0 0 L 21600 0 21600 21600 0 21600 0 0 Z N"/>
          </draw:custom-shape>
          <draw:line draw:style-name="gr29" draw:text-style-name="P13" draw:layer="layout" svg:x1="12.219cm" svg:y1="9.353cm" svg:x2="12.268cm" svg:y2="9.357cm">
            <text:p/>
          </draw:line>
          <draw:custom-shape draw:style-name="gr21" draw:text-style-name="P27" draw:layer="layout" svg:width="0.049cm" svg:height="1.209cm" svg:x="3.144cm" svg:y="9.379cm">
            <text:p/>
            <draw:enhanced-geometry svg:viewBox="0 0 21600 21600" draw:type="rectangle" draw:enhanced-path="M 0 0 L 21600 0 21600 21600 0 21600 0 0 Z N"/>
          </draw:custom-shape>
          <draw:line draw:style-name="gr29" draw:text-style-name="P13" draw:layer="layout" svg:x1="3.144cm" svg:y1="9.379cm" svg:x2="3.149cm" svg:y2="10.588cm">
            <text:p/>
          </draw:line>
          <draw:line draw:style-name="gr29" draw:text-style-name="P13" draw:layer="layout" svg:x1="5.243cm" svg:y1="9.379cm" svg:x2="5.248cm" svg:y2="10.588cm">
            <text:p/>
          </draw:line>
          <draw:line draw:style-name="gr29" draw:text-style-name="P13" draw:layer="layout" svg:x1="7.148cm" svg:y1="9.379cm" svg:x2="7.153cm" svg:y2="10.588cm">
            <text:p/>
          </draw:line>
          <draw:custom-shape draw:style-name="gr21" draw:text-style-name="P27" draw:layer="layout" svg:width="0.026cm" svg:height="1.209cm" svg:x="8.899cm" svg:y="9.379cm">
            <text:p/>
            <draw:enhanced-geometry svg:viewBox="0 0 21600 21600" draw:type="rectangle" draw:enhanced-path="M 0 0 L 21600 0 21600 21600 0 21600 0 0 Z N"/>
          </draw:custom-shape>
          <draw:line draw:style-name="gr29" draw:text-style-name="P13" draw:layer="layout" svg:x1="8.899cm" svg:y1="9.379cm" svg:x2="8.903cm" svg:y2="10.588cm">
            <text:p/>
          </draw:line>
          <draw:custom-shape draw:style-name="gr21" draw:text-style-name="P27" draw:layer="layout" svg:width="0.022cm" svg:height="1.209cm" svg:x="10.645cm" svg:y="9.379cm">
            <text:p/>
            <draw:enhanced-geometry svg:viewBox="0 0 21600 21600" draw:type="rectangle" draw:enhanced-path="M 0 0 L 21600 0 21600 21600 0 21600 0 0 Z N"/>
          </draw:custom-shape>
          <draw:custom-shape draw:style-name="gr21" draw:text-style-name="P27" draw:layer="layout" svg:width="0.049cm" svg:height="1.209cm" svg:x="12.219cm" svg:y="9.379cm">
            <text:p/>
            <draw:enhanced-geometry svg:viewBox="0 0 21600 21600" draw:type="rectangle" draw:enhanced-path="M 0 0 L 21600 0 21600 21600 0 21600 0 0 Z N"/>
          </draw:custom-shape>
          <draw:line draw:style-name="gr29" draw:text-style-name="P13" draw:layer="layout" svg:x1="12.219cm" svg:y1="9.379cm" svg:x2="12.224cm" svg:y2="10.588cm">
            <text:p/>
          </draw:line>
          <draw:custom-shape draw:style-name="gr3" draw:text-style-name="P12" draw:layer="layout" svg:width="1.06cm" svg:height="1.017cm" svg:x="3.681cm" svg:y="10.649cm">
            <text:list text:style-name="L21">
              <text:list-header>
                <text:p text:style-name="P2"><text:span text:style-name="T94">1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4.739cm" svg:y="10.64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6.001cm" svg:y="10.649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6.424cm" svg:y="10.64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7.822cm" svg:y="10.649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8.245cm" svg:y="10.64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9.568cm" svg:y="10.649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9.991cm" svg:y="10.64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235cm" svg:y="10.649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658cm" svg:y="10.64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0.026cm" svg:x="3.144cm" svg:y="10.588cm">
            <text:p/>
            <draw:enhanced-geometry svg:viewBox="0 0 21600 21600" draw:type="rectangle" draw:enhanced-path="M 0 0 L 21600 0 21600 21600 0 21600 0 0 Z N"/>
          </draw:custom-shape>
          <draw:line draw:style-name="gr29" draw:text-style-name="P13" draw:layer="layout" svg:x1="3.144cm" svg:y1="10.588cm" svg:x2="3.193cm" svg:y2="10.592cm">
            <text:p/>
          </draw:line>
          <draw:custom-shape draw:style-name="gr21" draw:text-style-name="P27" draw:layer="layout" svg:width="2.05cm" svg:height="0.026cm" svg:x="3.193cm" svg:y="10.588cm">
            <text:p/>
            <draw:enhanced-geometry svg:viewBox="0 0 21600 21600" draw:type="rectangle" draw:enhanced-path="M 0 0 L 21600 0 21600 21600 0 21600 0 0 Z N"/>
          </draw:custom-shape>
          <draw:line draw:style-name="gr29" draw:text-style-name="P13" draw:layer="layout" svg:x1="3.193cm" svg:y1="10.588cm" svg:x2="5.243cm" svg:y2="10.592cm">
            <text:p/>
          </draw:line>
          <draw:line draw:style-name="gr29" draw:text-style-name="P13" draw:layer="layout" svg:x1="5.243cm" svg:y1="10.588cm" svg:x2="5.265cm" svg:y2="10.592cm">
            <text:p/>
          </draw:line>
          <draw:line draw:style-name="gr29" draw:text-style-name="P13" draw:layer="layout" svg:x1="5.243cm" svg:y1="10.588cm" svg:x2="5.248cm" svg:y2="10.614cm">
            <text:p/>
          </draw:line>
          <draw:custom-shape draw:style-name="gr21" draw:text-style-name="P27" draw:layer="layout" svg:width="1.883cm" svg:height="0.026cm" svg:x="5.265cm" svg:y="10.588cm">
            <text:p/>
            <draw:enhanced-geometry svg:viewBox="0 0 21600 21600" draw:type="rectangle" draw:enhanced-path="M 0 0 L 21600 0 21600 21600 0 21600 0 0 Z N"/>
          </draw:custom-shape>
          <draw:line draw:style-name="gr29" draw:text-style-name="P13" draw:layer="layout" svg:x1="5.265cm" svg:y1="10.588cm" svg:x2="7.148cm" svg:y2="10.592cm">
            <text:p/>
          </draw:line>
          <draw:line draw:style-name="gr29" draw:text-style-name="P13" draw:layer="layout" svg:x1="7.148cm" svg:y1="10.588cm" svg:x2="7.17cm" svg:y2="10.592cm">
            <text:p/>
          </draw:line>
          <draw:line draw:style-name="gr29" draw:text-style-name="P13" draw:layer="layout" svg:x1="7.148cm" svg:y1="10.588cm" svg:x2="7.153cm" svg:y2="10.614cm">
            <text:p/>
          </draw:line>
          <draw:custom-shape draw:style-name="gr21" draw:text-style-name="P27" draw:layer="layout" svg:width="1.729cm" svg:height="0.026cm" svg:x="7.17cm" svg:y="10.588cm">
            <text:p/>
            <draw:enhanced-geometry svg:viewBox="0 0 21600 21600" draw:type="rectangle" draw:enhanced-path="M 0 0 L 21600 0 21600 21600 0 21600 0 0 Z N"/>
          </draw:custom-shape>
          <draw:line draw:style-name="gr29" draw:text-style-name="P13" draw:layer="layout" svg:x1="7.17cm" svg:y1="10.588cm" svg:x2="8.899cm" svg:y2="10.592cm">
            <text:p/>
          </draw:line>
          <draw:custom-shape draw:style-name="gr21" draw:text-style-name="P27" draw:layer="layout" svg:width="0.026cm" svg:height="0.026cm" svg:x="8.899cm" svg:y="10.588cm">
            <text:p/>
            <draw:enhanced-geometry svg:viewBox="0 0 21600 21600" draw:type="rectangle" draw:enhanced-path="M 0 0 L 21600 0 21600 21600 0 21600 0 0 Z N"/>
          </draw:custom-shape>
          <draw:line draw:style-name="gr29" draw:text-style-name="P13" draw:layer="layout" svg:x1="8.899cm" svg:y1="10.588cm" svg:x2="8.925cm" svg:y2="10.592cm">
            <text:p/>
          </draw:line>
          <draw:line draw:style-name="gr29" draw:text-style-name="P13" draw:layer="layout" svg:x1="8.899cm" svg:y1="10.588cm" svg:x2="8.903cm" svg:y2="10.614cm">
            <text:p/>
          </draw:line>
          <draw:custom-shape draw:style-name="gr21" draw:text-style-name="P27" draw:layer="layout" svg:width="1.72cm" svg:height="0.026cm" svg:x="8.925cm" svg:y="10.588cm">
            <text:p/>
            <draw:enhanced-geometry svg:viewBox="0 0 21600 21600" draw:type="rectangle" draw:enhanced-path="M 0 0 L 21600 0 21600 21600 0 21600 0 0 Z N"/>
          </draw:custom-shape>
          <draw:line draw:style-name="gr29" draw:text-style-name="P13" draw:layer="layout" svg:x1="8.925cm" svg:y1="10.588cm" svg:x2="10.645cm" svg:y2="10.592cm">
            <text:p/>
          </draw:line>
          <draw:custom-shape draw:style-name="gr21" draw:text-style-name="P27" draw:layer="layout" svg:width="0.022cm" svg:height="0.026cm" svg:x="10.645cm" svg:y="10.588cm">
            <text:p/>
            <draw:enhanced-geometry svg:viewBox="0 0 21600 21600" draw:type="rectangle" draw:enhanced-path="M 0 0 L 21600 0 21600 21600 0 21600 0 0 Z N"/>
          </draw:custom-shape>
          <draw:line draw:style-name="gr29" draw:text-style-name="P13" draw:layer="layout" svg:x1="10.645cm" svg:y1="10.588cm" svg:x2="10.667cm" svg:y2="10.592cm">
            <text:p/>
          </draw:line>
          <draw:line draw:style-name="gr29" draw:text-style-name="P13" draw:layer="layout" svg:x1="10.645cm" svg:y1="10.588cm" svg:x2="10.649cm" svg:y2="10.614cm">
            <text:p/>
          </draw:line>
          <draw:custom-shape draw:style-name="gr21" draw:text-style-name="P27" draw:layer="layout" svg:width="1.552cm" svg:height="0.026cm" svg:x="10.667cm" svg:y="10.588cm">
            <text:p/>
            <draw:enhanced-geometry svg:viewBox="0 0 21600 21600" draw:type="rectangle" draw:enhanced-path="M 0 0 L 21600 0 21600 21600 0 21600 0 0 Z N"/>
          </draw:custom-shape>
          <draw:line draw:style-name="gr29" draw:text-style-name="P13" draw:layer="layout" svg:x1="10.667cm" svg:y1="10.588cm" svg:x2="12.219cm" svg:y2="10.592cm">
            <text:p/>
          </draw:line>
          <draw:custom-shape draw:style-name="gr21" draw:text-style-name="P27" draw:layer="layout" svg:width="0.049cm" svg:height="0.026cm" svg:x="12.219cm" svg:y="10.588cm">
            <text:p/>
            <draw:enhanced-geometry svg:viewBox="0 0 21600 21600" draw:type="rectangle" draw:enhanced-path="M 0 0 L 21600 0 21600 21600 0 21600 0 0 Z N"/>
          </draw:custom-shape>
          <draw:line draw:style-name="gr29" draw:text-style-name="P13" draw:layer="layout" svg:x1="12.219cm" svg:y1="10.588cm" svg:x2="12.268cm" svg:y2="10.592cm">
            <text:p/>
          </draw:line>
          <draw:custom-shape draw:style-name="gr21" draw:text-style-name="P27" draw:layer="layout" svg:width="0.049cm" svg:height="1.213cm" svg:x="3.144cm" svg:y="10.614cm">
            <text:p/>
            <draw:enhanced-geometry svg:viewBox="0 0 21600 21600" draw:type="rectangle" draw:enhanced-path="M 0 0 L 21600 0 21600 21600 0 21600 0 0 Z N"/>
          </draw:custom-shape>
          <draw:line draw:style-name="gr29" draw:text-style-name="P13" draw:layer="layout" svg:x1="3.144cm" svg:y1="10.614cm" svg:x2="3.149cm" svg:y2="11.827cm">
            <text:p/>
          </draw:line>
          <draw:line draw:style-name="gr29" draw:text-style-name="P13" draw:layer="layout" svg:x1="5.243cm" svg:y1="10.614cm" svg:x2="5.248cm" svg:y2="11.827cm">
            <text:p/>
          </draw:line>
          <draw:line draw:style-name="gr29" draw:text-style-name="P13" draw:layer="layout" svg:x1="7.148cm" svg:y1="10.614cm" svg:x2="7.153cm" svg:y2="11.827cm">
            <text:p/>
          </draw:line>
          <draw:custom-shape draw:style-name="gr21" draw:text-style-name="P27" draw:layer="layout" svg:width="0.026cm" svg:height="1.213cm" svg:x="8.899cm" svg:y="10.614cm">
            <text:p/>
            <draw:enhanced-geometry svg:viewBox="0 0 21600 21600" draw:type="rectangle" draw:enhanced-path="M 0 0 L 21600 0 21600 21600 0 21600 0 0 Z N"/>
          </draw:custom-shape>
          <draw:line draw:style-name="gr29" draw:text-style-name="P13" draw:layer="layout" svg:x1="8.899cm" svg:y1="10.614cm" svg:x2="8.903cm" svg:y2="11.827cm">
            <text:p/>
          </draw:line>
          <draw:custom-shape draw:style-name="gr21" draw:text-style-name="P27" draw:layer="layout" svg:width="0.022cm" svg:height="1.213cm" svg:x="10.645cm" svg:y="10.614cm">
            <text:p/>
            <draw:enhanced-geometry svg:viewBox="0 0 21600 21600" draw:type="rectangle" draw:enhanced-path="M 0 0 L 21600 0 21600 21600 0 21600 0 0 Z N"/>
          </draw:custom-shape>
          <draw:custom-shape draw:style-name="gr21" draw:text-style-name="P27" draw:layer="layout" svg:width="0.049cm" svg:height="1.213cm" svg:x="12.219cm" svg:y="10.614cm">
            <text:p/>
            <draw:enhanced-geometry svg:viewBox="0 0 21600 21600" draw:type="rectangle" draw:enhanced-path="M 0 0 L 21600 0 21600 21600 0 21600 0 0 Z N"/>
          </draw:custom-shape>
          <draw:line draw:style-name="gr29" draw:text-style-name="P13" draw:layer="layout" svg:x1="12.219cm" svg:y1="10.614cm" svg:x2="12.224cm" svg:y2="11.827cm">
            <text:p/>
          </draw:line>
          <draw:custom-shape draw:style-name="gr3" draw:text-style-name="P12" draw:layer="layout" svg:width="1.06cm" svg:height="1.017cm" svg:x="3.681cm" svg:y="11.884cm">
            <text:list text:style-name="L21">
              <text:list-header>
                <text:p text:style-name="P2"><text:span text:style-name="T94">1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4.739cm" svg:y="11.884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6.001cm" svg:y="11.884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6.424cm" svg:y="11.884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7.822cm" svg:y="11.884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8.245cm" svg:y="11.884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9.568cm" svg:y="11.884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9.991cm" svg:y="11.884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235cm" svg:y="11.884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658cm" svg:y="11.884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0.022cm" svg:x="3.144cm" svg:y="11.827cm">
            <text:p/>
            <draw:enhanced-geometry svg:viewBox="0 0 21600 21600" draw:type="rectangle" draw:enhanced-path="M 0 0 L 21600 0 21600 21600 0 21600 0 0 Z N"/>
          </draw:custom-shape>
          <draw:line draw:style-name="gr29" draw:text-style-name="P13" draw:layer="layout" svg:x1="3.144cm" svg:y1="11.827cm" svg:x2="3.193cm" svg:y2="11.831cm">
            <text:p/>
          </draw:line>
          <draw:custom-shape draw:style-name="gr21" draw:text-style-name="P27" draw:layer="layout" svg:width="2.05cm" svg:height="0.022cm" svg:x="3.193cm" svg:y="11.827cm">
            <text:p/>
            <draw:enhanced-geometry svg:viewBox="0 0 21600 21600" draw:type="rectangle" draw:enhanced-path="M 0 0 L 21600 0 21600 21600 0 21600 0 0 Z N"/>
          </draw:custom-shape>
          <draw:line draw:style-name="gr29" draw:text-style-name="P13" draw:layer="layout" svg:x1="3.193cm" svg:y1="11.827cm" svg:x2="5.243cm" svg:y2="11.831cm">
            <text:p/>
          </draw:line>
          <draw:line draw:style-name="gr29" draw:text-style-name="P13" draw:layer="layout" svg:x1="5.243cm" svg:y1="11.827cm" svg:x2="5.265cm" svg:y2="11.831cm">
            <text:p/>
          </draw:line>
          <draw:line draw:style-name="gr29" draw:text-style-name="P13" draw:layer="layout" svg:x1="5.243cm" svg:y1="11.827cm" svg:x2="5.248cm" svg:y2="11.849cm">
            <text:p/>
          </draw:line>
          <draw:custom-shape draw:style-name="gr21" draw:text-style-name="P27" draw:layer="layout" svg:width="1.883cm" svg:height="0.022cm" svg:x="5.265cm" svg:y="11.827cm">
            <text:p/>
            <draw:enhanced-geometry svg:viewBox="0 0 21600 21600" draw:type="rectangle" draw:enhanced-path="M 0 0 L 21600 0 21600 21600 0 21600 0 0 Z N"/>
          </draw:custom-shape>
          <draw:line draw:style-name="gr29" draw:text-style-name="P13" draw:layer="layout" svg:x1="5.265cm" svg:y1="11.827cm" svg:x2="7.148cm" svg:y2="11.831cm">
            <text:p/>
          </draw:line>
          <draw:line draw:style-name="gr29" draw:text-style-name="P13" draw:layer="layout" svg:x1="7.148cm" svg:y1="11.827cm" svg:x2="7.17cm" svg:y2="11.831cm">
            <text:p/>
          </draw:line>
          <draw:line draw:style-name="gr29" draw:text-style-name="P13" draw:layer="layout" svg:x1="7.148cm" svg:y1="11.827cm" svg:x2="7.153cm" svg:y2="11.849cm">
            <text:p/>
          </draw:line>
          <draw:custom-shape draw:style-name="gr21" draw:text-style-name="P27" draw:layer="layout" svg:width="1.729cm" svg:height="0.022cm" svg:x="7.17cm" svg:y="11.827cm">
            <text:p/>
            <draw:enhanced-geometry svg:viewBox="0 0 21600 21600" draw:type="rectangle" draw:enhanced-path="M 0 0 L 21600 0 21600 21600 0 21600 0 0 Z N"/>
          </draw:custom-shape>
          <draw:line draw:style-name="gr29" draw:text-style-name="P13" draw:layer="layout" svg:x1="7.17cm" svg:y1="11.827cm" svg:x2="8.899cm" svg:y2="11.831cm">
            <text:p/>
          </draw:line>
          <draw:custom-shape draw:style-name="gr21" draw:text-style-name="P27" draw:layer="layout" svg:width="0.026cm" svg:height="0.022cm" svg:x="8.899cm" svg:y="11.827cm">
            <text:p/>
            <draw:enhanced-geometry svg:viewBox="0 0 21600 21600" draw:type="rectangle" draw:enhanced-path="M 0 0 L 21600 0 21600 21600 0 21600 0 0 Z N"/>
          </draw:custom-shape>
          <draw:line draw:style-name="gr29" draw:text-style-name="P13" draw:layer="layout" svg:x1="8.899cm" svg:y1="11.827cm" svg:x2="8.925cm" svg:y2="11.831cm">
            <text:p/>
          </draw:line>
          <draw:line draw:style-name="gr29" draw:text-style-name="P13" draw:layer="layout" svg:x1="8.899cm" svg:y1="11.827cm" svg:x2="8.903cm" svg:y2="11.849cm">
            <text:p/>
          </draw:line>
          <draw:custom-shape draw:style-name="gr21" draw:text-style-name="P27" draw:layer="layout" svg:width="1.72cm" svg:height="0.022cm" svg:x="8.925cm" svg:y="11.827cm">
            <text:p/>
            <draw:enhanced-geometry svg:viewBox="0 0 21600 21600" draw:type="rectangle" draw:enhanced-path="M 0 0 L 21600 0 21600 21600 0 21600 0 0 Z N"/>
          </draw:custom-shape>
          <draw:line draw:style-name="gr29" draw:text-style-name="P13" draw:layer="layout" svg:x1="8.925cm" svg:y1="11.827cm" svg:x2="10.645cm" svg:y2="11.831cm">
            <text:p/>
          </draw:line>
          <draw:custom-shape draw:style-name="gr21" draw:text-style-name="P27" draw:layer="layout" svg:width="0.022cm" svg:height="0.022cm" svg:x="10.645cm" svg:y="11.827cm">
            <text:p/>
            <draw:enhanced-geometry svg:viewBox="0 0 21600 21600" draw:type="rectangle" draw:enhanced-path="M 0 0 L 21600 0 21600 21600 0 21600 0 0 Z N"/>
          </draw:custom-shape>
          <draw:line draw:style-name="gr29" draw:text-style-name="P13" draw:layer="layout" svg:x1="10.645cm" svg:y1="11.827cm" svg:x2="10.667cm" svg:y2="11.831cm">
            <text:p/>
          </draw:line>
          <draw:line draw:style-name="gr29" draw:text-style-name="P13" draw:layer="layout" svg:x1="10.645cm" svg:y1="11.827cm" svg:x2="10.649cm" svg:y2="11.849cm">
            <text:p/>
          </draw:line>
          <draw:custom-shape draw:style-name="gr21" draw:text-style-name="P27" draw:layer="layout" svg:width="1.552cm" svg:height="0.022cm" svg:x="10.667cm" svg:y="11.827cm">
            <text:p/>
            <draw:enhanced-geometry svg:viewBox="0 0 21600 21600" draw:type="rectangle" draw:enhanced-path="M 0 0 L 21600 0 21600 21600 0 21600 0 0 Z N"/>
          </draw:custom-shape>
          <draw:line draw:style-name="gr29" draw:text-style-name="P13" draw:layer="layout" svg:x1="10.667cm" svg:y1="11.827cm" svg:x2="12.219cm" svg:y2="11.831cm">
            <text:p/>
          </draw:line>
          <draw:custom-shape draw:style-name="gr21" draw:text-style-name="P27" draw:layer="layout" svg:width="0.049cm" svg:height="0.022cm" svg:x="12.219cm" svg:y="11.827cm">
            <text:p/>
            <draw:enhanced-geometry svg:viewBox="0 0 21600 21600" draw:type="rectangle" draw:enhanced-path="M 0 0 L 21600 0 21600 21600 0 21600 0 0 Z N"/>
          </draw:custom-shape>
          <draw:line draw:style-name="gr29" draw:text-style-name="P13" draw:layer="layout" svg:x1="12.219cm" svg:y1="11.827cm" svg:x2="12.268cm" svg:y2="11.831cm">
            <text:p/>
          </draw:line>
          <draw:custom-shape draw:style-name="gr21" draw:text-style-name="P27" draw:layer="layout" svg:width="0.049cm" svg:height="1.213cm" svg:x="3.144cm" svg:y="11.849cm">
            <text:p/>
            <draw:enhanced-geometry svg:viewBox="0 0 21600 21600" draw:type="rectangle" draw:enhanced-path="M 0 0 L 21600 0 21600 21600 0 21600 0 0 Z N"/>
          </draw:custom-shape>
          <draw:line draw:style-name="gr29" draw:text-style-name="P13" draw:layer="layout" svg:x1="3.144cm" svg:y1="11.849cm" svg:x2="3.149cm" svg:y2="13.062cm">
            <text:p/>
          </draw:line>
          <draw:custom-shape draw:style-name="gr21" draw:text-style-name="P27" draw:layer="layout" svg:width="0.049cm" svg:height="0.048cm" svg:x="3.144cm" svg:y="13.062cm">
            <text:p/>
            <draw:enhanced-geometry svg:viewBox="0 0 21600 21600" draw:type="rectangle" draw:enhanced-path="M 0 0 L 21600 0 21600 21600 0 21600 0 0 Z N"/>
          </draw:custom-shape>
          <draw:line draw:style-name="gr29" draw:text-style-name="P13" draw:layer="layout" svg:x1="3.144cm" svg:y1="13.062cm" svg:x2="3.193cm" svg:y2="13.066cm">
            <text:p/>
          </draw:line>
          <draw:line draw:style-name="gr29" draw:text-style-name="P13" draw:layer="layout" svg:x1="3.144cm" svg:y1="13.062cm" svg:x2="3.149cm" svg:y2="13.11cm">
            <text:p/>
          </draw:line>
          <draw:custom-shape draw:style-name="gr21" draw:text-style-name="P27" draw:layer="layout" svg:width="0.049cm" svg:height="0.048cm" svg:x="3.144cm" svg:y="13.062cm">
            <text:p/>
            <draw:enhanced-geometry svg:viewBox="0 0 21600 21600" draw:type="rectangle" draw:enhanced-path="M 0 0 L 21600 0 21600 21600 0 21600 0 0 Z N"/>
          </draw:custom-shape>
          <draw:line draw:style-name="gr29" draw:text-style-name="P13" draw:layer="layout" svg:x1="3.144cm" svg:y1="13.062cm" svg:x2="3.193cm" svg:y2="13.066cm">
            <text:p/>
          </draw:line>
          <draw:line draw:style-name="gr29" draw:text-style-name="P13" draw:layer="layout" svg:x1="3.144cm" svg:y1="13.062cm" svg:x2="3.149cm" svg:y2="13.11cm">
            <text:p/>
          </draw:line>
          <draw:custom-shape draw:style-name="gr21" draw:text-style-name="P27" draw:layer="layout" svg:width="2.05cm" svg:height="0.048cm" svg:x="3.193cm" svg:y="13.062cm">
            <text:p/>
            <draw:enhanced-geometry svg:viewBox="0 0 21600 21600" draw:type="rectangle" draw:enhanced-path="M 0 0 L 21600 0 21600 21600 0 21600 0 0 Z N"/>
          </draw:custom-shape>
          <draw:line draw:style-name="gr29" draw:text-style-name="P13" draw:layer="layout" svg:x1="3.193cm" svg:y1="13.062cm" svg:x2="5.243cm" svg:y2="13.066cm">
            <text:p/>
          </draw:line>
          <draw:line draw:style-name="gr29" draw:text-style-name="P13" draw:layer="layout" svg:x1="5.243cm" svg:y1="11.849cm" svg:x2="5.248cm" svg:y2="13.062cm">
            <text:p/>
          </draw:line>
          <draw:custom-shape draw:style-name="gr21" draw:text-style-name="P27" draw:layer="layout" svg:width="0.049cm" svg:height="0.048cm" svg:x="5.243cm" svg:y="13.062cm">
            <text:p/>
            <draw:enhanced-geometry svg:viewBox="0 0 21600 21600" draw:type="rectangle" draw:enhanced-path="M 0 0 L 21600 0 21600 21600 0 21600 0 0 Z N"/>
          </draw:custom-shape>
          <draw:line draw:style-name="gr29" draw:text-style-name="P13" draw:layer="layout" svg:x1="5.243cm" svg:y1="13.062cm" svg:x2="5.292cm" svg:y2="13.066cm">
            <text:p/>
          </draw:line>
          <draw:line draw:style-name="gr29" draw:text-style-name="P13" draw:layer="layout" svg:x1="5.243cm" svg:y1="13.062cm" svg:x2="5.248cm" svg:y2="13.11cm">
            <text:p/>
          </draw:line>
          <draw:custom-shape draw:style-name="gr21" draw:text-style-name="P27" draw:layer="layout" svg:width="1.856cm" svg:height="0.048cm" svg:x="5.292cm" svg:y="13.062cm">
            <text:p/>
            <draw:enhanced-geometry svg:viewBox="0 0 21600 21600" draw:type="rectangle" draw:enhanced-path="M 0 0 L 21600 0 21600 21600 0 21600 0 0 Z N"/>
          </draw:custom-shape>
          <draw:line draw:style-name="gr29" draw:text-style-name="P13" draw:layer="layout" svg:x1="5.292cm" svg:y1="13.062cm" svg:x2="7.148cm" svg:y2="13.066cm">
            <text:p/>
          </draw:line>
          <draw:line draw:style-name="gr29" draw:text-style-name="P13" draw:layer="layout" svg:x1="7.148cm" svg:y1="11.849cm" svg:x2="7.153cm" svg:y2="13.062cm">
            <text:p/>
          </draw:line>
          <draw:custom-shape draw:style-name="gr21" draw:text-style-name="P27" draw:layer="layout" svg:width="0.049cm" svg:height="0.048cm" svg:x="7.148cm" svg:y="13.062cm">
            <text:p/>
            <draw:enhanced-geometry svg:viewBox="0 0 21600 21600" draw:type="rectangle" draw:enhanced-path="M 0 0 L 21600 0 21600 21600 0 21600 0 0 Z N"/>
          </draw:custom-shape>
          <draw:line draw:style-name="gr29" draw:text-style-name="P13" draw:layer="layout" svg:x1="7.148cm" svg:y1="13.062cm" svg:x2="7.197cm" svg:y2="13.066cm">
            <text:p/>
          </draw:line>
          <draw:line draw:style-name="gr29" draw:text-style-name="P13" draw:layer="layout" svg:x1="7.148cm" svg:y1="13.062cm" svg:x2="7.153cm" svg:y2="13.11cm">
            <text:p/>
          </draw:line>
          <draw:custom-shape draw:style-name="gr21" draw:text-style-name="P27" draw:layer="layout" svg:width="1.702cm" svg:height="0.048cm" svg:x="7.197cm" svg:y="13.062cm">
            <text:p/>
            <draw:enhanced-geometry svg:viewBox="0 0 21600 21600" draw:type="rectangle" draw:enhanced-path="M 0 0 L 21600 0 21600 21600 0 21600 0 0 Z N"/>
          </draw:custom-shape>
          <draw:line draw:style-name="gr29" draw:text-style-name="P13" draw:layer="layout" svg:x1="7.197cm" svg:y1="13.062cm" svg:x2="8.899cm" svg:y2="13.066cm">
            <text:p/>
          </draw:line>
          <draw:custom-shape draw:style-name="gr21" draw:text-style-name="P27" draw:layer="layout" svg:width="0.026cm" svg:height="1.213cm" svg:x="8.899cm" svg:y="11.849cm">
            <text:p/>
            <draw:enhanced-geometry svg:viewBox="0 0 21600 21600" draw:type="rectangle" draw:enhanced-path="M 0 0 L 21600 0 21600 21600 0 21600 0 0 Z N"/>
          </draw:custom-shape>
          <draw:line draw:style-name="gr29" draw:text-style-name="P13" draw:layer="layout" svg:x1="8.899cm" svg:y1="11.849cm" svg:x2="8.903cm" svg:y2="13.062cm">
            <text:p/>
          </draw:line>
          <draw:custom-shape draw:style-name="gr21" draw:text-style-name="P27" draw:layer="layout" svg:width="0.053cm" svg:height="0.048cm" svg:x="8.899cm" svg:y="13.062cm">
            <text:p/>
            <draw:enhanced-geometry svg:viewBox="0 0 21600 21600" draw:type="rectangle" draw:enhanced-path="M 0 0 L 21600 0 21600 21600 0 21600 0 0 Z N"/>
          </draw:custom-shape>
          <draw:line draw:style-name="gr29" draw:text-style-name="P13" draw:layer="layout" svg:x1="8.899cm" svg:y1="13.062cm" svg:x2="8.952cm" svg:y2="13.066cm">
            <text:p/>
          </draw:line>
          <draw:line draw:style-name="gr29" draw:text-style-name="P13" draw:layer="layout" svg:x1="8.899cm" svg:y1="13.062cm" svg:x2="8.903cm" svg:y2="13.11cm">
            <text:p/>
          </draw:line>
          <draw:custom-shape draw:style-name="gr21" draw:text-style-name="P27" draw:layer="layout" svg:width="1.693cm" svg:height="0.048cm" svg:x="8.952cm" svg:y="13.062cm">
            <text:p/>
            <draw:enhanced-geometry svg:viewBox="0 0 21600 21600" draw:type="rectangle" draw:enhanced-path="M 0 0 L 21600 0 21600 21600 0 21600 0 0 Z N"/>
          </draw:custom-shape>
          <draw:line draw:style-name="gr29" draw:text-style-name="P13" draw:layer="layout" svg:x1="8.952cm" svg:y1="13.062cm" svg:x2="10.645cm" svg:y2="13.066cm">
            <text:p/>
          </draw:line>
          <draw:custom-shape draw:style-name="gr21" draw:text-style-name="P27" draw:layer="layout" svg:width="0.022cm" svg:height="1.213cm" svg:x="10.645cm" svg:y="11.849cm">
            <text:p/>
            <draw:enhanced-geometry svg:viewBox="0 0 21600 21600" draw:type="rectangle" draw:enhanced-path="M 0 0 L 21600 0 21600 21600 0 21600 0 0 Z N"/>
          </draw:custom-shape>
          <draw:custom-shape draw:style-name="gr21" draw:text-style-name="P27" draw:layer="layout" svg:width="0.049cm" svg:height="0.048cm" svg:x="10.645cm" svg:y="13.062cm">
            <text:p/>
            <draw:enhanced-geometry svg:viewBox="0 0 21600 21600" draw:type="rectangle" draw:enhanced-path="M 0 0 L 21600 0 21600 21600 0 21600 0 0 Z N"/>
          </draw:custom-shape>
          <draw:line draw:style-name="gr29" draw:text-style-name="P13" draw:layer="layout" svg:x1="10.645cm" svg:y1="13.062cm" svg:x2="10.694cm" svg:y2="13.066cm">
            <text:p/>
          </draw:line>
          <draw:line draw:style-name="gr29" draw:text-style-name="P13" draw:layer="layout" svg:x1="10.645cm" svg:y1="13.062cm" svg:x2="10.649cm" svg:y2="13.11cm">
            <text:p/>
          </draw:line>
          <draw:custom-shape draw:style-name="gr21" draw:text-style-name="P27" draw:layer="layout" svg:width="1.525cm" svg:height="0.048cm" svg:x="10.694cm" svg:y="13.062cm">
            <text:p/>
            <draw:enhanced-geometry svg:viewBox="0 0 21600 21600" draw:type="rectangle" draw:enhanced-path="M 0 0 L 21600 0 21600 21600 0 21600 0 0 Z N"/>
          </draw:custom-shape>
          <draw:line draw:style-name="gr29" draw:text-style-name="P13" draw:layer="layout" svg:x1="10.694cm" svg:y1="13.062cm" svg:x2="12.219cm" svg:y2="13.066cm">
            <text:p/>
          </draw:line>
          <draw:custom-shape draw:style-name="gr21" draw:text-style-name="P27" draw:layer="layout" svg:width="0.049cm" svg:height="1.213cm" svg:x="12.219cm" svg:y="11.849cm">
            <text:p/>
            <draw:enhanced-geometry svg:viewBox="0 0 21600 21600" draw:type="rectangle" draw:enhanced-path="M 0 0 L 21600 0 21600 21600 0 21600 0 0 Z N"/>
          </draw:custom-shape>
          <draw:line draw:style-name="gr29" draw:text-style-name="P13" draw:layer="layout" svg:x1="12.219cm" svg:y1="11.849cm" svg:x2="12.224cm" svg:y2="13.062cm">
            <text:p/>
          </draw:line>
          <draw:custom-shape draw:style-name="gr21" draw:text-style-name="P27" draw:layer="layout" svg:width="0.049cm" svg:height="0.048cm" svg:x="12.219cm" svg:y="13.062cm">
            <text:p/>
            <draw:enhanced-geometry svg:viewBox="0 0 21600 21600" draw:type="rectangle" draw:enhanced-path="M 0 0 L 21600 0 21600 21600 0 21600 0 0 Z N"/>
          </draw:custom-shape>
          <draw:line draw:style-name="gr29" draw:text-style-name="P13" draw:layer="layout" svg:x1="12.219cm" svg:y1="13.062cm" svg:x2="12.268cm" svg:y2="13.066cm">
            <text:p/>
          </draw:line>
          <draw:line draw:style-name="gr29" draw:text-style-name="P13" draw:layer="layout" svg:x1="12.219cm" svg:y1="13.062cm" svg:x2="12.224cm" svg:y2="13.11cm">
            <text:p/>
          </draw:line>
          <draw:custom-shape draw:style-name="gr21" draw:text-style-name="P27" draw:layer="layout" svg:width="0.049cm" svg:height="0.048cm" svg:x="12.219cm" svg:y="13.062cm">
            <text:p/>
            <draw:enhanced-geometry svg:viewBox="0 0 21600 21600" draw:type="rectangle" draw:enhanced-path="M 0 0 L 21600 0 21600 21600 0 21600 0 0 Z N"/>
          </draw:custom-shape>
          <draw:line draw:style-name="gr29" draw:text-style-name="P13" draw:layer="layout" svg:x1="12.219cm" svg:y1="13.062cm" svg:x2="12.268cm" svg:y2="13.066cm">
            <text:p/>
          </draw:line>
          <draw:line draw:style-name="gr29" draw:text-style-name="P13" draw:layer="layout" svg:x1="12.219cm" svg:y1="13.062cm" svg:x2="12.224cm" svg:y2="13.11cm">
            <text:p/>
          </draw:line>
          <draw:custom-shape draw:style-name="gr3" draw:text-style-name="P12" draw:layer="layout" svg:width="0.091cm" svg:height="0.424cm" svg:x="2.244cm" svg:y="13.128cm">
            <text:list text:style-name="L21">
              <text:list-header>
                <text:p text:style-name="P2"><text:span text:style-name="T96"><text:s/></text:span></text:p>
              </text:list-header>
            </text:list>
            <draw:enhanced-geometry svg:viewBox="0 0 21600 21600" draw:type="rectangle" draw:enhanced-path="M 0 0 L 21600 0 21600 21600 0 21600 0 0 Z N"/>
          </draw:custom-shape>
        </draw:g>
        <draw:custom-shape draw:style-name="gr21" draw:text-style-name="P27" draw:layer="layout" svg:width="0.026cm" svg:height="1.208cm" svg:x="15.271cm" svg:y="6.91cm">
          <text:p/>
          <draw:enhanced-geometry svg:viewBox="0 0 21600 21600" draw:type="rectangle" draw:enhanced-path="M 0 0 L 21600 0 21600 21600 0 21600 0 0 Z N"/>
        </draw:custom-shape>
        <draw:custom-shape draw:style-name="gr21" draw:text-style-name="P27" draw:layer="layout" svg:width="0.022cm" svg:height="1.208cm" svg:x="17.176cm" svg:y="6.91cm">
          <text:p/>
          <draw:enhanced-geometry svg:viewBox="0 0 21600 21600" draw:type="rectangle" draw:enhanced-path="M 0 0 L 21600 0 21600 21600 0 21600 0 0 Z N"/>
        </draw:custom-shape>
        <draw:custom-shape draw:style-name="gr21" draw:text-style-name="P27" draw:layer="layout" svg:width="0.049cm" svg:height="0.027cm" svg:x="13.489cm" svg:y="8.118cm">
          <text:p/>
          <draw:enhanced-geometry svg:viewBox="0 0 21600 21600" draw:type="rectangle" draw:enhanced-path="M 0 0 L 21600 0 21600 21600 0 21600 0 0 Z N"/>
        </draw:custom-shape>
        <draw:custom-shape draw:style-name="gr21" draw:text-style-name="P27" draw:layer="layout" svg:width="1.733cm" svg:height="0.027cm" svg:x="13.538cm" svg:y="8.118cm">
          <text:p/>
          <draw:enhanced-geometry svg:viewBox="0 0 21600 21600" draw:type="rectangle" draw:enhanced-path="M 0 0 L 21600 0 21600 21600 0 21600 0 0 Z N"/>
        </draw:custom-shape>
        <draw:custom-shape draw:style-name="gr21" draw:text-style-name="P27" draw:layer="layout" svg:width="0.026cm" svg:height="0.027cm" svg:x="15.271cm" svg:y="8.118cm">
          <text:p/>
          <draw:enhanced-geometry svg:viewBox="0 0 21600 21600" draw:type="rectangle" draw:enhanced-path="M 0 0 L 21600 0 21600 21600 0 21600 0 0 Z N"/>
        </draw:custom-shape>
        <draw:custom-shape draw:style-name="gr21" draw:text-style-name="P27" draw:layer="layout" svg:width="1.879cm" svg:height="0.027cm" svg:x="15.297cm" svg:y="8.118cm">
          <text:p/>
          <draw:enhanced-geometry svg:viewBox="0 0 21600 21600" draw:type="rectangle" draw:enhanced-path="M 0 0 L 21600 0 21600 21600 0 21600 0 0 Z N"/>
        </draw:custom-shape>
        <draw:custom-shape draw:style-name="gr21" draw:text-style-name="P27" draw:layer="layout" svg:width="0.022cm" svg:height="0.027cm" svg:x="17.176cm" svg:y="8.118cm">
          <text:p/>
          <draw:enhanced-geometry svg:viewBox="0 0 21600 21600" draw:type="rectangle" draw:enhanced-path="M 0 0 L 21600 0 21600 21600 0 21600 0 0 Z N"/>
        </draw:custom-shape>
        <draw:custom-shape draw:style-name="gr21" draw:text-style-name="P27" draw:layer="layout" svg:width="2.037cm" svg:height="0.027cm" svg:x="17.198cm" svg:y="8.118cm">
          <text:p/>
          <draw:enhanced-geometry svg:viewBox="0 0 21600 21600" draw:type="rectangle" draw:enhanced-path="M 0 0 L 21600 0 21600 21600 0 21600 0 0 Z N"/>
        </draw:custom-shape>
        <draw:custom-shape draw:style-name="gr21" draw:text-style-name="P27" draw:layer="layout" svg:width="0.027cm" svg:height="0.027cm" svg:x="19.235cm" svg:y="8.118cm">
          <text:p/>
          <draw:enhanced-geometry svg:viewBox="0 0 21600 21600" draw:type="rectangle" draw:enhanced-path="M 0 0 L 21600 0 21600 21600 0 21600 0 0 Z N"/>
        </draw:custom-shape>
        <draw:custom-shape draw:style-name="gr21" draw:text-style-name="P27" draw:layer="layout" svg:width="2.037cm" svg:height="0.027cm" svg:x="19.262cm" svg:y="8.118cm">
          <text:p/>
          <draw:enhanced-geometry svg:viewBox="0 0 21600 21600" draw:type="rectangle" draw:enhanced-path="M 0 0 L 21600 0 21600 21600 0 21600 0 0 Z N"/>
        </draw:custom-shape>
        <draw:custom-shape draw:style-name="gr21" draw:text-style-name="P27" draw:layer="layout" svg:width="0.026cm" svg:height="0.027cm" svg:x="21.299cm" svg:y="8.118cm">
          <text:p/>
          <draw:enhanced-geometry svg:viewBox="0 0 21600 21600" draw:type="rectangle" draw:enhanced-path="M 0 0 L 21600 0 21600 21600 0 21600 0 0 Z N"/>
        </draw:custom-shape>
        <draw:custom-shape draw:style-name="gr21" draw:text-style-name="P27" draw:layer="layout" svg:width="2.183cm" svg:height="0.027cm" svg:x="21.325cm" svg:y="8.118cm">
          <text:p/>
          <draw:enhanced-geometry svg:viewBox="0 0 21600 21600" draw:type="rectangle" draw:enhanced-path="M 0 0 L 21600 0 21600 21600 0 21600 0 0 Z N"/>
        </draw:custom-shape>
        <draw:custom-shape draw:style-name="gr21" draw:text-style-name="P27" draw:layer="layout" svg:width="0.049cm" svg:height="0.027cm" svg:x="23.508cm" svg:y="8.118cm">
          <text:p/>
          <draw:enhanced-geometry svg:viewBox="0 0 21600 21600" draw:type="rectangle" draw:enhanced-path="M 0 0 L 21600 0 21600 21600 0 21600 0 0 Z N"/>
        </draw:custom-shape>
        <draw:custom-shape draw:style-name="gr21" draw:text-style-name="P27" draw:layer="layout" svg:width="0.026cm" svg:height="1.208cm" svg:x="15.271cm" svg:y="8.145cm">
          <text:p/>
          <draw:enhanced-geometry svg:viewBox="0 0 21600 21600" draw:type="rectangle" draw:enhanced-path="M 0 0 L 21600 0 21600 21600 0 21600 0 0 Z N"/>
        </draw:custom-shape>
        <draw:custom-shape draw:style-name="gr21" draw:text-style-name="P27" draw:layer="layout" svg:width="0.022cm" svg:height="1.208cm" svg:x="17.176cm" svg:y="8.145cm">
          <text:p/>
          <draw:enhanced-geometry svg:viewBox="0 0 21600 21600" draw:type="rectangle" draw:enhanced-path="M 0 0 L 21600 0 21600 21600 0 21600 0 0 Z N"/>
        </draw:custom-shape>
        <draw:custom-shape draw:style-name="gr21" draw:text-style-name="P27" draw:layer="layout" svg:width="0.026cm" svg:height="0.026cm" svg:x="15.271cm" svg:y="9.353cm">
          <text:p/>
          <draw:enhanced-geometry svg:viewBox="0 0 21600 21600" draw:type="rectangle" draw:enhanced-path="M 0 0 L 21600 0 21600 21600 0 21600 0 0 Z N"/>
        </draw:custom-shape>
        <draw:custom-shape draw:style-name="gr21" draw:text-style-name="P27" draw:layer="layout" svg:width="0.022cm" svg:height="0.026cm" svg:x="17.176cm" svg:y="9.353cm">
          <text:p/>
          <draw:enhanced-geometry svg:viewBox="0 0 21600 21600" draw:type="rectangle" draw:enhanced-path="M 0 0 L 21600 0 21600 21600 0 21600 0 0 Z N"/>
        </draw:custom-shape>
        <draw:custom-shape draw:style-name="gr21" draw:text-style-name="P27" draw:layer="layout" svg:width="0.026cm" svg:height="1.213cm" svg:x="15.271cm" svg:y="9.379cm">
          <text:p/>
          <draw:enhanced-geometry svg:viewBox="0 0 21600 21600" draw:type="rectangle" draw:enhanced-path="M 0 0 L 21600 0 21600 21600 0 21600 0 0 Z N"/>
        </draw:custom-shape>
        <draw:custom-shape draw:style-name="gr21" draw:text-style-name="P27" draw:layer="layout" svg:width="0.022cm" svg:height="1.213cm" svg:x="17.176cm" svg:y="9.379cm">
          <text:p/>
          <draw:enhanced-geometry svg:viewBox="0 0 21600 21600" draw:type="rectangle" draw:enhanced-path="M 0 0 L 21600 0 21600 21600 0 21600 0 0 Z N"/>
        </draw:custom-shape>
        <draw:custom-shape draw:style-name="gr21" draw:text-style-name="P27" draw:layer="layout" svg:width="0.026cm" svg:height="0.022cm" svg:x="15.271cm" svg:y="10.592cm">
          <text:p/>
          <draw:enhanced-geometry svg:viewBox="0 0 21600 21600" draw:type="rectangle" draw:enhanced-path="M 0 0 L 21600 0 21600 21600 0 21600 0 0 Z N"/>
        </draw:custom-shape>
        <draw:custom-shape draw:style-name="gr21" draw:text-style-name="P27" draw:layer="layout" svg:width="0.022cm" svg:height="0.022cm" svg:x="17.176cm" svg:y="10.592cm">
          <text:p/>
          <draw:enhanced-geometry svg:viewBox="0 0 21600 21600" draw:type="rectangle" draw:enhanced-path="M 0 0 L 21600 0 21600 21600 0 21600 0 0 Z N"/>
        </draw:custom-shape>
        <draw:custom-shape draw:style-name="gr21" draw:text-style-name="P27" draw:layer="layout" svg:width="0.026cm" svg:height="1.213cm" svg:x="15.271cm" svg:y="10.614cm">
          <text:p/>
          <draw:enhanced-geometry svg:viewBox="0 0 21600 21600" draw:type="rectangle" draw:enhanced-path="M 0 0 L 21600 0 21600 21600 0 21600 0 0 Z N"/>
        </draw:custom-shape>
        <draw:custom-shape draw:style-name="gr21" draw:text-style-name="P27" draw:layer="layout" svg:width="0.022cm" svg:height="1.213cm" svg:x="17.176cm" svg:y="10.614cm">
          <text:p/>
          <draw:enhanced-geometry svg:viewBox="0 0 21600 21600" draw:type="rectangle" draw:enhanced-path="M 0 0 L 21600 0 21600 21600 0 21600 0 0 Z N"/>
        </draw:custom-shape>
        <draw:custom-shape draw:style-name="gr21" draw:text-style-name="P27" draw:layer="layout" svg:width="0.026cm" svg:height="0.026cm" svg:x="15.271cm" svg:y="11.827cm">
          <text:p/>
          <draw:enhanced-geometry svg:viewBox="0 0 21600 21600" draw:type="rectangle" draw:enhanced-path="M 0 0 L 21600 0 21600 21600 0 21600 0 0 Z N"/>
        </draw:custom-shape>
        <draw:custom-shape draw:style-name="gr21" draw:text-style-name="P27" draw:layer="layout" svg:width="0.022cm" svg:height="0.026cm" svg:x="17.176cm" svg:y="11.827cm">
          <text:p/>
          <draw:enhanced-geometry svg:viewBox="0 0 21600 21600" draw:type="rectangle" draw:enhanced-path="M 0 0 L 21600 0 21600 21600 0 21600 0 0 Z N"/>
        </draw:custom-shape>
        <draw:custom-shape draw:style-name="gr21" draw:text-style-name="P27" draw:layer="layout" svg:width="0.026cm" svg:height="1.209cm" svg:x="15.271cm" svg:y="11.853cm">
          <text:p/>
          <draw:enhanced-geometry svg:viewBox="0 0 21600 21600" draw:type="rectangle" draw:enhanced-path="M 0 0 L 21600 0 21600 21600 0 21600 0 0 Z N"/>
        </draw:custom-shape>
        <draw:custom-shape draw:style-name="gr21" draw:text-style-name="P27" draw:layer="layout" svg:width="0.022cm" svg:height="1.209cm" svg:x="17.176cm" svg:y="11.853cm">
          <text:p/>
          <draw:enhanced-geometry svg:viewBox="0 0 21600 21600" draw:type="rectangle" draw:enhanced-path="M 0 0 L 21600 0 21600 21600 0 21600 0 0 Z N"/>
        </draw:custom-shape>
        <draw:g>
          <draw:custom-shape draw:style-name="gr3" draw:text-style-name="P12" draw:layer="layout" svg:width="1.06cm" svg:height="1.017cm" svg:x="13.877cm" svg:y="6.941cm">
            <text:list text:style-name="L21">
              <text:list-header>
                <text:p text:style-name="P2"><text:span text:style-name="T94">x y</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93cm" svg:y="6.94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802cm" svg:height="1.017cm" svg:x="15.701cm" svg:y="6.941cm">
            <text:list text:style-name="L21">
              <text:list-header>
                <text:p text:style-name="P2"><text:span text:style-name="T94">M</text:span></text:p>
              </text:list-header>
            </text:list>
            <draw:enhanced-geometry svg:viewBox="0 0 21600 21600" draw:type="rectangle" draw:enhanced-path="M 0 0 L 21600 0 21600 21600 0 21600 0 0 Z N"/>
          </draw:custom-shape>
          <draw:custom-shape draw:style-name="gr3" draw:text-style-name="P12" draw:layer="layout" svg:width="0.286cm" svg:height="0.677cm" svg:x="16.495cm" svg:y="7.347cm">
            <text:list text:style-name="L21">
              <text:list-header>
                <text:p text:style-name="P2"><text:span text:style-name="T95">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6.774cm" svg:y="6.94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802cm" svg:height="1.017cm" svg:x="17.686cm" svg:y="6.941cm">
            <text:list text:style-name="L21">
              <text:list-header>
                <text:p text:style-name="P2"><text:span text:style-name="T94">M</text:span></text:p>
              </text:list-header>
            </text:list>
            <draw:enhanced-geometry svg:viewBox="0 0 21600 21600" draw:type="rectangle" draw:enhanced-path="M 0 0 L 21600 0 21600 21600 0 21600 0 0 Z N"/>
          </draw:custom-shape>
          <draw:custom-shape draw:style-name="gr3" draw:text-style-name="P12" draw:layer="layout" svg:width="0.286cm" svg:height="0.677cm" svg:x="18.484cm" svg:y="7.347cm">
            <text:list text:style-name="L21">
              <text:list-header>
                <text:p text:style-name="P2"><text:span text:style-name="T95">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762cm" svg:y="6.94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802cm" svg:height="1.017cm" svg:x="19.74cm" svg:y="6.941cm">
            <text:list text:style-name="L21">
              <text:list-header>
                <text:p text:style-name="P2"><text:span text:style-name="T94">M</text:span></text:p>
              </text:list-header>
            </text:list>
            <draw:enhanced-geometry svg:viewBox="0 0 21600 21600" draw:type="rectangle" draw:enhanced-path="M 0 0 L 21600 0 21600 21600 0 21600 0 0 Z N"/>
          </draw:custom-shape>
          <draw:custom-shape draw:style-name="gr3" draw:text-style-name="P12" draw:layer="layout" svg:width="0.286cm" svg:height="0.677cm" svg:x="20.539cm" svg:y="7.347cm">
            <text:list text:style-name="L21">
              <text:list-header>
                <text:p text:style-name="P2"><text:span text:style-name="T95">2</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817cm" svg:y="6.94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802cm" svg:height="1.017cm" svg:x="21.879cm" svg:y="6.941cm">
            <text:list text:style-name="L21">
              <text:list-header>
                <text:p text:style-name="P2"><text:span text:style-name="T94">M</text:span></text:p>
              </text:list-header>
            </text:list>
            <draw:enhanced-geometry svg:viewBox="0 0 21600 21600" draw:type="rectangle" draw:enhanced-path="M 0 0 L 21600 0 21600 21600 0 21600 0 0 Z N"/>
          </draw:custom-shape>
          <draw:custom-shape draw:style-name="gr3" draw:text-style-name="P12" draw:layer="layout" svg:width="0.286cm" svg:height="0.677cm" svg:x="22.677cm" svg:y="7.347cm">
            <text:list text:style-name="L21">
              <text:list-header>
                <text:p text:style-name="P2"><text:span text:style-name="T95">3</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956cm" svg:y="6.94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0.053cm" svg:x="13.489cm" svg:y="6.857cm">
            <text:p/>
            <draw:enhanced-geometry svg:viewBox="0 0 21600 21600" draw:type="rectangle" draw:enhanced-path="M 0 0 L 21600 0 21600 21600 0 21600 0 0 Z N"/>
          </draw:custom-shape>
          <draw:line draw:style-name="gr29" draw:text-style-name="P13" draw:layer="layout" svg:x1="13.489cm" svg:y1="6.857cm" svg:x2="13.538cm" svg:y2="6.862cm">
            <text:p/>
          </draw:line>
          <draw:line draw:style-name="gr29" draw:text-style-name="P13" draw:layer="layout" svg:x1="13.489cm" svg:y1="6.857cm" svg:x2="13.494cm" svg:y2="6.91cm">
            <text:p/>
          </draw:line>
          <draw:custom-shape draw:style-name="gr21" draw:text-style-name="P27" draw:layer="layout" svg:width="0.049cm" svg:height="0.053cm" svg:x="13.489cm" svg:y="6.857cm">
            <text:p/>
            <draw:enhanced-geometry svg:viewBox="0 0 21600 21600" draw:type="rectangle" draw:enhanced-path="M 0 0 L 21600 0 21600 21600 0 21600 0 0 Z N"/>
          </draw:custom-shape>
          <draw:line draw:style-name="gr29" draw:text-style-name="P13" draw:layer="layout" svg:x1="13.489cm" svg:y1="6.857cm" svg:x2="13.538cm" svg:y2="6.862cm">
            <text:p/>
          </draw:line>
          <draw:line draw:style-name="gr29" draw:text-style-name="P13" draw:layer="layout" svg:x1="13.489cm" svg:y1="6.857cm" svg:x2="13.494cm" svg:y2="6.91cm">
            <text:p/>
          </draw:line>
          <draw:custom-shape draw:style-name="gr21" draw:text-style-name="P27" draw:layer="layout" svg:width="1.733cm" svg:height="0.053cm" svg:x="13.538cm" svg:y="6.857cm">
            <text:p/>
            <draw:enhanced-geometry svg:viewBox="0 0 21600 21600" draw:type="rectangle" draw:enhanced-path="M 0 0 L 21600 0 21600 21600 0 21600 0 0 Z N"/>
          </draw:custom-shape>
          <draw:line draw:style-name="gr29" draw:text-style-name="P13" draw:layer="layout" svg:x1="13.538cm" svg:y1="6.857cm" svg:x2="15.271cm" svg:y2="6.862cm">
            <text:p/>
          </draw:line>
          <draw:custom-shape draw:style-name="gr21" draw:text-style-name="P27" draw:layer="layout" svg:width="0.053cm" svg:height="0.053cm" svg:x="15.271cm" svg:y="6.857cm">
            <text:p/>
            <draw:enhanced-geometry svg:viewBox="0 0 21600 21600" draw:type="rectangle" draw:enhanced-path="M 0 0 L 21600 0 21600 21600 0 21600 0 0 Z N"/>
          </draw:custom-shape>
          <draw:line draw:style-name="gr29" draw:text-style-name="P13" draw:layer="layout" svg:x1="15.271cm" svg:y1="6.857cm" svg:x2="15.324cm" svg:y2="6.862cm">
            <text:p/>
          </draw:line>
          <draw:line draw:style-name="gr29" draw:text-style-name="P13" draw:layer="layout" svg:x1="15.271cm" svg:y1="6.857cm" svg:x2="15.275cm" svg:y2="6.91cm">
            <text:p/>
          </draw:line>
          <draw:custom-shape draw:style-name="gr21" draw:text-style-name="P27" draw:layer="layout" svg:width="1.852cm" svg:height="0.053cm" svg:x="15.324cm" svg:y="6.857cm">
            <text:p/>
            <draw:enhanced-geometry svg:viewBox="0 0 21600 21600" draw:type="rectangle" draw:enhanced-path="M 0 0 L 21600 0 21600 21600 0 21600 0 0 Z N"/>
          </draw:custom-shape>
          <draw:line draw:style-name="gr29" draw:text-style-name="P13" draw:layer="layout" svg:x1="15.324cm" svg:y1="6.857cm" svg:x2="17.176cm" svg:y2="6.862cm">
            <text:p/>
          </draw:line>
          <draw:custom-shape draw:style-name="gr21" draw:text-style-name="P27" draw:layer="layout" svg:width="0.048cm" svg:height="0.053cm" svg:x="17.176cm" svg:y="6.857cm">
            <text:p/>
            <draw:enhanced-geometry svg:viewBox="0 0 21600 21600" draw:type="rectangle" draw:enhanced-path="M 0 0 L 21600 0 21600 21600 0 21600 0 0 Z N"/>
          </draw:custom-shape>
          <draw:line draw:style-name="gr29" draw:text-style-name="P13" draw:layer="layout" svg:x1="17.176cm" svg:y1="6.857cm" svg:x2="17.224cm" svg:y2="6.862cm">
            <text:p/>
          </draw:line>
          <draw:line draw:style-name="gr29" draw:text-style-name="P13" draw:layer="layout" svg:x1="17.176cm" svg:y1="6.857cm" svg:x2="17.18cm" svg:y2="6.91cm">
            <text:p/>
          </draw:line>
          <draw:custom-shape draw:style-name="gr21" draw:text-style-name="P27" draw:layer="layout" svg:width="2.011cm" svg:height="0.053cm" svg:x="17.224cm" svg:y="6.857cm">
            <text:p/>
            <draw:enhanced-geometry svg:viewBox="0 0 21600 21600" draw:type="rectangle" draw:enhanced-path="M 0 0 L 21600 0 21600 21600 0 21600 0 0 Z N"/>
          </draw:custom-shape>
          <draw:line draw:style-name="gr29" draw:text-style-name="P13" draw:layer="layout" svg:x1="17.224cm" svg:y1="6.857cm" svg:x2="19.235cm" svg:y2="6.862cm">
            <text:p/>
          </draw:line>
          <draw:custom-shape draw:style-name="gr21" draw:text-style-name="P27" draw:layer="layout" svg:width="0.053cm" svg:height="0.053cm" svg:x="19.235cm" svg:y="6.857cm">
            <text:p/>
            <draw:enhanced-geometry svg:viewBox="0 0 21600 21600" draw:type="rectangle" draw:enhanced-path="M 0 0 L 21600 0 21600 21600 0 21600 0 0 Z N"/>
          </draw:custom-shape>
          <draw:line draw:style-name="gr29" draw:text-style-name="P13" draw:layer="layout" svg:x1="19.235cm" svg:y1="6.857cm" svg:x2="19.288cm" svg:y2="6.862cm">
            <text:p/>
          </draw:line>
          <draw:line draw:style-name="gr29" draw:text-style-name="P13" draw:layer="layout" svg:x1="19.235cm" svg:y1="6.857cm" svg:x2="19.24cm" svg:y2="6.91cm">
            <text:p/>
          </draw:line>
          <draw:custom-shape draw:style-name="gr21" draw:text-style-name="P27" draw:layer="layout" svg:width="2.011cm" svg:height="0.053cm" svg:x="19.288cm" svg:y="6.857cm">
            <text:p/>
            <draw:enhanced-geometry svg:viewBox="0 0 21600 21600" draw:type="rectangle" draw:enhanced-path="M 0 0 L 21600 0 21600 21600 0 21600 0 0 Z N"/>
          </draw:custom-shape>
          <draw:line draw:style-name="gr29" draw:text-style-name="P13" draw:layer="layout" svg:x1="19.288cm" svg:y1="6.857cm" svg:x2="21.299cm" svg:y2="6.862cm">
            <text:p/>
          </draw:line>
          <draw:custom-shape draw:style-name="gr21" draw:text-style-name="P27" draw:layer="layout" svg:width="0.053cm" svg:height="0.053cm" svg:x="21.299cm" svg:y="6.857cm">
            <text:p/>
            <draw:enhanced-geometry svg:viewBox="0 0 21600 21600" draw:type="rectangle" draw:enhanced-path="M 0 0 L 21600 0 21600 21600 0 21600 0 0 Z N"/>
          </draw:custom-shape>
          <draw:line draw:style-name="gr29" draw:text-style-name="P13" draw:layer="layout" svg:x1="21.299cm" svg:y1="6.857cm" svg:x2="21.352cm" svg:y2="6.862cm">
            <text:p/>
          </draw:line>
          <draw:line draw:style-name="gr29" draw:text-style-name="P13" draw:layer="layout" svg:x1="21.299cm" svg:y1="6.857cm" svg:x2="21.303cm" svg:y2="6.91cm">
            <text:p/>
          </draw:line>
          <draw:custom-shape draw:style-name="gr21" draw:text-style-name="P27" draw:layer="layout" svg:width="2.156cm" svg:height="0.053cm" svg:x="21.352cm" svg:y="6.857cm">
            <text:p/>
            <draw:enhanced-geometry svg:viewBox="0 0 21600 21600" draw:type="rectangle" draw:enhanced-path="M 0 0 L 21600 0 21600 21600 0 21600 0 0 Z N"/>
          </draw:custom-shape>
          <draw:line draw:style-name="gr29" draw:text-style-name="P13" draw:layer="layout" svg:x1="21.352cm" svg:y1="6.857cm" svg:x2="23.508cm" svg:y2="6.862cm">
            <text:p/>
          </draw:line>
          <draw:custom-shape draw:style-name="gr21" draw:text-style-name="P27" draw:layer="layout" svg:width="0.049cm" svg:height="0.053cm" svg:x="23.508cm" svg:y="6.857cm">
            <text:p/>
            <draw:enhanced-geometry svg:viewBox="0 0 21600 21600" draw:type="rectangle" draw:enhanced-path="M 0 0 L 21600 0 21600 21600 0 21600 0 0 Z N"/>
          </draw:custom-shape>
          <draw:line draw:style-name="gr29" draw:text-style-name="P13" draw:layer="layout" svg:x1="23.508cm" svg:y1="6.857cm" svg:x2="23.557cm" svg:y2="6.862cm">
            <text:p/>
          </draw:line>
          <draw:line draw:style-name="gr29" draw:text-style-name="P13" draw:layer="layout" svg:x1="23.508cm" svg:y1="6.857cm" svg:x2="23.513cm" svg:y2="6.91cm">
            <text:p/>
          </draw:line>
          <draw:custom-shape draw:style-name="gr21" draw:text-style-name="P27" draw:layer="layout" svg:width="0.049cm" svg:height="0.053cm" svg:x="23.508cm" svg:y="6.857cm">
            <text:p/>
            <draw:enhanced-geometry svg:viewBox="0 0 21600 21600" draw:type="rectangle" draw:enhanced-path="M 0 0 L 21600 0 21600 21600 0 21600 0 0 Z N"/>
          </draw:custom-shape>
          <draw:line draw:style-name="gr29" draw:text-style-name="P13" draw:layer="layout" svg:x1="23.508cm" svg:y1="6.857cm" svg:x2="23.557cm" svg:y2="6.862cm">
            <text:p/>
          </draw:line>
          <draw:line draw:style-name="gr29" draw:text-style-name="P13" draw:layer="layout" svg:x1="23.508cm" svg:y1="6.857cm" svg:x2="23.513cm" svg:y2="6.91cm">
            <text:p/>
          </draw:line>
          <draw:custom-shape draw:style-name="gr21" draw:text-style-name="P27" draw:layer="layout" svg:width="0.049cm" svg:height="1.208cm" svg:x="13.489cm" svg:y="6.91cm">
            <text:p/>
            <draw:enhanced-geometry svg:viewBox="0 0 21600 21600" draw:type="rectangle" draw:enhanced-path="M 0 0 L 21600 0 21600 21600 0 21600 0 0 Z N"/>
          </draw:custom-shape>
          <draw:line draw:style-name="gr29" draw:text-style-name="P13" draw:layer="layout" svg:x1="13.489cm" svg:y1="6.91cm" svg:x2="13.494cm" svg:y2="8.118cm">
            <text:p/>
          </draw:line>
          <draw:line draw:style-name="gr29" draw:text-style-name="P13" draw:layer="layout" svg:x1="15.271cm" svg:y1="6.91cm" svg:x2="15.275cm" svg:y2="8.118cm">
            <text:p/>
          </draw:line>
          <draw:line draw:style-name="gr29" draw:text-style-name="P13" draw:layer="layout" svg:x1="17.176cm" svg:y1="6.91cm" svg:x2="17.18cm" svg:y2="8.118cm">
            <text:p/>
          </draw:line>
          <draw:custom-shape draw:style-name="gr21" draw:text-style-name="P27" draw:layer="layout" svg:width="0.027cm" svg:height="1.208cm" svg:x="19.235cm" svg:y="6.91cm">
            <text:p/>
            <draw:enhanced-geometry svg:viewBox="0 0 21600 21600" draw:type="rectangle" draw:enhanced-path="M 0 0 L 21600 0 21600 21600 0 21600 0 0 Z N"/>
          </draw:custom-shape>
          <draw:line draw:style-name="gr29" draw:text-style-name="P13" draw:layer="layout" svg:x1="19.235cm" svg:y1="6.91cm" svg:x2="19.24cm" svg:y2="8.118cm">
            <text:p/>
          </draw:line>
          <draw:custom-shape draw:style-name="gr21" draw:text-style-name="P27" draw:layer="layout" svg:width="0.026cm" svg:height="1.208cm" svg:x="21.299cm" svg:y="6.91cm">
            <text:p/>
            <draw:enhanced-geometry svg:viewBox="0 0 21600 21600" draw:type="rectangle" draw:enhanced-path="M 0 0 L 21600 0 21600 21600 0 21600 0 0 Z N"/>
          </draw:custom-shape>
          <draw:line draw:style-name="gr29" draw:text-style-name="P13" draw:layer="layout" svg:x1="21.299cm" svg:y1="6.91cm" svg:x2="21.303cm" svg:y2="8.118cm">
            <text:p/>
          </draw:line>
          <draw:custom-shape draw:style-name="gr21" draw:text-style-name="P27" draw:layer="layout" svg:width="0.049cm" svg:height="1.208cm" svg:x="23.508cm" svg:y="6.91cm">
            <text:p/>
            <draw:enhanced-geometry svg:viewBox="0 0 21600 21600" draw:type="rectangle" draw:enhanced-path="M 0 0 L 21600 0 21600 21600 0 21600 0 0 Z N"/>
          </draw:custom-shape>
          <draw:line draw:style-name="gr29" draw:text-style-name="P13" draw:layer="layout" svg:x1="23.508cm" svg:y1="6.91cm" svg:x2="23.513cm" svg:y2="8.118cm">
            <text:p/>
          </draw:line>
          <draw:custom-shape draw:style-name="gr3" draw:text-style-name="P12" draw:layer="layout" svg:width="1.06cm" svg:height="1.017cm" svg:x="13.877cm" svg:y="8.18cm">
            <text:list text:style-name="L21">
              <text:list-header>
                <text:p text:style-name="P2"><text:span text:style-name="T94">0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93cm" svg:y="8.18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6.033cm" svg:y="8.18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6.456cm" svg:y="8.18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8.009cm" svg:y="8.18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432cm" svg:y="8.18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20.064cm" svg:y="8.18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487cm" svg:y="8.18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22.211cm" svg:y="8.18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634cm" svg:y="8.18cm">
            <text:list text:style-name="L21">
              <text:list-header>
                <text:p text:style-name="P2"><text:span text:style-name="T94"><text:s/></text:span></text:p>
              </text:list-header>
            </text:list>
            <draw:enhanced-geometry svg:viewBox="0 0 21600 21600" draw:type="rectangle" draw:enhanced-path="M 0 0 L 21600 0 21600 21600 0 21600 0 0 Z N"/>
          </draw:custom-shape>
          <draw:line draw:style-name="gr29" draw:text-style-name="P13" draw:layer="layout" svg:x1="13.489cm" svg:y1="8.118cm" svg:x2="13.538cm" svg:y2="8.123cm">
            <text:p/>
          </draw:line>
          <draw:line draw:style-name="gr29" draw:text-style-name="P13" draw:layer="layout" svg:x1="13.538cm" svg:y1="8.118cm" svg:x2="15.271cm" svg:y2="8.123cm">
            <text:p/>
          </draw:line>
          <draw:line draw:style-name="gr29" draw:text-style-name="P13" draw:layer="layout" svg:x1="15.271cm" svg:y1="8.118cm" svg:x2="15.297cm" svg:y2="8.123cm">
            <text:p/>
          </draw:line>
          <draw:line draw:style-name="gr29" draw:text-style-name="P13" draw:layer="layout" svg:x1="15.271cm" svg:y1="8.118cm" svg:x2="15.275cm" svg:y2="8.145cm">
            <text:p/>
          </draw:line>
          <draw:line draw:style-name="gr29" draw:text-style-name="P13" draw:layer="layout" svg:x1="15.297cm" svg:y1="8.118cm" svg:x2="17.176cm" svg:y2="8.123cm">
            <text:p/>
          </draw:line>
          <draw:line draw:style-name="gr29" draw:text-style-name="P13" draw:layer="layout" svg:x1="17.176cm" svg:y1="8.118cm" svg:x2="17.198cm" svg:y2="8.123cm">
            <text:p/>
          </draw:line>
          <draw:line draw:style-name="gr29" draw:text-style-name="P13" draw:layer="layout" svg:x1="17.176cm" svg:y1="8.118cm" svg:x2="17.18cm" svg:y2="8.145cm">
            <text:p/>
          </draw:line>
          <draw:line draw:style-name="gr29" draw:text-style-name="P13" draw:layer="layout" svg:x1="17.198cm" svg:y1="8.118cm" svg:x2="19.235cm" svg:y2="8.123cm">
            <text:p/>
          </draw:line>
          <draw:line draw:style-name="gr29" draw:text-style-name="P13" draw:layer="layout" svg:x1="19.235cm" svg:y1="8.118cm" svg:x2="19.262cm" svg:y2="8.123cm">
            <text:p/>
          </draw:line>
          <draw:line draw:style-name="gr29" draw:text-style-name="P13" draw:layer="layout" svg:x1="19.235cm" svg:y1="8.118cm" svg:x2="19.24cm" svg:y2="8.145cm">
            <text:p/>
          </draw:line>
          <draw:line draw:style-name="gr29" draw:text-style-name="P13" draw:layer="layout" svg:x1="19.262cm" svg:y1="8.118cm" svg:x2="21.299cm" svg:y2="8.123cm">
            <text:p/>
          </draw:line>
          <draw:line draw:style-name="gr29" draw:text-style-name="P13" draw:layer="layout" svg:x1="21.299cm" svg:y1="8.118cm" svg:x2="21.325cm" svg:y2="8.123cm">
            <text:p/>
          </draw:line>
          <draw:line draw:style-name="gr29" draw:text-style-name="P13" draw:layer="layout" svg:x1="21.299cm" svg:y1="8.118cm" svg:x2="21.303cm" svg:y2="8.145cm">
            <text:p/>
          </draw:line>
          <draw:line draw:style-name="gr29" draw:text-style-name="P13" draw:layer="layout" svg:x1="21.325cm" svg:y1="8.118cm" svg:x2="23.508cm" svg:y2="8.123cm">
            <text:p/>
          </draw:line>
          <draw:line draw:style-name="gr29" draw:text-style-name="P13" draw:layer="layout" svg:x1="23.508cm" svg:y1="8.118cm" svg:x2="23.557cm" svg:y2="8.123cm">
            <text:p/>
          </draw:line>
          <draw:custom-shape draw:style-name="gr21" draw:text-style-name="P27" draw:layer="layout" svg:width="0.049cm" svg:height="1.208cm" svg:x="13.489cm" svg:y="8.145cm">
            <text:p/>
            <draw:enhanced-geometry svg:viewBox="0 0 21600 21600" draw:type="rectangle" draw:enhanced-path="M 0 0 L 21600 0 21600 21600 0 21600 0 0 Z N"/>
          </draw:custom-shape>
          <draw:line draw:style-name="gr29" draw:text-style-name="P13" draw:layer="layout" svg:x1="13.489cm" svg:y1="8.145cm" svg:x2="13.494cm" svg:y2="9.353cm">
            <text:p/>
          </draw:line>
          <draw:line draw:style-name="gr29" draw:text-style-name="P13" draw:layer="layout" svg:x1="15.271cm" svg:y1="8.145cm" svg:x2="15.275cm" svg:y2="9.353cm">
            <text:p/>
          </draw:line>
          <draw:line draw:style-name="gr29" draw:text-style-name="P13" draw:layer="layout" svg:x1="17.176cm" svg:y1="8.145cm" svg:x2="17.18cm" svg:y2="9.353cm">
            <text:p/>
          </draw:line>
          <draw:custom-shape draw:style-name="gr21" draw:text-style-name="P27" draw:layer="layout" svg:width="0.027cm" svg:height="1.208cm" svg:x="19.235cm" svg:y="8.145cm">
            <text:p/>
            <draw:enhanced-geometry svg:viewBox="0 0 21600 21600" draw:type="rectangle" draw:enhanced-path="M 0 0 L 21600 0 21600 21600 0 21600 0 0 Z N"/>
          </draw:custom-shape>
          <draw:line draw:style-name="gr29" draw:text-style-name="P13" draw:layer="layout" svg:x1="19.235cm" svg:y1="8.145cm" svg:x2="19.24cm" svg:y2="9.353cm">
            <text:p/>
          </draw:line>
          <draw:custom-shape draw:style-name="gr21" draw:text-style-name="P27" draw:layer="layout" svg:width="0.026cm" svg:height="1.208cm" svg:x="21.299cm" svg:y="8.145cm">
            <text:p/>
            <draw:enhanced-geometry svg:viewBox="0 0 21600 21600" draw:type="rectangle" draw:enhanced-path="M 0 0 L 21600 0 21600 21600 0 21600 0 0 Z N"/>
          </draw:custom-shape>
          <draw:line draw:style-name="gr29" draw:text-style-name="P13" draw:layer="layout" svg:x1="21.299cm" svg:y1="8.145cm" svg:x2="21.303cm" svg:y2="9.353cm">
            <text:p/>
          </draw:line>
          <draw:custom-shape draw:style-name="gr21" draw:text-style-name="P27" draw:layer="layout" svg:width="0.049cm" svg:height="1.208cm" svg:x="23.508cm" svg:y="8.145cm">
            <text:p/>
            <draw:enhanced-geometry svg:viewBox="0 0 21600 21600" draw:type="rectangle" draw:enhanced-path="M 0 0 L 21600 0 21600 21600 0 21600 0 0 Z N"/>
          </draw:custom-shape>
          <draw:line draw:style-name="gr29" draw:text-style-name="P13" draw:layer="layout" svg:x1="23.508cm" svg:y1="8.145cm" svg:x2="23.513cm" svg:y2="9.353cm">
            <text:p/>
          </draw:line>
          <draw:custom-shape draw:style-name="gr3" draw:text-style-name="P12" draw:layer="layout" svg:width="1.06cm" svg:height="1.017cm" svg:x="13.877cm" svg:y="9.415cm">
            <text:list text:style-name="L21">
              <text:list-header>
                <text:p text:style-name="P2"><text:span text:style-name="T94">0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93cm" svg:y="9.41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6.033cm" svg:y="9.415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6.456cm" svg:y="9.41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8.009cm" svg:y="9.415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432cm" svg:y="9.41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20.064cm" svg:y="9.415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487cm" svg:y="9.41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22.211cm" svg:y="9.415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634cm" svg:y="9.41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0.026cm" svg:x="13.489cm" svg:y="9.353cm">
            <text:p/>
            <draw:enhanced-geometry svg:viewBox="0 0 21600 21600" draw:type="rectangle" draw:enhanced-path="M 0 0 L 21600 0 21600 21600 0 21600 0 0 Z N"/>
          </draw:custom-shape>
          <draw:line draw:style-name="gr29" draw:text-style-name="P13" draw:layer="layout" svg:x1="13.489cm" svg:y1="9.353cm" svg:x2="13.538cm" svg:y2="9.357cm">
            <text:p/>
          </draw:line>
          <draw:custom-shape draw:style-name="gr21" draw:text-style-name="P27" draw:layer="layout" svg:width="1.733cm" svg:height="0.026cm" svg:x="13.538cm" svg:y="9.353cm">
            <text:p/>
            <draw:enhanced-geometry svg:viewBox="0 0 21600 21600" draw:type="rectangle" draw:enhanced-path="M 0 0 L 21600 0 21600 21600 0 21600 0 0 Z N"/>
          </draw:custom-shape>
          <draw:line draw:style-name="gr29" draw:text-style-name="P13" draw:layer="layout" svg:x1="13.538cm" svg:y1="9.353cm" svg:x2="15.271cm" svg:y2="9.357cm">
            <text:p/>
          </draw:line>
          <draw:line draw:style-name="gr29" draw:text-style-name="P13" draw:layer="layout" svg:x1="15.271cm" svg:y1="9.353cm" svg:x2="15.297cm" svg:y2="9.357cm">
            <text:p/>
          </draw:line>
          <draw:line draw:style-name="gr29" draw:text-style-name="P13" draw:layer="layout" svg:x1="15.271cm" svg:y1="9.353cm" svg:x2="15.275cm" svg:y2="9.379cm">
            <text:p/>
          </draw:line>
          <draw:custom-shape draw:style-name="gr21" draw:text-style-name="P27" draw:layer="layout" svg:width="1.879cm" svg:height="0.026cm" svg:x="15.297cm" svg:y="9.353cm">
            <text:p/>
            <draw:enhanced-geometry svg:viewBox="0 0 21600 21600" draw:type="rectangle" draw:enhanced-path="M 0 0 L 21600 0 21600 21600 0 21600 0 0 Z N"/>
          </draw:custom-shape>
          <draw:line draw:style-name="gr29" draw:text-style-name="P13" draw:layer="layout" svg:x1="15.297cm" svg:y1="9.353cm" svg:x2="17.176cm" svg:y2="9.357cm">
            <text:p/>
          </draw:line>
          <draw:line draw:style-name="gr29" draw:text-style-name="P13" draw:layer="layout" svg:x1="17.176cm" svg:y1="9.353cm" svg:x2="17.198cm" svg:y2="9.357cm">
            <text:p/>
          </draw:line>
          <draw:line draw:style-name="gr29" draw:text-style-name="P13" draw:layer="layout" svg:x1="17.176cm" svg:y1="9.353cm" svg:x2="17.18cm" svg:y2="9.379cm">
            <text:p/>
          </draw:line>
          <draw:custom-shape draw:style-name="gr21" draw:text-style-name="P27" draw:layer="layout" svg:width="2.037cm" svg:height="0.026cm" svg:x="17.198cm" svg:y="9.353cm">
            <text:p/>
            <draw:enhanced-geometry svg:viewBox="0 0 21600 21600" draw:type="rectangle" draw:enhanced-path="M 0 0 L 21600 0 21600 21600 0 21600 0 0 Z N"/>
          </draw:custom-shape>
          <draw:line draw:style-name="gr29" draw:text-style-name="P13" draw:layer="layout" svg:x1="17.198cm" svg:y1="9.353cm" svg:x2="19.235cm" svg:y2="9.357cm">
            <text:p/>
          </draw:line>
          <draw:custom-shape draw:style-name="gr21" draw:text-style-name="P27" draw:layer="layout" svg:width="0.027cm" svg:height="0.026cm" svg:x="19.235cm" svg:y="9.353cm">
            <text:p/>
            <draw:enhanced-geometry svg:viewBox="0 0 21600 21600" draw:type="rectangle" draw:enhanced-path="M 0 0 L 21600 0 21600 21600 0 21600 0 0 Z N"/>
          </draw:custom-shape>
          <draw:line draw:style-name="gr29" draw:text-style-name="P13" draw:layer="layout" svg:x1="19.235cm" svg:y1="9.353cm" svg:x2="19.262cm" svg:y2="9.357cm">
            <text:p/>
          </draw:line>
          <draw:line draw:style-name="gr29" draw:text-style-name="P13" draw:layer="layout" svg:x1="19.235cm" svg:y1="9.353cm" svg:x2="19.24cm" svg:y2="9.379cm">
            <text:p/>
          </draw:line>
          <draw:custom-shape draw:style-name="gr21" draw:text-style-name="P27" draw:layer="layout" svg:width="2.037cm" svg:height="0.026cm" svg:x="19.262cm" svg:y="9.353cm">
            <text:p/>
            <draw:enhanced-geometry svg:viewBox="0 0 21600 21600" draw:type="rectangle" draw:enhanced-path="M 0 0 L 21600 0 21600 21600 0 21600 0 0 Z N"/>
          </draw:custom-shape>
          <draw:line draw:style-name="gr29" draw:text-style-name="P13" draw:layer="layout" svg:x1="19.262cm" svg:y1="9.353cm" svg:x2="21.299cm" svg:y2="9.357cm">
            <text:p/>
          </draw:line>
          <draw:custom-shape draw:style-name="gr21" draw:text-style-name="P27" draw:layer="layout" svg:width="0.026cm" svg:height="0.026cm" svg:x="21.299cm" svg:y="9.353cm">
            <text:p/>
            <draw:enhanced-geometry svg:viewBox="0 0 21600 21600" draw:type="rectangle" draw:enhanced-path="M 0 0 L 21600 0 21600 21600 0 21600 0 0 Z N"/>
          </draw:custom-shape>
          <draw:line draw:style-name="gr29" draw:text-style-name="P13" draw:layer="layout" svg:x1="21.299cm" svg:y1="9.353cm" svg:x2="21.325cm" svg:y2="9.357cm">
            <text:p/>
          </draw:line>
          <draw:line draw:style-name="gr29" draw:text-style-name="P13" draw:layer="layout" svg:x1="21.299cm" svg:y1="9.353cm" svg:x2="21.303cm" svg:y2="9.379cm">
            <text:p/>
          </draw:line>
          <draw:custom-shape draw:style-name="gr21" draw:text-style-name="P27" draw:layer="layout" svg:width="2.183cm" svg:height="0.026cm" svg:x="21.325cm" svg:y="9.353cm">
            <text:p/>
            <draw:enhanced-geometry svg:viewBox="0 0 21600 21600" draw:type="rectangle" draw:enhanced-path="M 0 0 L 21600 0 21600 21600 0 21600 0 0 Z N"/>
          </draw:custom-shape>
          <draw:line draw:style-name="gr29" draw:text-style-name="P13" draw:layer="layout" svg:x1="21.325cm" svg:y1="9.353cm" svg:x2="23.508cm" svg:y2="9.357cm">
            <text:p/>
          </draw:line>
          <draw:custom-shape draw:style-name="gr21" draw:text-style-name="P27" draw:layer="layout" svg:width="0.049cm" svg:height="0.026cm" svg:x="23.508cm" svg:y="9.353cm">
            <text:p/>
            <draw:enhanced-geometry svg:viewBox="0 0 21600 21600" draw:type="rectangle" draw:enhanced-path="M 0 0 L 21600 0 21600 21600 0 21600 0 0 Z N"/>
          </draw:custom-shape>
          <draw:line draw:style-name="gr29" draw:text-style-name="P13" draw:layer="layout" svg:x1="23.508cm" svg:y1="9.353cm" svg:x2="23.557cm" svg:y2="9.357cm">
            <text:p/>
          </draw:line>
          <draw:custom-shape draw:style-name="gr21" draw:text-style-name="P27" draw:layer="layout" svg:width="0.049cm" svg:height="1.213cm" svg:x="13.489cm" svg:y="9.379cm">
            <text:p/>
            <draw:enhanced-geometry svg:viewBox="0 0 21600 21600" draw:type="rectangle" draw:enhanced-path="M 0 0 L 21600 0 21600 21600 0 21600 0 0 Z N"/>
          </draw:custom-shape>
          <draw:line draw:style-name="gr29" draw:text-style-name="P13" draw:layer="layout" svg:x1="13.489cm" svg:y1="9.379cm" svg:x2="13.494cm" svg:y2="10.592cm">
            <text:p/>
          </draw:line>
          <draw:line draw:style-name="gr29" draw:text-style-name="P13" draw:layer="layout" svg:x1="15.271cm" svg:y1="9.379cm" svg:x2="15.275cm" svg:y2="10.592cm">
            <text:p/>
          </draw:line>
          <draw:line draw:style-name="gr29" draw:text-style-name="P13" draw:layer="layout" svg:x1="17.176cm" svg:y1="9.379cm" svg:x2="17.18cm" svg:y2="10.592cm">
            <text:p/>
          </draw:line>
          <draw:custom-shape draw:style-name="gr21" draw:text-style-name="P27" draw:layer="layout" svg:width="0.027cm" svg:height="1.213cm" svg:x="19.235cm" svg:y="9.379cm">
            <text:p/>
            <draw:enhanced-geometry svg:viewBox="0 0 21600 21600" draw:type="rectangle" draw:enhanced-path="M 0 0 L 21600 0 21600 21600 0 21600 0 0 Z N"/>
          </draw:custom-shape>
          <draw:line draw:style-name="gr29" draw:text-style-name="P13" draw:layer="layout" svg:x1="19.235cm" svg:y1="9.379cm" svg:x2="19.24cm" svg:y2="10.592cm">
            <text:p/>
          </draw:line>
          <draw:custom-shape draw:style-name="gr21" draw:text-style-name="P27" draw:layer="layout" svg:width="0.026cm" svg:height="1.213cm" svg:x="21.299cm" svg:y="9.379cm">
            <text:p/>
            <draw:enhanced-geometry svg:viewBox="0 0 21600 21600" draw:type="rectangle" draw:enhanced-path="M 0 0 L 21600 0 21600 21600 0 21600 0 0 Z N"/>
          </draw:custom-shape>
          <draw:line draw:style-name="gr29" draw:text-style-name="P13" draw:layer="layout" svg:x1="21.299cm" svg:y1="9.379cm" svg:x2="21.303cm" svg:y2="10.592cm">
            <text:p/>
          </draw:line>
          <draw:custom-shape draw:style-name="gr21" draw:text-style-name="P27" draw:layer="layout" svg:width="0.049cm" svg:height="1.213cm" svg:x="23.508cm" svg:y="9.379cm">
            <text:p/>
            <draw:enhanced-geometry svg:viewBox="0 0 21600 21600" draw:type="rectangle" draw:enhanced-path="M 0 0 L 21600 0 21600 21600 0 21600 0 0 Z N"/>
          </draw:custom-shape>
          <draw:line draw:style-name="gr29" draw:text-style-name="P13" draw:layer="layout" svg:x1="23.508cm" svg:y1="9.379cm" svg:x2="23.513cm" svg:y2="10.592cm">
            <text:p/>
          </draw:line>
          <draw:custom-shape draw:style-name="gr3" draw:text-style-name="P12" draw:layer="layout" svg:width="1.06cm" svg:height="1.017cm" svg:x="13.877cm" svg:y="10.649cm">
            <text:list text:style-name="L21">
              <text:list-header>
                <text:p text:style-name="P2"><text:span text:style-name="T94">1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93cm" svg:y="10.64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6.033cm" svg:y="10.649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6.456cm" svg:y="10.64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8.009cm" svg:y="10.649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432cm" svg:y="10.64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20.064cm" svg:y="10.649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487cm" svg:y="10.64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22.211cm" svg:y="10.649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634cm" svg:y="10.64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0.022cm" svg:x="13.489cm" svg:y="10.592cm">
            <text:p/>
            <draw:enhanced-geometry svg:viewBox="0 0 21600 21600" draw:type="rectangle" draw:enhanced-path="M 0 0 L 21600 0 21600 21600 0 21600 0 0 Z N"/>
          </draw:custom-shape>
          <draw:line draw:style-name="gr29" draw:text-style-name="P13" draw:layer="layout" svg:x1="13.489cm" svg:y1="10.592cm" svg:x2="13.538cm" svg:y2="10.597cm">
            <text:p/>
          </draw:line>
          <draw:custom-shape draw:style-name="gr21" draw:text-style-name="P27" draw:layer="layout" svg:width="1.733cm" svg:height="0.022cm" svg:x="13.538cm" svg:y="10.592cm">
            <text:p/>
            <draw:enhanced-geometry svg:viewBox="0 0 21600 21600" draw:type="rectangle" draw:enhanced-path="M 0 0 L 21600 0 21600 21600 0 21600 0 0 Z N"/>
          </draw:custom-shape>
          <draw:line draw:style-name="gr29" draw:text-style-name="P13" draw:layer="layout" svg:x1="13.538cm" svg:y1="10.592cm" svg:x2="15.271cm" svg:y2="10.597cm">
            <text:p/>
          </draw:line>
          <draw:line draw:style-name="gr29" draw:text-style-name="P13" draw:layer="layout" svg:x1="15.271cm" svg:y1="10.592cm" svg:x2="15.297cm" svg:y2="10.597cm">
            <text:p/>
          </draw:line>
          <draw:line draw:style-name="gr29" draw:text-style-name="P13" draw:layer="layout" svg:x1="15.271cm" svg:y1="10.592cm" svg:x2="15.275cm" svg:y2="10.614cm">
            <text:p/>
          </draw:line>
          <draw:custom-shape draw:style-name="gr21" draw:text-style-name="P27" draw:layer="layout" svg:width="1.879cm" svg:height="0.022cm" svg:x="15.297cm" svg:y="10.592cm">
            <text:p/>
            <draw:enhanced-geometry svg:viewBox="0 0 21600 21600" draw:type="rectangle" draw:enhanced-path="M 0 0 L 21600 0 21600 21600 0 21600 0 0 Z N"/>
          </draw:custom-shape>
          <draw:line draw:style-name="gr29" draw:text-style-name="P13" draw:layer="layout" svg:x1="15.297cm" svg:y1="10.592cm" svg:x2="17.176cm" svg:y2="10.597cm">
            <text:p/>
          </draw:line>
          <draw:line draw:style-name="gr29" draw:text-style-name="P13" draw:layer="layout" svg:x1="17.176cm" svg:y1="10.592cm" svg:x2="17.198cm" svg:y2="10.597cm">
            <text:p/>
          </draw:line>
          <draw:line draw:style-name="gr29" draw:text-style-name="P13" draw:layer="layout" svg:x1="17.176cm" svg:y1="10.592cm" svg:x2="17.18cm" svg:y2="10.614cm">
            <text:p/>
          </draw:line>
          <draw:custom-shape draw:style-name="gr21" draw:text-style-name="P27" draw:layer="layout" svg:width="2.037cm" svg:height="0.022cm" svg:x="17.198cm" svg:y="10.592cm">
            <text:p/>
            <draw:enhanced-geometry svg:viewBox="0 0 21600 21600" draw:type="rectangle" draw:enhanced-path="M 0 0 L 21600 0 21600 21600 0 21600 0 0 Z N"/>
          </draw:custom-shape>
          <draw:line draw:style-name="gr29" draw:text-style-name="P13" draw:layer="layout" svg:x1="17.198cm" svg:y1="10.592cm" svg:x2="19.235cm" svg:y2="10.597cm">
            <text:p/>
          </draw:line>
          <draw:custom-shape draw:style-name="gr21" draw:text-style-name="P27" draw:layer="layout" svg:width="0.027cm" svg:height="0.022cm" svg:x="19.235cm" svg:y="10.592cm">
            <text:p/>
            <draw:enhanced-geometry svg:viewBox="0 0 21600 21600" draw:type="rectangle" draw:enhanced-path="M 0 0 L 21600 0 21600 21600 0 21600 0 0 Z N"/>
          </draw:custom-shape>
          <draw:line draw:style-name="gr29" draw:text-style-name="P13" draw:layer="layout" svg:x1="19.235cm" svg:y1="10.592cm" svg:x2="19.262cm" svg:y2="10.597cm">
            <text:p/>
          </draw:line>
          <draw:line draw:style-name="gr29" draw:text-style-name="P13" draw:layer="layout" svg:x1="19.235cm" svg:y1="10.592cm" svg:x2="19.24cm" svg:y2="10.614cm">
            <text:p/>
          </draw:line>
          <draw:custom-shape draw:style-name="gr21" draw:text-style-name="P27" draw:layer="layout" svg:width="2.037cm" svg:height="0.022cm" svg:x="19.262cm" svg:y="10.592cm">
            <text:p/>
            <draw:enhanced-geometry svg:viewBox="0 0 21600 21600" draw:type="rectangle" draw:enhanced-path="M 0 0 L 21600 0 21600 21600 0 21600 0 0 Z N"/>
          </draw:custom-shape>
          <draw:line draw:style-name="gr29" draw:text-style-name="P13" draw:layer="layout" svg:x1="19.262cm" svg:y1="10.592cm" svg:x2="21.299cm" svg:y2="10.597cm">
            <text:p/>
          </draw:line>
          <draw:custom-shape draw:style-name="gr21" draw:text-style-name="P27" draw:layer="layout" svg:width="0.026cm" svg:height="0.022cm" svg:x="21.299cm" svg:y="10.592cm">
            <text:p/>
            <draw:enhanced-geometry svg:viewBox="0 0 21600 21600" draw:type="rectangle" draw:enhanced-path="M 0 0 L 21600 0 21600 21600 0 21600 0 0 Z N"/>
          </draw:custom-shape>
          <draw:line draw:style-name="gr29" draw:text-style-name="P13" draw:layer="layout" svg:x1="21.299cm" svg:y1="10.592cm" svg:x2="21.325cm" svg:y2="10.597cm">
            <text:p/>
          </draw:line>
          <draw:line draw:style-name="gr29" draw:text-style-name="P13" draw:layer="layout" svg:x1="21.299cm" svg:y1="10.592cm" svg:x2="21.303cm" svg:y2="10.614cm">
            <text:p/>
          </draw:line>
          <draw:custom-shape draw:style-name="gr21" draw:text-style-name="P27" draw:layer="layout" svg:width="2.183cm" svg:height="0.022cm" svg:x="21.325cm" svg:y="10.592cm">
            <text:p/>
            <draw:enhanced-geometry svg:viewBox="0 0 21600 21600" draw:type="rectangle" draw:enhanced-path="M 0 0 L 21600 0 21600 21600 0 21600 0 0 Z N"/>
          </draw:custom-shape>
          <draw:line draw:style-name="gr29" draw:text-style-name="P13" draw:layer="layout" svg:x1="21.325cm" svg:y1="10.592cm" svg:x2="23.508cm" svg:y2="10.597cm">
            <text:p/>
          </draw:line>
          <draw:custom-shape draw:style-name="gr21" draw:text-style-name="P27" draw:layer="layout" svg:width="0.049cm" svg:height="0.022cm" svg:x="23.508cm" svg:y="10.592cm">
            <text:p/>
            <draw:enhanced-geometry svg:viewBox="0 0 21600 21600" draw:type="rectangle" draw:enhanced-path="M 0 0 L 21600 0 21600 21600 0 21600 0 0 Z N"/>
          </draw:custom-shape>
          <draw:line draw:style-name="gr29" draw:text-style-name="P13" draw:layer="layout" svg:x1="23.508cm" svg:y1="10.592cm" svg:x2="23.557cm" svg:y2="10.597cm">
            <text:p/>
          </draw:line>
          <draw:custom-shape draw:style-name="gr21" draw:text-style-name="P27" draw:layer="layout" svg:width="0.049cm" svg:height="1.213cm" svg:x="13.489cm" svg:y="10.614cm">
            <text:p/>
            <draw:enhanced-geometry svg:viewBox="0 0 21600 21600" draw:type="rectangle" draw:enhanced-path="M 0 0 L 21600 0 21600 21600 0 21600 0 0 Z N"/>
          </draw:custom-shape>
          <draw:line draw:style-name="gr29" draw:text-style-name="P13" draw:layer="layout" svg:x1="13.489cm" svg:y1="10.614cm" svg:x2="13.494cm" svg:y2="11.827cm">
            <text:p/>
          </draw:line>
          <draw:line draw:style-name="gr29" draw:text-style-name="P13" draw:layer="layout" svg:x1="15.271cm" svg:y1="10.614cm" svg:x2="15.275cm" svg:y2="11.827cm">
            <text:p/>
          </draw:line>
          <draw:line draw:style-name="gr29" draw:text-style-name="P13" draw:layer="layout" svg:x1="17.176cm" svg:y1="10.614cm" svg:x2="17.18cm" svg:y2="11.827cm">
            <text:p/>
          </draw:line>
          <draw:custom-shape draw:style-name="gr21" draw:text-style-name="P27" draw:layer="layout" svg:width="0.027cm" svg:height="1.213cm" svg:x="19.235cm" svg:y="10.614cm">
            <text:p/>
            <draw:enhanced-geometry svg:viewBox="0 0 21600 21600" draw:type="rectangle" draw:enhanced-path="M 0 0 L 21600 0 21600 21600 0 21600 0 0 Z N"/>
          </draw:custom-shape>
          <draw:line draw:style-name="gr29" draw:text-style-name="P13" draw:layer="layout" svg:x1="19.235cm" svg:y1="10.614cm" svg:x2="19.24cm" svg:y2="11.827cm">
            <text:p/>
          </draw:line>
          <draw:custom-shape draw:style-name="gr21" draw:text-style-name="P27" draw:layer="layout" svg:width="0.026cm" svg:height="1.213cm" svg:x="21.299cm" svg:y="10.614cm">
            <text:p/>
            <draw:enhanced-geometry svg:viewBox="0 0 21600 21600" draw:type="rectangle" draw:enhanced-path="M 0 0 L 21600 0 21600 21600 0 21600 0 0 Z N"/>
          </draw:custom-shape>
          <draw:line draw:style-name="gr29" draw:text-style-name="P13" draw:layer="layout" svg:x1="21.299cm" svg:y1="10.614cm" svg:x2="21.303cm" svg:y2="11.827cm">
            <text:p/>
          </draw:line>
          <draw:custom-shape draw:style-name="gr21" draw:text-style-name="P27" draw:layer="layout" svg:width="0.049cm" svg:height="1.213cm" svg:x="23.508cm" svg:y="10.614cm">
            <text:p/>
            <draw:enhanced-geometry svg:viewBox="0 0 21600 21600" draw:type="rectangle" draw:enhanced-path="M 0 0 L 21600 0 21600 21600 0 21600 0 0 Z N"/>
          </draw:custom-shape>
          <draw:line draw:style-name="gr29" draw:text-style-name="P13" draw:layer="layout" svg:x1="23.508cm" svg:y1="10.614cm" svg:x2="23.513cm" svg:y2="11.827cm">
            <text:p/>
          </draw:line>
          <draw:custom-shape draw:style-name="gr3" draw:text-style-name="P12" draw:layer="layout" svg:width="1.06cm" svg:height="1.017cm" svg:x="13.877cm" svg:y="11.884cm">
            <text:list text:style-name="L21">
              <text:list-header>
                <text:p text:style-name="P2"><text:span text:style-name="T94">1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93cm" svg:y="11.884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6.033cm" svg:y="11.884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6.456cm" svg:y="11.884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8.009cm" svg:y="11.884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432cm" svg:y="11.884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20.064cm" svg:y="11.884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487cm" svg:y="11.884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22.211cm" svg:y="11.884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634cm" svg:y="11.884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0.026cm" svg:x="13.489cm" svg:y="11.827cm">
            <text:p/>
            <draw:enhanced-geometry svg:viewBox="0 0 21600 21600" draw:type="rectangle" draw:enhanced-path="M 0 0 L 21600 0 21600 21600 0 21600 0 0 Z N"/>
          </draw:custom-shape>
          <draw:line draw:style-name="gr29" draw:text-style-name="P13" draw:layer="layout" svg:x1="13.489cm" svg:y1="11.827cm" svg:x2="13.538cm" svg:y2="11.831cm">
            <text:p/>
          </draw:line>
          <draw:custom-shape draw:style-name="gr21" draw:text-style-name="P27" draw:layer="layout" svg:width="1.733cm" svg:height="0.026cm" svg:x="13.538cm" svg:y="11.827cm">
            <text:p/>
            <draw:enhanced-geometry svg:viewBox="0 0 21600 21600" draw:type="rectangle" draw:enhanced-path="M 0 0 L 21600 0 21600 21600 0 21600 0 0 Z N"/>
          </draw:custom-shape>
          <draw:line draw:style-name="gr29" draw:text-style-name="P13" draw:layer="layout" svg:x1="13.538cm" svg:y1="11.827cm" svg:x2="15.271cm" svg:y2="11.831cm">
            <text:p/>
          </draw:line>
          <draw:line draw:style-name="gr29" draw:text-style-name="P13" draw:layer="layout" svg:x1="15.271cm" svg:y1="11.827cm" svg:x2="15.297cm" svg:y2="11.831cm">
            <text:p/>
          </draw:line>
          <draw:line draw:style-name="gr29" draw:text-style-name="P13" draw:layer="layout" svg:x1="15.271cm" svg:y1="11.827cm" svg:x2="15.275cm" svg:y2="11.853cm">
            <text:p/>
          </draw:line>
          <draw:custom-shape draw:style-name="gr21" draw:text-style-name="P27" draw:layer="layout" svg:width="1.879cm" svg:height="0.026cm" svg:x="15.297cm" svg:y="11.827cm">
            <text:p/>
            <draw:enhanced-geometry svg:viewBox="0 0 21600 21600" draw:type="rectangle" draw:enhanced-path="M 0 0 L 21600 0 21600 21600 0 21600 0 0 Z N"/>
          </draw:custom-shape>
          <draw:line draw:style-name="gr29" draw:text-style-name="P13" draw:layer="layout" svg:x1="15.297cm" svg:y1="11.827cm" svg:x2="17.176cm" svg:y2="11.831cm">
            <text:p/>
          </draw:line>
          <draw:line draw:style-name="gr29" draw:text-style-name="P13" draw:layer="layout" svg:x1="17.176cm" svg:y1="11.827cm" svg:x2="17.198cm" svg:y2="11.831cm">
            <text:p/>
          </draw:line>
          <draw:line draw:style-name="gr29" draw:text-style-name="P13" draw:layer="layout" svg:x1="17.176cm" svg:y1="11.827cm" svg:x2="17.18cm" svg:y2="11.853cm">
            <text:p/>
          </draw:line>
          <draw:custom-shape draw:style-name="gr21" draw:text-style-name="P27" draw:layer="layout" svg:width="2.037cm" svg:height="0.026cm" svg:x="17.198cm" svg:y="11.827cm">
            <text:p/>
            <draw:enhanced-geometry svg:viewBox="0 0 21600 21600" draw:type="rectangle" draw:enhanced-path="M 0 0 L 21600 0 21600 21600 0 21600 0 0 Z N"/>
          </draw:custom-shape>
          <draw:line draw:style-name="gr29" draw:text-style-name="P13" draw:layer="layout" svg:x1="17.198cm" svg:y1="11.827cm" svg:x2="19.235cm" svg:y2="11.831cm">
            <text:p/>
          </draw:line>
          <draw:custom-shape draw:style-name="gr21" draw:text-style-name="P27" draw:layer="layout" svg:width="0.027cm" svg:height="0.026cm" svg:x="19.235cm" svg:y="11.827cm">
            <text:p/>
            <draw:enhanced-geometry svg:viewBox="0 0 21600 21600" draw:type="rectangle" draw:enhanced-path="M 0 0 L 21600 0 21600 21600 0 21600 0 0 Z N"/>
          </draw:custom-shape>
          <draw:line draw:style-name="gr29" draw:text-style-name="P13" draw:layer="layout" svg:x1="19.235cm" svg:y1="11.827cm" svg:x2="19.262cm" svg:y2="11.831cm">
            <text:p/>
          </draw:line>
          <draw:line draw:style-name="gr29" draw:text-style-name="P13" draw:layer="layout" svg:x1="19.235cm" svg:y1="11.827cm" svg:x2="19.24cm" svg:y2="11.853cm">
            <text:p/>
          </draw:line>
          <draw:custom-shape draw:style-name="gr21" draw:text-style-name="P27" draw:layer="layout" svg:width="2.037cm" svg:height="0.026cm" svg:x="19.262cm" svg:y="11.827cm">
            <text:p/>
            <draw:enhanced-geometry svg:viewBox="0 0 21600 21600" draw:type="rectangle" draw:enhanced-path="M 0 0 L 21600 0 21600 21600 0 21600 0 0 Z N"/>
          </draw:custom-shape>
          <draw:line draw:style-name="gr29" draw:text-style-name="P13" draw:layer="layout" svg:x1="19.262cm" svg:y1="11.827cm" svg:x2="21.299cm" svg:y2="11.831cm">
            <text:p/>
          </draw:line>
          <draw:custom-shape draw:style-name="gr21" draw:text-style-name="P27" draw:layer="layout" svg:width="0.026cm" svg:height="0.026cm" svg:x="21.299cm" svg:y="11.827cm">
            <text:p/>
            <draw:enhanced-geometry svg:viewBox="0 0 21600 21600" draw:type="rectangle" draw:enhanced-path="M 0 0 L 21600 0 21600 21600 0 21600 0 0 Z N"/>
          </draw:custom-shape>
          <draw:line draw:style-name="gr29" draw:text-style-name="P13" draw:layer="layout" svg:x1="21.299cm" svg:y1="11.827cm" svg:x2="21.325cm" svg:y2="11.831cm">
            <text:p/>
          </draw:line>
          <draw:line draw:style-name="gr29" draw:text-style-name="P13" draw:layer="layout" svg:x1="21.299cm" svg:y1="11.827cm" svg:x2="21.303cm" svg:y2="11.853cm">
            <text:p/>
          </draw:line>
          <draw:custom-shape draw:style-name="gr21" draw:text-style-name="P27" draw:layer="layout" svg:width="2.183cm" svg:height="0.026cm" svg:x="21.325cm" svg:y="11.827cm">
            <text:p/>
            <draw:enhanced-geometry svg:viewBox="0 0 21600 21600" draw:type="rectangle" draw:enhanced-path="M 0 0 L 21600 0 21600 21600 0 21600 0 0 Z N"/>
          </draw:custom-shape>
          <draw:line draw:style-name="gr29" draw:text-style-name="P13" draw:layer="layout" svg:x1="21.325cm" svg:y1="11.827cm" svg:x2="23.508cm" svg:y2="11.831cm">
            <text:p/>
          </draw:line>
          <draw:custom-shape draw:style-name="gr21" draw:text-style-name="P27" draw:layer="layout" svg:width="0.049cm" svg:height="0.026cm" svg:x="23.508cm" svg:y="11.827cm">
            <text:p/>
            <draw:enhanced-geometry svg:viewBox="0 0 21600 21600" draw:type="rectangle" draw:enhanced-path="M 0 0 L 21600 0 21600 21600 0 21600 0 0 Z N"/>
          </draw:custom-shape>
          <draw:line draw:style-name="gr29" draw:text-style-name="P13" draw:layer="layout" svg:x1="23.508cm" svg:y1="11.827cm" svg:x2="23.557cm" svg:y2="11.831cm">
            <text:p/>
          </draw:line>
          <draw:custom-shape draw:style-name="gr21" draw:text-style-name="P27" draw:layer="layout" svg:width="0.049cm" svg:height="1.209cm" svg:x="13.489cm" svg:y="11.853cm">
            <text:p/>
            <draw:enhanced-geometry svg:viewBox="0 0 21600 21600" draw:type="rectangle" draw:enhanced-path="M 0 0 L 21600 0 21600 21600 0 21600 0 0 Z N"/>
          </draw:custom-shape>
          <draw:line draw:style-name="gr29" draw:text-style-name="P13" draw:layer="layout" svg:x1="13.489cm" svg:y1="11.853cm" svg:x2="13.494cm" svg:y2="13.062cm">
            <text:p/>
          </draw:line>
          <draw:custom-shape draw:style-name="gr21" draw:text-style-name="P27" draw:layer="layout" svg:width="0.049cm" svg:height="0.053cm" svg:x="13.489cm" svg:y="13.062cm">
            <text:p/>
            <draw:enhanced-geometry svg:viewBox="0 0 21600 21600" draw:type="rectangle" draw:enhanced-path="M 0 0 L 21600 0 21600 21600 0 21600 0 0 Z N"/>
          </draw:custom-shape>
          <draw:line draw:style-name="gr29" draw:text-style-name="P13" draw:layer="layout" svg:x1="13.489cm" svg:y1="13.062cm" svg:x2="13.538cm" svg:y2="13.066cm">
            <text:p/>
          </draw:line>
          <draw:line draw:style-name="gr29" draw:text-style-name="P13" draw:layer="layout" svg:x1="13.489cm" svg:y1="13.062cm" svg:x2="13.494cm" svg:y2="13.115cm">
            <text:p/>
          </draw:line>
          <draw:custom-shape draw:style-name="gr21" draw:text-style-name="P27" draw:layer="layout" svg:width="0.049cm" svg:height="0.053cm" svg:x="13.489cm" svg:y="13.062cm">
            <text:p/>
            <draw:enhanced-geometry svg:viewBox="0 0 21600 21600" draw:type="rectangle" draw:enhanced-path="M 0 0 L 21600 0 21600 21600 0 21600 0 0 Z N"/>
          </draw:custom-shape>
          <draw:line draw:style-name="gr29" draw:text-style-name="P13" draw:layer="layout" svg:x1="13.489cm" svg:y1="13.062cm" svg:x2="13.538cm" svg:y2="13.066cm">
            <text:p/>
          </draw:line>
          <draw:line draw:style-name="gr29" draw:text-style-name="P13" draw:layer="layout" svg:x1="13.489cm" svg:y1="13.062cm" svg:x2="13.494cm" svg:y2="13.115cm">
            <text:p/>
          </draw:line>
          <draw:custom-shape draw:style-name="gr21" draw:text-style-name="P27" draw:layer="layout" svg:width="1.733cm" svg:height="0.053cm" svg:x="13.538cm" svg:y="13.062cm">
            <text:p/>
            <draw:enhanced-geometry svg:viewBox="0 0 21600 21600" draw:type="rectangle" draw:enhanced-path="M 0 0 L 21600 0 21600 21600 0 21600 0 0 Z N"/>
          </draw:custom-shape>
          <draw:line draw:style-name="gr29" draw:text-style-name="P13" draw:layer="layout" svg:x1="13.538cm" svg:y1="13.062cm" svg:x2="15.271cm" svg:y2="13.066cm">
            <text:p/>
          </draw:line>
          <draw:line draw:style-name="gr29" draw:text-style-name="P13" draw:layer="layout" svg:x1="15.271cm" svg:y1="11.853cm" svg:x2="15.275cm" svg:y2="13.062cm">
            <text:p/>
          </draw:line>
          <draw:custom-shape draw:style-name="gr21" draw:text-style-name="P27" draw:layer="layout" svg:width="0.053cm" svg:height="0.053cm" svg:x="15.271cm" svg:y="13.062cm">
            <text:p/>
            <draw:enhanced-geometry svg:viewBox="0 0 21600 21600" draw:type="rectangle" draw:enhanced-path="M 0 0 L 21600 0 21600 21600 0 21600 0 0 Z N"/>
          </draw:custom-shape>
          <draw:line draw:style-name="gr29" draw:text-style-name="P13" draw:layer="layout" svg:x1="15.271cm" svg:y1="13.062cm" svg:x2="15.324cm" svg:y2="13.066cm">
            <text:p/>
          </draw:line>
          <draw:line draw:style-name="gr29" draw:text-style-name="P13" draw:layer="layout" svg:x1="15.271cm" svg:y1="13.062cm" svg:x2="15.275cm" svg:y2="13.115cm">
            <text:p/>
          </draw:line>
          <draw:custom-shape draw:style-name="gr21" draw:text-style-name="P27" draw:layer="layout" svg:width="1.852cm" svg:height="0.053cm" svg:x="15.324cm" svg:y="13.062cm">
            <text:p/>
            <draw:enhanced-geometry svg:viewBox="0 0 21600 21600" draw:type="rectangle" draw:enhanced-path="M 0 0 L 21600 0 21600 21600 0 21600 0 0 Z N"/>
          </draw:custom-shape>
          <draw:line draw:style-name="gr29" draw:text-style-name="P13" draw:layer="layout" svg:x1="15.324cm" svg:y1="13.062cm" svg:x2="17.176cm" svg:y2="13.066cm">
            <text:p/>
          </draw:line>
          <draw:line draw:style-name="gr29" draw:text-style-name="P13" draw:layer="layout" svg:x1="17.176cm" svg:y1="11.853cm" svg:x2="17.18cm" svg:y2="13.062cm">
            <text:p/>
          </draw:line>
          <draw:custom-shape draw:style-name="gr21" draw:text-style-name="P27" draw:layer="layout" svg:width="0.048cm" svg:height="0.053cm" svg:x="17.176cm" svg:y="13.062cm">
            <text:p/>
            <draw:enhanced-geometry svg:viewBox="0 0 21600 21600" draw:type="rectangle" draw:enhanced-path="M 0 0 L 21600 0 21600 21600 0 21600 0 0 Z N"/>
          </draw:custom-shape>
          <draw:line draw:style-name="gr29" draw:text-style-name="P13" draw:layer="layout" svg:x1="17.176cm" svg:y1="13.062cm" svg:x2="17.224cm" svg:y2="13.066cm">
            <text:p/>
          </draw:line>
          <draw:line draw:style-name="gr29" draw:text-style-name="P13" draw:layer="layout" svg:x1="17.176cm" svg:y1="13.062cm" svg:x2="17.18cm" svg:y2="13.115cm">
            <text:p/>
          </draw:line>
          <draw:custom-shape draw:style-name="gr21" draw:text-style-name="P27" draw:layer="layout" svg:width="2.011cm" svg:height="0.053cm" svg:x="17.224cm" svg:y="13.062cm">
            <text:p/>
            <draw:enhanced-geometry svg:viewBox="0 0 21600 21600" draw:type="rectangle" draw:enhanced-path="M 0 0 L 21600 0 21600 21600 0 21600 0 0 Z N"/>
          </draw:custom-shape>
          <draw:line draw:style-name="gr29" draw:text-style-name="P13" draw:layer="layout" svg:x1="17.224cm" svg:y1="13.062cm" svg:x2="19.235cm" svg:y2="13.066cm">
            <text:p/>
          </draw:line>
          <draw:custom-shape draw:style-name="gr21" draw:text-style-name="P27" draw:layer="layout" svg:width="0.027cm" svg:height="1.209cm" svg:x="19.235cm" svg:y="11.853cm">
            <text:p/>
            <draw:enhanced-geometry svg:viewBox="0 0 21600 21600" draw:type="rectangle" draw:enhanced-path="M 0 0 L 21600 0 21600 21600 0 21600 0 0 Z N"/>
          </draw:custom-shape>
          <draw:line draw:style-name="gr29" draw:text-style-name="P13" draw:layer="layout" svg:x1="19.235cm" svg:y1="11.853cm" svg:x2="19.24cm" svg:y2="13.062cm">
            <text:p/>
          </draw:line>
          <draw:custom-shape draw:style-name="gr21" draw:text-style-name="P27" draw:layer="layout" svg:width="0.053cm" svg:height="0.053cm" svg:x="19.235cm" svg:y="13.062cm">
            <text:p/>
            <draw:enhanced-geometry svg:viewBox="0 0 21600 21600" draw:type="rectangle" draw:enhanced-path="M 0 0 L 21600 0 21600 21600 0 21600 0 0 Z N"/>
          </draw:custom-shape>
          <draw:line draw:style-name="gr29" draw:text-style-name="P13" draw:layer="layout" svg:x1="19.235cm" svg:y1="13.062cm" svg:x2="19.288cm" svg:y2="13.066cm">
            <text:p/>
          </draw:line>
          <draw:line draw:style-name="gr29" draw:text-style-name="P13" draw:layer="layout" svg:x1="19.235cm" svg:y1="13.062cm" svg:x2="19.24cm" svg:y2="13.115cm">
            <text:p/>
          </draw:line>
          <draw:custom-shape draw:style-name="gr21" draw:text-style-name="P27" draw:layer="layout" svg:width="2.011cm" svg:height="0.053cm" svg:x="19.288cm" svg:y="13.062cm">
            <text:p/>
            <draw:enhanced-geometry svg:viewBox="0 0 21600 21600" draw:type="rectangle" draw:enhanced-path="M 0 0 L 21600 0 21600 21600 0 21600 0 0 Z N"/>
          </draw:custom-shape>
          <draw:line draw:style-name="gr29" draw:text-style-name="P13" draw:layer="layout" svg:x1="19.288cm" svg:y1="13.062cm" svg:x2="21.299cm" svg:y2="13.066cm">
            <text:p/>
          </draw:line>
          <draw:custom-shape draw:style-name="gr21" draw:text-style-name="P27" draw:layer="layout" svg:width="0.026cm" svg:height="1.209cm" svg:x="21.299cm" svg:y="11.853cm">
            <text:p/>
            <draw:enhanced-geometry svg:viewBox="0 0 21600 21600" draw:type="rectangle" draw:enhanced-path="M 0 0 L 21600 0 21600 21600 0 21600 0 0 Z N"/>
          </draw:custom-shape>
          <draw:line draw:style-name="gr29" draw:text-style-name="P13" draw:layer="layout" svg:x1="21.299cm" svg:y1="11.853cm" svg:x2="21.303cm" svg:y2="13.062cm">
            <text:p/>
          </draw:line>
          <draw:custom-shape draw:style-name="gr21" draw:text-style-name="P27" draw:layer="layout" svg:width="0.053cm" svg:height="0.053cm" svg:x="21.299cm" svg:y="13.062cm">
            <text:p/>
            <draw:enhanced-geometry svg:viewBox="0 0 21600 21600" draw:type="rectangle" draw:enhanced-path="M 0 0 L 21600 0 21600 21600 0 21600 0 0 Z N"/>
          </draw:custom-shape>
          <draw:line draw:style-name="gr29" draw:text-style-name="P13" draw:layer="layout" svg:x1="21.299cm" svg:y1="13.062cm" svg:x2="21.352cm" svg:y2="13.066cm">
            <text:p/>
          </draw:line>
          <draw:line draw:style-name="gr29" draw:text-style-name="P13" draw:layer="layout" svg:x1="21.299cm" svg:y1="13.062cm" svg:x2="21.303cm" svg:y2="13.115cm">
            <text:p/>
          </draw:line>
          <draw:custom-shape draw:style-name="gr21" draw:text-style-name="P27" draw:layer="layout" svg:width="2.156cm" svg:height="0.053cm" svg:x="21.352cm" svg:y="13.062cm">
            <text:p/>
            <draw:enhanced-geometry svg:viewBox="0 0 21600 21600" draw:type="rectangle" draw:enhanced-path="M 0 0 L 21600 0 21600 21600 0 21600 0 0 Z N"/>
          </draw:custom-shape>
          <draw:line draw:style-name="gr29" draw:text-style-name="P13" draw:layer="layout" svg:x1="21.352cm" svg:y1="13.062cm" svg:x2="23.508cm" svg:y2="13.066cm">
            <text:p/>
          </draw:line>
          <draw:custom-shape draw:style-name="gr21" draw:text-style-name="P27" draw:layer="layout" svg:width="0.049cm" svg:height="1.209cm" svg:x="23.508cm" svg:y="11.853cm">
            <text:p/>
            <draw:enhanced-geometry svg:viewBox="0 0 21600 21600" draw:type="rectangle" draw:enhanced-path="M 0 0 L 21600 0 21600 21600 0 21600 0 0 Z N"/>
          </draw:custom-shape>
          <draw:line draw:style-name="gr29" draw:text-style-name="P13" draw:layer="layout" svg:x1="23.508cm" svg:y1="11.853cm" svg:x2="23.513cm" svg:y2="13.062cm">
            <text:p/>
          </draw:line>
          <draw:custom-shape draw:style-name="gr21" draw:text-style-name="P27" draw:layer="layout" svg:width="0.049cm" svg:height="0.053cm" svg:x="23.508cm" svg:y="13.062cm">
            <text:p/>
            <draw:enhanced-geometry svg:viewBox="0 0 21600 21600" draw:type="rectangle" draw:enhanced-path="M 0 0 L 21600 0 21600 21600 0 21600 0 0 Z N"/>
          </draw:custom-shape>
          <draw:line draw:style-name="gr29" draw:text-style-name="P13" draw:layer="layout" svg:x1="23.508cm" svg:y1="13.062cm" svg:x2="23.557cm" svg:y2="13.066cm">
            <text:p/>
          </draw:line>
          <draw:line draw:style-name="gr29" draw:text-style-name="P13" draw:layer="layout" svg:x1="23.508cm" svg:y1="13.062cm" svg:x2="23.513cm" svg:y2="13.115cm">
            <text:p/>
          </draw:line>
          <draw:custom-shape draw:style-name="gr21" draw:text-style-name="P27" draw:layer="layout" svg:width="0.049cm" svg:height="0.053cm" svg:x="23.508cm" svg:y="13.062cm">
            <text:p/>
            <draw:enhanced-geometry svg:viewBox="0 0 21600 21600" draw:type="rectangle" draw:enhanced-path="M 0 0 L 21600 0 21600 21600 0 21600 0 0 Z N"/>
          </draw:custom-shape>
          <draw:line draw:style-name="gr29" draw:text-style-name="P13" draw:layer="layout" svg:x1="23.508cm" svg:y1="13.062cm" svg:x2="23.557cm" svg:y2="13.066cm">
            <text:p/>
          </draw:line>
          <draw:line draw:style-name="gr29" draw:text-style-name="P13" draw:layer="layout" svg:x1="23.508cm" svg:y1="13.062cm" svg:x2="23.513cm" svg:y2="13.115cm">
            <text:p/>
          </draw:line>
        </draw:g>
        <draw:custom-shape draw:style-name="gr3" draw:text-style-name="P12" draw:layer="layout" svg:width="0.091cm" svg:height="0.424cm" svg:x="12.752cm" svg:y="13.132cm">
          <text:list text:style-name="L21">
            <text:list-header>
              <text:p text:style-name="P2"><text:span text:style-name="T97"><text:s/></text:span></text:p>
            </text:list-header>
          </text:list>
          <draw:enhanced-geometry svg:viewBox="0 0 21600 21600" draw:type="rectangle" draw:enhanced-path="M 0 0 L 21600 0 21600 21600 0 21600 0 0 Z N"/>
        </draw:custom-shape>
        <presentation:notes draw:style-name="dp2">
          <draw:page-thumbnail draw:style-name="gr1" draw:layer="layout" svg:width="13.335cm" svg:height="10.001cm" svg:x="3.488cm" svg:y="2.002cm" draw:page-number="39" presentation:class="page"/>
          <draw:frame presentation:style-name="pr25" draw:text-style-name="P56" draw:layer="layout" svg:width="14.904cm" svg:height="12.031cm" svg:x="2.708cm" svg:y="12.664cm" presentation:class="notes" presentation:placeholder="true">
            <draw:text-box/>
          </draw:frame>
        </presentation:notes>
      </draw:page>
      <draw:page draw:name="Observations"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1">Observations</text:span></text:p>
              </text:list-header>
            </text:list>
          </draw:text-box>
        </draw:frame>
        <draw:frame presentation:style-name="pr32" draw:text-style-name="P3" draw:layer="layout" svg:width="21.59cm" svg:height="16.113cm" svg:x="1.954cm" svg:y="3.329cm" presentation:class="outline" presentation:user-transformed="true">
          <draw:text-box>
            <text:list text:style-name="L2">
              <text:list-item>
                <text:p text:style-name="P4"><text:span text:style-name="T32">In the function tables:</text:span></text:p>
              </text:list-item>
            </text:list>
            <text:list text:style-name="L3">
              <text:list-item>
                <text:list>
                  <text:list-item>
                    <text:p text:style-name="P5"><text:span text:style-name="T42">Each </text:span><text:span text:style-name="T98">min</text:span><text:span text:style-name="T42">term has one and only one 1 present in the 2</text:span><text:span text:style-name="T99">n</text:span><text:span text:style-name="T42"> <text:s/>terms (a </text:span><text:span text:style-name="T98">minimum</text:span><text:span text:style-name="T42"> of 1s). <text:s/>All other entries are 0.</text:span></text:p>
                  </text:list-item>
                  <text:list-item>
                    <text:p text:style-name="P5"><text:span text:style-name="T42">Each </text:span><text:span text:style-name="T98">max</text:span><text:span text:style-name="T42">term has one and only one 0 present in the 2</text:span><text:span text:style-name="T99">n</text:span><text:span text:style-name="T42"> terms All other entries are 1 (a </text:span><text:span text:style-name="T98">max</text:span><text:span text:style-name="T42">imum of 1s). </text:span></text:p>
                  </text:list-item>
                </text:list>
              </text:list-item>
            </text:list>
            <text:list text:style-name="L2">
              <text:list-item>
                <text:p text:style-name="P4"><text:span text:style-name="T32">We can implement any function by "ORing" the minterms corresponding to "1" entries in the function table. These are called the minterms of the function.</text:span></text:p>
              </text:list-item>
              <text:list-item>
                <text:p text:style-name="P4"><text:span text:style-name="T32">We can implement any function by "ANDing" the maxterms corresponding to "0" entries in the function table. These are called the maxterms of the function.</text:span></text:p>
              </text:list-item>
              <text:list-item>
                <text:p text:style-name="P4"><text:span text:style-name="T32">This gives us two </text:span><text:span text:style-name="T80">canonical forms</text:span><text:span text:style-name="T32">:</text:span></text:p>
              </text:list-item>
            </text:list>
            <text:list text:style-name="L3">
              <text:list-item>
                <text:list>
                  <text:list-item>
                    <text:p text:style-name="P5"><text:span text:style-name="T98">Sum of Minterms (SOM)</text:span></text:p>
                  </text:list-item>
                  <text:list-item>
                    <text:p text:style-name="P5"><text:span text:style-name="T98">Product of Maxterms (POM)</text:span></text:p>
                  </text:list-item>
                </text:list>
              </text:list-item>
            </text:list>
            <text:list text:style-name="L16">
              <text:list-header>
                <text:p text:style-name="P39"><text:span text:style-name="T32"><text:s text:c="4"/></text:span><text:span text:style-name="T6"><text:s/></text:span><text:span text:style-name="T32">for stating any Boolean function.</text:span></text:p>
              </text:list-header>
            </text:list>
            <text:list text:style-name="L2">
              <text:list-header>
                <text:p text:style-name="P4"><text:span text:style-name="T32"/></text:p>
              </text:list-header>
            </text:list>
          </draw:text-box>
        </draw:frame>
        <presentation:notes draw:style-name="dp2">
          <draw:page-thumbnail draw:style-name="gr1" draw:layer="layout" svg:width="13.335cm" svg:height="10.001cm" svg:x="3.488cm" svg:y="2.002cm" draw:page-number="40" presentation:class="page"/>
          <draw:frame presentation:style-name="pr25" draw:text-style-name="P56" draw:layer="layout" svg:width="14.904cm" svg:height="12.031cm" svg:x="2.708cm" svg:y="12.664cm" presentation:class="notes" presentation:placeholder="true">
            <draw:text-box/>
          </draw:frame>
        </presentation:notes>
      </draw:page>
      <draw:page draw:name="Minterm Function Example" draw:style-name="dp1" draw:master-page-name="Default" presentation:presentation-page-layout-name="AL2T1">
        <draw:g xml:id="id37" draw:id="id37">
          <draw:custom-shape draw:style-name="gr3" draw:text-style-name="P12" draw:layer="layout" svg:width="1.649cm" svg:height="1.017cm" svg:x="8.351cm" svg:y="6.77cm">
            <text:list text:style-name="L21">
              <text:list-header>
                <text:p text:style-name="P2"><text:span text:style-name="T94">x y z</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11cm" svg:y="6.7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979cm" svg:height="1.017cm" svg:x="10.81cm" svg:y="6.77cm">
            <text:list text:style-name="L21">
              <text:list-header>
                <text:p text:style-name="P2"><text:span text:style-name="T94">index</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3.028cm" svg:y="6.7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955cm" svg:height="1.157cm" svg:x="13.525cm" svg:y="6.77cm">
            <text:list text:style-name="L21">
              <text:list-header>
                <text:p text:style-name="P2"><text:span text:style-name="T94">m</text:span><text:span text:style-name="T100">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767cm" svg:y="6.7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5.263cm" svg:y="6.77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5.807cm" svg:y="6.7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955cm" svg:height="1.157cm" svg:x="16.273cm" svg:y="6.77cm">
            <text:list text:style-name="L21">
              <text:list-header>
                <text:p text:style-name="P2"><text:span text:style-name="T94">m</text:span><text:span text:style-name="T100">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7.507cm" svg:y="6.7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7.983cm" svg:y="6.77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528cm" svg:y="6.7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955cm" svg:height="1.157cm" svg:x="19.011cm" svg:y="6.77cm">
            <text:list text:style-name="L21">
              <text:list-header>
                <text:p text:style-name="P2"><text:span text:style-name="T94">m</text:span><text:span text:style-name="T100">7</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246cm" svg:y="6.7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459cm" svg:height="1.157cm" svg:x="20.723cm" svg:y="6.77cm">
            <text:list text:style-name="L21">
              <text:list-header>
                <text:p text:style-name="P2"><text:span text:style-name="T94">= F</text:span><text:span text:style-name="T100">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537cm" svg:y="6.7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1.288cm" svg:x="10.584cm" svg:y="6.729cm">
            <text:p/>
            <draw:enhanced-geometry svg:viewBox="0 0 21600 21600" draw:type="rectangle" draw:enhanced-path="M 0 0 L 21600 0 21600 21600 0 21600 0 0 Z N"/>
          </draw:custom-shape>
          <draw:line draw:style-name="gr29" draw:text-style-name="P13" draw:layer="layout" svg:x1="10.584cm" svg:y1="6.729cm" svg:x2="10.588cm" svg:y2="8.017cm">
            <text:p/>
          </draw:line>
          <draw:custom-shape draw:style-name="gr21" draw:text-style-name="P27" draw:layer="layout" svg:width="0.054cm" svg:height="1.288cm" svg:x="13.212cm" svg:y="6.729cm">
            <text:p/>
            <draw:enhanced-geometry svg:viewBox="0 0 21600 21600" draw:type="rectangle" draw:enhanced-path="M 0 0 L 21600 0 21600 21600 0 21600 0 0 Z N"/>
          </draw:custom-shape>
          <draw:line draw:style-name="gr29" draw:text-style-name="P13" draw:layer="layout" svg:x1="13.212cm" svg:y1="6.729cm" svg:x2="13.217cm" svg:y2="8.017cm">
            <text:p/>
          </draw:line>
          <draw:custom-shape draw:style-name="gr3" draw:text-style-name="P12" draw:layer="layout" svg:width="1.695cm" svg:height="1.017cm" svg:x="8.332cm" svg:y="8.111cm">
            <text:list text:style-name="L21">
              <text:list-header>
                <text:p text:style-name="P2"><text:span text:style-name="T94">0 0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29cm" svg:y="8.11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677cm" svg:y="8.111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2.151cm" svg:y="8.11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3.898cm" svg:y="8.111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373cm" svg:y="8.11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5.263cm" svg:y="8.111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5.807cm" svg:y="8.11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6.642cm" svg:y="8.111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7.116cm" svg:y="8.11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7.983cm" svg:y="8.111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528cm" svg:y="8.11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9.38cm" svg:y="8.111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9.856cm" svg:y="8.11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0.992cm" svg:y="8.111cm">
            <text:list text:style-name="L21">
              <text:list-header>
                <text:p text:style-name="P2"><text:span text:style-name="T94">=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248cm" svg:y="8.11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2.633cm" svg:height="0.052cm" svg:x="7.951cm" svg:y="8.017cm">
            <text:p/>
            <draw:enhanced-geometry svg:viewBox="0 0 21600 21600" draw:type="rectangle" draw:enhanced-path="M 0 0 L 21600 0 21600 21600 0 21600 0 0 Z N"/>
          </draw:custom-shape>
          <draw:line draw:style-name="gr29" draw:text-style-name="P13" draw:layer="layout" svg:x1="7.951cm" svg:y1="8.017cm" svg:x2="10.584cm" svg:y2="8.021cm">
            <text:p/>
          </draw:line>
          <draw:custom-shape draw:style-name="gr21" draw:text-style-name="P27" draw:layer="layout" svg:width="0.049cm" svg:height="0.052cm" svg:x="10.584cm" svg:y="8.017cm">
            <text:p/>
            <draw:enhanced-geometry svg:viewBox="0 0 21600 21600" draw:type="rectangle" draw:enhanced-path="M 0 0 L 21600 0 21600 21600 0 21600 0 0 Z N"/>
          </draw:custom-shape>
          <draw:line draw:style-name="gr29" draw:text-style-name="P13" draw:layer="layout" svg:x1="10.584cm" svg:y1="8.017cm" svg:x2="10.633cm" svg:y2="8.021cm">
            <text:p/>
          </draw:line>
          <draw:line draw:style-name="gr29" draw:text-style-name="P13" draw:layer="layout" svg:x1="10.584cm" svg:y1="8.017cm" svg:x2="10.588cm" svg:y2="8.069cm">
            <text:p/>
          </draw:line>
          <draw:custom-shape draw:style-name="gr21" draw:text-style-name="P27" draw:layer="layout" svg:width="2.578cm" svg:height="0.052cm" svg:x="10.634cm" svg:y="8.017cm">
            <text:p/>
            <draw:enhanced-geometry svg:viewBox="0 0 21600 21600" draw:type="rectangle" draw:enhanced-path="M 0 0 L 21600 0 21600 21600 0 21600 0 0 Z N"/>
          </draw:custom-shape>
          <draw:line draw:style-name="gr29" draw:text-style-name="P13" draw:layer="layout" svg:x1="10.634cm" svg:y1="8.017cm" svg:x2="13.212cm" svg:y2="8.021cm">
            <text:p/>
          </draw:line>
          <draw:custom-shape draw:style-name="gr21" draw:text-style-name="P27" draw:layer="layout" svg:width="0.054cm" svg:height="0.052cm" svg:x="13.212cm" svg:y="8.017cm">
            <text:p/>
            <draw:enhanced-geometry svg:viewBox="0 0 21600 21600" draw:type="rectangle" draw:enhanced-path="M 0 0 L 21600 0 21600 21600 0 21600 0 0 Z N"/>
          </draw:custom-shape>
          <draw:line draw:style-name="gr29" draw:text-style-name="P13" draw:layer="layout" svg:x1="13.212cm" svg:y1="8.017cm" svg:x2="13.266cm" svg:y2="8.021cm">
            <text:p/>
          </draw:line>
          <draw:line draw:style-name="gr29" draw:text-style-name="P13" draw:layer="layout" svg:x1="13.212cm" svg:y1="8.017cm" svg:x2="13.217cm" svg:y2="8.069cm">
            <text:p/>
          </draw:line>
          <draw:custom-shape draw:style-name="gr21" draw:text-style-name="P27" draw:layer="layout" svg:width="1.76cm" svg:height="0.052cm" svg:x="13.267cm" svg:y="8.017cm">
            <text:p/>
            <draw:enhanced-geometry svg:viewBox="0 0 21600 21600" draw:type="rectangle" draw:enhanced-path="M 0 0 L 21600 0 21600 21600 0 21600 0 0 Z N"/>
          </draw:custom-shape>
          <draw:line draw:style-name="gr29" draw:text-style-name="P13" draw:layer="layout" svg:x1="13.267cm" svg:y1="8.017cm" svg:x2="15.027cm" svg:y2="8.021cm">
            <text:p/>
          </draw:line>
          <draw:custom-shape draw:style-name="gr21" draw:text-style-name="P27" draw:layer="layout" svg:width="0.054cm" svg:height="0.052cm" svg:x="15.027cm" svg:y="8.017cm">
            <text:p/>
            <draw:enhanced-geometry svg:viewBox="0 0 21600 21600" draw:type="rectangle" draw:enhanced-path="M 0 0 L 21600 0 21600 21600 0 21600 0 0 Z N"/>
          </draw:custom-shape>
          <draw:line draw:style-name="gr29" draw:text-style-name="P13" draw:layer="layout" svg:x1="15.027cm" svg:y1="8.017cm" svg:x2="15.081cm" svg:y2="8.021cm">
            <text:p/>
          </draw:line>
          <draw:line draw:style-name="gr29" draw:text-style-name="P13" draw:layer="layout" svg:x1="15.027cm" svg:y1="8.017cm" svg:x2="15.031cm" svg:y2="8.069cm">
            <text:p/>
          </draw:line>
          <draw:custom-shape draw:style-name="gr21" draw:text-style-name="P27" draw:layer="layout" svg:width="0.927cm" svg:height="0.052cm" svg:x="15.082cm" svg:y="8.017cm">
            <text:p/>
            <draw:enhanced-geometry svg:viewBox="0 0 21600 21600" draw:type="rectangle" draw:enhanced-path="M 0 0 L 21600 0 21600 21600 0 21600 0 0 Z N"/>
          </draw:custom-shape>
          <draw:line draw:style-name="gr29" draw:text-style-name="P13" draw:layer="layout" svg:x1="15.082cm" svg:y1="8.017cm" svg:x2="16.009cm" svg:y2="8.021cm">
            <text:p/>
          </draw:line>
          <draw:custom-shape draw:style-name="gr21" draw:text-style-name="P27" draw:layer="layout" svg:width="0.054cm" svg:height="0.052cm" svg:x="16.01cm" svg:y="8.017cm">
            <text:p/>
            <draw:enhanced-geometry svg:viewBox="0 0 21600 21600" draw:type="rectangle" draw:enhanced-path="M 0 0 L 21600 0 21600 21600 0 21600 0 0 Z N"/>
          </draw:custom-shape>
          <draw:line draw:style-name="gr29" draw:text-style-name="P13" draw:layer="layout" svg:x1="16.01cm" svg:y1="8.017cm" svg:x2="16.064cm" svg:y2="8.021cm">
            <text:p/>
          </draw:line>
          <draw:line draw:style-name="gr29" draw:text-style-name="P13" draw:layer="layout" svg:x1="16.01cm" svg:y1="8.017cm" svg:x2="16.014cm" svg:y2="8.069cm">
            <text:p/>
          </draw:line>
          <draw:custom-shape draw:style-name="gr21" draw:text-style-name="P27" draw:layer="layout" svg:width="1.65cm" svg:height="0.052cm" svg:x="16.065cm" svg:y="8.017cm">
            <text:p/>
            <draw:enhanced-geometry svg:viewBox="0 0 21600 21600" draw:type="rectangle" draw:enhanced-path="M 0 0 L 21600 0 21600 21600 0 21600 0 0 Z N"/>
          </draw:custom-shape>
          <draw:line draw:style-name="gr29" draw:text-style-name="P13" draw:layer="layout" svg:x1="16.065cm" svg:y1="8.017cm" svg:x2="17.715cm" svg:y2="8.021cm">
            <text:p/>
          </draw:line>
          <draw:custom-shape draw:style-name="gr21" draw:text-style-name="P27" draw:layer="layout" svg:width="0.049cm" svg:height="0.052cm" svg:x="17.716cm" svg:y="8.017cm">
            <text:p/>
            <draw:enhanced-geometry svg:viewBox="0 0 21600 21600" draw:type="rectangle" draw:enhanced-path="M 0 0 L 21600 0 21600 21600 0 21600 0 0 Z N"/>
          </draw:custom-shape>
          <draw:line draw:style-name="gr29" draw:text-style-name="P13" draw:layer="layout" svg:x1="17.716cm" svg:y1="8.017cm" svg:x2="17.765cm" svg:y2="8.021cm">
            <text:p/>
          </draw:line>
          <draw:line draw:style-name="gr29" draw:text-style-name="P13" draw:layer="layout" svg:x1="17.716cm" svg:y1="8.017cm" svg:x2="17.72cm" svg:y2="8.069cm">
            <text:p/>
          </draw:line>
          <draw:custom-shape draw:style-name="gr21" draw:text-style-name="P27" draw:layer="layout" svg:width="0.992cm" svg:height="0.052cm" svg:x="17.765cm" svg:y="8.017cm">
            <text:p/>
            <draw:enhanced-geometry svg:viewBox="0 0 21600 21600" draw:type="rectangle" draw:enhanced-path="M 0 0 L 21600 0 21600 21600 0 21600 0 0 Z N"/>
          </draw:custom-shape>
          <draw:line draw:style-name="gr29" draw:text-style-name="P13" draw:layer="layout" svg:x1="17.765cm" svg:y1="8.017cm" svg:x2="18.757cm" svg:y2="8.021cm">
            <text:p/>
          </draw:line>
          <draw:custom-shape draw:style-name="gr21" draw:text-style-name="P27" draw:layer="layout" svg:width="0.05cm" svg:height="0.052cm" svg:x="18.758cm" svg:y="8.017cm">
            <text:p/>
            <draw:enhanced-geometry svg:viewBox="0 0 21600 21600" draw:type="rectangle" draw:enhanced-path="M 0 0 L 21600 0 21600 21600 0 21600 0 0 Z N"/>
          </draw:custom-shape>
          <draw:line draw:style-name="gr29" draw:text-style-name="P13" draw:layer="layout" svg:x1="18.758cm" svg:y1="8.017cm" svg:x2="18.808cm" svg:y2="8.021cm">
            <text:p/>
          </draw:line>
          <draw:line draw:style-name="gr29" draw:text-style-name="P13" draw:layer="layout" svg:x1="18.758cm" svg:y1="8.017cm" svg:x2="18.763cm" svg:y2="8.069cm">
            <text:p/>
          </draw:line>
          <draw:custom-shape draw:style-name="gr21" draw:text-style-name="P27" draw:layer="layout" svg:width="1.65cm" svg:height="0.052cm" svg:x="18.808cm" svg:y="8.017cm">
            <text:p/>
            <draw:enhanced-geometry svg:viewBox="0 0 21600 21600" draw:type="rectangle" draw:enhanced-path="M 0 0 L 21600 0 21600 21600 0 21600 0 0 Z N"/>
          </draw:custom-shape>
          <draw:line draw:style-name="gr29" draw:text-style-name="P13" draw:layer="layout" svg:x1="18.808cm" svg:y1="8.017cm" svg:x2="20.458cm" svg:y2="8.021cm">
            <text:p/>
          </draw:line>
          <draw:custom-shape draw:style-name="gr21" draw:text-style-name="P27" draw:layer="layout" svg:width="0.054cm" svg:height="0.052cm" svg:x="20.459cm" svg:y="8.017cm">
            <text:p/>
            <draw:enhanced-geometry svg:viewBox="0 0 21600 21600" draw:type="rectangle" draw:enhanced-path="M 0 0 L 21600 0 21600 21600 0 21600 0 0 Z N"/>
          </draw:custom-shape>
          <draw:line draw:style-name="gr29" draw:text-style-name="P13" draw:layer="layout" svg:x1="20.459cm" svg:y1="8.017cm" svg:x2="20.513cm" svg:y2="8.021cm">
            <text:p/>
          </draw:line>
          <draw:line draw:style-name="gr29" draw:text-style-name="P13" draw:layer="layout" svg:x1="20.459cm" svg:y1="8.017cm" svg:x2="20.463cm" svg:y2="8.069cm">
            <text:p/>
          </draw:line>
          <draw:custom-shape draw:style-name="gr21" draw:text-style-name="P27" draw:layer="layout" svg:width="2.244cm" svg:height="0.052cm" svg:x="20.514cm" svg:y="8.017cm">
            <text:p/>
            <draw:enhanced-geometry svg:viewBox="0 0 21600 21600" draw:type="rectangle" draw:enhanced-path="M 0 0 L 21600 0 21600 21600 0 21600 0 0 Z N"/>
          </draw:custom-shape>
          <draw:line draw:style-name="gr29" draw:text-style-name="P13" draw:layer="layout" svg:x1="20.514cm" svg:y1="8.017cm" svg:x2="22.758cm" svg:y2="8.021cm">
            <text:p/>
          </draw:line>
          <draw:custom-shape draw:style-name="gr21" draw:text-style-name="P27" draw:layer="layout" svg:width="0.049cm" svg:height="1.288cm" svg:x="10.584cm" svg:y="8.069cm">
            <text:p/>
            <draw:enhanced-geometry svg:viewBox="0 0 21600 21600" draw:type="rectangle" draw:enhanced-path="M 0 0 L 21600 0 21600 21600 0 21600 0 0 Z N"/>
          </draw:custom-shape>
          <draw:line draw:style-name="gr29" draw:text-style-name="P13" draw:layer="layout" svg:x1="10.584cm" svg:y1="8.069cm" svg:x2="10.588cm" svg:y2="9.357cm">
            <text:p/>
          </draw:line>
          <draw:custom-shape draw:style-name="gr21" draw:text-style-name="P27" draw:layer="layout" svg:width="0.054cm" svg:height="1.288cm" svg:x="13.212cm" svg:y="8.069cm">
            <text:p/>
            <draw:enhanced-geometry svg:viewBox="0 0 21600 21600" draw:type="rectangle" draw:enhanced-path="M 0 0 L 21600 0 21600 21600 0 21600 0 0 Z N"/>
          </draw:custom-shape>
          <draw:line draw:style-name="gr29" draw:text-style-name="P13" draw:layer="layout" svg:x1="13.212cm" svg:y1="8.069cm" svg:x2="13.217cm" svg:y2="9.357cm">
            <text:p/>
          </draw:line>
          <draw:custom-shape draw:style-name="gr3" draw:text-style-name="P12" draw:layer="layout" svg:width="1.695cm" svg:height="1.017cm" svg:x="8.332cm" svg:y="9.401cm">
            <text:list text:style-name="L21">
              <text:list-header>
                <text:p text:style-name="P2"><text:span text:style-name="T94">0 0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29cm" svg:y="9.40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677cm" svg:y="9.401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2.151cm" svg:y="9.40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3.898cm" svg:y="9.401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373cm" svg:y="9.40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5.263cm" svg:y="9.401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5.807cm" svg:y="9.40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6.642cm" svg:y="9.401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7.116cm" svg:y="9.40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7.983cm" svg:y="9.401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528cm" svg:y="9.40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9.38cm" svg:y="9.401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9.856cm" svg:y="9.40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0.992cm" svg:y="9.401cm">
            <text:list text:style-name="L21">
              <text:list-header>
                <text:p text:style-name="P2"><text:span text:style-name="T94">=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248cm" svg:y="9.40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1.288cm" svg:x="10.584cm" svg:y="9.358cm">
            <text:p/>
            <draw:enhanced-geometry svg:viewBox="0 0 21600 21600" draw:type="rectangle" draw:enhanced-path="M 0 0 L 21600 0 21600 21600 0 21600 0 0 Z N"/>
          </draw:custom-shape>
          <draw:line draw:style-name="gr29" draw:text-style-name="P13" draw:layer="layout" svg:x1="10.584cm" svg:y1="9.358cm" svg:x2="10.588cm" svg:y2="10.646cm">
            <text:p/>
          </draw:line>
          <draw:custom-shape draw:style-name="gr21" draw:text-style-name="P27" draw:layer="layout" svg:width="0.054cm" svg:height="1.288cm" svg:x="13.212cm" svg:y="9.358cm">
            <text:p/>
            <draw:enhanced-geometry svg:viewBox="0 0 21600 21600" draw:type="rectangle" draw:enhanced-path="M 0 0 L 21600 0 21600 21600 0 21600 0 0 Z N"/>
          </draw:custom-shape>
          <draw:line draw:style-name="gr29" draw:text-style-name="P13" draw:layer="layout" svg:x1="13.212cm" svg:y1="9.358cm" svg:x2="13.217cm" svg:y2="10.646cm">
            <text:p/>
          </draw:line>
          <draw:custom-shape draw:style-name="gr3" draw:text-style-name="P12" draw:layer="layout" svg:width="1.695cm" svg:height="1.017cm" svg:x="8.332cm" svg:y="10.689cm">
            <text:list text:style-name="L21">
              <text:list-header>
                <text:p text:style-name="P2"><text:span text:style-name="T94">0 1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29cm" svg:y="10.68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677cm" svg:y="10.689cm">
            <text:list text:style-name="L21">
              <text:list-header>
                <text:p text:style-name="P2"><text:span text:style-name="T94">2</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2.151cm" svg:y="10.68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3.898cm" svg:y="10.689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373cm" svg:y="10.68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5.263cm" svg:y="10.689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5.807cm" svg:y="10.68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6.642cm" svg:y="10.689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7.116cm" svg:y="10.68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7.983cm" svg:y="10.689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528cm" svg:y="10.68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9.38cm" svg:y="10.689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9.856cm" svg:y="10.68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0.992cm" svg:y="10.689cm">
            <text:list text:style-name="L21">
              <text:list-header>
                <text:p text:style-name="P2"><text:span text:style-name="T94">=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248cm" svg:y="10.68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1.289cm" svg:x="10.584cm" svg:y="10.646cm">
            <text:p/>
            <draw:enhanced-geometry svg:viewBox="0 0 21600 21600" draw:type="rectangle" draw:enhanced-path="M 0 0 L 21600 0 21600 21600 0 21600 0 0 Z N"/>
          </draw:custom-shape>
          <draw:line draw:style-name="gr29" draw:text-style-name="P13" draw:layer="layout" svg:x1="10.584cm" svg:y1="10.646cm" svg:x2="10.588cm" svg:y2="11.935cm">
            <text:p/>
          </draw:line>
          <draw:custom-shape draw:style-name="gr21" draw:text-style-name="P27" draw:layer="layout" svg:width="0.054cm" svg:height="1.289cm" svg:x="13.212cm" svg:y="10.646cm">
            <text:p/>
            <draw:enhanced-geometry svg:viewBox="0 0 21600 21600" draw:type="rectangle" draw:enhanced-path="M 0 0 L 21600 0 21600 21600 0 21600 0 0 Z N"/>
          </draw:custom-shape>
          <draw:line draw:style-name="gr29" draw:text-style-name="P13" draw:layer="layout" svg:x1="13.212cm" svg:y1="10.646cm" svg:x2="13.217cm" svg:y2="11.935cm">
            <text:p/>
          </draw:line>
          <draw:custom-shape draw:style-name="gr3" draw:text-style-name="P12" draw:layer="layout" svg:width="1.695cm" svg:height="1.017cm" svg:x="8.332cm" svg:y="11.979cm">
            <text:list text:style-name="L21">
              <text:list-header>
                <text:p text:style-name="P2"><text:span text:style-name="T94">0 1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29cm" svg:y="11.97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677cm" svg:y="11.979cm">
            <text:list text:style-name="L21">
              <text:list-header>
                <text:p text:style-name="P2"><text:span text:style-name="T94">3</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2.151cm" svg:y="11.97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3.898cm" svg:y="11.979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373cm" svg:y="11.97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5.263cm" svg:y="11.979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5.807cm" svg:y="11.97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6.642cm" svg:y="11.979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7.116cm" svg:y="11.97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7.983cm" svg:y="11.979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528cm" svg:y="11.97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9.38cm" svg:y="11.979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9.856cm" svg:y="11.97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0.992cm" svg:y="11.979cm">
            <text:list text:style-name="L21">
              <text:list-header>
                <text:p text:style-name="P2"><text:span text:style-name="T94">=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248cm" svg:y="11.97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1.288cm" svg:x="10.584cm" svg:y="11.936cm">
            <text:p/>
            <draw:enhanced-geometry svg:viewBox="0 0 21600 21600" draw:type="rectangle" draw:enhanced-path="M 0 0 L 21600 0 21600 21600 0 21600 0 0 Z N"/>
          </draw:custom-shape>
          <draw:line draw:style-name="gr29" draw:text-style-name="P13" draw:layer="layout" svg:x1="10.584cm" svg:y1="11.936cm" svg:x2="10.588cm" svg:y2="13.224cm">
            <text:p/>
          </draw:line>
          <draw:custom-shape draw:style-name="gr21" draw:text-style-name="P27" draw:layer="layout" svg:width="0.054cm" svg:height="1.288cm" svg:x="13.212cm" svg:y="11.936cm">
            <text:p/>
            <draw:enhanced-geometry svg:viewBox="0 0 21600 21600" draw:type="rectangle" draw:enhanced-path="M 0 0 L 21600 0 21600 21600 0 21600 0 0 Z N"/>
          </draw:custom-shape>
          <draw:line draw:style-name="gr29" draw:text-style-name="P13" draw:layer="layout" svg:x1="13.212cm" svg:y1="11.936cm" svg:x2="13.217cm" svg:y2="13.224cm">
            <text:p/>
          </draw:line>
          <draw:custom-shape draw:style-name="gr3" draw:text-style-name="P12" draw:layer="layout" svg:width="1.695cm" svg:height="1.017cm" svg:x="8.332cm" svg:y="13.267cm">
            <text:list text:style-name="L21">
              <text:list-header>
                <text:p text:style-name="P2"><text:span text:style-name="T94">1 0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29cm" svg:y="13.26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677cm" svg:y="13.267cm">
            <text:list text:style-name="L21">
              <text:list-header>
                <text:p text:style-name="P2"><text:span text:style-name="T94">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2.151cm" svg:y="13.26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3.898cm" svg:y="13.267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373cm" svg:y="13.26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5.263cm" svg:y="13.267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5.807cm" svg:y="13.26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6.642cm" svg:y="13.267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7.116cm" svg:y="13.26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7.983cm" svg:y="13.267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528cm" svg:y="13.26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9.38cm" svg:y="13.267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9.856cm" svg:y="13.26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0.992cm" svg:y="13.267cm">
            <text:list text:style-name="L21">
              <text:list-header>
                <text:p text:style-name="P2"><text:span text:style-name="T94">=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248cm" svg:y="13.26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1.289cm" svg:x="10.584cm" svg:y="13.224cm">
            <text:p/>
            <draw:enhanced-geometry svg:viewBox="0 0 21600 21600" draw:type="rectangle" draw:enhanced-path="M 0 0 L 21600 0 21600 21600 0 21600 0 0 Z N"/>
          </draw:custom-shape>
          <draw:line draw:style-name="gr29" draw:text-style-name="P13" draw:layer="layout" svg:x1="10.584cm" svg:y1="13.224cm" svg:x2="10.588cm" svg:y2="14.513cm">
            <text:p/>
          </draw:line>
          <draw:custom-shape draw:style-name="gr21" draw:text-style-name="P27" draw:layer="layout" svg:width="0.054cm" svg:height="1.289cm" svg:x="13.212cm" svg:y="13.224cm">
            <text:p/>
            <draw:enhanced-geometry svg:viewBox="0 0 21600 21600" draw:type="rectangle" draw:enhanced-path="M 0 0 L 21600 0 21600 21600 0 21600 0 0 Z N"/>
          </draw:custom-shape>
          <draw:line draw:style-name="gr29" draw:text-style-name="P13" draw:layer="layout" svg:x1="13.212cm" svg:y1="13.224cm" svg:x2="13.217cm" svg:y2="14.513cm">
            <text:p/>
          </draw:line>
          <draw:custom-shape draw:style-name="gr3" draw:text-style-name="P12" draw:layer="layout" svg:width="1.695cm" svg:height="1.017cm" svg:x="8.332cm" svg:y="14.555cm">
            <text:list text:style-name="L21">
              <text:list-header>
                <text:p text:style-name="P2"><text:span text:style-name="T94">1 0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29cm" svg:y="14.55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677cm" svg:y="14.555cm">
            <text:list text:style-name="L21">
              <text:list-header>
                <text:p text:style-name="P2"><text:span text:style-name="T94">5</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2.151cm" svg:y="14.55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3.898cm" svg:y="14.555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373cm" svg:y="14.55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5.263cm" svg:y="14.555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5.807cm" svg:y="14.55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6.642cm" svg:y="14.555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7.116cm" svg:y="14.55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7.983cm" svg:y="14.555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528cm" svg:y="14.55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9.38cm" svg:y="14.555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9.856cm" svg:y="14.55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0.992cm" svg:y="14.555cm">
            <text:list text:style-name="L21">
              <text:list-header>
                <text:p text:style-name="P2"><text:span text:style-name="T94">=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248cm" svg:y="14.55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1.288cm" svg:x="10.584cm" svg:y="14.513cm">
            <text:p/>
            <draw:enhanced-geometry svg:viewBox="0 0 21600 21600" draw:type="rectangle" draw:enhanced-path="M 0 0 L 21600 0 21600 21600 0 21600 0 0 Z N"/>
          </draw:custom-shape>
          <draw:line draw:style-name="gr29" draw:text-style-name="P13" draw:layer="layout" svg:x1="10.584cm" svg:y1="14.513cm" svg:x2="10.588cm" svg:y2="15.801cm">
            <text:p/>
          </draw:line>
          <draw:custom-shape draw:style-name="gr21" draw:text-style-name="P27" draw:layer="layout" svg:width="0.054cm" svg:height="1.288cm" svg:x="13.212cm" svg:y="14.513cm">
            <text:p/>
            <draw:enhanced-geometry svg:viewBox="0 0 21600 21600" draw:type="rectangle" draw:enhanced-path="M 0 0 L 21600 0 21600 21600 0 21600 0 0 Z N"/>
          </draw:custom-shape>
          <draw:line draw:style-name="gr29" draw:text-style-name="P13" draw:layer="layout" svg:x1="13.212cm" svg:y1="14.513cm" svg:x2="13.217cm" svg:y2="15.801cm">
            <text:p/>
          </draw:line>
          <draw:custom-shape draw:style-name="gr3" draw:text-style-name="P12" draw:layer="layout" svg:width="1.695cm" svg:height="1.017cm" svg:x="8.332cm" svg:y="15.845cm">
            <text:list text:style-name="L21">
              <text:list-header>
                <text:p text:style-name="P2"><text:span text:style-name="T94">1 1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29cm" svg:y="15.84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677cm" svg:y="15.845cm">
            <text:list text:style-name="L21">
              <text:list-header>
                <text:p text:style-name="P2"><text:span text:style-name="T94">6</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2.151cm" svg:y="15.84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3.898cm" svg:y="15.845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373cm" svg:y="15.84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5.263cm" svg:y="15.845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5.807cm" svg:y="15.84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6.642cm" svg:y="15.845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7.116cm" svg:y="15.84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7.983cm" svg:y="15.845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528cm" svg:y="15.84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9.38cm" svg:y="15.845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9.856cm" svg:y="15.84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0.992cm" svg:y="15.845cm">
            <text:list text:style-name="L21">
              <text:list-header>
                <text:p text:style-name="P2"><text:span text:style-name="T94">=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248cm" svg:y="15.845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1.289cm" svg:x="10.584cm" svg:y="15.802cm">
            <text:p/>
            <draw:enhanced-geometry svg:viewBox="0 0 21600 21600" draw:type="rectangle" draw:enhanced-path="M 0 0 L 21600 0 21600 21600 0 21600 0 0 Z N"/>
          </draw:custom-shape>
          <draw:line draw:style-name="gr29" draw:text-style-name="P13" draw:layer="layout" svg:x1="10.584cm" svg:y1="15.802cm" svg:x2="10.588cm" svg:y2="17.091cm">
            <text:p/>
          </draw:line>
          <draw:custom-shape draw:style-name="gr21" draw:text-style-name="P27" draw:layer="layout" svg:width="0.054cm" svg:height="1.289cm" svg:x="13.212cm" svg:y="15.802cm">
            <text:p/>
            <draw:enhanced-geometry svg:viewBox="0 0 21600 21600" draw:type="rectangle" draw:enhanced-path="M 0 0 L 21600 0 21600 21600 0 21600 0 0 Z N"/>
          </draw:custom-shape>
          <draw:line draw:style-name="gr29" draw:text-style-name="P13" draw:layer="layout" svg:x1="13.212cm" svg:y1="15.802cm" svg:x2="13.217cm" svg:y2="17.091cm">
            <text:p/>
          </draw:line>
          <draw:custom-shape draw:style-name="gr3" draw:text-style-name="P12" draw:layer="layout" svg:width="1.695cm" svg:height="1.017cm" svg:x="8.332cm" svg:y="17.133cm">
            <text:list text:style-name="L21">
              <text:list-header>
                <text:p text:style-name="P2"><text:span text:style-name="T94">1 1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29cm" svg:y="17.133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677cm" svg:y="17.133cm">
            <text:list text:style-name="L21">
              <text:list-header>
                <text:p text:style-name="P2"><text:span text:style-name="T94">7</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2.151cm" svg:y="17.133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3.898cm" svg:y="17.133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4.373cm" svg:y="17.133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5.263cm" svg:y="17.133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5.807cm" svg:y="17.133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6.642cm" svg:y="17.133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7.116cm" svg:y="17.133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85cm" svg:height="1.017cm" svg:x="17.983cm" svg:y="17.133cm">
            <text:list text:style-name="L21">
              <text:list-header>
                <text:p text:style-name="P2"><text:span text:style-name="T9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8.528cm" svg:y="17.133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9.38cm" svg:y="17.133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9.856cm" svg:y="17.133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0.992cm" svg:y="17.133cm">
            <text:list text:style-name="L21">
              <text:list-header>
                <text:p text:style-name="P2"><text:span text:style-name="T94">=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248cm" svg:y="17.133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9cm" svg:height="1.288cm" svg:x="10.584cm" svg:y="17.091cm">
            <text:p/>
            <draw:enhanced-geometry svg:viewBox="0 0 21600 21600" draw:type="rectangle" draw:enhanced-path="M 0 0 L 21600 0 21600 21600 0 21600 0 0 Z N"/>
          </draw:custom-shape>
          <draw:line draw:style-name="gr29" draw:text-style-name="P13" draw:layer="layout" svg:x1="10.584cm" svg:y1="17.091cm" svg:x2="10.588cm" svg:y2="18.379cm">
            <text:p/>
          </draw:line>
          <draw:custom-shape draw:style-name="gr21" draw:text-style-name="P27" draw:layer="layout" svg:width="0.054cm" svg:height="1.288cm" svg:x="13.212cm" svg:y="17.091cm">
            <text:p/>
            <draw:enhanced-geometry svg:viewBox="0 0 21600 21600" draw:type="rectangle" draw:enhanced-path="M 0 0 L 21600 0 21600 21600 0 21600 0 0 Z N"/>
          </draw:custom-shape>
          <draw:line draw:style-name="gr29" draw:text-style-name="P13" draw:layer="layout" svg:x1="13.212cm" svg:y1="17.091cm" svg:x2="13.217cm" svg:y2="18.379cm">
            <text:p/>
          </draw:line>
        </draw:g>
        <draw:custom-shape draw:style-name="gr3" draw:text-style-name="P12" draw:layer="layout" svg:width="0.214cm" svg:height="1.017cm" svg:x="4.867cm" svg:y="18.036cm">
          <text:list text:style-name="L21">
            <text:list-header>
              <text:p text:style-name="P2"><text:span text:style-name="T94"><text:s/></text:span></text:p>
            </text:list-header>
          </text:list>
          <draw:enhanced-geometry svg:viewBox="0 0 21600 21600" draw:type="rectangle" draw:enhanced-path="M 0 0 L 21600 0 21600 21600 0 21600 0 0 Z N"/>
        </draw:custom-shape>
        <draw:frame presentation:style-name="pr2" draw:text-style-name="P3" draw:layer="layout" svg:width="21.59cm" svg:height="2.836cm" svg:x="1.989cm" svg:y="-0.001cm" presentation:class="title" presentation:user-transformed="true">
          <draw:text-box>
            <text:list text:style-name="L1">
              <text:list-header>
                <text:p text:style-name="P2"><text:span text:style-name="T1">Minterm Function Example</text:span></text:p>
              </text:list-header>
            </text:list>
          </draw:text-box>
        </draw:frame>
        <draw:frame presentation:style-name="pr13" draw:text-style-name="P3" draw:layer="layout" svg:width="22.048cm" svg:height="13.966cm" svg:x="1.87cm" svg:y="3.668cm" presentation:class="outline" presentation:user-transformed="true">
          <draw:text-box>
            <text:list text:style-name="L2">
              <text:list-item>
                <text:p text:style-name="P9"><text:span text:style-name="T7">Example: <text:s/>Find F</text:span><text:span text:style-name="T101">1</text:span><text:span text:style-name="T7"> = m</text:span><text:span text:style-name="T101">1</text:span><text:span text:style-name="T7"> + m</text:span><text:span text:style-name="T101">4</text:span><text:span text:style-name="T7"> + m</text:span><text:span text:style-name="T101">7 </text:span></text:p>
              </text:list-item>
              <text:list-item>
                <text:p text:style-name="P9"><text:span text:style-name="T7">F1 = x <text:s/>y <text:s/>z + x <text:s/>y <text:s/>z <text:s/>+ x <text:s/>y <text:s/>z</text:span></text:p>
                <text:p text:style-name="P9"><text:span text:style-name="T7"/></text:p>
              </text:list-item>
            </text:list>
          </draw:text-box>
        </draw:frame>
        <draw:line draw:style-name="gr9" draw:text-style-name="P13" draw:layer="layout" svg:x1="5.503cm" svg:y1="5.75cm" svg:x2="6.244cm" svg:y2="5.75cm">
          <text:p/>
        </draw:line>
        <draw:line draw:style-name="gr9" draw:text-style-name="P13" draw:layer="layout" svg:x1="6.632cm" svg:y1="5.75cm" svg:x2="7.373cm" svg:y2="5.75cm">
          <text:p/>
        </draw:line>
        <draw:line draw:style-name="gr9" draw:text-style-name="P13" draw:layer="layout" svg:x1="10.513cm" svg:y1="5.75cm" svg:x2="11.254cm" svg:y2="5.75cm">
          <text:p/>
        </draw:line>
        <draw:line draw:style-name="gr9" draw:text-style-name="P13" draw:layer="layout" svg:x1="11.642cm" svg:y1="5.75cm" svg:x2="12.383cm" svg:y2="5.75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right">
                  <anim:set smil:begin="0s" smil:dur="0.001s" smil:fill="hold" smil:targetElement="id37" smil:attributeName="visibility" smil:to="visible"/>
                  <anim:animate smil:dur="0.5s" smil:fill="hold" smil:targetElement="id37" smil:attributeName="x" smil:values="1+width/2;x" smil:keyTimes="0;1" smil:additive="base"/>
                  <anim:animate smil:dur="0.5s" smil:fill="hold" smil:targetElement="id37" smil:attributeName="y" smil:values="1+height/2;y" smil:keyTimes="0;1" smil:additive="base"/>
                </anim:par>
              </anim:par>
            </anim:par>
          </anim:seq>
        </anim:par>
        <presentation:notes draw:style-name="dp2">
          <draw:page-thumbnail draw:style-name="gr1" draw:layer="layout" svg:width="13.335cm" svg:height="10.001cm" svg:x="3.488cm" svg:y="2.002cm" draw:page-number="41" presentation:class="page"/>
          <draw:frame presentation:style-name="pr25" draw:text-style-name="P56" draw:layer="layout" svg:width="14.904cm" svg:height="12.031cm" svg:x="2.708cm" svg:y="12.664cm" presentation:class="notes" presentation:placeholder="true">
            <draw:text-box/>
          </draw:frame>
        </presentation:notes>
      </draw:page>
      <draw:page draw:name="page42" draw:style-name="dp1" draw:master-page-name="Default" presentation:presentation-page-layout-name="AL2T1">
        <draw:frame presentation:style-name="pr5" draw:text-style-name="P3" draw:layer="layout" svg:width="21.59cm" svg:height="2.329cm" svg:x="1.905cm" svg:y="0.635cm" presentation:class="title" presentation:user-transformed="true">
          <draw:text-box>
            <text:list text:style-name="L1">
              <text:list-header>
                <text:p text:style-name="P2"><text:span text:style-name="T1">Minterm Function Example</text:span></text:p>
              </text:list-header>
            </text:list>
          </draw:text-box>
        </draw:frame>
        <draw:frame presentation:style-name="pr19" draw:text-style-name="P3" draw:layer="layout" svg:width="21.59cm" svg:height="13.124cm" svg:x="1.998cm" svg:y="4.074cm" presentation:class="outline" presentation:user-transformed="true">
          <draw:text-box>
            <text:list text:style-name="L2">
              <text:list-item>
                <text:p text:style-name="P9"><text:s/><text:span text:style-name="T1">F(A, B, C, D, E) = m</text:span><text:span text:style-name="T102">2</text:span><text:span text:style-name="T1"> + m</text:span><text:span text:style-name="T102">9</text:span><text:span text:style-name="T1"> + m</text:span><text:span text:style-name="T102">17 </text:span><text:span text:style-name="T1">+ m</text:span><text:span text:style-name="T102">23</text:span></text:p>
              </text:list-item>
              <text:list-item>
                <text:p text:style-name="P9"><text:span text:style-name="T1"><text:s/></text:span><text:span text:style-name="T1">F(A, B, C, D, E) =</text:span></text:p>
              </text:list-item>
            </text:list>
          </draw:text-box>
        </draw:frame>
        <presentation:notes draw:style-name="dp2">
          <draw:page-thumbnail draw:style-name="gr1" draw:layer="layout" svg:width="13.335cm" svg:height="10.001cm" svg:x="3.488cm" svg:y="2.002cm" draw:page-number="42" presentation:class="page"/>
          <draw:frame presentation:style-name="pr23" draw:text-style-name="P55" draw:layer="layout" svg:width="14.904cm" svg:height="12.004cm" svg:x="2.708cm" svg:y="12.664cm" presentation:class="notes" presentation:user-transformed="true">
            <draw:text-box>
              <text:list text:style-name="L1">
                <text:list-header>
                  <text:p text:style-name="P22"><text:s/>F(A,B,C,D,E) = A’B’C’DE’ + A’BC’D’E + AB’C’D’E + AB’CDE</text:p>
                </text:list-header>
              </text:list>
            </draw:text-box>
          </draw:frame>
        </presentation:notes>
      </draw:page>
      <draw:page draw:name="Maxterm Function Example"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1">Maxterm Function Example</text:span></text:p>
              </text:list-header>
            </text:list>
          </draw:text-box>
        </draw:frame>
        <draw:frame presentation:style-name="pr33" draw:text-style-name="P3" draw:layer="layout" svg:width="22.565cm" svg:height="5.583cm" svg:x="1.273cm" svg:y="3.431cm" presentation:class="outline" presentation:user-transformed="true">
          <draw:text-box>
            <text:list text:style-name="L2">
              <text:list-item>
                <text:p text:style-name="P8"><text:span text:style-name="T6">Example: <text:s/>Implement <text:s/>F1 in maxterms:</text:span></text:p>
              </text:list-item>
            </text:list>
            <text:list text:style-name="L16">
              <text:list-header>
                <text:p text:style-name="P43"><text:span text:style-name="T6"><text:s text:c="4"/></text:span><text:span text:style-name="T6">F</text:span><text:span text:style-name="T85">1</text:span><text:span text:style-name="T6"> = <text:s text:c="5"/>M</text:span><text:span text:style-name="T85">0</text:span><text:span text:style-name="T6"> <text:s/>· <text:s text:c="3"/>M</text:span><text:span text:style-name="T85">2</text:span><text:span text:style-name="T6"> <text:s text:c="3"/>· <text:s text:c="4"/>M</text:span><text:span text:style-name="T85">3</text:span><text:span text:style-name="T6"> <text:s text:c="3"/>· <text:s text:c="3"/>M</text:span><text:span text:style-name="T85">5</text:span><text:span text:style-name="T6"> <text:s text:c="3"/>· <text:s text:c="2"/>M</text:span><text:span text:style-name="T85">6</text:span></text:p>
                <text:p text:style-name="P43"><text:span text:style-name="T6"><text:s/></text:span></text:p>
                <text:p text:style-name="P43"><text:span text:style-name="T24"><text:s/></text:span></text:p>
              </text:list-header>
            </text:list>
          </draw:text-box>
        </draw:frame>
        <draw:g>
          <draw:line draw:style-name="gr4" draw:text-style-name="P13" draw:layer="layout" svg:x1="10.698cm" svg:y1="6.394cm" svg:x2="11.192cm" svg:y2="6.399cm">
            <text:p/>
          </draw:line>
          <draw:line draw:style-name="gr4" draw:text-style-name="P13" draw:layer="layout" svg:x1="15.055cm" svg:y1="6.394cm" svg:x2="15.549cm" svg:y2="6.399cm">
            <text:p/>
          </draw:line>
          <draw:line draw:style-name="gr4" draw:text-style-name="P13" draw:layer="layout" svg:x1="16.572cm" svg:y1="6.394cm" svg:x2="16.977cm" svg:y2="6.399cm">
            <text:p/>
          </draw:line>
          <draw:custom-shape draw:style-name="gr3" draw:text-style-name="P12" draw:layer="layout" svg:width="0.332cm" svg:height="1.186cm" svg:x="17.043cm" svg:y="6.143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16.558cm" svg:y="6.143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6.325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5.549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5.053cm" svg:y="6.143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4.808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4.032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1.839cm" svg:height="1.186cm" svg:x="12.206cm" svg:y="6.143cm">
            <text:list text:style-name="L1">
              <text:list-header>
                <text:p text:style-name="P2"><text:span text:style-name="T13">z)·(x</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1.968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1.192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0.696cm" svg:y="6.143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0.451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675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1.073cm" svg:height="1.186cm" svg:x="8.611cm" svg:y="6.143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8.405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68cm" svg:height="1.186cm" svg:x="7.677cm" svg:y="6.143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7.439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6.663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43cm" svg:height="1.186cm" svg:x="5.921cm" svg:y="6.143cm">
            <text:list text:style-name="L1">
              <text:list-header>
                <text:p text:style-name="P2"><text:span text:style-name="T13"><text:s/></text:span><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146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4.329cm" svg:y="6.143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4.123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3.356cm" svg:y="6.14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603cm" svg:height="1.186cm" svg:x="2.527cm" svg:y="6.143cm">
            <text:list text:style-name="L1">
              <text:list-header>
                <text:p text:style-name="P2"><text:span text:style-name="T13">F</text:span></text:p>
              </text:list-header>
            </text:list>
            <draw:enhanced-geometry svg:viewBox="0 0 21600 21600" draw:type="rectangle" draw:enhanced-path="M 0 0 L 21600 0 21600 21600 0 21600 0 0 Z N"/>
          </draw:custom-shape>
          <draw:custom-shape draw:style-name="gr3" draw:text-style-name="P12" draw:layer="layout" svg:width="0.286cm" svg:height="0.677cm" svg:x="3.116cm" svg:y="6.522cm">
            <text:list text:style-name="L1">
              <text:list-header>
                <text:p text:style-name="P2"><text:span text:style-name="T91">1</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5.744cm" svg:y="6.03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4.227cm" svg:y="6.03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1.387cm" svg:y="6.03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9.87cm" svg:y="6.03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6.858cm" svg:y="6.03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5.341cm" svg:y="6.03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3.447cm" svg:y="6.033cm">
            <text:list text:style-name="L9">
              <text:list-header>
                <text:p text:style-name="P11"><text:span text:style-name="T14"></text:span></text:p>
              </text:list-header>
            </text:list>
            <draw:enhanced-geometry svg:viewBox="0 0 21600 21600" draw:type="rectangle" draw:enhanced-path="M 0 0 L 21600 0 21600 21600 0 21600 0 0 Z N"/>
          </draw:custom-shape>
          <draw:line draw:style-name="gr4" draw:text-style-name="P13" draw:layer="layout" svg:x1="4.943cm" svg:y1="7.752cm" svg:x2="5.402cm" svg:y2="7.757cm">
            <text:p/>
          </draw:line>
          <draw:line draw:style-name="gr4" draw:text-style-name="P13" draw:layer="layout" svg:x1="7.942cm" svg:y1="7.752cm" svg:x2="8.352cm" svg:y2="7.757cm">
            <text:p/>
          </draw:line>
          <draw:line draw:style-name="gr4" draw:text-style-name="P13" draw:layer="layout" svg:x1="9.397cm" svg:y1="7.752cm" svg:x2="9.851cm" svg:y2="7.757cm">
            <text:p/>
          </draw:line>
          <draw:line draw:style-name="gr4" draw:text-style-name="P13" draw:layer="layout" svg:x1="10.874cm" svg:y1="7.752cm" svg:x2="11.368cm" svg:y2="7.757cm">
            <text:p/>
          </draw:line>
          <draw:custom-shape draw:style-name="gr3" draw:text-style-name="P12" draw:layer="layout" svg:width="0.768cm" svg:height="1.186cm" svg:x="12.382cm" svg:y="7.501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2.149cm" svg:y="7.501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1.368cm" svg:y="7.501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0.872cm" svg:y="7.501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0.627cm" svg:y="7.501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851cm" svg:y="7.501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9.37cm" svg:y="7.501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908cm" svg:height="1.186cm" svg:x="8.418cm" svg:y="7.501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7.932cm" svg:y="7.501cm">
            <text:list text:style-name="L1">
              <text:list-header>
                <text:p text:style-name="P2"><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7.695cm" svg:y="7.501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6.919cm" svg:y="7.501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43cm" svg:height="1.186cm" svg:x="6.177cm" svg:y="7.501cm">
            <text:list text:style-name="L1">
              <text:list-header>
                <text:p text:style-name="P2"><text:span text:style-name="T13"><text:s/></text:span><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402cm" svg:y="7.501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4.92cm" svg:y="7.501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578cm" svg:height="1.186cm" svg:x="4.299cm" svg:y="7.501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1.568cm" svg:y="7.391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0.046cm" svg:y="7.391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7.114cm" svg:y="7.391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5.597cm" svg:y="7.391cm">
            <text:list text:style-name="L9">
              <text:list-header>
                <text:p text:style-name="P11"><text:span text:style-name="T14"></text:span></text:p>
              </text:list-header>
            </text:list>
            <draw:enhanced-geometry svg:viewBox="0 0 21600 21600" draw:type="rectangle" draw:enhanced-path="M 0 0 L 21600 0 21600 21600 0 21600 0 0 Z N"/>
          </draw:custom-shape>
        </draw:g>
        <draw:custom-shape draw:style-name="gr3" draw:text-style-name="P12" draw:layer="layout" svg:width="0.214cm" svg:height="1.017cm" svg:x="5.251cm" svg:y="18.036cm">
          <text:list text:style-name="L21">
            <text:list-header>
              <text:p text:style-name="P2"><text:span text:style-name="T94"><text:s/></text:span></text:p>
            </text:list-header>
          </text:list>
          <draw:enhanced-geometry svg:viewBox="0 0 21600 21600" draw:type="rectangle" draw:enhanced-path="M 0 0 L 21600 0 21600 21600 0 21600 0 0 Z N"/>
        </draw:custom-shape>
        <draw:g xml:id="id38" draw:id="id38">
          <draw:custom-shape draw:style-name="gr3" draw:text-style-name="P12" draw:layer="layout" svg:width="0.214cm" svg:height="1.017cm" svg:x="16.747cm" svg:y="9.604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637cm" svg:height="1.017cm" svg:x="15.966cm" svg:y="9.688cm">
            <text:list text:style-name="L21">
              <text:list-header>
                <text:p text:style-name="P2"><text:span text:style-name="T94"><text:s text:c="3"/></text:span></text:p>
              </text:list-header>
            </text:list>
            <draw:enhanced-geometry svg:viewBox="0 0 21600 21600" draw:type="rectangle" draw:enhanced-path="M 0 0 L 21600 0 21600 21600 0 21600 0 0 Z N"/>
          </draw:custom-shape>
          <draw:custom-shape draw:style-name="gr3" draw:text-style-name="P12" draw:layer="layout" svg:width="1.649cm" svg:height="1.017cm" svg:x="8.464cm" svg:y="8.563cm">
            <text:list text:style-name="L21">
              <text:list-header>
                <text:p text:style-name="P2"><text:span text:style-name="T94">x y z</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29cm" svg:y="8.563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239cm" svg:height="1.017cm" svg:x="11.357cm" svg:y="8.563cm">
            <text:list text:style-name="L21">
              <text:list-header>
                <text:p text:style-name="P2"><text:span text:style-name="T94">i</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61cm" svg:y="8.563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048cm" svg:height="1.081cm" svg:x="12.689cm" svg:y="8.594cm">
            <text:list text:style-name="L21">
              <text:list-header>
                <text:p text:style-name="P2"><text:span text:style-name="T94">M</text:span><text:span text:style-name="T103">0</text:span></text:p>
              </text:list-header>
            </text:list>
            <draw:enhanced-geometry svg:viewBox="0 0 21600 21600" draw:type="rectangle" draw:enhanced-path="M 0 0 L 21600 0 21600 21600 0 21600 0 0 Z N"/>
          </draw:custom-shape>
          <draw:custom-shape draw:style-name="gr30" draw:text-style-name="P12" draw:layer="layout" svg:width="0.211cm" svg:height="0.763cm" svg:x="13.97cm" svg:y="8.524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1.048cm" svg:height="1.081cm" svg:x="14.405cm" svg:y="8.594cm">
            <text:list text:style-name="L21">
              <text:list-header>
                <text:p text:style-name="P2"><text:span text:style-name="T94">M</text:span><text:span text:style-name="T103">2</text:span></text:p>
              </text:list-header>
            </text:list>
            <draw:enhanced-geometry svg:viewBox="0 0 21600 21600" draw:type="rectangle" draw:enhanced-path="M 0 0 L 21600 0 21600 21600 0 21600 0 0 Z N"/>
          </draw:custom-shape>
          <draw:custom-shape draw:style-name="gr30" draw:text-style-name="P12" draw:layer="layout" svg:width="0.212cm" svg:height="1.014cm" svg:x="15.685cm" svg:y="8.524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1.048cm" svg:height="1.081cm" svg:x="16.116cm" svg:y="8.594cm">
            <text:list text:style-name="L21">
              <text:list-header>
                <text:p text:style-name="P2"><text:span text:style-name="T94">M</text:span><text:span text:style-name="T103">3</text:span></text:p>
              </text:list-header>
            </text:list>
            <draw:enhanced-geometry svg:viewBox="0 0 21600 21600" draw:type="rectangle" draw:enhanced-path="M 0 0 L 21600 0 21600 21600 0 21600 0 0 Z N"/>
          </draw:custom-shape>
          <draw:custom-shape draw:style-name="gr30" draw:text-style-name="P12" draw:layer="layout" svg:width="0.212cm" svg:height="1.014cm" svg:x="17.396cm" svg:y="8.524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1.048cm" svg:height="1.081cm" svg:x="17.831cm" svg:y="8.594cm">
            <text:list text:style-name="L21">
              <text:list-header>
                <text:p text:style-name="P2"><text:span text:style-name="T94">M</text:span><text:span text:style-name="T103">5</text:span></text:p>
              </text:list-header>
            </text:list>
            <draw:enhanced-geometry svg:viewBox="0 0 21600 21600" draw:type="rectangle" draw:enhanced-path="M 0 0 L 21600 0 21600 21600 0 21600 0 0 Z N"/>
          </draw:custom-shape>
          <draw:custom-shape draw:style-name="gr30" draw:text-style-name="P12" draw:layer="layout" svg:width="0.212cm" svg:height="1.014cm" svg:x="19.111cm" svg:y="8.524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1.048cm" svg:height="1.081cm" svg:x="19.542cm" svg:y="8.594cm">
            <text:list text:style-name="L21">
              <text:list-header>
                <text:p text:style-name="P2"><text:span text:style-name="T94">M</text:span><text:span text:style-name="T103">6</text:span></text:p>
              </text:list-header>
            </text:list>
            <draw:enhanced-geometry svg:viewBox="0 0 21600 21600" draw:type="rectangle" draw:enhanced-path="M 0 0 L 21600 0 21600 21600 0 21600 0 0 Z N"/>
          </draw:custom-shape>
          <draw:custom-shape draw:style-name="gr3" draw:text-style-name="P12" draw:layer="layout" svg:width="1.636cm" svg:height="1.017cm" svg:x="20.904cm" svg:y="8.563cm">
            <text:list text:style-name="L21">
              <text:list-header>
                <text:p text:style-name="P2"><text:span text:style-name="T94">= F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643cm" svg:y="8.563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8cm" svg:height="1.049cm" svg:x="10.579cm" svg:y="8.524cm">
            <text:p/>
            <draw:enhanced-geometry svg:viewBox="0 0 21600 21600" draw:type="rectangle" draw:enhanced-path="M 0 0 L 21600 0 21600 21600 0 21600 0 0 Z N"/>
          </draw:custom-shape>
          <draw:line draw:style-name="gr29" draw:text-style-name="P13" draw:layer="layout" svg:x1="10.579cm" svg:y1="8.524cm" svg:x2="10.583cm" svg:y2="9.573cm">
            <text:p/>
          </draw:line>
          <draw:custom-shape draw:style-name="gr21" draw:text-style-name="P27" draw:layer="layout" svg:width="0.048cm" svg:height="1.049cm" svg:x="12.343cm" svg:y="8.524cm">
            <text:p/>
            <draw:enhanced-geometry svg:viewBox="0 0 21600 21600" draw:type="rectangle" draw:enhanced-path="M 0 0 L 21600 0 21600 21600 0 21600 0 0 Z N"/>
          </draw:custom-shape>
          <draw:line draw:style-name="gr29" draw:text-style-name="P13" draw:layer="layout" svg:x1="12.343cm" svg:y1="8.524cm" svg:x2="12.347cm" svg:y2="9.573cm">
            <text:p/>
          </draw:line>
          <draw:custom-shape draw:style-name="gr3" draw:text-style-name="P12" draw:layer="layout" svg:width="1.695cm" svg:height="1.017cm" svg:x="8.448cm" svg:y="9.657cm">
            <text:list text:style-name="L21">
              <text:list-header>
                <text:p text:style-name="P2"><text:span text:style-name="T94">0 0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42cm" svg:y="9.65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257cm" svg:y="9.657cm">
            <text:list text:style-name="L21">
              <text:list-header>
                <text:p text:style-name="P2"><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707cm" svg:y="9.65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849cm" svg:height="1.017cm" svg:x="12.888cm" svg:y="9.688cm">
            <text:list text:style-name="L21">
              <text:list-header>
                <text:p text:style-name="P2"><text:span text:style-name="T94">0 <text:s/></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4.202cm" svg:y="9.688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7.505cm" svg:y="9.688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0.848cm" svg:height="1.017cm" svg:x="19.27cm" svg:y="9.688cm">
            <text:list text:style-name="L21">
              <text:list-header>
                <text:p text:style-name="P2"><text:span text:style-name="T94"><text:s text:c="2"/></text:span><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164cm" svg:y="9.688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1.178cm" svg:y="9.657cm">
            <text:list text:style-name="L21">
              <text:list-header>
                <text:p text:style-name="P2"><text:span text:style-name="T94">=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369cm" svg:y="9.65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2.496cm" svg:height="0.044cm" svg:x="8.083cm" svg:y="9.573cm">
            <text:p/>
            <draw:enhanced-geometry svg:viewBox="0 0 21600 21600" draw:type="rectangle" draw:enhanced-path="M 0 0 L 21600 0 21600 21600 0 21600 0 0 Z N"/>
          </draw:custom-shape>
          <draw:line draw:style-name="gr29" draw:text-style-name="P13" draw:layer="layout" svg:x1="8.083cm" svg:y1="9.573cm" svg:x2="10.579cm" svg:y2="9.578cm">
            <text:p/>
          </draw:line>
          <draw:custom-shape draw:style-name="gr21" draw:text-style-name="P27" draw:layer="layout" svg:width="0.048cm" svg:height="0.044cm" svg:x="10.579cm" svg:y="9.573cm">
            <text:p/>
            <draw:enhanced-geometry svg:viewBox="0 0 21600 21600" draw:type="rectangle" draw:enhanced-path="M 0 0 L 21600 0 21600 21600 0 21600 0 0 Z N"/>
          </draw:custom-shape>
          <draw:line draw:style-name="gr29" draw:text-style-name="P13" draw:layer="layout" svg:x1="10.579cm" svg:y1="9.573cm" svg:x2="10.627cm" svg:y2="9.578cm">
            <text:p/>
          </draw:line>
          <draw:line draw:style-name="gr29" draw:text-style-name="P13" draw:layer="layout" svg:x1="10.579cm" svg:y1="9.573cm" svg:x2="10.583cm" svg:y2="9.617cm">
            <text:p/>
          </draw:line>
          <draw:custom-shape draw:style-name="gr21" draw:text-style-name="P27" draw:layer="layout" svg:width="1.716cm" svg:height="0.044cm" svg:x="10.627cm" svg:y="9.573cm">
            <text:p/>
            <draw:enhanced-geometry svg:viewBox="0 0 21600 21600" draw:type="rectangle" draw:enhanced-path="M 0 0 L 21600 0 21600 21600 0 21600 0 0 Z N"/>
          </draw:custom-shape>
          <draw:line draw:style-name="gr29" draw:text-style-name="P13" draw:layer="layout" svg:x1="10.627cm" svg:y1="9.573cm" svg:x2="12.343cm" svg:y2="9.578cm">
            <text:p/>
          </draw:line>
          <draw:custom-shape draw:style-name="gr21" draw:text-style-name="P27" draw:layer="layout" svg:width="0.048cm" svg:height="0.044cm" svg:x="12.343cm" svg:y="9.573cm">
            <text:p/>
            <draw:enhanced-geometry svg:viewBox="0 0 21600 21600" draw:type="rectangle" draw:enhanced-path="M 0 0 L 21600 0 21600 21600 0 21600 0 0 Z N"/>
          </draw:custom-shape>
          <draw:line draw:style-name="gr29" draw:text-style-name="P13" draw:layer="layout" svg:x1="12.343cm" svg:y1="9.573cm" svg:x2="12.391cm" svg:y2="9.578cm">
            <text:p/>
          </draw:line>
          <draw:line draw:style-name="gr29" draw:text-style-name="P13" draw:layer="layout" svg:x1="12.343cm" svg:y1="9.573cm" svg:x2="12.347cm" svg:y2="9.617cm">
            <text:p/>
          </draw:line>
          <draw:custom-shape draw:style-name="gr21" draw:text-style-name="P27" draw:layer="layout" svg:width="8.273cm" svg:height="0.044cm" svg:x="12.391cm" svg:y="9.573cm">
            <text:p/>
            <draw:enhanced-geometry svg:viewBox="0 0 21600 21600" draw:type="rectangle" draw:enhanced-path="M 0 0 L 21600 0 21600 21600 0 21600 0 0 Z N"/>
          </draw:custom-shape>
          <draw:line draw:style-name="gr29" draw:text-style-name="P13" draw:layer="layout" svg:x1="12.391cm" svg:y1="9.573cm" svg:x2="20.664cm" svg:y2="9.578cm">
            <text:p/>
          </draw:line>
          <draw:custom-shape draw:style-name="gr21" draw:text-style-name="P27" draw:layer="layout" svg:width="0.053cm" svg:height="0.044cm" svg:x="20.664cm" svg:y="9.573cm">
            <text:p/>
            <draw:enhanced-geometry svg:viewBox="0 0 21600 21600" draw:type="rectangle" draw:enhanced-path="M 0 0 L 21600 0 21600 21600 0 21600 0 0 Z N"/>
          </draw:custom-shape>
          <draw:line draw:style-name="gr29" draw:text-style-name="P13" draw:layer="layout" svg:x1="20.664cm" svg:y1="9.573cm" svg:x2="20.717cm" svg:y2="9.578cm">
            <text:p/>
          </draw:line>
          <draw:line draw:style-name="gr29" draw:text-style-name="P13" draw:layer="layout" svg:x1="20.664cm" svg:y1="9.573cm" svg:x2="20.668cm" svg:y2="9.617cm">
            <text:p/>
          </draw:line>
          <draw:custom-shape draw:style-name="gr21" draw:text-style-name="P27" draw:layer="layout" svg:width="2.134cm" svg:height="0.044cm" svg:x="20.717cm" svg:y="9.573cm">
            <text:p/>
            <draw:enhanced-geometry svg:viewBox="0 0 21600 21600" draw:type="rectangle" draw:enhanced-path="M 0 0 L 21600 0 21600 21600 0 21600 0 0 Z N"/>
          </draw:custom-shape>
          <draw:line draw:style-name="gr29" draw:text-style-name="P13" draw:layer="layout" svg:x1="20.717cm" svg:y1="9.573cm" svg:x2="22.851cm" svg:y2="9.578cm">
            <text:p/>
          </draw:line>
          <draw:custom-shape draw:style-name="gr21" draw:text-style-name="P27" draw:layer="layout" svg:width="0.048cm" svg:height="1.001cm" svg:x="10.579cm" svg:y="9.617cm">
            <text:p/>
            <draw:enhanced-geometry svg:viewBox="0 0 21600 21600" draw:type="rectangle" draw:enhanced-path="M 0 0 L 21600 0 21600 21600 0 21600 0 0 Z N"/>
          </draw:custom-shape>
          <draw:line draw:style-name="gr29" draw:text-style-name="P13" draw:layer="layout" svg:x1="10.579cm" svg:y1="9.617cm" svg:x2="10.583cm" svg:y2="10.618cm">
            <text:p/>
          </draw:line>
          <draw:custom-shape draw:style-name="gr21" draw:text-style-name="P27" draw:layer="layout" svg:width="0.048cm" svg:height="1.001cm" svg:x="12.343cm" svg:y="9.617cm">
            <text:p/>
            <draw:enhanced-geometry svg:viewBox="0 0 21600 21600" draw:type="rectangle" draw:enhanced-path="M 0 0 L 21600 0 21600 21600 0 21600 0 0 Z N"/>
          </draw:custom-shape>
          <draw:line draw:style-name="gr29" draw:text-style-name="P13" draw:layer="layout" svg:x1="12.343cm" svg:y1="9.617cm" svg:x2="12.347cm" svg:y2="10.618cm">
            <text:p/>
          </draw:line>
          <draw:custom-shape draw:style-name="gr3" draw:text-style-name="P12" draw:layer="layout" svg:width="1.695cm" svg:height="1.017cm" svg:x="8.448cm" svg:y="10.658cm">
            <text:list text:style-name="L21">
              <text:list-header>
                <text:p text:style-name="P2"><text:span text:style-name="T94">0 0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42cm" svg:y="10.658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257cm" svg:y="10.658cm">
            <text:list text:style-name="L21">
              <text:list-header>
                <text:p text:style-name="P2"><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707cm" svg:y="10.658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849cm" svg:height="1.017cm" svg:x="12.888cm" svg:y="10.689cm">
            <text:list text:style-name="L21">
              <text:list-header>
                <text:p text:style-name="P2"><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4.202cm" svg:y="10.689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1.06cm" svg:height="1.017cm" svg:x="15.967cm" svg:y="10.689cm">
            <text:list text:style-name="L21">
              <text:list-header>
                <text:p text:style-name="P2"><text:span text:style-name="T94"><text:s text:c="2"/></text:span><text:span text:style-name="T94">1 </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7.505cm" svg:y="10.689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0.848cm" svg:height="1.017cm" svg:x="19.27cm" svg:y="10.689cm">
            <text:list text:style-name="L21">
              <text:list-header>
                <text:p text:style-name="P2"><text:span text:style-name="T94"><text:s text:c="2"/></text:span><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164cm" svg:y="10.689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1.178cm" svg:y="10.658cm">
            <text:list text:style-name="L21">
              <text:list-header>
                <text:p text:style-name="P2"><text:span text:style-name="T94">=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369cm" svg:y="10.658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8cm" svg:height="1.05cm" svg:x="10.579cm" svg:y="10.618cm">
            <text:p/>
            <draw:enhanced-geometry svg:viewBox="0 0 21600 21600" draw:type="rectangle" draw:enhanced-path="M 0 0 L 21600 0 21600 21600 0 21600 0 0 Z N"/>
          </draw:custom-shape>
          <draw:line draw:style-name="gr29" draw:text-style-name="P13" draw:layer="layout" svg:x1="10.579cm" svg:y1="10.618cm" svg:x2="10.583cm" svg:y2="11.668cm">
            <text:p/>
          </draw:line>
          <draw:custom-shape draw:style-name="gr21" draw:text-style-name="P27" draw:layer="layout" svg:width="0.048cm" svg:height="1.05cm" svg:x="12.343cm" svg:y="10.618cm">
            <text:p/>
            <draw:enhanced-geometry svg:viewBox="0 0 21600 21600" draw:type="rectangle" draw:enhanced-path="M 0 0 L 21600 0 21600 21600 0 21600 0 0 Z N"/>
          </draw:custom-shape>
          <draw:line draw:style-name="gr29" draw:text-style-name="P13" draw:layer="layout" svg:x1="12.343cm" svg:y1="10.618cm" svg:x2="12.347cm" svg:y2="11.668cm">
            <text:p/>
          </draw:line>
          <draw:custom-shape draw:style-name="gr3" draw:text-style-name="P12" draw:layer="layout" svg:width="1.695cm" svg:height="1.017cm" svg:x="8.448cm" svg:y="11.708cm">
            <text:list text:style-name="L21">
              <text:list-header>
                <text:p text:style-name="P2"><text:span text:style-name="T94">0 1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42cm" svg:y="11.708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257cm" svg:y="11.708cm">
            <text:list text:style-name="L21">
              <text:list-header>
                <text:p text:style-name="P2"><text:span text:style-name="T94">2</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707cm" svg:y="11.708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849cm" svg:height="1.017cm" svg:x="12.888cm" svg:y="11.738cm">
            <text:list text:style-name="L21">
              <text:list-header>
                <text:p text:style-name="P2"><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4.202cm" svg:y="11.738cm">
            <text:list text:style-name="L21">
              <text:list-header>
                <text:p text:style-name="P2"><text:span text:style-name="T94"><text:s text:c="2"/></text:span><text:span text:style-name="T94">0 <text:s/></text:span></text:p>
              </text:list-header>
            </text:list>
            <draw:enhanced-geometry svg:viewBox="0 0 21600 21600" draw:type="rectangle" draw:enhanced-path="M 0 0 L 21600 0 21600 21600 0 21600 0 0 Z N"/>
          </draw:custom-shape>
          <draw:custom-shape draw:style-name="gr3" draw:text-style-name="P12" draw:layer="layout" svg:width="1.06cm" svg:height="1.017cm" svg:x="15.967cm" svg:y="11.738cm">
            <text:list text:style-name="L21">
              <text:list-header>
                <text:p text:style-name="P2"><text:span text:style-name="T94"><text:s text:c="2"/></text:span><text:span text:style-name="T94">1 </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7.505cm" svg:y="11.738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0.848cm" svg:height="1.017cm" svg:x="19.27cm" svg:y="11.738cm">
            <text:list text:style-name="L21">
              <text:list-header>
                <text:p text:style-name="P2"><text:span text:style-name="T94"><text:s text:c="2"/></text:span><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164cm" svg:y="11.738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1.178cm" svg:y="11.708cm">
            <text:list text:style-name="L21">
              <text:list-header>
                <text:p text:style-name="P2"><text:span text:style-name="T94">=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369cm" svg:y="11.708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8cm" svg:height="1.049cm" svg:x="10.579cm" svg:y="11.668cm">
            <text:p/>
            <draw:enhanced-geometry svg:viewBox="0 0 21600 21600" draw:type="rectangle" draw:enhanced-path="M 0 0 L 21600 0 21600 21600 0 21600 0 0 Z N"/>
          </draw:custom-shape>
          <draw:line draw:style-name="gr29" draw:text-style-name="P13" draw:layer="layout" svg:x1="10.579cm" svg:y1="11.668cm" svg:x2="10.583cm" svg:y2="12.717cm">
            <text:p/>
          </draw:line>
          <draw:custom-shape draw:style-name="gr21" draw:text-style-name="P27" draw:layer="layout" svg:width="0.048cm" svg:height="1.049cm" svg:x="12.343cm" svg:y="11.668cm">
            <text:p/>
            <draw:enhanced-geometry svg:viewBox="0 0 21600 21600" draw:type="rectangle" draw:enhanced-path="M 0 0 L 21600 0 21600 21600 0 21600 0 0 Z N"/>
          </draw:custom-shape>
          <draw:line draw:style-name="gr29" draw:text-style-name="P13" draw:layer="layout" svg:x1="12.343cm" svg:y1="11.668cm" svg:x2="12.347cm" svg:y2="12.717cm">
            <text:p/>
          </draw:line>
          <draw:custom-shape draw:style-name="gr3" draw:text-style-name="P12" draw:layer="layout" svg:width="1.695cm" svg:height="1.017cm" svg:x="8.448cm" svg:y="12.757cm">
            <text:list text:style-name="L21">
              <text:list-header>
                <text:p text:style-name="P2"><text:span text:style-name="T94">0 1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42cm" svg:y="12.75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257cm" svg:y="12.757cm">
            <text:list text:style-name="L21">
              <text:list-header>
                <text:p text:style-name="P2"><text:span text:style-name="T94">3</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707cm" svg:y="12.75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849cm" svg:height="1.017cm" svg:x="12.888cm" svg:y="12.788cm">
            <text:list text:style-name="L21">
              <text:list-header>
                <text:p text:style-name="P2"><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4.202cm" svg:y="12.788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1.06cm" svg:height="1.017cm" svg:x="15.967cm" svg:y="12.788cm">
            <text:list text:style-name="L21">
              <text:list-header>
                <text:p text:style-name="P2"><text:span text:style-name="T94"><text:s text:c="2"/></text:span><text:span text:style-name="T94">0 </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7.505cm" svg:y="12.788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0.848cm" svg:height="1.017cm" svg:x="19.27cm" svg:y="12.788cm">
            <text:list text:style-name="L21">
              <text:list-header>
                <text:p text:style-name="P2"><text:span text:style-name="T94"><text:s text:c="2"/></text:span><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164cm" svg:y="12.788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1.178cm" svg:y="12.757cm">
            <text:list text:style-name="L21">
              <text:list-header>
                <text:p text:style-name="P2"><text:span text:style-name="T94">=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369cm" svg:y="12.757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8cm" svg:height="1.045cm" svg:x="10.579cm" svg:y="12.717cm">
            <text:p/>
            <draw:enhanced-geometry svg:viewBox="0 0 21600 21600" draw:type="rectangle" draw:enhanced-path="M 0 0 L 21600 0 21600 21600 0 21600 0 0 Z N"/>
          </draw:custom-shape>
          <draw:line draw:style-name="gr29" draw:text-style-name="P13" draw:layer="layout" svg:x1="10.579cm" svg:y1="12.717cm" svg:x2="10.583cm" svg:y2="13.762cm">
            <text:p/>
          </draw:line>
          <draw:custom-shape draw:style-name="gr21" draw:text-style-name="P27" draw:layer="layout" svg:width="0.048cm" svg:height="1.045cm" svg:x="12.343cm" svg:y="12.717cm">
            <text:p/>
            <draw:enhanced-geometry svg:viewBox="0 0 21600 21600" draw:type="rectangle" draw:enhanced-path="M 0 0 L 21600 0 21600 21600 0 21600 0 0 Z N"/>
          </draw:custom-shape>
          <draw:line draw:style-name="gr29" draw:text-style-name="P13" draw:layer="layout" svg:x1="12.343cm" svg:y1="12.717cm" svg:x2="12.347cm" svg:y2="13.762cm">
            <text:p/>
          </draw:line>
          <draw:custom-shape draw:style-name="gr3" draw:text-style-name="P12" draw:layer="layout" svg:width="1.695cm" svg:height="1.017cm" svg:x="8.448cm" svg:y="13.802cm">
            <text:list text:style-name="L21">
              <text:list-header>
                <text:p text:style-name="P2"><text:span text:style-name="T94">1 0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42cm" svg:y="13.802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257cm" svg:y="13.802cm">
            <text:list text:style-name="L21">
              <text:list-header>
                <text:p text:style-name="P2"><text:span text:style-name="T94">4</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707cm" svg:y="13.802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849cm" svg:height="1.017cm" svg:x="12.888cm" svg:y="13.833cm">
            <text:list text:style-name="L21">
              <text:list-header>
                <text:p text:style-name="P2"><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4.202cm" svg:y="13.833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1.06cm" svg:height="1.017cm" svg:x="15.967cm" svg:y="13.833cm">
            <text:list text:style-name="L21">
              <text:list-header>
                <text:p text:style-name="P2"><text:span text:style-name="T94"><text:s text:c="2"/></text:span><text:span text:style-name="T94">1 </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7.505cm" svg:y="13.833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0.848cm" svg:height="1.017cm" svg:x="19.27cm" svg:y="13.833cm">
            <text:list text:style-name="L21">
              <text:list-header>
                <text:p text:style-name="P2"><text:span text:style-name="T94"><text:s text:c="2"/></text:span><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164cm" svg:y="13.833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1.178cm" svg:y="13.802cm">
            <text:list text:style-name="L21">
              <text:list-header>
                <text:p text:style-name="P2"><text:span text:style-name="T94">=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369cm" svg:y="13.802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8cm" svg:height="1.05cm" svg:x="10.579cm" svg:y="13.762cm">
            <text:p/>
            <draw:enhanced-geometry svg:viewBox="0 0 21600 21600" draw:type="rectangle" draw:enhanced-path="M 0 0 L 21600 0 21600 21600 0 21600 0 0 Z N"/>
          </draw:custom-shape>
          <draw:line draw:style-name="gr29" draw:text-style-name="P13" draw:layer="layout" svg:x1="10.579cm" svg:y1="13.762cm" svg:x2="10.583cm" svg:y2="14.812cm">
            <text:p/>
          </draw:line>
          <draw:custom-shape draw:style-name="gr21" draw:text-style-name="P27" draw:layer="layout" svg:width="0.048cm" svg:height="1.05cm" svg:x="12.343cm" svg:y="13.762cm">
            <text:p/>
            <draw:enhanced-geometry svg:viewBox="0 0 21600 21600" draw:type="rectangle" draw:enhanced-path="M 0 0 L 21600 0 21600 21600 0 21600 0 0 Z N"/>
          </draw:custom-shape>
          <draw:line draw:style-name="gr29" draw:text-style-name="P13" draw:layer="layout" svg:x1="12.343cm" svg:y1="13.762cm" svg:x2="12.347cm" svg:y2="14.812cm">
            <text:p/>
          </draw:line>
          <draw:custom-shape draw:style-name="gr3" draw:text-style-name="P12" draw:layer="layout" svg:width="1.695cm" svg:height="1.017cm" svg:x="8.448cm" svg:y="14.852cm">
            <text:list text:style-name="L21">
              <text:list-header>
                <text:p text:style-name="P2"><text:span text:style-name="T94">1 0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42cm" svg:y="14.852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257cm" svg:y="14.852cm">
            <text:list text:style-name="L21">
              <text:list-header>
                <text:p text:style-name="P2"><text:span text:style-name="T94">5</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707cm" svg:y="14.852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849cm" svg:height="1.017cm" svg:x="12.888cm" svg:y="14.883cm">
            <text:list text:style-name="L21">
              <text:list-header>
                <text:p text:style-name="P2"><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4.202cm" svg:y="14.883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1.06cm" svg:height="1.017cm" svg:x="15.967cm" svg:y="14.883cm">
            <text:list text:style-name="L21">
              <text:list-header>
                <text:p text:style-name="P2"><text:span text:style-name="T94"><text:s text:c="2"/></text:span><text:span text:style-name="T94">1 </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7.505cm" svg:y="14.883cm">
            <text:list text:style-name="L21">
              <text:list-header>
                <text:p text:style-name="P2"><text:span text:style-name="T94"><text:s text:c="2"/></text:span><text:span text:style-name="T94">0 <text:s/></text:span></text:p>
              </text:list-header>
            </text:list>
            <draw:enhanced-geometry svg:viewBox="0 0 21600 21600" draw:type="rectangle" draw:enhanced-path="M 0 0 L 21600 0 21600 21600 0 21600 0 0 Z N"/>
          </draw:custom-shape>
          <draw:custom-shape draw:style-name="gr3" draw:text-style-name="P12" draw:layer="layout" svg:width="0.848cm" svg:height="1.017cm" svg:x="19.27cm" svg:y="14.883cm">
            <text:list text:style-name="L21">
              <text:list-header>
                <text:p text:style-name="P2"><text:span text:style-name="T94"><text:s text:c="2"/></text:span><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164cm" svg:y="14.883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1.178cm" svg:y="14.852cm">
            <text:list text:style-name="L21">
              <text:list-header>
                <text:p text:style-name="P2"><text:span text:style-name="T94">=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369cm" svg:y="14.852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8cm" svg:height="1.049cm" svg:x="10.579cm" svg:y="14.812cm">
            <text:p/>
            <draw:enhanced-geometry svg:viewBox="0 0 21600 21600" draw:type="rectangle" draw:enhanced-path="M 0 0 L 21600 0 21600 21600 0 21600 0 0 Z N"/>
          </draw:custom-shape>
          <draw:line draw:style-name="gr29" draw:text-style-name="P13" draw:layer="layout" svg:x1="10.579cm" svg:y1="14.812cm" svg:x2="10.583cm" svg:y2="15.861cm">
            <text:p/>
          </draw:line>
          <draw:custom-shape draw:style-name="gr21" draw:text-style-name="P27" draw:layer="layout" svg:width="0.048cm" svg:height="1.049cm" svg:x="12.343cm" svg:y="14.812cm">
            <text:p/>
            <draw:enhanced-geometry svg:viewBox="0 0 21600 21600" draw:type="rectangle" draw:enhanced-path="M 0 0 L 21600 0 21600 21600 0 21600 0 0 Z N"/>
          </draw:custom-shape>
          <draw:line draw:style-name="gr29" draw:text-style-name="P13" draw:layer="layout" svg:x1="12.343cm" svg:y1="14.812cm" svg:x2="12.347cm" svg:y2="15.861cm">
            <text:p/>
          </draw:line>
          <draw:custom-shape draw:style-name="gr3" draw:text-style-name="P12" draw:layer="layout" svg:width="1.695cm" svg:height="1.017cm" svg:x="8.448cm" svg:y="15.901cm">
            <text:list text:style-name="L21">
              <text:list-header>
                <text:p text:style-name="P2"><text:span text:style-name="T94">1 1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42cm" svg:y="15.90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257cm" svg:y="15.901cm">
            <text:list text:style-name="L21">
              <text:list-header>
                <text:p text:style-name="P2"><text:span text:style-name="T94">6</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707cm" svg:y="15.90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849cm" svg:height="1.017cm" svg:x="12.888cm" svg:y="15.932cm">
            <text:list text:style-name="L21">
              <text:list-header>
                <text:p text:style-name="P2"><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4.202cm" svg:y="15.932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1.06cm" svg:height="1.017cm" svg:x="15.967cm" svg:y="15.932cm">
            <text:list text:style-name="L21">
              <text:list-header>
                <text:p text:style-name="P2"><text:span text:style-name="T94"><text:s text:c="2"/></text:span><text:span text:style-name="T94">1 </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7.505cm" svg:y="15.932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0.848cm" svg:height="1.017cm" svg:x="19.27cm" svg:y="15.932cm">
            <text:list text:style-name="L21">
              <text:list-header>
                <text:p text:style-name="P2"><text:span text:style-name="T94"><text:s text:c="2"/></text:span><text:span text:style-name="T94">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164cm" svg:y="15.932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1.178cm" svg:y="15.901cm">
            <text:list text:style-name="L21">
              <text:list-header>
                <text:p text:style-name="P2"><text:span text:style-name="T94">= 0</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369cm" svg:y="15.901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8cm" svg:height="1.046cm" svg:x="10.579cm" svg:y="15.861cm">
            <text:p/>
            <draw:enhanced-geometry svg:viewBox="0 0 21600 21600" draw:type="rectangle" draw:enhanced-path="M 0 0 L 21600 0 21600 21600 0 21600 0 0 Z N"/>
          </draw:custom-shape>
          <draw:line draw:style-name="gr29" draw:text-style-name="P13" draw:layer="layout" svg:x1="10.579cm" svg:y1="15.861cm" svg:x2="10.583cm" svg:y2="16.907cm">
            <text:p/>
          </draw:line>
          <draw:custom-shape draw:style-name="gr21" draw:text-style-name="P27" draw:layer="layout" svg:width="0.048cm" svg:height="1.046cm" svg:x="12.343cm" svg:y="15.861cm">
            <text:p/>
            <draw:enhanced-geometry svg:viewBox="0 0 21600 21600" draw:type="rectangle" draw:enhanced-path="M 0 0 L 21600 0 21600 21600 0 21600 0 0 Z N"/>
          </draw:custom-shape>
          <draw:line draw:style-name="gr29" draw:text-style-name="P13" draw:layer="layout" svg:x1="12.343cm" svg:y1="15.861cm" svg:x2="12.347cm" svg:y2="16.907cm">
            <text:p/>
          </draw:line>
          <draw:custom-shape draw:style-name="gr3" draw:text-style-name="P12" draw:layer="layout" svg:width="1.695cm" svg:height="1.017cm" svg:x="8.448cm" svg:y="16.946cm">
            <text:list text:style-name="L21">
              <text:list-header>
                <text:p text:style-name="P2"><text:span text:style-name="T94">1 1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0.242cm" svg:y="16.946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425cm" svg:height="1.017cm" svg:x="11.257cm" svg:y="16.946cm">
            <text:list text:style-name="L21">
              <text:list-header>
                <text:p text:style-name="P2"><text:span text:style-name="T105">7</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11.707cm" svg:y="16.946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0.849cm" svg:height="1.017cm" svg:x="12.888cm" svg:y="16.982cm">
            <text:list text:style-name="L21">
              <text:list-header>
                <text:p text:style-name="P2"><text:span text:style-name="T94">1 <text:s/></text:span></text:p>
              </text:list-header>
            </text:list>
            <draw:enhanced-geometry svg:viewBox="0 0 21600 21600" draw:type="rectangle" draw:enhanced-path="M 0 0 L 21600 0 21600 21600 0 21600 0 0 Z N"/>
          </draw:custom-shape>
          <draw:g>
            <draw:custom-shape draw:style-name="gr3" draw:text-style-name="P12" draw:layer="layout" svg:width="0.527cm" svg:height="1.017cm" svg:x="13.632cm" svg:y="9.617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3.632cm" svg:y="10.634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3.632cm" svg:y="11.682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3.632cm" svg:y="12.745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3.632cm" svg:y="13.762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3.632cm" svg:y="14.819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3.632cm" svg:y="15.877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3.632cm" svg:y="16.943cm">
              <text:list text:style-name="L21">
                <text:list-header>
                  <text:p text:style-name="P11"><text:span text:style-name="T104"></text:span></text:p>
                </text:list-header>
              </text:list>
              <draw:enhanced-geometry svg:viewBox="0 0 21600 21600" draw:type="rectangle" draw:enhanced-path="M 0 0 L 21600 0 21600 21600 0 21600 0 0 Z N"/>
            </draw:custom-shape>
          </draw:g>
          <draw:custom-shape draw:style-name="gr3" draw:text-style-name="P12" draw:layer="layout" svg:width="1.272cm" svg:height="1.017cm" svg:x="14.202cm" svg:y="16.982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1.06cm" svg:height="1.017cm" svg:x="15.967cm" svg:y="16.982cm">
            <text:list text:style-name="L21">
              <text:list-header>
                <text:p text:style-name="P2"><text:span text:style-name="T94"><text:s text:c="2"/></text:span><text:span text:style-name="T94">1 </text:span></text:p>
              </text:list-header>
            </text:list>
            <draw:enhanced-geometry svg:viewBox="0 0 21600 21600" draw:type="rectangle" draw:enhanced-path="M 0 0 L 21600 0 21600 21600 0 21600 0 0 Z N"/>
          </draw:custom-shape>
          <draw:custom-shape draw:style-name="gr3" draw:text-style-name="P12" draw:layer="layout" svg:width="1.272cm" svg:height="1.017cm" svg:x="17.505cm" svg:y="16.982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custom-shape draw:style-name="gr3" draw:text-style-name="P12" draw:layer="layout" svg:width="0.848cm" svg:height="1.017cm" svg:x="19.27cm" svg:y="16.982cm">
            <text:list text:style-name="L21">
              <text:list-header>
                <text:p text:style-name="P2"><text:span text:style-name="T94"><text:s text:c="2"/></text:span><text:span text:style-name="T94">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0.164cm" svg:y="16.982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3" draw:text-style-name="P12" draw:layer="layout" svg:width="1.12cm" svg:height="1.017cm" svg:x="21.178cm" svg:y="16.946cm">
            <text:list text:style-name="L21">
              <text:list-header>
                <text:p text:style-name="P2"><text:span text:style-name="T94">= 1</text:span></text:p>
              </text:list-header>
            </text:list>
            <draw:enhanced-geometry svg:viewBox="0 0 21600 21600" draw:type="rectangle" draw:enhanced-path="M 0 0 L 21600 0 21600 21600 0 21600 0 0 Z N"/>
          </draw:custom-shape>
          <draw:custom-shape draw:style-name="gr3" draw:text-style-name="P12" draw:layer="layout" svg:width="0.214cm" svg:height="1.017cm" svg:x="22.369cm" svg:y="16.946cm">
            <text:list text:style-name="L21">
              <text:list-header>
                <text:p text:style-name="P2"><text:span text:style-name="T94"><text:s/></text:span></text:p>
              </text:list-header>
            </text:list>
            <draw:enhanced-geometry svg:viewBox="0 0 21600 21600" draw:type="rectangle" draw:enhanced-path="M 0 0 L 21600 0 21600 21600 0 21600 0 0 Z N"/>
          </draw:custom-shape>
          <draw:custom-shape draw:style-name="gr21" draw:text-style-name="P27" draw:layer="layout" svg:width="0.048cm" svg:height="1.049cm" svg:x="10.579cm" svg:y="16.907cm">
            <text:p/>
            <draw:enhanced-geometry svg:viewBox="0 0 21600 21600" draw:type="rectangle" draw:enhanced-path="M 0 0 L 21600 0 21600 21600 0 21600 0 0 Z N"/>
          </draw:custom-shape>
          <draw:line draw:style-name="gr29" draw:text-style-name="P13" draw:layer="layout" svg:x1="10.579cm" svg:y1="16.907cm" svg:x2="10.583cm" svg:y2="17.956cm">
            <text:p/>
          </draw:line>
          <draw:custom-shape draw:style-name="gr21" draw:text-style-name="P27" draw:layer="layout" svg:width="0.048cm" svg:height="1.049cm" svg:x="12.343cm" svg:y="16.907cm">
            <text:p/>
            <draw:enhanced-geometry svg:viewBox="0 0 21600 21600" draw:type="rectangle" draw:enhanced-path="M 0 0 L 21600 0 21600 21600 0 21600 0 0 Z N"/>
          </draw:custom-shape>
          <draw:line draw:style-name="gr29" draw:text-style-name="P13" draw:layer="layout" svg:x1="12.343cm" svg:y1="16.907cm" svg:x2="12.347cm" svg:y2="17.956cm">
            <text:p/>
          </draw:line>
          <draw:custom-shape draw:style-name="gr3" draw:text-style-name="P12" draw:layer="layout" svg:width="1.272cm" svg:height="1.017cm" svg:x="15.94cm" svg:y="9.728cm">
            <text:list text:style-name="L21">
              <text:list-header>
                <text:p text:style-name="P2"><text:span text:style-name="T94"><text:s text:c="2"/></text:span><text:span text:style-name="T94">1 <text:s/></text:span></text:p>
              </text:list-header>
            </text:list>
            <draw:enhanced-geometry svg:viewBox="0 0 21600 21600" draw:type="rectangle" draw:enhanced-path="M 0 0 L 21600 0 21600 21600 0 21600 0 0 Z N"/>
          </draw:custom-shape>
          <draw:g>
            <draw:custom-shape draw:style-name="gr3" draw:text-style-name="P12" draw:layer="layout" svg:width="0.527cm" svg:height="1.017cm" svg:x="15.493cm" svg:y="9.617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5.493cm" svg:y="10.618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5.493cm" svg:y="11.668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5.493cm" svg:y="12.717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5.493cm" svg:y="13.762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5.493cm" svg:y="14.812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5.493cm" svg:y="15.861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5.493cm" svg:y="16.906cm">
              <text:list text:style-name="L21">
                <text:list-header>
                  <text:p text:style-name="P11"><text:span text:style-name="T104"></text:span></text:p>
                </text:list-header>
              </text:list>
              <draw:enhanced-geometry svg:viewBox="0 0 21600 21600" draw:type="rectangle" draw:enhanced-path="M 0 0 L 21600 0 21600 21600 0 21600 0 0 Z N"/>
            </draw:custom-shape>
          </draw:g>
          <draw:g>
            <draw:custom-shape draw:style-name="gr3" draw:text-style-name="P12" draw:layer="layout" svg:width="0.527cm" svg:height="1.017cm" svg:x="17.102cm" svg:y="9.666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7.102cm" svg:y="10.666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7.102cm" svg:y="11.716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7.102cm" svg:y="12.765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7.102cm" svg:y="13.81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7.102cm" svg:y="14.86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7.102cm" svg:y="15.909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7.102cm" svg:y="16.954cm">
              <text:list text:style-name="L21">
                <text:list-header>
                  <text:p text:style-name="P11"><text:span text:style-name="T104"></text:span></text:p>
                </text:list-header>
              </text:list>
              <draw:enhanced-geometry svg:viewBox="0 0 21600 21600" draw:type="rectangle" draw:enhanced-path="M 0 0 L 21600 0 21600 21600 0 21600 0 0 Z N"/>
            </draw:custom-shape>
          </draw:g>
          <draw:g>
            <draw:custom-shape draw:style-name="gr3" draw:text-style-name="P12" draw:layer="layout" svg:width="0.527cm" svg:height="1.017cm" svg:x="18.752cm" svg:y="9.626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8.752cm" svg:y="10.627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8.752cm" svg:y="11.677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8.752cm" svg:y="12.726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8.752cm" svg:y="13.771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8.752cm" svg:y="14.821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8.752cm" svg:y="15.87cm">
              <text:list text:style-name="L21">
                <text:list-header>
                  <text:p text:style-name="P11"><text:span text:style-name="T104"></text:span></text:p>
                </text:list-header>
              </text:list>
              <draw:enhanced-geometry svg:viewBox="0 0 21600 21600" draw:type="rectangle" draw:enhanced-path="M 0 0 L 21600 0 21600 21600 0 21600 0 0 Z N"/>
            </draw:custom-shape>
            <draw:custom-shape draw:style-name="gr3" draw:text-style-name="P12" draw:layer="layout" svg:width="0.527cm" svg:height="1.017cm" svg:x="18.752cm" svg:y="16.915cm">
              <text:list text:style-name="L21">
                <text:list-header>
                  <text:p text:style-name="P11"><text:span text:style-name="T104"></text:span></text:p>
                </text:list-header>
              </text:list>
              <draw:enhanced-geometry svg:viewBox="0 0 21600 21600" draw:type="rectangle" draw:enhanced-path="M 0 0 L 21600 0 21600 21600 0 21600 0 0 Z N"/>
            </draw:custom-shape>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right">
                  <anim:set smil:begin="0s" smil:dur="0.001s" smil:fill="hold" smil:targetElement="id38" smil:attributeName="visibility" smil:to="visible"/>
                  <anim:animate smil:dur="0.5s" smil:fill="hold" smil:targetElement="id38" smil:attributeName="x" smil:values="1+width/2;x" smil:keyTimes="0;1" smil:additive="base"/>
                  <anim:animate smil:dur="0.5s" smil:fill="hold" smil:targetElement="id38" smil:attributeName="y" smil:values="1+height/2;y" smil:keyTimes="0;1" smil:additive="base"/>
                </anim:par>
              </anim:par>
            </anim:par>
          </anim:seq>
        </anim:par>
        <presentation:notes draw:style-name="dp2">
          <draw:page-thumbnail draw:style-name="gr1" draw:layer="layout" svg:width="13.335cm" svg:height="10.001cm" svg:x="3.488cm" svg:y="2.002cm" draw:page-number="43" presentation:class="page"/>
          <draw:frame presentation:style-name="pr25" draw:text-style-name="P56" draw:layer="layout" svg:width="14.904cm" svg:height="12.031cm" svg:x="2.708cm" svg:y="12.664cm" presentation:class="notes" presentation:placeholder="true">
            <draw:text-box/>
          </draw:frame>
        </presentation:notes>
      </draw:page>
      <draw:page draw:name="page44" draw:style-name="dp1" draw:master-page-name="Default" presentation:presentation-page-layout-name="AL2T1">
        <draw:frame presentation:style-name="pr5" draw:text-style-name="P3" draw:layer="layout" svg:width="21.59cm" svg:height="2.329cm" svg:x="1.905cm" svg:y="0.635cm" presentation:class="title" presentation:user-transformed="true">
          <draw:text-box>
            <text:list text:style-name="L1">
              <text:list-header>
                <text:p text:style-name="P2"><text:span text:style-name="T1">Maxterm Function Example</text:span></text:p>
              </text:list-header>
            </text:list>
          </draw:text-box>
        </draw:frame>
        <draw:frame presentation:style-name="pr19" draw:text-style-name="P3" draw:layer="layout" svg:width="21.59cm" svg:height="13.124cm" svg:x="1.998cm" svg:y="4.074cm" presentation:class="outline" presentation:user-transformed="true">
          <draw:text-box>
            <text:list text:style-name="L2">
              <text:list-item>
                <text:p text:style-name="P9"><text:s/></text:p>
              </text:list-item>
              <text:list-item>
                <text:p text:style-name="P6"><text:s text:c="2"/><text:span text:style-name="T16">F(A, B,C,D) =</text:span></text:p>
              </text:list-item>
            </text:list>
          </draw:text-box>
        </draw:frame>
        <draw:g>
          <draw:custom-shape draw:style-name="gr3" draw:text-style-name="P12" draw:layer="layout" svg:width="0.848cm" svg:height="0.677cm" svg:x="16.761cm" svg:y="4.917cm">
            <text:list text:style-name="L1">
              <text:list-header>
                <text:p text:style-name="P15"><text:span text:style-name="T91"><text:s text:c="2"/></text:span><text:span text:style-name="T91">14</text:span></text:p>
              </text:list-header>
            </text:list>
            <draw:enhanced-geometry svg:viewBox="0 0 21600 21600" draw:type="rectangle" draw:enhanced-path="M 0 0 L 21600 0 21600 21600 0 21600 0 0 Z N"/>
          </draw:custom-shape>
          <draw:custom-shape draw:style-name="gr3" draw:text-style-name="P12" draw:layer="layout" svg:width="0.814cm" svg:height="0.677cm" svg:x="14.67cm" svg:y="4.917cm">
            <text:list text:style-name="L1">
              <text:list-header>
                <text:p text:style-name="P15"><text:span text:style-name="T91"><text:s text:c="2"/></text:span><text:span text:style-name="T91">11</text:span></text:p>
              </text:list-header>
            </text:list>
            <draw:enhanced-geometry svg:viewBox="0 0 21600 21600" draw:type="rectangle" draw:enhanced-path="M 0 0 L 21600 0 21600 21600 0 21600 0 0 Z N"/>
          </draw:custom-shape>
          <draw:custom-shape draw:style-name="gr3" draw:text-style-name="P12" draw:layer="layout" svg:width="0.565cm" svg:height="0.677cm" svg:x="12.806cm" svg:y="4.917cm">
            <text:list text:style-name="L1">
              <text:list-header>
                <text:p text:style-name="P15"><text:span text:style-name="T91"><text:s text:c="2"/></text:span><text:span text:style-name="T91">8</text:span></text:p>
              </text:list-header>
            </text:list>
            <draw:enhanced-geometry svg:viewBox="0 0 21600 21600" draw:type="rectangle" draw:enhanced-path="M 0 0 L 21600 0 21600 21600 0 21600 0 0 Z N"/>
          </draw:custom-shape>
          <draw:custom-shape draw:style-name="gr3" draw:text-style-name="P12" draw:layer="layout" svg:width="0.426cm" svg:height="0.677cm" svg:x="11.01cm" svg:y="4.917cm">
            <text:list text:style-name="L1">
              <text:list-header>
                <text:p text:style-name="P15"><text:span text:style-name="T91"><text:s/></text:span><text:span text:style-name="T91">3</text:span></text:p>
              </text:list-header>
            </text:list>
            <draw:enhanced-geometry svg:viewBox="0 0 21600 21600" draw:type="rectangle" draw:enhanced-path="M 0 0 L 21600 0 21600 21600 0 21600 0 0 Z N"/>
          </draw:custom-shape>
          <draw:custom-shape draw:style-name="gr3" draw:text-style-name="P12" draw:layer="layout" svg:width="1.179cm" svg:height="1.186cm" svg:x="15.914cm" svg:y="4.291cm">
            <text:list text:style-name="L1">
              <text:list-header>
                <text:p text:style-name="P15"><text:span text:style-name="T13"><text:s/></text:span><text:span text:style-name="T13">M</text:span></text:p>
              </text:list-header>
            </text:list>
            <draw:enhanced-geometry svg:viewBox="0 0 21600 21600" draw:type="rectangle" draw:enhanced-path="M 0 0 L 21600 0 21600 21600 0 21600 0 0 Z N"/>
          </draw:custom-shape>
          <draw:custom-shape draw:style-name="gr3" draw:text-style-name="P12" draw:layer="layout" svg:width="1.179cm" svg:height="1.186cm" svg:x="13.802cm" svg:y="4.291cm">
            <text:list text:style-name="L1">
              <text:list-header>
                <text:p text:style-name="P15"><text:span text:style-name="T13"><text:s/></text:span><text:span text:style-name="T13">M</text:span></text:p>
              </text:list-header>
            </text:list>
            <draw:enhanced-geometry svg:viewBox="0 0 21600 21600" draw:type="rectangle" draw:enhanced-path="M 0 0 L 21600 0 21600 21600 0 21600 0 0 Z N"/>
          </draw:custom-shape>
          <draw:custom-shape draw:style-name="gr3" draw:text-style-name="P12" draw:layer="layout" svg:width="1.179cm" svg:height="1.186cm" svg:x="11.932cm" svg:y="4.291cm">
            <text:list text:style-name="L1">
              <text:list-header>
                <text:p text:style-name="P15"><text:span text:style-name="T13"><text:s/></text:span><text:span text:style-name="T13">M</text:span></text:p>
              </text:list-header>
            </text:list>
            <draw:enhanced-geometry svg:viewBox="0 0 21600 21600" draw:type="rectangle" draw:enhanced-path="M 0 0 L 21600 0 21600 21600 0 21600 0 0 Z N"/>
          </draw:custom-shape>
          <draw:custom-shape draw:style-name="gr3" draw:text-style-name="P12" draw:layer="layout" svg:width="0.933cm" svg:height="1.186cm" svg:x="10.18cm" svg:y="4.291cm">
            <text:list text:style-name="L1">
              <text:list-header>
                <text:p text:style-name="P15"><text:span text:style-name="T13">M</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8.816cm" svg:y="4.291cm">
            <text:list text:style-name="L1">
              <text:list-header>
                <text:p text:style-name="P15"><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8.073cm" svg:y="4.291cm">
            <text:list text:style-name="L1">
              <text:list-header>
                <text:p text:style-name="P15"><text:span text:style-name="T13">D</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7.699cm" svg:y="4.291cm">
            <text:list text:style-name="L1">
              <text:list-header>
                <text:p text:style-name="P15"><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6.992cm" svg:y="4.291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6.632cm" svg:y="4.291cm">
            <text:list text:style-name="L1">
              <text:list-header>
                <text:p text:style-name="P15"><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5.957cm" svg:y="4.291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586cm" svg:y="4.291cm">
            <text:list text:style-name="L1">
              <text:list-header>
                <text:p text:style-name="P15"><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4.84cm" svg:y="4.291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4.451cm" svg:y="4.291cm">
            <text:list text:style-name="L1">
              <text:list-header>
                <text:p text:style-name="P15"><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603cm" svg:height="1.186cm" svg:x="3.844cm" svg:y="4.291cm">
            <text:list text:style-name="L1">
              <text:list-header>
                <text:p text:style-name="P15"><text:span text:style-name="T13">F</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15.558cm" svg:y="4.18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13.45cm" svg:y="4.18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12cm" svg:height="1.186cm" svg:x="11.58cm" svg:y="4.18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785cm" svg:height="1.186cm" svg:x="9.351cm" svg:y="4.18cm">
            <text:list text:style-name="L9">
              <text:list-header>
                <text:p text:style-name="P18"><text:span text:style-name="T12"></text:span></text:p>
              </text:list-header>
            </text:list>
            <draw:enhanced-geometry svg:viewBox="0 0 21600 21600" draw:type="rectangle" draw:enhanced-path="M 0 0 L 21600 0 21600 21600 0 21600 0 0 Z N"/>
          </draw:custom-shape>
        </draw:g>
        <presentation:notes draw:style-name="dp2">
          <draw:page-thumbnail draw:style-name="gr1" draw:layer="layout" svg:width="13.335cm" svg:height="10.001cm" svg:x="3.488cm" svg:y="2.002cm" draw:page-number="44" presentation:class="page"/>
          <draw:frame presentation:style-name="pr23" draw:text-style-name="P55" draw:layer="layout" svg:width="14.904cm" svg:height="12.004cm" svg:x="2.708cm" svg:y="12.664cm" presentation:class="notes" presentation:user-transformed="true">
            <draw:text-box>
              <text:list text:style-name="L1">
                <text:list-header>
                  <text:p text:style-name="P22"/>
                  <text:p text:style-name="P22"><text:s/>F = (A + B + C’ + D’) (A’ + B + C + D) (A’ + B + C’ + D’) (A’ + B’ + C’ + D)</text:p>
                </text:list-header>
              </text:list>
            </draw:text-box>
          </draw:frame>
        </presentation:notes>
      </draw:page>
      <draw:page draw:name="Canonical Sum of Minterms"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1">Canonical Sum of Minterms</text:span></text:p>
              </text:list-header>
            </text:list>
          </draw:text-box>
        </draw:frame>
        <draw:frame presentation:style-name="pr3" draw:text-style-name="P3" draw:layer="layout" svg:width="21.59cm" svg:height="13.967cm" svg:x="1.521cm" svg:y="3.563cm" presentation:class="outline" presentation:user-transformed="true">
          <draw:text-box>
            <text:list text:style-name="L2">
              <text:list-item>
                <text:p text:style-name="P8"><text:span text:style-name="T6">Any Boolean function can be expressed as a </text:span><text:span text:style-name="T5">Sum of Minterms</text:span><text:span text:style-name="T6">.</text:span></text:p>
              </text:list-item>
            </text:list>
            <text:list text:style-name="L3">
              <text:list-item>
                <text:list>
                  <text:list-item>
                    <text:p text:style-name="P4"><text:span text:style-name="T32">For the function table, the </text:span><text:span text:style-name="T80">minterms</text:span><text:span text:style-name="T32"> used are the terms corresponding to the 1's</text:span></text:p>
                  </text:list-item>
                  <text:list-item>
                    <text:p text:style-name="P4"><text:span text:style-name="T32">For expressions, </text:span><text:span text:style-name="T80">expand</text:span><text:span text:style-name="T32"> all terms first to explicitly list all minterms. <text:s/>Do this by “ANDing” any term missing a variable v with a term ( <text:s text:c="9"/>).</text:span></text:p>
                  </text:list-item>
                </text:list>
              </text:list-item>
            </text:list>
            <text:list text:style-name="L2">
              <text:list-item>
                <text:p text:style-name="P8"><text:span text:style-name="T6">Example: <text:s text:c="2"/>Implement <text:s text:c="22"/>as a sum of minterms.</text:span></text:p>
              </text:list-item>
            </text:list>
            <text:list text:style-name="L11">
              <text:list-item>
                <text:list>
                  <text:list-header>
                    <text:p text:style-name="P21"><text:span text:style-name="T32"><text:tab/></text:span><text:span text:style-name="T32">First expand terms:</text:span><text:span text:style-name="T32"><text:tab/></text:span></text:p>
                    <text:p text:style-name="P21"><text:span text:style-name="T32"><text:tab/></text:span><text:span text:style-name="T32">Then distribute terms: </text:span><text:span text:style-name="T32"><text:tab/></text:span></text:p>
                    <text:p text:style-name="P21"><text:span text:style-name="T32"><text:tab/></text:span><text:span text:style-name="T32">Express as sum of minterms: f = m</text:span><text:span text:style-name="T106">3 </text:span><text:span text:style-name="T32">+ m</text:span><text:span text:style-name="T106">2 </text:span><text:span text:style-name="T32">+ m</text:span><text:span text:style-name="T106">0</text:span><text:span text:style-name="T26"> </text:span></text:p>
                  </text:list-header>
                </text:list>
              </text:list-item>
            </text:list>
          </draw:text-box>
        </draw:frame>
        <draw:g>
          <draw:line draw:style-name="gr4" draw:text-style-name="P13" draw:layer="layout" svg:x1="15.535cm" svg:y1="11.117cm" svg:x2="15.994cm" svg:y2="11.122cm">
            <text:p/>
          </draw:line>
          <draw:line draw:style-name="gr4" draw:text-style-name="P13" draw:layer="layout" svg:x1="16.488cm" svg:y1="11.117cm" svg:x2="16.982cm" svg:y2="11.122cm">
            <text:p/>
          </draw:line>
          <draw:custom-shape draw:style-name="gr3" draw:text-style-name="P12" draw:layer="layout" svg:width="0.497cm" svg:height="1.186cm" svg:x="16.486cm" svg:y="10.901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5.512cm" svg:y="10.901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4.084cm" svg:y="10.901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12.612cm" svg:y="10.901cm">
            <text:list text:style-name="L1">
              <text:list-header>
                <text:p text:style-name="P2"><text:span text:style-name="T13">f</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4.734cm" svg:y="10.791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13.148cm" svg:y="10.791cm">
            <text:list text:style-name="L9">
              <text:list-header>
                <text:p text:style-name="P11"><text:span text:style-name="T14"></text:span></text:p>
              </text:list-header>
            </text:list>
            <draw:enhanced-geometry svg:viewBox="0 0 21600 21600" draw:type="rectangle" draw:enhanced-path="M 0 0 L 21600 0 21600 21600 0 21600 0 0 Z N"/>
          </draw:custom-shape>
        </draw:g>
        <draw:line draw:style-name="gr4" draw:text-style-name="P13" draw:layer="layout" svg:x1="16.695cm" svg:y1="14.565cm" svg:x2="17.189cm" svg:y2="14.57cm">
          <text:p/>
        </draw:line>
        <draw:line draw:style-name="gr4" draw:text-style-name="P13" draw:layer="layout" svg:x1="18.089cm" svg:y1="14.565cm" svg:x2="18.543cm" svg:y2="14.57cm">
          <text:p/>
        </draw:line>
        <draw:line draw:style-name="gr4" draw:text-style-name="P13" draw:layer="layout" svg:x1="18.878cm" svg:y1="14.565cm" svg:x2="19.372cm" svg:y2="14.57cm">
          <text:p/>
        </draw:line>
        <draw:custom-shape draw:style-name="gr3" draw:text-style-name="P12" draw:layer="layout" svg:width="0.497cm" svg:height="1.186cm" svg:x="18.519cm" svg:y="13.163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7.545cm" svg:y="13.163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16.302cm" svg:y="13.163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5.741cm" svg:y="13.163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4.277cm" svg:y="13.163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13.882cm" svg:y="13.163cm">
          <text:list text:style-name="L1">
            <text:list-header>
              <text:p text:style-name="P2"><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3.356cm" svg:y="13.163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11.884cm" svg:y="13.163cm">
          <text:list text:style-name="L1">
            <text:list-header>
              <text:p text:style-name="P2"><text:span text:style-name="T13">f</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6.771cm" svg:y="13.05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4.941cm" svg:y="13.05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12.421cm" svg:y="13.053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8.797cm" svg:y="14.279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8.07cm" svg:y="14.279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6.631cm" svg:y="14.279cm">
          <text:list text:style-name="L1">
            <text:list-header>
              <text:p text:style-name="P2"><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6.072cm" svg:y="14.279cm">
          <text:list text:style-name="L1">
            <text:list-header>
              <text:p text:style-name="P2"><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993cm" svg:height="1.186cm" svg:x="14.136cm" svg:y="14.279cm">
          <text:list text:style-name="L1">
            <text:list-header>
              <text:p text:style-name="P2"><text:span text:style-name="T13">xy</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12.664cm" svg:y="14.279cm">
          <text:list text:style-name="L1">
            <text:list-header>
              <text:p text:style-name="P2"><text:span text:style-name="T13">f</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7.296cm" svg:y="14.16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5.294cm" svg:y="14.168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13.201cm" svg:y="14.168cm">
          <text:list text:style-name="L9">
            <text:list-header>
              <text:p text:style-name="P11"><text:span text:style-name="T14"></text:span></text:p>
            </text:list-header>
          </text:list>
          <draw:enhanced-geometry svg:viewBox="0 0 21600 21600" draw:type="rectangle" draw:enhanced-path="M 0 0 L 21600 0 21600 21600 0 21600 0 0 Z N"/>
        </draw:custom-shape>
        <draw:g>
          <draw:frame draw:style-name="gr27" draw:text-style-name="P14" draw:layer="layout" svg:width="0.529cm" svg:height="1.164cm" svg:x="16.964cm" svg:y="10.085cm">
            <loext:p/>
            <draw:object xlink:href="./Object 6" xlink:type="simple" xlink:show="embed" xlink:actuate="onLoad"/>
            <draw:image xlink:href="./ObjectReplacements/Object 6" xlink:type="simple" xlink:show="embed" xlink:actuate="onLoad"/>
          </draw:frame>
          <draw:line draw:style-name="gr4" draw:text-style-name="P13" draw:layer="layout" svg:x1="17.365cm" svg:y1="10.076cm" svg:x2="17.846cm" svg:y2="10.081cm">
            <text:p/>
          </draw:line>
          <draw:custom-shape draw:style-name="gr3" draw:text-style-name="P12" draw:layer="layout" svg:width="0.988cm" svg:height="1.186cm" svg:x="17.365cm" svg:y="9.825cm">
            <text:list text:style-name="L1">
              <text:list-header>
                <text:p text:style-name="P2"><text:span text:style-name="T13">v <text:s/></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5.914cm" svg:y="9.825cm">
            <text:list text:style-name="L1">
              <text:list-header>
                <text:p text:style-name="P2"><text:span text:style-name="T13">v</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6.564cm" svg:y="9.715cm">
            <text:list text:style-name="L9">
              <text:list-header>
                <text:p text:style-name="P11"><text:span text:style-name="T14"></text:span></text:p>
              </text:list-header>
            </text:list>
            <draw:enhanced-geometry svg:viewBox="0 0 21600 21600" draw:type="rectangle" draw:enhanced-path="M 0 0 L 21600 0 21600 21600 0 21600 0 0 Z N"/>
          </draw:custom-shape>
        </draw:g>
        <draw:line draw:style-name="gr4" draw:text-style-name="P13" draw:layer="layout" svg:x1="15.729cm" svg:y1="13.441cm" svg:x2="16.223cm" svg:y2="13.445cm">
          <text:p/>
        </draw:line>
        <draw:line draw:style-name="gr4" draw:text-style-name="P13" draw:layer="layout" svg:x1="17.52cm" svg:y1="13.441cm" svg:x2="17.974cm" svg:y2="13.445cm">
          <text:p/>
        </draw:line>
        <draw:line draw:style-name="gr4" draw:text-style-name="P13" draw:layer="layout" svg:x1="18.468cm" svg:y1="13.441cm" svg:x2="18.962cm" svg:y2="13.445cm">
          <text:p/>
        </draw:line>
        <presentation:notes draw:style-name="dp2">
          <draw:page-thumbnail draw:style-name="gr1" draw:layer="layout" svg:width="13.335cm" svg:height="10.001cm" svg:x="3.488cm" svg:y="2.002cm" draw:page-number="45" presentation:class="page"/>
          <draw:frame presentation:style-name="pr25" draw:text-style-name="P56" draw:layer="layout" svg:width="14.904cm" svg:height="12.031cm" svg:x="2.708cm" svg:y="12.664cm" presentation:class="notes" presentation:placeholder="true">
            <draw:text-box/>
          </draw:frame>
        </presentation:notes>
      </draw:page>
      <draw:page draw:name="Another SOM Example"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1">Another SOM Example</text:span></text:p>
              </text:list-header>
            </text:list>
          </draw:text-box>
        </draw:frame>
        <draw:frame presentation:style-name="pr34" draw:text-style-name="P3" draw:layer="layout" svg:width="21.59cm" svg:height="19.053cm" svg:x="1.998cm" svg:y="3.651cm" presentation:class="outline" presentation:user-transformed="true">
          <draw:text-box>
            <text:list text:style-name="L2">
              <text:list-item>
                <text:p text:style-name="P8"><text:span text:style-name="T6">Example:</text:span></text:p>
              </text:list-item>
              <text:list-item>
                <text:p text:style-name="P8"><text:span text:style-name="T6">There are three variables, A, B, and C which we take to be the standard order.</text:span></text:p>
              </text:list-item>
              <text:list-item>
                <text:p text:style-name="P8"><text:span text:style-name="T6">Expanding the terms with missing variables:</text:span></text:p>
                <text:p text:style-name="P8"><text:span text:style-name="T6"/></text:p>
                <text:p text:style-name="P8"><text:span text:style-name="T6"/></text:p>
                <text:p text:style-name="P8"><text:span text:style-name="T56"/></text:p>
                <text:p text:style-name="P8"><text:span text:style-name="T56"/></text:p>
              </text:list-item>
              <text:list-item>
                <text:p text:style-name="P8"><text:span text:style-name="T6">Collect terms (removing all but one of duplicate terms): </text:span></text:p>
              </text:list-item>
              <text:list-item>
                <text:p text:style-name="P8"><text:span text:style-name="T6">Express as SOM:</text:span><text:span text:style-name="T56"> </text:span></text:p>
                <text:p text:style-name="P8"><text:span text:style-name="T56"/></text:p>
                <text:p text:style-name="P8"><text:span text:style-name="T56"/></text:p>
                <text:p text:style-name="P8"><text:span text:style-name="T56"/></text:p>
              </text:list-item>
            </text:list>
          </draw:text-box>
        </draw:frame>
        <draw:frame draw:style-name="gr27" draw:text-style-name="P14" draw:layer="layout" svg:width="0.53cm" svg:height="1.164cm" svg:x="12.435cm" svg:y="8.943cm">
          <loext:p/>
          <draw:object xlink:href="./Object 7" xlink:type="simple" xlink:show="embed" xlink:actuate="onLoad"/>
          <draw:image xlink:href="./ObjectReplacements/Object 7" xlink:type="simple" xlink:show="embed" xlink:actuate="onLoad"/>
        </draw:frame>
        <draw:g>
          <draw:line draw:style-name="gr4" draw:text-style-name="P13" draw:layer="layout" svg:x1="10.923cm" svg:y1="3.687cm" svg:x2="11.527cm" svg:y2="3.691cm">
            <text:p/>
          </draw:line>
          <draw:custom-shape draw:style-name="gr3" draw:text-style-name="P12" draw:layer="layout" svg:width="0.713cm" svg:height="1.186cm" svg:x="11.949cm" svg:y="3.647cm">
            <text:list text:style-name="L1">
              <text:list-header>
                <text:p text:style-name="P2"><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1.738cm" svg:y="3.647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11.107cm" svg:y="3.647cm">
            <text:list text:style-name="L1">
              <text:list-header>
                <text:p text:style-name="P2"><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0.887cm" svg:y="3.647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0.111cm" svg:y="3.647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9.404cm" svg:y="3.647cm">
            <text:list text:style-name="L1">
              <text:list-header>
                <text:p text:style-name="P2"><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172cm" svg:y="3.647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8.404cm" svg:y="3.647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603cm" svg:height="1.186cm" svg:x="7.839cm" svg:y="3.647cm">
            <text:list text:style-name="L1">
              <text:list-header>
                <text:p text:style-name="P2"><text:span text:style-name="T13">F</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0.392cm" svg:y="3.537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8.586cm" svg:y="3.537cm">
            <text:list text:style-name="L9">
              <text:list-header>
                <text:p text:style-name="P11"><text:span text:style-name="T14"></text:span></text:p>
              </text:list-header>
            </text:list>
            <draw:enhanced-geometry svg:viewBox="0 0 21600 21600" draw:type="rectangle" draw:enhanced-path="M 0 0 L 21600 0 21600 21600 0 21600 0 0 Z N"/>
          </draw:custom-shape>
        </draw:g>
        <presentation:notes draw:style-name="dp2">
          <draw:page-thumbnail draw:style-name="gr1" draw:layer="layout" svg:width="13.335cm" svg:height="10.001cm" svg:x="3.488cm" svg:y="2.002cm" draw:page-number="46" presentation:class="page"/>
          <draw:frame presentation:style-name="pr23" draw:text-style-name="P55" draw:layer="layout" svg:width="14.904cm" svg:height="12.004cm" svg:x="2.708cm" svg:y="12.664cm" presentation:class="notes" presentation:user-transformed="true">
            <draw:text-box>
              <text:list text:style-name="L1">
                <text:list-header>
                  <text:p text:style-name="P22"><text:s/>F = A(B + B’)(C + C’) + (A + A’) B’ C </text:p>
                  <text:p text:style-name="P22"><text:s text:c="4"/>= ABC + ABC’ + AB’C + AB’C’ + AB’C + A’B’C</text:p>
                  <text:p text:style-name="P22"><text:s text:c="4"/>= ABC + ABC’ + AB’C + AB’C’ + A’B’C</text:p>
                  <text:p text:style-name="P22"><text:s text:c="4"/>= m7 + m6 + m5 + m4 + m1 = m1 + m4 + m5 + m6 + m7 </text:p>
                </text:list-header>
              </text:list>
            </draw:text-box>
          </draw:frame>
        </presentation:notes>
      </draw:page>
      <draw:page draw:name="Shorthand SOM Form" draw:style-name="dp1" draw:master-page-name="Default" presentation:presentation-page-layout-name="AL2T1">
        <office:forms form:automatic-focus="false" form:apply-design-mode="false"/>
        <draw:frame presentation:style-name="pr2" draw:text-style-name="P3" draw:layer="layout" svg:width="21.59cm" svg:height="2.836cm" svg:x="1.989cm" svg:y="-0.001cm" presentation:class="title" presentation:user-transformed="true">
          <draw:text-box>
            <text:list text:style-name="L1">
              <text:list-header>
                <text:p text:style-name="P2"><text:span text:style-name="T1">Shorthand SOM Form</text:span></text:p>
              </text:list-header>
            </text:list>
          </draw:text-box>
        </draw:frame>
        <draw:frame presentation:style-name="pr3" draw:text-style-name="P3" draw:layer="layout" svg:width="21.59cm" svg:height="13.967cm" svg:x="1.998cm" svg:y="3.651cm" presentation:class="outline" presentation:user-transformed="true">
          <draw:text-box>
            <text:list text:style-name="L2">
              <text:list-item>
                <text:p text:style-name="P6"><text:span text:style-name="T6">From the previous example, we started with:</text:span></text:p>
                <text:p text:style-name="P6"><text:span text:style-name="T56"/></text:p>
              </text:list-item>
              <text:list-item>
                <text:p text:style-name="P6"><text:span text:style-name="T6">We ended up with:</text:span></text:p>
              </text:list-item>
            </text:list>
            <text:list text:style-name="L16">
              <text:list-header>
                <text:p text:style-name="P33"><text:span text:style-name="T6">F = m</text:span><text:span text:style-name="T107">1</text:span><text:span text:style-name="T6">+m</text:span><text:span text:style-name="T107">4</text:span><text:span text:style-name="T6">+m</text:span><text:span text:style-name="T107">5</text:span><text:span text:style-name="T6">+m</text:span><text:span text:style-name="T107">6</text:span><text:span text:style-name="T6">+m</text:span><text:span text:style-name="T107">7</text:span></text:p>
              </text:list-header>
            </text:list>
            <text:list text:style-name="L2">
              <text:list-item>
                <text:p text:style-name="P6"><text:span text:style-name="T6">This can be denoted in the formal shorthand:</text:span></text:p>
              </text:list-item>
            </text:list>
            <text:list text:style-name="L16">
              <text:list-header>
                <text:p text:style-name="P33"><text:span text:style-name="T6"/></text:p>
              </text:list-header>
            </text:list>
            <text:list text:style-name="L2">
              <text:list-item>
                <text:p text:style-name="P6"><text:span text:style-name="T16">Note that we explicitly show the standard variables in order and drop the “m” designators.</text:span></text:p>
              </text:list-item>
            </text:list>
          </draw:text-box>
        </draw:frame>
        <draw:frame draw:style-name="gr27" draw:text-style-name="P14" draw:layer="layout" svg:width="0.53cm" svg:height="1.164cm" svg:x="12.435cm" svg:y="8.943cm">
          <loext:p/>
          <draw:object xlink:href="./Object 8" xlink:type="simple" xlink:show="embed" xlink:actuate="onLoad"/>
          <draw:image xlink:href="./ObjectReplacements/Object 8" xlink:type="simple" xlink:show="embed" xlink:actuate="onLoad"/>
        </draw:frame>
        <draw:frame draw:style-name="gr27" draw:text-style-name="P14" draw:layer="layout" svg:width="0.53cm" svg:height="1.164cm" svg:x="12.435cm" svg:y="8.943cm">
          <loext:p/>
          <draw:object xlink:href="./Object 9" xlink:type="simple" xlink:show="embed" xlink:actuate="onLoad"/>
          <draw:image xlink:href="./ObjectReplacements/Object 9" xlink:type="simple" xlink:show="embed" xlink:actuate="onLoad"/>
        </draw:frame>
        <draw:frame draw:style-name="gr27" draw:text-style-name="P14" draw:layer="layout" svg:width="10.619cm" svg:height="1.023cm" svg:x="4.511cm" svg:y="11.046cm">
          <loext:p/>
          <draw:object xlink:href="./Object 10" xlink:type="simple" xlink:show="embed" xlink:actuate="onLoad"/>
          <draw:image xlink:href="./ObjectReplacements/Object 10" xlink:type="simple" xlink:show="embed" xlink:actuate="onLoad"/>
        </draw:frame>
        <draw:g>
          <draw:line draw:style-name="gr4" draw:text-style-name="P13" draw:layer="layout" svg:x1="7.92cm" svg:y1="5.34cm" svg:x2="8.524cm" svg:y2="5.345cm">
            <text:p/>
          </draw:line>
          <draw:custom-shape draw:style-name="gr3" draw:text-style-name="P12" draw:layer="layout" svg:width="0.713cm" svg:height="1.186cm" svg:x="8.946cm" svg:y="5.3cm">
            <text:list text:style-name="L1">
              <text:list-header>
                <text:p text:style-name="P2"><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8.735cm" svg:y="5.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8.104cm" svg:y="5.3cm">
            <text:list text:style-name="L1">
              <text:list-header>
                <text:p text:style-name="P2"><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7.884cm" svg:y="5.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7.108cm" svg:y="5.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6.401cm" svg:y="5.3cm">
            <text:list text:style-name="L1">
              <text:list-header>
                <text:p text:style-name="P2"><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6.169cm" svg:y="5.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401cm" svg:y="5.3cm">
            <text:list text:style-name="L1">
              <text:list-header>
                <text:p text:style-name="P2"><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603cm" svg:height="1.186cm" svg:x="4.836cm" svg:y="5.3cm">
            <text:list text:style-name="L1">
              <text:list-header>
                <text:p text:style-name="P2"><text:span text:style-name="T13">F</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7.389cm" svg:y="5.19cm">
            <text:list text:style-name="L9">
              <text:list-header>
                <text:p text:style-name="P11"><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5.583cm" svg:y="5.19cm">
            <text:list text:style-name="L9">
              <text:list-header>
                <text:p text:style-name="P11"><text:span text:style-name="T14"></text:span></text:p>
              </text:list-header>
            </text:list>
            <draw:enhanced-geometry svg:viewBox="0 0 21600 21600" draw:type="rectangle" draw:enhanced-path="M 0 0 L 21600 0 21600 21600 0 21600 0 0 Z N"/>
          </draw:custom-shape>
        </draw:g>
        <presentation:notes draw:style-name="dp2">
          <draw:page-thumbnail draw:style-name="gr1" draw:layer="layout" svg:width="13.335cm" svg:height="10.001cm" svg:x="3.488cm" svg:y="2.002cm" draw:page-number="47" presentation:class="page"/>
          <draw:frame presentation:style-name="pr25" draw:text-style-name="P56" draw:layer="layout" svg:width="14.904cm" svg:height="12.031cm" svg:x="2.708cm" svg:y="12.664cm" presentation:class="notes" presentation:placeholder="true">
            <draw:text-box/>
          </draw:frame>
        </presentation:notes>
      </draw:page>
      <draw:page draw:name="Canonical Product of Maxterms" draw:style-name="dp1" draw:master-page-name="Default" presentation:presentation-page-layout-name="AL2T1">
        <draw:frame presentation:style-name="pr2" draw:text-style-name="P3" draw:layer="layout" svg:width="22.899cm" svg:height="2.836cm" svg:x="1.988cm" svg:y="-0.001cm" presentation:class="title" presentation:user-transformed="true">
          <draw:text-box>
            <text:list text:style-name="L1">
              <text:list-header>
                <text:p text:style-name="P2"><text:span text:style-name="T4">Canonical Product of Maxterms</text:span></text:p>
              </text:list-header>
            </text:list>
          </draw:text-box>
        </draw:frame>
        <draw:frame presentation:style-name="pr35" draw:text-style-name="P3" draw:layer="layout" svg:width="21.59cm" svg:height="14.951cm" svg:x="1.777cm" svg:y="3.262cm" presentation:class="outline" presentation:user-transformed="true">
          <draw:text-box>
            <text:list text:style-name="L2">
              <text:list-item>
                <text:p text:style-name="P4"><text:span text:style-name="T32">Any Boolean Function can be expressed as a </text:span><text:span text:style-name="T80">Product of Maxterms (POM)</text:span><text:span text:style-name="T32">.</text:span></text:p>
              </text:list-item>
            </text:list>
            <text:list text:style-name="L3">
              <text:list-item>
                <text:list>
                  <text:list-item>
                    <text:p text:style-name="P5"><text:span text:style-name="T42">For the function table, the maxterms used are the terms corresponding to the 0's.</text:span></text:p>
                  </text:list-item>
                  <text:list-item>
                    <text:p text:style-name="P5"><text:span text:style-name="T42">For an expression, expand all terms first to explicitly list all maxterms. <text:s/>Do this by first applying the second distributive law , “ORing” terms missing variable v with a term equal to <text:s/>and then applying the distributive law again.</text:span></text:p>
                  </text:list-item>
                </text:list>
              </text:list-item>
            </text:list>
            <text:list text:style-name="L2">
              <text:list-item>
                <text:p text:style-name="P4"><text:span text:style-name="T32">Example: Convert to product of maxterms:</text:span></text:p>
              </text:list-item>
            </text:list>
            <text:list text:style-name="L11">
              <text:list-item>
                <text:list>
                  <text:list-header>
                    <text:p text:style-name="P63"><text:span text:style-name="T42"><text:tab/></text:span></text:p>
                    <text:p text:style-name="P57"><text:span text:style-name="T42"><text:s text:c="4"/></text:span><text:span text:style-name="T42">A</text:span><text:span text:style-name="T32">pply the distributive law:</text:span></text:p>
                    <text:p text:style-name="P57"><text:span text:style-name="T59"/></text:p>
                    <text:p text:style-name="P21"><text:span text:style-name="T42"><text:tab/></text:span><text:span text:style-name="T32">Add missing variable z:</text:span></text:p>
                    <text:p text:style-name="P64"><text:span text:style-name="T108"/></text:p>
                    <text:p text:style-name="P53"><text:span text:style-name="T42"><text:tab/></text:span><text:span text:style-name="T32">Express as POM: </text:span><text:span text:style-name="T6"><text:s/>f = M</text:span><text:span text:style-name="T107">2 </text:span><text:span text:style-name="T6">· M</text:span><text:span text:style-name="T107">3</text:span></text:p>
                  </text:list-header>
                </text:list>
              </text:list-item>
            </text:list>
          </draw:text-box>
        </draw:frame>
        <draw:g>
          <draw:line draw:style-name="gr4" draw:text-style-name="P13" draw:layer="layout" svg:x1="12.678cm" svg:y1="11.27cm" svg:x2="13.237cm" svg:y2="11.273cm">
            <text:p/>
          </draw:line>
          <draw:line draw:style-name="gr4" draw:text-style-name="P13" draw:layer="layout" svg:x1="13.542cm" svg:y1="11.27cm" svg:x2="14.145cm" svg:y2="11.273cm">
            <text:p/>
          </draw:line>
          <draw:custom-shape draw:style-name="gr3" draw:text-style-name="P12" draw:layer="layout" svg:width="0.603cm" svg:height="1.439cm" svg:x="13.566cm" svg:y="11.041cm">
            <text:list text:style-name="L1">
              <text:list-header>
                <text:p text:style-name="P15"><text:span text:style-name="T74">y</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2.676cm" svg:y="11.041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0.925cm" svg:y="11.041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4cm" svg:height="1.439cm" svg:x="9.251cm" svg:y="11.041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535cm" svg:height="1.439cm" svg:x="8.655cm" svg:y="11.041cm">
            <text:list text:style-name="L1">
              <text:list-header>
                <text:p text:style-name="P15"><text:span text:style-name="T74">z</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8.182cm" svg:y="11.041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7.529cm" svg:y="11.041cm">
            <text:list text:style-name="L1">
              <text:list-header>
                <text:p text:style-name="P15"><text:span text:style-name="T74">y</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7.035cm" svg:y="11.041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6.4cm" svg:y="11.041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4cm" svg:height="1.439cm" svg:x="5.935cm" svg:y="11.041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4cm" svg:height="1.439cm" svg:x="5.389cm" svg:y="11.041cm">
            <text:list text:style-name="L1">
              <text:list-header>
                <text:p text:style-name="P15"><text:span text:style-name="T74">f</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11.831cm" svg:y="10.941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1.005cm" svg:height="1.439cm" svg:x="9.889cm" svg:y="10.941cm">
            <text:list text:style-name="L9">
              <text:list-header>
                <text:p text:style-name="P18"><text:span text:style-name="T73"></text:span></text:p>
              </text:list-header>
            </text:list>
            <draw:enhanced-geometry svg:viewBox="0 0 21600 21600" draw:type="rectangle" draw:enhanced-path="M 0 0 L 21600 0 21600 21600 0 21600 0 0 Z N"/>
          </draw:custom-shape>
        </draw:g>
        <draw:g>
          <draw:g>
            <draw:line draw:style-name="gr4" draw:text-style-name="P13" draw:layer="layout" svg:x1="6.954cm" svg:y1="13.463cm" svg:x2="7.506cm" svg:y2="13.468cm">
              <text:p/>
            </draw:line>
            <draw:line draw:style-name="gr4" draw:text-style-name="P13" draw:layer="layout" svg:x1="7.801cm" svg:y1="13.463cm" svg:x2="8.396cm" svg:y2="13.468cm">
              <text:p/>
            </draw:line>
            <draw:line draw:style-name="gr4" draw:text-style-name="P13" draw:layer="layout" svg:x1="11.717cm" svg:y1="13.463cm" svg:x2="12.268cm" svg:y2="13.468cm">
              <text:p/>
            </draw:line>
            <draw:line draw:style-name="gr4" draw:text-style-name="P13" draw:layer="layout" svg:x1="14.896cm" svg:y1="13.463cm" svg:x2="15.492cm" svg:y2="13.468cm">
              <text:p/>
            </draw:line>
            <draw:line draw:style-name="gr4" draw:text-style-name="P13" draw:layer="layout" svg:x1="20.378cm" svg:y1="13.463cm" svg:x2="20.968cm" svg:y2="13.468cm">
              <text:p/>
            </draw:line>
            <draw:line draw:style-name="gr4" draw:text-style-name="P13" draw:layer="layout" svg:x1="24.461cm" svg:y1="13.463cm" svg:x2="25.056cm" svg:y2="13.468cm">
              <text:p/>
            </draw:line>
          </draw:g>
          <draw:custom-shape draw:style-name="gr3" draw:text-style-name="P12" draw:layer="layout" svg:width="0.603cm" svg:height="1.439cm" svg:x="24.433cm" svg:y="13.102cm">
            <text:list text:style-name="L1">
              <text:list-header>
                <text:p text:style-name="P15"><text:span text:style-name="T74">y</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22.687cm" svg:y="13.102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22.418cm" svg:y="13.102cm">
            <text:list text:style-name="L1">
              <text:list-header>
                <text:p text:style-name="P15"><text:span text:style-name="T74"><text:s/></text:span></text:p>
              </text:list-header>
            </text:list>
            <draw:enhanced-geometry svg:viewBox="0 0 21600 21600" draw:type="rectangle" draw:enhanced-path="M 0 0 L 21600 0 21600 21600 0 21600 0 0 Z N"/>
          </draw:custom-shape>
          <draw:custom-shape draw:style-name="gr3" draw:text-style-name="P12" draw:layer="layout" svg:width="0.4cm" svg:height="1.439cm" svg:x="21.092cm" svg:y="13.102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20.42cm" svg:y="13.102cm">
            <text:list text:style-name="L1">
              <text:list-header>
                <text:p text:style-name="P15"><text:span text:style-name="T74">y</text:span></text:p>
              </text:list-header>
            </text:list>
            <draw:enhanced-geometry svg:viewBox="0 0 21600 21600" draw:type="rectangle" draw:enhanced-path="M 0 0 L 21600 0 21600 21600 0 21600 0 0 Z N"/>
          </draw:custom-shape>
          <draw:custom-shape draw:style-name="gr3" draw:text-style-name="P12" draw:layer="layout" svg:width="1.001cm" svg:height="1.439cm" svg:x="18.27cm" svg:y="13.102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18.017cm" svg:y="13.102cm">
            <text:list text:style-name="L1">
              <text:list-header>
                <text:p text:style-name="P15"><text:span text:style-name="T74"><text:s/></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7.1cm" svg:y="13.102cm">
            <text:list text:style-name="L1">
              <text:list-header>
                <text:p text:style-name="P15"><text:span text:style-name="T74">1</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16.888cm" svg:y="13.102cm">
            <text:list text:style-name="L1">
              <text:list-header>
                <text:p text:style-name="P15"><text:span text:style-name="T74"><text:s/></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15.971cm" svg:y="13.102cm">
            <text:list text:style-name="L1">
              <text:list-header>
                <text:p text:style-name="P15"><text:span text:style-name="T74"><text:s/></text:span></text:p>
              </text:list-header>
            </text:list>
            <draw:enhanced-geometry svg:viewBox="0 0 21600 21600" draw:type="rectangle" draw:enhanced-path="M 0 0 L 21600 0 21600 21600 0 21600 0 0 Z N"/>
          </draw:custom-shape>
          <draw:custom-shape draw:style-name="gr3" draw:text-style-name="P12" draw:layer="layout" svg:width="0.4cm" svg:height="1.439cm" svg:x="15.615cm" svg:y="13.102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4.939cm" svg:y="13.102cm">
            <text:list text:style-name="L1">
              <text:list-header>
                <text:p text:style-name="P15"><text:span text:style-name="T74">y</text:span></text:p>
              </text:list-header>
            </text:list>
            <draw:enhanced-geometry svg:viewBox="0 0 21600 21600" draw:type="rectangle" draw:enhanced-path="M 0 0 L 21600 0 21600 21600 0 21600 0 0 Z N"/>
          </draw:custom-shape>
          <draw:custom-shape draw:style-name="gr3" draw:text-style-name="P12" draw:layer="layout" svg:width="1.399cm" svg:height="1.439cm" svg:x="12.388cm" svg:y="13.102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1.733cm" svg:y="13.102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1.001cm" svg:height="1.439cm" svg:x="9.613cm" svg:y="13.102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9.361cm" svg:y="13.102cm">
            <text:list text:style-name="L1">
              <text:list-header>
                <text:p text:style-name="P15"><text:span text:style-name="T74"><text:s/></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8.439cm" svg:y="13.102cm">
            <text:list text:style-name="L1">
              <text:list-header>
                <text:p text:style-name="P15"><text:span text:style-name="T74"><text:s/></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7.844cm" svg:y="13.102cm">
            <text:list text:style-name="L1">
              <text:list-header>
                <text:p text:style-name="P15"><text:span text:style-name="T74">y</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7.548cm" svg:y="13.102cm">
            <text:list text:style-name="L1">
              <text:list-header>
                <text:p text:style-name="P15"><text:span text:style-name="T74"><text:s/></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6.966cm" svg:y="13.102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5.251cm" svg:y="13.102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23.576cm" svg:y="12.965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1.005cm" svg:height="1.439cm" svg:x="21.713cm" svg:y="12.965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19.559cm" svg:y="12.965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43cm" svg:height="1.439cm" svg:x="17.678cm" svg:y="12.965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1.005cm" svg:height="1.439cm" svg:x="16.187cm" svg:y="12.965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14.082cm" svg:y="12.965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10.903cm" svg:y="12.965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1.005cm" svg:height="1.439cm" svg:x="8.655cm" svg:y="12.965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6.14cm" svg:y="12.965cm">
            <text:list text:style-name="L9">
              <text:list-header>
                <text:p text:style-name="P18"><text:span text:style-name="T73"></text:span></text:p>
              </text:list-header>
            </text:list>
            <draw:enhanced-geometry svg:viewBox="0 0 21600 21600" draw:type="rectangle" draw:enhanced-path="M 0 0 L 21600 0 21600 21600 0 21600 0 0 Z N"/>
          </draw:custom-shape>
        </draw:g>
        <draw:g>
          <draw:custom-shape draw:style-name="gr31" draw:text-style-name="P12" draw:layer="layout" svg:width="0.316cm" svg:height="1.355cm" svg:x="16.721cm" svg:y="15.311cm">
            <text:list text:style-name="L9">
              <text:list-header>
                <text:p text:style-name="P18"><text:span text:style-name="T18"></text:span></text:p>
              </text:list-header>
            </text:list>
            <draw:enhanced-geometry svg:viewBox="0 0 21600 21600" draw:type="rectangle" draw:enhanced-path="M 0 0 L 21600 0 21600 21600 0 21600 0 0 Z N"/>
          </draw:custom-shape>
          <draw:custom-shape draw:style-name="gr3" draw:text-style-name="P12" draw:layer="layout" svg:width="0.489cm" svg:height="1.355cm" svg:x="21.021cm" svg:y="15.24cm">
            <text:list text:style-name="L9">
              <text:list-header>
                <text:p text:style-name="P18"><text:span text:style-name="T18"></text:span></text:p>
              </text:list-header>
            </text:list>
            <draw:enhanced-geometry svg:viewBox="0 0 21600 21600" draw:type="rectangle" draw:enhanced-path="M 0 0 L 21600 0 21600 21600 0 21600 0 0 Z N"/>
          </draw:custom-shape>
          <draw:line draw:style-name="gr4" draw:text-style-name="P13" draw:layer="layout" svg:x1="6.958cm" svg:y1="15.615cm" svg:x2="7.552cm" svg:y2="15.619cm">
            <text:p/>
          </draw:line>
          <draw:line draw:style-name="gr4" draw:text-style-name="P13" draw:layer="layout" svg:x1="9.89cm" svg:y1="15.615cm" svg:x2="10.379cm" svg:y2="15.619cm">
            <text:p/>
          </draw:line>
          <draw:line draw:style-name="gr4" draw:text-style-name="P13" draw:layer="layout" svg:x1="13.789cm" svg:y1="15.615cm" svg:x2="14.378cm" svg:y2="15.619cm">
            <text:p/>
          </draw:line>
          <draw:line draw:style-name="gr4" draw:text-style-name="P13" draw:layer="layout" svg:x1="18.635cm" svg:y1="15.615cm" svg:x2="19.229cm" svg:y2="15.619cm">
            <text:p/>
          </draw:line>
          <draw:line draw:style-name="gr4" draw:text-style-name="P13" draw:layer="layout" svg:x1="20.399cm" svg:y1="15.615cm" svg:x2="20.887cm" svg:y2="15.619cm">
            <text:p/>
          </draw:line>
          <draw:custom-shape draw:style-name="gr3" draw:text-style-name="P12" draw:layer="layout" svg:width="0.535cm" svg:height="1.439cm" svg:x="20.354cm" svg:y="15.324cm">
            <text:list text:style-name="L1">
              <text:list-header>
                <text:p text:style-name="P15"><text:span text:style-name="T74">z</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8.606cm" svg:y="15.324cm">
            <text:list text:style-name="L1">
              <text:list-header>
                <text:p text:style-name="P15"><text:span text:style-name="T74">y</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7.072cm" svg:y="15.324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4cm" svg:height="1.439cm" svg:x="16.095cm" svg:y="15.324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535cm" svg:height="1.439cm" svg:x="15.507cm" svg:y="15.324cm">
            <text:list text:style-name="L1">
              <text:list-header>
                <text:p text:style-name="P15"><text:span text:style-name="T74">z</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3.76cm" svg:y="15.324cm">
            <text:list text:style-name="L1">
              <text:list-header>
                <text:p text:style-name="P15"><text:span text:style-name="T74">y</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2.053cm" svg:y="15.324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4cm" svg:height="1.439cm" svg:x="11.623cm" svg:y="15.324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535cm" svg:height="1.439cm" svg:x="9.845cm" svg:y="15.324cm">
            <text:list text:style-name="L1">
              <text:list-header>
                <text:p text:style-name="P15"><text:span text:style-name="T74">z</text:span></text:p>
              </text:list-header>
            </text:list>
            <draw:enhanced-geometry svg:viewBox="0 0 21600 21600" draw:type="rectangle" draw:enhanced-path="M 0 0 L 21600 0 21600 21600 0 21600 0 0 Z N"/>
          </draw:custom-shape>
          <draw:custom-shape draw:style-name="gr3" draw:text-style-name="P12" draw:layer="layout" svg:width="0.535cm" svg:height="1.439cm" svg:x="8.677cm" svg:y="15.324cm">
            <text:list text:style-name="L1">
              <text:list-header>
                <text:p text:style-name="P15"><text:span text:style-name="T74">z</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6.929cm" svg:y="15.324cm">
            <text:list text:style-name="L1">
              <text:list-header>
                <text:p text:style-name="P15"><text:span text:style-name="T74">y</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5.184cm" svg:y="15.324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19.513cm" svg:y="15.187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17.749cm" svg:y="15.187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14.662cm" svg:y="15.187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12.898cm" svg:y="15.187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1.005cm" svg:height="1.439cm" svg:x="10.616cm" svg:y="15.187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43cm" svg:height="1.439cm" svg:x="9.118cm" svg:y="15.328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7.836cm" svg:y="15.187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0.751cm" svg:height="1.439cm" svg:x="6.072cm" svg:y="15.187cm">
            <text:list text:style-name="L9">
              <text:list-header>
                <text:p text:style-name="P18"><text:span text:style-name="T73"></text:span></text:p>
              </text:list-header>
            </text:list>
            <draw:enhanced-geometry svg:viewBox="0 0 21600 21600" draw:type="rectangle" draw:enhanced-path="M 0 0 L 21600 0 21600 21600 0 21600 0 0 Z N"/>
          </draw:custom-shape>
        </draw:g>
        <draw:g>
          <draw:line draw:style-name="gr4" draw:text-style-name="P13" draw:layer="layout" svg:x1="23.574cm" svg:y1="8.222cm" svg:x2="24.187cm" svg:y2="8.224cm">
            <text:p/>
          </draw:line>
          <draw:custom-shape draw:style-name="gr3" draw:text-style-name="P12" draw:layer="layout" svg:width="0.637cm" svg:height="1.525cm" svg:x="23.573cm" svg:y="7.964cm">
            <text:list text:style-name="L1">
              <text:list-header>
                <text:p text:style-name="P2"><text:span text:style-name="T52">v</text:span></text:p>
              </text:list-header>
            </text:list>
            <draw:enhanced-geometry svg:viewBox="0 0 21600 21600" draw:type="rectangle" draw:enhanced-path="M 0 0 L 21600 0 21600 21600 0 21600 0 0 Z N"/>
          </draw:custom-shape>
          <draw:custom-shape draw:style-name="gr3" draw:text-style-name="P12" draw:layer="layout" svg:width="0.637cm" svg:height="1.525cm" svg:x="22.242cm" svg:y="7.964cm">
            <text:list text:style-name="L1">
              <text:list-header>
                <text:p text:style-name="P2"><text:span text:style-name="T52">v</text:span></text:p>
              </text:list-header>
            </text:list>
            <draw:enhanced-geometry svg:viewBox="0 0 21600 21600" draw:type="rectangle" draw:enhanced-path="M 0 0 L 21600 0 21600 21600 0 21600 0 0 Z N"/>
          </draw:custom-shape>
          <draw:custom-shape draw:style-name="gr3" draw:text-style-name="P12" draw:layer="layout" svg:width="0.561cm" svg:height="2.042cm" svg:x="22.906cm" svg:y="7.885cm">
            <text:list text:style-name="L9">
              <text:list-header>
                <text:p text:style-name="P11"><text:span text:style-name="T109"></text:span></text:p>
              </text:list-header>
            </text:list>
            <draw:enhanced-geometry svg:viewBox="0 0 21600 21600" draw:type="rectangle" draw:enhanced-path="M 0 0 L 21600 0 21600 21600 0 21600 0 0 Z N"/>
          </draw:custom-shape>
        </draw:g>
        <presentation:notes draw:style-name="dp2">
          <draw:page-thumbnail draw:style-name="gr1" draw:layer="layout" svg:width="13.335cm" svg:height="10.001cm" svg:x="3.493cm" svg:y="2.002cm" draw:page-number="48" presentation:class="page"/>
          <draw:frame presentation:style-name="pr4" draw:text-style-name="P1" draw:layer="layout" svg:width="14.904cm" svg:height="12.001cm" svg:x="2.708cm" svg:y="12.668cm" presentation:class="notes" presentation:placeholder="true">
            <draw:text-box/>
          </draw:frame>
        </presentation:notes>
      </draw:page>
      <draw:page draw:name="Another POM Example" draw:style-name="dp1" draw:master-page-name="Default" presentation:presentation-page-layout-name="AL2T1">
        <draw:frame presentation:style-name="pr36" draw:text-style-name="P3" draw:layer="layout" svg:width="24.046cm" svg:height="16.165cm" svg:x="1.495cm" svg:y="3.514cm" presentation:class="outline" presentation:user-transformed="true">
          <draw:text-box>
            <text:list text:style-name="L2">
              <text:list-item>
                <text:p text:style-name="P8"><text:span text:style-name="T6">Convert to Product of Maxterms:</text:span></text:p>
                <text:p text:style-name="P8"><text:span text:style-name="T56"/></text:p>
              </text:list-item>
              <text:list-item>
                <text:p text:style-name="P8"><text:span text:style-name="T6">Use <text:s/>x + y z = (x+y)·(x+z) with <text:s text:c="36"/>, and <text:s text:c="10"/>to get:</text:span></text:p>
              </text:list-item>
            </text:list>
            <text:list text:style-name="L16">
              <text:list-header>
                <text:p text:style-name="P43"><text:span text:style-name="T56"/></text:p>
              </text:list-header>
            </text:list>
            <text:list text:style-name="L2">
              <text:list-item>
                <text:p text:style-name="P8"><text:span text:style-name="T6">Then use <text:s text:c="25"/>to get:</text:span></text:p>
              </text:list-item>
            </text:list>
            <text:list text:style-name="L16">
              <text:list-header>
                <text:p text:style-name="P43"><text:span text:style-name="T6"/></text:p>
                <text:p text:style-name="P43"><text:span text:style-name="T6">and a second time to get:</text:span></text:p>
                <text:p text:style-name="P43"><text:span text:style-name="T6"/></text:p>
              </text:list-header>
            </text:list>
            <text:list text:style-name="L2">
              <text:list-item>
                <text:p text:style-name="P8"><text:span text:style-name="T6">Rearrange to standard order,</text:span></text:p>
              </text:list-item>
            </text:list>
            <text:list text:style-name="L16">
              <text:list-header>
                <text:p text:style-name="P43"><text:span text:style-name="T56"><text:s text:c="55"/></text:span><text:span text:style-name="T6">to give f = M</text:span><text:span text:style-name="T110">5</text:span><text:span text:style-name="T6"> · M</text:span><text:span text:style-name="T110">2</text:span></text:p>
                <text:p text:style-name="P43"><text:span text:style-name="T110"/></text:p>
              </text:list-header>
            </text:list>
          </draw:text-box>
        </draw:frame>
        <draw:frame presentation:style-name="pr2" draw:text-style-name="P3" draw:layer="layout" svg:width="21.59cm" svg:height="2.836cm" svg:x="1.989cm" svg:y="-0.001cm" presentation:class="title" presentation:user-transformed="true">
          <draw:text-box>
            <text:list text:style-name="L1">
              <text:list-header>
                <text:p text:style-name="P2"><text:span text:style-name="T1">Another POM Example</text:span></text:p>
              </text:list-header>
            </text:list>
          </draw:text-box>
        </draw:frame>
        <draw:line draw:style-name="gr4" draw:text-style-name="P13" draw:layer="layout" svg:x1="13.101cm" svg:y1="5.036cm" svg:x2="13.732cm" svg:y2="5.04cm">
          <text:p/>
        </draw:line>
        <draw:line draw:style-name="gr4" draw:text-style-name="P13" draw:layer="layout" svg:x1="17.194cm" svg:y1="5.036cm" svg:x2="17.881cm" svg:y2="5.04cm">
          <text:p/>
        </draw:line>
        <draw:line draw:style-name="gr4" draw:text-style-name="P13" draw:layer="layout" svg:x1="18.058cm" svg:y1="5.036cm" svg:x2="18.666cm" svg:y2="5.04cm">
          <text:p/>
        </draw:line>
        <draw:custom-shape draw:style-name="gr3" draw:text-style-name="P12" draw:layer="layout" svg:width="0.248cm" svg:height="1.186cm" svg:x="18.666cm" svg:y="4.99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18.036cm" svg:y="4.996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7.176cm" svg:y="4.996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6.947cm" svg:y="4.99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6.166cm" svg:y="4.99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5.496cm" svg:y="4.996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14.733cm" svg:y="4.996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4.508cm" svg:y="4.99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3.732cm" svg:y="4.99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3.062cm" svg:y="4.996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2.14cm" svg:y="4.996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1.911cm" svg:y="4.99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1.143cm" svg:y="4.99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1.043cm" svg:height="1.186cm" svg:x="10.13cm" svg:y="4.996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904cm" svg:height="1.186cm" svg:x="9.119cm" svg:y="4.996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1.619cm" svg:height="1.186cm" svg:x="7.362cm" svg:y="4.996cm">
          <text:list text:style-name="L1">
            <text:list-header>
              <text:p text:style-name="P15"><text:span text:style-name="T13">f(A,</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6.449cm" svg:y="4.886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4.011cm" svg:y="4.886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11.323cm" svg:y="4.886cm">
          <text:list text:style-name="L9">
            <text:list-header>
              <text:p text:style-name="P18"><text:span text:style-name="T14"></text:span></text:p>
            </text:list-header>
          </text:list>
          <draw:enhanced-geometry svg:viewBox="0 0 21600 21600" draw:type="rectangle" draw:enhanced-path="M 0 0 L 21600 0 21600 21600 0 21600 0 0 Z N"/>
        </draw:custom-shape>
        <draw:g>
          <draw:line draw:style-name="gr4" draw:text-style-name="P13" draw:layer="layout" svg:x1="6.156cm" svg:y1="7.417cm" svg:x2="6.76cm" svg:y2="7.422cm">
            <text:p/>
          </draw:line>
          <draw:custom-shape draw:style-name="gr3" draw:text-style-name="P12" draw:layer="layout" svg:width="0.658cm" svg:height="1.186cm" svg:x="6.129cm" svg:y="7.342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908cm" svg:y="7.342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141cm" svg:y="7.342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438cm" svg:height="1.186cm" svg:x="4.722cm" svg:y="7.342cm">
            <text:list text:style-name="L1">
              <text:list-header>
                <text:p text:style-name="P15"><text:span text:style-name="T13">z</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5.321cm" svg:y="7.303cm">
            <text:list text:style-name="L9">
              <text:list-header>
                <text:p text:style-name="P18"><text:span text:style-name="T14"></text:span></text:p>
              </text:list-header>
            </text:list>
            <draw:enhanced-geometry svg:viewBox="0 0 21600 21600" draw:type="rectangle" draw:enhanced-path="M 0 0 L 21600 0 21600 21600 0 21600 0 0 Z N"/>
          </draw:custom-shape>
        </draw:g>
        <draw:g>
          <draw:line draw:style-name="gr4" draw:text-style-name="P13" draw:layer="layout" svg:x1="6.857cm" svg:y1="8.555cm" svg:x2="7.488cm" svg:y2="8.559cm">
            <text:p/>
          </draw:line>
          <draw:line draw:style-name="gr4" draw:text-style-name="P13" draw:layer="layout" svg:x1="10.879cm" svg:y1="8.555cm" svg:x2="11.567cm" svg:y2="8.559cm">
            <text:p/>
          </draw:line>
          <draw:line draw:style-name="gr4" draw:text-style-name="P13" draw:layer="layout" svg:x1="13.181cm" svg:y1="8.555cm" svg:x2="13.811cm" svg:y2="8.559cm">
            <text:p/>
          </draw:line>
          <draw:line draw:style-name="gr4" draw:text-style-name="P13" draw:layer="layout" svg:x1="17.268cm" svg:y1="8.555cm" svg:x2="17.873cm" svg:y2="8.559cm">
            <text:p/>
          </draw:line>
        </draw:g>
        <draw:custom-shape draw:style-name="gr3" draw:text-style-name="P12" draw:layer="layout" svg:width="0.332cm" svg:height="1.186cm" svg:x="17.934cm" svg:y="8.515cm">
          <text:list text:style-name="L1">
            <text:list-header>
              <text:p text:style-name="P15"><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17.246cm" svg:y="8.515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7.021cm" svg:y="8.51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6.245cm" svg:y="8.51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5.576cm" svg:y="8.515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14.808cm" svg:y="8.515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4.587cm" svg:y="8.51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3.811cm" svg:y="8.51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3.141cm" svg:y="8.515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1.374cm" svg:height="1.186cm" svg:x="11.629cm" svg:y="8.515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0.862cm" svg:y="8.515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0.632cm" svg:y="8.51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851cm" svg:y="8.51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9.181cm" svg:y="8.515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8.418cm" svg:y="8.515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8.193cm" svg:y="8.51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6.818cm" svg:y="8.515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1.043cm" svg:height="1.186cm" svg:x="5.641cm" svg:y="8.515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437cm" svg:y="8.51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4.22cm" svg:y="8.515cm">
          <text:list text:style-name="L1">
            <text:list-header>
              <text:p text:style-name="P15"><text:span text:style-name="T13">f</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6.524cm" svg:y="8.405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4.09cm" svg:y="8.405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0.135cm" svg:y="8.405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7.696cm" svg:y="8.405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4.845cm" svg:y="8.405cm">
          <text:list text:style-name="L9">
            <text:list-header>
              <text:p text:style-name="P18"><text:span text:style-name="T14"></text:span></text:p>
            </text:list-header>
          </text:list>
          <draw:enhanced-geometry svg:viewBox="0 0 21600 21600" draw:type="rectangle" draw:enhanced-path="M 0 0 L 21600 0 21600 21600 0 21600 0 0 Z N"/>
        </draw:custom-shape>
        <draw:line draw:style-name="gr4" draw:text-style-name="P13" draw:layer="layout" svg:x1="8.475cm" svg:y1="10.028cm" svg:x2="8.93cm" svg:y2="10.032cm">
          <text:p/>
        </draw:line>
        <draw:custom-shape draw:style-name="gr3" draw:text-style-name="P12" draw:layer="layout" svg:width="0.493cm" svg:height="1.186cm" svg:x="12.603cm" svg:y="9.829cm">
          <text:list text:style-name="L1">
            <text:list-header>
              <text:p text:style-name="P15"><text:span text:style-name="T13"><text:s text:c="2"/></text:span></text:p>
            </text:list-header>
          </text:list>
          <draw:enhanced-geometry svg:viewBox="0 0 21600 21600" draw:type="rectangle" draw:enhanced-path="M 0 0 L 21600 0 21600 21600 0 21600 0 0 Z N"/>
        </draw:custom-shape>
        <draw:custom-shape draw:style-name="gr3" draw:text-style-name="P12" draw:layer="layout" svg:width="0.743cm" svg:height="1.186cm" svg:x="11.861cm" svg:y="9.829cm">
          <text:list text:style-name="L1">
            <text:list-header>
              <text:p text:style-name="P15"><text:span text:style-name="T13"><text:s/></text:span><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1.081cm" svg:y="9.829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0.599cm" svg:y="9.829cm">
          <text:list text:style-name="L1">
            <text:list-header>
              <text:p text:style-name="P15"><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0.38cm" svg:y="9.829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613cm" svg:y="9.829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9.118cm" svg:y="9.829cm">
          <text:list text:style-name="L1">
            <text:list-header>
              <text:p text:style-name="P15"><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8.461cm" svg:y="9.829cm">
          <text:list text:style-name="L1">
            <text:list-header>
              <text:p text:style-name="P15"><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8.241cm" svg:y="9.829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7.465cm" svg:y="9.829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6.983cm" svg:y="9.829cm">
          <text:list text:style-name="L1">
            <text:list-header>
              <text:p text:style-name="P15"><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1.367cm" svg:y="9.719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9.794cm" svg:y="9.719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7.746cm" svg:y="9.719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493cm" svg:height="1.186cm" svg:x="16.744cm" svg:y="11.135cm">
          <text:list text:style-name="L1">
            <text:list-header>
              <text:p text:style-name="P15"><text:span text:style-name="T13"><text:s text:c="2"/></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16.444cm" svg:y="11.135cm">
          <text:list text:style-name="L1">
            <text:list-header>
              <text:p text:style-name="P15"><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15.752cm" svg:y="11.135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5.531cm" svg:y="11.13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4.755cm" svg:y="11.13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4.085cm" svg:y="11.135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3.877cm" svg:y="11.13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3.101cm" svg:y="11.13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2.431cm" svg:y="11.135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1.374cm" svg:height="1.186cm" svg:x="11.021cm" svg:y="11.135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0.249cm" svg:y="11.135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0.019cm" svg:y="11.13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243cm" svg:y="11.13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1.369cm" svg:height="1.186cm" svg:x="7.921cm" svg:y="11.135cm">
          <text:list text:style-name="L1">
            <text:list-header>
              <text:p text:style-name="P15"><text:span text:style-name="T13">B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7.699cm" svg:y="11.13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6.923cm" svg:y="11.135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6.253cm" svg:y="11.135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5.887cm" svg:y="11.135cm">
          <text:list text:style-name="L1">
            <text:list-header>
              <text:p text:style-name="P15"><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493cm" svg:height="1.186cm" svg:x="5.437cm" svg:y="11.135cm">
          <text:list text:style-name="L1">
            <text:list-header>
              <text:p text:style-name="P15"><text:span text:style-name="T13"><text:s text:c="2"/></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4.22cm" svg:y="11.135cm">
          <text:list text:style-name="L1">
            <text:list-header>
              <text:p text:style-name="P15"><text:span text:style-name="T13">f</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5.034cm" svg:y="11.024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3.38cm" svg:y="11.024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9.522cm" svg:y="11.024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7.202cm" svg:y="11.024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4.845cm" svg:y="11.024cm">
          <text:list text:style-name="L9">
            <text:list-header>
              <text:p text:style-name="P18"><text:span text:style-name="T14"></text:span></text:p>
            </text:list-header>
          </text:list>
          <draw:enhanced-geometry svg:viewBox="0 0 21600 21600" draw:type="rectangle" draw:enhanced-path="M 0 0 L 21600 0 21600 21600 0 21600 0 0 Z N"/>
        </draw:custom-shape>
        <draw:g>
          <draw:g>
            <draw:line draw:style-name="gr4" draw:text-style-name="P13" draw:layer="layout" svg:x1="5.953cm" svg:y1="13.763cm" svg:x2="6.583cm" svg:y2="13.767cm">
              <text:p/>
            </draw:line>
            <draw:line draw:style-name="gr4" draw:text-style-name="P13" draw:layer="layout" svg:x1="9.234cm" svg:y1="13.763cm" svg:x2="9.926cm" svg:y2="13.767cm">
              <text:p/>
            </draw:line>
            <draw:line draw:style-name="gr4" draw:text-style-name="P13" draw:layer="layout" svg:x1="14.04cm" svg:y1="13.763cm" svg:x2="14.644cm" svg:y2="13.767cm">
              <text:p/>
            </draw:line>
          </draw:g>
          <draw:custom-shape draw:style-name="gr3" draw:text-style-name="P12" draw:layer="layout" svg:width="0.493cm" svg:height="1.186cm" svg:x="15.042cm" svg:y="13.723cm">
            <text:list text:style-name="L1">
              <text:list-header>
                <text:p text:style-name="P15"><text:span text:style-name="T13"><text:s text:c="2"/></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14.743cm" svg:y="13.723cm">
            <text:list text:style-name="L1">
              <text:list-header>
                <text:p text:style-name="P15"><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14.049cm" svg:y="13.723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3.828cm" svg:y="13.723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3.052cm" svg:y="13.723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2.385cm" svg:y="13.723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2.175cm" svg:y="13.723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1.398cm" svg:y="13.723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1.374cm" svg:height="1.186cm" svg:x="10.024cm" svg:y="13.723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9.259cm" svg:y="13.723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022cm" svg:y="13.723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8.246cm" svg:y="13.723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7.615cm" svg:y="13.723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7.394cm" svg:y="13.723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6.618cm" svg:y="13.723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5.951cm" svg:y="13.723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5.584cm" svg:y="13.723cm">
            <text:list text:style-name="L1">
              <text:list-header>
                <text:p text:style-name="P15"><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379cm" svg:y="13.723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4.612cm" svg:y="13.723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4.204cm" svg:y="13.723cm">
            <text:list text:style-name="L1">
              <text:list-header>
                <text:p text:style-name="P15"><text:span text:style-name="T13">f</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3.334cm" svg:y="13.613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1.68cm" svg:y="13.613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8.527cm" svg:y="13.613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6.9cm" svg:y="13.613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4.789cm" svg:y="13.613cm">
            <text:list text:style-name="L9">
              <text:list-header>
                <text:p text:style-name="P18"><text:span text:style-name="T14"></text:span></text:p>
              </text:list-header>
            </text:list>
            <draw:enhanced-geometry svg:viewBox="0 0 21600 21600" draw:type="rectangle" draw:enhanced-path="M 0 0 L 21600 0 21600 21600 0 21600 0 0 Z N"/>
          </draw:custom-shape>
        </draw:g>
        <draw:custom-shape draw:style-name="gr3" draw:text-style-name="P12" draw:layer="layout" svg:width="1.043cm" svg:height="1.186cm" svg:x="14.024cm" svg:y="16.466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3.816cm" svg:y="16.46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3.039cm" svg:y="16.46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12.409cm" svg:y="16.466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2.188cm" svg:y="16.46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1.412cm" svg:y="16.46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1.374cm" svg:height="1.186cm" svg:x="10.037cm" svg:y="16.466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9.305cm" svg:y="16.466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097cm" svg:y="16.46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8.321cm" svg:y="16.46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7.691cm" svg:y="16.466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7.47cm" svg:y="16.46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6.694cm" svg:y="16.46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5.984cm" svg:y="16.466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5.596cm" svg:y="16.466cm">
          <text:list text:style-name="L1">
            <text:list-header>
              <text:p text:style-name="P15"><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393cm" svg:y="16.46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4.626cm" svg:y="16.466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4.215cm" svg:y="16.466cm">
          <text:list text:style-name="L1">
            <text:list-header>
              <text:p text:style-name="P15"><text:span text:style-name="T13">f</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3.318cm" svg:y="16.356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1.691cm" svg:y="16.356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8.6cm" svg:y="16.356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6.973cm" svg:y="16.356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4.801cm" svg:y="16.356cm">
          <text:list text:style-name="L9">
            <text:list-header>
              <text:p text:style-name="P18"><text:span text:style-name="T14"></text:span></text:p>
            </text:list-header>
          </text:list>
          <draw:enhanced-geometry svg:viewBox="0 0 21600 21600" draw:type="rectangle" draw:enhanced-path="M 0 0 L 21600 0 21600 21600 0 21600 0 0 Z N"/>
        </draw:custom-shape>
        <draw:g>
          <draw:line draw:style-name="gr4" draw:text-style-name="P13" draw:layer="layout" svg:x1="18.252cm" svg:y1="6.244cm" svg:x2="18.882cm" svg:y2="6.249cm">
            <text:p/>
          </draw:line>
          <draw:line draw:style-name="gr4" draw:text-style-name="P13" draw:layer="layout" svg:x1="23.671cm" svg:y1="6.244cm" svg:x2="24.364cm" svg:y2="6.249cm">
            <text:p/>
          </draw:line>
          <draw:custom-shape draw:style-name="gr3" draw:text-style-name="P12" draw:layer="layout" svg:width="0.713cm" svg:height="1.186cm" svg:x="23.626cm" svg:y="6.169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23.389cm" svg:y="6.169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22.626cm" svg:y="6.169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43cm" svg:height="1.186cm" svg:x="21.884cm" svg:y="6.169cm">
            <text:list text:style-name="L1">
              <text:list-header>
                <text:p text:style-name="P15"><text:span text:style-name="T13"><text:s/></text:span><text:span text:style-name="T13">y</text:span></text:p>
              </text:list-header>
            </text:list>
            <draw:enhanced-geometry svg:viewBox="0 0 21600 21600" draw:type="rectangle" draw:enhanced-path="M 0 0 L 21600 0 21600 21600 0 21600 0 0 Z N"/>
          </draw:custom-shape>
          <draw:custom-shape draw:style-name="gr3" draw:text-style-name="P12" draw:layer="layout" svg:width="1.289cm" svg:height="1.186cm" svg:x="20.615cm" svg:y="6.169cm">
            <text:list text:style-name="L1">
              <text:list-header>
                <text:p text:style-name="P15"><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19.843cm" svg:y="6.169cm">
            <text:list text:style-name="L1">
              <text:list-header>
                <text:p text:style-name="P15"><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9.623cm" svg:y="6.169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8.846cm" svg:y="6.169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1.043cm" svg:height="1.186cm" svg:x="17.002cm" svg:y="6.169cm">
            <text:list text:style-name="L1">
              <text:list-header>
                <text:p text:style-name="P15"><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6.792cm" svg:y="6.169cm">
            <text:list text:style-name="L1">
              <text:list-header>
                <text:p text:style-name="P15"><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497cm" svg:height="1.186cm" svg:x="15.507cm" svg:y="6.169cm">
            <text:list text:style-name="L1">
              <text:list-header>
                <text:p text:style-name="P15"><text:span text:style-name="T13">x</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22.803cm" svg:y="6.059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9.128cm" svg:y="6.059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828cm" svg:height="1.186cm" svg:x="16.206cm" svg:y="6.059cm">
            <text:list text:style-name="L9">
              <text:list-header>
                <text:p text:style-name="P18"><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8.18cm" svg:y="6.169cm">
            <text:list text:style-name="L1">
              <text:list-header>
                <text:p text:style-name="P15"><text:span text:style-name="T13">C</text:span></text:p>
              </text:list-header>
            </text:list>
            <draw:enhanced-geometry svg:viewBox="0 0 21600 21600" draw:type="rectangle" draw:enhanced-path="M 0 0 L 21600 0 21600 21600 0 21600 0 0 Z N"/>
          </draw:custom-shape>
        </draw:g>
        <draw:line draw:style-name="gr4" draw:text-style-name="P13" draw:layer="layout" svg:x1="6.328cm" svg:y1="11.24cm" svg:x2="6.959cm" svg:y2="11.245cm">
          <text:p/>
        </draw:line>
        <draw:line draw:style-name="gr4" draw:text-style-name="P13" draw:layer="layout" svg:x1="10.191cm" svg:y1="11.24cm" svg:x2="10.879cm" svg:y2="11.245cm">
          <text:p/>
        </draw:line>
        <draw:line draw:style-name="gr4" draw:text-style-name="P13" draw:layer="layout" svg:x1="12.413cm" svg:y1="11.24cm" svg:x2="13.044cm" svg:y2="11.245cm">
          <text:p/>
        </draw:line>
        <draw:line draw:style-name="gr4" draw:text-style-name="P13" draw:layer="layout" svg:x1="15.747cm" svg:y1="11.24cm" svg:x2="16.351cm" svg:y2="11.245cm">
          <text:p/>
        </draw:line>
        <draw:line draw:style-name="gr4" draw:text-style-name="P13" draw:layer="layout" svg:x1="5.984cm" svg:y1="16.501cm" svg:x2="6.615cm" svg:y2="16.506cm">
          <text:p/>
        </draw:line>
        <draw:line draw:style-name="gr4" draw:text-style-name="P13" draw:layer="layout" svg:x1="9.331cm" svg:y1="16.501cm" svg:x2="10.019cm" svg:y2="16.506cm">
          <text:p/>
        </draw:line>
        <draw:line draw:style-name="gr4" draw:text-style-name="P13" draw:layer="layout" svg:x1="12.427cm" svg:y1="16.501cm" svg:x2="13.057cm" svg:y2="16.506cm">
          <text:p/>
        </draw:line>
        <presentation:notes draw:style-name="dp2">
          <draw:page-thumbnail draw:style-name="gr1" draw:layer="layout" svg:width="13.335cm" svg:height="10.001cm" svg:x="3.488cm" svg:y="2.002cm" draw:page-number="49" presentation:class="page"/>
          <draw:frame presentation:style-name="pr25" draw:text-style-name="P56" draw:layer="layout" svg:width="14.904cm" svg:height="12.031cm" svg:x="2.708cm" svg:y="12.664cm" presentation:class="notes" presentation:placeholder="true">
            <draw:text-box/>
          </draw:frame>
        </presentation:notes>
      </draw:page>
      <draw:page draw:name="Function Complements" draw:style-name="dp1" draw:master-page-name="Default" presentation:presentation-page-layout-name="AL2T1">
        <draw:frame presentation:style-name="pr2" draw:text-style-name="P3" draw:layer="layout" svg:width="21.59cm" svg:height="2.836cm" svg:x="2.028cm" svg:y="-0.001cm" presentation:class="title" presentation:user-transformed="true">
          <draw:text-box>
            <text:list text:style-name="L1">
              <text:list-header>
                <text:p text:style-name="P2"><text:span text:style-name="T4">Function Complements</text:span></text:p>
              </text:list-header>
            </text:list>
          </draw:text-box>
        </draw:frame>
        <draw:frame presentation:style-name="pr37" draw:text-style-name="P3" draw:layer="layout" svg:width="21.59cm" svg:height="13.927cm" svg:x="1.998cm" svg:y="3.651cm" presentation:class="outline" presentation:user-transformed="true">
          <draw:text-box>
            <text:list text:style-name="L2">
              <text:list-item>
                <text:p text:style-name="P6"><text:span text:style-name="T6">The complement of a function expressed as a sum of minterms is constructed by selecting the minterms missing in the sum-of-minterms canonical forms.</text:span></text:p>
              </text:list-item>
              <text:list-item>
                <text:p text:style-name="P6"><text:span text:style-name="T6">Alternatively, the complement of a function expressed by a Sum of Minterms form is simply the Product of Maxterms with the same indices.</text:span></text:p>
              </text:list-item>
              <text:list-item>
                <text:p text:style-name="P6"><text:span text:style-name="T16">Example: Given</text:span></text:p>
              </text:list-item>
            </text:list>
          </draw:text-box>
        </draw:frame>
        <draw:g>
          <draw:custom-shape draw:style-name="gr3" draw:text-style-name="P12" draw:layer="layout" svg:width="0.366cm" svg:height="1.313cm" svg:x="21.312cm" svg:y="12.603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548cm" svg:height="1.313cm" svg:x="20.655cm" svg:y="12.603cm">
            <text:list text:style-name="L1">
              <text:list-header>
                <text:p text:style-name="P15"><text:span text:style-name="T34">7</text:span></text:p>
              </text:list-header>
            </text:list>
            <draw:enhanced-geometry svg:viewBox="0 0 21600 21600" draw:type="rectangle" draw:enhanced-path="M 0 0 L 21600 0 21600 21600 0 21600 0 0 Z N"/>
          </draw:custom-shape>
          <draw:custom-shape draw:style-name="gr3" draw:text-style-name="P12" draw:layer="layout" svg:width="0.277cm" svg:height="1.313cm" svg:x="20.305cm" svg:y="12.603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548cm" svg:height="1.313cm" svg:x="19.702cm" svg:y="12.603cm">
            <text:list text:style-name="L1">
              <text:list-header>
                <text:p text:style-name="P15"><text:span text:style-name="T34">5</text:span></text:p>
              </text:list-header>
            </text:list>
            <draw:enhanced-geometry svg:viewBox="0 0 21600 21600" draw:type="rectangle" draw:enhanced-path="M 0 0 L 21600 0 21600 21600 0 21600 0 0 Z N"/>
          </draw:custom-shape>
          <draw:custom-shape draw:style-name="gr3" draw:text-style-name="P12" draw:layer="layout" svg:width="0.277cm" svg:height="1.313cm" svg:x="19.353cm" svg:y="12.603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548cm" svg:height="1.313cm" svg:x="18.763cm" svg:y="12.603cm">
            <text:list text:style-name="L1">
              <text:list-header>
                <text:p text:style-name="P15"><text:span text:style-name="T34">3</text:span></text:p>
              </text:list-header>
            </text:list>
            <draw:enhanced-geometry svg:viewBox="0 0 21600 21600" draw:type="rectangle" draw:enhanced-path="M 0 0 L 21600 0 21600 21600 0 21600 0 0 Z N"/>
          </draw:custom-shape>
          <draw:custom-shape draw:style-name="gr3" draw:text-style-name="P12" draw:layer="layout" svg:width="0.277cm" svg:height="1.313cm" svg:x="18.387cm" svg:y="12.603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548cm" svg:height="1.313cm" svg:x="17.828cm" svg:y="12.603cm">
            <text:list text:style-name="L1">
              <text:list-header>
                <text:p text:style-name="P15"><text:span text:style-name="T34">1</text:span></text:p>
              </text:list-header>
            </text:list>
            <draw:enhanced-geometry svg:viewBox="0 0 21600 21600" draw:type="rectangle" draw:enhanced-path="M 0 0 L 21600 0 21600 21600 0 21600 0 0 Z N"/>
          </draw:custom-shape>
          <draw:custom-shape draw:style-name="gr3" draw:text-style-name="P12" draw:layer="layout" svg:width="0.366cm" svg:height="1.313cm" svg:x="17.41cm" svg:y="12.603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366cm" svg:height="1.313cm" svg:x="14.354cm" svg:y="12.427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489cm" svg:height="1.313cm" svg:x="13.752cm" svg:y="12.427cm">
            <text:list text:style-name="L1">
              <text:list-header>
                <text:p text:style-name="P15"><text:span text:style-name="T34">z</text:span></text:p>
              </text:list-header>
            </text:list>
            <draw:enhanced-geometry svg:viewBox="0 0 21600 21600" draw:type="rectangle" draw:enhanced-path="M 0 0 L 21600 0 21600 21600 0 21600 0 0 Z N"/>
          </draw:custom-shape>
          <draw:custom-shape draw:style-name="gr3" draw:text-style-name="P12" draw:layer="layout" svg:width="0.277cm" svg:height="1.313cm" svg:x="13.258cm" svg:y="12.427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548cm" svg:height="1.313cm" svg:x="12.607cm" svg:y="12.427cm">
            <text:list text:style-name="L1">
              <text:list-header>
                <text:p text:style-name="P15"><text:span text:style-name="T34">y</text:span></text:p>
              </text:list-header>
            </text:list>
            <draw:enhanced-geometry svg:viewBox="0 0 21600 21600" draw:type="rectangle" draw:enhanced-path="M 0 0 L 21600 0 21600 21600 0 21600 0 0 Z N"/>
          </draw:custom-shape>
          <draw:custom-shape draw:style-name="gr3" draw:text-style-name="P12" draw:layer="layout" svg:width="0.277cm" svg:height="1.313cm" svg:x="12.09cm" svg:y="12.427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548cm" svg:height="1.313cm" svg:x="11.456cm" svg:y="12.427cm">
            <text:list text:style-name="L1">
              <text:list-header>
                <text:p text:style-name="P15"><text:span text:style-name="T34">x</text:span></text:p>
              </text:list-header>
            </text:list>
            <draw:enhanced-geometry svg:viewBox="0 0 21600 21600" draw:type="rectangle" draw:enhanced-path="M 0 0 L 21600 0 21600 21600 0 21600 0 0 Z N"/>
          </draw:custom-shape>
          <draw:custom-shape draw:style-name="gr3" draw:text-style-name="P12" draw:layer="layout" svg:width="0.366cm" svg:height="1.313cm" svg:x="10.971cm" svg:y="12.427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671cm" svg:height="1.313cm" svg:x="10.228cm" svg:y="12.427cm">
            <text:list text:style-name="L1">
              <text:list-header>
                <text:p text:style-name="P15"><text:span text:style-name="T34">F</text:span></text:p>
              </text:list-header>
            </text:list>
            <draw:enhanced-geometry svg:viewBox="0 0 21600 21600" draw:type="rectangle" draw:enhanced-path="M 0 0 L 21600 0 21600 21600 0 21600 0 0 Z N"/>
          </draw:custom-shape>
          <draw:custom-shape draw:style-name="gr3" draw:text-style-name="P12" draw:layer="layout" svg:width="0.531cm" svg:height="0.763cm" svg:x="16.76cm" svg:y="13.07cm">
            <text:list text:style-name="L1">
              <text:list-header>
                <text:p text:style-name="P15"><text:span text:style-name="T111">m</text:span></text:p>
              </text:list-header>
            </text:list>
            <draw:enhanced-geometry svg:viewBox="0 0 21600 21600" draw:type="rectangle" draw:enhanced-path="M 0 0 L 21600 0 21600 21600 0 21600 0 0 Z N"/>
          </draw:custom-shape>
          <draw:custom-shape draw:style-name="gr3" draw:text-style-name="P12" draw:layer="layout" svg:width="0.692cm" svg:height="1.313cm" svg:x="16.144cm" svg:y="12.457cm">
            <text:list text:style-name="L9">
              <text:list-header>
                <text:p text:style-name="P18"><text:span text:style-name="T35"></text:span></text:p>
              </text:list-header>
            </text:list>
            <draw:enhanced-geometry svg:viewBox="0 0 21600 21600" draw:type="rectangle" draw:enhanced-path="M 0 0 L 21600 0 21600 21600 0 21600 0 0 Z N"/>
          </draw:custom-shape>
          <draw:custom-shape draw:style-name="gr3" draw:text-style-name="P12" draw:layer="layout" svg:width="0.916cm" svg:height="1.313cm" svg:x="15.033cm" svg:y="12.457cm">
            <text:list text:style-name="L9">
              <text:list-header>
                <text:p text:style-name="P18"><text:span text:style-name="T35"></text:span></text:p>
              </text:list-header>
            </text:list>
            <draw:enhanced-geometry svg:viewBox="0 0 21600 21600" draw:type="rectangle" draw:enhanced-path="M 0 0 L 21600 0 21600 21600 0 21600 0 0 Z N"/>
          </draw:custom-shape>
        </draw:g>
        <draw:custom-shape draw:style-name="gr3" draw:text-style-name="P12" draw:layer="layout" svg:width="0.4cm" svg:height="1.439cm" svg:x="15.011cm" svg:y="13.736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4.379cm" svg:y="13.736cm">
          <text:list text:style-name="L1">
            <text:list-header>
              <text:p text:style-name="P15"><text:span text:style-name="T74">6</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14.061cm" svg:y="13.736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3.462cm" svg:y="13.736cm">
          <text:list text:style-name="L1">
            <text:list-header>
              <text:p text:style-name="P15"><text:span text:style-name="T74">4</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13.144cm" svg:y="13.736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2.562cm" svg:y="13.736cm">
          <text:list text:style-name="L1">
            <text:list-header>
              <text:p text:style-name="P15"><text:span text:style-name="T74">2</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12.214cm" svg:y="13.736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1.614cm" svg:y="13.736cm">
          <text:list text:style-name="L1">
            <text:list-header>
              <text:p text:style-name="P15"><text:span text:style-name="T74">0</text:span></text:p>
            </text:list-header>
          </text:list>
          <draw:enhanced-geometry svg:viewBox="0 0 21600 21600" draw:type="rectangle" draw:enhanced-path="M 0 0 L 21600 0 21600 21600 0 21600 0 0 Z N"/>
        </draw:custom-shape>
        <draw:custom-shape draw:style-name="gr3" draw:text-style-name="P12" draw:layer="layout" svg:width="0.4cm" svg:height="1.439cm" svg:x="11.179cm" svg:y="13.736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4cm" svg:height="1.439cm" svg:x="8.242cm" svg:y="13.736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535cm" svg:height="1.439cm" svg:x="7.659cm" svg:y="13.736cm">
          <text:list text:style-name="L1">
            <text:list-header>
              <text:p text:style-name="P15"><text:span text:style-name="T74">z</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7.196cm" svg:y="13.736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6.547cm" svg:y="13.736cm">
          <text:list text:style-name="L1">
            <text:list-header>
              <text:p text:style-name="P15"><text:span text:style-name="T74">y</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6.071cm" svg:y="13.736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5.44cm" svg:y="13.736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4cm" svg:height="1.439cm" svg:x="4.992cm" svg:y="13.736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734cm" svg:height="1.439cm" svg:x="4.259cm" svg:y="13.776cm">
          <text:list text:style-name="L1">
            <text:list-header>
              <text:p text:style-name="P15"><text:span text:style-name="T74">F</text:span></text:p>
            </text:list-header>
          </text:list>
          <draw:enhanced-geometry svg:viewBox="0 0 21600 21600" draw:type="rectangle" draw:enhanced-path="M 0 0 L 21600 0 21600 21600 0 21600 0 0 Z N"/>
        </draw:custom-shape>
        <draw:custom-shape draw:style-name="gr3" draw:text-style-name="P12" draw:layer="layout" svg:width="0.561cm" svg:height="0.805cm" svg:x="10.68cm" svg:y="14.19cm">
          <text:list text:style-name="L1">
            <text:list-header>
              <text:p text:style-name="P15"><text:span text:style-name="T41">m</text:span></text:p>
            </text:list-header>
          </text:list>
          <draw:enhanced-geometry svg:viewBox="0 0 21600 21600" draw:type="rectangle" draw:enhanced-path="M 0 0 L 21600 0 21600 21600 0 21600 0 0 Z N"/>
        </draw:custom-shape>
        <draw:custom-shape draw:style-name="gr3" draw:text-style-name="P12" draw:layer="layout" svg:width="0.76cm" svg:height="1.439cm" svg:x="9.95cm" svg:y="13.6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1.005cm" svg:height="1.439cm" svg:x="8.863cm" svg:y="13.6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2" draw:text-style-name="P55" draw:layer="layout" svg:width="11.527cm" svg:height="1.491cm" svg:x="3.991cm" svg:y="15.112cm">
          <text:p/>
          <draw:enhanced-geometry svg:viewBox="0 0 21600 21600" draw:type="rectangle" draw:enhanced-path="M 0 0 L 21600 0 21600 21600 0 21600 0 0 Z N"/>
        </draw:custom-shape>
        <draw:line draw:style-name="gr4" draw:text-style-name="P13" draw:layer="layout" svg:x1="4.392cm" svg:y1="15.35cm" svg:x2="5.049cm" svg:y2="15.355cm">
          <text:p/>
        </draw:line>
        <draw:custom-shape draw:style-name="gr3" draw:text-style-name="P12" draw:layer="layout" svg:width="0.4cm" svg:height="1.439cm" svg:x="15.328cm" svg:y="15.2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4.683cm" svg:y="15.2cm">
          <text:list text:style-name="L1">
            <text:list-header>
              <text:p text:style-name="P15"><text:span text:style-name="T74">7</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14.366cm" svg:y="15.2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3.766cm" svg:y="15.2cm">
          <text:list text:style-name="L1">
            <text:list-header>
              <text:p text:style-name="P15"><text:span text:style-name="T74">5</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13.449cm" svg:y="15.2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2.862cm" svg:y="15.2cm">
          <text:list text:style-name="L1">
            <text:list-header>
              <text:p text:style-name="P15"><text:span text:style-name="T74">3</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12.514cm" svg:y="15.2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11.958cm" svg:y="15.2cm">
          <text:list text:style-name="L1">
            <text:list-header>
              <text:p text:style-name="P15"><text:span text:style-name="T74">1</text:span></text:p>
            </text:list-header>
          </text:list>
          <draw:enhanced-geometry svg:viewBox="0 0 21600 21600" draw:type="rectangle" draw:enhanced-path="M 0 0 L 21600 0 21600 21600 0 21600 0 0 Z N"/>
        </draw:custom-shape>
        <draw:custom-shape draw:style-name="gr3" draw:text-style-name="P12" draw:layer="layout" svg:width="0.4cm" svg:height="1.439cm" svg:x="11.567cm" svg:y="15.2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4cm" svg:height="1.439cm" svg:x="8.291cm" svg:y="15.2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535cm" svg:height="1.439cm" svg:x="7.712cm" svg:y="15.2cm">
          <text:list text:style-name="L1">
            <text:list-header>
              <text:p text:style-name="P15"><text:span text:style-name="T74">z</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7.244cm" svg:y="15.2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6.6cm" svg:y="15.2cm">
          <text:list text:style-name="L1">
            <text:list-header>
              <text:p text:style-name="P15"><text:span text:style-name="T74">y</text:span></text:p>
            </text:list-header>
          </text:list>
          <draw:enhanced-geometry svg:viewBox="0 0 21600 21600" draw:type="rectangle" draw:enhanced-path="M 0 0 L 21600 0 21600 21600 0 21600 0 0 Z N"/>
        </draw:custom-shape>
        <draw:custom-shape draw:style-name="gr3" draw:text-style-name="P12" draw:layer="layout" svg:width="0.303cm" svg:height="1.439cm" svg:x="6.12cm" svg:y="15.2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603cm" svg:height="1.439cm" svg:x="5.489cm" svg:y="15.2cm">
          <text:list text:style-name="L1">
            <text:list-header>
              <text:p text:style-name="P15"><text:span text:style-name="T74">x</text:span></text:p>
            </text:list-header>
          </text:list>
          <draw:enhanced-geometry svg:viewBox="0 0 21600 21600" draw:type="rectangle" draw:enhanced-path="M 0 0 L 21600 0 21600 21600 0 21600 0 0 Z N"/>
        </draw:custom-shape>
        <draw:custom-shape draw:style-name="gr3" draw:text-style-name="P12" draw:layer="layout" svg:width="0.4cm" svg:height="1.439cm" svg:x="5.032cm" svg:y="15.2cm">
          <text:list text:style-name="L1">
            <text:list-header>
              <text:p text:style-name="P15"><text:span text:style-name="T74">(</text:span></text:p>
            </text:list-header>
          </text:list>
          <draw:enhanced-geometry svg:viewBox="0 0 21600 21600" draw:type="rectangle" draw:enhanced-path="M 0 0 L 21600 0 21600 21600 0 21600 0 0 Z N"/>
        </draw:custom-shape>
        <draw:custom-shape draw:style-name="gr3" draw:text-style-name="P12" draw:layer="layout" svg:width="0.734cm" svg:height="1.439cm" svg:x="4.303cm" svg:y="15.2cm">
          <text:list text:style-name="L1">
            <text:list-header>
              <text:p text:style-name="P15"><text:span text:style-name="T74">F</text:span></text:p>
            </text:list-header>
          </text:list>
          <draw:enhanced-geometry svg:viewBox="0 0 21600 21600" draw:type="rectangle" draw:enhanced-path="M 0 0 L 21600 0 21600 21600 0 21600 0 0 Z N"/>
        </draw:custom-shape>
        <draw:custom-shape draw:style-name="gr3" draw:text-style-name="P12" draw:layer="layout" svg:width="0.633cm" svg:height="0.805cm" svg:x="10.944cm" svg:y="15.619cm">
          <text:list text:style-name="L1">
            <text:list-header>
              <text:p text:style-name="P15"><text:span text:style-name="T41">M</text:span></text:p>
            </text:list-header>
          </text:list>
          <draw:enhanced-geometry svg:viewBox="0 0 21600 21600" draw:type="rectangle" draw:enhanced-path="M 0 0 L 21600 0 21600 21600 0 21600 0 0 Z N"/>
        </draw:custom-shape>
        <draw:custom-shape draw:style-name="gr3" draw:text-style-name="P12" draw:layer="layout" svg:width="0.993cm" svg:height="1.439cm" svg:x="10.018cm" svg:y="15.064cm">
          <text:list text:style-name="L9">
            <text:list-header>
              <text:p text:style-name="P18"><text:span text:style-name="T73"></text:span></text:p>
            </text:list-header>
          </text:list>
          <draw:enhanced-geometry svg:viewBox="0 0 21600 21600" draw:type="rectangle" draw:enhanced-path="M 0 0 L 21600 0 21600 21600 0 21600 0 0 Z N"/>
        </draw:custom-shape>
        <draw:custom-shape draw:style-name="gr3" draw:text-style-name="P12" draw:layer="layout" svg:width="1.005cm" svg:height="1.439cm" svg:x="8.915cm" svg:y="15.064cm">
          <text:list text:style-name="L9">
            <text:list-header>
              <text:p text:style-name="P18"><text:span text:style-name="T73"></text:span></text:p>
            </text:list-header>
          </text:list>
          <draw:enhanced-geometry svg:viewBox="0 0 21600 21600" draw:type="rectangle" draw:enhanced-path="M 0 0 L 21600 0 21600 21600 0 21600 0 0 Z N"/>
        </draw:custom-shape>
        <draw:line draw:style-name="gr4" draw:text-style-name="P13" draw:layer="layout" svg:x1="4.414cm" svg:y1="13.957cm" svg:x2="5.071cm" svg:y2="13.961cm">
          <text:p/>
        </draw:line>
        <presentation:notes draw:style-name="dp2">
          <draw:page-thumbnail draw:style-name="gr1" draw:layer="layout" svg:width="13.335cm" svg:height="10.001cm" svg:x="3.493cm" svg:y="2.002cm" draw:page-number="50" presentation:class="page"/>
          <draw:frame presentation:style-name="pr4" draw:text-style-name="P1" draw:layer="layout" svg:width="14.904cm" svg:height="12.001cm" svg:x="2.708cm" svg:y="12.668cm" presentation:class="notes" presentation:placeholder="true">
            <draw:text-box/>
          </draw:frame>
        </presentation:notes>
      </draw:page>
      <draw:page draw:name="Conversion Between Forms"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4">Conversion Between Forms</text:span></text:p>
              </text:list-header>
            </text:list>
          </draw:text-box>
        </draw:frame>
        <draw:frame presentation:style-name="pr38" draw:text-style-name="P3" draw:layer="layout" svg:width="23.495cm" svg:height="20.351cm" svg:x="1.904cm" svg:y="3.598cm" presentation:class="outline" presentation:user-transformed="true">
          <draw:text-box>
            <text:list text:style-name="L2">
              <text:list-item>
                <text:p text:style-name="P6"><text:span text:style-name="T6">To convert between sum-of-minterms and product-of-maxterms form (or vice-versa) we follow these steps:</text:span></text:p>
              </text:list-item>
            </text:list>
            <text:list text:style-name="L3">
              <text:list-item>
                <text:list>
                  <text:list-item>
                    <text:p text:style-name="P23"><text:span text:style-name="T32">Find the function complement by swapping terms in the list with terms not in the list.</text:span></text:p>
                  </text:list-item>
                  <text:list-item>
                    <text:p text:style-name="P23"><text:span text:style-name="T32">Change from products to sums, or vice versa.</text:span></text:p>
                  </text:list-item>
                </text:list>
              </text:list-item>
            </text:list>
            <text:list text:style-name="L2">
              <text:list-item>
                <text:p text:style-name="P6"><text:span text:style-name="T6">Example:Given F as before:</text:span></text:p>
              </text:list-item>
              <text:list-item>
                <text:p text:style-name="P6"><text:span text:style-name="T6">Form the Complement: </text:span></text:p>
              </text:list-item>
              <text:list-item>
                <text:p text:style-name="P6"><text:span text:style-name="T6">Then use the other form with the same indices – this </text:span><text:span text:style-name="T6"><text:line-break/></text:span><text:span text:style-name="T6">forms the complement again, giving the other form of the original function:</text:span></text:p>
                <text:p text:style-name="P6"><text:span text:style-name="T6"/></text:p>
                <text:p text:style-name="P23"><text:span text:style-name="T32"/></text:p>
                <text:p text:style-name="P23"><text:span text:style-name="T59"/></text:p>
                <text:p text:style-name="P23"><text:span text:style-name="T59"/></text:p>
              </text:list-item>
            </text:list>
          </draw:text-box>
        </draw:frame>
        <draw:frame draw:style-name="gr27" draw:text-style-name="P14" draw:layer="layout" svg:width="10.486cm" svg:height="1.151cm" svg:x="14.914cm" svg:y="11.13cm">
          <loext:p/>
          <draw:object xlink:href="./Object 11" xlink:type="simple" xlink:show="embed" xlink:actuate="onLoad"/>
          <draw:image xlink:href="./ObjectReplacements/Object 11" xlink:type="simple" xlink:show="embed" xlink:actuate="onLoad"/>
        </draw:frame>
        <draw:g>
          <draw:line draw:style-name="gr4" draw:text-style-name="P13" draw:layer="layout" svg:x1="13.384cm" svg:y1="12.4cm" svg:x2="13.983cm" svg:y2="12.405cm">
            <text:p/>
          </draw:line>
          <draw:custom-shape draw:style-name="gr3" draw:text-style-name="P12" draw:layer="layout" svg:width="0.366cm" svg:height="1.313cm" svg:x="23.12cm" svg:y="12.36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548cm" svg:height="1.313cm" svg:x="22.551cm" svg:y="12.36cm">
            <text:list text:style-name="L1">
              <text:list-header>
                <text:p text:style-name="P15"><text:span text:style-name="T34">6</text:span></text:p>
              </text:list-header>
            </text:list>
            <draw:enhanced-geometry svg:viewBox="0 0 21600 21600" draw:type="rectangle" draw:enhanced-path="M 0 0 L 21600 0 21600 21600 0 21600 0 0 Z N"/>
          </draw:custom-shape>
          <draw:custom-shape draw:style-name="gr3" draw:text-style-name="P12" draw:layer="layout" svg:width="0.277cm" svg:height="1.313cm" svg:x="22.259cm" svg:y="12.36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548cm" svg:height="1.313cm" svg:x="21.709cm" svg:y="12.36cm">
            <text:list text:style-name="L1">
              <text:list-header>
                <text:p text:style-name="P15"><text:span text:style-name="T34">4</text:span></text:p>
              </text:list-header>
            </text:list>
            <draw:enhanced-geometry svg:viewBox="0 0 21600 21600" draw:type="rectangle" draw:enhanced-path="M 0 0 L 21600 0 21600 21600 0 21600 0 0 Z N"/>
          </draw:custom-shape>
          <draw:custom-shape draw:style-name="gr3" draw:text-style-name="P12" draw:layer="layout" svg:width="0.277cm" svg:height="1.313cm" svg:x="21.416cm" svg:y="12.36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548cm" svg:height="1.313cm" svg:x="20.884cm" svg:y="12.36cm">
            <text:list text:style-name="L1">
              <text:list-header>
                <text:p text:style-name="P15"><text:span text:style-name="T34">2</text:span></text:p>
              </text:list-header>
            </text:list>
            <draw:enhanced-geometry svg:viewBox="0 0 21600 21600" draw:type="rectangle" draw:enhanced-path="M 0 0 L 21600 0 21600 21600 0 21600 0 0 Z N"/>
          </draw:custom-shape>
          <draw:custom-shape draw:style-name="gr3" draw:text-style-name="P12" draw:layer="layout" svg:width="0.277cm" svg:height="1.313cm" svg:x="20.565cm" svg:y="12.36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548cm" svg:height="1.313cm" svg:x="20.016cm" svg:y="12.36cm">
            <text:list text:style-name="L1">
              <text:list-header>
                <text:p text:style-name="P15"><text:span text:style-name="T34">0</text:span></text:p>
              </text:list-header>
            </text:list>
            <draw:enhanced-geometry svg:viewBox="0 0 21600 21600" draw:type="rectangle" draw:enhanced-path="M 0 0 L 21600 0 21600 21600 0 21600 0 0 Z N"/>
          </draw:custom-shape>
          <draw:custom-shape draw:style-name="gr3" draw:text-style-name="P12" draw:layer="layout" svg:width="0.366cm" svg:height="1.313cm" svg:x="19.61cm" svg:y="12.36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366cm" svg:height="1.313cm" svg:x="16.92cm" svg:y="12.29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489cm" svg:height="1.313cm" svg:x="16.385cm" svg:y="12.29cm">
            <text:list text:style-name="L1">
              <text:list-header>
                <text:p text:style-name="P15"><text:span text:style-name="T34">z</text:span></text:p>
              </text:list-header>
            </text:list>
            <draw:enhanced-geometry svg:viewBox="0 0 21600 21600" draw:type="rectangle" draw:enhanced-path="M 0 0 L 21600 0 21600 21600 0 21600 0 0 Z N"/>
          </draw:custom-shape>
          <draw:custom-shape draw:style-name="gr3" draw:text-style-name="P12" draw:layer="layout" svg:width="0.277cm" svg:height="1.313cm" svg:x="15.962cm" svg:y="12.29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548cm" svg:height="1.313cm" svg:x="15.372cm" svg:y="12.29cm">
            <text:list text:style-name="L1">
              <text:list-header>
                <text:p text:style-name="P15"><text:span text:style-name="T34">y</text:span></text:p>
              </text:list-header>
            </text:list>
            <draw:enhanced-geometry svg:viewBox="0 0 21600 21600" draw:type="rectangle" draw:enhanced-path="M 0 0 L 21600 0 21600 21600 0 21600 0 0 Z N"/>
          </draw:custom-shape>
          <draw:custom-shape draw:style-name="gr3" draw:text-style-name="P12" draw:layer="layout" svg:width="0.277cm" svg:height="1.313cm" svg:x="14.93cm" svg:y="12.29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548cm" svg:height="1.313cm" svg:x="14.358cm" svg:y="12.29cm">
            <text:list text:style-name="L1">
              <text:list-header>
                <text:p text:style-name="P15"><text:span text:style-name="T34">x</text:span></text:p>
              </text:list-header>
            </text:list>
            <draw:enhanced-geometry svg:viewBox="0 0 21600 21600" draw:type="rectangle" draw:enhanced-path="M 0 0 L 21600 0 21600 21600 0 21600 0 0 Z N"/>
          </draw:custom-shape>
          <draw:custom-shape draw:style-name="gr3" draw:text-style-name="P12" draw:layer="layout" svg:width="0.366cm" svg:height="1.313cm" svg:x="13.939cm" svg:y="12.29cm">
            <text:list text:style-name="L1">
              <text:list-header>
                <text:p text:style-name="P15"><text:span text:style-name="T34">(</text:span></text:p>
              </text:list-header>
            </text:list>
            <draw:enhanced-geometry svg:viewBox="0 0 21600 21600" draw:type="rectangle" draw:enhanced-path="M 0 0 L 21600 0 21600 21600 0 21600 0 0 Z N"/>
          </draw:custom-shape>
          <draw:custom-shape draw:style-name="gr3" draw:text-style-name="P12" draw:layer="layout" svg:width="0.671cm" svg:height="1.313cm" svg:x="13.271cm" svg:y="12.29cm">
            <text:list text:style-name="L1">
              <text:list-header>
                <text:p text:style-name="P15"><text:span text:style-name="T34">F</text:span></text:p>
              </text:list-header>
            </text:list>
            <draw:enhanced-geometry svg:viewBox="0 0 21600 21600" draw:type="rectangle" draw:enhanced-path="M 0 0 L 21600 0 21600 21600 0 21600 0 0 Z N"/>
          </draw:custom-shape>
          <draw:custom-shape draw:style-name="gr3" draw:text-style-name="P12" draw:layer="layout" svg:width="0.531cm" svg:height="0.763cm" svg:x="19.084cm" svg:y="12.775cm">
            <text:list text:style-name="L1">
              <text:list-header>
                <text:p text:style-name="P15"><text:span text:style-name="T111">m</text:span></text:p>
              </text:list-header>
            </text:list>
            <draw:enhanced-geometry svg:viewBox="0 0 21600 21600" draw:type="rectangle" draw:enhanced-path="M 0 0 L 21600 0 21600 21600 0 21600 0 0 Z N"/>
          </draw:custom-shape>
          <draw:custom-shape draw:style-name="gr3" draw:text-style-name="P12" draw:layer="layout" svg:width="0.692cm" svg:height="1.313cm" svg:x="18.486cm" svg:y="12.233cm">
            <text:list text:style-name="L9">
              <text:list-header>
                <text:p text:style-name="P18"><text:span text:style-name="T35"></text:span></text:p>
              </text:list-header>
            </text:list>
            <draw:enhanced-geometry svg:viewBox="0 0 21600 21600" draw:type="rectangle" draw:enhanced-path="M 0 0 L 21600 0 21600 21600 0 21600 0 0 Z N"/>
          </draw:custom-shape>
          <draw:custom-shape draw:style-name="gr3" draw:text-style-name="P12" draw:layer="layout" svg:width="0.916cm" svg:height="1.313cm" svg:x="17.485cm" svg:y="12.233cm">
            <text:list text:style-name="L9">
              <text:list-header>
                <text:p text:style-name="P18"><text:span text:style-name="T35"></text:span></text:p>
              </text:list-header>
            </text:list>
            <draw:enhanced-geometry svg:viewBox="0 0 21600 21600" draw:type="rectangle" draw:enhanced-path="M 0 0 L 21600 0 21600 21600 0 21600 0 0 Z N"/>
          </draw:custom-shape>
        </draw:g>
        <draw:frame draw:style-name="gr27" draw:text-style-name="P14" draw:layer="layout" svg:width="10.817cm" svg:height="1.151cm" svg:x="8.128cm" svg:y="15.494cm">
          <loext:p/>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3.335cm" svg:height="10.001cm" svg:x="3.488cm" svg:y="2.002cm" draw:page-number="51" presentation:class="page"/>
          <draw:frame presentation:style-name="pr25" draw:text-style-name="P56" draw:layer="layout" svg:width="14.904cm" svg:height="12.031cm" svg:x="2.708cm" svg:y="12.664cm" presentation:class="notes" presentation:placeholder="true">
            <draw:text-box/>
          </draw:frame>
        </presentation:notes>
      </draw:page>
      <draw:page draw:name="Standard Forms" draw:style-name="dp1" draw:master-page-name="Default" presentation:presentation-page-layout-name="AL2T1">
        <draw:frame presentation:style-name="pr3" draw:text-style-name="P3" draw:layer="layout" svg:width="21.59cm" svg:height="13.967cm" svg:x="1.998cm" svg:y="3.651cm" presentation:class="outline" presentation:user-transformed="true">
          <draw:text-box>
            <text:list text:style-name="L2">
              <text:list-item>
                <text:p text:style-name="P6"><text:span text:style-name="T5">Standard Sum-of-Products (SOP) form:</text:span><text:span text:style-name="T6"> equations are written as an OR of AND terms </text:span></text:p>
              </text:list-item>
              <text:list-item>
                <text:p text:style-name="P6"><text:span text:style-name="T5">Standard Product-of-Sums (POS) form:</text:span><text:span text:style-name="T6"> equations are written as an AND of OR terms</text:span></text:p>
              </text:list-item>
              <text:list-item>
                <text:p text:style-name="P6"><text:span text:style-name="T6">Examples:</text:span></text:p>
              </text:list-item>
            </text:list>
            <text:list text:style-name="L3">
              <text:list-item>
                <text:list>
                  <text:list-item>
                    <text:p text:style-name="P23"><text:span text:style-name="T32">SOP:</text:span></text:p>
                  </text:list-item>
                  <text:list-item>
                    <text:p text:style-name="P23"><text:span text:style-name="T32">POS:</text:span><text:span text:style-name="T59"> <text:s text:c="2"/></text:span></text:p>
                  </text:list-item>
                </text:list>
              </text:list-item>
            </text:list>
            <text:list text:style-name="L2">
              <text:list-item>
                <text:p text:style-name="P6"><text:span text:style-name="T6">These “mixed” forms are </text:span><text:span text:style-name="T5">neither SOP nor POS</text:span></text:p>
              </text:list-item>
            </text:list>
            <text:list text:style-name="L3">
              <text:list-item>
                <text:list>
                  <text:list-item>
                    <text:p text:style-name="P23"><text:span text:style-name="T26"><text:s/></text:span></text:p>
                  </text:list-item>
                  <text:list-item>
                    <text:p text:style-name="P23"><text:span text:style-name="T26"><text:s/></text:span></text:p>
                  </text:list-item>
                </text:list>
              </text:list-item>
            </text:list>
          </draw:text-box>
        </draw:frame>
        <draw:frame presentation:style-name="pr2" draw:text-style-name="P3" draw:layer="layout" svg:width="21.59cm" svg:height="2.836cm" svg:x="1.989cm" svg:y="-0.001cm" presentation:class="title" presentation:user-transformed="true">
          <draw:text-box>
            <text:list text:style-name="L1">
              <text:list-header>
                <text:p text:style-name="P2"><text:span text:style-name="T4">Standard Forms</text:span></text:p>
              </text:list-header>
            </text:list>
          </draw:text-box>
        </draw:frame>
        <draw:line draw:style-name="gr4" draw:text-style-name="P13" draw:layer="layout" svg:x1="10.178cm" svg:y1="10.411cm" svg:x2="10.866cm" svg:y2="10.416cm">
          <text:p/>
        </draw:line>
        <draw:line draw:style-name="gr4" draw:text-style-name="P13" draw:layer="layout" svg:x1="11.113cm" svg:y1="10.411cm" svg:x2="11.717cm" svg:y2="10.416cm">
          <text:p/>
        </draw:line>
        <draw:custom-shape draw:style-name="gr3" draw:text-style-name="P12" draw:layer="layout" svg:width="0.684cm" svg:height="1.228cm" svg:x="13.789cm" svg:y="10.253cm">
          <text:list text:style-name="L1">
            <text:list-header>
              <text:p text:style-name="P65"><text:span text:style-name="T36">B</text:span></text:p>
            </text:list-header>
          </text:list>
          <draw:enhanced-geometry svg:viewBox="0 0 21600 21600" draw:type="rectangle" draw:enhanced-path="M 0 0 L 21600 0 21600 21600 0 21600 0 0 Z N"/>
        </draw:custom-shape>
        <draw:custom-shape draw:style-name="gr3" draw:text-style-name="P12" draw:layer="layout" svg:width="0.26cm" svg:height="1.228cm" svg:x="13.571cm" svg:y="10.253cm">
          <text:list text:style-name="L1">
            <text:list-header>
              <text:p text:style-name="P65"><text:span text:style-name="T36"><text:s/></text:span></text:p>
            </text:list-header>
          </text:list>
          <draw:enhanced-geometry svg:viewBox="0 0 21600 21600" draw:type="rectangle" draw:enhanced-path="M 0 0 L 21600 0 21600 21600 0 21600 0 0 Z N"/>
        </draw:custom-shape>
        <draw:custom-shape draw:style-name="gr3" draw:text-style-name="P12" draw:layer="layout" svg:width="0.26cm" svg:height="1.228cm" svg:x="12.795cm" svg:y="10.253cm">
          <text:list text:style-name="L1">
            <text:list-header>
              <text:p text:style-name="P65"><text:span text:style-name="T36"><text:s/></text:span></text:p>
            </text:list-header>
          </text:list>
          <draw:enhanced-geometry svg:viewBox="0 0 21600 21600" draw:type="rectangle" draw:enhanced-path="M 0 0 L 21600 0 21600 21600 0 21600 0 0 Z N"/>
        </draw:custom-shape>
        <draw:custom-shape draw:style-name="gr3" draw:text-style-name="P12" draw:layer="layout" svg:width="0.743cm" svg:height="1.228cm" svg:x="12.125cm" svg:y="10.253cm">
          <text:list text:style-name="L1">
            <text:list-header>
              <text:p text:style-name="P65"><text:span text:style-name="T36">C</text:span></text:p>
            </text:list-header>
          </text:list>
          <draw:enhanced-geometry svg:viewBox="0 0 21600 21600" draw:type="rectangle" draw:enhanced-path="M 0 0 L 21600 0 21600 21600 0 21600 0 0 Z N"/>
        </draw:custom-shape>
        <draw:custom-shape draw:style-name="gr3" draw:text-style-name="P12" draw:layer="layout" svg:width="0.26cm" svg:height="1.228cm" svg:x="11.922cm" svg:y="10.253cm">
          <text:list text:style-name="L1">
            <text:list-header>
              <text:p text:style-name="P65"><text:span text:style-name="T36"><text:s/></text:span></text:p>
            </text:list-header>
          </text:list>
          <draw:enhanced-geometry svg:viewBox="0 0 21600 21600" draw:type="rectangle" draw:enhanced-path="M 0 0 L 21600 0 21600 21600 0 21600 0 0 Z N"/>
        </draw:custom-shape>
        <draw:custom-shape draw:style-name="gr3" draw:text-style-name="P12" draw:layer="layout" svg:width="0.684cm" svg:height="1.228cm" svg:x="11.09cm" svg:y="10.253cm">
          <text:list text:style-name="L1">
            <text:list-header>
              <text:p text:style-name="P65"><text:span text:style-name="T36">B</text:span></text:p>
            </text:list-header>
          </text:list>
          <draw:enhanced-geometry svg:viewBox="0 0 21600 21600" draw:type="rectangle" draw:enhanced-path="M 0 0 L 21600 0 21600 21600 0 21600 0 0 Z N"/>
        </draw:custom-shape>
        <draw:custom-shape draw:style-name="gr3" draw:text-style-name="P12" draw:layer="layout" svg:width="0.26cm" svg:height="1.228cm" svg:x="10.864cm" svg:y="10.451cm">
          <text:list text:style-name="L1">
            <text:list-header>
              <text:p text:style-name="P65"><text:span text:style-name="T36"><text:s/></text:span></text:p>
            </text:list-header>
          </text:list>
          <draw:enhanced-geometry svg:viewBox="0 0 21600 21600" draw:type="rectangle" draw:enhanced-path="M 0 0 L 21600 0 21600 21600 0 21600 0 0 Z N"/>
        </draw:custom-shape>
        <draw:custom-shape draw:style-name="gr3" draw:text-style-name="P12" draw:layer="layout" svg:width="0.743cm" svg:height="1.228cm" svg:x="10.163cm" svg:y="10.253cm">
          <text:list text:style-name="L1">
            <text:list-header>
              <text:p text:style-name="P65"><text:span text:style-name="T36">A</text:span></text:p>
            </text:list-header>
          </text:list>
          <draw:enhanced-geometry svg:viewBox="0 0 21600 21600" draw:type="rectangle" draw:enhanced-path="M 0 0 L 21600 0 21600 21600 0 21600 0 0 Z N"/>
        </draw:custom-shape>
        <draw:custom-shape draw:style-name="gr3" draw:text-style-name="P12" draw:layer="layout" svg:width="0.26cm" svg:height="1.228cm" svg:x="9.36cm" svg:y="10.253cm">
          <text:list text:style-name="L1">
            <text:list-header>
              <text:p text:style-name="P65"><text:span text:style-name="T36"><text:s/></text:span></text:p>
            </text:list-header>
          </text:list>
          <draw:enhanced-geometry svg:viewBox="0 0 21600 21600" draw:type="rectangle" draw:enhanced-path="M 0 0 L 21600 0 21600 21600 0 21600 0 0 Z N"/>
        </draw:custom-shape>
        <draw:custom-shape draw:style-name="gr3" draw:text-style-name="P12" draw:layer="layout" svg:width="0.743cm" svg:height="1.228cm" svg:x="8.686cm" svg:y="10.253cm">
          <text:list text:style-name="L1">
            <text:list-header>
              <text:p text:style-name="P65"><text:span text:style-name="T36">C</text:span></text:p>
            </text:list-header>
          </text:list>
          <draw:enhanced-geometry svg:viewBox="0 0 21600 21600" draw:type="rectangle" draw:enhanced-path="M 0 0 L 21600 0 21600 21600 0 21600 0 0 Z N"/>
        </draw:custom-shape>
        <draw:custom-shape draw:style-name="gr3" draw:text-style-name="P12" draw:layer="layout" svg:width="0.26cm" svg:height="1.228cm" svg:x="8.482cm" svg:y="10.253cm">
          <text:list text:style-name="L1">
            <text:list-header>
              <text:p text:style-name="P65"><text:span text:style-name="T36"><text:s/></text:span></text:p>
            </text:list-header>
          </text:list>
          <draw:enhanced-geometry svg:viewBox="0 0 21600 21600" draw:type="rectangle" draw:enhanced-path="M 0 0 L 21600 0 21600 21600 0 21600 0 0 Z N"/>
        </draw:custom-shape>
        <draw:custom-shape draw:style-name="gr3" draw:text-style-name="P12" draw:layer="layout" svg:width="0.684cm" svg:height="1.228cm" svg:x="7.849cm" svg:y="10.253cm">
          <text:list text:style-name="L1">
            <text:list-header>
              <text:p text:style-name="P65"><text:span text:style-name="T36">B</text:span></text:p>
            </text:list-header>
          </text:list>
          <draw:enhanced-geometry svg:viewBox="0 0 21600 21600" draw:type="rectangle" draw:enhanced-path="M 0 0 L 21600 0 21600 21600 0 21600 0 0 Z N"/>
        </draw:custom-shape>
        <draw:custom-shape draw:style-name="gr3" draw:text-style-name="P12" draw:layer="layout" svg:width="0.26cm" svg:height="1.228cm" svg:x="7.631cm" svg:y="10.253cm">
          <text:list text:style-name="L1">
            <text:list-header>
              <text:p text:style-name="P65"><text:span text:style-name="T36"><text:s/></text:span></text:p>
            </text:list-header>
          </text:list>
          <draw:enhanced-geometry svg:viewBox="0 0 21600 21600" draw:type="rectangle" draw:enhanced-path="M 0 0 L 21600 0 21600 21600 0 21600 0 0 Z N"/>
        </draw:custom-shape>
        <draw:custom-shape draw:style-name="gr3" draw:text-style-name="P12" draw:layer="layout" svg:width="0.743cm" svg:height="1.228cm" svg:x="6.922cm" svg:y="10.253cm">
          <text:list text:style-name="L1">
            <text:list-header>
              <text:p text:style-name="P65"><text:span text:style-name="T36">A</text:span></text:p>
            </text:list-header>
          </text:list>
          <draw:enhanced-geometry svg:viewBox="0 0 21600 21600" draw:type="rectangle" draw:enhanced-path="M 0 0 L 21600 0 21600 21600 0 21600 0 0 Z N"/>
        </draw:custom-shape>
        <draw:custom-shape draw:style-name="gr3" draw:text-style-name="P12" draw:layer="layout" svg:width="0.641cm" svg:height="1.228cm" svg:x="13.076cm" svg:y="10.134cm">
          <text:list text:style-name="L9">
            <text:list-header>
              <text:p text:style-name="P66"><text:span text:style-name="T112"></text:span></text:p>
            </text:list-header>
          </text:list>
          <draw:enhanced-geometry svg:viewBox="0 0 21600 21600" draw:type="rectangle" draw:enhanced-path="M 0 0 L 21600 0 21600 21600 0 21600 0 0 Z N"/>
        </draw:custom-shape>
        <draw:custom-shape draw:style-name="gr3" draw:text-style-name="P12" draw:layer="layout" svg:width="0.641cm" svg:height="1.228cm" svg:x="9.347cm" svg:y="10.173cm">
          <text:list text:style-name="L9">
            <text:list-header>
              <text:p text:style-name="P66"><text:span text:style-name="T112"></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4.31cm" svg:y="11.439cm">
          <text:list text:style-name="L1">
            <text:list-header>
              <text:p text:style-name="P16"><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4.12cm" svg:y="11.43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3.939cm" svg:y="11.439cm">
          <text:list text:style-name="L1">
            <text:list-header>
              <text:p text:style-name="P16"><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3.749cm" svg:y="11.43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332cm" svg:height="1.186cm" svg:x="13.604cm" svg:y="11.32cm">
          <text:list text:style-name="L1">
            <text:list-header>
              <text:p text:style-name="P16"><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12.789cm" svg:y="11.439cm">
          <text:list text:style-name="L1">
            <text:list-header>
              <text:p text:style-name="P16"><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1.959cm" svg:y="11.43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11.315cm" svg:y="11.439cm">
          <text:list text:style-name="L1">
            <text:list-header>
              <text:p text:style-name="P16"><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1.043cm" svg:height="1.186cm" svg:x="9.689cm" svg:y="11.381cm">
          <text:list text:style-name="L1">
            <text:list-header>
              <text:p text:style-name="P16"><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419cm" svg:y="11.43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243cm" svg:y="11.439cm">
          <text:list text:style-name="L1">
            <text:list-header>
              <text:p text:style-name="P16"><text:span text:style-name="T13">·</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053cm" svg:y="11.43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988cm" svg:height="1.186cm" svg:x="8.198cm" svg:y="11.439cm">
          <text:list text:style-name="L1">
            <text:list-header>
              <text:p text:style-name="P16"><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7.999cm" svg:y="11.43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7.298cm" svg:y="11.43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1.043cm" svg:height="1.186cm" svg:x="6.369cm" svg:y="11.439cm">
          <text:list text:style-name="L1">
            <text:list-header>
              <text:p text:style-name="P16"><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2.132cm" svg:y="11.333cm">
          <text:list text:style-name="L9">
            <text:list-header>
              <text:p text:style-name="P67"><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10.69cm" svg:y="11.333cm">
          <text:list text:style-name="L9">
            <text:list-header>
              <text:p text:style-name="P67"><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7.471cm" svg:y="11.333cm">
          <text:list text:style-name="L9">
            <text:list-header>
              <text:p text:style-name="P67"><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1.152cm" svg:y="14.04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1.043cm" svg:height="1.186cm" svg:x="10.143cm" svg:y="14.049cm">
          <text:list text:style-name="L1">
            <text:list-header>
              <text:p text:style-name="P16"><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931cm" svg:y="14.04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155cm" svg:y="14.04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1.043cm" svg:height="1.186cm" svg:x="8.119cm" svg:y="14.049cm">
          <text:list text:style-name="L1">
            <text:list-header>
              <text:p text:style-name="P16"><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7.907cm" svg:y="14.04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1.043cm" svg:height="1.186cm" svg:x="6.898cm" svg:y="14.049cm">
          <text:list text:style-name="L1">
            <text:list-header>
              <text:p text:style-name="P16"><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6.685cm" svg:y="14.04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909cm" svg:y="14.04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5.278cm" svg:y="14.049cm">
          <text:list text:style-name="L1">
            <text:list-header>
              <text:p text:style-name="P16"><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058cm" svg:y="14.04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1.043cm" svg:height="1.186cm" svg:x="4.023cm" svg:y="14.049cm">
          <text:list text:style-name="L1">
            <text:list-header>
              <text:p text:style-name="P16"><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9.35cm" svg:y="13.93cm">
          <text:list text:style-name="L9">
            <text:list-header>
              <text:p text:style-name="P67"><text:span text:style-name="T14"></text:span></text:p>
            </text:list-header>
          </text:list>
          <draw:enhanced-geometry svg:viewBox="0 0 21600 21600" draw:type="rectangle" draw:enhanced-path="M 0 0 L 21600 0 21600 21600 0 21600 0 0 Z N"/>
        </draw:custom-shape>
        <draw:custom-shape draw:style-name="gr3" draw:text-style-name="P12" draw:layer="layout" svg:width="0.62cm" svg:height="1.186cm" svg:x="6.104cm" svg:y="13.93cm">
          <text:list text:style-name="L9">
            <text:list-header>
              <text:p text:style-name="P67"><text:span text:style-name="T14"></text:span></text:p>
            </text:list-header>
          </text:list>
          <draw:enhanced-geometry svg:viewBox="0 0 21600 21600" draw:type="rectangle" draw:enhanced-path="M 0 0 L 21600 0 21600 21600 0 21600 0 0 Z N"/>
        </draw:custom-shape>
        <draw:line draw:style-name="gr33" draw:text-style-name="P13" draw:layer="layout" svg:x1="5.605cm" svg:y1="15.355cm" svg:x2="6.169cm" svg:y2="15.359cm">
          <text:p/>
        </draw:line>
        <draw:custom-shape draw:style-name="gr3" draw:text-style-name="P12" draw:layer="layout" svg:width="0.493cm" svg:height="1.186cm" svg:x="11.346cm" svg:y="15.319cm">
          <text:list text:style-name="L1">
            <text:list-header>
              <text:p text:style-name="P16"><text:span text:style-name="T13"><text:s text:c="2"/></text:span></text:p>
            </text:list-header>
          </text:list>
          <draw:enhanced-geometry svg:viewBox="0 0 21600 21600" draw:type="rectangle" draw:enhanced-path="M 0 0 L 21600 0 21600 21600 0 21600 0 0 Z N"/>
        </draw:custom-shape>
        <draw:custom-shape draw:style-name="gr3" draw:text-style-name="P12" draw:layer="layout" svg:width="0.988cm" svg:height="1.186cm" svg:x="10.495cm" svg:y="15.319cm">
          <text:list text:style-name="L1">
            <text:list-header>
              <text:p text:style-name="P16"><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10.297cm" svg:y="15.31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9.596cm" svg:y="15.31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1.043cm" svg:height="1.186cm" svg:x="8.666cm" svg:y="15.319cm">
          <text:list text:style-name="L1">
            <text:list-header>
              <text:p text:style-name="P16"><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8.475cm" svg:y="15.31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7.876cm" svg:y="15.319cm">
          <text:list text:style-name="L1">
            <text:list-header>
              <text:p text:style-name="P16"><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7.691cm" svg:y="15.31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7.056cm" svg:y="15.319cm">
          <text:list text:style-name="L1">
            <text:list-header>
              <text:p text:style-name="P16"><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6.169cm" svg:y="15.31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5.574cm" svg:y="15.319cm">
          <text:list text:style-name="L1">
            <text:list-header>
              <text:p text:style-name="P16"><text:span text:style-name="T13">C</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5.384cm" svg:y="15.31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658cm" svg:height="1.186cm" svg:x="4.82cm" svg:y="15.319cm">
          <text:list text:style-name="L1">
            <text:list-header>
              <text:p text:style-name="P16"><text:span text:style-name="T13">B</text:span></text:p>
            </text:list-header>
          </text:list>
          <draw:enhanced-geometry svg:viewBox="0 0 21600 21600" draw:type="rectangle" draw:enhanced-path="M 0 0 L 21600 0 21600 21600 0 21600 0 0 Z N"/>
        </draw:custom-shape>
        <draw:custom-shape draw:style-name="gr3" draw:text-style-name="P12" draw:layer="layout" svg:width="0.248cm" svg:height="1.186cm" svg:x="4.617cm" svg:y="15.319cm">
          <text:list text:style-name="L1">
            <text:list-header>
              <text:p text:style-name="P16"><text:span text:style-name="T13"><text:s/></text:span></text:p>
            </text:list-header>
          </text:list>
          <draw:enhanced-geometry svg:viewBox="0 0 21600 21600" draw:type="rectangle" draw:enhanced-path="M 0 0 L 21600 0 21600 21600 0 21600 0 0 Z N"/>
        </draw:custom-shape>
        <draw:custom-shape draw:style-name="gr3" draw:text-style-name="P12" draw:layer="layout" svg:width="0.713cm" svg:height="1.186cm" svg:x="3.987cm" svg:y="15.319cm">
          <text:list text:style-name="L1">
            <text:list-header>
              <text:p text:style-name="P16"><text:span text:style-name="T13">A</text:span></text:p>
            </text:list-header>
          </text:list>
          <draw:enhanced-geometry svg:viewBox="0 0 21600 21600" draw:type="rectangle" draw:enhanced-path="M 0 0 L 21600 0 21600 21600 0 21600 0 0 Z N"/>
        </draw:custom-shape>
        <draw:custom-shape draw:style-name="gr3" draw:text-style-name="P12" draw:layer="layout" svg:width="0.578cm" svg:height="1.101cm" svg:x="10.047cm" svg:y="15.214cm">
          <text:list text:style-name="L9">
            <text:list-header>
              <text:p text:style-name="P68"><text:span text:style-name="T113"></text:span></text:p>
            </text:list-header>
          </text:list>
          <draw:enhanced-geometry svg:viewBox="0 0 21600 21600" draw:type="rectangle" draw:enhanced-path="M 0 0 L 21600 0 21600 21600 0 21600 0 0 Z N"/>
        </draw:custom-shape>
        <draw:custom-shape draw:style-name="gr3" draw:text-style-name="P12" draw:layer="layout" svg:width="0.578cm" svg:height="1.101cm" svg:x="6.621cm" svg:y="15.214cm">
          <text:list text:style-name="L9">
            <text:list-header>
              <text:p text:style-name="P68"><text:span text:style-name="T113"></text:span></text:p>
            </text:list-header>
          </text:list>
          <draw:enhanced-geometry svg:viewBox="0 0 21600 21600" draw:type="rectangle" draw:enhanced-path="M 0 0 L 21600 0 21600 21600 0 21600 0 0 Z N"/>
        </draw:custom-shape>
        <draw:line draw:style-name="gr4" draw:text-style-name="P13" draw:layer="layout" svg:x1="12.815cm" svg:y1="11.562cm" svg:x2="13.503cm" svg:y2="11.567cm">
          <text:p/>
        </draw:line>
        <draw:line draw:style-name="gr4" draw:text-style-name="P13" draw:layer="layout" svg:x1="11.373cm" svg:y1="11.562cm" svg:x2="11.977cm" svg:y2="11.567cm">
          <text:p/>
        </draw:line>
        <presentation:notes draw:style-name="dp2">
          <draw:page-thumbnail draw:style-name="gr1" draw:layer="layout" svg:width="13.335cm" svg:height="10.001cm" svg:x="3.488cm" svg:y="2.002cm" draw:page-number="52" presentation:class="page"/>
          <draw:frame presentation:style-name="pr39" draw:text-style-name="P56" draw:layer="layout" svg:width="14.904cm" svg:height="12.04cm" svg:x="2.708cm" svg:y="12.656cm" presentation:class="notes" presentation:placeholder="true">
            <draw:text-box/>
          </draw:frame>
        </presentation:notes>
      </draw:page>
      <draw:page draw:name="Standard Sum-of-Products (SOP)" draw:style-name="dp1" draw:master-page-name="Default" presentation:presentation-page-layout-name="AL2T1">
        <draw:frame presentation:style-name="pr2" draw:text-style-name="P3" draw:layer="layout" svg:width="22.86cm" svg:height="2.836cm" svg:x="1.693cm" svg:y="-0.001cm" presentation:class="title" presentation:user-transformed="true">
          <draw:text-box>
            <text:list text:style-name="L1">
              <text:list-header>
                <text:p text:style-name="P2"><text:span text:style-name="T4">Standard Sum-of-Products (SOP)</text:span></text:p>
              </text:list-header>
            </text:list>
          </draw:text-box>
        </draw:frame>
        <draw:frame presentation:style-name="pr40" draw:text-style-name="P3" draw:layer="layout" svg:width="21.59cm" svg:height="14.055cm" svg:x="1.998cm" svg:y="3.651cm" presentation:class="outline" presentation:user-transformed="true">
          <draw:text-box>
            <text:list text:style-name="L2">
              <text:list-item>
                <text:p text:style-name="P7"><text:span text:style-name="T7">A sum of minterms form for </text:span><text:span text:style-name="T114">n</text:span><text:span text:style-name="T7"> variables can be written down directly from a truth table.</text:span></text:p>
              </text:list-item>
            </text:list>
            <text:list text:style-name="L3">
              <text:list-item>
                <text:list>
                  <text:list-item>
                    <text:p text:style-name="P8"><text:span text:style-name="T7">Implementation of this form is a two-level network of gates such that:</text:span></text:p>
                  </text:list-item>
                  <text:list-item>
                    <text:p text:style-name="P8"><text:span text:style-name="T7">The first level consists of </text:span><text:span text:style-name="T114">n</text:span><text:span text:style-name="T7">-input AND gates, and</text:span></text:p>
                  </text:list-item>
                  <text:list-item>
                    <text:p text:style-name="P8"><text:span text:style-name="T7">The second level is a single OR gate (with fewer than 2</text:span><text:span text:style-name="T115">n</text:span><text:span text:style-name="T7"> inputs).</text:span></text:p>
                  </text:list-item>
                </text:list>
              </text:list-item>
            </text:list>
            <text:list text:style-name="L2">
              <text:list-item>
                <text:p text:style-name="P7"><text:span text:style-name="T7">This form often can be simplified so that the corresponding circuit is simpler.</text:span></text:p>
              </text:list-item>
            </text:list>
          </draw:text-box>
        </draw:frame>
        <presentation:notes draw:style-name="dp2">
          <draw:page-thumbnail draw:style-name="gr1" draw:layer="layout" svg:width="13.335cm" svg:height="10.001cm" svg:x="3.488cm" svg:y="2.002cm" draw:page-number="53" presentation:class="page"/>
          <draw:frame presentation:style-name="pr39" draw:text-style-name="P56" draw:layer="layout" svg:width="14.904cm" svg:height="12.04cm" svg:x="2.708cm" svg:y="12.656cm" presentation:class="notes" presentation:placeholder="true">
            <draw:text-box/>
          </draw:frame>
        </presentation:notes>
      </draw:page>
      <draw:page draw:name="page54" draw:style-name="dp1" draw:master-page-name="Default" presentation:presentation-page-layout-name="AL2T1">
        <draw:frame presentation:style-name="pr41" draw:text-style-name="P3" draw:layer="layout" svg:width="23.402cm" svg:height="15.632cm" svg:x="1.778cm" svg:y="3.651cm" presentation:class="outline" presentation:user-transformed="true">
          <draw:text-box>
            <text:list text:style-name="L2">
              <text:list-item>
                <text:p text:style-name="P8"><text:span text:style-name="T6">A Simplification Example:</text:span></text:p>
              </text:list-item>
              <text:list-item>
                <text:p text:style-name="P8"><text:span text:style-name="T6"><text:s/></text:span></text:p>
              </text:list-item>
              <text:list-item>
                <text:p text:style-name="P8"><text:span text:style-name="T6">Writing the minterm expression:</text:span></text:p>
              </text:list-item>
            </text:list>
            <text:list text:style-name="L16">
              <text:list-header>
                <text:p text:style-name="P43"><text:span text:style-name="T6"><text:s text:c="3"/></text:span><text:span text:style-name="T6">F = A B C + A B C + A B C + ABC + ABC</text:span></text:p>
              </text:list-header>
            </text:list>
            <text:list text:style-name="L2">
              <text:list-item>
                <text:p text:style-name="P8"><text:span text:style-name="T6">Simplifying:</text:span></text:p>
              </text:list-item>
            </text:list>
            <text:list text:style-name="L16">
              <text:list-header>
                <text:p text:style-name="P43"><text:span text:style-name="T6"><text:s text:c="3"/></text:span><text:span text:style-name="T6">F =</text:span></text:p>
                <text:p text:style-name="P43"><text:span text:style-name="T6"/></text:p>
                <text:p text:style-name="P43"><text:span text:style-name="T6"/></text:p>
                <text:p text:style-name="P43"><text:span text:style-name="T6"/></text:p>
              </text:list-header>
            </text:list>
            <text:list text:style-name="L2">
              <text:list-item>
                <text:p text:style-name="P8"><text:span text:style-name="T6">Simplified F contains 3 literals compared to 15 in minterm F </text:span></text:p>
              </text:list-item>
            </text:list>
            <text:list text:style-name="L16">
              <text:list-header>
                <text:p text:style-name="P43"><text:span text:style-name="T6"/></text:p>
              </text:list-header>
            </text:list>
          </draw:text-box>
        </draw:frame>
        <draw:frame presentation:style-name="pr42" draw:text-style-name="P3" draw:layer="layout" svg:width="23.411cm" svg:height="2.837cm" svg:x="1.988cm" svg:y="0.507cm" presentation:class="title" presentation:user-transformed="true">
          <draw:text-box>
            <text:list text:style-name="L1">
              <text:list-header>
                <text:p text:style-name="P2"><text:span text:style-name="T4">Standard Sum-of-Products (SOP)</text:span></text:p>
              </text:list-header>
            </text:list>
          </draw:text-box>
        </draw:frame>
        <draw:frame draw:style-name="gr27" draw:text-style-name="P14" draw:layer="layout" svg:width="12.317cm" svg:height="1.151cm" svg:x="3.082cm" svg:y="5.115cm">
          <loext:p/>
          <draw:object xlink:href="./Object 13" xlink:type="simple" xlink:show="embed" xlink:actuate="onLoad"/>
          <draw:image xlink:href="./ObjectReplacements/Object 13" xlink:type="simple" xlink:show="embed" xlink:actuate="onLoad"/>
        </draw:frame>
        <draw:line draw:style-name="gr4" draw:text-style-name="P13" draw:layer="layout" svg:x1="4.494cm" svg:y1="7.638cm" svg:x2="5.34cm" svg:y2="7.638cm">
          <text:p/>
        </draw:line>
        <draw:line draw:style-name="gr4" draw:text-style-name="P13" draw:layer="layout" svg:x1="5.565cm" svg:y1="7.62cm" svg:x2="6.412cm" svg:y2="7.62cm">
          <text:p/>
        </draw:line>
        <draw:line draw:style-name="gr4" draw:text-style-name="P13" draw:layer="layout" svg:x1="8.89cm" svg:y1="7.62cm" svg:x2="9.736cm" svg:y2="7.62cm">
          <text:p/>
        </draw:line>
        <draw:line draw:style-name="gr4" draw:text-style-name="P13" draw:layer="layout" svg:x1="9.906cm" svg:y1="7.638cm" svg:x2="10.753cm" svg:y2="7.638cm">
          <text:p/>
        </draw:line>
        <draw:line draw:style-name="gr4" draw:text-style-name="P13" draw:layer="layout" svg:x1="12.361cm" svg:y1="7.655cm" svg:x2="13.208cm" svg:y2="7.655cm">
          <text:p/>
        </draw:line>
        <draw:line draw:style-name="gr4" draw:text-style-name="P13" draw:layer="layout" svg:x1="16.425cm" svg:y1="7.638cm" svg:x2="17.272cm" svg:y2="7.638cm">
          <text:p/>
        </draw:line>
        <presentation:notes draw:style-name="dp2">
          <draw:page-thumbnail draw:style-name="gr1" draw:layer="layout" svg:width="13.335cm" svg:height="10.001cm" svg:x="3.488cm" svg:y="2.002cm" draw:page-number="54" presentation:class="page"/>
          <draw:frame presentation:style-name="pr43" draw:text-style-name="P55" draw:layer="layout" svg:width="14.904cm" svg:height="12.013cm" svg:x="2.708cm" svg:y="12.656cm" presentation:class="notes" presentation:user-transformed="true">
            <draw:text-box>
              <text:list text:style-name="L1">
                <text:list-header>
                  <text:p text:style-name="P22"><text:s/>F = A’ B’ C + A (B’ C’ + B C’ + B’ C + B C)</text:p>
                  <text:p text:style-name="P22"><text:s text:c="4"/>= A’ B’ C + A (B’ + B) (C’ + C)</text:p>
                  <text:p text:style-name="P22"><text:s text:c="4"/>= A’ B’ C + A<text:span text:style-name="T57">.</text:span>1<text:span text:style-name="T57">.</text:span>1</text:p>
                  <text:p text:style-name="P22"><text:s text:c="4"/>= A’ B’ C + A </text:p>
                  <text:p text:style-name="P22"><text:s text:c="4"/>= B’C + A</text:p>
                </text:list-header>
              </text:list>
            </draw:text-box>
          </draw:frame>
        </presentation:notes>
      </draw:page>
      <draw:page draw:name="AND/OR Two-level Implementation of SOP Expression" draw:style-name="dp1" draw:master-page-name="Default" presentation:presentation-page-layout-name="AL2T1">
        <office:forms form:automatic-focus="false" form:apply-design-mode="false"/>
        <draw:frame presentation:style-name="pr44" draw:text-style-name="P3" draw:layer="layout" svg:width="23.411cm" svg:height="3.647cm" svg:x="1.988cm" svg:y="-0.406cm" presentation:class="title" presentation:user-transformed="true">
          <draw:text-box>
            <text:list text:style-name="L1">
              <text:list-header>
                <text:p text:style-name="P2"><text:span text:style-name="T31">AND/OR Two-level Implementation of SOP Expression</text:span></text:p>
              </text:list-header>
            </text:list>
          </draw:text-box>
        </draw:frame>
        <draw:frame presentation:style-name="pr3" draw:text-style-name="P3" draw:layer="layout" svg:width="21.59cm" svg:height="13.967cm" svg:x="1.998cm" svg:y="3.651cm" presentation:class="outline" presentation:user-transformed="true">
          <draw:text-box>
            <text:list text:style-name="L2">
              <text:list-item>
                <text:p text:style-name="P6"><text:span text:style-name="T6">The two implementations for F are shown below </text:span><text:span text:style-name="T6">– it is quite apparent which is simpler!</text:span></text:p>
              </text:list-item>
            </text:list>
          </draw:text-box>
        </draw:frame>
        <draw:frame draw:style-name="gr5" draw:text-style-name="P14" draw:layer="layout" svg:width="18.794cm" svg:height="11.43cm" svg:x="1.526cm" svg:y="6.35cm">
          <loext:p/>
          <draw:object xlink:href="./Object 14" xlink:type="simple" xlink:show="embed" xlink:actuate="onLoad"/>
          <draw:image xlink:href="./ObjectReplacements/Object 14" xlink:type="simple" xlink:show="embed" xlink:actuate="onLoad"/>
        </draw:frame>
        <draw:frame draw:style-name="gr34" draw:text-style-name="P14" draw:layer="layout" svg:width="10.584cm" svg:height="3.4cm" svg:x="11.39cm" svg:y="7.492cm">
          <loext:p draw:class-id="00000000-0000-0000-0000-000000000000"/>
          <draw:object-ole xlink:href="./Object 15" xlink:type="simple" xlink:show="embed" xlink:actuate="onLoad"/>
          <draw:image xlink:href="./ObjectReplacements/Object 15" xlink:type="simple" xlink:show="embed" xlink:actuate="onLoad"/>
        </draw:frame>
        <presentation:notes draw:style-name="dp2">
          <draw:page-thumbnail draw:style-name="gr1" draw:layer="layout" svg:width="13.335cm" svg:height="10.001cm" svg:x="3.488cm" svg:y="2.002cm" draw:page-number="55" presentation:class="page"/>
          <draw:frame presentation:style-name="pr39" draw:text-style-name="P56" draw:layer="layout" svg:width="14.904cm" svg:height="12.04cm" svg:x="2.708cm" svg:y="12.656cm" presentation:class="notes" presentation:placeholder="true">
            <draw:text-box/>
          </draw:frame>
        </presentation:notes>
      </draw:page>
      <draw:page draw:name="SOP and POS Observations" draw:style-name="dp1" draw:master-page-name="Default" presentation:presentation-page-layout-name="AL2T1">
        <draw:frame presentation:style-name="pr2" draw:text-style-name="P3" draw:layer="layout" svg:width="21.59cm" svg:height="2.836cm" svg:x="1.989cm" svg:y="-0.001cm" presentation:class="title" presentation:user-transformed="true">
          <draw:text-box>
            <text:list text:style-name="L1">
              <text:list-header>
                <text:p text:style-name="P2"><text:span text:style-name="T4">SOP and POS Observations</text:span></text:p>
              </text:list-header>
            </text:list>
          </draw:text-box>
        </draw:frame>
        <draw:frame presentation:style-name="pr3" draw:text-style-name="P3" draw:layer="layout" svg:width="21.59cm" svg:height="13.967cm" svg:x="1.998cm" svg:y="3.651cm" presentation:class="outline" presentation:user-transformed="true">
          <draw:text-box>
            <text:list text:style-name="L2">
              <text:list-item>
                <text:p text:style-name="P8"><text:span text:style-name="T6">The previous examples show that:</text:span></text:p>
              </text:list-item>
            </text:list>
            <text:list text:style-name="L3">
              <text:list-item>
                <text:list>
                  <text:list-item>
                    <text:p text:style-name="P4"><text:span text:style-name="T32">Canonical Forms (Sum-of-minterms, Product-of-Maxterms), or other standard forms (SOP, POS) differ in complexity</text:span></text:p>
                  </text:list-item>
                  <text:list-item>
                    <text:p text:style-name="P4"><text:span text:style-name="T32">Boolean algebra can be used to manipulate equations into simpler forms.</text:span></text:p>
                  </text:list-item>
                  <text:list-item>
                    <text:p text:style-name="P4"><text:span text:style-name="T32">Simpler equations lead to simpler two-level implementations</text:span><text:span text:style-name="T26"> </text:span></text:p>
                  </text:list-item>
                </text:list>
              </text:list-item>
            </text:list>
            <text:list text:style-name="L2">
              <text:list-item>
                <text:p text:style-name="P8"><text:span text:style-name="T6">Questions:</text:span></text:p>
              </text:list-item>
            </text:list>
            <text:list text:style-name="L3">
              <text:list-item>
                <text:list>
                  <text:list-item>
                    <text:p text:style-name="P4"><text:span text:style-name="T32">How can we attain a “simplest” expression?</text:span></text:p>
                  </text:list-item>
                  <text:list-item>
                    <text:p text:style-name="P4"><text:span text:style-name="T32">Is there only one minimum cost circuit?</text:span><text:span text:style-name="T26"> </text:span></text:p>
                  </text:list-item>
                  <text:list-item>
                    <text:p text:style-name="P4"><text:span text:style-name="T2">The next part will deal with these issues.</text:span></text:p>
                  </text:list-item>
                </text:list>
              </text:list-item>
            </text:list>
          </draw:text-box>
        </draw:frame>
        <presentation:notes draw:style-name="dp2">
          <draw:page-thumbnail draw:style-name="gr1" draw:layer="layout" svg:width="13.335cm" svg:height="10.001cm" svg:x="3.488cm" svg:y="2.002cm" draw:page-number="56" presentation:class="page"/>
          <draw:frame presentation:style-name="pr39" draw:text-style-name="P56" draw:layer="layout" svg:width="14.904cm" svg:height="12.04cm" svg:x="2.708cm" svg:y="12.656cm" presentation:class="notes" presentation:placeholder="true">
            <draw:text-box/>
          </draw:frame>
        </presentation:notes>
      </draw:page>
      <draw:page draw:name="Terms of Use" draw:style-name="dp3" draw:master-page-name="Default" presentation:presentation-page-layout-name="AL2T1">
        <draw:frame presentation:style-name="pr5" draw:text-style-name="P3" draw:layer="layout" svg:width="21.59cm" svg:height="2.329cm" svg:x="1.905cm" svg:y="0.635cm" presentation:class="title" presentation:user-transformed="true">
          <draw:text-box>
            <text:list text:style-name="L1">
              <text:list-header>
                <text:p text:style-name="P2"><text:span text:style-name="T1">Terms of Use</text:span></text:p>
              </text:list-header>
            </text:list>
          </draw:text-box>
        </draw:frame>
        <draw:frame presentation:style-name="pr3" draw:text-style-name="P3" draw:layer="layout" svg:width="21.59cm" svg:height="13.967cm" svg:x="1.998cm" svg:y="3.651cm" presentation:class="outline" presentation:user-transformed="true">
          <draw:text-box>
            <text:list text:style-name="L2">
              <text:list-item>
                <text:p text:style-name="P4"><text:span text:style-name="T32">All (or portions) of this material © 2008 by Pearson Education, Inc. </text:span></text:p>
              </text:list-item>
              <text:list-item>
                <text:p text:style-name="P4"><text:span text:style-name="T32">Permission is given to <text:s/>incorporate this material or adaptations thereof into classroom presentations and handouts to instructors in courses adopting the latest edition of Logic and Computer Design Fundamentals as the course textbook. </text:span></text:p>
              </text:list-item>
              <text:list-item>
                <text:p text:style-name="P4"><text:span text:style-name="T32">These materials or adaptations thereof are not to be sold or otherwise offered for consideration.</text:span></text:p>
              </text:list-item>
              <text:list-item>
                <text:p text:style-name="P4"><text:span text:style-name="T32">This Terms of Use slide or page is to be included within the original materials or any adaptations thereof. </text:span></text:p>
                <text:p text:style-name="P4"><text:span text:style-name="T32"/></text:p>
              </text:list-item>
            </text:list>
          </draw:text-box>
        </draw:frame>
        <presentation:notes draw:style-name="dp2">
          <draw:page-thumbnail draw:style-name="gr1" draw:layer="layout" svg:width="13.335cm" svg:height="10.001cm" svg:x="3.493cm" svg:y="2.002cm" draw:page-number="57" presentation:class="page"/>
          <draw:frame presentation:style-name="pr4" draw:text-style-name="P1" draw:layer="layout" svg:width="14.904cm" svg:height="12.001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Arial3" svg:font-family="Arial"/>
    <style:font-face style:name="Tw Cen MT1" svg:font-family="'Tw Cen MT'"/>
    <style:font-face style:name="新細明體2" svg:font-family="新細明體" style:font-family-generic="modern" style:font-pitch="fixed"/>
    <style:font-face style:name="Arial2" svg:font-family="Arial" style:font-pitch="variable"/>
    <style:font-face style:name="Liberation Serif1" svg:font-family="'Liberation Serif'" style:font-pitch="variable"/>
    <style:font-face style:name="Tw Cen MT" svg:font-family="'Tw Cen MT'" style:font-pitch="variable"/>
    <style:font-face style:name="新細明體1" svg:font-family="新細明體" style:font-family-generic="modern" style:font-pitch="variable"/>
    <style:font-face style:name="Arial1" svg:font-family="Arial" style:font-family-generic="roman" style:font-pitch="variable"/>
    <style:font-face style:name="DejaVu Sans1" svg:font-family="'DejaVu Sans'" style:font-family-generic="roman" style:font-pitch="variable"/>
    <style:font-face style:name="Droid Sans1" svg:font-family="'Droid Sans'"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Ten" svg:font-family="TimesTen" style:font-family-generic="roman" style:font-pitch="variable"/>
    <style:font-face style:name="Tw Cen MT2" svg:font-family="'Tw Cen MT'"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新細明體" svg:font-family="新細明體" style:font-family-generic="system" style:font-pitch="variable"/>
  </office:font-face-decls>
  <office:styles>
    <draw:marker draw:name="Arrow" svg:viewBox="0 0 20 30" svg:d="M10 0l-10 30h20z"/>
    <draw:marker draw:name="msArrowEnd_20_5" draw:display-name="msArrowEnd 5" svg:viewBox="0 0 237 237" svg:d="M119 0l118 237h-237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style:font-family-asian="'Droid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style:font-family-asian="'Droid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33ff" fo:font-size="100%"/>
          </text:list-level-style-bullet>
          <text:list-level-style-bullet text:level="2" text:bullet-char="•">
            <style:list-level-properties text:space-before="1.27cm" text:min-label-width="0.793cm"/>
            <style:text-properties style:font-name="Times New Roman" fo:color="#3333ff" fo:font-size="100%"/>
          </text:list-level-style-bullet>
          <text:list-level-style-bullet text:level="3" text:bullet-char="">
            <style:list-level-properties text:space-before="2.54cm" text:min-label-width="0.635cm"/>
            <style:text-properties fo:font-family="Wingdings" style:font-pitch="variable" style:font-charset="x-symbol" fo:color="#3333ff" fo:font-size="100%"/>
          </text:list-level-style-bullet>
          <text:list-level-style-bullet text:level="4" text:bullet-char="•">
            <style:list-level-properties text:space-before="3.81cm" text:min-label-width="0.635cm"/>
            <style:text-properties style:font-name="Times New Roman" fo:color="#3333ff" fo:font-size="100%"/>
          </text:list-level-style-bullet>
          <text:list-level-style-bullet text:level="5" text:bullet-char="">
            <style:list-level-properties text:space-before="5.08cm" text:min-label-width="0.635cm"/>
            <style:text-properties fo:font-family="Wingdings" style:font-pitch="variable" style:font-charset="x-symbol" fo:color="#3333ff" fo:font-size="100%"/>
          </text:list-level-style-bullet>
          <text:list-level-style-bullet text:level="6" text:bullet-char="">
            <style:list-level-properties text:space-before="5.08cm" text:min-label-width="0.635cm"/>
            <style:text-properties fo:font-family="Wingdings" style:font-pitch="variable" style:font-charset="x-symbol" fo:color="#3333ff" fo:font-size="100%"/>
          </text:list-level-style-bullet>
          <text:list-level-style-bullet text:level="7" text:bullet-char="">
            <style:list-level-properties text:space-before="5.08cm" text:min-label-width="0.635cm"/>
            <style:text-properties fo:font-family="Wingdings" style:font-pitch="variable" style:font-charset="x-symbol" fo:color="#3333ff" fo:font-size="100%"/>
          </text:list-level-style-bullet>
          <text:list-level-style-bullet text:level="8" text:bullet-char="">
            <style:list-level-properties text:space-before="5.08cm" text:min-label-width="0.635cm"/>
            <style:text-properties fo:font-family="Wingdings" style:font-pitch="variable" style:font-charset="x-symbol" fo:color="#3333ff" fo:font-size="100%"/>
          </text:list-level-style-bullet>
          <text:list-level-style-bullet text:level="9" text:bullet-char="">
            <style:list-level-properties text:space-before="5.08cm" text:min-label-width="0.635cm"/>
            <style:text-properties fo:font-family="Wingdings" style:font-pitch="variable" style:font-charset="x-symbol" fo:color="#3333ff" fo:font-size="100%"/>
          </text:list-level-style-bullet>
          <text:list-level-style-bullet text:level="10" text:bullet-char="">
            <style:list-level-properties text:space-before="5.08cm" text:min-label-width="0.635cm"/>
            <style:text-properties fo:font-family="Wingdings" style:font-pitch="variable" style:font-charset="x-symbol" fo:color="#3333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33ff" fo:font-size="100%"/>
          </text:list-level-style-number>
          <text:list-level-style-bullet text:level="2" text:bullet-char="•">
            <style:list-level-properties text:space-before="1.27cm"/>
            <style:text-properties style:font-name="Times New Roman" fo:color="#3333ff" fo:font-size="100%"/>
          </text:list-level-style-bullet>
          <text:list-level-style-bullet text:level="3" text:bullet-char="">
            <style:list-level-properties text:space-before="2.54cm"/>
            <style:text-properties fo:font-family="Wingdings" style:font-pitch="variable" style:font-charset="x-symbol" fo:color="#3333ff" fo:font-size="100%"/>
          </text:list-level-style-bullet>
          <text:list-level-style-bullet text:level="4" text:bullet-char="•">
            <style:list-level-properties text:space-before="3.81cm"/>
            <style:text-properties style:font-name="Times New Roman" fo:color="#3333ff" fo:font-size="100%"/>
          </text:list-level-style-bullet>
          <text:list-level-style-bullet text:level="5" text:bullet-char="">
            <style:list-level-properties text:space-before="5.08cm"/>
            <style:text-properties fo:font-family="Wingdings" style:font-pitch="variable" style:font-charset="x-symbol" fo:color="#3333ff" fo:font-size="100%"/>
          </text:list-level-style-bullet>
          <text:list-level-style-bullet text:level="6" text:bullet-char="">
            <style:list-level-properties text:space-before="5.08cm"/>
            <style:text-properties fo:font-family="Wingdings" style:font-pitch="variable" style:font-charset="x-symbol" fo:color="#3333ff" fo:font-size="100%"/>
          </text:list-level-style-bullet>
          <text:list-level-style-bullet text:level="7" text:bullet-char="">
            <style:list-level-properties text:space-before="5.08cm"/>
            <style:text-properties fo:font-family="Wingdings" style:font-pitch="variable" style:font-charset="x-symbol" fo:color="#3333ff" fo:font-size="100%"/>
          </text:list-level-style-bullet>
          <text:list-level-style-bullet text:level="8" text:bullet-char="">
            <style:list-level-properties text:space-before="5.08cm"/>
            <style:text-properties fo:font-family="Wingdings" style:font-pitch="variable" style:font-charset="x-symbol" fo:color="#3333ff" fo:font-size="100%"/>
          </text:list-level-style-bullet>
          <text:list-level-style-bullet text:level="9" text:bullet-char="">
            <style:list-level-properties text:space-before="5.08cm"/>
            <style:text-properties fo:font-family="Wingdings" style:font-pitch="variable" style:font-charset="x-symbol" fo:color="#3333ff" fo:font-size="100%"/>
          </text:list-level-style-bullet>
          <text:list-level-style-bullet text:level="10" text:bullet-char="">
            <style:list-level-properties text:space-before="5.08cm"/>
            <style:text-properties fo:font-family="Wingdings" style:font-pitch="variable" style:font-charset="x-symbol" fo:color="#3333ff" fo:font-size="100%"/>
          </text:list-level-style-bullet>
        </text:list-style>
      </style:graphic-properties>
      <style:paragraph-properties fo:margin-left="0cm" fo:margin-right="0cm" fo:margin-top="0.282cm" fo:margin-bottom="0.211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style:font-family-asian="'Droid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Wingdings" style:font-pitch="variable" style:font-charset="x-symbol" fo:color="#3333ff" fo:font-size="100%"/>
          </text:list-level-style-bullet>
          <text:list-level-style-bullet text:level="2" text:bullet-char="•">
            <style:list-level-properties text:space-before="1.27cm" text:min-label-width="0.793cm"/>
            <style:text-properties style:font-name="Times New Roman" fo:color="#3333ff" fo:font-size="100%"/>
          </text:list-level-style-bullet>
          <text:list-level-style-bullet text:level="3" text:bullet-char="">
            <style:list-level-properties text:space-before="2.54cm" text:min-label-width="0.635cm"/>
            <style:text-properties fo:font-family="Wingdings" style:font-pitch="variable" style:font-charset="x-symbol" fo:color="#3333ff" fo:font-size="100%"/>
          </text:list-level-style-bullet>
          <text:list-level-style-bullet text:level="4" text:bullet-char="•">
            <style:list-level-properties text:space-before="3.81cm" text:min-label-width="0.635cm"/>
            <style:text-properties style:font-name="Times New Roman" fo:color="#3333ff" fo:font-size="100%"/>
          </text:list-level-style-bullet>
          <text:list-level-style-bullet text:level="5" text:bullet-char="">
            <style:list-level-properties text:space-before="5.08cm" text:min-label-width="0.635cm"/>
            <style:text-properties fo:font-family="Wingdings" style:font-pitch="variable" style:font-charset="x-symbol" fo:color="#3333ff" fo:font-size="100%"/>
          </text:list-level-style-bullet>
          <text:list-level-style-bullet text:level="6" text:bullet-char="">
            <style:list-level-properties text:space-before="5.08cm" text:min-label-width="0.635cm"/>
            <style:text-properties fo:font-family="Wingdings" style:font-pitch="variable" style:font-charset="x-symbol" fo:color="#3333ff" fo:font-size="100%"/>
          </text:list-level-style-bullet>
          <text:list-level-style-bullet text:level="7" text:bullet-char="">
            <style:list-level-properties text:space-before="5.08cm" text:min-label-width="0.635cm"/>
            <style:text-properties fo:font-family="Wingdings" style:font-pitch="variable" style:font-charset="x-symbol" fo:color="#3333ff" fo:font-size="100%"/>
          </text:list-level-style-bullet>
          <text:list-level-style-bullet text:level="8" text:bullet-char="">
            <style:list-level-properties text:space-before="5.08cm" text:min-label-width="0.635cm"/>
            <style:text-properties fo:font-family="Wingdings" style:font-pitch="variable" style:font-charset="x-symbol" fo:color="#3333ff" fo:font-size="100%"/>
          </text:list-level-style-bullet>
          <text:list-level-style-bullet text:level="9" text:bullet-char="">
            <style:list-level-properties text:space-before="5.08cm" text:min-label-width="0.635cm"/>
            <style:text-properties fo:font-family="Wingdings" style:font-pitch="variable" style:font-charset="x-symbol" fo:color="#3333ff" fo:font-size="100%"/>
          </text:list-level-style-bullet>
          <text:list-level-style-bullet text:level="10" text:bullet-char="">
            <style:list-level-properties text:space-before="5.08cm" text:min-label-width="0.635cm"/>
            <style:text-properties fo:font-family="Wingdings" style:font-pitch="variable" style:font-charset="x-symbol" fo:color="#3333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33ff" fo:font-size="100%"/>
          </text:list-level-style-number>
          <text:list-level-style-bullet text:level="2" text:bullet-char="•">
            <style:list-level-properties text:space-before="1.27cm"/>
            <style:text-properties style:font-name="Times New Roman" fo:color="#3333ff" fo:font-size="100%"/>
          </text:list-level-style-bullet>
          <text:list-level-style-bullet text:level="3" text:bullet-char="">
            <style:list-level-properties text:space-before="2.54cm"/>
            <style:text-properties fo:font-family="Wingdings" style:font-pitch="variable" style:font-charset="x-symbol" fo:color="#3333ff" fo:font-size="100%"/>
          </text:list-level-style-bullet>
          <text:list-level-style-bullet text:level="4" text:bullet-char="•">
            <style:list-level-properties text:space-before="3.81cm"/>
            <style:text-properties style:font-name="Times New Roman" fo:color="#3333ff" fo:font-size="100%"/>
          </text:list-level-style-bullet>
          <text:list-level-style-bullet text:level="5" text:bullet-char="">
            <style:list-level-properties text:space-before="5.08cm"/>
            <style:text-properties fo:font-family="Wingdings" style:font-pitch="variable" style:font-charset="x-symbol" fo:color="#3333ff" fo:font-size="100%"/>
          </text:list-level-style-bullet>
          <text:list-level-style-bullet text:level="6" text:bullet-char="">
            <style:list-level-properties text:space-before="5.08cm"/>
            <style:text-properties fo:font-family="Wingdings" style:font-pitch="variable" style:font-charset="x-symbol" fo:color="#3333ff" fo:font-size="100%"/>
          </text:list-level-style-bullet>
          <text:list-level-style-bullet text:level="7" text:bullet-char="">
            <style:list-level-properties text:space-before="5.08cm"/>
            <style:text-properties fo:font-family="Wingdings" style:font-pitch="variable" style:font-charset="x-symbol" fo:color="#3333ff" fo:font-size="100%"/>
          </text:list-level-style-bullet>
          <text:list-level-style-bullet text:level="8" text:bullet-char="">
            <style:list-level-properties text:space-before="5.08cm"/>
            <style:text-properties fo:font-family="Wingdings" style:font-pitch="variable" style:font-charset="x-symbol" fo:color="#3333ff" fo:font-size="100%"/>
          </text:list-level-style-bullet>
          <text:list-level-style-bullet text:level="9" text:bullet-char="">
            <style:list-level-properties text:space-before="5.08cm"/>
            <style:text-properties fo:font-family="Wingdings" style:font-pitch="variable" style:font-charset="x-symbol" fo:color="#3333ff" fo:font-size="100%"/>
          </text:list-level-style-bullet>
          <text:list-level-style-bullet text:level="10" text:bullet-char="">
            <style:list-level-properties text:space-before="5.08cm"/>
            <style:text-properties fo:font-family="Wingdings" style:font-pitch="variable" style:font-charset="x-symbol" fo:color="#3333ff" fo:font-size="100%"/>
          </text:list-level-style-bullet>
        </text:list-style>
      </style:graphic-properties>
      <style:paragraph-properties fo:margin-left="0cm" fo:margin-right="0cm" fo:margin-top="0.282cm" fo:margin-bottom="0.211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18.6000003814697pt" fo:font-style="normal" fo:text-shadow="none" style:text-underline-style="none" fo:font-weight="normal" style:letter-kerning="true" style:font-name-asian="Droid Sans" style:font-family-asian="'Droid Sans'" style:font-family-generic-asian="system" style:font-pitch-asian="variable" style:font-size-asian="18.6000003814697pt" style:font-style-asian="normal" style:font-weight-asian="normal" style:font-name-complex="FreeSans" style:font-family-complex="FreeSans" style:font-family-generic-complex="system" style:font-pitch-complex="variable" style:font-size-complex="18.6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text-properties fo:color="#000000" style:text-outline="false" style:text-line-through-style="none" style:text-line-through-type="none" style:font-name="Tw Cen MT1" fo:font-family="'Tw Cen MT'" fo:font-size="29pt" fo:letter-spacing="normal" fo:language="en" fo:country="US" fo:font-style="normal" fo:text-shadow="none" style:text-underline-style="none" fo:font-weight="normal" style:letter-kerning="true" style:font-name-asian="新細明體2" style:font-family-asian="新細明體" style:font-family-generic-asian="modern" style:font-pitch-asian="fixed" style:font-size-asian="29pt" style:language-asian="en" style:country-asian="US" style:font-style-asian="normal" style:font-weight-asian="normal" style:font-name-complex="FreeSans" style:font-family-complex="FreeSans"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simple"/>
      <style:text-properties fo:color="#000000" style:text-line-through-style="none" style:text-line-through-type="none" style:font-name="Tw Cen MT1" fo:font-family="'Tw Cen MT'" fo:font-size="23pt" fo:letter-spacing="normal" fo:font-style="normal" style:text-underline-style="none" fo:font-weight="normal" style:font-name-asian="新細明體2" style:font-family-asian="新細明體" style:font-family-generic-asian="modern" style:font-pitch-asian="fixed" style:font-size-asian="23pt" style:font-style-asian="normal" style:font-weight-asian="normal" style:font-size-complex="23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simple"/>
      <style:text-properties fo:color="#000000" style:text-line-through-style="none" style:text-line-through-type="none" style:font-name="Tw Cen MT1" fo:font-family="'Tw Cen MT'" fo:font-size="20pt" fo:letter-spacing="normal" fo:font-style="normal" style:text-underline-style="none" fo:font-weight="normal" style:font-name-asian="新細明體2" style:font-family-asian="新細明體" style:font-family-generic-asian="modern" style:font-pitch-asian="fixed"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simple"/>
      <style:text-properties fo:color="#000000" style:text-line-through-style="none" style:text-line-through-type="none" style:font-name="Tw Cen MT1" fo:font-family="'Tw Cen MT'" fo:font-size="20pt" fo:letter-spacing="normal" fo:font-style="normal" style:text-underline-style="none" fo:font-weight="normal" style:font-name-asian="新細明體2" style:font-family-asian="新細明體" style:font-family-generic-asian="modern" style:font-pitch-asian="fixed"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Arial3" fo:font-family="Arial" fo:font-size="44pt" fo:letter-spacing="normal" fo:language="en" fo:country="US" fo:font-style="normal" fo:text-shadow="none" style:text-underline-style="none" fo:font-weight="normal" style:letter-kerning="true" style:font-name-asian="新細明體2" style:font-family-asian="新細明體" style:font-family-generic-asian="modern" style:font-pitch-asian="fixed"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style:font-family-asian="'Droid Sans'"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text-properties fo:color="#000000" style:text-outline="false" style:text-line-through-style="none" style:text-line-through-type="none" style:font-name="Tw Cen MT1" fo:font-family="'Tw Cen MT'" fo:font-size="29pt" fo:letter-spacing="normal" fo:language="en" fo:country="US" fo:font-style="normal" fo:text-shadow="none" style:text-underline-style="none" fo:font-weight="normal" style:letter-kerning="true" style:font-name-asian="新細明體2" style:font-family-asian="新細明體" style:font-family-generic-asian="modern" style:font-pitch-asian="fixed" style:font-size-asian="29pt" style:language-asian="en" style:country-asian="US" style:font-style-asian="normal" style:font-weight-asian="normal" style:font-name-complex="FreeSans" style:font-family-complex="FreeSans"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punctuation-wrap="simple"/>
      <style:text-properties fo:color="#000000" style:text-line-through-style="none" style:text-line-through-type="none" style:font-name="Tw Cen MT1" fo:font-family="'Tw Cen MT'" fo:font-size="23pt" fo:letter-spacing="normal" fo:font-style="normal" style:text-underline-style="none" fo:font-weight="normal" style:font-name-asian="新細明體2" style:font-family-asian="新細明體" style:font-family-generic-asian="modern" style:font-pitch-asian="fixed" style:font-size-asian="23pt" style:font-style-asian="normal" style:font-weight-asian="normal" style:font-size-complex="23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punctuation-wrap="simple"/>
      <style:text-properties fo:color="#000000" style:text-line-through-style="none" style:text-line-through-type="none" style:font-name="Tw Cen MT1" fo:font-family="'Tw Cen MT'" fo:font-size="20pt" fo:letter-spacing="normal" fo:font-style="normal" style:text-underline-style="none" fo:font-weight="normal" style:font-name-asian="新細明體2" style:font-family-asian="新細明體" style:font-family-generic-asian="modern" style:font-pitch-asian="fixed"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punctuation-wrap="simple"/>
      <style:text-properties fo:color="#000000" style:text-line-through-style="none" style:text-line-through-type="none" style:font-name="Tw Cen MT1" fo:font-family="'Tw Cen MT'" fo:font-size="20pt" fo:letter-spacing="normal" fo:font-style="normal" style:text-underline-style="none" fo:font-weight="normal" style:font-name-asian="新細明體2" style:font-family-asian="新細明體" style:font-family-generic-asian="modern" style:font-pitch-asian="fixed"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cm" fo:margin-bottom="0.1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Arial3" fo:font-family="Arial" fo:font-size="44pt" fo:letter-spacing="normal" fo:language="en" fo:country="US" fo:font-style="normal" fo:text-shadow="none" style:text-underline-style="none" fo:font-weight="normal" style:letter-kerning="true" style:font-name-asian="新細明體2" style:font-family-asian="新細明體" style:font-family-generic-asian="modern" style:font-pitch-asian="fixed"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Mgr4" style:family="graphic" style:parent-style-name="standard">
      <style:graphic-properties draw:stroke="solid" svg:stroke-width="0.212cm" svg:stroke-color="#3333ff"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00cc99" draw:textarea-horizontal-align="justify" draw:textarea-vertical-align="top" draw:auto-grow-height="false" draw:auto-grow-width="false" fo:min-height="1.334cm" fo:min-width="0cm" fo:padding-top="0.142cm" fo:padding-bottom="0.142cm" fo:padding-left="0.283cm" fo:padding-right="0.283cm" fo:wrap-option="wrap" draw:shadow-color="#808080"/>
    </style:style>
    <style:style style:name="Mgr8" style:family="graphic" style:parent-style-name="standard">
      <style:graphic-properties draw:stroke="none" draw:fill="none" draw:fill-color="#00cc99" draw:textarea-horizontal-align="justify" draw:textarea-vertical-align="bottom" draw:auto-grow-height="false" draw:auto-grow-width="false" fo:min-height="1.334cm" fo:min-width="0cm" fo:padding-top="0.142cm" fo:padding-bottom="0.142cm" fo:padding-left="0.283cm" fo:padding-right="0.283cm" fo:wrap-option="wrap" draw:shadow-color="#808080"/>
    </style:style>
    <style:style style:name="Mgr9"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svg:stroke-width="0.141cm" draw:fill="solid" draw:fill-color="#ffffff" draw:textarea-vertical-align="middle" draw:auto-grow-height="false" fo:padding-top="0.125cm" fo:padding-bottom="0.125cm" fo:padding-left="0.25cm" fo:padding-right="0.25cm" fo:wrap-option="wrap"/>
    </style:style>
    <style:style style:name="Mgr11" style:family="graphic" style:parent-style-name="standard">
      <style:graphic-properties draw:stroke="none" svg:stroke-width="0.141cm" draw:fill="solid" draw:fill-color="#dd8047" draw:textarea-vertical-align="middle" draw:auto-grow-height="false" fo:padding-top="0.125cm" fo:padding-bottom="0.125cm" fo:padding-left="0.25cm" fo:padding-right="0.25cm" fo:wrap-option="wrap"/>
    </style:style>
    <style:style style:name="Mgr12" style:family="graphic" style:parent-style-name="standard">
      <style:graphic-properties draw:stroke="none" svg:stroke-width="0.141cm" draw:fill="solid" draw:fill-color="#94b6d2" draw:textarea-vertical-align="middle"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00cc99" draw:auto-grow-height="false" draw:auto-grow-width="false" fo:min-height="2.294cm" fo:min-width="0cm" fo:wrap-option="wrap"/>
    </style:style>
    <style:style style:name="Mpr2" style:family="presentation" style:parent-style-name="Title1-backgroundobjects">
      <style:graphic-properties draw:stroke="none" draw:fill="none" draw:fill-color="#00cc99" draw:textarea-horizontal-align="justify" draw:textarea-vertical-align="top" draw:auto-grow-height="false" draw:auto-grow-width="false" fo:min-height="1.334cm" fo:min-width="0cm" fo:padding-top="0.142cm" fo:padding-bottom="0.142cm" fo:padding-left="0.283cm" fo:padding-right="0.283cm" fo:wrap-option="wrap" draw:shadow-color="#808080"/>
    </style:style>
    <style:style style:name="Mpr3" style:family="presentation" style:parent-style-name="Title1-backgroundobjects">
      <style:graphic-properties draw:stroke="none" draw:fill="none" draw:fill-color="#00cc99" draw:textarea-horizontal-align="justify" draw:textarea-vertical-align="bottom" draw:auto-grow-height="false" draw:auto-grow-width="false" fo:min-height="1.334cm" fo:min-width="0cm" fo:padding-top="0.142cm" fo:padding-bottom="0.142cm" fo:padding-left="0.283cm" fo:padding-right="0.283cm" fo:wrap-option="wrap" draw:shadow-color="#808080"/>
    </style:style>
    <style:style style:name="Mpr4" style:family="presentation" style:parent-style-name="Title_20_and_20_Content-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Mpr5" style:family="presentation" style:parent-style-name="Title_20_and_20_Content-outline1">
      <style:graphic-properties draw:stroke="none" svg:stroke-width="0.026cm" draw:stroke-linejoin="miter" draw:fill="none" draw:textarea-vertical-align="top" draw:auto-grow-height="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0.986cm"/>
    </style:style>
    <style:style style:name="Mpr8" style:family="presentation" style:parent-style-name="Title_20_and_20_Content-backgroundobjects">
      <style:graphic-properties draw:stroke="none" draw:fill="none" draw:fill-color="#ffffff" draw:textarea-vertical-align="bottom" draw:auto-grow-height="false" fo:min-height="0.986cm"/>
    </style:style>
    <style:style style:name="Mpr9" style:family="presentation" style:parent-style-name="Title_20_Slide-title">
      <style:graphic-properties draw:stroke="none" svg:stroke-width="0.026cm" draw:stroke-linejoin="miter" draw:fill="none" draw:textarea-vertical-align="bottom" draw:auto-grow-height="false" fo:min-height="3.181cm" fo:padding-top="0.127cm" fo:padding-bottom="0.127cm" fo:padding-left="0.254cm" fo:padding-right="0.254cm" fo:wrap-option="wrap"/>
    </style:style>
    <style:style style:name="Mpr10"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11" style:family="presentation" style:parent-style-name="Title_20_Slide-backgroundobjects">
      <style:graphic-properties draw:stroke="none" draw:fill="none" draw:fill-color="#ffffff" draw:auto-grow-height="false" fo:min-height="1.397cm"/>
    </style:style>
    <style:style style:name="Mpr12"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none" draw:fill-color="#00cc99"/>
    </style:style>
    <style:style style:name="MP7" style:family="paragraph">
      <loext:graphic-properties draw:fill="none" draw:fill-color="#ffffff"/>
      <style:paragraph-properties fo:text-align="center" style:writing-mode="lr-tb"/>
    </style:style>
    <style:style style:name="MP8" style:family="paragraph">
      <loext:graphic-properties draw:fill="solid" draw:fill-color="#ffffff"/>
      <style:paragraph-properties fo:text-align="center"/>
    </style:style>
    <style:style style:name="MP9" style:family="paragraph">
      <style:paragraph-properties fo:margin-left="0cm" fo:margin-right="0cm" fo:text-indent="0cm" style:writing-mode="lr-tb"/>
    </style:style>
    <style:style style:name="MP10" style:family="paragraph">
      <loext:graphic-properties draw:fill="none" draw:fill-color="#00cc99"/>
      <style:paragraph-properties fo:margin-left="0cm" fo:margin-right="0cm" fo:text-indent="0cm" style:writing-mode="lr-tb" style:font-independent-line-spacing="true"/>
    </style:style>
    <style:style style:name="MP11" style:family="paragraph">
      <style:paragraph-properties fo:margin-left="0cm" fo:margin-right="0cm" fo:text-align="end" fo:text-indent="0cm" style:writing-mode="lr-tb"/>
    </style:style>
    <style:style style:name="MP12" style:family="paragraph">
      <loext:graphic-properties draw:fill="none" draw:fill-color="#00cc99"/>
      <style:paragraph-properties fo:margin-left="0cm" fo:margin-right="0cm" fo:text-align="end" fo:text-indent="0cm" style:writing-mode="lr-tb" style:font-independent-line-spacing="true"/>
    </style:style>
    <style:style style:name="MP13" style:family="paragraph">
      <style:paragraph-properties fo:margin-left="0cm" fo:margin-right="0cm" fo:margin-top="0.485cm" fo:margin-bottom="0cm" fo:text-align="center" fo:text-indent="0cm"/>
    </style:style>
    <style:style style:name="MP14" style:family="paragraph">
      <style:paragraph-properties fo:margin-left="0cm" fo:margin-right="0cm" fo:margin-top="0.396cm" fo:margin-bottom="0cm" fo:text-align="center" fo:text-indent="0cm"/>
    </style:style>
    <style:style style:name="MP15" style:family="paragraph">
      <loext:graphic-properties draw:fill="none" draw:fill-color="#00cc99"/>
      <style:paragraph-properties style:writing-mode="lr-tb" style:font-independent-line-spacing="true"/>
    </style:style>
    <style:style style:name="MP16" style:family="paragraph">
      <style:paragraph-properties fo:margin-left="0cm" fo:margin-right="0cm" fo:margin-top="0.881cm" fo:margin-bottom="0cm" fo:line-height="100%" fo:text-align="center" fo:text-indent="0cm"/>
    </style:style>
    <style:style style:name="MP17" style:family="paragraph">
      <style:paragraph-properties fo:margin-left="0cm" fo:margin-right="0cm" fo:margin-top="0.529cm" fo:margin-bottom="0cm" fo:line-height="100%" fo:text-align="center" fo:text-indent="0cm"/>
    </style:style>
    <style:style style:name="MP18" style:family="paragraph">
      <style:paragraph-properties fo:margin-left="0cm" fo:margin-right="0cm" fo:margin-top="0.705cm" fo:margin-bottom="0cm" fo:text-align="center" fo:text-indent="0cm"/>
    </style:style>
    <style:style style:name="MP19" style:family="paragraph">
      <loext:graphic-properties draw:fill="solid" draw:fill-color="#ffffff"/>
      <style:paragraph-properties fo:text-align="start" style:font-independent-line-spacing="true"/>
      <style:text-properties fo:font-size="18pt"/>
    </style:style>
    <style:style style:name="MP20" style:family="paragraph">
      <loext:graphic-properties draw:fill="solid" draw:fill-color="#dd8047"/>
      <style:paragraph-properties fo:text-align="start" style:font-independent-line-spacing="true"/>
      <style:text-properties fo:font-size="18pt"/>
    </style:style>
    <style:style style:name="MP21" style:family="paragraph">
      <loext:graphic-properties draw:fill="solid" draw:fill-color="#94b6d2"/>
      <style:paragraph-properties fo:text-align="start" style:font-independent-line-spacing="true"/>
      <style:text-properties fo:font-size="18pt"/>
    </style:style>
    <style:style style:name="MP22" style:family="paragraph">
      <style:paragraph-properties fo:margin-top="0cm" fo:margin-bottom="0cm" fo:line-height="100%" fo:text-align="start" style:punctuation-wrap="simple"/>
    </style:style>
    <style:style style:name="MP23" style:family="paragraph">
      <loext:graphic-properties draw:fill="none"/>
      <style:paragraph-properties fo:text-align="start" style:font-independent-line-spacing="true"/>
      <style:text-properties fo:font-size="18pt"/>
    </style:style>
    <style:style style:name="MP24" style:family="paragraph">
      <style:paragraph-properties fo:text-align="start"/>
    </style:style>
    <style:style style:name="MP25" style:family="paragraph">
      <style:paragraph-properties fo:margin-left="0cm" fo:margin-right="0cm" fo:text-indent="0cm"/>
    </style:style>
    <style:style style:name="MP26" style:family="paragraph">
      <loext:graphic-properties draw:fill="none" draw:fill-color="#ffffff"/>
      <style:paragraph-properties fo:text-align="start" style:font-independent-line-spacing="true"/>
      <style:text-properties fo:font-size="18pt" style:font-size-asian="14pt" style:font-size-complex="14pt"/>
    </style:style>
    <style:style style:name="MP2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style:font-name-asian="Times New Roman" style:font-name-complex="Times New Roman"/>
    </style:style>
    <style:style style:name="MT3" style:family="text">
      <style:text-properties fo:font-size="22pt" fo:font-weight="bold" style:font-size-asian="22pt" style:font-weight-asian="bold" style:font-size-complex="22pt" style:font-weight-complex="bold"/>
    </style:style>
    <style:style style:name="MT4" style:family="text">
      <style:text-properties fo:font-size="22pt" style:font-name-asian="Times New Roman" style:font-size-asian="22pt" style:font-name-complex="Times New Roman" style:font-size-complex="22pt"/>
    </style:style>
    <style:style style:name="MT5" style:family="text">
      <style:text-properties fo:font-size="18pt" style:font-name-asian="Times New Roman" style:font-size-asian="18pt" style:font-name-complex="Times New Roman" style:font-size-complex="18pt"/>
    </style:style>
    <style:style style:name="MT6" style:family="text">
      <style:text-properties fo:color="#3333ff" style:font-name="Helvetica" fo:font-size="40pt" fo:font-weight="bold" style:font-size-asian="40pt" style:font-weight-asian="bold" style:font-size-complex="40pt" style:font-weight-complex="bold"/>
    </style:style>
    <style:style style:name="MT7" style:family="text">
      <style:text-properties fo:color="#3333ff" style:font-name="Helvetica" fo:font-weight="bold" style:font-weight-asian="bold" style:font-weight-complex="bold"/>
    </style:style>
    <style:style style:name="MT8" style:family="text">
      <style:text-properties fo:font-size="32pt" fo:font-weight="bold" style:font-size-asian="32pt" style:font-weight-asian="bold" style:font-size-complex="32pt" style:font-weight-complex="bold"/>
    </style:style>
    <style:style style:name="MT9" style:family="text">
      <style:text-properties fo:color="#000000" style:text-line-through-style="none" style:text-line-through-type="none" style:font-name="Arial" fo:font-size="44pt" fo:letter-spacing="normal"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MT10" style:family="text">
      <style:text-properties fo:color="#000000" style:text-line-through-style="none" style:text-line-through-type="none" style:font-name="Arial" fo:font-size="29pt" fo:letter-spacing="normal" fo:font-style="normal" style:text-underline-style="none" fo:font-weight="normal" style:font-size-asian="29pt" style:font-style-asian="normal" style:font-weight-asian="normal" style:font-name-complex="Arial" style:font-size-complex="29pt" style:font-style-complex="normal" style:font-weight-complex="normal"/>
    </style:style>
    <style:style style:name="MT11" style:family="text">
      <style:text-properties fo:color="#000000" style:text-line-through-style="none" style:text-line-through-type="none" style:font-name="Arial" fo:font-size="26pt" fo:letter-spacing="normal" fo:font-style="normal" style:text-underline-style="none" fo:font-weight="normal" style:font-size-asian="26pt" style:font-style-asian="normal" style:font-weight-asian="normal" style:font-name-complex="Arial" style:font-size-complex="26pt" style:font-style-complex="normal" style:font-weight-complex="normal"/>
    </style:style>
    <style:style style:name="MT12" style:family="text">
      <style:text-properties fo:color="#000000" style:text-line-through-style="none" style:text-line-through-type="none" style:font-name="Arial" fo:font-size="23pt" fo:letter-spacing="normal" fo:font-style="normal" style:text-underline-style="none" fo:font-weight="normal" style:font-size-asian="23pt" style:font-style-asian="normal" style:font-weight-asian="normal" style:font-name-complex="Arial" style:font-size-complex="23pt" style:font-style-complex="normal" style:font-weight-complex="normal"/>
    </style:style>
    <style:style style:name="MT13" style:family="text">
      <style:text-properties fo:color="#000000" style:text-line-through-style="none" style:text-line-through-type="none"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14" style:family="text">
      <style:text-properties fo:color="#000000" style:text-line-through-style="none" style:text-line-through-type="none" style:font-name="Tw Cen MT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MT15" style:family="text">
      <style:text-properties fo:color="#775f55" style:text-line-through-style="none" style:text-line-through-type="none" style:font-name="Arial" fo:font-size="44pt" fo:letter-spacing="normal"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MT16" style:family="text">
      <style:text-properties fo:color="#775f55" style:text-line-through-style="none" style:text-line-through-type="none" style:font-name="Tw Cen MT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3333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2" draw:layer="backgroundobjects" svg:width="8.817cm" svg:height="1.332cm" svg:x="0cm" svg:y="0cm" presentation:class="header">
        <draw:text-box>
          <text:p text:style-name="MP1"><text:span text:style-name="MT1"><presentation:header/></text:span></text:p>
        </draw:text-box>
      </draw:frame>
      <draw:frame draw:style-name="Mgr1" draw:text-style-name="MP4" draw:layer="backgroundobjects" svg:width="8.817cm" svg:height="1.332cm" svg:x="11.502cm" svg:y="0cm" presentation:class="date-time">
        <draw:text-box>
          <text:p text:style-name="MP3"><text:span text:style-name="MT1"><presentation:date-time/></text:span></text:p>
        </draw:text-box>
      </draw:frame>
      <draw:frame draw:style-name="Mgr2" draw:text-style-name="MP2" draw:layer="backgroundobjects" svg:width="8.817cm" svg:height="1.332cm" svg:x="0cm" svg:y="25.337cm" presentation:class="footer">
        <draw:text-box>
          <text:p text:style-name="MP1"><text:span text:style-name="MT1"><presentation:footer/></text:span></text:p>
        </draw:text-box>
      </draw:frame>
      <draw:frame draw:style-name="Mgr2" draw:text-style-name="MP4" draw:layer="backgroundobjects" svg:width="8.817cm" svg:height="1.332cm" svg:x="11.502cm" svg:y="25.337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7.58cm" svg:height="1.442cm" svg:x="1.936cm" svg:y="17.608cm">
        <text:p/>
        <draw:enhanced-geometry svg:viewBox="0 0 21600 21600" draw:type="mso-spt202" draw:enhanced-path="M 0 0 L 21600 0 21600 21600 0 21600 0 0 Z N"/>
      </draw:custom-shape>
      <draw:frame presentation:style-name="Default-outline1" draw:layer="backgroundobjects" svg:width="21.59cm" svg:height="11.049cm" svg:x="1.998cm" svg:y="3.651cm" presentation:class="outline" presentation:placeholder="true">
        <draw:text-box/>
      </draw:frame>
      <draw:frame presentation:style-name="Mpr1" draw:text-style-name="MP6" draw:layer="backgroundobjects" svg:width="6.614cm" svg:height="2.293cm" svg:x="18.715cm" svg:y="18.027cm" presentation:class="page-number">
        <draw:text-box>
          <text:list text:style-name="ML1">
            <text:list-header>
              <text:p><text:span text:style-name="MT2">C</text:span><text:span text:style-name="MT2">h</text:span><text:span text:style-name="MT2">a</text:span><text:span text:style-name="MT2">p</text:span><text:span text:style-name="MT2">t</text:span><text:span text:style-name="MT2">e</text:span><text:span text:style-name="MT2">r</text:span><text:span text:style-name="MT2"> </text:span><text:span text:style-name="MT2">2</text:span><text:span text:style-name="MT2"> </text:span><text:span text:style-name="MT2">-</text:span><text:span text:style-name="MT2"> </text:span><text:span text:style-name="MT2">P</text:span><text:span text:style-name="MT2">a</text:span><text:span text:style-name="MT2">r</text:span><text:span text:style-name="MT2">t </text:span><text:span text:style-name="MT2">1</text:span><text:span text:style-name="MT2"> <text:s/></text:span><text:span text:style-name="MT2"><text:s text:c="2"/></text:span><text:span text:style-name="MT2"><text:s text:c="2"/></text:span><text:span text:style-name="MT2"><text:s text:c="2"/></text:span><text:span text:style-name="MT2"><text:s/></text:span><text:span text:style-name="MT2"><text:page-number>&lt;number&gt;</text:page-number></text:span></text:p>
            </text:list-header>
          </text:list>
        </draw:text-box>
      </draw:frame>
      <draw:line draw:style-name="Mgr4" draw:text-style-name="MP7" draw:layer="backgroundobjects" svg:x1="1.614cm" svg:y1="3.259cm" svg:x2="23.879cm" svg:y2="3.259cm">
        <text:p/>
      </draw:line>
      <draw:frame presentation:style-name="Default-title" draw:layer="backgroundobjects" svg:width="21.59cm" svg:height="2.836cm" svg:x="1.989cm" svg:y="-0.001cm" presentation:class="title" presentation:placeholder="true">
        <draw:text-box/>
      </draw:frame>
      <draw:frame draw:style-name="Mgr5" draw:text-style-name="MP7" draw:layer="backgroundobjects" svg:width="5.477cm" svg:height="0.952cm" svg:x="0.079cm" svg:y="18.058cm">
        <draw:image xlink:href="Pictures/10000000000000CF0000002447DA8BDB69AE4D5C.jpg" xlink:type="simple" xlink:show="embed" xlink:actuate="onLoad">
          <text:p/>
        </draw:image>
      </draw:frame>
      <presentation:notes style:page-layout-name="PM2">
        <draw:rect draw:style-name="Mgr6" draw:text-style-name="MP8" draw:layer="backgroundobjects" svg:width="20.32cm" svg:height="26.67cm" svg:x="0cm" svg:y="0cm">
          <text:p/>
        </draw:rect>
        <draw:frame draw:style-name="Mgr7" draw:text-style-name="MP10" draw:layer="backgroundobjects" svg:width="8.806cm" svg:height="1.333cm" svg:x="0cm" svg:y="0cm" presentation:class="header">
          <draw:text-box>
            <text:list text:style-name="ML2">
              <text:list-header>
                <text:p text:style-name="MP9"><text:span text:style-name="MT1"><presentation:header/></text:span></text:p>
              </text:list-header>
            </text:list>
          </draw:text-box>
        </draw:frame>
        <draw:frame draw:style-name="Mgr7" draw:text-style-name="MP12" draw:layer="backgroundobjects" svg:width="8.806cm" svg:height="1.333cm" svg:x="11.514cm" svg:y="0cm" presentation:class="date-time">
          <draw:text-box>
            <text:list text:style-name="ML2">
              <text:list-header>
                <text:p text:style-name="MP11"><text:span text:style-name="MT1"><presentation:date-time/></text:span></text:p>
              </text:list-header>
            </text:list>
          </draw:text-box>
        </draw:frame>
        <draw:page-thumbnail presentation:style-name="Default-title" draw:layer="backgroundobjects" svg:width="13.335cm" svg:height="10.002cm" svg:x="3.492cm" svg:y="2.001cm" presentation:class="page"/>
        <draw:frame presentation:style-name="Default-notes" draw:layer="backgroundobjects" svg:width="14.904cm" svg:height="12cm" svg:x="2.708cm" svg:y="12.668cm" presentation:class="notes" presentation:placeholder="true">
          <draw:text-box/>
        </draw:frame>
        <draw:frame draw:style-name="Mgr8" draw:text-style-name="MP10" draw:layer="backgroundobjects" svg:width="8.806cm" svg:height="1.333cm" svg:x="0cm" svg:y="25.337cm" presentation:class="footer">
          <draw:text-box>
            <text:list text:style-name="ML2">
              <text:list-header>
                <text:p text:style-name="MP9"><text:span text:style-name="MT1"><presentation:footer/></text:span></text:p>
              </text:list-header>
            </text:list>
          </draw:text-box>
        </draw:frame>
        <draw:frame draw:style-name="Mgr8" draw:text-style-name="MP12" draw:layer="backgroundobjects" svg:width="8.806cm" svg:height="1.333cm" svg:x="11.514cm" svg:y="25.337cm" presentation:class="page-number">
          <draw:text-box>
            <text:list text:style-name="ML2">
              <text:list-header>
                <text:p text:style-name="MP11"><text:span text:style-name="MT1"><text:page-number>&lt;number&gt;</text:page-number></text:span></text:p>
              </text:list-header>
            </text:list>
          </draw:text-box>
        </draw:frame>
      </presentation:notes>
    </style:master-page>
    <style:master-page style:name="Title1" style:page-layout-name="PM1" draw:style-name="Mdp1">
      <draw:custom-shape draw:style-name="Mgr9" draw:text-style-name="MP15" draw:layer="backgroundobjects" svg:width="16.426cm" svg:height="3.45cm" svg:x="5.093cm" svg:y="14.354cm">
        <text:list text:style-name="ML1">
          <text:list-header>
            <text:p text:style-name="MP13"><text:span text:style-name="MT3">C</text:span><text:span text:style-name="MT3">h</text:span><text:span text:style-name="MT3">a</text:span><text:span text:style-name="MT3">r</text:span><text:span text:style-name="MT3">l</text:span><text:span text:style-name="MT3">e</text:span><text:span text:style-name="MT3">s</text:span><text:span text:style-name="MT3"> </text:span><text:span text:style-name="MT3">K</text:span><text:span text:style-name="MT3">i</text:span><text:span text:style-name="MT3">m</text:span><text:span text:style-name="MT3">e</text:span><text:span text:style-name="MT3"> </text:span><text:span text:style-name="MT3">&amp;</text:span><text:span text:style-name="MT3"> </text:span><text:span text:style-name="MT3">T</text:span><text:span text:style-name="MT3">h</text:span><text:span text:style-name="MT3">o</text:span><text:span text:style-name="MT3">m</text:span><text:span text:style-name="MT3">a</text:span><text:span text:style-name="MT3">s</text:span><text:span text:style-name="MT3"> </text:span><text:span text:style-name="MT3">K</text:span><text:span text:style-name="MT3">a</text:span><text:span text:style-name="MT3">m</text:span><text:span text:style-name="MT3">i</text:span><text:span text:style-name="MT3">n</text:span><text:span text:style-name="MT3">s</text:span><text:span text:style-name="MT3">k</text:span><text:span text:style-name="MT3">i</text:span></text:p>
            <text:p text:style-name="MP14"><text:span text:style-name="MT4">©</text:span><text:span text:style-name="MT4"> </text:span><text:span text:style-name="MT4">2</text:span><text:span text:style-name="MT4">0</text:span><text:span text:style-name="MT4">0</text:span><text:span text:style-name="MT4">8</text:span><text:span text:style-name="MT4"> </text:span><text:span text:style-name="MT4">P</text:span><text:span text:style-name="MT4">e</text:span><text:span text:style-name="MT4">a</text:span><text:span text:style-name="MT4">r</text:span><text:span text:style-name="MT4">s</text:span><text:span text:style-name="MT4">o</text:span><text:span text:style-name="MT4">n</text:span><text:span text:style-name="MT4"> </text:span><text:span text:style-name="MT4">E</text:span><text:span text:style-name="MT4">d</text:span><text:span text:style-name="MT4">u</text:span><text:span text:style-name="MT4">c</text:span><text:span text:style-name="MT4">a</text:span><text:span text:style-name="MT4">t</text:span><text:span text:style-name="MT4">i</text:span><text:span text:style-name="MT4">o</text:span><text:span text:style-name="MT4">n</text:span><text:span text:style-name="MT4">, </text:span><text:span text:style-name="MT4">I</text:span><text:span text:style-name="MT4">n</text:span><text:span text:style-name="MT4">c</text:span><text:span text:style-name="MT4">.</text:span><text:span text:style-name="MT4"><text:line-break/></text:span><text:span text:style-name="MT4"> </text:span><text:span text:style-name="MT5">(</text:span><text:span text:style-name="MT5">H</text:span><text:span text:style-name="MT5">y</text:span><text:span text:style-name="MT5">p</text:span><text:span text:style-name="MT5">e</text:span><text:span text:style-name="MT5">r</text:span><text:span text:style-name="MT5">l</text:span><text:span text:style-name="MT5">i</text:span><text:span text:style-name="MT5">n</text:span><text:span text:style-name="MT5">k</text:span><text:span text:style-name="MT5">s </text:span><text:span text:style-name="MT5">a</text:span><text:span text:style-name="MT5">r</text:span><text:span text:style-name="MT5">e</text:span><text:span text:style-name="MT5"> </text:span><text:span text:style-name="MT5">a</text:span><text:span text:style-name="MT5">c</text:span><text:span text:style-name="MT5">t</text:span><text:span text:style-name="MT5">i</text:span><text:span text:style-name="MT5">v</text:span><text:span text:style-name="MT5">e</text:span><text:span text:style-name="MT5"> </text:span><text:span text:style-name="MT5">i</text:span><text:span text:style-name="MT5">n</text:span><text:span text:style-name="MT5"> </text:span><text:span text:style-name="MT5">V</text:span><text:span text:style-name="MT5">i</text:span><text:span text:style-name="MT5">e</text:span><text:span text:style-name="MT5">w</text:span><text:span text:style-name="MT5"> </text:span><text:span text:style-name="MT5">S</text:span><text:span text:style-name="MT5">h</text:span><text:span text:style-name="MT5">o</text:span><text:span text:style-name="MT5">w</text:span><text:span text:style-name="MT5"> </text:span><text:span text:style-name="MT5">m</text:span><text:span text:style-name="MT5">o</text:span><text:span text:style-name="MT5">d</text:span><text:span text:style-name="MT5">e</text:span><text:span text:style-name="MT5">)</text:span></text:p>
          </text:list-header>
        </text:list>
        <draw:enhanced-geometry svg:viewBox="0 0 21600 21600" draw:type="mso-spt202" draw:enhanced-path="M 0 0 L 21600 0 21600 21600 0 21600 0 0 Z N"/>
      </draw:custom-shape>
      <draw:custom-shape draw:style-name="Mgr9" draw:text-style-name="MP15" draw:layer="backgroundobjects" svg:width="19.385cm" svg:height="5.192cm" svg:x="3.616cm" svg:y="7.911cm">
        <text:list text:style-name="ML3">
          <text:list-header>
            <text:p text:style-name="MP16"><text:span text:style-name="MT6">C</text:span><text:span text:style-name="MT6">h</text:span><text:span text:style-name="MT6">a</text:span><text:span text:style-name="MT6">p</text:span><text:span text:style-name="MT6">t</text:span><text:span text:style-name="MT6">e</text:span><text:span text:style-name="MT6">r</text:span><text:span text:style-name="MT6"> </text:span><text:span text:style-name="MT6">2</text:span><text:span text:style-name="MT6"> </text:span><text:span text:style-name="MT6">–</text:span><text:span text:style-name="MT6"> </text:span><text:span text:style-name="MT6">C</text:span><text:span text:style-name="MT6">o</text:span><text:span text:style-name="MT6">m</text:span><text:span text:style-name="MT6">b</text:span><text:span text:style-name="MT6">i</text:span><text:span text:style-name="MT6">n</text:span><text:span text:style-name="MT6">a</text:span><text:span text:style-name="MT6">t</text:span><text:span text:style-name="MT6">i</text:span><text:span text:style-name="MT6">o</text:span><text:span text:style-name="MT6">n</text:span><text:span text:style-name="MT6">a</text:span><text:span text:style-name="MT6">l</text:span><text:span text:style-name="MT6"> </text:span><text:span text:style-name="MT6">L</text:span><text:span text:style-name="MT6">o</text:span><text:span text:style-name="MT6">g</text:span><text:span text:style-name="MT6">i</text:span><text:span text:style-name="MT6">c</text:span><text:span text:style-name="MT6"> </text:span><text:span text:style-name="MT6">C</text:span><text:span text:style-name="MT6">i</text:span><text:span text:style-name="MT6">r</text:span><text:span text:style-name="MT6">c</text:span><text:span text:style-name="MT6">u</text:span><text:span text:style-name="MT6">i</text:span><text:span text:style-name="MT6">t</text:span><text:span text:style-name="MT6">s</text:span></text:p>
            <text:p text:style-name="MP17"><text:span text:style-name="MT7">P</text:span><text:span text:style-name="MT7">a</text:span><text:span text:style-name="MT7">r</text:span><text:span text:style-name="MT7">t</text:span><text:span text:style-name="MT7"> </text:span><text:span text:style-name="MT7">1</text:span><text:span text:style-name="MT7"> </text:span><text:span text:style-name="MT7">–</text:span><text:span text:style-name="MT7"> </text:span><text:span text:style-name="MT7">G</text:span><text:span text:style-name="MT7">a</text:span><text:span text:style-name="MT7">t</text:span><text:span text:style-name="MT7">e</text:span><text:span text:style-name="MT7"> </text:span><text:span text:style-name="MT7">C</text:span><text:span text:style-name="MT7">i</text:span><text:span text:style-name="MT7">r</text:span><text:span text:style-name="MT7">c</text:span><text:span text:style-name="MT7">u</text:span><text:span text:style-name="MT7">i</text:span><text:span text:style-name="MT7">t</text:span><text:span text:style-name="MT7">s</text:span><text:span text:style-name="MT7"> </text:span><text:span text:style-name="MT7">a</text:span><text:span text:style-name="MT7">n</text:span><text:span text:style-name="MT7">d</text:span><text:span text:style-name="MT7"> </text:span><text:span text:style-name="MT7">B</text:span><text:span text:style-name="MT7">o</text:span><text:span text:style-name="MT7">o</text:span><text:span text:style-name="MT7">l</text:span><text:span text:style-name="MT7">e</text:span><text:span text:style-name="MT7">a</text:span><text:span text:style-name="MT7">n</text:span><text:span text:style-name="MT7"> </text:span><text:span text:style-name="MT7">E</text:span><text:span text:style-name="MT7">q</text:span><text:span text:style-name="MT7">u</text:span><text:span text:style-name="MT7">a</text:span><text:span text:style-name="MT7">t</text:span><text:span text:style-name="MT7">i</text:span><text:span text:style-name="MT7">o</text:span><text:span text:style-name="MT7">n</text:span><text:span text:style-name="MT7">s</text:span></text:p>
          </text:list-header>
        </text:list>
        <draw:enhanced-geometry svg:viewBox="0 0 21600 21600" draw:type="mso-spt202" draw:enhanced-path="M 0 0 L 21600 0 21600 21600 0 21600 0 0 Z N"/>
      </draw:custom-shape>
      <draw:custom-shape draw:style-name="Mgr9" draw:text-style-name="MP15" draw:layer="backgroundobjects" svg:width="21.59cm" svg:height="1.615cm" svg:x="2.514cm" svg:y="6.055cm">
        <text:list text:style-name="ML1">
          <text:list-header>
            <text:p text:style-name="MP18"><text:span text:style-name="MT8">L</text:span><text:span text:style-name="MT8">o</text:span><text:span text:style-name="MT8">g</text:span><text:span text:style-name="MT8">i</text:span><text:span text:style-name="MT8">c </text:span><text:span text:style-name="MT8">a</text:span><text:span text:style-name="MT8">n</text:span><text:span text:style-name="MT8">d </text:span><text:span text:style-name="MT8">C</text:span><text:span text:style-name="MT8">o</text:span><text:span text:style-name="MT8">m</text:span><text:span text:style-name="MT8">p</text:span><text:span text:style-name="MT8">u</text:span><text:span text:style-name="MT8">t</text:span><text:span text:style-name="MT8">e</text:span><text:span text:style-name="MT8">r </text:span><text:span text:style-name="MT8">D</text:span><text:span text:style-name="MT8">e</text:span><text:span text:style-name="MT8">s</text:span><text:span text:style-name="MT8">i</text:span><text:span text:style-name="MT8">g</text:span><text:span text:style-name="MT8">n </text:span><text:span text:style-name="MT8">F</text:span><text:span text:style-name="MT8">u</text:span><text:span text:style-name="MT8">n</text:span><text:span text:style-name="MT8">d</text:span><text:span text:style-name="MT8">a</text:span><text:span text:style-name="MT8">m</text:span><text:span text:style-name="MT8">e</text:span><text:span text:style-name="MT8">n</text:span><text:span text:style-name="MT8">t</text:span><text:span text:style-name="MT8">a</text:span><text:span text:style-name="MT8">l</text:span><text:span text:style-name="MT8">s</text:span></text:p>
          </text:list-header>
        </text:list>
        <draw:enhanced-geometry svg:viewBox="0 0 21600 21600" draw:type="mso-spt202" draw:enhanced-path="M 0 0 L 21600 0 21600 21600 0 21600 0 0 Z N"/>
      </draw:custom-shape>
      <draw:line draw:style-name="Mgr4" draw:text-style-name="MP7" draw:layer="backgroundobjects" svg:x1="1.61cm" svg:y1="5.375cm" svg:x2="23.874cm" svg:y2="5.375cm">
        <text:p/>
      </draw:line>
      <draw:frame presentation:style-name="Title1-title" draw:layer="backgroundobjects" svg:width="22.859cm" svg:height="3.18cm" svg:x="1.27cm" svg:y="0.76cm" presentation:class="title" presentation:placeholder="true">
        <draw:text-box/>
      </draw:frame>
      <draw:frame presentation:style-name="Title1-outline1" draw:layer="backgroundobjects" svg:width="22.351cm" svg:height="11.049cm" svg:x="1.27cm" svg:y="4.457cm" presentation:class="outline" presentation:placeholder="true">
        <draw:text-box/>
      </draw:frame>
      <presentation:notes style:page-layout-name="PM2">
        <draw:rect draw:style-name="Mgr6" draw:text-style-name="MP8" draw:layer="backgroundobjects" svg:width="20.32cm" svg:height="26.67cm" svg:x="0cm" svg:y="0cm">
          <text:p/>
        </draw:rect>
        <draw:frame presentation:style-name="Mpr2" draw:text-style-name="MP10" draw:layer="backgroundobjects" svg:width="8.806cm" svg:height="1.333cm" svg:x="0cm" svg:y="0cm" presentation:class="header">
          <draw:text-box>
            <text:list text:style-name="ML2">
              <text:list-header>
                <text:p text:style-name="MP9"><text:span text:style-name="MT1"><presentation:header/></text:span></text:p>
              </text:list-header>
            </text:list>
          </draw:text-box>
        </draw:frame>
        <draw:frame presentation:style-name="Mpr2" draw:text-style-name="MP12" draw:layer="backgroundobjects" svg:width="8.806cm" svg:height="1.333cm" svg:x="11.514cm" svg:y="0cm" presentation:class="date-time">
          <draw:text-box>
            <text:list text:style-name="ML2">
              <text:list-header>
                <text:p text:style-name="MP11"><text:span text:style-name="MT1"><presentation:date-time/></text:span></text:p>
              </text:list-header>
            </text:list>
          </draw:text-box>
        </draw:frame>
        <draw:page-thumbnail presentation:style-name="Title1-title" draw:layer="backgroundobjects" svg:width="13.335cm" svg:height="10.002cm" svg:x="3.492cm" svg:y="2.001cm" presentation:class="page"/>
        <draw:frame presentation:style-name="Title1-notes" draw:layer="backgroundobjects" svg:width="14.904cm" svg:height="12cm" svg:x="2.708cm" svg:y="12.668cm" presentation:class="notes" presentation:placeholder="true">
          <draw:text-box/>
        </draw:frame>
        <draw:frame presentation:style-name="Mpr3" draw:text-style-name="MP10" draw:layer="backgroundobjects" svg:width="8.806cm" svg:height="1.333cm" svg:x="0cm" svg:y="25.337cm" presentation:class="footer">
          <draw:text-box>
            <text:list text:style-name="ML2">
              <text:list-header>
                <text:p text:style-name="MP9"><text:span text:style-name="MT1"><presentation:footer/></text:span></text:p>
              </text:list-header>
            </text:list>
          </draw:text-box>
        </draw:frame>
        <draw:frame presentation:style-name="Mpr3" draw:text-style-name="MP12" draw:layer="backgroundobjects" svg:width="8.806cm" svg:height="1.333cm" svg:x="11.514cm" svg:y="25.337cm" presentation:class="page-number">
          <draw:text-box>
            <text:list text:style-name="ML2">
              <text:list-header>
                <text:p text:style-name="MP11"><text:span text:style-name="MT1"><text:page-number>&lt;number&gt;</text:page-number></text:span></text:p>
              </text:list-header>
            </text:list>
          </draw:text-box>
        </draw:frame>
      </presentation:notes>
    </style:master-page>
    <style:master-page style:name="Title_20_and_20_Content" style:display-name="Title and Content" style:page-layout-name="PM1" draw:style-name="Mdp1">
      <draw:custom-shape draw:name="Rectangle 6" draw:style-name="Mgr10" draw:text-style-name="MP19" draw:layer="backgroundobjects" svg:width="25.399cm" svg:height="0.885cm" svg:x="0cm" svg:y="3.431cm">
        <text:p/>
        <draw:enhanced-geometry draw:mirror-horizontal="false" draw:mirror-vertical="false" svg:viewBox="0 0 25400 88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11" draw:text-style-name="MP20" draw:layer="backgroundobjects" svg:width="1.481cm" svg:height="0.634cm" svg:x="0cm" svg:y="3.554cm">
        <text:p/>
        <draw:enhanced-geometry draw:mirror-horizontal="false" draw:mirror-vertical="false" svg:viewBox="0 0 1482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2" draw:text-style-name="MP21" draw:layer="backgroundobjects" svg:width="23.759cm" svg:height="0.634cm" svg:x="1.64cm" svg:y="3.554cm">
        <text:p/>
        <draw:enhanced-geometry draw:mirror-horizontal="false" draw:mirror-vertical="false" svg:viewBox="0 0 23760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23" draw:layer="backgroundobjects" svg:width="22.647cm" svg:height="2.751cm" svg:x="1.702cm" svg:y="0.635cm" presentation:class="title" presentation:user-transformed="true">
        <draw:text-box>
          <text:p text:style-name="MP22"><text:span text:style-name="MT9">C</text:span><text:span text:style-name="MT9">li</text:span><text:span text:style-name="MT9">c</text:span><text:span text:style-name="MT9">k</text:span><text:span text:style-name="MT9"> </text:span><text:span text:style-name="MT9">t</text:span><text:span text:style-name="MT9">o</text:span><text:span text:style-name="MT9"> </text:span><text:span text:style-name="MT9">e</text:span><text:span text:style-name="MT9">d</text:span><text:span text:style-name="MT9">i</text:span><text:span text:style-name="MT9">t </text:span><text:span text:style-name="MT9">t</text:span><text:span text:style-name="MT9">h</text:span><text:span text:style-name="MT9">e</text:span><text:span text:style-name="MT9"> </text:span><text:span text:style-name="MT9">t</text:span><text:span text:style-name="MT9">i</text:span><text:span text:style-name="MT9">t</text:span><text:span text:style-name="MT9">l</text:span><text:span text:style-name="MT9">e</text:span><text:span text:style-name="MT9"> </text:span><text:span text:style-name="MT9">t</text:span><text:span text:style-name="MT9">e</text:span><text:span text:style-name="MT9">x</text:span><text:span text:style-name="MT9">t </text:span><text:span text:style-name="MT9">f</text:span><text:span text:style-name="MT9">o</text:span><text:span text:style-name="MT9">r</text:span><text:span text:style-name="MT9">m</text:span><text:span text:style-name="MT9">a</text:span><text:span text:style-name="MT9">t</text:span><text:span text:style-name="MT9">C</text:span><text:span text:style-name="MT9">li</text:span><text:span text:style-name="MT9">c</text:span><text:span text:style-name="MT9">k</text:span><text:span text:style-name="MT9"> </text:span><text:span text:style-name="MT9">t</text:span><text:span text:style-name="MT9">o</text:span><text:span text:style-name="MT9"> </text:span><text:span text:style-name="MT9">e</text:span><text:span text:style-name="MT9">d</text:span><text:span text:style-name="MT9">i</text:span><text:span text:style-name="MT9">t </text:span><text:span text:style-name="MT9">M</text:span><text:span text:style-name="MT9">a</text:span><text:span text:style-name="MT9">s</text:span><text:span text:style-name="MT9">t</text:span><text:span text:style-name="MT9">e</text:span><text:span text:style-name="MT9">r </text:span><text:span text:style-name="MT9">t</text:span><text:span text:style-name="MT9">i</text:span><text:span text:style-name="MT9">t</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p>
        </draw:text-box>
      </draw:frame>
      <draw:frame draw:name="Content Placeholder 7" presentation:style-name="Mpr5" draw:text-style-name="MP23" draw:layer="backgroundobjects" svg:width="22.647cm" svg:height="12.487cm" svg:x="1.702cm" svg:y="4.445cm" presentation:class="outline" presentation:user-transformed="true">
        <draw:text-box>
          <text:list text:style-name="ML4">
            <text:list-item>
              <text:p text:style-name="MP24"><text:span text:style-name="MT10">Click to edit the outline text format</text:span></text:p>
              <text:list>
                <text:list-item>
                  <text:p text:style-name="MP24"><text:span text:style-name="MT10">Second Outline Level</text:span></text:p>
                  <text:list>
                    <text:list-item>
                      <text:p text:style-name="MP24"><text:span text:style-name="MT10">Third Outline Level</text:span></text:p>
                      <text:list>
                        <text:list-item>
                          <text:p text:style-name="MP24"><text:span text:style-name="MT10">Fourth Outline Level</text:span></text:p>
                          <text:list>
                            <text:list-item>
                              <text:p text:style-name="MP24"><text:span text:style-name="MT10">Fifth Outline Level</text:span></text:p>
                              <text:list>
                                <text:list-item>
                                  <text:p text:style-name="MP24"><text:span text:style-name="MT10">Sixth Outline Level</text:span></text:p>
                                  <text:list>
                                    <text:list-item>
                                      <text:p><text:span text:style-name="MT10">Seventh Outline LevelClick </text:span><text:span text:style-name="MT10">to edit Master text styles</text:span></text:p>
                                      <text:list>
                                        <text:list-item>
                                          <text:p><text:span text:style-name="MT11">Second level</text:span></text:p>
                                          <text:list>
                                            <text:list-item>
                                              <text:p><text:span text:style-name="MT12">Third level</text:span></text:p>
                                              <text:list>
                                                <text:list-item>
                                                  <text:p text:style-name="MP25"><text:span text:style-name="MT13">Fourth level</text:span></text:p>
                                                </text:list-item>
                                                <text:list-item>
                                                  <text:p text:style-name="MP25"><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13" presentation:style-name="Mpr6" draw:text-style-name="MP26" draw:layer="backgroundobjects" svg:width="0.001cm" svg:height="0.001cm" svg:x="0cm" svg:y="0cm" presentation:class="date-time">
        <draw:text-box>
          <text:p/>
        </draw:text-box>
      </draw:frame>
      <draw:frame draw:name="Footer Placeholder 2" presentation:style-name="Mpr6" draw:text-style-name="MP26" draw:layer="backgroundobjects" svg:width="0.001cm" svg:height="0.001cm" svg:x="0cm" svg:y="0cm" presentation:class="footer">
        <draw:text-box>
          <text:p/>
        </draw:text-box>
      </draw:frame>
      <draw:frame draw:name="Slide Number Placeholder 22" presentation:style-name="Mpr6" draw:text-style-name="MP26" draw:layer="backgroundobjects" svg:width="0.001cm" svg:height="0.001cm" svg:x="0cm" svg:y="0cm" presentation:class="page-number">
        <draw:text-box>
          <text:p text:style-name="MP27"><text:span text:style-name="MT14"><text:page-number>&lt;number&gt;</text:page-number></text:span></text:p>
        </draw:text-box>
      </draw:frame>
      <presentation:notes style:page-layout-name="PM2">
        <draw:page-thumbnail presentation:style-name="Title_20_and_20_Content-title" draw:layer="backgroundobjects" svg:width="9.859cm" svg:height="7.394cm" svg:x="9.284cm" svg:y="1.498cm" presentation:class="page"/>
        <draw:frame presentation:style-name="Title_20_and_20_Content-notes" draw:layer="backgroundobjects" svg:width="22.742cm" svg:height="8.873cm" svg:x="2.842cm" svg:y="9.367cm" presentation:class="notes" presentation:placeholder="true">
          <draw:text-box/>
        </draw:frame>
        <draw:frame presentation:style-name="Mpr7" draw:text-style-name="MP2" draw:layer="backgroundobjects" svg:width="12.337cm" svg:height="0.985cm" svg:x="0cm" svg:y="0cm" presentation:class="header">
          <draw:text-box>
            <text:p text:style-name="MP1"><text:span text:style-name="MT1"><presentation:header/></text:span></text:p>
          </draw:text-box>
        </draw:frame>
        <draw:frame presentation:style-name="Mpr7" draw:text-style-name="MP4" draw:layer="backgroundobjects" svg:width="12.337cm" svg:height="0.985cm" svg:x="16.091cm" svg:y="0cm" presentation:class="date-time">
          <draw:text-box>
            <text:p text:style-name="MP3"><text:span text:style-name="MT1"><presentation:date-time/></text:span></text:p>
          </draw:text-box>
        </draw:frame>
        <draw:frame presentation:style-name="Mpr8" draw:text-style-name="MP2" draw:layer="backgroundobjects" svg:width="12.337cm" svg:height="0.985cm" svg:x="0cm" svg:y="18.734cm" presentation:class="footer">
          <draw:text-box>
            <text:p text:style-name="MP1"><text:span text:style-name="MT1"><presentation:footer/></text:span></text:p>
          </draw:text-box>
        </draw:frame>
        <draw:frame presentation:style-name="Mpr8"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custom-shape draw:name="Rectangle 6" draw:style-name="Mgr10" draw:text-style-name="MP19" draw:layer="backgroundobjects" svg:width="25.399cm" svg:height="0.885cm" svg:x="0cm" svg:y="3.431cm">
        <text:p/>
        <draw:enhanced-geometry draw:mirror-horizontal="false" draw:mirror-vertical="false" svg:viewBox="0 0 25400 88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11" draw:text-style-name="MP20" draw:layer="backgroundobjects" svg:width="1.481cm" svg:height="0.634cm" svg:x="0cm" svg:y="3.554cm">
        <text:p/>
        <draw:enhanced-geometry draw:mirror-horizontal="false" draw:mirror-vertical="false" svg:viewBox="0 0 1482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2" draw:text-style-name="MP21" draw:layer="backgroundobjects" svg:width="23.759cm" svg:height="0.634cm" svg:x="1.64cm" svg:y="3.554cm">
        <text:p/>
        <draw:enhanced-geometry draw:mirror-horizontal="false" draw:mirror-vertical="false" svg:viewBox="0 0 23760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10" draw:text-style-name="MP19" draw:layer="backgroundobjects" svg:width="25.399cm" svg:height="2.464cm" svg:x="0cm" svg:y="16.585cm">
        <text:p/>
        <draw:enhanced-geometry draw:mirror-horizontal="false" draw:mirror-vertical="false" svg:viewBox="0 0 25400 246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1" draw:text-style-name="MP20" draw:layer="backgroundobjects" svg:width="6.248cm" svg:height="1.979cm" svg:x="-0.026cm" svg:y="16.814cm">
        <text:p/>
        <draw:enhanced-geometry draw:mirror-horizontal="false" draw:mirror-vertical="false" svg:viewBox="0 0 6249 19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2" draw:text-style-name="MP21" draw:layer="backgroundobjects" svg:width="18.846cm" svg:height="1.983cm" svg:x="6.553cm" svg:y="16.788cm">
        <text:p/>
        <draw:enhanced-geometry draw:mirror-horizontal="false" draw:mirror-vertical="false" svg:viewBox="0 0 18847 19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Mpr9" draw:text-style-name="MP23" draw:layer="backgroundobjects" svg:width="17.991cm" svg:height="5.079cm" svg:x="6.562cm" svg:y="11.218cm" presentation:class="title" presentation:user-transformed="true">
        <draw:text-box>
          <text:p text:style-name="MP22"><text:span text:style-name="MT15">C</text:span><text:span text:style-name="MT15">l</text:span><text:span text:style-name="MT15">i</text:span><text:span text:style-name="MT15">c</text:span><text:span text:style-name="MT15">k</text:span><text:span text:style-name="MT15"> </text:span><text:span text:style-name="MT15">t</text:span><text:span text:style-name="MT15">o</text:span><text:span text:style-name="MT15"> </text:span><text:span text:style-name="MT15">e</text:span><text:span text:style-name="MT15">d</text:span><text:span text:style-name="MT15">i</text:span><text:span text:style-name="MT15">t</text:span><text:span text:style-name="MT15"> </text:span><text:span text:style-name="MT15">t</text:span><text:span text:style-name="MT15">h</text:span><text:span text:style-name="MT15">e</text:span><text:span text:style-name="MT15"> </text:span><text:span text:style-name="MT15">t</text:span><text:span text:style-name="MT15">i</text:span><text:span text:style-name="MT15">t</text:span><text:span text:style-name="MT15">l</text:span><text:span text:style-name="MT15">e</text:span><text:span text:style-name="MT15"> </text:span><text:span text:style-name="MT15">t</text:span><text:span text:style-name="MT15">e</text:span><text:span text:style-name="MT15">x</text:span><text:span text:style-name="MT15">t</text:span><text:span text:style-name="MT15"> </text:span><text:span text:style-name="MT15">f</text:span><text:span text:style-name="MT15">o</text:span><text:span text:style-name="MT15">r</text:span><text:span text:style-name="MT15">m</text:span><text:span text:style-name="MT15">a</text:span><text:span text:style-name="MT15">t</text:span><text:span text:style-name="MT15">C</text:span><text:span text:style-name="MT15">l</text:span><text:span text:style-name="MT15">i</text:span><text:span text:style-name="MT15">c</text:span><text:span text:style-name="MT15">k</text:span><text:span text:style-name="MT15"> </text:span><text:span text:style-name="MT15">t</text:span><text:span text:style-name="MT15">o</text:span><text:span text:style-name="MT15"> </text:span><text:span text:style-name="MT15">e</text:span><text:span text:style-name="MT15">d</text:span><text:span text:style-name="MT15">i</text:span><text:span text:style-name="MT15">t</text:span><text:span text:style-name="MT15"> </text:span><text:span text:style-name="MT15">M</text:span><text:span text:style-name="MT15">a</text:span><text:span text:style-name="MT15">s</text:span><text:span text:style-name="MT15">t</text:span><text:span text:style-name="MT15">e</text:span><text:span text:style-name="MT15">r</text:span><text:span text:style-name="MT15"> </text:span><text:span text:style-name="MT15">t</text:span><text:span text:style-name="MT15">i</text:span><text:span text:style-name="MT15">t</text:span><text:span text:style-name="MT15">l</text:span><text:span text:style-name="MT15">e</text:span><text:span text:style-name="MT15"> </text:span><text:span text:style-name="MT15">s</text:span><text:span text:style-name="MT15">t</text:span><text:span text:style-name="MT15">y</text:span><text:span text:style-name="MT15">l</text:span><text:span text:style-name="MT15">e</text:span></text:p>
        </draw:text-box>
      </draw:frame>
      <draw:frame draw:name="Date Placeholder 27" presentation:style-name="Mpr10" draw:text-style-name="MP26" draw:layer="backgroundobjects" svg:width="5.714cm" svg:height="1.904cm" svg:x="0.212cm" svg:y="16.858cm" presentation:class="date-time" presentation:user-transformed="true">
        <draw:text-box>
          <text:p/>
        </draw:text-box>
      </draw:frame>
      <draw:frame draw:name="Footer Placeholder 16" presentation:style-name="Mpr10" draw:text-style-name="MP26" draw:layer="backgroundobjects" svg:width="16.297cm" svg:height="1.013cm" svg:x="5.794cm" svg:y="0.657cm" presentation:class="footer" presentation:user-transformed="true">
        <draw:text-box>
          <text:p/>
        </draw:text-box>
      </draw:frame>
      <draw:frame draw:name="Slide Number Placeholder 28" presentation:style-name="Mpr10" draw:text-style-name="MP26" draw:layer="backgroundobjects" svg:width="2.327cm" svg:height="1.057cm" svg:x="22.225cm" svg:y="0.635cm" presentation:class="page-number" presentation:user-transformed="true">
        <draw:text-box>
          <text:p text:style-name="MP27"><text:span text:style-name="MT16"><text:page-number>&lt;number&gt;</text:page-number></text:span></text:p>
        </draw:text-box>
      </draw:frame>
      <draw:frame presentation:style-name="Title_20_Slide-outline1" draw:layer="backgroundobjects" svg:width="22.351cm" svg:height="11.049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pter 2 - Part 1 - PPT - Mano &amp; Kime - 2nd Ed</dc:title>
    <dc:description>Initial Posting</dc:description>
    <meta:initial-creator>Kime &amp; Kaminski</meta:initial-creator>
    <meta:creation-date>1999-02-14T15:48:18</meta:creation-date>
    <dc:date>2018-01-24T09:27:42.769699887</dc:date>
    <meta:editing-cycles>293</meta:editing-cycles>
    <meta:editing-duration>P4DT5H39M54S</meta:editing-duration>
    <meta:generator>LibreOffice/5.2.7.2$Linux_X86_64 LibreOffice_project/20m0$Build-2</meta:generator>
    <meta:print-date>2018-01-24T06:53:42.254103076</meta:print-date>
    <meta:document-statistic meta:object-count="28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Standard">
      <style:paragraph-properties style:page-number="auto"/>
      <style:text-properties fo:font-size="28pt" fo:font-weight="bold" style:font-size-asian="28pt"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1665in" fo:margin-bottom="0in"/>
      <style:text-properties style:font-name="Arial" fo:font-size="12pt" style:text-underline-style="solid" style:text-underline-width="auto" style:text-underline-color="font-color" fo:font-weight="bold" style:font-size-asian="12pt" style:font-weight-asian="bold" style:font-name-complex="Arial"/>
    </style:style>
    <style:style style:name="Heading_20_2" style:display-name="Heading 2" style:family="paragraph" style:parent-style-name="Standard" style:next-style-name="Standard" style:default-outline-level="2" style:class="text">
      <style:paragraph-properties fo:margin-top="0.0835in" fo:margin-bottom="0in"/>
      <style:text-properties style:font-name="Arial" fo:font-size="12pt" fo:font-weight="bold" style:font-size-asian="12pt" style:font-weight-asian="bold" style:font-name-complex="Arial"/>
    </style:style>
    <style:style style:name="Heading_20_3" style:display-name="Heading 3" style:family="paragraph" style:parent-style-name="Standard" style:next-style-name="Normal_20_Indent" style:default-outline-level="3" style:class="text">
      <style:paragraph-properties fo:margin="100%" fo:margin-left="0.25in" fo:margin-right="0in" fo:text-indent="0in" style:auto-text-indent="false"/>
      <style:text-properties fo:font-size="12pt" fo:font-weight="bold" style:font-size-asian="12pt" style:font-weight-asian="bold"/>
    </style:style>
    <style:style style:name="Heading_20_4" style:display-name="Heading 4" style:family="paragraph" style:parent-style-name="Standard" style:next-style-name="Normal_20_Indent" style:default-outline-level="4" style:class="text">
      <style:paragraph-properties fo:margin="100%" fo:margin-left="0.25in" fo:margin-right="0in" fo:text-indent="0in" style:auto-text-indent="false"/>
      <style:text-properties fo:font-size="12pt" style:text-underline-style="solid" style:text-underline-width="auto" style:text-underline-color="font-color" style:font-size-asian="12pt"/>
    </style:style>
    <style:style style:name="Heading_20_5" style:display-name="Heading 5" style:family="paragraph" style:parent-style-name="Standard" style:next-style-name="Normal_20_Indent" style:default-outline-level="5" style:class="text">
      <style:paragraph-properties fo:margin="100%" fo:margin-left="0.5in" fo:margin-right="0in" fo:text-indent="0in" style:auto-text-indent="false"/>
      <style:text-properties fo:font-weight="bold" style:font-weight-asian="bold"/>
    </style:style>
    <style:style style:name="Heading_20_6" style:display-name="Heading 6" style:family="paragraph" style:parent-style-name="Standard" style:next-style-name="Normal_20_Indent" style:default-outline-level="6" style:class="text">
      <style:paragraph-properties fo:margin="100%"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next-style-name="Normal_20_Indent" style:default-outline-level="7" style:class="text">
      <style:paragraph-properties fo:margin="100%" fo:margin-left="0.5in" fo:margin-right="0in" fo:text-indent="0in" style:auto-text-indent="false"/>
      <style:text-properties fo:font-style="italic" style:font-style-asian="italic"/>
    </style:style>
    <style:style style:name="Heading_20_8" style:display-name="Heading 8" style:family="paragraph" style:parent-style-name="Standard" style:next-style-name="Normal_20_Indent" style:default-outline-level="8" style:class="text">
      <style:paragraph-properties fo:margin="100%" fo:margin-left="0.5in" fo:margin-right="0in" fo:text-indent="0in" style:auto-text-indent="false"/>
      <style:text-properties fo:font-style="italic" style:font-style-asian="italic"/>
    </style:style>
    <style:style style:name="Heading_20_9" style:display-name="Heading 9" style:family="paragraph" style:parent-style-name="Standard" style:next-style-name="Normal_20_Indent" style:default-outline-level="9" style:class="text">
      <style:paragraph-properties fo:margin="100%" fo:margin-left="0.5in" fo:margin-right="0in" fo:text-indent="0in" style:auto-text-indent="false"/>
      <style:text-properties fo:font-style="italic" style:font-style-asian="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style style:name="Normal_20_Indent" style:display-name="Normal Indent" style:family="paragraph" style:parent-style-name="Standard">
      <style:paragraph-properties fo:margin="100%" fo:margin-left="0.5in" fo:margin-right="0in" fo:text-indent="0in" style:auto-text-indent="fals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5.0236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10/content.xml><?xml version="1.0" encoding="utf-8"?>
<math xmlns="http://www.w3.org/1998/Math/MathML">
  <semantics>
    <mrow>
      <mstyle mathsize="12pt">
        <mrow>
          <mrow>
            <mi>F</mi>
            <mo stretchy="false">(</mo>
            <mi>A</mi>
            <mi>,</mi>
            <mi>B</mi>
            <mi>,</mi>
            <mi>C</mi>
            <mrow>
              <mo stretchy="false">)</mo>
              <mo stretchy="false">=</mo>
              <mi>Σ</mi>
            </mrow>
            <mstyle mathsize="8pt">
              <mrow>
                <mrow>
                  <mi>m</mi>
                </mrow>
              </mrow>
            </mstyle>
            <mo stretchy="false">(</mo>
            <mn>1,4,5,6,7</mn>
            <mo stretchy="false">)</mo>
          </mrow>
        </mrow>
      </mstyle>
      <mrow/>
    </mrow>
    <annotation encoding="StarMath 5.0"> size 12{F \( A,B,C \) =Σ size 8{m} \( 1,4,5,6,7 \) } {}</annotation>
  </semantics>
</math>
</file>

<file path=Object 11/content.xml><?xml version="1.0" encoding="utf-8"?>
<math xmlns="http://www.w3.org/1998/Math/MathML">
  <semantics>
    <mrow>
      <mstyle mathsize="12pt">
        <mrow>
          <mrow>
            <mi>F</mi>
            <mo stretchy="false">(</mo>
            <mi>x</mi>
            <mi>,</mi>
            <mi>y</mi>
            <mi>,</mi>
            <mi>z</mi>
            <mrow>
              <mo stretchy="false">)</mo>
              <mo stretchy="false">=</mo>
              <mi>Σ</mi>
            </mrow>
            <mstyle mathsize="8pt">
              <mrow>
                <mrow>
                  <mi>m</mi>
                </mrow>
              </mrow>
            </mstyle>
            <mo stretchy="false">(</mo>
            <mn>1,3,5,7</mn>
            <mo stretchy="false">)</mo>
          </mrow>
        </mrow>
      </mstyle>
      <mrow/>
    </mrow>
    <annotation encoding="StarMath 5.0"> size 12{F \( x,y,z \) =Σ size 8{m} \( 1,3,5,7 \) } {}</annotation>
  </semantics>
</math>
</file>

<file path=Object 12/content.xml><?xml version="1.0" encoding="utf-8"?>
<math xmlns="http://www.w3.org/1998/Math/MathML">
  <semantics>
    <mrow>
      <mstyle mathsize="12pt">
        <mrow>
          <mrow>
            <mi>F</mi>
            <mo stretchy="false">(</mo>
            <mi>x</mi>
            <mi>,</mi>
            <mi>y</mi>
            <mi>,</mi>
            <mi>z</mi>
            <mrow>
              <mo stretchy="false">)</mo>
              <mo stretchy="false">=</mo>
              <mi>Π</mi>
            </mrow>
            <mstyle mathsize="8pt">
              <mrow>
                <mrow>
                  <mi>M</mi>
                </mrow>
              </mrow>
            </mstyle>
            <mo stretchy="false">(</mo>
            <mn>0,2,4,6</mn>
            <mo stretchy="false">)</mo>
          </mrow>
        </mrow>
      </mstyle>
      <mrow/>
    </mrow>
    <annotation encoding="StarMath 5.0"> size 12{F \( x,y,z \) =Π size 8{M} \( 0,2,4,6 \) } {}</annotation>
  </semantics>
</math>
</file>

<file path=Object 13/content.xml><?xml version="1.0" encoding="utf-8"?>
<math xmlns="http://www.w3.org/1998/Math/MathML">
  <semantics>
    <mrow>
      <mstyle mathsize="12pt">
        <mrow>
          <mrow>
            <mi>F</mi>
            <mo stretchy="false">(</mo>
            <mi>A</mi>
            <mi>,</mi>
            <mi>B</mi>
            <mi>,</mi>
            <mi>C</mi>
            <mrow>
              <mo stretchy="false">)</mo>
              <mo stretchy="false">=</mo>
              <mi mathvariant="italic">Σm</mi>
            </mrow>
            <mo stretchy="false">(</mo>
            <mn>1,4,5,6,7</mn>
            <mo stretchy="false">)</mo>
          </mrow>
        </mrow>
      </mstyle>
      <mrow/>
    </mrow>
    <annotation encoding="StarMath 5.0"> size 12{F \( A,B,C \) =Σm \( 1,4,5,6,7 \) } {}</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0835in"/>
    </style:style>
    <style:style style:name="P2" style:family="paragraph" style:parent-style-name="Standard">
      <style:paragraph-properties fo:margin-top="0in" fo:margin-bottom="0.0835in"/>
      <style:text-properties fo:font-size="24pt" fo:font-weight="bold" style:font-size-asian="24pt" style:font-weight-asian="bold"/>
    </style:style>
    <style:style style:name="P3" style:family="paragraph" style:parent-style-name="Standard" style:master-page-name="Standard">
      <style:paragraph-properties fo:margin-top="0in" fo:margin-bottom="0.0835in" style:page-number="auto"/>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2.4992in, 0in, 14.5in, -682719.6807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16.4972in, 0in, 19.9965in, -682719.6791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as-char" svg:width="5.4311in" svg:height="3.9492in" draw:z-index="0"><draw:image xlink:href="Pictures/2000007B00015C320001F13B1FAE8493.wmf" xlink:type="simple" xlink:show="embed" xlink:actuate="onLoad"/></draw:frame></text:p>
      <text:p text:style-name="P2"/>
      <text:p text:style-name="P1"><draw:frame draw:style-name="fr2" draw:name="graphics2" text:anchor-type="as-char" svg:width="5.7118in" svg:height="44.2272in" draw:z-index="0"><draw:image xlink:href="Pictures/2000004300015C320001F13BD5B04698.wmf" xlink:type="simple" xlink:show="embed" xlink:actuate="onLoad"/></draw:frame></text:p>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9.9043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2/content.xml><?xml version="1.0" encoding="utf-8"?>
<math xmlns="http://www.w3.org/1998/Math/MathML">
  <semantics>
    <mrow>
      <mstyle mathsize="12pt">
        <mrow>
          <mrow>
            <mrow>
              <mrow>
                <mi>x</mi>
                <mo stretchy="false">+</mo>
                <mrow>
                  <mi>x</mi>
                  <mo stretchy="false">⋅</mo>
                  <mi>y</mi>
                </mrow>
              </mrow>
              <mo stretchy="false">=</mo>
              <mi>x</mi>
            </mrow>
            <mi/>
            <mrow>
              <mrow>
                <mi>x</mi>
                <mo stretchy="false">⋅</mo>
                <mfenced open="(" close=")">
                  <mrow>
                    <mrow>
                      <mi>x</mi>
                      <mo stretchy="false">+</mo>
                      <mi>y</mi>
                    </mrow>
                  </mrow>
                </mfenced>
              </mrow>
              <mo stretchy="false">=</mo>
              <mi>x</mi>
            </mrow>
            <mi/>
            <mstyle mathvariant="italic">
              <mrow>
                <mtext>Absorption</mtext>
              </mrow>
            </mstyle>
          </mrow>
        </mrow>
      </mstyle>
      <mrow/>
    </mrow>
    <annotation encoding="StarMath 5.0"> size 12{x+x cdot y=x````````````x cdot  left (x+y right )=x````````````````  ital "Absorption"}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4.9083in" fo:margin-left="-0.0854in" style:page-number="auto" table:align="left" style:writing-mode="lr-tb"/>
    </style:style>
    <style:style style:name="Table1.A" style:family="table-column">
      <style:table-column-properties style:column-width="0.4611in"/>
    </style:style>
    <style:style style:name="Table1.B" style:family="table-column">
      <style:table-column-properties style:column-width="0.3986in"/>
    </style:style>
    <style:style style:name="Table1.D" style:family="table-column">
      <style:table-column-properties style:column-width="0.8167in"/>
    </style:style>
    <style:style style:name="Table1.E" style:family="table-column">
      <style:table-column-properties style:column-width="0.875in"/>
    </style:style>
    <style:style style:name="Table1.F" style:family="table-column">
      <style:table-column-properties style:column-width="1.0861in"/>
    </style:style>
    <style:style style:name="Table1.G" style:family="table-column">
      <style:table-column-properties style:column-width="0.872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1.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1.G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G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A9"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9"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G9"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Standard">
      <style:paragraph-properties fo:margin-top="0in" fo:margin-bottom="0.0835in" fo:text-align="center" style:justify-single-word="false"/>
      <style:text-properties fo:font-size="26pt" fo:font-weight="bold" style:font-size-asian="26pt" style:font-weight-asian="bold" style:font-weight-complex="bold"/>
    </style:style>
    <style:style style:name="P2" style:family="paragraph" style:parent-style-name="Standard">
      <style:paragraph-properties fo:margin-top="0in" fo:margin-bottom="0.0835in" fo:text-align="center" style:justify-single-word="false" style:snap-to-layout-grid="false"/>
      <style:text-properties fo:font-size="26pt" fo:font-weight="bold" style:font-size-asian="26pt"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row table:style-name="Table1.1">
          <table:table-cell table:style-name="Table1.A1" office:value-type="string">
            <text:p text:style-name="P1">x</text:p>
          </table:table-cell>
          <table:table-cell table:style-name="Table1.B1" office:value-type="string">
            <text:p text:style-name="P1">y</text:p>
          </table:table-cell>
          <table:table-cell table:style-name="Table1.B1" office:value-type="string">
            <text:p text:style-name="P1">z</text:p>
          </table:table-cell>
          <table:table-cell table:style-name="Table1.A1" office:value-type="string">
            <text:p text:style-name="P1">F1</text:p>
          </table:table-cell>
          <table:table-cell table:style-name="Table1.B1" office:value-type="string">
            <text:p text:style-name="P1">F2</text:p>
          </table:table-cell>
          <table:table-cell table:style-name="Table1.B1" office:value-type="string">
            <text:p text:style-name="P1">F3</text:p>
          </table:table-cell>
          <table:table-cell table:style-name="Table1.G1" office:value-type="string">
            <text:p text:style-name="P1">F4</text:p>
          </table:table-cell>
        </table:table-row>
        <table:table-row table:style-name="Table1.1">
          <table:table-cell table:style-name="Table1.A2" office:value-type="string">
            <text:p text:style-name="P1">0</text:p>
          </table:table-cell>
          <table:table-cell table:style-name="Table1.B2" office:value-type="string">
            <text:p text:style-name="P1">0</text:p>
          </table:table-cell>
          <table:table-cell table:style-name="Table1.B2" office:value-type="string">
            <text:p text:style-name="P1">0</text:p>
          </table:table-cell>
          <table:table-cell table:style-name="Table1.A2" office:value-type="string">
            <text:p text:style-name="P1">0</text:p>
          </table:table-cell>
          <table:table-cell table:style-name="Table1.B2" office:value-type="string">
            <text:p text:style-name="P1">0</text:p>
          </table:table-cell>
          <table:table-cell table:style-name="Table1.B2" office:value-type="string">
            <text:p text:style-name="P2"/>
          </table:table-cell>
          <table:table-cell table:style-name="Table1.G2" office:value-type="string">
            <text:p text:style-name="P2"/>
          </table:table-cell>
        </table:table-row>
        <table:table-row table:style-name="Table1.1">
          <table:table-cell table:style-name="Table1.A2" office:value-type="string">
            <text:p text:style-name="P1">0</text:p>
          </table:table-cell>
          <table:table-cell table:style-name="Table1.B2" office:value-type="string">
            <text:p text:style-name="P1">0</text:p>
          </table:table-cell>
          <table:table-cell table:style-name="Table1.B2" office:value-type="string">
            <text:p text:style-name="P1">1</text:p>
          </table:table-cell>
          <table:table-cell table:style-name="Table1.A2" office:value-type="string">
            <text:p text:style-name="P1">0</text:p>
          </table:table-cell>
          <table:table-cell table:style-name="Table1.B2" office:value-type="string">
            <text:p text:style-name="P1">1</text:p>
          </table:table-cell>
          <table:table-cell table:style-name="Table1.B2" office:value-type="string">
            <text:p text:style-name="P2"/>
          </table:table-cell>
          <table:table-cell table:style-name="Table1.G2" office:value-type="string">
            <text:p text:style-name="P2"/>
          </table:table-cell>
        </table:table-row>
        <table:table-row table:style-name="Table1.1">
          <table:table-cell table:style-name="Table1.A2" office:value-type="string">
            <text:p text:style-name="P1">0</text:p>
          </table:table-cell>
          <table:table-cell table:style-name="Table1.B2" office:value-type="string">
            <text:p text:style-name="P1">1</text:p>
          </table:table-cell>
          <table:table-cell table:style-name="Table1.B2" office:value-type="string">
            <text:p text:style-name="P1">0</text:p>
          </table:table-cell>
          <table:table-cell table:style-name="Table1.A2" office:value-type="string">
            <text:p text:style-name="P1">0</text:p>
          </table:table-cell>
          <table:table-cell table:style-name="Table1.B2" office:value-type="string">
            <text:p text:style-name="P1">0</text:p>
          </table:table-cell>
          <table:table-cell table:style-name="Table1.B2" office:value-type="string">
            <text:p text:style-name="P2"/>
          </table:table-cell>
          <table:table-cell table:style-name="Table1.G2" office:value-type="string">
            <text:p text:style-name="P2"/>
          </table:table-cell>
        </table:table-row>
        <table:table-row table:style-name="Table1.1">
          <table:table-cell table:style-name="Table1.A2" office:value-type="string">
            <text:p text:style-name="P1">0</text:p>
          </table:table-cell>
          <table:table-cell table:style-name="Table1.B2" office:value-type="string">
            <text:p text:style-name="P1">1</text:p>
          </table:table-cell>
          <table:table-cell table:style-name="Table1.B2" office:value-type="string">
            <text:p text:style-name="P1">1</text:p>
          </table:table-cell>
          <table:table-cell table:style-name="Table1.A2" office:value-type="string">
            <text:p text:style-name="P1">0</text:p>
          </table:table-cell>
          <table:table-cell table:style-name="Table1.B2" office:value-type="string">
            <text:p text:style-name="P1">0</text:p>
          </table:table-cell>
          <table:table-cell table:style-name="Table1.B2" office:value-type="string">
            <text:p text:style-name="P2"/>
          </table:table-cell>
          <table:table-cell table:style-name="Table1.G2" office:value-type="string">
            <text:p text:style-name="P2"/>
          </table:table-cell>
        </table:table-row>
        <table:table-row table:style-name="Table1.1">
          <table:table-cell table:style-name="Table1.A2" office:value-type="string">
            <text:p text:style-name="P1">1</text:p>
          </table:table-cell>
          <table:table-cell table:style-name="Table1.B2" office:value-type="string">
            <text:p text:style-name="P1">0</text:p>
          </table:table-cell>
          <table:table-cell table:style-name="Table1.B2" office:value-type="string">
            <text:p text:style-name="P1">0</text:p>
          </table:table-cell>
          <table:table-cell table:style-name="Table1.A2" office:value-type="string">
            <text:p text:style-name="P1">0</text:p>
          </table:table-cell>
          <table:table-cell table:style-name="Table1.B2" office:value-type="string">
            <text:p text:style-name="P1">1</text:p>
          </table:table-cell>
          <table:table-cell table:style-name="Table1.B2" office:value-type="string">
            <text:p text:style-name="P2"/>
          </table:table-cell>
          <table:table-cell table:style-name="Table1.G2" office:value-type="string">
            <text:p text:style-name="P2"/>
          </table:table-cell>
        </table:table-row>
        <table:table-row table:style-name="Table1.1">
          <table:table-cell table:style-name="Table1.A2" office:value-type="string">
            <text:p text:style-name="P1">1</text:p>
          </table:table-cell>
          <table:table-cell table:style-name="Table1.B2" office:value-type="string">
            <text:p text:style-name="P1">0</text:p>
          </table:table-cell>
          <table:table-cell table:style-name="Table1.B2" office:value-type="string">
            <text:p text:style-name="P1">1</text:p>
          </table:table-cell>
          <table:table-cell table:style-name="Table1.A2" office:value-type="string">
            <text:p text:style-name="P1">0</text:p>
          </table:table-cell>
          <table:table-cell table:style-name="Table1.B2" office:value-type="string">
            <text:p text:style-name="P1">1</text:p>
          </table:table-cell>
          <table:table-cell table:style-name="Table1.B2" office:value-type="string">
            <text:p text:style-name="P2"/>
          </table:table-cell>
          <table:table-cell table:style-name="Table1.G2" office:value-type="string">
            <text:p text:style-name="P2"/>
          </table:table-cell>
        </table:table-row>
        <table:table-row table:style-name="Table1.1">
          <table:table-cell table:style-name="Table1.A2" office:value-type="string">
            <text:p text:style-name="P1">1</text:p>
          </table:table-cell>
          <table:table-cell table:style-name="Table1.B2" office:value-type="string">
            <text:p text:style-name="P1">1</text:p>
          </table:table-cell>
          <table:table-cell table:style-name="Table1.B2" office:value-type="string">
            <text:p text:style-name="P1">0</text:p>
          </table:table-cell>
          <table:table-cell table:style-name="Table1.A2" office:value-type="string">
            <text:p text:style-name="P1">1</text:p>
          </table:table-cell>
          <table:table-cell table:style-name="Table1.B2" office:value-type="string">
            <text:p text:style-name="P1">1</text:p>
          </table:table-cell>
          <table:table-cell table:style-name="Table1.B2" office:value-type="string">
            <text:p text:style-name="P2"/>
          </table:table-cell>
          <table:table-cell table:style-name="Table1.G2" office:value-type="string">
            <text:p text:style-name="P2"/>
          </table:table-cell>
        </table:table-row>
        <table:table-row table:style-name="Table1.1">
          <table:table-cell table:style-name="Table1.A9" office:value-type="string">
            <text:p text:style-name="P1">1</text:p>
          </table:table-cell>
          <table:table-cell table:style-name="Table1.B9" office:value-type="string">
            <text:p text:style-name="P1">1</text:p>
          </table:table-cell>
          <table:table-cell table:style-name="Table1.B9" office:value-type="string">
            <text:p text:style-name="P1">1</text:p>
          </table:table-cell>
          <table:table-cell table:style-name="Table1.A9" office:value-type="string">
            <text:p text:style-name="P1">0</text:p>
          </table:table-cell>
          <table:table-cell table:style-name="Table1.B9" office:value-type="string">
            <text:p text:style-name="P1">1</text:p>
          </table:table-cell>
          <table:table-cell table:style-name="Table1.B9" office:value-type="string">
            <text:p text:style-name="P2"/>
          </table:table-cell>
          <table:table-cell table:style-name="Table1.G9" office:value-type="string">
            <text:p text:style-name="P2"/>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7.6008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4/content.xml><?xml version="1.0" encoding="utf-8"?>
<math xmlns="http://www.w3.org/1998/Math/MathML">
  <semantics>
    <mrow>
      <mstyle mathsize="12pt">
        <mrow>
          <mrow>
            <mrow>
              <mrow>
                <mrow>
                  <mi>a</mi>
                  <mo stretchy="false">+</mo>
                  <mi>b</mi>
                </mrow>
                <mo stretchy="false">+</mo>
                <mi>c</mi>
              </mrow>
              <mo stretchy="false">+</mo>
              <mi>d</mi>
            </mrow>
          </mrow>
        </mrow>
      </mstyle>
      <mrow/>
    </mrow>
    <annotation encoding="StarMath 5.0"> size 12{a+b+c+d} {}</annotation>
  </semantics>
</math>
</file>

<file path=Object 5/content.xml><?xml version="1.0" encoding="utf-8"?>
<math xmlns="http://www.w3.org/1998/Math/MathML">
  <semantics>
    <mrow>
      <mstyle mathsize="12pt">
        <mrow>
          <mrow>
            <mi>a</mi>
            <mi/>
            <mi>b</mi>
            <mi/>
            <mi>c</mi>
            <mi/>
            <mi>d</mi>
          </mrow>
        </mrow>
      </mstyle>
      <mrow/>
    </mrow>
    <annotation encoding="StarMath 5.0"> size 12{a`b`c`d} {}</annotation>
  </semantics>
</math>
</file>

<file path=Object 6/content.xml><?xml version="1.0" encoding="utf-8"?>
<math xmlns="http://www.w3.org/1998/Math/MathML">
  <semantics>
    <mrow>
      <mrow/>
    </mrow>
    <annotation encoding="StarMath 5.0">{}</annotation>
  </semantics>
</math>
</file>

<file path=Object 7/content.xml><?xml version="1.0" encoding="utf-8"?>
<math xmlns="http://www.w3.org/1998/Math/MathML">
  <semantics>
    <mrow>
      <mrow/>
    </mrow>
    <annotation encoding="StarMath 5.0">{}</annotation>
  </semantics>
</math>
</file>

<file path=Object 8/content.xml><?xml version="1.0" encoding="utf-8"?>
<math xmlns="http://www.w3.org/1998/Math/MathML">
  <semantics>
    <mrow>
      <mrow/>
    </mrow>
    <annotation encoding="StarMath 5.0">{}</annotation>
  </semantics>
</math>
</file>

<file path=Object 9/content.xml><?xml version="1.0" encoding="utf-8"?>
<math xmlns="http://www.w3.org/1998/Math/MathML">
  <semantics>
    <mrow>
      <mrow/>
    </mrow>
    <annotation encoding="StarMath 5.0">{}</annotation>
  </semantics>
</math>
</file>